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198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7598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8116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8116"/>
    <style:style style:name="ce8" style:family="table-cell" style:parent-style-name="Default" style:data-style-name="N146"/>
    <style:style style:name="ce9" style:family="table-cell" style:parent-style-name="Default" style:data-style-name="N2"/>
    <style:style style:name="ce10" style:family="table-cell" style:parent-style-name="Default" style:data-style-name="N143"/>
    <style:style style:name="ce11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>
            <text:p>Date</text:p>
          </table:table-cell>
          <table:table-cell table:style-name="ce6" office:value-type="string">
            <text:p>Time (past local midnight)</text:p>
          </table:table-cell>
          <table:table-cell table:style-name="ce6" office:value-type="string">
            <text:p>Julian Day</text:p>
          </table:table-cell>
          <table:table-cell table:style-name="ce6" office:value-type="string">
            <text:p>Julian Century</text:p>
          </table:table-cell>
          <table:table-cell table:style-name="ce6"/>
          <table:table-cell table:style-name="ce6" office:value-type="string">
            <text:p>Geom Mean Long Sun (deg)</text:p>
          </table:table-cell>
          <table:table-cell table:style-name="ce6" office:value-type="string">
            <text:p>Geom Mean Anom Sun (deg)</text:p>
          </table:table-cell>
          <table:table-cell table:style-name="ce6" office:value-type="string">
            <text:p>Eccent Earth Orbit</text:p>
          </table:table-cell>
          <table:table-cell table:style-name="ce6" office:value-type="string">
            <text:p>Sun Eq of Ctr</text:p>
          </table:table-cell>
          <table:table-cell table:style-name="ce6" office:value-type="string">
            <text:p>Sun True Long (deg)</text:p>
          </table:table-cell>
          <table:table-cell table:style-name="ce6" office:value-type="string">
            <text:p>Sun True Anom (deg)</text:p>
          </table:table-cell>
          <table:table-cell table:style-name="ce6" office:value-type="string">
            <text:p>Sun Rad Vector (AUs)</text:p>
          </table:table-cell>
          <table:table-cell table:style-name="ce6" office:value-type="string">
            <text:p>Sun App Long (deg)</text:p>
          </table:table-cell>
          <table:table-cell table:style-name="ce6" office:value-type="string">
            <text:p>Mean Obliq Ecliptic (deg)</text:p>
          </table:table-cell>
          <table:table-cell table:style-name="ce6" office:value-type="string">
            <text:p>Obliq Corr (deg)</text:p>
          </table:table-cell>
          <table:table-cell table:style-name="ce6" office:value-type="string">
            <text:p>Sun Rt Ascen (deg)</text:p>
          </table:table-cell>
          <table:table-cell table:style-name="ce6" office:value-type="string">
            <text:p>Sun Declin (deg)</text:p>
          </table:table-cell>
          <table:table-cell table:style-name="ce6" office:value-type="string">
            <text:p>var y</text:p>
          </table:table-cell>
          <table:table-cell table:style-name="ce6" office:value-type="string">
            <text:p>Eq of Time (minutes)</text:p>
          </table:table-cell>
          <table:table-cell table:style-name="ce6" office:value-type="string">
            <text:p>HA Sunrise (deg)</text:p>
          </table:table-cell>
          <table:table-cell table:style-name="ce6" office:value-type="string">
            <text:p>Solar Noon (LST)</text:p>
          </table:table-cell>
          <table:table-cell table:style-name="ce6" office:value-type="string">
            <text:p>Sunrise Time (LST)</text:p>
          </table:table-cell>
          <table:table-cell table:style-name="ce6" office:value-type="string">
            <text:p>Sunset Time (LST)</text:p>
          </table:table-cell>
          <table:table-cell table:style-name="ce6" office:value-type="string">
            <text:p>Sunlight Duration (minutes)</text:p>
          </table:table-cell>
          <table:table-cell table:style-name="ce6" office:value-type="string">
            <text:p>True Solar Time (min)</text:p>
          </table:table-cell>
          <table:table-cell table:style-name="ce6" office:value-type="string">
            <text:p>Hour Angle (deg)</text:p>
          </table:table-cell>
          <table:table-cell table:style-name="ce6" office:value-type="string">
            <text:p>Solar Zenith Angle (deg)</text:p>
          </table:table-cell>
          <table:table-cell table:style-name="ce6" office:value-type="string">
            <text:p>Solar Elevation Angle (deg)</text:p>
          </table:table-cell>
          <table:table-cell table:style-name="ce6" office:value-type="string">
            <text:p>Approx Atmospheric Refraction (deg)</text:p>
          </table:table-cell>
          <table:table-cell table:style-name="ce6" office:value-type="string">
            <text:p>Solar Elevation corrected for atm refraction (deg)</text:p>
          </table:table-cell>
          <table:table-cell table:style-name="ce6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2020-01-23">
            <text:p>1/23/2020</text:p>
          </table:table-cell>
          <table:table-cell table:style-name="ce8" table:formula="of:=0.1/24" office:value-type="float" office:value="0.00416666666666667">
            <text:p>0:06:00</text:p>
          </table:table-cell>
          <table:table-cell table:style-name="ce9" table:formula="of:=[.D2]+2415018.5+[.E2]-[.$B$5]/24" office:value-type="float" office:value="2458871.4625">
            <text:p>2458871.46</text:p>
          </table:table-cell>
          <table:table-cell table:style-name="ce10" table:formula="of:=([.F2]-2451545)/36525" office:value-type="float" office:value="0.200587611225198">
            <text:p>0.20058761</text:p>
          </table:table-cell>
          <table:table-cell/>
          <table:table-cell table:formula="of:=MOD(280.46646+[.G2]*(36000.76983+[.G2]*0.0003032);360)" office:value-type="float" office:value="301.774894667262">
            <text:p>301.77</text:p>
          </table:table-cell>
          <table:table-cell table:formula="of:=357.52911+[.G2]*(35999.05029-0.0001537*[.G2])" office:value-type="float" office:value="7578.49260786271">
            <text:p>7578.49</text:p>
          </table:table-cell>
          <table:table-cell table:formula="of:=0.016708634-[.G2]*(0.000042037+0.0000001267*[.G2])" office:value-type="float" office:value="0.016700196800763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0.619225111442388">
            <text:p>0.62</text:p>
          </table:table-cell>
          <table:table-cell table:formula="of:=[.I2]+[.L2]" office:value-type="float" office:value="302.394119778704">
            <text:p>302.39</text:p>
          </table:table-cell>
          <table:table-cell table:formula="of:=[.J2]+[.L2]" office:value-type="float" office:value="7579.11183297415">
            <text:p>7579.11</text:p>
          </table:table-cell>
          <table:table-cell table:formula="of:=(1.000001018*(1-[.K2]*[.K2]))/(1+[.K2]*COS(RADIANS([.N2])))" office:value-type="float" office:value="0.984191864943668">
            <text:p>0.98</text:p>
          </table:table-cell>
          <table:table-cell table:formula="of:=[.M2]-0.00569-0.00478*SIN(RADIANS(125.04-1934.136*[.G2]))" office:value-type="float" office:value="302.383686187855">
            <text:p>302.38</text:p>
          </table:table-cell>
          <table:table-cell table:formula="of:=23+(26+((21.448-[.G2]*(46.815+[.G2]*(0.00059-[.G2]*0.001813))))/60)/60" office:value-type="float" office:value="23.4366826338538">
            <text:p>23.44</text:p>
          </table:table-cell>
          <table:table-cell table:formula="of:=[.Q2]+0.00256*COS(RADIANS(125.04-1934.136*[.G2]))" office:value-type="float" office:value="23.4363672657946">
            <text:p>23.44</text:p>
          </table:table-cell>
          <table:table-cell table:formula="of:=DEGREES(ATAN2(COS(RADIANS([.P2]));COS(RADIANS([.R2]))*SIN(RADIANS([.P2]))))" office:value-type="float" office:value="-55.3459827668435">
            <text:p>-55.35</text:p>
          </table:table-cell>
          <table:table-cell table:formula="of:=DEGREES(ASIN(SIN(RADIANS([.R2]))*SIN(RADIANS([.P2]))))" office:value-type="float" office:value="-19.6257851698637">
            <text:p>-19.63</text:p>
          </table:table-cell>
          <table:table-cell table:formula="of:=TAN(RADIANS([.R2]/2))*TAN(RADIANS([.R2]/2))" office:value-type="float" office:value="0.0430234882627648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11.5663737137198">
            <text:p>-11.57</text:p>
          </table:table-cell>
          <table:table-cell table:formula="of:=DEGREES(ACOS(COS(RADIANS(90.833))/(COS(RADIANS([.$B$3]))*COS(RADIANS([.T2])))-TAN(RADIANS([.$B$3]))*TAN(RADIANS([.T2]))))" office:value-type="float" office:value="64.4470079328545">
            <text:p>64.45</text:p>
          </table:table-cell>
          <table:table-cell table:style-name="ce8" table:formula="of:=(720-4*[.$B$4]-[.V2]+[.$B$5]*60)/1440" office:value-type="float" office:value="0.491365537301194">
            <text:p>11:47:34</text:p>
          </table:table-cell>
          <table:table-cell table:style-name="ce8" table:formula="of:=[.X2]-[.W2]*4/1440" office:value-type="float" office:value="0.312346070821043">
            <text:p>7:29:47</text:p>
          </table:table-cell>
          <table:table-cell table:style-name="ce8" table:formula="of:=[.X2]+[.W2]*4/1440" office:value-type="float" office:value="0.670385003781346">
            <text:p>16:05:21</text:p>
          </table:table-cell>
          <table:table-cell table:style-name="ce11" table:formula="of:=8*[.W2]" office:value-type="float" office:value="515.576063462836">
            <text:p>515.58</text:p>
          </table:table-cell>
          <table:table-cell table:formula="of:=MOD([.E2]*1440+[.V2]+4*[.$B$4]-60*[.$B$5];1440)" office:value-type="float" office:value="18.4336262862802">
            <text:p>18.43</text:p>
          </table:table-cell>
          <table:table-cell table:formula="of:=IF([.AB2]/4&lt;0;[.AB2]/4+180;[.AB2]/4-180)" office:value-type="float" office:value="-175.39159342843">
            <text:p>-175.39</text:p>
          </table:table-cell>
          <table:table-cell table:formula="of:=DEGREES(ACOS(SIN(RADIANS([.$B$3]))*SIN(RADIANS([.T2]))+COS(RADIANS([.$B$3]))*COS(RADIANS([.T2]))*COS(RADIANS([.AC2]))))" office:value-type="float" office:value="147.425727675881">
            <text:p>147.43</text:p>
          </table:table-cell>
          <table:table-cell table:formula="of:=90-[.AD2]" office:value-type="float" office:value="-57.4257276758806">
            <text:p>-57.43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0368641940528625">
            <text:p>0</text:p>
          </table:table-cell>
          <table:table-cell table:formula="of:=[.AE2]+[.AF2]" office:value-type="float" office:value="-57.4220412564753">
            <text:p>-57.42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8.08038028954184">
            <text:p>8.08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4" office:value-type="float" office:value="52">
            <text:p>52</text:p>
          </table:table-cell>
          <table:table-cell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]+0.1/24" office:value-type="float" office:value="0.00833333333333333">
            <text:p>0:12:00</text:p>
          </table:table-cell>
          <table:table-cell table:style-name="ce9" table:formula="of:=[.D3]+2415018.5+[.E3]-[.$B$5]/24" office:value-type="float" office:value="2458871.46666667">
            <text:p>2458871.47</text:p>
          </table:table-cell>
          <table:table-cell table:style-name="ce10" table:formula="of:=([.F3]-2451545)/36525" office:value-type="float" office:value="0.200587725302308">
            <text:p>0.20058773</text:p>
          </table:table-cell>
          <table:table-cell/>
          <table:table-cell table:formula="of:=MOD(280.46646+[.G3]*(36000.76983+[.G3]*0.0003032);360)" office:value-type="float" office:value="301.779001531033">
            <text:p>301.78</text:p>
          </table:table-cell>
          <table:table-cell table:formula="of:=357.52911+[.G3]*(35999.05029-0.0001537*[.G3])" office:value-type="float" office:value="7578.4967145303">
            <text:p>7578.5</text:p>
          </table:table-cell>
          <table:table-cell table:formula="of:=0.016708634-[.G3]*(0.000042037+0.0000001267*[.G3])" office:value-type="float" office:value="0.0167001967959618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0.619357509063317">
            <text:p>0.62</text:p>
          </table:table-cell>
          <table:table-cell table:formula="of:=[.I3]+[.L3]" office:value-type="float" office:value="302.398359040096">
            <text:p>302.4</text:p>
          </table:table-cell>
          <table:table-cell table:formula="of:=[.J3]+[.L3]" office:value-type="float" office:value="7579.11607203936">
            <text:p>7579.12</text:p>
          </table:table-cell>
          <table:table-cell table:formula="of:=(1.000001018*(1-[.K3]*[.K3]))/(1+[.K3]*COS(RADIANS([.N3])))" office:value-type="float" office:value="0.984192256953405">
            <text:p>0.98</text:p>
          </table:table-cell>
          <table:table-cell table:formula="of:=[.M3]-0.00569-0.00478*SIN(RADIANS(125.04-1934.136*[.G3]))" office:value-type="float" office:value="302.387925446979">
            <text:p>302.39</text:p>
          </table:table-cell>
          <table:table-cell table:formula="of:=23+(26+((21.448-[.G3]*(46.815+[.G3]*(0.00059-[.G3]*0.001813))))/60)/60" office:value-type="float" office:value="23.4366826323704">
            <text:p>23.44</text:p>
          </table:table-cell>
          <table:table-cell table:formula="of:=[.Q3]+0.00256*COS(RADIANS(125.04-1934.136*[.G3]))" office:value-type="float" office:value="23.4363672740943">
            <text:p>23.44</text:p>
          </table:table-cell>
          <table:table-cell table:formula="of:=DEGREES(ATAN2(COS(RADIANS([.P3]));COS(RADIANS([.R3]))*SIN(RADIANS([.P3]))))" office:value-type="float" office:value="-55.341598679071">
            <text:p>-55.34</text:p>
          </table:table-cell>
          <table:table-cell table:formula="of:=DEGREES(ASIN(SIN(RADIANS([.R3]))*SIN(RADIANS([.P3]))))" office:value-type="float" office:value="-19.6248263845033">
            <text:p>-19.62</text:p>
          </table:table-cell>
          <table:table-cell table:formula="of:=TAN(RADIANS([.R3]/2))*TAN(RADIANS([.R3]/2))" office:value-type="float" office:value="0.0430234882941041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11.5674891439845">
            <text:p>-11.57</text:p>
          </table:table-cell>
          <table:table-cell table:formula="of:=DEGREES(ACOS(COS(RADIANS(90.833))/(COS(RADIANS([.$B$3]))*COS(RADIANS([.T3])))-TAN(RADIANS([.$B$3]))*TAN(RADIANS([.T3]))))" office:value-type="float" office:value="64.4485316165831">
            <text:p>64.45</text:p>
          </table:table-cell>
          <table:table-cell table:style-name="ce8" table:formula="of:=(720-4*[.$B$4]-[.V3]+[.$B$5]*60)/1440" office:value-type="float" office:value="0.491366311905545">
            <text:p>11:47:34</text:p>
          </table:table-cell>
          <table:table-cell table:style-name="ce8" table:formula="of:=[.X3]-[.W3]*4/1440" office:value-type="float" office:value="0.312342612970592">
            <text:p>7:29:46</text:p>
          </table:table-cell>
          <table:table-cell table:style-name="ce8" table:formula="of:=[.X3]+[.W3]*4/1440" office:value-type="float" office:value="0.670390010840498">
            <text:p>16:05:22</text:p>
          </table:table-cell>
          <table:table-cell table:style-name="ce11" table:formula="of:=8*[.W3]" office:value-type="float" office:value="515.588252932665">
            <text:p>515.59</text:p>
          </table:table-cell>
          <table:table-cell table:formula="of:=MOD([.E3]*1440+[.V3]+4*[.$B$4]-60*[.$B$5];1440)" office:value-type="float" office:value="24.4325108560155">
            <text:p>24.43</text:p>
          </table:table-cell>
          <table:table-cell table:formula="of:=IF([.AB3]/4&lt;0;[.AB3]/4+180;[.AB3]/4-180)" office:value-type="float" office:value="-173.891872285996">
            <text:p>-173.89</text:p>
          </table:table-cell>
          <table:table-cell table:formula="of:=DEGREES(ACOS(SIN(RADIANS([.$B$3]))*SIN(RADIANS([.T3]))+COS(RADIANS([.$B$3]))*COS(RADIANS([.T3]))*COS(RADIANS([.AC3]))))" office:value-type="float" office:value="147.27424499136">
            <text:p>147.27</text:p>
          </table:table-cell>
          <table:table-cell table:formula="of:=90-[.AD3]" office:value-type="float" office:value="-57.2742449913598">
            <text:p>-57.27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0370793787332205">
            <text:p>0</text:p>
          </table:table-cell>
          <table:table-cell table:formula="of:=[.AE3]+[.AF3]" office:value-type="float" office:value="-57.2705370534865">
            <text:p>-57.27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10.6837625011476">
            <text:p>10.68</text:p>
          </table:table-cell>
          <table:table-cell table:number-columns-repeated="990"/>
        </table:table-row>
        <table:table-row table:style-name="ro2">
          <table:table-cell office:value-type="string">
            <text:p>Longitude (+ to E)</text:p>
          </table:table-cell>
          <table:table-cell table:style-name="ce4" office:value-type="float" office:value="21">
            <text:p>21</text:p>
          </table:table-cell>
          <table:table-cell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]+0.1/24" office:value-type="float" office:value="0.0125">
            <text:p>0:18:00</text:p>
          </table:table-cell>
          <table:table-cell table:style-name="ce9" table:formula="of:=[.D4]+2415018.5+[.E4]-[.$B$5]/24" office:value-type="float" office:value="2458871.47083333">
            <text:p>2458871.47</text:p>
          </table:table-cell>
          <table:table-cell table:style-name="ce10" table:formula="of:=([.F4]-2451545)/36525" office:value-type="float" office:value="0.20058783937943">
            <text:p>0.20058784</text:p>
          </table:table-cell>
          <table:table-cell/>
          <table:table-cell table:formula="of:=MOD(280.46646+[.G4]*(36000.76983+[.G4]*0.0003032);360)" office:value-type="float" office:value="301.783108395261">
            <text:p>301.78</text:p>
          </table:table-cell>
          <table:table-cell table:formula="of:=357.52911+[.G4]*(35999.05029-0.0001537*[.G4])" office:value-type="float" office:value="7578.50082119834">
            <text:p>7578.5</text:p>
          </table:table-cell>
          <table:table-cell table:formula="of:=0.016708634-[.G4]*(0.000042037+0.0000001267*[.G4])" office:value-type="float" office:value="0.0167001967911605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0.619489903322094">
            <text:p>0.62</text:p>
          </table:table-cell>
          <table:table-cell table:formula="of:=[.I4]+[.L4]" office:value-type="float" office:value="302.402598298583">
            <text:p>302.4</text:p>
          </table:table-cell>
          <table:table-cell table:formula="of:=[.J4]+[.L4]" office:value-type="float" office:value="7579.12031110167">
            <text:p>7579.12</text:p>
          </table:table-cell>
          <table:table-cell table:formula="of:=(1.000001018*(1-[.K4]*[.K4]))/(1+[.K4]*COS(RADIANS([.N4])))" office:value-type="float" office:value="0.984192649046874">
            <text:p>0.98</text:p>
          </table:table-cell>
          <table:table-cell table:formula="of:=[.M4]-0.00569-0.00478*SIN(RADIANS(125.04-1934.136*[.G4]))" office:value-type="float" office:value="302.392164703198">
            <text:p>302.39</text:p>
          </table:table-cell>
          <table:table-cell table:formula="of:=23+(26+((21.448-[.G4]*(46.815+[.G4]*(0.00059-[.G4]*0.001813))))/60)/60" office:value-type="float" office:value="23.4366826308869">
            <text:p>23.44</text:p>
          </table:table-cell>
          <table:table-cell table:formula="of:=[.Q4]+0.00256*COS(RADIANS(125.04-1934.136*[.G4]))" office:value-type="float" office:value="23.4363672823941">
            <text:p>23.44</text:p>
          </table:table-cell>
          <table:table-cell table:formula="of:=DEGREES(ATAN2(COS(RADIANS([.P4]));COS(RADIANS([.R4]))*SIN(RADIANS([.P4]))))" office:value-type="float" office:value="-55.3372146466245">
            <text:p>-55.34</text:p>
          </table:table-cell>
          <table:table-cell table:formula="of:=DEGREES(ASIN(SIN(RADIANS([.R4]))*SIN(RADIANS([.P4]))))" office:value-type="float" office:value="-19.6238674936791">
            <text:p>-19.62</text:p>
          </table:table-cell>
          <table:table-cell table:formula="of:=TAN(RADIANS([.R4]/2))*TAN(RADIANS([.R4]/2))" office:value-type="float" office:value="0.0430234883254435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11.5686043516817">
            <text:p>-11.57</text:p>
          </table:table-cell>
          <table:table-cell table:formula="of:=DEGREES(ACOS(COS(RADIANS(90.833))/(COS(RADIANS([.$B$3]))*COS(RADIANS([.T4])))-TAN(RADIANS([.$B$3]))*TAN(RADIANS([.T4]))))" office:value-type="float" office:value="64.4500554307984">
            <text:p>64.45</text:p>
          </table:table-cell>
          <table:table-cell table:style-name="ce8" table:formula="of:=(720-4*[.$B$4]-[.V4]+[.$B$5]*60)/1440" office:value-type="float" office:value="0.491367086355335">
            <text:p>11:47:34</text:p>
          </table:table-cell>
          <table:table-cell table:style-name="ce8" table:formula="of:=[.X4]-[.W4]*4/1440" office:value-type="float" office:value="0.312339154603117">
            <text:p>7:29:46</text:p>
          </table:table-cell>
          <table:table-cell table:style-name="ce8" table:formula="of:=[.X4]+[.W4]*4/1440" office:value-type="float" office:value="0.670395018107552">
            <text:p>16:05:22</text:p>
          </table:table-cell>
          <table:table-cell table:style-name="ce11" table:formula="of:=8*[.W4]" office:value-type="float" office:value="515.600443446387">
            <text:p>515.6</text:p>
          </table:table-cell>
          <table:table-cell table:formula="of:=MOD([.E4]*1440+[.V4]+4*[.$B$4]-60*[.$B$5];1440)" office:value-type="float" office:value="30.4313956483183">
            <text:p>30.43</text:p>
          </table:table-cell>
          <table:table-cell table:formula="of:=IF([.AB4]/4&lt;0;[.AB4]/4+180;[.AB4]/4-180)" office:value-type="float" office:value="-172.39215108792">
            <text:p>-172.39</text:p>
          </table:table-cell>
          <table:table-cell table:formula="of:=DEGREES(ACOS(SIN(RADIANS([.$B$3]))*SIN(RADIANS([.T4]))+COS(RADIANS([.$B$3]))*COS(RADIANS([.T4]))*COS(RADIANS([.AC4]))))" office:value-type="float" office:value="147.081708865714">
            <text:p>147.08</text:p>
          </table:table-cell>
          <table:table-cell table:formula="of:=90-[.AD4]" office:value-type="float" office:value="-57.0817088657144">
            <text:p>-57.08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0373539387654668">
            <text:p>0</text:p>
          </table:table-cell>
          <table:table-cell table:formula="of:=[.AE4]+[.AF4]" office:value-type="float" office:value="-57.0779734718378">
            <text:p>-57.08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13.2657385306457">
            <text:p>13.27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4" office:value-type="float" office:value="1">
            <text:p>1</text:p>
          </table:table-cell>
          <table:table-cell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]+0.1/24" office:value-type="float" office:value="0.0166666666666667">
            <text:p>0:24:00</text:p>
          </table:table-cell>
          <table:table-cell table:style-name="ce9" table:formula="of:=[.D5]+2415018.5+[.E5]-[.$B$5]/24" office:value-type="float" office:value="2458871.475">
            <text:p>2458871.48</text:p>
          </table:table-cell>
          <table:table-cell table:style-name="ce10" table:formula="of:=([.F5]-2451545)/36525" office:value-type="float" office:value="0.200587953456539">
            <text:p>0.20058795</text:p>
          </table:table-cell>
          <table:table-cell/>
          <table:table-cell table:formula="of:=MOD(280.46646+[.G5]*(36000.76983+[.G5]*0.0003032);360)" office:value-type="float" office:value="301.787215259031">
            <text:p>301.79</text:p>
          </table:table-cell>
          <table:table-cell table:formula="of:=357.52911+[.G5]*(35999.05029-0.0001537*[.G5])" office:value-type="float" office:value="7578.50492786593">
            <text:p>7578.5</text:p>
          </table:table-cell>
          <table:table-cell table:formula="of:=0.016708634-[.G5]*(0.000042037+0.0000001267*[.G5])" office:value-type="float" office:value="0.0167001967863593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0.619622294188448">
            <text:p>0.62</text:p>
          </table:table-cell>
          <table:table-cell table:formula="of:=[.I5]+[.L5]" office:value-type="float" office:value="302.406837553219">
            <text:p>302.41</text:p>
          </table:table-cell>
          <table:table-cell table:formula="of:=[.J5]+[.L5]" office:value-type="float" office:value="7579.12455016012">
            <text:p>7579.12</text:p>
          </table:table-cell>
          <table:table-cell table:formula="of:=(1.000001018*(1-[.K5]*[.K5]))/(1+[.K5]*COS(RADIANS([.N5])))" office:value-type="float" office:value="0.984193041223984">
            <text:p>0.98</text:p>
          </table:table-cell>
          <table:table-cell table:formula="of:=[.M5]-0.00569-0.00478*SIN(RADIANS(125.04-1934.136*[.G5]))" office:value-type="float" office:value="302.396403955567">
            <text:p>302.4</text:p>
          </table:table-cell>
          <table:table-cell table:formula="of:=23+(26+((21.448-[.G5]*(46.815+[.G5]*(0.00059-[.G5]*0.001813))))/60)/60" office:value-type="float" office:value="23.4366826294034">
            <text:p>23.44</text:p>
          </table:table-cell>
          <table:table-cell table:formula="of:=[.Q5]+0.00256*COS(RADIANS(125.04-1934.136*[.G5]))" office:value-type="float" office:value="23.4363672906938">
            <text:p>23.44</text:p>
          </table:table-cell>
          <table:table-cell table:formula="of:=DEGREES(ATAN2(COS(RADIANS([.P5]));COS(RADIANS([.R5]))*SIN(RADIANS([.P5]))))" office:value-type="float" office:value="-55.3328306704828">
            <text:p>-55.33</text:p>
          </table:table-cell>
          <table:table-cell table:formula="of:=DEGREES(ASIN(SIN(RADIANS([.R5]))*SIN(RADIANS([.P5]))))" office:value-type="float" office:value="-19.6229084976119">
            <text:p>-19.62</text:p>
          </table:table-cell>
          <table:table-cell table:formula="of:=TAN(RADIANS([.R5]/2))*TAN(RADIANS([.R5]/2))" office:value-type="float" office:value="0.0430234883567828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11.5697193365495">
            <text:p>-11.57</text:p>
          </table:table-cell>
          <table:table-cell table:formula="of:=DEGREES(ACOS(COS(RADIANS(90.833))/(COS(RADIANS([.$B$3]))*COS(RADIANS([.T5])))-TAN(RADIANS([.$B$3]))*TAN(RADIANS([.T5]))))" office:value-type="float" office:value="64.4515793751409">
            <text:p>64.45</text:p>
          </table:table-cell>
          <table:table-cell table:style-name="ce8" table:formula="of:=(720-4*[.$B$4]-[.V5]+[.$B$5]*60)/1440" office:value-type="float" office:value="0.491367860650382">
            <text:p>11:47:34</text:p>
          </table:table-cell>
          <table:table-cell table:style-name="ce8" table:formula="of:=[.X5]-[.W5]*4/1440" office:value-type="float" office:value="0.312335695719435">
            <text:p>7:29:46</text:p>
          </table:table-cell>
          <table:table-cell table:style-name="ce8" table:formula="of:=[.X5]+[.W5]*4/1440" office:value-type="float" office:value="0.670400025581329">
            <text:p>16:05:23</text:p>
          </table:table-cell>
          <table:table-cell table:style-name="ce11" table:formula="of:=8*[.W5]" office:value-type="float" office:value="515.612635001127">
            <text:p>515.61</text:p>
          </table:table-cell>
          <table:table-cell table:formula="of:=MOD([.E5]*1440+[.V5]+4*[.$B$4]-60*[.$B$5];1440)" office:value-type="float" office:value="36.4302806634505">
            <text:p>36.43</text:p>
          </table:table-cell>
          <table:table-cell table:formula="of:=IF([.AB5]/4&lt;0;[.AB5]/4+180;[.AB5]/4-180)" office:value-type="float" office:value="-170.892429834137">
            <text:p>-170.89</text:p>
          </table:table-cell>
          <table:table-cell table:formula="of:=DEGREES(ACOS(SIN(RADIANS([.$B$3]))*SIN(RADIANS([.T5]))+COS(RADIANS([.$B$3]))*COS(RADIANS([.T5]))*COS(RADIANS([.AC5]))))" office:value-type="float" office:value="146.848882340815">
            <text:p>146.85</text:p>
          </table:table-cell>
          <table:table-cell table:formula="of:=90-[.AD5]" office:value-type="float" office:value="-56.8488823408154">
            <text:p>-56.85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0376875541533326">
            <text:p>0</text:p>
          </table:table-cell>
          <table:table-cell table:formula="of:=[.AE5]+[.AF5]" office:value-type="float" office:value="-56.8451135854">
            <text:p>-56.85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15.8217165477499">
            <text:p>15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]+0.1/24" office:value-type="float" office:value="0.0208333333333333">
            <text:p>0:30:00</text:p>
          </table:table-cell>
          <table:table-cell table:style-name="ce9" table:formula="of:=[.D6]+2415018.5+[.E6]-[.$B$5]/24" office:value-type="float" office:value="2458871.47916667">
            <text:p>2458871.48</text:p>
          </table:table-cell>
          <table:table-cell table:style-name="ce10" table:formula="of:=([.F6]-2451545)/36525" office:value-type="float" office:value="0.200588067533661">
            <text:p>0.20058807</text:p>
          </table:table-cell>
          <table:table-cell/>
          <table:table-cell table:formula="of:=MOD(280.46646+[.G6]*(36000.76983+[.G6]*0.0003032);360)" office:value-type="float" office:value="301.791322123259">
            <text:p>301.79</text:p>
          </table:table-cell>
          <table:table-cell table:formula="of:=357.52911+[.G6]*(35999.05029-0.0001537*[.G6])" office:value-type="float" office:value="7578.50903453398">
            <text:p>7578.51</text:p>
          </table:table-cell>
          <table:table-cell table:formula="of:=0.016708634-[.G6]*(0.000042037+0.0000001267*[.G6])" office:value-type="float" office:value="0.016700196781558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0.619754681691268">
            <text:p>0.62</text:p>
          </table:table-cell>
          <table:table-cell table:formula="of:=[.I6]+[.L6]" office:value-type="float" office:value="302.411076804951">
            <text:p>302.41</text:p>
          </table:table-cell>
          <table:table-cell table:formula="of:=[.J6]+[.L6]" office:value-type="float" office:value="7579.12878921567">
            <text:p>7579.13</text:p>
          </table:table-cell>
          <table:table-cell table:formula="of:=(1.000001018*(1-[.K6]*[.K6]))/(1+[.K6]*COS(RADIANS([.N6])))" office:value-type="float" office:value="0.984193433484821">
            <text:p>0.98</text:p>
          </table:table-cell>
          <table:table-cell table:formula="of:=[.M6]-0.00569-0.00478*SIN(RADIANS(125.04-1934.136*[.G6]))" office:value-type="float" office:value="302.400643205031">
            <text:p>302.4</text:p>
          </table:table-cell>
          <table:table-cell table:formula="of:=23+(26+((21.448-[.G6]*(46.815+[.G6]*(0.00059-[.G6]*0.001813))))/60)/60" office:value-type="float" office:value="23.4366826279199">
            <text:p>23.44</text:p>
          </table:table-cell>
          <table:table-cell table:formula="of:=[.Q6]+0.00256*COS(RADIANS(125.04-1934.136*[.G6]))" office:value-type="float" office:value="23.4363672989936">
            <text:p>23.44</text:p>
          </table:table-cell>
          <table:table-cell table:formula="of:=DEGREES(ATAN2(COS(RADIANS([.P6]));COS(RADIANS([.R6]))*SIN(RADIANS([.P6]))))" office:value-type="float" office:value="-55.3284467496712">
            <text:p>-55.33</text:p>
          </table:table-cell>
          <table:table-cell table:formula="of:=DEGREES(ASIN(SIN(RADIANS([.R6]))*SIN(RADIANS([.P6]))))" office:value-type="float" office:value="-19.621949396095">
            <text:p>-19.62</text:p>
          </table:table-cell>
          <table:table-cell table:formula="of:=TAN(RADIANS([.R6]/2))*TAN(RADIANS([.R6]/2))" office:value-type="float" office:value="0.0430234883881222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11.570834098824">
            <text:p>-11.57</text:p>
          </table:table-cell>
          <table:table-cell table:formula="of:=DEGREES(ACOS(COS(RADIANS(90.833))/(COS(RADIANS([.$B$3]))*COS(RADIANS([.T6])))-TAN(RADIANS([.$B$3]))*TAN(RADIANS([.T6]))))" office:value-type="float" office:value="64.4531034499305">
            <text:p>64.45</text:p>
          </table:table-cell>
          <table:table-cell table:style-name="ce8" table:formula="of:=(720-4*[.$B$4]-[.V6]+[.$B$5]*60)/1440" office:value-type="float" office:value="0.49136863479085">
            <text:p>11:47:34</text:p>
          </table:table-cell>
          <table:table-cell table:style-name="ce8" table:formula="of:=[.X6]-[.W6]*4/1440" office:value-type="float" office:value="0.312332236318821">
            <text:p>7:29:46</text:p>
          </table:table-cell>
          <table:table-cell table:style-name="ce8" table:formula="of:=[.X6]+[.W6]*4/1440" office:value-type="float" office:value="0.670405033262879">
            <text:p>16:05:23</text:p>
          </table:table-cell>
          <table:table-cell table:style-name="ce11" table:formula="of:=8*[.W6]" office:value-type="float" office:value="515.624827599444">
            <text:p>515.62</text:p>
          </table:table-cell>
          <table:table-cell table:formula="of:=MOD([.E6]*1440+[.V6]+4*[.$B$4]-60*[.$B$5];1440)" office:value-type="float" office:value="42.4291659011761">
            <text:p>42.43</text:p>
          </table:table-cell>
          <table:table-cell table:formula="of:=IF([.AB6]/4&lt;0;[.AB6]/4+180;[.AB6]/4-180)" office:value-type="float" office:value="-169.392708524706">
            <text:p>-169.39</text:p>
          </table:table-cell>
          <table:table-cell table:formula="of:=DEGREES(ACOS(SIN(RADIANS([.$B$3]))*SIN(RADIANS([.T6]))+COS(RADIANS([.$B$3]))*COS(RADIANS([.T6]))*COS(RADIANS([.AC6]))))" office:value-type="float" office:value="146.576665466779">
            <text:p>146.58</text:p>
          </table:table-cell>
          <table:table-cell table:formula="of:=90-[.AD6]" office:value-type="float" office:value="-56.5766654667785">
            <text:p>-56.58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0380798652027662">
            <text:p>0</text:p>
          </table:table-cell>
          <table:table-cell table:formula="of:=[.AE6]+[.AF6]" office:value-type="float" office:value="-56.5728574802583">
            <text:p>-56.57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18.3474862754883">
            <text:p>18.35</text:p>
          </table:table-cell>
          <table:table-cell table:number-columns-repeated="990"/>
        </table:table-row>
        <table:table-row table:style-name="ro2">
          <table:table-cell office:value-type="string">
            <text:p>Date</text:p>
          </table:table-cell>
          <table:table-cell table:style-name="ce5" office:value-type="date" office:date-value="2020-01-23">
            <text:p>1/23/2020</text:p>
          </table:table-cell>
          <table:table-cell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]+0.1/24" office:value-type="float" office:value="0.025">
            <text:p>0:36:00</text:p>
          </table:table-cell>
          <table:table-cell table:style-name="ce9" table:formula="of:=[.D7]+2415018.5+[.E7]-[.$B$5]/24" office:value-type="float" office:value="2458871.48333333">
            <text:p>2458871.48</text:p>
          </table:table-cell>
          <table:table-cell table:style-name="ce10" table:formula="of:=([.F7]-2451545)/36525" office:value-type="float" office:value="0.200588181610771">
            <text:p>0.20058818</text:p>
          </table:table-cell>
          <table:table-cell/>
          <table:table-cell table:formula="of:=MOD(280.46646+[.G7]*(36000.76983+[.G7]*0.0003032);360)" office:value-type="float" office:value="301.795428987029">
            <text:p>301.8</text:p>
          </table:table-cell>
          <table:table-cell table:formula="of:=357.52911+[.G7]*(35999.05029-0.0001537*[.G7])" office:value-type="float" office:value="7578.51314120157">
            <text:p>7578.51</text:p>
          </table:table-cell>
          <table:table-cell table:formula="of:=0.016708634-[.G7]*(0.000042037+0.0000001267*[.G7])" office:value-type="float" office:value="0.0167001967767567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0.619887065800284">
            <text:p>0.62</text:p>
          </table:table-cell>
          <table:table-cell table:formula="of:=[.I7]+[.L7]" office:value-type="float" office:value="302.41531605283">
            <text:p>302.42</text:p>
          </table:table-cell>
          <table:table-cell table:formula="of:=[.J7]+[.L7]" office:value-type="float" office:value="7579.13302826737">
            <text:p>7579.13</text:p>
          </table:table-cell>
          <table:table-cell table:formula="of:=(1.000001018*(1-[.K7]*[.K7]))/(1+[.K7]*COS(RADIANS([.N7])))" office:value-type="float" office:value="0.984193825829296">
            <text:p>0.98</text:p>
          </table:table-cell>
          <table:table-cell table:formula="of:=[.M7]-0.00569-0.00478*SIN(RADIANS(125.04-1934.136*[.G7]))" office:value-type="float" office:value="302.404882450643">
            <text:p>302.4</text:p>
          </table:table-cell>
          <table:table-cell table:formula="of:=23+(26+((21.448-[.G7]*(46.815+[.G7]*(0.00059-[.G7]*0.001813))))/60)/60" office:value-type="float" office:value="23.4366826264365">
            <text:p>23.44</text:p>
          </table:table-cell>
          <table:table-cell table:formula="of:=[.Q7]+0.00256*COS(RADIANS(125.04-1934.136*[.G7]))" office:value-type="float" office:value="23.4363673072934">
            <text:p>23.44</text:p>
          </table:table-cell>
          <table:table-cell table:formula="of:=DEGREES(ATAN2(COS(RADIANS([.P7]));COS(RADIANS([.R7]))*SIN(RADIANS([.P7]))))" office:value-type="float" office:value="-55.3240628851714">
            <text:p>-55.32</text:p>
          </table:table-cell>
          <table:table-cell table:formula="of:=DEGREES(ASIN(SIN(RADIANS([.R7]))*SIN(RADIANS([.P7]))))" office:value-type="float" office:value="-19.6209901893498">
            <text:p>-19.62</text:p>
          </table:table-cell>
          <table:table-cell table:formula="of:=TAN(RADIANS([.R7]/2))*TAN(RADIANS([.R7]/2))" office:value-type="float" office:value="0.0430234884194616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11.571948638243">
            <text:p>-11.57</text:p>
          </table:table-cell>
          <table:table-cell table:formula="of:=DEGREES(ACOS(COS(RADIANS(90.833))/(COS(RADIANS([.$B$3]))*COS(RADIANS([.T7])))-TAN(RADIANS([.$B$3]))*TAN(RADIANS([.T7]))))" office:value-type="float" office:value="64.4546276548066">
            <text:p>64.45</text:p>
          </table:table-cell>
          <table:table-cell table:style-name="ce8" table:formula="of:=(720-4*[.$B$4]-[.V7]+[.$B$5]*60)/1440" office:value-type="float" office:value="0.491369408776558">
            <text:p>11:47:34</text:p>
          </table:table-cell>
          <table:table-cell table:style-name="ce8" table:formula="of:=[.X7]-[.W7]*4/1440" office:value-type="float" office:value="0.312328776402095">
            <text:p>7:29:45</text:p>
          </table:table-cell>
          <table:table-cell table:style-name="ce8" table:formula="of:=[.X7]+[.W7]*4/1440" office:value-type="float" office:value="0.67041004115102">
            <text:p>16:05:23</text:p>
          </table:table-cell>
          <table:table-cell table:style-name="ce11" table:formula="of:=8*[.W7]" office:value-type="float" office:value="515.637021238453">
            <text:p>515.64</text:p>
          </table:table-cell>
          <table:table-cell table:formula="of:=MOD([.E7]*1440+[.V7]+4*[.$B$4]-60*[.$B$5];1440)" office:value-type="float" office:value="48.428051361757">
            <text:p>48.43</text:p>
          </table:table-cell>
          <table:table-cell table:formula="of:=IF([.AB7]/4&lt;0;[.AB7]/4+180;[.AB7]/4-180)" office:value-type="float" office:value="-167.892987159561">
            <text:p>-167.89</text:p>
          </table:table-cell>
          <table:table-cell table:formula="of:=DEGREES(ACOS(SIN(RADIANS([.$B$3]))*SIN(RADIANS([.T7]))+COS(RADIANS([.$B$3]))*COS(RADIANS([.T7]))*COS(RADIANS([.AC7]))))" office:value-type="float" office:value="146.266080022691">
            <text:p>146.27</text:p>
          </table:table-cell>
          <table:table-cell table:formula="of:=90-[.AD7]" office:value-type="float" office:value="-56.2660800226909">
            <text:p>-56.27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0385304885531904">
            <text:p>0</text:p>
          </table:table-cell>
          <table:table-cell table:formula="of:=[.AE7]+[.AF7]" office:value-type="float" office:value="-56.2622269738356">
            <text:p>-56.26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20.8392620530966">
            <text:p>20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]+0.1/24" office:value-type="float" office:value="0.0291666666666667">
            <text:p>0:42:00</text:p>
          </table:table-cell>
          <table:table-cell table:style-name="ce9" table:formula="of:=[.D8]+2415018.5+[.E8]-[.$B$5]/24" office:value-type="float" office:value="2458871.4875">
            <text:p>2458871.49</text:p>
          </table:table-cell>
          <table:table-cell table:style-name="ce10" table:formula="of:=([.F8]-2451545)/36525" office:value-type="float" office:value="0.200588295687893">
            <text:p>0.20058830</text:p>
          </table:table-cell>
          <table:table-cell/>
          <table:table-cell table:formula="of:=MOD(280.46646+[.G8]*(36000.76983+[.G8]*0.0003032);360)" office:value-type="float" office:value="301.799535851257">
            <text:p>301.8</text:p>
          </table:table-cell>
          <table:table-cell table:formula="of:=357.52911+[.G8]*(35999.05029-0.0001537*[.G8])" office:value-type="float" office:value="7578.51724786962">
            <text:p>7578.52</text:p>
          </table:table-cell>
          <table:table-cell table:formula="of:=0.016708634-[.G8]*(0.000042037+0.0000001267*[.G8])" office:value-type="float" office:value="0.0167001967719555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0.62001944654428">
            <text:p>0.62</text:p>
          </table:table-cell>
          <table:table-cell table:formula="of:=[.I8]+[.L8]" office:value-type="float" office:value="302.419555297801">
            <text:p>302.42</text:p>
          </table:table-cell>
          <table:table-cell table:formula="of:=[.J8]+[.L8]" office:value-type="float" office:value="7579.13726731616">
            <text:p>7579.14</text:p>
          </table:table-cell>
          <table:table-cell table:formula="of:=(1.000001018*(1-[.K8]*[.K8]))/(1+[.K8]*COS(RADIANS([.N8])))" office:value-type="float" office:value="0.984194218257493">
            <text:p>0.98</text:p>
          </table:table-cell>
          <table:table-cell table:formula="of:=[.M8]-0.00569-0.00478*SIN(RADIANS(125.04-1934.136*[.G8]))" office:value-type="float" office:value="302.409121693347">
            <text:p>302.41</text:p>
          </table:table-cell>
          <table:table-cell table:formula="of:=23+(26+((21.448-[.G8]*(46.815+[.G8]*(0.00059-[.G8]*0.001813))))/60)/60" office:value-type="float" office:value="23.436682624953">
            <text:p>23.44</text:p>
          </table:table-cell>
          <table:table-cell table:formula="of:=[.Q8]+0.00256*COS(RADIANS(125.04-1934.136*[.G8]))" office:value-type="float" office:value="23.4363673155932">
            <text:p>23.44</text:p>
          </table:table-cell>
          <table:table-cell table:formula="of:=DEGREES(ATAN2(COS(RADIANS([.P8]));COS(RADIANS([.R8]))*SIN(RADIANS([.P8]))))" office:value-type="float" office:value="-55.3196790760087">
            <text:p>-55.32</text:p>
          </table:table-cell>
          <table:table-cell table:formula="of:=DEGREES(ASIN(SIN(RADIANS([.R8]))*SIN(RADIANS([.P8]))))" office:value-type="float" office:value="-19.6200308771698">
            <text:p>-19.62</text:p>
          </table:table-cell>
          <table:table-cell table:formula="of:=TAN(RADIANS([.R8]/2))*TAN(RADIANS([.R8]/2))" office:value-type="float" office:value="0.0430234884508009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11.5730629550419">
            <text:p>-11.57</text:p>
          </table:table-cell>
          <table:table-cell table:formula="of:=DEGREES(ACOS(COS(RADIANS(90.833))/(COS(RADIANS([.$B$3]))*COS(RADIANS([.T8])))-TAN(RADIANS([.$B$3]))*TAN(RADIANS([.T8]))))" office:value-type="float" office:value="64.4561519900891">
            <text:p>64.46</text:p>
          </table:table-cell>
          <table:table-cell table:style-name="ce8" table:formula="of:=(720-4*[.$B$4]-[.V8]+[.$B$5]*60)/1440" office:value-type="float" office:value="0.491370182607668">
            <text:p>11:47:34</text:p>
          </table:table-cell>
          <table:table-cell table:style-name="ce8" table:formula="of:=[.X8]-[.W8]*4/1440" office:value-type="float" office:value="0.312325315968532">
            <text:p>7:29:45</text:p>
          </table:table-cell>
          <table:table-cell table:style-name="ce8" table:formula="of:=[.X8]+[.W8]*4/1440" office:value-type="float" office:value="0.670415049246804">
            <text:p>16:05:24</text:p>
          </table:table-cell>
          <table:table-cell table:style-name="ce11" table:formula="of:=8*[.W8]" office:value-type="float" office:value="515.649215920713">
            <text:p>515.65</text:p>
          </table:table-cell>
          <table:table-cell table:formula="of:=MOD([.E8]*1440+[.V8]+4*[.$B$4]-60*[.$B$5];1440)" office:value-type="float" office:value="54.4269370449581">
            <text:p>54.43</text:p>
          </table:table-cell>
          <table:table-cell table:formula="of:=IF([.AB8]/4&lt;0;[.AB8]/4+180;[.AB8]/4-180)" office:value-type="float" office:value="-166.39326573876">
            <text:p>-166.39</text:p>
          </table:table-cell>
          <table:table-cell table:formula="of:=DEGREES(ACOS(SIN(RADIANS([.$B$3]))*SIN(RADIANS([.T8]))+COS(RADIANS([.$B$3]))*COS(RADIANS([.T8]))*COS(RADIANS([.AC8]))))" office:value-type="float" office:value="145.918253086242">
            <text:p>145.92</text:p>
          </table:table-cell>
          <table:table-cell table:formula="of:=90-[.AD8]" office:value-type="float" office:value="-55.9182530862421">
            <text:p>-55.92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0390390346245146">
            <text:p>0</text:p>
          </table:table-cell>
          <table:table-cell table:formula="of:=[.AE8]+[.AF8]" office:value-type="float" office:value="-55.9143491827797">
            <text:p>-55.91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23.293712428213">
            <text:p>23.29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1.1965in" table:end-y="0.0094in" draw:z-index="0" draw:style-name="gr1" svg:width="3.2799in" svg:height="2.5091in" svg:x="0in" svg:y="0.028in">
              <draw:object draw:notify-on-update-of-ranges="Calculations.AG2:Calculations.AG241 Calculations.AH1:Calculations.AH1 Calculations.AH2:Calculations.AH24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]+0.1/24" office:value-type="float" office:value="0.0333333333333333">
            <text:p>0:48:00</text:p>
          </table:table-cell>
          <table:table-cell table:style-name="ce9" table:formula="of:=[.D9]+2415018.5+[.E9]-[.$B$5]/24" office:value-type="float" office:value="2458871.49166667">
            <text:p>2458871.49</text:p>
          </table:table-cell>
          <table:table-cell table:style-name="ce10" table:formula="of:=([.F9]-2451545)/36525" office:value-type="float" office:value="0.200588409765002">
            <text:p>0.20058841</text:p>
          </table:table-cell>
          <table:table-cell/>
          <table:table-cell table:formula="of:=MOD(280.46646+[.G9]*(36000.76983+[.G9]*0.0003032);360)" office:value-type="float" office:value="301.803642715028">
            <text:p>301.8</text:p>
          </table:table-cell>
          <table:table-cell table:formula="of:=357.52911+[.G9]*(35999.05029-0.0001537*[.G9])" office:value-type="float" office:value="7578.52135453721">
            <text:p>7578.52</text:p>
          </table:table-cell>
          <table:table-cell table:formula="of:=0.016708634-[.G9]*(0.000042037+0.0000001267*[.G9])" office:value-type="float" office:value="0.0167001967671542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0.620151823893038">
            <text:p>0.62</text:p>
          </table:table-cell>
          <table:table-cell table:formula="of:=[.I9]+[.L9]" office:value-type="float" office:value="302.423794538921">
            <text:p>302.42</text:p>
          </table:table-cell>
          <table:table-cell table:formula="of:=[.J9]+[.L9]" office:value-type="float" office:value="7579.1415063611">
            <text:p>7579.14</text:p>
          </table:table-cell>
          <table:table-cell table:formula="of:=(1.000001018*(1-[.K9]*[.K9]))/(1+[.K9]*COS(RADIANS([.N9])))" office:value-type="float" office:value="0.984194610769323">
            <text:p>0.98</text:p>
          </table:table-cell>
          <table:table-cell table:formula="of:=[.M9]-0.00569-0.00478*SIN(RADIANS(125.04-1934.136*[.G9]))" office:value-type="float" office:value="302.4133609322">
            <text:p>302.41</text:p>
          </table:table-cell>
          <table:table-cell table:formula="of:=23+(26+((21.448-[.G9]*(46.815+[.G9]*(0.00059-[.G9]*0.001813))))/60)/60" office:value-type="float" office:value="23.4366826234695">
            <text:p>23.44</text:p>
          </table:table-cell>
          <table:table-cell table:formula="of:=[.Q9]+0.00256*COS(RADIANS(125.04-1934.136*[.G9]))" office:value-type="float" office:value="23.4363673238929">
            <text:p>23.44</text:p>
          </table:table-cell>
          <table:table-cell table:formula="of:=DEGREES(ATAN2(COS(RADIANS([.P9]));COS(RADIANS([.R9]))*SIN(RADIANS([.P9]))))" office:value-type="float" office:value="-55.3152953231619">
            <text:p>-55.32</text:p>
          </table:table-cell>
          <table:table-cell table:formula="of:=DEGREES(ASIN(SIN(RADIANS([.R9]))*SIN(RADIANS([.P9]))))" office:value-type="float" office:value="-19.6190714597757">
            <text:p>-19.62</text:p>
          </table:table-cell>
          <table:table-cell table:formula="of:=TAN(RADIANS([.R9]/2))*TAN(RADIANS([.R9]/2))" office:value-type="float" office:value="0.0430234884821403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11.5741770489595">
            <text:p>-11.57</text:p>
          </table:table-cell>
          <table:table-cell table:formula="of:=DEGREES(ACOS(COS(RADIANS(90.833))/(COS(RADIANS([.$B$3]))*COS(RADIANS([.T9])))-TAN(RADIANS([.$B$3]))*TAN(RADIANS([.T9]))))" office:value-type="float" office:value="64.4576764554185">
            <text:p>64.46</text:p>
          </table:table-cell>
          <table:table-cell table:style-name="ce8" table:formula="of:=(720-4*[.$B$4]-[.V9]+[.$B$5]*60)/1440" office:value-type="float" office:value="0.491370956284">
            <text:p>11:47:34</text:p>
          </table:table-cell>
          <table:table-cell table:style-name="ce8" table:formula="of:=[.X9]-[.W9]*4/1440" office:value-type="float" office:value="0.312321855018948">
            <text:p>7:29:45</text:p>
          </table:table-cell>
          <table:table-cell table:style-name="ce8" table:formula="of:=[.X9]+[.W9]*4/1440" office:value-type="float" office:value="0.670420057549051">
            <text:p>16:05:24</text:p>
          </table:table-cell>
          <table:table-cell table:style-name="ce11" table:formula="of:=8*[.W9]" office:value-type="float" office:value="515.661411643348">
            <text:p>515.66</text:p>
          </table:table-cell>
          <table:table-cell table:formula="of:=MOD([.E9]*1440+[.V9]+4*[.$B$4]-60*[.$B$5];1440)" office:value-type="float" office:value="60.4258229510405">
            <text:p>60.43</text:p>
          </table:table-cell>
          <table:table-cell table:formula="of:=IF([.AB9]/4&lt;0;[.AB9]/4+180;[.AB9]/4-180)" office:value-type="float" office:value="-164.89354426224">
            <text:p>-164.89</text:p>
          </table:table-cell>
          <table:table-cell table:formula="of:=DEGREES(ACOS(SIN(RADIANS([.$B$3]))*SIN(RADIANS([.T9]))+COS(RADIANS([.$B$3]))*COS(RADIANS([.T9]))*COS(RADIANS([.AC9]))))" office:value-type="float" office:value="145.534400024075">
            <text:p>145.53</text:p>
          </table:table-cell>
          <table:table-cell table:formula="of:=90-[.AD9]" office:value-type="float" office:value="-55.5344000240754">
            <text:p>-55.53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0396051259643331">
            <text:p>0</text:p>
          </table:table-cell>
          <table:table-cell table:formula="of:=[.AE9]+[.AF9]" office:value-type="float" office:value="-55.5304395114789">
            <text:p>-55.53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25.7079764933363">
            <text:p>2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]+0.1/24" office:value-type="float" office:value="0.0375">
            <text:p>0:54:00</text:p>
          </table:table-cell>
          <table:table-cell table:style-name="ce9" table:formula="of:=[.D10]+2415018.5+[.E10]-[.$B$5]/24" office:value-type="float" office:value="2458871.49583333">
            <text:p>2458871.50</text:p>
          </table:table-cell>
          <table:table-cell table:style-name="ce10" table:formula="of:=([.F10]-2451545)/36525" office:value-type="float" office:value="0.200588523842124">
            <text:p>0.20058852</text:p>
          </table:table-cell>
          <table:table-cell/>
          <table:table-cell table:formula="of:=MOD(280.46646+[.G10]*(36000.76983+[.G10]*0.0003032);360)" office:value-type="float" office:value="301.807749579257">
            <text:p>301.81</text:p>
          </table:table-cell>
          <table:table-cell table:formula="of:=357.52911+[.G10]*(35999.05029-0.0001537*[.G10])" office:value-type="float" office:value="7578.52546120525">
            <text:p>7578.53</text:p>
          </table:table-cell>
          <table:table-cell table:formula="of:=0.016708634-[.G10]*(0.000042037+0.0000001267*[.G10])" office:value-type="float" office:value="0.016700196762353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0.620284197875342">
            <text:p>0.62</text:p>
          </table:table-cell>
          <table:table-cell table:formula="of:=[.I10]+[.L10]" office:value-type="float" office:value="302.428033777132">
            <text:p>302.43</text:p>
          </table:table-cell>
          <table:table-cell table:formula="of:=[.J10]+[.L10]" office:value-type="float" office:value="7579.14574540313">
            <text:p>7579.15</text:p>
          </table:table-cell>
          <table:table-cell table:formula="of:=(1.000001018*(1-[.K10]*[.K10]))/(1+[.K10]*COS(RADIANS([.N10])))" office:value-type="float" office:value="0.984195003364872">
            <text:p>0.98</text:p>
          </table:table-cell>
          <table:table-cell table:formula="of:=[.M10]-0.00569-0.00478*SIN(RADIANS(125.04-1934.136*[.G10]))" office:value-type="float" office:value="302.417600168144">
            <text:p>302.42</text:p>
          </table:table-cell>
          <table:table-cell table:formula="of:=23+(26+((21.448-[.G10]*(46.815+[.G10]*(0.00059-[.G10]*0.001813))))/60)/60" office:value-type="float" office:value="23.436682621986">
            <text:p>23.44</text:p>
          </table:table-cell>
          <table:table-cell table:formula="of:=[.Q10]+0.00256*COS(RADIANS(125.04-1934.136*[.G10]))" office:value-type="float" office:value="23.4363673321927">
            <text:p>23.44</text:p>
          </table:table-cell>
          <table:table-cell table:formula="of:=DEGREES(ATAN2(COS(RADIANS([.P10]));COS(RADIANS([.R10]))*SIN(RADIANS([.P10]))))" office:value-type="float" office:value="-55.3109116256582">
            <text:p>-55.31</text:p>
          </table:table-cell>
          <table:table-cell table:formula="of:=DEGREES(ASIN(SIN(RADIANS([.R10]))*SIN(RADIANS([.P10]))))" office:value-type="float" office:value="-19.6181119369613">
            <text:p>-19.62</text:p>
          </table:table-cell>
          <table:table-cell table:formula="of:=TAN(RADIANS([.R10]/2))*TAN(RADIANS([.R10]/2))" office:value-type="float" office:value="0.0430234885134798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11.5752909202307">
            <text:p>-11.58</text:p>
          </table:table-cell>
          <table:table-cell table:formula="of:=DEGREES(ACOS(COS(RADIANS(90.833))/(COS(RADIANS([.$B$3]))*COS(RADIANS([.T10])))-TAN(RADIANS([.$B$3]))*TAN(RADIANS([.T10]))))" office:value-type="float" office:value="64.459201051114">
            <text:p>64.46</text:p>
          </table:table-cell>
          <table:table-cell table:style-name="ce8" table:formula="of:=(720-4*[.$B$4]-[.V10]+[.$B$5]*60)/1440" office:value-type="float" office:value="0.491371729805716">
            <text:p>11:47:35</text:p>
          </table:table-cell>
          <table:table-cell table:style-name="ce8" table:formula="of:=[.X10]-[.W10]*4/1440" office:value-type="float" office:value="0.312318393552621">
            <text:p>7:29:44</text:p>
          </table:table-cell>
          <table:table-cell table:style-name="ce8" table:formula="of:=[.X10]+[.W10]*4/1440" office:value-type="float" office:value="0.67042506605881">
            <text:p>16:05:25</text:p>
          </table:table-cell>
          <table:table-cell table:style-name="ce11" table:formula="of:=8*[.W10]" office:value-type="float" office:value="515.673608408912">
            <text:p>515.67</text:p>
          </table:table-cell>
          <table:table-cell table:formula="of:=MOD([.E10]*1440+[.V10]+4*[.$B$4]-60*[.$B$5];1440)" office:value-type="float" office:value="66.4247090797693">
            <text:p>66.42</text:p>
          </table:table-cell>
          <table:table-cell table:formula="of:=IF([.AB10]/4&lt;0;[.AB10]/4+180;[.AB10]/4-180)" office:value-type="float" office:value="-163.393822730058">
            <text:p>-163.39</text:p>
          </table:table-cell>
          <table:table-cell table:formula="of:=DEGREES(ACOS(SIN(RADIANS([.$B$3]))*SIN(RADIANS([.T10]))+COS(RADIANS([.$B$3]))*COS(RADIANS([.T10]))*COS(RADIANS([.AC10]))))" office:value-type="float" office:value="145.115807431022">
            <text:p>145.12</text:p>
          </table:table-cell>
          <table:table-cell table:formula="of:=90-[.AD10]" office:value-type="float" office:value="-55.1158074310223">
            <text:p>-55.12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0402284160307263">
            <text:p>0</text:p>
          </table:table-cell>
          <table:table-cell table:formula="of:=[.AE10]+[.AF10]" office:value-type="float" office:value="-55.1117845894192">
            <text:p>-55.11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28.0796677965582">
            <text:p>28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]+0.1/24" office:value-type="float" office:value="0.0416666666666667">
            <text:p>1:00:00</text:p>
          </table:table-cell>
          <table:table-cell table:style-name="ce9" table:formula="of:=[.D11]+2415018.5+[.E11]-[.$B$5]/24" office:value-type="float" office:value="2458871.5">
            <text:p>2458871.50</text:p>
          </table:table-cell>
          <table:table-cell table:style-name="ce10" table:formula="of:=([.F11]-2451545)/36525" office:value-type="float" office:value="0.200588637919233">
            <text:p>0.20058864</text:p>
          </table:table-cell>
          <table:table-cell/>
          <table:table-cell table:formula="of:=MOD(280.46646+[.G11]*(36000.76983+[.G11]*0.0003032);360)" office:value-type="float" office:value="301.811856443027">
            <text:p>301.81</text:p>
          </table:table-cell>
          <table:table-cell table:formula="of:=357.52911+[.G11]*(35999.05029-0.0001537*[.G11])" office:value-type="float" office:value="7578.52956787284">
            <text:p>7578.53</text:p>
          </table:table-cell>
          <table:table-cell table:formula="of:=0.016708634-[.G11]*(0.000042037+0.0000001267*[.G11])" office:value-type="float" office:value="0.0167001967575517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0.620416568460924">
            <text:p>0.62</text:p>
          </table:table-cell>
          <table:table-cell table:formula="of:=[.I11]+[.L11]" office:value-type="float" office:value="302.432273011488">
            <text:p>302.43</text:p>
          </table:table-cell>
          <table:table-cell table:formula="of:=[.J11]+[.L11]" office:value-type="float" office:value="7579.1499844413">
            <text:p>7579.15</text:p>
          </table:table-cell>
          <table:table-cell table:formula="of:=(1.000001018*(1-[.K11]*[.K11]))/(1+[.K11]*COS(RADIANS([.N11])))" office:value-type="float" office:value="0.984195396044048">
            <text:p>0.98</text:p>
          </table:table-cell>
          <table:table-cell table:formula="of:=[.M11]-0.00569-0.00478*SIN(RADIANS(125.04-1934.136*[.G11]))" office:value-type="float" office:value="302.421839400233">
            <text:p>302.42</text:p>
          </table:table-cell>
          <table:table-cell table:formula="of:=23+(26+((21.448-[.G11]*(46.815+[.G11]*(0.00059-[.G11]*0.001813))))/60)/60" office:value-type="float" office:value="23.4366826205025">
            <text:p>23.44</text:p>
          </table:table-cell>
          <table:table-cell table:formula="of:=[.Q11]+0.00256*COS(RADIANS(125.04-1934.136*[.G11]))" office:value-type="float" office:value="23.4363673404925">
            <text:p>23.44</text:p>
          </table:table-cell>
          <table:table-cell table:formula="of:=DEGREES(ATAN2(COS(RADIANS([.P11]));COS(RADIANS([.R11]))*SIN(RADIANS([.P11]))))" office:value-type="float" office:value="-55.3065279844783">
            <text:p>-55.31</text:p>
          </table:table-cell>
          <table:table-cell table:formula="of:=DEGREES(ASIN(SIN(RADIANS([.R11]))*SIN(RADIANS([.P11]))))" office:value-type="float" office:value="-19.6171523089479">
            <text:p>-19.62</text:p>
          </table:table-cell>
          <table:table-cell table:formula="of:=TAN(RADIANS([.R11]/2))*TAN(RADIANS([.R11]/2))" office:value-type="float" office:value="0.0430234885448192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11.5764045685939">
            <text:p>-11.58</text:p>
          </table:table-cell>
          <table:table-cell table:formula="of:=DEGREES(ACOS(COS(RADIANS(90.833))/(COS(RADIANS([.$B$3]))*COS(RADIANS([.T11])))-TAN(RADIANS([.$B$3]))*TAN(RADIANS([.T11]))))" office:value-type="float" office:value="64.4607257768155">
            <text:p>64.46</text:p>
          </table:table-cell>
          <table:table-cell table:style-name="ce8" table:formula="of:=(720-4*[.$B$4]-[.V11]+[.$B$5]*60)/1440" office:value-type="float" office:value="0.491372503172635">
            <text:p>11:47:35</text:p>
          </table:table-cell>
          <table:table-cell table:style-name="ce8" table:formula="of:=[.X11]-[.W11]*4/1440" office:value-type="float" office:value="0.31231493157037">
            <text:p>7:29:44</text:p>
          </table:table-cell>
          <table:table-cell table:style-name="ce8" table:formula="of:=[.X11]+[.W11]*4/1440" office:value-type="float" office:value="0.6704300747749">
            <text:p>16:05:25</text:p>
          </table:table-cell>
          <table:table-cell table:style-name="ce11" table:formula="of:=8*[.W11]" office:value-type="float" office:value="515.685806214524">
            <text:p>515.69</text:p>
          </table:table-cell>
          <table:table-cell table:formula="of:=MOD([.E11]*1440+[.V11]+4*[.$B$4]-60*[.$B$5];1440)" office:value-type="float" office:value="72.4235954314061">
            <text:p>72.42</text:p>
          </table:table-cell>
          <table:table-cell table:formula="of:=IF([.AB11]/4&lt;0;[.AB11]/4+180;[.AB11]/4-180)" office:value-type="float" office:value="-161.894101142148">
            <text:p>-161.89</text:p>
          </table:table-cell>
          <table:table-cell table:formula="of:=DEGREES(ACOS(SIN(RADIANS([.$B$3]))*SIN(RADIANS([.T11]))+COS(RADIANS([.$B$3]))*COS(RADIANS([.T11]))*COS(RADIANS([.AC11]))))" office:value-type="float" office:value="144.663816491152">
            <text:p>144.66</text:p>
          </table:table-cell>
          <table:table-cell table:formula="of:=90-[.AD11]" office:value-type="float" office:value="-54.6638164911518">
            <text:p>-54.66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0409086080021404">
            <text:p>0</text:p>
          </table:table-cell>
          <table:table-cell table:formula="of:=[.AE11]+[.AF11]" office:value-type="float" office:value="-54.6597256303516">
            <text:p>-54.66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30.4068671457859">
            <text:p>30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]+0.1/24" office:value-type="float" office:value="0.0458333333333333">
            <text:p>1:06:00</text:p>
          </table:table-cell>
          <table:table-cell table:style-name="ce9" table:formula="of:=[.D12]+2415018.5+[.E12]-[.$B$5]/24" office:value-type="float" office:value="2458871.50416667">
            <text:p>2458871.50</text:p>
          </table:table-cell>
          <table:table-cell table:style-name="ce10" table:formula="of:=([.F12]-2451545)/36525" office:value-type="float" office:value="0.200588751996355">
            <text:p>0.20058875</text:p>
          </table:table-cell>
          <table:table-cell/>
          <table:table-cell table:formula="of:=MOD(280.46646+[.G12]*(36000.76983+[.G12]*0.0003032);360)" office:value-type="float" office:value="301.815963307255">
            <text:p>301.82</text:p>
          </table:table-cell>
          <table:table-cell table:formula="of:=357.52911+[.G12]*(35999.05029-0.0001537*[.G12])" office:value-type="float" office:value="7578.53367454089">
            <text:p>7578.53</text:p>
          </table:table-cell>
          <table:table-cell table:formula="of:=0.016708634-[.G12]*(0.000042037+0.0000001267*[.G12])" office:value-type="float" office:value="0.0167001967527505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0.620548935678723">
            <text:p>0.62</text:p>
          </table:table-cell>
          <table:table-cell table:formula="of:=[.I12]+[.L12]" office:value-type="float" office:value="302.436512242933">
            <text:p>302.44</text:p>
          </table:table-cell>
          <table:table-cell table:formula="of:=[.J12]+[.L12]" office:value-type="float" office:value="7579.15422347657">
            <text:p>7579.15</text:p>
          </table:table-cell>
          <table:table-cell table:formula="of:=(1.000001018*(1-[.K12]*[.K12]))/(1+[.K12]*COS(RADIANS([.N12])))" office:value-type="float" office:value="0.98419578880694">
            <text:p>0.98</text:p>
          </table:table-cell>
          <table:table-cell table:formula="of:=[.M12]-0.00569-0.00478*SIN(RADIANS(125.04-1934.136*[.G12]))" office:value-type="float" office:value="302.426078629411">
            <text:p>302.43</text:p>
          </table:table-cell>
          <table:table-cell table:formula="of:=23+(26+((21.448-[.G12]*(46.815+[.G12]*(0.00059-[.G12]*0.001813))))/60)/60" office:value-type="float" office:value="23.4366826190191">
            <text:p>23.44</text:p>
          </table:table-cell>
          <table:table-cell table:formula="of:=[.Q12]+0.00256*COS(RADIANS(125.04-1934.136*[.G12]))" office:value-type="float" office:value="23.4363673487923">
            <text:p>23.44</text:p>
          </table:table-cell>
          <table:table-cell table:formula="of:=DEGREES(ATAN2(COS(RADIANS([.P12]));COS(RADIANS([.R12]))*SIN(RADIANS([.P12]))))" office:value-type="float" office:value="-55.3021443986476">
            <text:p>-55.3</text:p>
          </table:table-cell>
          <table:table-cell table:formula="of:=DEGREES(ASIN(SIN(RADIANS([.R12]))*SIN(RADIANS([.P12]))))" office:value-type="float" office:value="-19.6161925755288">
            <text:p>-19.62</text:p>
          </table:table-cell>
          <table:table-cell table:formula="of:=TAN(RADIANS([.R12]/2))*TAN(RADIANS([.R12]/2))" office:value-type="float" office:value="0.0430234885761587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11.5775179942849">
            <text:p>-11.58</text:p>
          </table:table-cell>
          <table:table-cell table:formula="of:=DEGREES(ACOS(COS(RADIANS(90.833))/(COS(RADIANS([.$B$3]))*COS(RADIANS([.T12])))-TAN(RADIANS([.$B$3]))*TAN(RADIANS([.T12]))))" office:value-type="float" office:value="64.4622506328427">
            <text:p>64.46</text:p>
          </table:table-cell>
          <table:table-cell table:style-name="ce8" table:formula="of:=(720-4*[.$B$4]-[.V12]+[.$B$5]*60)/1440" office:value-type="float" office:value="0.49137327638492">
            <text:p>11:47:35</text:p>
          </table:table-cell>
          <table:table-cell table:style-name="ce8" table:formula="of:=[.X12]-[.W12]*4/1440" office:value-type="float" office:value="0.312311469071468">
            <text:p>7:29:44</text:p>
          </table:table-cell>
          <table:table-cell table:style-name="ce8" table:formula="of:=[.X12]+[.W12]*4/1440" office:value-type="float" office:value="0.670435083698372">
            <text:p>16:05:26</text:p>
          </table:table-cell>
          <table:table-cell table:style-name="ce11" table:formula="of:=8*[.W12]" office:value-type="float" office:value="515.698005062741">
            <text:p>515.7</text:p>
          </table:table-cell>
          <table:table-cell table:formula="of:=MOD([.E12]*1440+[.V12]+4*[.$B$4]-60*[.$B$5];1440)" office:value-type="float" office:value="78.4224820057151">
            <text:p>78.42</text:p>
          </table:table-cell>
          <table:table-cell table:formula="of:=IF([.AB12]/4&lt;0;[.AB12]/4+180;[.AB12]/4-180)" office:value-type="float" office:value="-160.394379498571">
            <text:p>-160.39</text:p>
          </table:table-cell>
          <table:table-cell table:formula="of:=DEGREES(ACOS(SIN(RADIANS([.$B$3]))*SIN(RADIANS([.T12]))+COS(RADIANS([.$B$3]))*COS(RADIANS([.T12]))*COS(RADIANS([.AC12]))))" office:value-type="float" office:value="144.179807149826">
            <text:p>144.18</text:p>
          </table:table-cell>
          <table:table-cell table:formula="of:=90-[.AD12]" office:value-type="float" office:value="-54.1798071498255">
            <text:p>-54.18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0416454732955705">
            <text:p>0</text:p>
          </table:table-cell>
          <table:table-cell table:formula="of:=[.AE12]+[.AF12]" office:value-type="float" office:value="-54.175642602496">
            <text:p>-54.18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32.6881059483954">
            <text:p>32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]+0.1/24" office:value-type="float" office:value="0.05">
            <text:p>1:12:00</text:p>
          </table:table-cell>
          <table:table-cell table:style-name="ce9" table:formula="of:=[.D13]+2415018.5+[.E13]-[.$B$5]/24" office:value-type="float" office:value="2458871.50833333">
            <text:p>2458871.51</text:p>
          </table:table-cell>
          <table:table-cell table:style-name="ce10" table:formula="of:=([.F13]-2451545)/36525" office:value-type="float" office:value="0.200588866073465">
            <text:p>0.20058887</text:p>
          </table:table-cell>
          <table:table-cell/>
          <table:table-cell table:formula="of:=MOD(280.46646+[.G13]*(36000.76983+[.G13]*0.0003032);360)" office:value-type="float" office:value="301.820070171025">
            <text:p>301.82</text:p>
          </table:table-cell>
          <table:table-cell table:formula="of:=357.52911+[.G13]*(35999.05029-0.0001537*[.G13])" office:value-type="float" office:value="7578.53778120848">
            <text:p>7578.54</text:p>
          </table:table-cell>
          <table:table-cell table:formula="of:=0.016708634-[.G13]*(0.000042037+0.0000001267*[.G13])" office:value-type="float" office:value="0.0167001967479492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0.620681299498314">
            <text:p>0.62</text:p>
          </table:table-cell>
          <table:table-cell table:formula="of:=[.I13]+[.L13]" office:value-type="float" office:value="302.440751470523">
            <text:p>302.44</text:p>
          </table:table-cell>
          <table:table-cell table:formula="of:=[.J13]+[.L13]" office:value-type="float" office:value="7579.15846250798">
            <text:p>7579.16</text:p>
          </table:table-cell>
          <table:table-cell table:formula="of:=(1.000001018*(1-[.K13]*[.K13]))/(1+[.K13]*COS(RADIANS([.N13])))" office:value-type="float" office:value="0.984196181653454">
            <text:p>0.98</text:p>
          </table:table-cell>
          <table:table-cell table:formula="of:=[.M13]-0.00569-0.00478*SIN(RADIANS(125.04-1934.136*[.G13]))" office:value-type="float" office:value="302.430317854734">
            <text:p>302.43</text:p>
          </table:table-cell>
          <table:table-cell table:formula="of:=23+(26+((21.448-[.G13]*(46.815+[.G13]*(0.00059-[.G13]*0.001813))))/60)/60" office:value-type="float" office:value="23.4366826175356">
            <text:p>23.44</text:p>
          </table:table-cell>
          <table:table-cell table:formula="of:=[.Q13]+0.00256*COS(RADIANS(125.04-1934.136*[.G13]))" office:value-type="float" office:value="23.4363673570921">
            <text:p>23.44</text:p>
          </table:table-cell>
          <table:table-cell table:formula="of:=DEGREES(ATAN2(COS(RADIANS([.P13]));COS(RADIANS([.R13]))*SIN(RADIANS([.P13]))))" office:value-type="float" office:value="-55.2977608691457">
            <text:p>-55.3</text:p>
          </table:table-cell>
          <table:table-cell table:formula="of:=DEGREES(ASIN(SIN(RADIANS([.R13]))*SIN(RADIANS([.P13]))))" office:value-type="float" office:value="-19.6152327369251">
            <text:p>-19.62</text:p>
          </table:table-cell>
          <table:table-cell table:formula="of:=TAN(RADIANS([.R13]/2))*TAN(RADIANS([.R13]/2))" office:value-type="float" office:value="0.0430234886074982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11.5786311970416">
            <text:p>-11.58</text:p>
          </table:table-cell>
          <table:table-cell table:formula="of:=DEGREES(ACOS(COS(RADIANS(90.833))/(COS(RADIANS([.$B$3]))*COS(RADIANS([.T13])))-TAN(RADIANS([.$B$3]))*TAN(RADIANS([.T13]))))" office:value-type="float" office:value="64.4637756188358">
            <text:p>64.46</text:p>
          </table:table-cell>
          <table:table-cell table:style-name="ce8" table:formula="of:=(720-4*[.$B$4]-[.V13]+[.$B$5]*60)/1440" office:value-type="float" office:value="0.49137404944239">
            <text:p>11:47:35</text:p>
          </table:table-cell>
          <table:table-cell table:style-name="ce8" table:formula="of:=[.X13]-[.W13]*4/1440" office:value-type="float" office:value="0.312308006056735">
            <text:p>7:29:43</text:p>
          </table:table-cell>
          <table:table-cell table:style-name="ce8" table:formula="of:=[.X13]+[.W13]*4/1440" office:value-type="float" office:value="0.670440092828045">
            <text:p>16:05:26</text:p>
          </table:table-cell>
          <table:table-cell table:style-name="ce11" table:formula="of:=8*[.W13]" office:value-type="float" office:value="515.710204950686">
            <text:p>515.71</text:p>
          </table:table-cell>
          <table:table-cell table:formula="of:=MOD([.E13]*1440+[.V13]+4*[.$B$4]-60*[.$B$5];1440)" office:value-type="float" office:value="84.4213688029584">
            <text:p>84.42</text:p>
          </table:table-cell>
          <table:table-cell table:formula="of:=IF([.AB13]/4&lt;0;[.AB13]/4+180;[.AB13]/4-180)" office:value-type="float" office:value="-158.89465779926">
            <text:p>-158.89</text:p>
          </table:table-cell>
          <table:table-cell table:formula="of:=DEGREES(ACOS(SIN(RADIANS([.$B$3]))*SIN(RADIANS([.T13]))+COS(RADIANS([.$B$3]))*COS(RADIANS([.T13]))*COS(RADIANS([.AC13]))))" office:value-type="float" office:value="143.665183406144">
            <text:p>143.67</text:p>
          </table:table-cell>
          <table:table-cell table:formula="of:=90-[.AD13]" office:value-type="float" office:value="-53.6651834061436">
            <text:p>-53.67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0424388695541427">
            <text:p>0</text:p>
          </table:table-cell>
          <table:table-cell table:formula="of:=[.AE13]+[.AF13]" office:value-type="float" office:value="-53.6609395191882">
            <text:p>-53.66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34.9223419114512">
            <text:p>34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]+0.1/24" office:value-type="float" office:value="0.0541666666666667">
            <text:p>1:18:00</text:p>
          </table:table-cell>
          <table:table-cell table:style-name="ce9" table:formula="of:=[.D14]+2415018.5+[.E14]-[.$B$5]/24" office:value-type="float" office:value="2458871.5125">
            <text:p>2458871.51</text:p>
          </table:table-cell>
          <table:table-cell table:style-name="ce10" table:formula="of:=([.F14]-2451545)/36525" office:value-type="float" office:value="0.200588980150587">
            <text:p>0.20058898</text:p>
          </table:table-cell>
          <table:table-cell/>
          <table:table-cell table:formula="of:=MOD(280.46646+[.G14]*(36000.76983+[.G14]*0.0003032);360)" office:value-type="float" office:value="301.824177035254">
            <text:p>301.82</text:p>
          </table:table-cell>
          <table:table-cell table:formula="of:=357.52911+[.G14]*(35999.05029-0.0001537*[.G14])" office:value-type="float" office:value="7578.54188787653">
            <text:p>7578.54</text:p>
          </table:table-cell>
          <table:table-cell table:formula="of:=0.016708634-[.G14]*(0.000042037+0.0000001267*[.G14])" office:value-type="float" office:value="0.0167001967431479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0.620813659948687">
            <text:p>0.62</text:p>
          </table:table-cell>
          <table:table-cell table:formula="of:=[.I14]+[.L14]" office:value-type="float" office:value="302.444990695203">
            <text:p>302.44</text:p>
          </table:table-cell>
          <table:table-cell table:formula="of:=[.J14]+[.L14]" office:value-type="float" office:value="7579.16270153648">
            <text:p>7579.16</text:p>
          </table:table-cell>
          <table:table-cell table:formula="of:=(1.000001018*(1-[.K14]*[.K14]))/(1+[.K14]*COS(RADIANS([.N14])))" office:value-type="float" office:value="0.984196574583678">
            <text:p>0.98</text:p>
          </table:table-cell>
          <table:table-cell table:formula="of:=[.M14]-0.00569-0.00478*SIN(RADIANS(125.04-1934.136*[.G14]))" office:value-type="float" office:value="302.434557077147">
            <text:p>302.43</text:p>
          </table:table-cell>
          <table:table-cell table:formula="of:=23+(26+((21.448-[.G14]*(46.815+[.G14]*(0.00059-[.G14]*0.001813))))/60)/60" office:value-type="float" office:value="23.4366826160521">
            <text:p>23.44</text:p>
          </table:table-cell>
          <table:table-cell table:formula="of:=[.Q14]+0.00256*COS(RADIANS(125.04-1934.136*[.G14]))" office:value-type="float" office:value="23.4363673653919">
            <text:p>23.44</text:p>
          </table:table-cell>
          <table:table-cell table:formula="of:=DEGREES(ATAN2(COS(RADIANS([.P14]));COS(RADIANS([.R14]))*SIN(RADIANS([.P14]))))" office:value-type="float" office:value="-55.293377394997">
            <text:p>-55.29</text:p>
          </table:table-cell>
          <table:table-cell table:formula="of:=DEGREES(ASIN(SIN(RADIANS([.R14]))*SIN(RADIANS([.P14]))))" office:value-type="float" office:value="-19.6142727929298">
            <text:p>-19.61</text:p>
          </table:table-cell>
          <table:table-cell table:formula="of:=TAN(RADIANS([.R14]/2))*TAN(RADIANS([.R14]/2))" office:value-type="float" office:value="0.0430234886388377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11.5797441771002">
            <text:p>-11.58</text:p>
          </table:table-cell>
          <table:table-cell table:formula="of:=DEGREES(ACOS(COS(RADIANS(90.833))/(COS(RADIANS([.$B$3]))*COS(RADIANS([.T14])))-TAN(RADIANS([.$B$3]))*TAN(RADIANS([.T14]))))" office:value-type="float" office:value="64.4653007351152">
            <text:p>64.47</text:p>
          </table:table-cell>
          <table:table-cell table:style-name="ce8" table:formula="of:=(720-4*[.$B$4]-[.V14]+[.$B$5]*60)/1440" office:value-type="float" office:value="0.491374822345208">
            <text:p>11:47:35</text:p>
          </table:table-cell>
          <table:table-cell table:style-name="ce8" table:formula="of:=[.X14]-[.W14]*4/1440" office:value-type="float" office:value="0.312304542525444">
            <text:p>7:29:43</text:p>
          </table:table-cell>
          <table:table-cell table:style-name="ce8" table:formula="of:=[.X14]+[.W14]*4/1440" office:value-type="float" office:value="0.670445102164973">
            <text:p>16:05:26</text:p>
          </table:table-cell>
          <table:table-cell table:style-name="ce11" table:formula="of:=8*[.W14]" office:value-type="float" office:value="515.722405880921">
            <text:p>515.72</text:p>
          </table:table-cell>
          <table:table-cell table:formula="of:=MOD([.E14]*1440+[.V14]+4*[.$B$4]-60*[.$B$5];1440)" office:value-type="float" office:value="90.4202558228998">
            <text:p>90.42</text:p>
          </table:table-cell>
          <table:table-cell table:formula="of:=IF([.AB14]/4&lt;0;[.AB14]/4+180;[.AB14]/4-180)" office:value-type="float" office:value="-157.394936044275">
            <text:p>-157.39</text:p>
          </table:table-cell>
          <table:table-cell table:formula="of:=DEGREES(ACOS(SIN(RADIANS([.$B$3]))*SIN(RADIANS([.T14]))+COS(RADIANS([.$B$3]))*COS(RADIANS([.T14]))*COS(RADIANS([.AC14]))))" office:value-type="float" office:value="143.121359942283">
            <text:p>143.12</text:p>
          </table:table-cell>
          <table:table-cell table:formula="of:=90-[.AD14]" office:value-type="float" office:value="-53.1213599422833">
            <text:p>-53.12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0432887579642262">
            <text:p>0</text:p>
          </table:table-cell>
          <table:table-cell table:formula="of:=[.AE14]+[.AF14]" office:value-type="float" office:value="-53.1170310664869">
            <text:p>-53.12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37.1089289605814">
            <text:p>37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]+0.1/24" office:value-type="float" office:value="0.0583333333333333">
            <text:p>1:24:00</text:p>
          </table:table-cell>
          <table:table-cell table:style-name="ce9" table:formula="of:=[.D15]+2415018.5+[.E15]-[.$B$5]/24" office:value-type="float" office:value="2458871.51666667">
            <text:p>2458871.52</text:p>
          </table:table-cell>
          <table:table-cell table:style-name="ce10" table:formula="of:=([.F15]-2451545)/36525" office:value-type="float" office:value="0.200589094227696">
            <text:p>0.20058909</text:p>
          </table:table-cell>
          <table:table-cell/>
          <table:table-cell table:formula="of:=MOD(280.46646+[.G15]*(36000.76983+[.G15]*0.0003032);360)" office:value-type="float" office:value="301.828283899024">
            <text:p>301.83</text:p>
          </table:table-cell>
          <table:table-cell table:formula="of:=357.52911+[.G15]*(35999.05029-0.0001537*[.G15])" office:value-type="float" office:value="7578.54599454411">
            <text:p>7578.55</text:p>
          </table:table-cell>
          <table:table-cell table:formula="of:=0.016708634-[.G15]*(0.000042037+0.0000001267*[.G15])" office:value-type="float" office:value="0.0167001967383467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0.620946016999368">
            <text:p>0.62</text:p>
          </table:table-cell>
          <table:table-cell table:formula="of:=[.I15]+[.L15]" office:value-type="float" office:value="302.449229916023">
            <text:p>302.45</text:p>
          </table:table-cell>
          <table:table-cell table:formula="of:=[.J15]+[.L15]" office:value-type="float" office:value="7579.16694056111">
            <text:p>7579.17</text:p>
          </table:table-cell>
          <table:table-cell table:formula="of:=(1.000001018*(1-[.K15]*[.K15]))/(1+[.K15]*COS(RADIANS([.N15])))" office:value-type="float" office:value="0.984196967597522">
            <text:p>0.98</text:p>
          </table:table-cell>
          <table:table-cell table:formula="of:=[.M15]-0.00569-0.00478*SIN(RADIANS(125.04-1934.136*[.G15]))" office:value-type="float" office:value="302.4387962957">
            <text:p>302.44</text:p>
          </table:table-cell>
          <table:table-cell table:formula="of:=23+(26+((21.448-[.G15]*(46.815+[.G15]*(0.00059-[.G15]*0.001813))))/60)/60" office:value-type="float" office:value="23.4366826145686">
            <text:p>23.44</text:p>
          </table:table-cell>
          <table:table-cell table:formula="of:=[.Q15]+0.00256*COS(RADIANS(125.04-1934.136*[.G15]))" office:value-type="float" office:value="23.4363673736917">
            <text:p>23.44</text:p>
          </table:table-cell>
          <table:table-cell table:formula="of:=DEGREES(ATAN2(COS(RADIANS([.P15]));COS(RADIANS([.R15]))*SIN(RADIANS([.P15]))))" office:value-type="float" office:value="-55.2889939771861">
            <text:p>-55.29</text:p>
          </table:table-cell>
          <table:table-cell table:formula="of:=DEGREES(ASIN(SIN(RADIANS([.R15]))*SIN(RADIANS([.P15]))))" office:value-type="float" office:value="-19.6133127437652">
            <text:p>-19.61</text:p>
          </table:table-cell>
          <table:table-cell table:formula="of:=TAN(RADIANS([.R15]/2))*TAN(RADIANS([.R15]/2))" office:value-type="float" office:value="0.0430234886701772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11.5808569341977">
            <text:p>-11.58</text:p>
          </table:table-cell>
          <table:table-cell table:formula="of:=DEGREES(ACOS(COS(RADIANS(90.833))/(COS(RADIANS([.$B$3]))*COS(RADIANS([.T15])))-TAN(RADIANS([.$B$3]))*TAN(RADIANS([.T15]))))" office:value-type="float" office:value="64.466825981319">
            <text:p>64.47</text:p>
          </table:table-cell>
          <table:table-cell table:style-name="ce8" table:formula="of:=(720-4*[.$B$4]-[.V15]+[.$B$5]*60)/1440" office:value-type="float" office:value="0.491375595093193">
            <text:p>11:47:35</text:p>
          </table:table-cell>
          <table:table-cell table:style-name="ce8" table:formula="of:=[.X15]-[.W15]*4/1440" office:value-type="float" office:value="0.312301078478418">
            <text:p>7:29:43</text:p>
          </table:table-cell>
          <table:table-cell table:style-name="ce8" table:formula="of:=[.X15]+[.W15]*4/1440" office:value-type="float" office:value="0.670450111707968">
            <text:p>16:05:27</text:p>
          </table:table-cell>
          <table:table-cell table:style-name="ce11" table:formula="of:=8*[.W15]" office:value-type="float" office:value="515.734607850552">
            <text:p>515.73</text:p>
          </table:table-cell>
          <table:table-cell table:formula="of:=MOD([.E15]*1440+[.V15]+4*[.$B$4]-60*[.$B$5];1440)" office:value-type="float" office:value="96.4191430658022">
            <text:p>96.42</text:p>
          </table:table-cell>
          <table:table-cell table:formula="of:=IF([.AB15]/4&lt;0;[.AB15]/4+180;[.AB15]/4-180)" office:value-type="float" office:value="-155.895214233549">
            <text:p>-155.9</text:p>
          </table:table-cell>
          <table:table-cell table:formula="of:=DEGREES(ACOS(SIN(RADIANS([.$B$3]))*SIN(RADIANS([.T15]))+COS(RADIANS([.$B$3]))*COS(RADIANS([.T15]))*COS(RADIANS([.AC15]))))" office:value-type="float" office:value="142.549750229788">
            <text:p>142.55</text:p>
          </table:table-cell>
          <table:table-cell table:formula="of:=90-[.AD15]" office:value-type="float" office:value="-52.5497502297881">
            <text:p>-52.55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0441952198394516">
            <text:p>0</text:p>
          </table:table-cell>
          <table:table-cell table:formula="of:=[.AE15]+[.AF15]" office:value-type="float" office:value="-52.5453307078041">
            <text:p>-52.55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39.2475831699313">
            <text:p>39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]+0.1/24" office:value-type="float" office:value="0.0625">
            <text:p>1:30:00</text:p>
          </table:table-cell>
          <table:table-cell table:style-name="ce9" table:formula="of:=[.D16]+2415018.5+[.E16]-[.$B$5]/24" office:value-type="float" office:value="2458871.52083333">
            <text:p>2458871.52</text:p>
          </table:table-cell>
          <table:table-cell table:style-name="ce10" table:formula="of:=([.F16]-2451545)/36525" office:value-type="float" office:value="0.200589208304818">
            <text:p>0.20058921</text:p>
          </table:table-cell>
          <table:table-cell/>
          <table:table-cell table:formula="of:=MOD(280.46646+[.G16]*(36000.76983+[.G16]*0.0003032);360)" office:value-type="float" office:value="301.832390763251">
            <text:p>301.83</text:p>
          </table:table-cell>
          <table:table-cell table:formula="of:=357.52911+[.G16]*(35999.05029-0.0001537*[.G16])" office:value-type="float" office:value="7578.55010121216">
            <text:p>7578.55</text:p>
          </table:table-cell>
          <table:table-cell table:formula="of:=0.016708634-[.G16]*(0.000042037+0.0000001267*[.G16])" office:value-type="float" office:value="0.0167001967335454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0.621078370679451">
            <text:p>0.62</text:p>
          </table:table-cell>
          <table:table-cell table:formula="of:=[.I16]+[.L16]" office:value-type="float" office:value="302.453469133931">
            <text:p>302.45</text:p>
          </table:table-cell>
          <table:table-cell table:formula="of:=[.J16]+[.L16]" office:value-type="float" office:value="7579.17117958284">
            <text:p>7579.17</text:p>
          </table:table-cell>
          <table:table-cell table:formula="of:=(1.000001018*(1-[.K16]*[.K16]))/(1+[.K16]*COS(RADIANS([.N16])))" office:value-type="float" office:value="0.984197360695071">
            <text:p>0.98</text:p>
          </table:table-cell>
          <table:table-cell table:formula="of:=[.M16]-0.00569-0.00478*SIN(RADIANS(125.04-1934.136*[.G16]))" office:value-type="float" office:value="302.443035511341">
            <text:p>302.44</text:p>
          </table:table-cell>
          <table:table-cell table:formula="of:=23+(26+((21.448-[.G16]*(46.815+[.G16]*(0.00059-[.G16]*0.001813))))/60)/60" office:value-type="float" office:value="23.4366826130851">
            <text:p>23.44</text:p>
          </table:table-cell>
          <table:table-cell table:formula="of:=[.Q16]+0.00256*COS(RADIANS(125.04-1934.136*[.G16]))" office:value-type="float" office:value="23.4363673819915">
            <text:p>23.44</text:p>
          </table:table-cell>
          <table:table-cell table:formula="of:=DEGREES(ATAN2(COS(RADIANS([.P16]));COS(RADIANS([.R16]))*SIN(RADIANS([.P16]))))" office:value-type="float" office:value="-55.2846106147352">
            <text:p>-55.28</text:p>
          </table:table-cell>
          <table:table-cell table:formula="of:=DEGREES(ASIN(SIN(RADIANS([.R16]))*SIN(RADIANS([.P16]))))" office:value-type="float" office:value="-19.6123525892238">
            <text:p>-19.61</text:p>
          </table:table-cell>
          <table:table-cell table:formula="of:=TAN(RADIANS([.R16]/2))*TAN(RADIANS([.R16]/2))" office:value-type="float" office:value="0.0430234887015167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11.581969468571">
            <text:p>-11.58</text:p>
          </table:table-cell>
          <table:table-cell table:formula="of:=DEGREES(ACOS(COS(RADIANS(90.833))/(COS(RADIANS([.$B$3]))*COS(RADIANS([.T16])))-TAN(RADIANS([.$B$3]))*TAN(RADIANS([.T16]))))" office:value-type="float" office:value="64.4683513577685">
            <text:p>64.47</text:p>
          </table:table-cell>
          <table:table-cell table:style-name="ce8" table:formula="of:=(720-4*[.$B$4]-[.V16]+[.$B$5]*60)/1440" office:value-type="float" office:value="0.491376367686508">
            <text:p>11:47:35</text:p>
          </table:table-cell>
          <table:table-cell table:style-name="ce8" table:formula="of:=[.X16]-[.W16]*4/1440" office:value-type="float" office:value="0.312297613914928">
            <text:p>7:29:43</text:p>
          </table:table-cell>
          <table:table-cell table:style-name="ce8" table:formula="of:=[.X16]+[.W16]*4/1440" office:value-type="float" office:value="0.670455121458087">
            <text:p>16:05:27</text:p>
          </table:table-cell>
          <table:table-cell table:style-name="ce11" table:formula="of:=8*[.W16]" office:value-type="float" office:value="515.746810862148">
            <text:p>515.75</text:p>
          </table:table-cell>
          <table:table-cell table:formula="of:=MOD([.E16]*1440+[.V16]+4*[.$B$4]-60*[.$B$5];1440)" office:value-type="float" office:value="102.418030531429">
            <text:p>102.42</text:p>
          </table:table-cell>
          <table:table-cell table:formula="of:=IF([.AB16]/4&lt;0;[.AB16]/4+180;[.AB16]/4-180)" office:value-type="float" office:value="-154.395492367143">
            <text:p>-154.4</text:p>
          </table:table-cell>
          <table:table-cell table:formula="of:=DEGREES(ACOS(SIN(RADIANS([.$B$3]))*SIN(RADIANS([.T16]))+COS(RADIANS([.$B$3]))*COS(RADIANS([.T16]))*COS(RADIANS([.AC16]))))" office:value-type="float" office:value="141.951756173624">
            <text:p>141.95</text:p>
          </table:table-cell>
          <table:table-cell table:formula="of:=90-[.AD16]" office:value-type="float" office:value="-51.9517561736237">
            <text:p>-51.95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0451584724961261">
            <text:p>0</text:p>
          </table:table-cell>
          <table:table-cell table:formula="of:=[.AE16]+[.AF16]" office:value-type="float" office:value="-51.9472403263741">
            <text:p>-51.95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41.3383463324888">
            <text:p>41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]+0.1/24" office:value-type="float" office:value="0.0666666666666667">
            <text:p>1:36:00</text:p>
          </table:table-cell>
          <table:table-cell table:style-name="ce9" table:formula="of:=[.D17]+2415018.5+[.E17]-[.$B$5]/24" office:value-type="float" office:value="2458871.525">
            <text:p>2458871.53</text:p>
          </table:table-cell>
          <table:table-cell table:style-name="ce10" table:formula="of:=([.F17]-2451545)/36525" office:value-type="float" office:value="0.20058932238194">
            <text:p>0.20058932</text:p>
          </table:table-cell>
          <table:table-cell/>
          <table:table-cell table:formula="of:=MOD(280.46646+[.G17]*(36000.76983+[.G17]*0.0003032);360)" office:value-type="float" office:value="301.836497627481">
            <text:p>301.84</text:p>
          </table:table-cell>
          <table:table-cell table:formula="of:=357.52911+[.G17]*(35999.05029-0.0001537*[.G17])" office:value-type="float" office:value="7578.55420788021">
            <text:p>7578.55</text:p>
          </table:table-cell>
          <table:table-cell table:formula="of:=0.016708634-[.G17]*(0.000042037+0.0000001267*[.G17])" office:value-type="float" office:value="0.0167001967287442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0.62121072097326">
            <text:p>0.62</text:p>
          </table:table-cell>
          <table:table-cell table:formula="of:=[.I17]+[.L17]" office:value-type="float" office:value="302.457708348454">
            <text:p>302.46</text:p>
          </table:table-cell>
          <table:table-cell table:formula="of:=[.J17]+[.L17]" office:value-type="float" office:value="7579.17541860118">
            <text:p>7579.18</text:p>
          </table:table-cell>
          <table:table-cell table:formula="of:=(1.000001018*(1-[.K17]*[.K17]))/(1+[.K17]*COS(RADIANS([.N17])))" office:value-type="float" office:value="0.984197753876279">
            <text:p>0.98</text:p>
          </table:table-cell>
          <table:table-cell table:formula="of:=[.M17]-0.00569-0.00478*SIN(RADIANS(125.04-1934.136*[.G17]))" office:value-type="float" office:value="302.447274723598">
            <text:p>302.45</text:p>
          </table:table-cell>
          <table:table-cell table:formula="of:=23+(26+((21.448-[.G17]*(46.815+[.G17]*(0.00059-[.G17]*0.001813))))/60)/60" office:value-type="float" office:value="23.4366826116017">
            <text:p>23.44</text:p>
          </table:table-cell>
          <table:table-cell table:formula="of:=[.Q17]+0.00256*COS(RADIANS(125.04-1934.136*[.G17]))" office:value-type="float" office:value="23.4363673902914">
            <text:p>23.44</text:p>
          </table:table-cell>
          <table:table-cell table:formula="of:=DEGREES(ATAN2(COS(RADIANS([.P17]));COS(RADIANS([.R17]))*SIN(RADIANS([.P17]))))" office:value-type="float" office:value="-55.2802273081352">
            <text:p>-55.28</text:p>
          </table:table-cell>
          <table:table-cell table:formula="of:=DEGREES(ASIN(SIN(RADIANS([.R17]))*SIN(RADIANS([.P17]))))" office:value-type="float" office:value="-19.6113923294197">
            <text:p>-19.61</text:p>
          </table:table-cell>
          <table:table-cell table:formula="of:=TAN(RADIANS([.R17]/2))*TAN(RADIANS([.R17]/2))" office:value-type="float" office:value="0.0430234887328563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11.5830817800821">
            <text:p>-11.58</text:p>
          </table:table-cell>
          <table:table-cell table:formula="of:=DEGREES(ACOS(COS(RADIANS(90.833))/(COS(RADIANS([.$B$3]))*COS(RADIANS([.T17])))-TAN(RADIANS([.$B$3]))*TAN(RADIANS([.T17]))))" office:value-type="float" office:value="64.4698768642738">
            <text:p>64.47</text:p>
          </table:table-cell>
          <table:table-cell table:style-name="ce8" table:formula="of:=(720-4*[.$B$4]-[.V17]+[.$B$5]*60)/1440" office:value-type="float" office:value="0.491377140125057">
            <text:p>11:47:35</text:p>
          </table:table-cell>
          <table:table-cell table:style-name="ce8" table:formula="of:=[.X17]-[.W17]*4/1440" office:value-type="float" office:value="0.312294148835408">
            <text:p>7:29:42</text:p>
          </table:table-cell>
          <table:table-cell table:style-name="ce8" table:formula="of:=[.X17]+[.W17]*4/1440" office:value-type="float" office:value="0.670460131414706">
            <text:p>16:05:28</text:p>
          </table:table-cell>
          <table:table-cell table:style-name="ce11" table:formula="of:=8*[.W17]" office:value-type="float" office:value="515.75901491419">
            <text:p>515.76</text:p>
          </table:table-cell>
          <table:table-cell table:formula="of:=MOD([.E17]*1440+[.V17]+4*[.$B$4]-60*[.$B$5];1440)" office:value-type="float" office:value="108.416918219918">
            <text:p>108.42</text:p>
          </table:table-cell>
          <table:table-cell table:formula="of:=IF([.AB17]/4&lt;0;[.AB17]/4+180;[.AB17]/4-180)" office:value-type="float" office:value="-152.895770445021">
            <text:p>-152.9</text:p>
          </table:table-cell>
          <table:table-cell table:formula="of:=DEGREES(ACOS(SIN(RADIANS([.$B$3]))*SIN(RADIANS([.T17]))+COS(RADIANS([.$B$3]))*COS(RADIANS([.T17]))*COS(RADIANS([.AC17]))))" office:value-type="float" office:value="141.328759298251">
            <text:p>141.33</text:p>
          </table:table-cell>
          <table:table-cell table:formula="of:=90-[.AD17]" office:value-type="float" office:value="-51.3287592982513">
            <text:p>-51.33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04617888450419">
            <text:p>0</text:p>
          </table:table-cell>
          <table:table-cell table:formula="of:=[.AE17]+[.AF17]" office:value-type="float" office:value="-51.3241414098009">
            <text:p>-51.32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43.3815485968926">
            <text:p>43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]+0.1/24" office:value-type="float" office:value="0.0708333333333333">
            <text:p>1:42:00</text:p>
          </table:table-cell>
          <table:table-cell table:style-name="ce9" table:formula="of:=[.D18]+2415018.5+[.E18]-[.$B$5]/24" office:value-type="float" office:value="2458871.52916667">
            <text:p>2458871.53</text:p>
          </table:table-cell>
          <table:table-cell table:style-name="ce10" table:formula="of:=([.F18]-2451545)/36525" office:value-type="float" office:value="0.20058943645905">
            <text:p>0.20058944</text:p>
          </table:table-cell>
          <table:table-cell/>
          <table:table-cell table:formula="of:=MOD(280.46646+[.G18]*(36000.76983+[.G18]*0.0003032);360)" office:value-type="float" office:value="301.840604491251">
            <text:p>301.84</text:p>
          </table:table-cell>
          <table:table-cell table:formula="of:=357.52911+[.G18]*(35999.05029-0.0001537*[.G18])" office:value-type="float" office:value="7578.5583145478">
            <text:p>7578.56</text:p>
          </table:table-cell>
          <table:table-cell table:formula="of:=0.016708634-[.G18]*(0.000042037+0.0000001267*[.G18])" office:value-type="float" office:value="0.0167001967239429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0.621343067865333">
            <text:p>0.62</text:p>
          </table:table-cell>
          <table:table-cell table:formula="of:=[.I18]+[.L18]" office:value-type="float" office:value="302.461947559116">
            <text:p>302.46</text:p>
          </table:table-cell>
          <table:table-cell table:formula="of:=[.J18]+[.L18]" office:value-type="float" office:value="7579.17965761566">
            <text:p>7579.18</text:p>
          </table:table-cell>
          <table:table-cell table:formula="of:=(1.000001018*(1-[.K18]*[.K18]))/(1+[.K18]*COS(RADIANS([.N18])))" office:value-type="float" office:value="0.984198147141099">
            <text:p>0.98</text:p>
          </table:table-cell>
          <table:table-cell table:formula="of:=[.M18]-0.00569-0.00478*SIN(RADIANS(125.04-1934.136*[.G18]))" office:value-type="float" office:value="302.451513931994">
            <text:p>302.45</text:p>
          </table:table-cell>
          <table:table-cell table:formula="of:=23+(26+((21.448-[.G18]*(46.815+[.G18]*(0.00059-[.G18]*0.001813))))/60)/60" office:value-type="float" office:value="23.4366826101182">
            <text:p>23.44</text:p>
          </table:table-cell>
          <table:table-cell table:formula="of:=[.Q18]+0.00256*COS(RADIANS(125.04-1934.136*[.G18]))" office:value-type="float" office:value="23.4363673985912">
            <text:p>23.44</text:p>
          </table:table-cell>
          <table:table-cell table:formula="of:=DEGREES(ATAN2(COS(RADIANS([.P18]));COS(RADIANS([.R18]))*SIN(RADIANS([.P18]))))" office:value-type="float" office:value="-55.2758440578808">
            <text:p>-55.28</text:p>
          </table:table-cell>
          <table:table-cell table:formula="of:=DEGREES(ASIN(SIN(RADIANS([.R18]))*SIN(RADIANS([.P18]))))" office:value-type="float" office:value="-19.6104319644679">
            <text:p>-19.61</text:p>
          </table:table-cell>
          <table:table-cell table:formula="of:=TAN(RADIANS([.R18]/2))*TAN(RADIANS([.R18]/2))" office:value-type="float" office:value="0.0430234887641959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1.5841938685936">
            <text:p>-11.58</text:p>
          </table:table-cell>
          <table:table-cell table:formula="of:=DEGREES(ACOS(COS(RADIANS(90.833))/(COS(RADIANS([.$B$3]))*COS(RADIANS([.T18])))-TAN(RADIANS([.$B$3]))*TAN(RADIANS([.T18]))))" office:value-type="float" office:value="64.4714025006435">
            <text:p>64.47</text:p>
          </table:table-cell>
          <table:table-cell table:style-name="ce8" table:formula="of:=(720-4*[.$B$4]-[.V18]+[.$B$5]*60)/1440" office:value-type="float" office:value="0.491377912408746">
            <text:p>11:47:35</text:p>
          </table:table-cell>
          <table:table-cell table:style-name="ce8" table:formula="of:=[.X18]-[.W18]*4/1440" office:value-type="float" office:value="0.312290683240291">
            <text:p>7:29:42</text:p>
          </table:table-cell>
          <table:table-cell table:style-name="ce8" table:formula="of:=[.X18]+[.W18]*4/1440" office:value-type="float" office:value="0.6704651415772">
            <text:p>16:05:28</text:p>
          </table:table-cell>
          <table:table-cell table:style-name="ce11" table:formula="of:=8*[.W18]" office:value-type="float" office:value="515.771220005148">
            <text:p>515.77</text:p>
          </table:table-cell>
          <table:table-cell table:formula="of:=MOD([.E18]*1440+[.V18]+4*[.$B$4]-60*[.$B$5];1440)" office:value-type="float" office:value="114.415806131406">
            <text:p>114.42</text:p>
          </table:table-cell>
          <table:table-cell table:formula="of:=IF([.AB18]/4&lt;0;[.AB18]/4+180;[.AB18]/4-180)" office:value-type="float" office:value="-151.396048467148">
            <text:p>-151.4</text:p>
          </table:table-cell>
          <table:table-cell table:formula="of:=DEGREES(ACOS(SIN(RADIANS([.$B$3]))*SIN(RADIANS([.T18]))+COS(RADIANS([.$B$3]))*COS(RADIANS([.T18]))*COS(RADIANS([.AC18]))))" office:value-type="float" office:value="140.682113425349">
            <text:p>140.68</text:p>
          </table:table-cell>
          <table:table-cell table:formula="of:=90-[.AD18]" office:value-type="float" office:value="-50.6821134253491">
            <text:p>-50.68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0472569904631311">
            <text:p>0</text:p>
          </table:table-cell>
          <table:table-cell table:formula="of:=[.AE18]+[.AF18]" office:value-type="float" office:value="-50.6773877263028">
            <text:p>-50.68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45.3777713521768">
            <text:p>45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]+0.1/24" office:value-type="float" office:value="0.075">
            <text:p>1:48:00</text:p>
          </table:table-cell>
          <table:table-cell table:style-name="ce9" table:formula="of:=[.D19]+2415018.5+[.E19]-[.$B$5]/24" office:value-type="float" office:value="2458871.53333333">
            <text:p>2458871.53</text:p>
          </table:table-cell>
          <table:table-cell table:style-name="ce10" table:formula="of:=([.F19]-2451545)/36525" office:value-type="float" office:value="0.200589550536172">
            <text:p>0.20058955</text:p>
          </table:table-cell>
          <table:table-cell/>
          <table:table-cell table:formula="of:=MOD(280.46646+[.G19]*(36000.76983+[.G19]*0.0003032);360)" office:value-type="float" office:value="301.84471135548">
            <text:p>301.84</text:p>
          </table:table-cell>
          <table:table-cell table:formula="of:=357.52911+[.G19]*(35999.05029-0.0001537*[.G19])" office:value-type="float" office:value="7578.56242121585">
            <text:p>7578.56</text:p>
          </table:table-cell>
          <table:table-cell table:formula="of:=0.016708634-[.G19]*(0.000042037+0.0000001267*[.G19])" office:value-type="float" office:value="0.0167001967191417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0.621475411384603">
            <text:p>0.62</text:p>
          </table:table-cell>
          <table:table-cell table:formula="of:=[.I19]+[.L19]" office:value-type="float" office:value="302.466186766865">
            <text:p>302.47</text:p>
          </table:table-cell>
          <table:table-cell table:formula="of:=[.J19]+[.L19]" office:value-type="float" office:value="7579.18389662723">
            <text:p>7579.18</text:p>
          </table:table-cell>
          <table:table-cell table:formula="of:=(1.000001018*(1-[.K19]*[.K19]))/(1+[.K19]*COS(RADIANS([.N19])))" office:value-type="float" office:value="0.984198540489618">
            <text:p>0.98</text:p>
          </table:table-cell>
          <table:table-cell table:formula="of:=[.M19]-0.00569-0.00478*SIN(RADIANS(125.04-1934.136*[.G19]))" office:value-type="float" office:value="302.455753137476">
            <text:p>302.46</text:p>
          </table:table-cell>
          <table:table-cell table:formula="of:=23+(26+((21.448-[.G19]*(46.815+[.G19]*(0.00059-[.G19]*0.001813))))/60)/60" office:value-type="float" office:value="23.4366826086347">
            <text:p>23.44</text:p>
          </table:table-cell>
          <table:table-cell table:formula="of:=[.Q19]+0.00256*COS(RADIANS(125.04-1934.136*[.G19]))" office:value-type="float" office:value="23.436367406891">
            <text:p>23.44</text:p>
          </table:table-cell>
          <table:table-cell table:formula="of:=DEGREES(ATAN2(COS(RADIANS([.P19]));COS(RADIANS([.R19]))*SIN(RADIANS([.P19]))))" office:value-type="float" office:value="-55.2714608629945">
            <text:p>-55.27</text:p>
          </table:table-cell>
          <table:table-cell table:formula="of:=DEGREES(ASIN(SIN(RADIANS([.R19]))*SIN(RADIANS([.P19]))))" office:value-type="float" office:value="-19.609471494161">
            <text:p>-19.61</text:p>
          </table:table-cell>
          <table:table-cell table:formula="of:=TAN(RADIANS([.R19]/2))*TAN(RADIANS([.R19]/2))" office:value-type="float" office:value="0.0430234887955355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1.5853057343415">
            <text:p>-11.59</text:p>
          </table:table-cell>
          <table:table-cell table:formula="of:=DEGREES(ACOS(COS(RADIANS(90.833))/(COS(RADIANS([.$B$3]))*COS(RADIANS([.T19])))-TAN(RADIANS([.$B$3]))*TAN(RADIANS([.T19]))))" office:value-type="float" office:value="64.4729282671987">
            <text:p>64.47</text:p>
          </table:table-cell>
          <table:table-cell table:style-name="ce8" table:formula="of:=(720-4*[.$B$4]-[.V19]+[.$B$5]*60)/1440" office:value-type="float" office:value="0.491378684537737">
            <text:p>11:47:35</text:p>
          </table:table-cell>
          <table:table-cell table:style-name="ce8" table:formula="of:=[.X19]-[.W19]*4/1440" office:value-type="float" office:value="0.312287217128852">
            <text:p>7:29:42</text:p>
          </table:table-cell>
          <table:table-cell table:style-name="ce8" table:formula="of:=[.X19]+[.W19]*4/1440" office:value-type="float" office:value="0.670470151946623">
            <text:p>16:05:29</text:p>
          </table:table-cell>
          <table:table-cell table:style-name="ce11" table:formula="of:=8*[.W19]" office:value-type="float" office:value="515.78342613759">
            <text:p>515.78</text:p>
          </table:table-cell>
          <table:table-cell table:formula="of:=MOD([.E19]*1440+[.V19]+4*[.$B$4]-60*[.$B$5];1440)" office:value-type="float" office:value="120.414694265659">
            <text:p>120.41</text:p>
          </table:table-cell>
          <table:table-cell table:formula="of:=IF([.AB19]/4&lt;0;[.AB19]/4+180;[.AB19]/4-180)" office:value-type="float" office:value="-149.896326433585">
            <text:p>-149.9</text:p>
          </table:table-cell>
          <table:table-cell table:formula="of:=DEGREES(ACOS(SIN(RADIANS([.$B$3]))*SIN(RADIANS([.T19]))+COS(RADIANS([.$B$3]))*COS(RADIANS([.T19]))*COS(RADIANS([.AC19]))))" office:value-type="float" office:value="140.013138758574">
            <text:p>140.01</text:p>
          </table:table-cell>
          <table:table-cell table:formula="of:=90-[.AD19]" office:value-type="float" office:value="-50.013138758574">
            <text:p>-50.01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0483935054947526">
            <text:p>0</text:p>
          </table:table-cell>
          <table:table-cell table:formula="of:=[.AE19]+[.AF19]" office:value-type="float" office:value="-50.0082994080245">
            <text:p>-50.01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47.3278113015612">
            <text:p>47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]+0.1/24" office:value-type="float" office:value="0.0791666666666667">
            <text:p>1:54:00</text:p>
          </table:table-cell>
          <table:table-cell table:style-name="ce9" table:formula="of:=[.D20]+2415018.5+[.E20]-[.$B$5]/24" office:value-type="float" office:value="2458871.5375">
            <text:p>2458871.54</text:p>
          </table:table-cell>
          <table:table-cell table:style-name="ce10" table:formula="of:=([.F20]-2451545)/36525" office:value-type="float" office:value="0.200589664613281">
            <text:p>0.20058966</text:p>
          </table:table-cell>
          <table:table-cell/>
          <table:table-cell table:formula="of:=MOD(280.46646+[.G20]*(36000.76983+[.G20]*0.0003032);360)" office:value-type="float" office:value="301.848818219248">
            <text:p>301.85</text:p>
          </table:table-cell>
          <table:table-cell table:formula="of:=357.52911+[.G20]*(35999.05029-0.0001537*[.G20])" office:value-type="float" office:value="7578.56652788343">
            <text:p>7578.57</text:p>
          </table:table-cell>
          <table:table-cell table:formula="of:=0.016708634-[.G20]*(0.000042037+0.0000001267*[.G20])" office:value-type="float" office:value="0.0167001967143404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0.6216077515006">
            <text:p>0.62</text:p>
          </table:table-cell>
          <table:table-cell table:formula="of:=[.I20]+[.L20]" office:value-type="float" office:value="302.470425970748">
            <text:p>302.47</text:p>
          </table:table-cell>
          <table:table-cell table:formula="of:=[.J20]+[.L20]" office:value-type="float" office:value="7579.18813563493">
            <text:p>7579.19</text:p>
          </table:table-cell>
          <table:table-cell table:formula="of:=(1.000001018*(1-[.K20]*[.K20]))/(1+[.K20]*COS(RADIANS([.N20])))" office:value-type="float" office:value="0.984198933921746">
            <text:p>0.98</text:p>
          </table:table-cell>
          <table:table-cell table:formula="of:=[.M20]-0.00569-0.00478*SIN(RADIANS(125.04-1934.136*[.G20]))" office:value-type="float" office:value="302.459992339093">
            <text:p>302.46</text:p>
          </table:table-cell>
          <table:table-cell table:formula="of:=23+(26+((21.448-[.G20]*(46.815+[.G20]*(0.00059-[.G20]*0.001813))))/60)/60" office:value-type="float" office:value="23.4366826071512">
            <text:p>23.44</text:p>
          </table:table-cell>
          <table:table-cell table:formula="of:=[.Q20]+0.00256*COS(RADIANS(125.04-1934.136*[.G20]))" office:value-type="float" office:value="23.4363674151908">
            <text:p>23.44</text:p>
          </table:table-cell>
          <table:table-cell table:formula="of:=DEGREES(ATAN2(COS(RADIANS([.P20]));COS(RADIANS([.R20]))*SIN(RADIANS([.P20]))))" office:value-type="float" office:value="-55.2670777244628">
            <text:p>-55.27</text:p>
          </table:table-cell>
          <table:table-cell table:formula="of:=DEGREES(ASIN(SIN(RADIANS([.R20]))*SIN(RADIANS([.P20]))))" office:value-type="float" office:value="-19.6085109187218">
            <text:p>-19.61</text:p>
          </table:table-cell>
          <table:table-cell table:formula="of:=TAN(RADIANS([.R20]/2))*TAN(RADIANS([.R20]/2))" office:value-type="float" office:value="0.0430234888268751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1.5864173770629">
            <text:p>-11.59</text:p>
          </table:table-cell>
          <table:table-cell table:formula="of:=DEGREES(ACOS(COS(RADIANS(90.833))/(COS(RADIANS([.$B$3]))*COS(RADIANS([.T20])))-TAN(RADIANS([.$B$3]))*TAN(RADIANS([.T20]))))" office:value-type="float" office:value="64.4744541635771">
            <text:p>64.47</text:p>
          </table:table-cell>
          <table:table-cell table:style-name="ce8" table:formula="of:=(720-4*[.$B$4]-[.V20]+[.$B$5]*60)/1440" office:value-type="float" office:value="0.491379456511849">
            <text:p>11:47:35</text:p>
          </table:table-cell>
          <table:table-cell table:style-name="ce8" table:formula="of:=[.X20]-[.W20]*4/1440" office:value-type="float" office:value="0.312283750501913">
            <text:p>7:29:41</text:p>
          </table:table-cell>
          <table:table-cell table:style-name="ce8" table:formula="of:=[.X20]+[.W20]*4/1440" office:value-type="float" office:value="0.670475162521786">
            <text:p>16:05:29</text:p>
          </table:table-cell>
          <table:table-cell table:style-name="ce11" table:formula="of:=8*[.W20]" office:value-type="float" office:value="515.795633308616">
            <text:p>515.8</text:p>
          </table:table-cell>
          <table:table-cell table:formula="of:=MOD([.E20]*1440+[.V20]+4*[.$B$4]-60*[.$B$5];1440)" office:value-type="float" office:value="126.413582622937">
            <text:p>126.41</text:p>
          </table:table-cell>
          <table:table-cell table:formula="of:=IF([.AB20]/4&lt;0;[.AB20]/4+180;[.AB20]/4-180)" office:value-type="float" office:value="-148.396604344266">
            <text:p>-148.4</text:p>
          </table:table-cell>
          <table:table-cell table:formula="of:=DEGREES(ACOS(SIN(RADIANS([.$B$3]))*SIN(RADIANS([.T20]))+COS(RADIANS([.$B$3]))*COS(RADIANS([.T20]))*COS(RADIANS([.AC20]))))" office:value-type="float" office:value="139.323117264825">
            <text:p>139.32</text:p>
          </table:table-cell>
          <table:table-cell table:formula="of:=90-[.AD20]" office:value-type="float" office:value="-49.3231172648247">
            <text:p>-49.32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0495893396828754">
            <text:p>0</text:p>
          </table:table-cell>
          <table:table-cell table:formula="of:=[.AE20]+[.AF20]" office:value-type="float" office:value="-49.3181583308564">
            <text:p>-49.32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49.2326464325019">
            <text:p>49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]+0.1/24" office:value-type="float" office:value="0.0833333333333333">
            <text:p>2:00:00</text:p>
          </table:table-cell>
          <table:table-cell table:style-name="ce9" table:formula="of:=[.D21]+2415018.5+[.E21]-[.$B$5]/24" office:value-type="float" office:value="2458871.54166667">
            <text:p>2458871.54</text:p>
          </table:table-cell>
          <table:table-cell table:style-name="ce10" table:formula="of:=([.F21]-2451545)/36525" office:value-type="float" office:value="0.200589778690403">
            <text:p>0.20058978</text:p>
          </table:table-cell>
          <table:table-cell/>
          <table:table-cell table:formula="of:=MOD(280.46646+[.G21]*(36000.76983+[.G21]*0.0003032);360)" office:value-type="float" office:value="301.852925083477">
            <text:p>301.85</text:p>
          </table:table-cell>
          <table:table-cell table:formula="of:=357.52911+[.G21]*(35999.05029-0.0001537*[.G21])" office:value-type="float" office:value="7578.57063455148">
            <text:p>7578.57</text:p>
          </table:table-cell>
          <table:table-cell table:formula="of:=0.016708634-[.G21]*(0.000042037+0.0000001267*[.G21])" office:value-type="float" office:value="0.0167001967095391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0.621740088242414">
            <text:p>0.62</text:p>
          </table:table-cell>
          <table:table-cell table:formula="of:=[.I21]+[.L21]" office:value-type="float" office:value="302.47466517172">
            <text:p>302.47</text:p>
          </table:table-cell>
          <table:table-cell table:formula="of:=[.J21]+[.L21]" office:value-type="float" office:value="7579.19237463973">
            <text:p>7579.19</text:p>
          </table:table-cell>
          <table:table-cell table:formula="of:=(1.000001018*(1-[.K21]*[.K21]))/(1+[.K21]*COS(RADIANS([.N21])))" office:value-type="float" office:value="0.984199327437567">
            <text:p>0.98</text:p>
          </table:table-cell>
          <table:table-cell table:formula="of:=[.M21]-0.00569-0.00478*SIN(RADIANS(125.04-1934.136*[.G21]))" office:value-type="float" office:value="302.464231537798">
            <text:p>302.46</text:p>
          </table:table-cell>
          <table:table-cell table:formula="of:=23+(26+((21.448-[.G21]*(46.815+[.G21]*(0.00059-[.G21]*0.001813))))/60)/60" office:value-type="float" office:value="23.4366826056678">
            <text:p>23.44</text:p>
          </table:table-cell>
          <table:table-cell table:formula="of:=[.Q21]+0.00256*COS(RADIANS(125.04-1934.136*[.G21]))" office:value-type="float" office:value="23.4363674234907">
            <text:p>23.44</text:p>
          </table:table-cell>
          <table:table-cell table:formula="of:=DEGREES(ATAN2(COS(RADIANS([.P21]));COS(RADIANS([.R21]))*SIN(RADIANS([.P21]))))" office:value-type="float" office:value="-55.2626946413026">
            <text:p>-55.26</text:p>
          </table:table-cell>
          <table:table-cell table:formula="of:=DEGREES(ASIN(SIN(RADIANS([.R21]))*SIN(RADIANS([.P21]))))" office:value-type="float" office:value="-19.6075502379415">
            <text:p>-19.61</text:p>
          </table:table-cell>
          <table:table-cell table:formula="of:=TAN(RADIANS([.R21]/2))*TAN(RADIANS([.R21]/2))" office:value-type="float" office:value="0.0430234888582147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1.587528796995">
            <text:p>-11.59</text:p>
          </table:table-cell>
          <table:table-cell table:formula="of:=DEGREES(ACOS(COS(RADIANS(90.833))/(COS(RADIANS([.$B$3]))*COS(RADIANS([.T21])))-TAN(RADIANS([.$B$3]))*TAN(RADIANS([.T21]))))" office:value-type="float" office:value="64.4759801901016">
            <text:p>64.48</text:p>
          </table:table-cell>
          <table:table-cell table:style-name="ce8" table:formula="of:=(720-4*[.$B$4]-[.V21]+[.$B$5]*60)/1440" office:value-type="float" office:value="0.491380228331246">
            <text:p>11:47:35</text:p>
          </table:table-cell>
          <table:table-cell table:style-name="ce8" table:formula="of:=[.X21]-[.W21]*4/1440" office:value-type="float" office:value="0.312280283358742">
            <text:p>7:29:41</text:p>
          </table:table-cell>
          <table:table-cell table:style-name="ce8" table:formula="of:=[.X21]+[.W21]*4/1440" office:value-type="float" office:value="0.670480173303751">
            <text:p>16:05:29</text:p>
          </table:table-cell>
          <table:table-cell table:style-name="ce11" table:formula="of:=8*[.W21]" office:value-type="float" office:value="515.807841520813">
            <text:p>515.81</text:p>
          </table:table-cell>
          <table:table-cell table:formula="of:=MOD([.E21]*1440+[.V21]+4*[.$B$4]-60*[.$B$5];1440)" office:value-type="float" office:value="132.412471203005">
            <text:p>132.41</text:p>
          </table:table-cell>
          <table:table-cell table:formula="of:=IF([.AB21]/4&lt;0;[.AB21]/4+180;[.AB21]/4-180)" office:value-type="float" office:value="-146.896882199249">
            <text:p>-146.9</text:p>
          </table:table-cell>
          <table:table-cell table:formula="of:=DEGREES(ACOS(SIN(RADIANS([.$B$3]))*SIN(RADIANS([.T21]))+COS(RADIANS([.$B$3]))*COS(RADIANS([.T21]))*COS(RADIANS([.AC21]))))" office:value-type="float" office:value="138.613289222897">
            <text:p>138.61</text:p>
          </table:table-cell>
          <table:table-cell table:formula="of:=90-[.AD21]" office:value-type="float" office:value="-48.6132892228966">
            <text:p>-48.61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0508456127257989">
            <text:p>0.01</text:p>
          </table:table-cell>
          <table:table-cell table:formula="of:=[.AE21]+[.AF21]" office:value-type="float" office:value="-48.608204661624">
            <text:p>-48.61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51.0934043736095">
            <text:p>51.09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1.1858in" table:end-y="0.1902in" draw:z-index="2" draw:style-name="gr1" svg:width="3.2378in" svg:height="2.4343in" svg:x="0.0315in" svg:y="0.0886in">
              <draw:object draw:notify-on-update-of-ranges="Calculations.E2:Calculations.E241 Calculations.T1:Calculations.T1 Calculations.T2:Calculations.T2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]+0.1/24" office:value-type="float" office:value="0.0875">
            <text:p>2:06:00</text:p>
          </table:table-cell>
          <table:table-cell table:style-name="ce9" table:formula="of:=[.D22]+2415018.5+[.E22]-[.$B$5]/24" office:value-type="float" office:value="2458871.54583333">
            <text:p>2458871.55</text:p>
          </table:table-cell>
          <table:table-cell table:style-name="ce10" table:formula="of:=([.F22]-2451545)/36525" office:value-type="float" office:value="0.200589892767513">
            <text:p>0.20058989</text:p>
          </table:table-cell>
          <table:table-cell/>
          <table:table-cell table:formula="of:=MOD(280.46646+[.G22]*(36000.76983+[.G22]*0.0003032);360)" office:value-type="float" office:value="301.857031947248">
            <text:p>301.86</text:p>
          </table:table-cell>
          <table:table-cell table:formula="of:=357.52911+[.G22]*(35999.05029-0.0001537*[.G22])" office:value-type="float" office:value="7578.57474121907">
            <text:p>7578.57</text:p>
          </table:table-cell>
          <table:table-cell table:formula="of:=0.016708634-[.G22]*(0.000042037+0.0000001267*[.G22])" office:value-type="float" office:value="0.0167001967047379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0.621872421579628">
            <text:p>0.62</text:p>
          </table:table-cell>
          <table:table-cell table:formula="of:=[.I22]+[.L22]" office:value-type="float" office:value="302.478904368828">
            <text:p>302.48</text:p>
          </table:table-cell>
          <table:table-cell table:formula="of:=[.J22]+[.L22]" office:value-type="float" office:value="7579.19661364065">
            <text:p>7579.2</text:p>
          </table:table-cell>
          <table:table-cell table:formula="of:=(1.000001018*(1-[.K22]*[.K22]))/(1+[.K22]*COS(RADIANS([.N22])))" office:value-type="float" office:value="0.984199721036992">
            <text:p>0.98</text:p>
          </table:table-cell>
          <table:table-cell table:formula="of:=[.M22]-0.00569-0.00478*SIN(RADIANS(125.04-1934.136*[.G22]))" office:value-type="float" office:value="302.46847073264">
            <text:p>302.47</text:p>
          </table:table-cell>
          <table:table-cell table:formula="of:=23+(26+((21.448-[.G22]*(46.815+[.G22]*(0.00059-[.G22]*0.001813))))/60)/60" office:value-type="float" office:value="23.4366826041843">
            <text:p>23.44</text:p>
          </table:table-cell>
          <table:table-cell table:formula="of:=[.Q22]+0.00256*COS(RADIANS(125.04-1934.136*[.G22]))" office:value-type="float" office:value="23.4363674317905">
            <text:p>23.44</text:p>
          </table:table-cell>
          <table:table-cell table:formula="of:=DEGREES(ATAN2(COS(RADIANS([.P22]));COS(RADIANS([.R22]))*SIN(RADIANS([.P22]))))" office:value-type="float" office:value="-55.258311614499">
            <text:p>-55.26</text:p>
          </table:table-cell>
          <table:table-cell table:formula="of:=DEGREES(ASIN(SIN(RADIANS([.R22]))*SIN(RADIANS([.P22]))))" office:value-type="float" office:value="-19.6065894520426">
            <text:p>-19.61</text:p>
          </table:table-cell>
          <table:table-cell table:formula="of:=TAN(RADIANS([.R22]/2))*TAN(RADIANS([.R22]/2))" office:value-type="float" office:value="0.0430234888895543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1.5886399938755">
            <text:p>-11.59</text:p>
          </table:table-cell>
          <table:table-cell table:formula="of:=DEGREES(ACOS(COS(RADIANS(90.833))/(COS(RADIANS([.$B$3]))*COS(RADIANS([.T22])))-TAN(RADIANS([.$B$3]))*TAN(RADIANS([.T22]))))" office:value-type="float" office:value="64.4775063464102">
            <text:p>64.48</text:p>
          </table:table-cell>
          <table:table-cell table:style-name="ce8" table:formula="of:=(720-4*[.$B$4]-[.V22]+[.$B$5]*60)/1440" office:value-type="float" office:value="0.491380999995747">
            <text:p>11:47:35</text:p>
          </table:table-cell>
          <table:table-cell table:style-name="ce8" table:formula="of:=[.X22]-[.W22]*4/1440" office:value-type="float" office:value="0.312276815700163">
            <text:p>7:29:41</text:p>
          </table:table-cell>
          <table:table-cell table:style-name="ce8" table:formula="of:=[.X22]+[.W22]*4/1440" office:value-type="float" office:value="0.670485184291331">
            <text:p>16:05:30</text:p>
          </table:table-cell>
          <table:table-cell table:style-name="ce11" table:formula="of:=8*[.W22]" office:value-type="float" office:value="515.820050771282">
            <text:p>515.82</text:p>
          </table:table-cell>
          <table:table-cell table:formula="of:=MOD([.E22]*1440+[.V22]+4*[.$B$4]-60*[.$B$5];1440)" office:value-type="float" office:value="138.411360006124">
            <text:p>138.41</text:p>
          </table:table-cell>
          <table:table-cell table:formula="of:=IF([.AB22]/4&lt;0;[.AB22]/4+180;[.AB22]/4-180)" office:value-type="float" office:value="-145.397159998469">
            <text:p>-145.4</text:p>
          </table:table-cell>
          <table:table-cell table:formula="of:=DEGREES(ACOS(SIN(RADIANS([.$B$3]))*SIN(RADIANS([.T22]))+COS(RADIANS([.$B$3]))*COS(RADIANS([.T22]))*COS(RADIANS([.AC22]))))" office:value-type="float" office:value="137.884850807607">
            <text:p>137.88</text:p>
          </table:table-cell>
          <table:table-cell table:formula="of:=90-[.AD22]" office:value-type="float" office:value="-47.8848508076067">
            <text:p>-47.88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0521636690854169">
            <text:p>0.01</text:p>
          </table:table-cell>
          <table:table-cell table:formula="of:=[.AE22]+[.AF22]" office:value-type="float" office:value="-47.8796344406982">
            <text:p>-47.88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52.9113334515452">
            <text:p>52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]+0.1/24" office:value-type="float" office:value="0.0916666666666667">
            <text:p>2:12:00</text:p>
          </table:table-cell>
          <table:table-cell table:style-name="ce9" table:formula="of:=[.D23]+2415018.5+[.E23]-[.$B$5]/24" office:value-type="float" office:value="2458871.55">
            <text:p>2458871.55</text:p>
          </table:table-cell>
          <table:table-cell table:style-name="ce10" table:formula="of:=([.F23]-2451545)/36525" office:value-type="float" office:value="0.200590006844635">
            <text:p>0.20059001</text:p>
          </table:table-cell>
          <table:table-cell/>
          <table:table-cell table:formula="of:=MOD(280.46646+[.G23]*(36000.76983+[.G23]*0.0003032);360)" office:value-type="float" office:value="301.861138811477">
            <text:p>301.86</text:p>
          </table:table-cell>
          <table:table-cell table:formula="of:=357.52911+[.G23]*(35999.05029-0.0001537*[.G23])" office:value-type="float" office:value="7578.57884788712">
            <text:p>7578.58</text:p>
          </table:table-cell>
          <table:table-cell table:formula="of:=0.016708634-[.G23]*(0.000042037+0.0000001267*[.G23])" office:value-type="float" office:value="0.0167001966999366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0.622004751541067">
            <text:p>0.62</text:p>
          </table:table-cell>
          <table:table-cell table:formula="of:=[.I23]+[.L23]" office:value-type="float" office:value="302.483143563018">
            <text:p>302.48</text:p>
          </table:table-cell>
          <table:table-cell table:formula="of:=[.J23]+[.L23]" office:value-type="float" office:value="7579.20085263866">
            <text:p>7579.2</text:p>
          </table:table-cell>
          <table:table-cell table:formula="of:=(1.000001018*(1-[.K23]*[.K23]))/(1+[.K23]*COS(RADIANS([.N23])))" office:value-type="float" office:value="0.984200114720107">
            <text:p>0.98</text:p>
          </table:table-cell>
          <table:table-cell table:formula="of:=[.M23]-0.00569-0.00478*SIN(RADIANS(125.04-1934.136*[.G23]))" office:value-type="float" office:value="302.472709924564">
            <text:p>302.47</text:p>
          </table:table-cell>
          <table:table-cell table:formula="of:=23+(26+((21.448-[.G23]*(46.815+[.G23]*(0.00059-[.G23]*0.001813))))/60)/60" office:value-type="float" office:value="23.4366826027008">
            <text:p>23.44</text:p>
          </table:table-cell>
          <table:table-cell table:formula="of:=[.Q23]+0.00256*COS(RADIANS(125.04-1934.136*[.G23]))" office:value-type="float" office:value="23.4363674400904">
            <text:p>23.44</text:p>
          </table:table-cell>
          <table:table-cell table:formula="of:=DEGREES(ATAN2(COS(RADIANS([.P23]));COS(RADIANS([.R23]))*SIN(RADIANS([.P23]))))" office:value-type="float" office:value="-55.2539286430776">
            <text:p>-55.25</text:p>
          </table:table-cell>
          <table:table-cell table:formula="of:=DEGREES(ASIN(SIN(RADIANS([.R23]))*SIN(RADIANS([.P23]))))" office:value-type="float" office:value="-19.6056285608181">
            <text:p>-19.61</text:p>
          </table:table-cell>
          <table:table-cell table:formula="of:=TAN(RADIANS([.R23]/2))*TAN(RADIANS([.R23]/2))" office:value-type="float" office:value="0.043023488920894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1.5897509679394">
            <text:p>-11.59</text:p>
          </table:table-cell>
          <table:table-cell table:formula="of:=DEGREES(ACOS(COS(RADIANS(90.833))/(COS(RADIANS([.$B$3]))*COS(RADIANS([.T23])))-TAN(RADIANS([.$B$3]))*TAN(RADIANS([.T23]))))" office:value-type="float" office:value="64.4790326328231">
            <text:p>64.48</text:p>
          </table:table-cell>
          <table:table-cell table:style-name="ce8" table:formula="of:=(720-4*[.$B$4]-[.V23]+[.$B$5]*60)/1440" office:value-type="float" office:value="0.491381771505513">
            <text:p>11:47:35</text:p>
          </table:table-cell>
          <table:table-cell table:style-name="ce8" table:formula="of:=[.X23]-[.W23]*4/1440" office:value-type="float" office:value="0.312273347525449">
            <text:p>7:29:40</text:p>
          </table:table-cell>
          <table:table-cell table:style-name="ce8" table:formula="of:=[.X23]+[.W23]*4/1440" office:value-type="float" office:value="0.670490195485578">
            <text:p>16:05:30</text:p>
          </table:table-cell>
          <table:table-cell table:style-name="ce11" table:formula="of:=8*[.W23]" office:value-type="float" office:value="515.832261062585">
            <text:p>515.83</text:p>
          </table:table-cell>
          <table:table-cell table:formula="of:=MOD([.E23]*1440+[.V23]+4*[.$B$4]-60*[.$B$5];1440)" office:value-type="float" office:value="144.410249032061">
            <text:p>144.41</text:p>
          </table:table-cell>
          <table:table-cell table:formula="of:=IF([.AB23]/4&lt;0;[.AB23]/4+180;[.AB23]/4-180)" office:value-type="float" office:value="-143.897437741985">
            <text:p>-143.9</text:p>
          </table:table-cell>
          <table:table-cell table:formula="of:=DEGREES(ACOS(SIN(RADIANS([.$B$3]))*SIN(RADIANS([.T23]))+COS(RADIANS([.$B$3]))*COS(RADIANS([.T23]))*COS(RADIANS([.AC23]))))" office:value-type="float" office:value="137.138952571696">
            <text:p>137.14</text:p>
          </table:table-cell>
          <table:table-cell table:formula="of:=90-[.AD23]" office:value-type="float" office:value="-47.1389525716962">
            <text:p>-47.14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0535450939484573">
            <text:p>0.01</text:p>
          </table:table-cell>
          <table:table-cell table:formula="of:=[.AE23]+[.AF23]" office:value-type="float" office:value="-47.1335980623014">
            <text:p>-47.13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54.687776600092">
            <text:p>54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]+0.1/24" office:value-type="float" office:value="0.0958333333333333">
            <text:p>2:18:00</text:p>
          </table:table-cell>
          <table:table-cell table:style-name="ce9" table:formula="of:=[.D24]+2415018.5+[.E24]-[.$B$5]/24" office:value-type="float" office:value="2458871.55416667">
            <text:p>2458871.55</text:p>
          </table:table-cell>
          <table:table-cell table:style-name="ce10" table:formula="of:=([.F24]-2451545)/36525" office:value-type="float" office:value="0.200590120921744">
            <text:p>0.20059012</text:p>
          </table:table-cell>
          <table:table-cell/>
          <table:table-cell table:formula="of:=MOD(280.46646+[.G24]*(36000.76983+[.G24]*0.0003032);360)" office:value-type="float" office:value="301.865245675245">
            <text:p>301.87</text:p>
          </table:table-cell>
          <table:table-cell table:formula="of:=357.52911+[.G24]*(35999.05029-0.0001537*[.G24])" office:value-type="float" office:value="7578.58295455471">
            <text:p>7578.58</text:p>
          </table:table-cell>
          <table:table-cell table:formula="of:=0.016708634-[.G24]*(0.000042037+0.0000001267*[.G24])" office:value-type="float" office:value="0.0167001966951354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0.622137078096472">
            <text:p>0.62</text:p>
          </table:table-cell>
          <table:table-cell table:formula="of:=[.I24]+[.L24]" office:value-type="float" office:value="302.487382753342">
            <text:p>302.49</text:p>
          </table:table-cell>
          <table:table-cell table:formula="of:=[.J24]+[.L24]" office:value-type="float" office:value="7579.2050916328">
            <text:p>7579.21</text:p>
          </table:table-cell>
          <table:table-cell table:formula="of:=(1.000001018*(1-[.K24]*[.K24]))/(1+[.K24]*COS(RADIANS([.N24])))" office:value-type="float" office:value="0.984200508486822">
            <text:p>0.98</text:p>
          </table:table-cell>
          <table:table-cell table:formula="of:=[.M24]-0.00569-0.00478*SIN(RADIANS(125.04-1934.136*[.G24]))" office:value-type="float" office:value="302.476949112622">
            <text:p>302.48</text:p>
          </table:table-cell>
          <table:table-cell table:formula="of:=23+(26+((21.448-[.G24]*(46.815+[.G24]*(0.00059-[.G24]*0.001813))))/60)/60" office:value-type="float" office:value="23.4366826012173">
            <text:p>23.44</text:p>
          </table:table-cell>
          <table:table-cell table:formula="of:=[.Q24]+0.00256*COS(RADIANS(125.04-1934.136*[.G24]))" office:value-type="float" office:value="23.4363674483902">
            <text:p>23.44</text:p>
          </table:table-cell>
          <table:table-cell table:formula="of:=DEGREES(ATAN2(COS(RADIANS([.P24]));COS(RADIANS([.R24]))*SIN(RADIANS([.P24]))))" office:value-type="float" office:value="-55.2495457280208">
            <text:p>-55.25</text:p>
          </table:table-cell>
          <table:table-cell table:formula="of:=DEGREES(ASIN(SIN(RADIANS([.R24]))*SIN(RADIANS([.P24]))))" office:value-type="float" office:value="-19.6046675644902">
            <text:p>-19.6</text:p>
          </table:table-cell>
          <table:table-cell table:formula="of:=TAN(RADIANS([.R24]/2))*TAN(RADIANS([.R24]/2))" office:value-type="float" office:value="0.0430234889522337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1.5908617189254">
            <text:p>-11.59</text:p>
          </table:table-cell>
          <table:table-cell table:formula="of:=DEGREES(ACOS(COS(RADIANS(90.833))/(COS(RADIANS([.$B$3]))*COS(RADIANS([.T24])))-TAN(RADIANS([.$B$3]))*TAN(RADIANS([.T24]))))" office:value-type="float" office:value="64.4805590489791">
            <text:p>64.48</text:p>
          </table:table-cell>
          <table:table-cell table:style-name="ce8" table:formula="of:=(720-4*[.$B$4]-[.V24]+[.$B$5]*60)/1440" office:value-type="float" office:value="0.491382542860365">
            <text:p>11:47:35</text:p>
          </table:table-cell>
          <table:table-cell table:style-name="ce8" table:formula="of:=[.X24]-[.W24]*4/1440" office:value-type="float" office:value="0.312269878835423">
            <text:p>7:29:40</text:p>
          </table:table-cell>
          <table:table-cell table:style-name="ce8" table:formula="of:=[.X24]+[.W24]*4/1440" office:value-type="float" office:value="0.670495206885307">
            <text:p>16:05:31</text:p>
          </table:table-cell>
          <table:table-cell table:style-name="ce11" table:formula="of:=8*[.W24]" office:value-type="float" office:value="515.844472391833">
            <text:p>515.84</text:p>
          </table:table-cell>
          <table:table-cell table:formula="of:=MOD([.E24]*1440+[.V24]+4*[.$B$4]-60*[.$B$5];1440)" office:value-type="float" office:value="150.409138281075">
            <text:p>150.41</text:p>
          </table:table-cell>
          <table:table-cell table:formula="of:=IF([.AB24]/4&lt;0;[.AB24]/4+180;[.AB24]/4-180)" office:value-type="float" office:value="-142.397715429731">
            <text:p>-142.4</text:p>
          </table:table-cell>
          <table:table-cell table:formula="of:=DEGREES(ACOS(SIN(RADIANS([.$B$3]))*SIN(RADIANS([.T24]))+COS(RADIANS([.$B$3]))*COS(RADIANS([.T24]))*COS(RADIANS([.AC24]))))" office:value-type="float" office:value="136.376698697162">
            <text:p>136.38</text:p>
          </table:table-cell>
          <table:table-cell table:formula="of:=90-[.AD24]" office:value-type="float" office:value="-46.3766986971622">
            <text:p>-46.38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0549917303286706">
            <text:p>0.01</text:p>
          </table:table-cell>
          <table:table-cell table:formula="of:=[.AE24]+[.AF24]" office:value-type="float" office:value="-46.3711995241294">
            <text:p>-46.37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56.4241481588126">
            <text:p>56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4]+0.1/24" office:value-type="float" office:value="0.1">
            <text:p>2:24:00</text:p>
          </table:table-cell>
          <table:table-cell table:style-name="ce9" table:formula="of:=[.D25]+2415018.5+[.E25]-[.$B$5]/24" office:value-type="float" office:value="2458871.55833333">
            <text:p>2458871.56</text:p>
          </table:table-cell>
          <table:table-cell table:style-name="ce10" table:formula="of:=([.F25]-2451545)/36525" office:value-type="float" office:value="0.200590234998866">
            <text:p>0.20059023</text:p>
          </table:table-cell>
          <table:table-cell/>
          <table:table-cell table:formula="of:=MOD(280.46646+[.G25]*(36000.76983+[.G25]*0.0003032);360)" office:value-type="float" office:value="301.869352539475">
            <text:p>301.87</text:p>
          </table:table-cell>
          <table:table-cell table:formula="of:=357.52911+[.G25]*(35999.05029-0.0001537*[.G25])" office:value-type="float" office:value="7578.58706122275">
            <text:p>7578.59</text:p>
          </table:table-cell>
          <table:table-cell table:formula="of:=0.016708634-[.G25]*(0.000042037+0.0000001267*[.G25])" office:value-type="float" office:value="0.0167001966903341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0.622269401274723">
            <text:p>0.62</text:p>
          </table:table-cell>
          <table:table-cell table:formula="of:=[.I25]+[.L25]" office:value-type="float" office:value="302.491621940749">
            <text:p>302.49</text:p>
          </table:table-cell>
          <table:table-cell table:formula="of:=[.J25]+[.L25]" office:value-type="float" office:value="7579.20933062403">
            <text:p>7579.21</text:p>
          </table:table-cell>
          <table:table-cell table:formula="of:=(1.000001018*(1-[.K25]*[.K25]))/(1+[.K25]*COS(RADIANS([.N25])))" office:value-type="float" office:value="0.984200902337221">
            <text:p>0.98</text:p>
          </table:table-cell>
          <table:table-cell table:formula="of:=[.M25]-0.00569-0.00478*SIN(RADIANS(125.04-1934.136*[.G25]))" office:value-type="float" office:value="302.481188297763">
            <text:p>302.48</text:p>
          </table:table-cell>
          <table:table-cell table:formula="of:=23+(26+((21.448-[.G25]*(46.815+[.G25]*(0.00059-[.G25]*0.001813))))/60)/60" office:value-type="float" office:value="23.4366825997338">
            <text:p>23.44</text:p>
          </table:table-cell>
          <table:table-cell table:formula="of:=[.Q25]+0.00256*COS(RADIANS(125.04-1934.136*[.G25]))" office:value-type="float" office:value="23.4363674566901">
            <text:p>23.44</text:p>
          </table:table-cell>
          <table:table-cell table:formula="of:=DEGREES(ATAN2(COS(RADIANS([.P25]));COS(RADIANS([.R25]))*SIN(RADIANS([.P25]))))" office:value-type="float" office:value="-55.2451628683483">
            <text:p>-55.25</text:p>
          </table:table-cell>
          <table:table-cell table:formula="of:=DEGREES(ASIN(SIN(RADIANS([.R25]))*SIN(RADIANS([.P25]))))" office:value-type="float" office:value="-19.6037064628504">
            <text:p>-19.6</text:p>
          </table:table-cell>
          <table:table-cell table:formula="of:=TAN(RADIANS([.R25]/2))*TAN(RADIANS([.R25]/2))" office:value-type="float" office:value="0.0430234889835734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1.5919722470693">
            <text:p>-11.59</text:p>
          </table:table-cell>
          <table:table-cell table:formula="of:=DEGREES(ACOS(COS(RADIANS(90.833))/(COS(RADIANS([.$B$3]))*COS(RADIANS([.T25])))-TAN(RADIANS([.$B$3]))*TAN(RADIANS([.T25]))))" office:value-type="float" office:value="64.4820855952005">
            <text:p>64.48</text:p>
          </table:table-cell>
          <table:table-cell table:style-name="ce8" table:formula="of:=(720-4*[.$B$4]-[.V25]+[.$B$5]*60)/1440" office:value-type="float" office:value="0.491383314060465">
            <text:p>11:47:36</text:p>
          </table:table-cell>
          <table:table-cell table:style-name="ce8" table:formula="of:=[.X25]-[.W25]*4/1440" office:value-type="float" office:value="0.312266409629352">
            <text:p>7:29:40</text:p>
          </table:table-cell>
          <table:table-cell table:style-name="ce8" table:formula="of:=[.X25]+[.W25]*4/1440" office:value-type="float" office:value="0.670500218491577">
            <text:p>16:05:31</text:p>
          </table:table-cell>
          <table:table-cell table:style-name="ce11" table:formula="of:=8*[.W25]" office:value-type="float" office:value="515.856684761604">
            <text:p>515.86</text:p>
          </table:table-cell>
          <table:table-cell table:formula="of:=MOD([.E25]*1440+[.V25]+4*[.$B$4]-60*[.$B$5];1440)" office:value-type="float" office:value="156.408027752931">
            <text:p>156.41</text:p>
          </table:table-cell>
          <table:table-cell table:formula="of:=IF([.AB25]/4&lt;0;[.AB25]/4+180;[.AB25]/4-180)" office:value-type="float" office:value="-140.897993061767">
            <text:p>-140.9</text:p>
          </table:table-cell>
          <table:table-cell table:formula="of:=DEGREES(ACOS(SIN(RADIANS([.$B$3]))*SIN(RADIANS([.T25]))+COS(RADIANS([.$B$3]))*COS(RADIANS([.T25]))*COS(RADIANS([.AC25]))))" office:value-type="float" office:value="135.599146890494">
            <text:p>135.6</text:p>
          </table:table-cell>
          <table:table-cell table:formula="of:=90-[.AD25]" office:value-type="float" office:value="-45.5991468904937">
            <text:p>-45.6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0565056976714658">
            <text:p>0.01</text:p>
          </table:table-cell>
          <table:table-cell table:formula="of:=[.AE25]+[.AF25]" office:value-type="float" office:value="-45.5934963207266">
            <text:p>-45.59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58.1219134972395">
            <text:p>58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5]+0.1/24" office:value-type="float" office:value="0.104166666666667">
            <text:p>2:30:00</text:p>
          </table:table-cell>
          <table:table-cell table:style-name="ce9" table:formula="of:=[.D26]+2415018.5+[.E26]-[.$B$5]/24" office:value-type="float" office:value="2458871.5625">
            <text:p>2458871.56</text:p>
          </table:table-cell>
          <table:table-cell table:style-name="ce10" table:formula="of:=([.F26]-2451545)/36525" office:value-type="float" office:value="0.200590349075975">
            <text:p>0.20059035</text:p>
          </table:table-cell>
          <table:table-cell/>
          <table:table-cell table:formula="of:=MOD(280.46646+[.G26]*(36000.76983+[.G26]*0.0003032);360)" office:value-type="float" office:value="301.873459403245">
            <text:p>301.87</text:p>
          </table:table-cell>
          <table:table-cell table:formula="of:=357.52911+[.G26]*(35999.05029-0.0001537*[.G26])" office:value-type="float" office:value="7578.59116789034">
            <text:p>7578.59</text:p>
          </table:table-cell>
          <table:table-cell table:formula="of:=0.016708634-[.G26]*(0.000042037+0.0000001267*[.G26])" office:value-type="float" office:value="0.0167001966855328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0.622401721045613">
            <text:p>0.62</text:p>
          </table:table-cell>
          <table:table-cell table:formula="of:=[.I26]+[.L26]" office:value-type="float" office:value="302.49586112429">
            <text:p>302.5</text:p>
          </table:table-cell>
          <table:table-cell table:formula="of:=[.J26]+[.L26]" office:value-type="float" office:value="7579.21356961139">
            <text:p>7579.21</text:p>
          </table:table-cell>
          <table:table-cell table:formula="of:=(1.000001018*(1-[.K26]*[.K26]))/(1+[.K26]*COS(RADIANS([.N26])))" office:value-type="float" office:value="0.984201296271216">
            <text:p>0.98</text:p>
          </table:table-cell>
          <table:table-cell table:formula="of:=[.M26]-0.00569-0.00478*SIN(RADIANS(125.04-1934.136*[.G26]))" office:value-type="float" office:value="302.485427479038">
            <text:p>302.49</text:p>
          </table:table-cell>
          <table:table-cell table:formula="of:=23+(26+((21.448-[.G26]*(46.815+[.G26]*(0.00059-[.G26]*0.001813))))/60)/60" office:value-type="float" office:value="23.4366825982504">
            <text:p>23.44</text:p>
          </table:table-cell>
          <table:table-cell table:formula="of:=[.Q26]+0.00256*COS(RADIANS(125.04-1934.136*[.G26]))" office:value-type="float" office:value="23.4363674649899">
            <text:p>23.44</text:p>
          </table:table-cell>
          <table:table-cell table:formula="of:=DEGREES(ATAN2(COS(RADIANS([.P26]));COS(RADIANS([.R26]))*SIN(RADIANS([.P26]))))" office:value-type="float" office:value="-55.2407800650453">
            <text:p>-55.24</text:p>
          </table:table-cell>
          <table:table-cell table:formula="of:=DEGREES(ASIN(SIN(RADIANS([.R26]))*SIN(RADIANS([.P26]))))" office:value-type="float" office:value="-19.6027452561216">
            <text:p>-19.6</text:p>
          </table:table-cell>
          <table:table-cell table:formula="of:=TAN(RADIANS([.R26]/2))*TAN(RADIANS([.R26]/2))" office:value-type="float" office:value="0.0430234890149131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1.5930825521099">
            <text:p>-11.59</text:p>
          </table:table-cell>
          <table:table-cell table:formula="of:=DEGREES(ACOS(COS(RADIANS(90.833))/(COS(RADIANS([.$B$3]))*COS(RADIANS([.T26])))-TAN(RADIANS([.$B$3]))*TAN(RADIANS([.T26]))))" office:value-type="float" office:value="64.483612271125">
            <text:p>64.48</text:p>
          </table:table-cell>
          <table:table-cell table:style-name="ce8" table:formula="of:=(720-4*[.$B$4]-[.V26]+[.$B$5]*60)/1440" office:value-type="float" office:value="0.491384085105632">
            <text:p>11:47:36</text:p>
          </table:table-cell>
          <table:table-cell table:style-name="ce8" table:formula="of:=[.X26]-[.W26]*4/1440" office:value-type="float" office:value="0.312262939908062">
            <text:p>7:29:40</text:p>
          </table:table-cell>
          <table:table-cell table:style-name="ce8" table:formula="of:=[.X26]+[.W26]*4/1440" office:value-type="float" office:value="0.670505230303201">
            <text:p>16:05:32</text:p>
          </table:table-cell>
          <table:table-cell table:style-name="ce11" table:formula="of:=8*[.W26]" office:value-type="float" office:value="515.868898169">
            <text:p>515.87</text:p>
          </table:table-cell>
          <table:table-cell table:formula="of:=MOD([.E26]*1440+[.V26]+4*[.$B$4]-60*[.$B$5];1440)" office:value-type="float" office:value="162.40691744789">
            <text:p>162.41</text:p>
          </table:table-cell>
          <table:table-cell table:formula="of:=IF([.AB26]/4&lt;0;[.AB26]/4+180;[.AB26]/4-180)" office:value-type="float" office:value="-139.398270638027">
            <text:p>-139.4</text:p>
          </table:table-cell>
          <table:table-cell table:formula="of:=DEGREES(ACOS(SIN(RADIANS([.$B$3]))*SIN(RADIANS([.T26]))+COS(RADIANS([.$B$3]))*COS(RADIANS([.T26]))*COS(RADIANS([.AC26]))))" office:value-type="float" office:value="134.80730881123">
            <text:p>134.81</text:p>
          </table:table-cell>
          <table:table-cell table:formula="of:=90-[.AD26]" office:value-type="float" office:value="-44.8073088112301">
            <text:p>-44.81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0580894123409917">
            <text:p>0.01</text:p>
          </table:table-cell>
          <table:table-cell table:formula="of:=[.AE26]+[.AF26]" office:value-type="float" office:value="-44.801499869996">
            <text:p>-44.8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59.7825713400692">
            <text:p>59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6]+0.1/24" office:value-type="float" office:value="0.108333333333333">
            <text:p>2:36:00</text:p>
          </table:table-cell>
          <table:table-cell table:style-name="ce9" table:formula="of:=[.D27]+2415018.5+[.E27]-[.$B$5]/24" office:value-type="float" office:value="2458871.56666667">
            <text:p>2458871.57</text:p>
          </table:table-cell>
          <table:table-cell table:style-name="ce10" table:formula="of:=([.F27]-2451545)/36525" office:value-type="float" office:value="0.200590463153097">
            <text:p>0.20059046</text:p>
          </table:table-cell>
          <table:table-cell/>
          <table:table-cell table:formula="of:=MOD(280.46646+[.G27]*(36000.76983+[.G27]*0.0003032);360)" office:value-type="float" office:value="301.877566267474">
            <text:p>301.88</text:p>
          </table:table-cell>
          <table:table-cell table:formula="of:=357.52911+[.G27]*(35999.05029-0.0001537*[.G27])" office:value-type="float" office:value="7578.59527455839">
            <text:p>7578.6</text:p>
          </table:table-cell>
          <table:table-cell table:formula="of:=0.016708634-[.G27]*(0.000042037+0.0000001267*[.G27])" office:value-type="float" office:value="0.0167001966807316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0.622534037437758">
            <text:p>0.62</text:p>
          </table:table-cell>
          <table:table-cell table:formula="of:=[.I27]+[.L27]" office:value-type="float" office:value="302.500100304912">
            <text:p>302.5</text:p>
          </table:table-cell>
          <table:table-cell table:formula="of:=[.J27]+[.L27]" office:value-type="float" office:value="7579.21780859583">
            <text:p>7579.22</text:p>
          </table:table-cell>
          <table:table-cell table:formula="of:=(1.000001018*(1-[.K27]*[.K27]))/(1+[.K27]*COS(RADIANS([.N27])))" office:value-type="float" office:value="0.984201690288891">
            <text:p>0.98</text:p>
          </table:table-cell>
          <table:table-cell table:formula="of:=[.M27]-0.00569-0.00478*SIN(RADIANS(125.04-1934.136*[.G27]))" office:value-type="float" office:value="302.489666657394">
            <text:p>302.49</text:p>
          </table:table-cell>
          <table:table-cell table:formula="of:=23+(26+((21.448-[.G27]*(46.815+[.G27]*(0.00059-[.G27]*0.001813))))/60)/60" office:value-type="float" office:value="23.4366825967669">
            <text:p>23.44</text:p>
          </table:table-cell>
          <table:table-cell table:formula="of:=[.Q27]+0.00256*COS(RADIANS(125.04-1934.136*[.G27]))" office:value-type="float" office:value="23.4363674732898">
            <text:p>23.44</text:p>
          </table:table-cell>
          <table:table-cell table:formula="of:=DEGREES(ATAN2(COS(RADIANS([.P27]));COS(RADIANS([.R27]))*SIN(RADIANS([.P27]))))" office:value-type="float" office:value="-55.2363973171346">
            <text:p>-55.24</text:p>
          </table:table-cell>
          <table:table-cell table:formula="of:=DEGREES(ASIN(SIN(RADIANS([.R27]))*SIN(RADIANS([.P27]))))" office:value-type="float" office:value="-19.6017839440961">
            <text:p>-19.6</text:p>
          </table:table-cell>
          <table:table-cell table:formula="of:=TAN(RADIANS([.R27]/2))*TAN(RADIANS([.R27]/2))" office:value-type="float" office:value="0.0430234890462528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1.5941926342814">
            <text:p>-11.59</text:p>
          </table:table-cell>
          <table:table-cell table:formula="of:=DEGREES(ACOS(COS(RADIANS(90.833))/(COS(RADIANS([.$B$3]))*COS(RADIANS([.T27])))-TAN(RADIANS([.$B$3]))*TAN(RADIANS([.T27]))))" office:value-type="float" office:value="64.485139077074">
            <text:p>64.49</text:p>
          </table:table-cell>
          <table:table-cell table:style-name="ce8" table:formula="of:=(720-4*[.$B$4]-[.V27]+[.$B$5]*60)/1440" office:value-type="float" office:value="0.491384855996029">
            <text:p>11:47:36</text:p>
          </table:table-cell>
          <table:table-cell table:style-name="ce8" table:formula="of:=[.X27]-[.W27]*4/1440" office:value-type="float" office:value="0.312259469670823">
            <text:p>7:29:39</text:p>
          </table:table-cell>
          <table:table-cell table:style-name="ce8" table:formula="of:=[.X27]+[.W27]*4/1440" office:value-type="float" office:value="0.670510242321234">
            <text:p>16:05:32</text:p>
          </table:table-cell>
          <table:table-cell table:style-name="ce11" table:formula="of:=8*[.W27]" office:value-type="float" office:value="515.881112616592">
            <text:p>515.88</text:p>
          </table:table-cell>
          <table:table-cell table:formula="of:=MOD([.E27]*1440+[.V27]+4*[.$B$4]-60*[.$B$5];1440)" office:value-type="float" office:value="168.405807365719">
            <text:p>168.41</text:p>
          </table:table-cell>
          <table:table-cell table:formula="of:=IF([.AB27]/4&lt;0;[.AB27]/4+180;[.AB27]/4-180)" office:value-type="float" office:value="-137.89854815857">
            <text:p>-137.9</text:p>
          </table:table-cell>
          <table:table-cell table:formula="of:=DEGREES(ACOS(SIN(RADIANS([.$B$3]))*SIN(RADIANS([.T27]))+COS(RADIANS([.$B$3]))*COS(RADIANS([.T27]))*COS(RADIANS([.AC27]))))" office:value-type="float" office:value="134.002150929738">
            <text:p>134</text:p>
          </table:table-cell>
          <table:table-cell table:formula="of:=90-[.AD27]" office:value-type="float" office:value="-44.0021509297379">
            <text:p>-44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0597456104119661">
            <text:p>0.01</text:p>
          </table:table-cell>
          <table:table-cell table:formula="of:=[.AE27]+[.AF27]" office:value-type="float" office:value="-43.9961763686967">
            <text:p>-44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61.4076386147058">
            <text:p>61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7]+0.1/24" office:value-type="float" office:value="0.1125">
            <text:p>2:42:00</text:p>
          </table:table-cell>
          <table:table-cell table:style-name="ce9" table:formula="of:=[.D28]+2415018.5+[.E28]-[.$B$5]/24" office:value-type="float" office:value="2458871.57083333">
            <text:p>2458871.57</text:p>
          </table:table-cell>
          <table:table-cell table:style-name="ce10" table:formula="of:=([.F28]-2451545)/36525" office:value-type="float" office:value="0.200590577230207">
            <text:p>0.20059058</text:p>
          </table:table-cell>
          <table:table-cell/>
          <table:table-cell table:formula="of:=MOD(280.46646+[.G28]*(36000.76983+[.G28]*0.0003032);360)" office:value-type="float" office:value="301.881673131242">
            <text:p>301.88</text:p>
          </table:table-cell>
          <table:table-cell table:formula="of:=357.52911+[.G28]*(35999.05029-0.0001537*[.G28])" office:value-type="float" office:value="7578.59938122598">
            <text:p>7578.6</text:p>
          </table:table-cell>
          <table:table-cell table:formula="of:=0.016708634-[.G28]*(0.000042037+0.0000001267*[.G28])" office:value-type="float" office:value="0.0167001966759303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0.62266635042111">
            <text:p>0.62</text:p>
          </table:table-cell>
          <table:table-cell table:formula="of:=[.I28]+[.L28]" office:value-type="float" office:value="302.504339481663">
            <text:p>302.5</text:p>
          </table:table-cell>
          <table:table-cell table:formula="of:=[.J28]+[.L28]" office:value-type="float" office:value="7579.2220475764">
            <text:p>7579.22</text:p>
          </table:table-cell>
          <table:table-cell table:formula="of:=(1.000001018*(1-[.K28]*[.K28]))/(1+[.K28]*COS(RADIANS([.N28])))" office:value-type="float" office:value="0.984202084390157">
            <text:p>0.98</text:p>
          </table:table-cell>
          <table:table-cell table:formula="of:=[.M28]-0.00569-0.00478*SIN(RADIANS(125.04-1934.136*[.G28]))" office:value-type="float" office:value="302.493905831879">
            <text:p>302.49</text:p>
          </table:table-cell>
          <table:table-cell table:formula="of:=23+(26+((21.448-[.G28]*(46.815+[.G28]*(0.00059-[.G28]*0.001813))))/60)/60" office:value-type="float" office:value="23.4366825952834">
            <text:p>23.44</text:p>
          </table:table-cell>
          <table:table-cell table:formula="of:=[.Q28]+0.00256*COS(RADIANS(125.04-1934.136*[.G28]))" office:value-type="float" office:value="23.4363674815897">
            <text:p>23.44</text:p>
          </table:table-cell>
          <table:table-cell table:formula="of:=DEGREES(ATAN2(COS(RADIANS([.P28]));COS(RADIANS([.R28]))*SIN(RADIANS([.P28]))))" office:value-type="float" office:value="-55.2320146256022">
            <text:p>-55.23</text:p>
          </table:table-cell>
          <table:table-cell table:formula="of:=DEGREES(ASIN(SIN(RADIANS([.R28]))*SIN(RADIANS([.P28]))))" office:value-type="float" office:value="-19.6008225269967">
            <text:p>-19.6</text:p>
          </table:table-cell>
          <table:table-cell table:formula="of:=TAN(RADIANS([.R28]/2))*TAN(RADIANS([.R28]/2))" office:value-type="float" office:value="0.0430234890775926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1.5953024933232">
            <text:p>-11.6</text:p>
          </table:table-cell>
          <table:table-cell table:formula="of:=DEGREES(ACOS(COS(RADIANS(90.833))/(COS(RADIANS([.$B$3]))*COS(RADIANS([.T28])))-TAN(RADIANS([.$B$3]))*TAN(RADIANS([.T28]))))" office:value-type="float" office:value="64.4866660126848">
            <text:p>64.49</text:p>
          </table:table-cell>
          <table:table-cell table:style-name="ce8" table:formula="of:=(720-4*[.$B$4]-[.V28]+[.$B$5]*60)/1440" office:value-type="float" office:value="0.491385626731474">
            <text:p>11:47:36</text:p>
          </table:table-cell>
          <table:table-cell table:style-name="ce8" table:formula="of:=[.X28]-[.W28]*4/1440" office:value-type="float" office:value="0.312255998918461">
            <text:p>7:29:39</text:p>
          </table:table-cell>
          <table:table-cell table:style-name="ce8" table:formula="of:=[.X28]+[.W28]*4/1440" office:value-type="float" office:value="0.670515254544488">
            <text:p>16:05:33</text:p>
          </table:table-cell>
          <table:table-cell table:style-name="ce11" table:formula="of:=8*[.W28]" office:value-type="float" office:value="515.893328101478">
            <text:p>515.89</text:p>
          </table:table-cell>
          <table:table-cell table:formula="of:=MOD([.E28]*1440+[.V28]+4*[.$B$4]-60*[.$B$5];1440)" office:value-type="float" office:value="174.404697506677">
            <text:p>174.4</text:p>
          </table:table-cell>
          <table:table-cell table:formula="of:=IF([.AB28]/4&lt;0;[.AB28]/4+180;[.AB28]/4-180)" office:value-type="float" office:value="-136.398825623331">
            <text:p>-136.4</text:p>
          </table:table-cell>
          <table:table-cell table:formula="of:=DEGREES(ACOS(SIN(RADIANS([.$B$3]))*SIN(RADIANS([.T28]))+COS(RADIANS([.$B$3]))*COS(RADIANS([.T28]))*COS(RADIANS([.AC28]))))" office:value-type="float" office:value="133.184595726616">
            <text:p>133.18</text:p>
          </table:table-cell>
          <table:table-cell table:formula="of:=90-[.AD28]" office:value-type="float" office:value="-43.1845957266163">
            <text:p>-43.18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0614773732205922">
            <text:p>0.01</text:p>
          </table:table-cell>
          <table:table-cell table:formula="of:=[.AE28]+[.AF28]" office:value-type="float" office:value="-43.1784479892943">
            <text:p>-43.18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62.9986376216751">
            <text:p>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8]+0.1/24" office:value-type="float" office:value="0.116666666666667">
            <text:p>2:48:00</text:p>
          </table:table-cell>
          <table:table-cell table:style-name="ce9" table:formula="of:=[.D29]+2415018.5+[.E29]-[.$B$5]/24" office:value-type="float" office:value="2458871.575">
            <text:p>2458871.58</text:p>
          </table:table-cell>
          <table:table-cell table:style-name="ce10" table:formula="of:=([.F29]-2451545)/36525" office:value-type="float" office:value="0.200590691307329">
            <text:p>0.20059069</text:p>
          </table:table-cell>
          <table:table-cell/>
          <table:table-cell table:formula="of:=MOD(280.46646+[.G29]*(36000.76983+[.G29]*0.0003032);360)" office:value-type="float" office:value="301.885779995471">
            <text:p>301.89</text:p>
          </table:table-cell>
          <table:table-cell table:formula="of:=357.52911+[.G29]*(35999.05029-0.0001537*[.G29])" office:value-type="float" office:value="7578.60348789403">
            <text:p>7578.6</text:p>
          </table:table-cell>
          <table:table-cell table:formula="of:=0.016708634-[.G29]*(0.000042037+0.0000001267*[.G29])" office:value-type="float" office:value="0.0167001966711291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0.622798660024387">
            <text:p>0.62</text:p>
          </table:table-cell>
          <table:table-cell table:formula="of:=[.I29]+[.L29]" office:value-type="float" office:value="302.508578655496">
            <text:p>302.51</text:p>
          </table:table-cell>
          <table:table-cell table:formula="of:=[.J29]+[.L29]" office:value-type="float" office:value="7579.22628655405">
            <text:p>7579.23</text:p>
          </table:table-cell>
          <table:table-cell table:formula="of:=(1.000001018*(1-[.K29]*[.K29]))/(1+[.K29]*COS(RADIANS([.N29])))" office:value-type="float" office:value="0.984202478575099">
            <text:p>0.98</text:p>
          </table:table-cell>
          <table:table-cell table:formula="of:=[.M29]-0.00569-0.00478*SIN(RADIANS(125.04-1934.136*[.G29]))" office:value-type="float" office:value="302.498145003446">
            <text:p>302.5</text:p>
          </table:table-cell>
          <table:table-cell table:formula="of:=23+(26+((21.448-[.G29]*(46.815+[.G29]*(0.00059-[.G29]*0.001813))))/60)/60" office:value-type="float" office:value="23.4366825937999">
            <text:p>23.44</text:p>
          </table:table-cell>
          <table:table-cell table:formula="of:=[.Q29]+0.00256*COS(RADIANS(125.04-1934.136*[.G29]))" office:value-type="float" office:value="23.4363674898895">
            <text:p>23.44</text:p>
          </table:table-cell>
          <table:table-cell table:formula="of:=DEGREES(ATAN2(COS(RADIANS([.P29]));COS(RADIANS([.R29]))*SIN(RADIANS([.P29]))))" office:value-type="float" office:value="-55.2276319894652">
            <text:p>-55.23</text:p>
          </table:table-cell>
          <table:table-cell table:formula="of:=DEGREES(ASIN(SIN(RADIANS([.R29]))*SIN(RADIANS([.P29]))))" office:value-type="float" office:value="-19.5998610046146">
            <text:p>-19.6</text:p>
          </table:table-cell>
          <table:table-cell table:formula="of:=TAN(RADIANS([.R29]/2))*TAN(RADIANS([.R29]/2))" office:value-type="float" office:value="0.0430234891089324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1.5964121294707">
            <text:p>-11.6</text:p>
          </table:table-cell>
          <table:table-cell table:formula="of:=DEGREES(ACOS(COS(RADIANS(90.833))/(COS(RADIANS([.$B$3]))*COS(RADIANS([.T29])))-TAN(RADIANS([.$B$3]))*TAN(RADIANS([.T29]))))" office:value-type="float" office:value="64.4881930782807">
            <text:p>64.49</text:p>
          </table:table-cell>
          <table:table-cell table:style-name="ce8" table:formula="of:=(720-4*[.$B$4]-[.V29]+[.$B$5]*60)/1440" office:value-type="float" office:value="0.491386397312132">
            <text:p>11:47:36</text:p>
          </table:table-cell>
          <table:table-cell table:style-name="ce8" table:formula="of:=[.X29]-[.W29]*4/1440" office:value-type="float" office:value="0.312252527650241">
            <text:p>7:29:39</text:p>
          </table:table-cell>
          <table:table-cell table:style-name="ce8" table:formula="of:=[.X29]+[.W29]*4/1440" office:value-type="float" office:value="0.670520266974023">
            <text:p>16:05:33</text:p>
          </table:table-cell>
          <table:table-cell table:style-name="ce11" table:formula="of:=8*[.W29]" office:value-type="float" office:value="515.905544626246">
            <text:p>515.91</text:p>
          </table:table-cell>
          <table:table-cell table:formula="of:=MOD([.E29]*1440+[.V29]+4*[.$B$4]-60*[.$B$5];1440)" office:value-type="float" office:value="180.403587870529">
            <text:p>180.4</text:p>
          </table:table-cell>
          <table:table-cell table:formula="of:=IF([.AB29]/4&lt;0;[.AB29]/4+180;[.AB29]/4-180)" office:value-type="float" office:value="-134.899103032368">
            <text:p>-134.9</text:p>
          </table:table-cell>
          <table:table-cell table:formula="of:=DEGREES(ACOS(SIN(RADIANS([.$B$3]))*SIN(RADIANS([.T29]))+COS(RADIANS([.$B$3]))*COS(RADIANS([.T29]))*COS(RADIANS([.AC29]))))" office:value-type="float" office:value="132.35552315308">
            <text:p>132.36</text:p>
          </table:table-cell>
          <table:table-cell table:formula="of:=90-[.AD29]" office:value-type="float" office:value="-42.3555231530804">
            <text:p>-42.36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0632881561895457">
            <text:p>0.01</text:p>
          </table:table-cell>
          <table:table-cell table:formula="of:=[.AE29]+[.AF29]" office:value-type="float" office:value="-42.3491943374614">
            <text:p>-42.35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64.5570853064069">
            <text:p>6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9]+0.1/24" office:value-type="float" office:value="0.120833333333333">
            <text:p>2:54:00</text:p>
          </table:table-cell>
          <table:table-cell table:style-name="ce9" table:formula="of:=[.D30]+2415018.5+[.E30]-[.$B$5]/24" office:value-type="float" office:value="2458871.57916667">
            <text:p>2458871.58</text:p>
          </table:table-cell>
          <table:table-cell table:style-name="ce10" table:formula="of:=([.F30]-2451545)/36525" office:value-type="float" office:value="0.200590805384438">
            <text:p>0.20059081</text:p>
          </table:table-cell>
          <table:table-cell/>
          <table:table-cell table:formula="of:=MOD(280.46646+[.G30]*(36000.76983+[.G30]*0.0003032);360)" office:value-type="float" office:value="301.889886859241">
            <text:p>301.89</text:p>
          </table:table-cell>
          <table:table-cell table:formula="of:=357.52911+[.G30]*(35999.05029-0.0001537*[.G30])" office:value-type="float" office:value="7578.60759456162">
            <text:p>7578.61</text:p>
          </table:table-cell>
          <table:table-cell table:formula="of:=0.016708634-[.G30]*(0.000042037+0.0000001267*[.G30])" office:value-type="float" office:value="0.0167001966663278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0.622930966217336">
            <text:p>0.62</text:p>
          </table:table-cell>
          <table:table-cell table:formula="of:=[.I30]+[.L30]" office:value-type="float" office:value="302.512817825459">
            <text:p>302.51</text:p>
          </table:table-cell>
          <table:table-cell table:formula="of:=[.J30]+[.L30]" office:value-type="float" office:value="7579.23052552783">
            <text:p>7579.23</text:p>
          </table:table-cell>
          <table:table-cell table:formula="of:=(1.000001018*(1-[.K30]*[.K30]))/(1+[.K30]*COS(RADIANS([.N30])))" office:value-type="float" office:value="0.984202872843627">
            <text:p>0.98</text:p>
          </table:table-cell>
          <table:table-cell table:formula="of:=[.M30]-0.00569-0.00478*SIN(RADIANS(125.04-1934.136*[.G30]))" office:value-type="float" office:value="302.502384171144">
            <text:p>302.5</text:p>
          </table:table-cell>
          <table:table-cell table:formula="of:=23+(26+((21.448-[.G30]*(46.815+[.G30]*(0.00059-[.G30]*0.001813))))/60)/60" office:value-type="float" office:value="23.4366825923164">
            <text:p>23.44</text:p>
          </table:table-cell>
          <table:table-cell table:formula="of:=[.Q30]+0.00256*COS(RADIANS(125.04-1934.136*[.G30]))" office:value-type="float" office:value="23.4363674981894">
            <text:p>23.44</text:p>
          </table:table-cell>
          <table:table-cell table:formula="of:=DEGREES(ATAN2(COS(RADIANS([.P30]));COS(RADIANS([.R30]))*SIN(RADIANS([.P30]))))" office:value-type="float" office:value="-55.2232494097098">
            <text:p>-55.22</text:p>
          </table:table-cell>
          <table:table-cell table:formula="of:=DEGREES(ASIN(SIN(RADIANS([.R30]))*SIN(RADIANS([.P30]))))" office:value-type="float" office:value="-19.5988993771726">
            <text:p>-19.6</text:p>
          </table:table-cell>
          <table:table-cell table:formula="of:=TAN(RADIANS([.R30]/2))*TAN(RADIANS([.R30]/2))" office:value-type="float" office:value="0.0430234891402721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1.5975215424625">
            <text:p>-11.6</text:p>
          </table:table-cell>
          <table:table-cell table:formula="of:=DEGREES(ACOS(COS(RADIANS(90.833))/(COS(RADIANS([.$B$3]))*COS(RADIANS([.T30])))-TAN(RADIANS([.$B$3]))*TAN(RADIANS([.T30]))))" office:value-type="float" office:value="64.4897202734992">
            <text:p>64.49</text:p>
          </table:table-cell>
          <table:table-cell table:style-name="ce8" table:formula="of:=(720-4*[.$B$4]-[.V30]+[.$B$5]*60)/1440" office:value-type="float" office:value="0.491387167737821">
            <text:p>11:47:36</text:p>
          </table:table-cell>
          <table:table-cell table:style-name="ce8" table:formula="of:=[.X30]-[.W30]*4/1440" office:value-type="float" office:value="0.31224905586699">
            <text:p>7:29:38</text:p>
          </table:table-cell>
          <table:table-cell table:style-name="ce8" table:formula="of:=[.X30]+[.W30]*4/1440" office:value-type="float" office:value="0.670525279608652">
            <text:p>16:05:33</text:p>
          </table:table-cell>
          <table:table-cell table:style-name="ce11" table:formula="of:=8*[.W30]" office:value-type="float" office:value="515.917762187994">
            <text:p>515.92</text:p>
          </table:table-cell>
          <table:table-cell table:formula="of:=MOD([.E30]*1440+[.V30]+4*[.$B$4]-60*[.$B$5];1440)" office:value-type="float" office:value="186.402478457537">
            <text:p>186.4</text:p>
          </table:table-cell>
          <table:table-cell table:formula="of:=IF([.AB30]/4&lt;0;[.AB30]/4+180;[.AB30]/4-180)" office:value-type="float" office:value="-133.399380385616">
            <text:p>-133.4</text:p>
          </table:table-cell>
          <table:table-cell table:formula="of:=DEGREES(ACOS(SIN(RADIANS([.$B$3]))*SIN(RADIANS([.T30]))+COS(RADIANS([.$B$3]))*COS(RADIANS([.T30]))*COS(RADIANS([.AC30]))))" office:value-type="float" office:value="131.515772287414">
            <text:p>131.52</text:p>
          </table:table-cell>
          <table:table-cell table:formula="of:=90-[.AD30]" office:value-type="float" office:value="-41.5157722874135">
            <text:p>-41.52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0651818214966545">
            <text:p>0.01</text:p>
          </table:table-cell>
          <table:table-cell table:formula="of:=[.AE30]+[.AF30]" office:value-type="float" office:value="-41.5092541052639">
            <text:p>-41.51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66.0844844150336">
            <text:p>66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0]+0.1/24" office:value-type="float" office:value="0.125">
            <text:p>3:00:00</text:p>
          </table:table-cell>
          <table:table-cell table:style-name="ce9" table:formula="of:=[.D31]+2415018.5+[.E31]-[.$B$5]/24" office:value-type="float" office:value="2458871.58333333">
            <text:p>2458871.58</text:p>
          </table:table-cell>
          <table:table-cell table:style-name="ce10" table:formula="of:=([.F31]-2451545)/36525" office:value-type="float" office:value="0.20059091946156">
            <text:p>0.20059092</text:p>
          </table:table-cell>
          <table:table-cell/>
          <table:table-cell table:formula="of:=MOD(280.46646+[.G31]*(36000.76983+[.G31]*0.0003032);360)" office:value-type="float" office:value="301.893993723471">
            <text:p>301.89</text:p>
          </table:table-cell>
          <table:table-cell table:formula="of:=357.52911+[.G31]*(35999.05029-0.0001537*[.G31])" office:value-type="float" office:value="7578.61170122967">
            <text:p>7578.61</text:p>
          </table:table-cell>
          <table:table-cell table:formula="of:=0.016708634-[.G31]*(0.000042037+0.0000001267*[.G31])" office:value-type="float" office:value="0.0167001966615266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0.623063269028881">
            <text:p>0.62</text:p>
          </table:table-cell>
          <table:table-cell table:formula="of:=[.I31]+[.L31]" office:value-type="float" office:value="302.5170569925">
            <text:p>302.52</text:p>
          </table:table-cell>
          <table:table-cell table:formula="of:=[.J31]+[.L31]" office:value-type="float" office:value="7579.23476449869">
            <text:p>7579.23</text:p>
          </table:table-cell>
          <table:table-cell table:formula="of:=(1.000001018*(1-[.K31]*[.K31]))/(1+[.K31]*COS(RADIANS([.N31])))" office:value-type="float" office:value="0.984203267195827">
            <text:p>0.98</text:p>
          </table:table-cell>
          <table:table-cell table:formula="of:=[.M31]-0.00569-0.00478*SIN(RADIANS(125.04-1934.136*[.G31]))" office:value-type="float" office:value="302.506623335919">
            <text:p>302.51</text:p>
          </table:table-cell>
          <table:table-cell table:formula="of:=23+(26+((21.448-[.G31]*(46.815+[.G31]*(0.00059-[.G31]*0.001813))))/60)/60" office:value-type="float" office:value="23.436682590833">
            <text:p>23.44</text:p>
          </table:table-cell>
          <table:table-cell table:formula="of:=[.Q31]+0.00256*COS(RADIANS(125.04-1934.136*[.G31]))" office:value-type="float" office:value="23.4363675064893">
            <text:p>23.44</text:p>
          </table:table-cell>
          <table:table-cell table:formula="of:=DEGREES(ATAN2(COS(RADIANS([.P31]));COS(RADIANS([.R31]))*SIN(RADIANS([.P31]))))" office:value-type="float" office:value="-55.2188668853584">
            <text:p>-55.22</text:p>
          </table:table-cell>
          <table:table-cell table:formula="of:=DEGREES(ASIN(SIN(RADIANS([.R31]))*SIN(RADIANS([.P31]))))" office:value-type="float" office:value="-19.5979376444631">
            <text:p>-19.6</text:p>
          </table:table-cell>
          <table:table-cell table:formula="of:=TAN(RADIANS([.R31]/2))*TAN(RADIANS([.R31]/2))" office:value-type="float" office:value="0.0430234891716119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1.5986307325339">
            <text:p>-11.6</text:p>
          </table:table-cell>
          <table:table-cell table:formula="of:=DEGREES(ACOS(COS(RADIANS(90.833))/(COS(RADIANS([.$B$3]))*COS(RADIANS([.T31])))-TAN(RADIANS([.$B$3]))*TAN(RADIANS([.T31]))))" office:value-type="float" office:value="64.4912475986616">
            <text:p>64.49</text:p>
          </table:table-cell>
          <table:table-cell table:style-name="ce8" table:formula="of:=(720-4*[.$B$4]-[.V31]+[.$B$5]*60)/1440" office:value-type="float" office:value="0.491387938008704">
            <text:p>11:47:36</text:p>
          </table:table-cell>
          <table:table-cell table:style-name="ce8" table:formula="of:=[.X31]-[.W31]*4/1440" office:value-type="float" office:value="0.312245583567977">
            <text:p>7:29:38</text:p>
          </table:table-cell>
          <table:table-cell table:style-name="ce8" table:formula="of:=[.X31]+[.W31]*4/1440" office:value-type="float" office:value="0.670530292449431">
            <text:p>16:05:34</text:p>
          </table:table-cell>
          <table:table-cell table:style-name="ce11" table:formula="of:=8*[.W31]" office:value-type="float" office:value="515.929980789293">
            <text:p>515.93</text:p>
          </table:table-cell>
          <table:table-cell table:formula="of:=MOD([.E31]*1440+[.V31]+4*[.$B$4]-60*[.$B$5];1440)" office:value-type="float" office:value="192.401369267466">
            <text:p>192.4</text:p>
          </table:table-cell>
          <table:table-cell table:formula="of:=IF([.AB31]/4&lt;0;[.AB31]/4+180;[.AB31]/4-180)" office:value-type="float" office:value="-131.899657683133">
            <text:p>-131.9</text:p>
          </table:table-cell>
          <table:table-cell table:formula="of:=DEGREES(ACOS(SIN(RADIANS([.$B$3]))*SIN(RADIANS([.T31]))+COS(RADIANS([.$B$3]))*COS(RADIANS([.T31]))*COS(RADIANS([.AC31]))))" office:value-type="float" office:value="130.666143128311">
            <text:p>130.67</text:p>
          </table:table-cell>
          <table:table-cell table:formula="of:=90-[.AD31]" office:value-type="float" office:value="-40.6661431283115">
            <text:p>-40.67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0671626752460433">
            <text:p>0.01</text:p>
          </table:table-cell>
          <table:table-cell table:formula="of:=[.AE31]+[.AF31]" office:value-type="float" office:value="-40.6594268607869">
            <text:p>-40.66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67.5823163136904">
            <text:p>67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1]+0.1/24" office:value-type="float" office:value="0.129166666666667">
            <text:p>3:06:00</text:p>
          </table:table-cell>
          <table:table-cell table:style-name="ce9" table:formula="of:=[.D32]+2415018.5+[.E32]-[.$B$5]/24" office:value-type="float" office:value="2458871.5875">
            <text:p>2458871.59</text:p>
          </table:table-cell>
          <table:table-cell table:style-name="ce10" table:formula="of:=([.F32]-2451545)/36525" office:value-type="float" office:value="0.200591033538682">
            <text:p>0.20059103</text:p>
          </table:table-cell>
          <table:table-cell/>
          <table:table-cell table:formula="of:=MOD(280.46646+[.G32]*(36000.76983+[.G32]*0.0003032);360)" office:value-type="float" office:value="301.898100587699">
            <text:p>301.9</text:p>
          </table:table-cell>
          <table:table-cell table:formula="of:=357.52911+[.G32]*(35999.05029-0.0001537*[.G32])" office:value-type="float" office:value="7578.61580789771">
            <text:p>7578.62</text:p>
          </table:table-cell>
          <table:table-cell table:formula="of:=0.016708634-[.G32]*(0.000042037+0.0000001267*[.G32])" office:value-type="float" office:value="0.0167001966567253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0.623195568443408">
            <text:p>0.62</text:p>
          </table:table-cell>
          <table:table-cell table:formula="of:=[.I32]+[.L32]" office:value-type="float" office:value="302.521296156142">
            <text:p>302.52</text:p>
          </table:table-cell>
          <table:table-cell table:formula="of:=[.J32]+[.L32]" office:value-type="float" office:value="7579.23900346616">
            <text:p>7579.24</text:p>
          </table:table-cell>
          <table:table-cell table:formula="of:=(1.000001018*(1-[.K32]*[.K32]))/(1+[.K32]*COS(RADIANS([.N32])))" office:value-type="float" office:value="0.984203661631653">
            <text:p>0.98</text:p>
          </table:table-cell>
          <table:table-cell table:formula="of:=[.M32]-0.00569-0.00478*SIN(RADIANS(125.04-1934.136*[.G32]))" office:value-type="float" office:value="302.510862497296">
            <text:p>302.51</text:p>
          </table:table-cell>
          <table:table-cell table:formula="of:=23+(26+((21.448-[.G32]*(46.815+[.G32]*(0.00059-[.G32]*0.001813))))/60)/60" office:value-type="float" office:value="23.4366825893495">
            <text:p>23.44</text:p>
          </table:table-cell>
          <table:table-cell table:formula="of:=[.Q32]+0.00256*COS(RADIANS(125.04-1934.136*[.G32]))" office:value-type="float" office:value="23.4363675147892">
            <text:p>23.44</text:p>
          </table:table-cell>
          <table:table-cell table:formula="of:=DEGREES(ATAN2(COS(RADIANS([.P32]));COS(RADIANS([.R32]))*SIN(RADIANS([.P32]))))" office:value-type="float" office:value="-55.2144844169061">
            <text:p>-55.21</text:p>
          </table:table-cell>
          <table:table-cell table:formula="of:=DEGREES(ASIN(SIN(RADIANS([.R32]))*SIN(RADIANS([.P32]))))" office:value-type="float" office:value="-19.5969758066012">
            <text:p>-19.6</text:p>
          </table:table-cell>
          <table:table-cell table:formula="of:=TAN(RADIANS([.R32]/2))*TAN(RADIANS([.R32]/2))" office:value-type="float" office:value="0.0430234892029518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1.5997396995473">
            <text:p>-11.6</text:p>
          </table:table-cell>
          <table:table-cell table:formula="of:=DEGREES(ACOS(COS(RADIANS(90.833))/(COS(RADIANS([.$B$3]))*COS(RADIANS([.T32])))-TAN(RADIANS([.$B$3]))*TAN(RADIANS([.T32]))))" office:value-type="float" office:value="64.4927750535764">
            <text:p>64.49</text:p>
          </table:table-cell>
          <table:table-cell table:style-name="ce8" table:formula="of:=(720-4*[.$B$4]-[.V32]+[.$B$5]*60)/1440" office:value-type="float" office:value="0.491388708124686">
            <text:p>11:47:36</text:p>
          </table:table-cell>
          <table:table-cell table:style-name="ce8" table:formula="of:=[.X32]-[.W32]*4/1440" office:value-type="float" office:value="0.31224211075364">
            <text:p>7:29:38</text:p>
          </table:table-cell>
          <table:table-cell table:style-name="ce8" table:formula="of:=[.X32]+[.W32]*4/1440" office:value-type="float" office:value="0.670535305495731">
            <text:p>16:05:34</text:p>
          </table:table-cell>
          <table:table-cell table:style-name="ce11" table:formula="of:=8*[.W32]" office:value-type="float" office:value="515.942200428612">
            <text:p>515.94</text:p>
          </table:table-cell>
          <table:table-cell table:formula="of:=MOD([.E32]*1440+[.V32]+4*[.$B$4]-60*[.$B$5];1440)" office:value-type="float" office:value="198.400260300453">
            <text:p>198.4</text:p>
          </table:table-cell>
          <table:table-cell table:formula="of:=IF([.AB32]/4&lt;0;[.AB32]/4+180;[.AB32]/4-180)" office:value-type="float" office:value="-130.399934924887">
            <text:p>-130.4</text:p>
          </table:table-cell>
          <table:table-cell table:formula="of:=DEGREES(ACOS(SIN(RADIANS([.$B$3]))*SIN(RADIANS([.T32]))+COS(RADIANS([.$B$3]))*COS(RADIANS([.T32]))*COS(RADIANS([.AC32]))))" office:value-type="float" office:value="129.807398479768">
            <text:p>129.81</text:p>
          </table:table-cell>
          <table:table-cell table:formula="of:=90-[.AD32]" office:value-type="float" office:value="-39.8073984797675">
            <text:p>-39.81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0692355098894239">
            <text:p>0.01</text:p>
          </table:table-cell>
          <table:table-cell table:formula="of:=[.AE32]+[.AF32]" office:value-type="float" office:value="-39.8004749287786">
            <text:p>-39.8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69.0520352683047">
            <text:p>69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2]+0.1/24" office:value-type="float" office:value="0.133333333333333">
            <text:p>3:12:00</text:p>
          </table:table-cell>
          <table:table-cell table:style-name="ce9" table:formula="of:=[.D33]+2415018.5+[.E33]-[.$B$5]/24" office:value-type="float" office:value="2458871.59166667">
            <text:p>2458871.59</text:p>
          </table:table-cell>
          <table:table-cell table:style-name="ce10" table:formula="of:=([.F33]-2451545)/36525" office:value-type="float" office:value="0.200591147615792">
            <text:p>0.20059115</text:p>
          </table:table-cell>
          <table:table-cell/>
          <table:table-cell table:formula="of:=MOD(280.46646+[.G33]*(36000.76983+[.G33]*0.0003032);360)" office:value-type="float" office:value="301.902207451469">
            <text:p>301.9</text:p>
          </table:table-cell>
          <table:table-cell table:formula="of:=357.52911+[.G33]*(35999.05029-0.0001537*[.G33])" office:value-type="float" office:value="7578.6199145653">
            <text:p>7578.62</text:p>
          </table:table-cell>
          <table:table-cell table:formula="of:=0.016708634-[.G33]*(0.000042037+0.0000001267*[.G33])" office:value-type="float" office:value="0.016700196651924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0.623327864445458">
            <text:p>0.62</text:p>
          </table:table-cell>
          <table:table-cell table:formula="of:=[.I33]+[.L33]" office:value-type="float" office:value="302.525535315914">
            <text:p>302.53</text:p>
          </table:table-cell>
          <table:table-cell table:formula="of:=[.J33]+[.L33]" office:value-type="float" office:value="7579.24324242975">
            <text:p>7579.24</text:p>
          </table:table-cell>
          <table:table-cell table:formula="of:=(1.000001018*(1-[.K33]*[.K33]))/(1+[.K33]*COS(RADIANS([.N33])))" office:value-type="float" office:value="0.984204056151058">
            <text:p>0.98</text:p>
          </table:table-cell>
          <table:table-cell table:formula="of:=[.M33]-0.00569-0.00478*SIN(RADIANS(125.04-1934.136*[.G33]))" office:value-type="float" office:value="302.515101654802">
            <text:p>302.52</text:p>
          </table:table-cell>
          <table:table-cell table:formula="of:=23+(26+((21.448-[.G33]*(46.815+[.G33]*(0.00059-[.G33]*0.001813))))/60)/60" office:value-type="float" office:value="23.436682587866">
            <text:p>23.44</text:p>
          </table:table-cell>
          <table:table-cell table:formula="of:=[.Q33]+0.00256*COS(RADIANS(125.04-1934.136*[.G33]))" office:value-type="float" office:value="23.4363675230891">
            <text:p>23.44</text:p>
          </table:table-cell>
          <table:table-cell table:formula="of:=DEGREES(ATAN2(COS(RADIANS([.P33]));COS(RADIANS([.R33]))*SIN(RADIANS([.P33]))))" office:value-type="float" office:value="-55.2101020048425">
            <text:p>-55.21</text:p>
          </table:table-cell>
          <table:table-cell table:formula="of:=DEGREES(ASIN(SIN(RADIANS([.R33]))*SIN(RADIANS([.P33]))))" office:value-type="float" office:value="-19.5960138637012">
            <text:p>-19.6</text:p>
          </table:table-cell>
          <table:table-cell table:formula="of:=TAN(RADIANS([.R33]/2))*TAN(RADIANS([.R33]/2))" office:value-type="float" office:value="0.0430234892342916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1.6008484433663">
            <text:p>-11.6</text:p>
          </table:table-cell>
          <table:table-cell table:formula="of:=DEGREES(ACOS(COS(RADIANS(90.833))/(COS(RADIANS([.$B$3]))*COS(RADIANS([.T33])))-TAN(RADIANS([.$B$3]))*TAN(RADIANS([.T33]))))" office:value-type="float" office:value="64.4943026380539">
            <text:p>64.49</text:p>
          </table:table-cell>
          <table:table-cell table:style-name="ce8" table:formula="of:=(720-4*[.$B$4]-[.V33]+[.$B$5]*60)/1440" office:value-type="float" office:value="0.491389478085671">
            <text:p>11:47:36</text:p>
          </table:table-cell>
          <table:table-cell table:style-name="ce8" table:formula="of:=[.X33]-[.W33]*4/1440" office:value-type="float" office:value="0.31223863742441">
            <text:p>7:29:37</text:p>
          </table:table-cell>
          <table:table-cell table:style-name="ce8" table:formula="of:=[.X33]+[.W33]*4/1440" office:value-type="float" office:value="0.670540318746932">
            <text:p>16:05:35</text:p>
          </table:table-cell>
          <table:table-cell table:style-name="ce11" table:formula="of:=8*[.W33]" office:value-type="float" office:value="515.954421104431">
            <text:p>515.95</text:p>
          </table:table-cell>
          <table:table-cell table:formula="of:=MOD([.E33]*1440+[.V33]+4*[.$B$4]-60*[.$B$5];1440)" office:value-type="float" office:value="204.399151556634">
            <text:p>204.4</text:p>
          </table:table-cell>
          <table:table-cell table:formula="of:=IF([.AB33]/4&lt;0;[.AB33]/4+180;[.AB33]/4-180)" office:value-type="float" office:value="-128.900212110842">
            <text:p>-128.9</text:p>
          </table:table-cell>
          <table:table-cell table:formula="of:=DEGREES(ACOS(SIN(RADIANS([.$B$3]))*SIN(RADIANS([.T33]))+COS(RADIANS([.$B$3]))*COS(RADIANS([.T33]))*COS(RADIANS([.AC33]))))" office:value-type="float" office:value="128.940265886582">
            <text:p>128.94</text:p>
          </table:table-cell>
          <table:table-cell table:formula="of:=90-[.AD33]" office:value-type="float" office:value="-38.9402658865817">
            <text:p>-38.94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071405652775349">
            <text:p>0.01</text:p>
          </table:table-cell>
          <table:table-cell table:formula="of:=[.AE33]+[.AF33]" office:value-type="float" office:value="-38.9331253213042">
            <text:p>-38.93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70.4950639888872">
            <text:p>70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3]+0.1/24" office:value-type="float" office:value="0.1375">
            <text:p>3:18:00</text:p>
          </table:table-cell>
          <table:table-cell table:style-name="ce9" table:formula="of:=[.D34]+2415018.5+[.E34]-[.$B$5]/24" office:value-type="float" office:value="2458871.59583333">
            <text:p>2458871.60</text:p>
          </table:table-cell>
          <table:table-cell table:style-name="ce10" table:formula="of:=([.F34]-2451545)/36525" office:value-type="float" office:value="0.200591261692914">
            <text:p>0.20059126</text:p>
          </table:table-cell>
          <table:table-cell/>
          <table:table-cell table:formula="of:=MOD(280.46646+[.G34]*(36000.76983+[.G34]*0.0003032);360)" office:value-type="float" office:value="301.906314315697">
            <text:p>301.91</text:p>
          </table:table-cell>
          <table:table-cell table:formula="of:=357.52911+[.G34]*(35999.05029-0.0001537*[.G34])" office:value-type="float" office:value="7578.62402123335">
            <text:p>7578.62</text:p>
          </table:table-cell>
          <table:table-cell table:formula="of:=0.016708634-[.G34]*(0.000042037+0.0000001267*[.G34])" office:value-type="float" office:value="0.0167001966471228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0.623460157063955">
            <text:p>0.62</text:p>
          </table:table-cell>
          <table:table-cell table:formula="of:=[.I34]+[.L34]" office:value-type="float" office:value="302.529774472761">
            <text:p>302.53</text:p>
          </table:table-cell>
          <table:table-cell table:formula="of:=[.J34]+[.L34]" office:value-type="float" office:value="7579.24748139041">
            <text:p>7579.25</text:p>
          </table:table-cell>
          <table:table-cell table:formula="of:=(1.000001018*(1-[.K34]*[.K34]))/(1+[.K34]*COS(RADIANS([.N34])))" office:value-type="float" office:value="0.984204450754128">
            <text:p>0.98</text:p>
          </table:table-cell>
          <table:table-cell table:formula="of:=[.M34]-0.00569-0.00478*SIN(RADIANS(125.04-1934.136*[.G34]))" office:value-type="float" office:value="302.519340809384">
            <text:p>302.52</text:p>
          </table:table-cell>
          <table:table-cell table:formula="of:=23+(26+((21.448-[.G34]*(46.815+[.G34]*(0.00059-[.G34]*0.001813))))/60)/60" office:value-type="float" office:value="23.4366825863825">
            <text:p>23.44</text:p>
          </table:table-cell>
          <table:table-cell table:formula="of:=[.Q34]+0.00256*COS(RADIANS(125.04-1934.136*[.G34]))" office:value-type="float" office:value="23.436367531389">
            <text:p>23.44</text:p>
          </table:table-cell>
          <table:table-cell table:formula="of:=DEGREES(ATAN2(COS(RADIANS([.P34]));COS(RADIANS([.R34]))*SIN(RADIANS([.P34]))))" office:value-type="float" office:value="-55.2057196481927">
            <text:p>-55.21</text:p>
          </table:table-cell>
          <table:table-cell table:formula="of:=DEGREES(ASIN(SIN(RADIANS([.R34]))*SIN(RADIANS([.P34]))))" office:value-type="float" office:value="-19.5950518155556">
            <text:p>-19.6</text:p>
          </table:table-cell>
          <table:table-cell table:formula="of:=TAN(RADIANS([.R34]/2))*TAN(RADIANS([.R34]/2))" office:value-type="float" office:value="0.0430234892656314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1.6019569642258">
            <text:p>-11.6</text:p>
          </table:table-cell>
          <table:table-cell table:formula="of:=DEGREES(ACOS(COS(RADIANS(90.833))/(COS(RADIANS([.$B$3]))*COS(RADIANS([.T34])))-TAN(RADIANS([.$B$3]))*TAN(RADIANS([.T34]))))" office:value-type="float" office:value="64.4958303524147">
            <text:p>64.5</text:p>
          </table:table-cell>
          <table:table-cell table:style-name="ce8" table:formula="of:=(720-4*[.$B$4]-[.V34]+[.$B$5]*60)/1440" office:value-type="float" office:value="0.491390247891823">
            <text:p>11:47:36</text:p>
          </table:table-cell>
          <table:table-cell table:style-name="ce8" table:formula="of:=[.X34]-[.W34]*4/1440" office:value-type="float" office:value="0.31223516357956">
            <text:p>7:29:37</text:p>
          </table:table-cell>
          <table:table-cell table:style-name="ce8" table:formula="of:=[.X34]+[.W34]*4/1440" office:value-type="float" office:value="0.670545332204087">
            <text:p>16:05:35</text:p>
          </table:table-cell>
          <table:table-cell table:style-name="ce11" table:formula="of:=8*[.W34]" office:value-type="float" office:value="515.966642819318">
            <text:p>515.97</text:p>
          </table:table-cell>
          <table:table-cell table:formula="of:=MOD([.E34]*1440+[.V34]+4*[.$B$4]-60*[.$B$5];1440)" office:value-type="float" office:value="210.398043035774">
            <text:p>210.4</text:p>
          </table:table-cell>
          <table:table-cell table:formula="of:=IF([.AB34]/4&lt;0;[.AB34]/4+180;[.AB34]/4-180)" office:value-type="float" office:value="-127.400489241056">
            <text:p>-127.4</text:p>
          </table:table-cell>
          <table:table-cell table:formula="of:=DEGREES(ACOS(SIN(RADIANS([.$B$3]))*SIN(RADIANS([.T34]))+COS(RADIANS([.$B$3]))*COS(RADIANS([.T34]))*COS(RADIANS([.AC34]))))" office:value-type="float" office:value="128.065439589382">
            <text:p>128.07</text:p>
          </table:table-cell>
          <table:table-cell table:formula="of:=90-[.AD34]" office:value-type="float" office:value="-38.0654395893816">
            <text:p>-38.07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073679021848593">
            <text:p>0.01</text:p>
          </table:table-cell>
          <table:table-cell table:formula="of:=[.AE34]+[.AF34]" office:value-type="float" office:value="-38.0580716871967">
            <text:p>-38.06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71.9127902622577">
            <text:p>71.91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1.1756in" table:end-y="0.0031in" draw:z-index="1" draw:style-name="gr1" svg:width="3.2276in" svg:height="2.6386in" svg:x="0.0315in" svg:y="0.0862in">
              <draw:object draw:notify-on-update-of-ranges="Calculations.E2:Calculations.E241 Calculations.AG1:Calculations.AG1 Calculations.AG2:Calculations.AG2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4]+0.1/24" office:value-type="float" office:value="0.141666666666667">
            <text:p>3:24:00</text:p>
          </table:table-cell>
          <table:table-cell table:style-name="ce9" table:formula="of:=[.D35]+2415018.5+[.E35]-[.$B$5]/24" office:value-type="float" office:value="2458871.6">
            <text:p>2458871.60</text:p>
          </table:table-cell>
          <table:table-cell table:style-name="ce10" table:formula="of:=([.F35]-2451545)/36525" office:value-type="float" office:value="0.200591375770023">
            <text:p>0.20059138</text:p>
          </table:table-cell>
          <table:table-cell/>
          <table:table-cell table:formula="of:=MOD(280.46646+[.G35]*(36000.76983+[.G35]*0.0003032);360)" office:value-type="float" office:value="301.910421179468">
            <text:p>301.91</text:p>
          </table:table-cell>
          <table:table-cell table:formula="of:=357.52911+[.G35]*(35999.05029-0.0001537*[.G35])" office:value-type="float" office:value="7578.62812790094">
            <text:p>7578.63</text:p>
          </table:table-cell>
          <table:table-cell table:formula="of:=0.016708634-[.G35]*(0.000042037+0.0000001267*[.G35])" office:value-type="float" office:value="0.0167001966423215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0.623592446268491">
            <text:p>0.62</text:p>
          </table:table-cell>
          <table:table-cell table:formula="of:=[.I35]+[.L35]" office:value-type="float" office:value="302.534013625737">
            <text:p>302.53</text:p>
          </table:table-cell>
          <table:table-cell table:formula="of:=[.J35]+[.L35]" office:value-type="float" office:value="7579.25172034721">
            <text:p>7579.25</text:p>
          </table:table-cell>
          <table:table-cell table:formula="of:=(1.000001018*(1-[.K35]*[.K35]))/(1+[.K35]*COS(RADIANS([.N35])))" office:value-type="float" office:value="0.984204845440773">
            <text:p>0.98</text:p>
          </table:table-cell>
          <table:table-cell table:formula="of:=[.M35]-0.00569-0.00478*SIN(RADIANS(125.04-1934.136*[.G35]))" office:value-type="float" office:value="302.523579960094">
            <text:p>302.52</text:p>
          </table:table-cell>
          <table:table-cell table:formula="of:=23+(26+((21.448-[.G35]*(46.815+[.G35]*(0.00059-[.G35]*0.001813))))/60)/60" office:value-type="float" office:value="23.4366825848991">
            <text:p>23.44</text:p>
          </table:table-cell>
          <table:table-cell table:formula="of:=[.Q35]+0.00256*COS(RADIANS(125.04-1934.136*[.G35]))" office:value-type="float" office:value="23.4363675396889">
            <text:p>23.44</text:p>
          </table:table-cell>
          <table:table-cell table:formula="of:=DEGREES(ATAN2(COS(RADIANS([.P35]));COS(RADIANS([.R35]))*SIN(RADIANS([.P35]))))" office:value-type="float" office:value="-55.2013373479375">
            <text:p>-55.2</text:p>
          </table:table-cell>
          <table:table-cell table:formula="of:=DEGREES(ASIN(SIN(RADIANS([.R35]))*SIN(RADIANS([.P35]))))" office:value-type="float" office:value="-19.5940896623864">
            <text:p>-19.59</text:p>
          </table:table-cell>
          <table:table-cell table:formula="of:=TAN(RADIANS([.R35]/2))*TAN(RADIANS([.R35]/2))" office:value-type="float" office:value="0.0430234892969713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1.6030652618649">
            <text:p>-11.6</text:p>
          </table:table-cell>
          <table:table-cell table:formula="of:=DEGREES(ACOS(COS(RADIANS(90.833))/(COS(RADIANS([.$B$3]))*COS(RADIANS([.T35])))-TAN(RADIANS([.$B$3]))*TAN(RADIANS([.T35]))))" office:value-type="float" office:value="64.4973581962979">
            <text:p>64.5</text:p>
          </table:table-cell>
          <table:table-cell table:style-name="ce8" table:formula="of:=(720-4*[.$B$4]-[.V35]+[.$B$5]*60)/1440" office:value-type="float" office:value="0.491391017542962">
            <text:p>11:47:36</text:p>
          </table:table-cell>
          <table:table-cell table:style-name="ce8" table:formula="of:=[.X35]-[.W35]*4/1440" office:value-type="float" office:value="0.312231689219912">
            <text:p>7:29:37</text:p>
          </table:table-cell>
          <table:table-cell table:style-name="ce8" table:formula="of:=[.X35]+[.W35]*4/1440" office:value-type="float" office:value="0.670550345866011">
            <text:p>16:05:36</text:p>
          </table:table-cell>
          <table:table-cell table:style-name="ce11" table:formula="of:=8*[.W35]" office:value-type="float" office:value="515.978865570383">
            <text:p>515.98</text:p>
          </table:table-cell>
          <table:table-cell table:formula="of:=MOD([.E35]*1440+[.V35]+4*[.$B$4]-60*[.$B$5];1440)" office:value-type="float" office:value="216.396934738135">
            <text:p>216.4</text:p>
          </table:table-cell>
          <table:table-cell table:formula="of:=IF([.AB35]/4&lt;0;[.AB35]/4+180;[.AB35]/4-180)" office:value-type="float" office:value="-125.900766315466">
            <text:p>-125.9</text:p>
          </table:table-cell>
          <table:table-cell table:formula="of:=DEGREES(ACOS(SIN(RADIANS([.$B$3]))*SIN(RADIANS([.T35]))+COS(RADIANS([.$B$3]))*COS(RADIANS([.T35]))*COS(RADIANS([.AC35]))))" office:value-type="float" office:value="127.183582474342">
            <text:p>127.18</text:p>
          </table:table-cell>
          <table:table-cell table:formula="of:=90-[.AD35]" office:value-type="float" office:value="-37.1835824743421">
            <text:p>-37.18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0760621897057778">
            <text:p>0.01</text:p>
          </table:table-cell>
          <table:table-cell table:formula="of:=[.AE35]+[.AF35]" office:value-type="float" office:value="-37.1759762553715">
            <text:p>-37.18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73.3065645137878">
            <text:p>73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5]+0.1/24" office:value-type="float" office:value="0.145833333333333">
            <text:p>3:30:00</text:p>
          </table:table-cell>
          <table:table-cell table:style-name="ce9" table:formula="of:=[.D36]+2415018.5+[.E36]-[.$B$5]/24" office:value-type="float" office:value="2458871.60416667">
            <text:p>2458871.60</text:p>
          </table:table-cell>
          <table:table-cell table:style-name="ce10" table:formula="of:=([.F36]-2451545)/36525" office:value-type="float" office:value="0.200591489847145">
            <text:p>0.20059149</text:p>
          </table:table-cell>
          <table:table-cell/>
          <table:table-cell table:formula="of:=MOD(280.46646+[.G36]*(36000.76983+[.G36]*0.0003032);360)" office:value-type="float" office:value="301.914528043696">
            <text:p>301.91</text:p>
          </table:table-cell>
          <table:table-cell table:formula="of:=357.52911+[.G36]*(35999.05029-0.0001537*[.G36])" office:value-type="float" office:value="7578.63223456899">
            <text:p>7578.63</text:p>
          </table:table-cell>
          <table:table-cell table:formula="of:=0.016708634-[.G36]*(0.000042037+0.0000001267*[.G36])" office:value-type="float" office:value="0.0167001966375203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0.623724732088042">
            <text:p>0.62</text:p>
          </table:table-cell>
          <table:table-cell table:formula="of:=[.I36]+[.L36]" office:value-type="float" office:value="302.538252775784">
            <text:p>302.54</text:p>
          </table:table-cell>
          <table:table-cell table:formula="of:=[.J36]+[.L36]" office:value-type="float" office:value="7579.25595930107">
            <text:p>7579.26</text:p>
          </table:table-cell>
          <table:table-cell table:formula="of:=(1.000001018*(1-[.K36]*[.K36]))/(1+[.K36]*COS(RADIANS([.N36])))" office:value-type="float" office:value="0.984205240211079">
            <text:p>0.98</text:p>
          </table:table-cell>
          <table:table-cell table:formula="of:=[.M36]-0.00569-0.00478*SIN(RADIANS(125.04-1934.136*[.G36]))" office:value-type="float" office:value="302.527819107876">
            <text:p>302.53</text:p>
          </table:table-cell>
          <table:table-cell table:formula="of:=23+(26+((21.448-[.G36]*(46.815+[.G36]*(0.00059-[.G36]*0.001813))))/60)/60" office:value-type="float" office:value="23.4366825834156">
            <text:p>23.44</text:p>
          </table:table-cell>
          <table:table-cell table:formula="of:=[.Q36]+0.00256*COS(RADIANS(125.04-1934.136*[.G36]))" office:value-type="float" office:value="23.4363675479888">
            <text:p>23.44</text:p>
          </table:table-cell>
          <table:table-cell table:formula="of:=DEGREES(ATAN2(COS(RADIANS([.P36]));COS(RADIANS([.R36]))*SIN(RADIANS([.P36]))))" office:value-type="float" office:value="-55.1969551031041">
            <text:p>-55.2</text:p>
          </table:table-cell>
          <table:table-cell table:formula="of:=DEGREES(ASIN(SIN(RADIANS([.R36]))*SIN(RADIANS([.P36]))))" office:value-type="float" office:value="-19.5931274039868">
            <text:p>-19.59</text:p>
          </table:table-cell>
          <table:table-cell table:formula="of:=TAN(RADIANS([.R36]/2))*TAN(RADIANS([.R36]/2))" office:value-type="float" office:value="0.0430234893283112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1.6041733365182">
            <text:p>-11.6</text:p>
          </table:table-cell>
          <table:table-cell table:formula="of:=DEGREES(ACOS(COS(RADIANS(90.833))/(COS(RADIANS([.$B$3]))*COS(RADIANS([.T36])))-TAN(RADIANS([.$B$3]))*TAN(RADIANS([.T36]))))" office:value-type="float" office:value="64.4988861700234">
            <text:p>64.5</text:p>
          </table:table-cell>
          <table:table-cell table:style-name="ce8" table:formula="of:=(720-4*[.$B$4]-[.V36]+[.$B$5]*60)/1440" office:value-type="float" office:value="0.491391787039249">
            <text:p>11:47:36</text:p>
          </table:table-cell>
          <table:table-cell table:style-name="ce8" table:formula="of:=[.X36]-[.W36]*4/1440" office:value-type="float" office:value="0.312228214344739">
            <text:p>7:29:37</text:p>
          </table:table-cell>
          <table:table-cell table:style-name="ce8" table:formula="of:=[.X36]+[.W36]*4/1440" office:value-type="float" office:value="0.670555359733758">
            <text:p>16:05:36</text:p>
          </table:table-cell>
          <table:table-cell table:style-name="ce11" table:formula="of:=8*[.W36]" office:value-type="float" office:value="515.991089360187">
            <text:p>515.99</text:p>
          </table:table-cell>
          <table:table-cell table:formula="of:=MOD([.E36]*1440+[.V36]+4*[.$B$4]-60*[.$B$5];1440)" office:value-type="float" office:value="222.395826663482">
            <text:p>222.4</text:p>
          </table:table-cell>
          <table:table-cell table:formula="of:=IF([.AB36]/4&lt;0;[.AB36]/4+180;[.AB36]/4-180)" office:value-type="float" office:value="-124.40104333413">
            <text:p>-124.4</text:p>
          </table:table-cell>
          <table:table-cell table:formula="of:=DEGREES(ACOS(SIN(RADIANS([.$B$3]))*SIN(RADIANS([.T36]))+COS(RADIANS([.$B$3]))*COS(RADIANS([.T36]))*COS(RADIANS([.AC36]))))" office:value-type="float" office:value="126.295327995938">
            <text:p>126.3</text:p>
          </table:table-cell>
          <table:table-cell table:formula="of:=90-[.AD36]" office:value-type="float" office:value="-36.2953279959377">
            <text:p>-36.3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0785624574463134">
            <text:p>0.01</text:p>
          </table:table-cell>
          <table:table-cell table:formula="of:=[.AE36]+[.AF36]" office:value-type="float" office:value="-36.287471750193">
            <text:p>-36.29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74.6776981516026">
            <text:p>74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6]+0.1/24" office:value-type="float" office:value="0.15">
            <text:p>3:36:00</text:p>
          </table:table-cell>
          <table:table-cell table:style-name="ce9" table:formula="of:=[.D37]+2415018.5+[.E37]-[.$B$5]/24" office:value-type="float" office:value="2458871.60833333">
            <text:p>2458871.61</text:p>
          </table:table-cell>
          <table:table-cell table:style-name="ce10" table:formula="of:=([.F37]-2451545)/36525" office:value-type="float" office:value="0.200591603924254">
            <text:p>0.20059160</text:p>
          </table:table-cell>
          <table:table-cell/>
          <table:table-cell table:formula="of:=MOD(280.46646+[.G37]*(36000.76983+[.G37]*0.0003032);360)" office:value-type="float" office:value="301.918634907465">
            <text:p>301.92</text:p>
          </table:table-cell>
          <table:table-cell table:formula="of:=357.52911+[.G37]*(35999.05029-0.0001537*[.G37])" office:value-type="float" office:value="7578.63634123657">
            <text:p>7578.64</text:p>
          </table:table-cell>
          <table:table-cell table:formula="of:=0.016708634-[.G37]*(0.000042037+0.0000001267*[.G37])" office:value-type="float" office:value="0.016700196632719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0.623857014492148">
            <text:p>0.62</text:p>
          </table:table-cell>
          <table:table-cell table:formula="of:=[.I37]+[.L37]" office:value-type="float" office:value="302.542491921957">
            <text:p>302.54</text:p>
          </table:table-cell>
          <table:table-cell table:formula="of:=[.J37]+[.L37]" office:value-type="float" office:value="7579.26019825107">
            <text:p>7579.26</text:p>
          </table:table-cell>
          <table:table-cell table:formula="of:=(1.000001018*(1-[.K37]*[.K37]))/(1+[.K37]*COS(RADIANS([.N37])))" office:value-type="float" office:value="0.984205635064955">
            <text:p>0.98</text:p>
          </table:table-cell>
          <table:table-cell table:formula="of:=[.M37]-0.00569-0.00478*SIN(RADIANS(125.04-1934.136*[.G37]))" office:value-type="float" office:value="302.532058251785">
            <text:p>302.53</text:p>
          </table:table-cell>
          <table:table-cell table:formula="of:=23+(26+((21.448-[.G37]*(46.815+[.G37]*(0.00059-[.G37]*0.001813))))/60)/60" office:value-type="float" office:value="23.4366825819321">
            <text:p>23.44</text:p>
          </table:table-cell>
          <table:table-cell table:formula="of:=[.Q37]+0.00256*COS(RADIANS(125.04-1934.136*[.G37]))" office:value-type="float" office:value="23.4363675562887">
            <text:p>23.44</text:p>
          </table:table-cell>
          <table:table-cell table:formula="of:=DEGREES(ATAN2(COS(RADIANS([.P37]));COS(RADIANS([.R37]))*SIN(RADIANS([.P37]))))" office:value-type="float" office:value="-55.192572914672">
            <text:p>-55.19</text:p>
          </table:table-cell>
          <table:table-cell table:formula="of:=DEGREES(ASIN(SIN(RADIANS([.R37]))*SIN(RADIANS([.P37]))))" office:value-type="float" office:value="-19.5921650405785">
            <text:p>-19.59</text:p>
          </table:table-cell>
          <table:table-cell table:formula="of:=TAN(RADIANS([.R37]/2))*TAN(RADIANS([.R37]/2))" office:value-type="float" office:value="0.0430234893596511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1.6052811879248">
            <text:p>-11.61</text:p>
          </table:table-cell>
          <table:table-cell table:formula="of:=DEGREES(ACOS(COS(RADIANS(90.833))/(COS(RADIANS([.$B$3]))*COS(RADIANS([.T37])))-TAN(RADIANS([.$B$3]))*TAN(RADIANS([.T37]))))" office:value-type="float" office:value="64.5004142732307">
            <text:p>64.5</text:p>
          </table:table-cell>
          <table:table-cell table:style-name="ce8" table:formula="of:=(720-4*[.$B$4]-[.V37]+[.$B$5]*60)/1440" office:value-type="float" office:value="0.491392556380503">
            <text:p>11:47:36</text:p>
          </table:table-cell>
          <table:table-cell table:style-name="ce8" table:formula="of:=[.X37]-[.W37]*4/1440" office:value-type="float" office:value="0.312224738954862">
            <text:p>7:29:36</text:p>
          </table:table-cell>
          <table:table-cell table:style-name="ce8" table:formula="of:=[.X37]+[.W37]*4/1440" office:value-type="float" office:value="0.670560373806144">
            <text:p>16:05:36</text:p>
          </table:table-cell>
          <table:table-cell table:style-name="ce11" table:formula="of:=8*[.W37]" office:value-type="float" office:value="516.003314185846">
            <text:p>516</text:p>
          </table:table-cell>
          <table:table-cell table:formula="of:=MOD([.E37]*1440+[.V37]+4*[.$B$4]-60*[.$B$5];1440)" office:value-type="float" office:value="228.394718812075">
            <text:p>228.39</text:p>
          </table:table-cell>
          <table:table-cell table:formula="of:=IF([.AB37]/4&lt;0;[.AB37]/4+180;[.AB37]/4-180)" office:value-type="float" office:value="-122.901320296981">
            <text:p>-122.9</text:p>
          </table:table-cell>
          <table:table-cell table:formula="of:=DEGREES(ACOS(SIN(RADIANS([.$B$3]))*SIN(RADIANS([.T37]))+COS(RADIANS([.$B$3]))*COS(RADIANS([.T37]))*COS(RADIANS([.AC37]))))" office:value-type="float" office:value="125.401282059385">
            <text:p>125.4</text:p>
          </table:table-cell>
          <table:table-cell table:formula="of:=90-[.AD37]" office:value-type="float" office:value="-35.4012820593851">
            <text:p>-35.4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0811879400280786">
            <text:p>0.01</text:p>
          </table:table-cell>
          <table:table-cell table:formula="of:=[.AE37]+[.AF37]" office:value-type="float" office:value="-35.3931632653823">
            <text:p>-35.39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76.0274625694394">
            <text:p>76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7]+0.1/24" office:value-type="float" office:value="0.154166666666667">
            <text:p>3:42:00</text:p>
          </table:table-cell>
          <table:table-cell table:style-name="ce9" table:formula="of:=[.D38]+2415018.5+[.E38]-[.$B$5]/24" office:value-type="float" office:value="2458871.6125">
            <text:p>2458871.61</text:p>
          </table:table-cell>
          <table:table-cell table:style-name="ce10" table:formula="of:=([.F38]-2451545)/36525" office:value-type="float" office:value="0.200591718001377">
            <text:p>0.20059172</text:p>
          </table:table-cell>
          <table:table-cell/>
          <table:table-cell table:formula="of:=MOD(280.46646+[.G38]*(36000.76983+[.G38]*0.0003032);360)" office:value-type="float" office:value="301.922741771695">
            <text:p>301.92</text:p>
          </table:table-cell>
          <table:table-cell table:formula="of:=357.52911+[.G38]*(35999.05029-0.0001537*[.G38])" office:value-type="float" office:value="7578.64044790462">
            <text:p>7578.64</text:p>
          </table:table-cell>
          <table:table-cell table:formula="of:=0.016708634-[.G38]*(0.000042037+0.0000001267*[.G38])" office:value-type="float" office:value="0.0167001966279177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0.623989293509887">
            <text:p>0.62</text:p>
          </table:table-cell>
          <table:table-cell table:formula="of:=[.I38]+[.L38]" office:value-type="float" office:value="302.546731065205">
            <text:p>302.55</text:p>
          </table:table-cell>
          <table:table-cell table:formula="of:=[.J38]+[.L38]" office:value-type="float" office:value="7579.26443719813">
            <text:p>7579.26</text:p>
          </table:table-cell>
          <table:table-cell table:formula="of:=(1.000001018*(1-[.K38]*[.K38]))/(1+[.K38]*COS(RADIANS([.N38])))" office:value-type="float" office:value="0.984206030002488">
            <text:p>0.98</text:p>
          </table:table-cell>
          <table:table-cell table:formula="of:=[.M38]-0.00569-0.00478*SIN(RADIANS(125.04-1934.136*[.G38]))" office:value-type="float" office:value="302.536297392767">
            <text:p>302.54</text:p>
          </table:table-cell>
          <table:table-cell table:formula="of:=23+(26+((21.448-[.G38]*(46.815+[.G38]*(0.00059-[.G38]*0.001813))))/60)/60" office:value-type="float" office:value="23.4366825804486">
            <text:p>23.44</text:p>
          </table:table-cell>
          <table:table-cell table:formula="of:=[.Q38]+0.00256*COS(RADIANS(125.04-1934.136*[.G38]))" office:value-type="float" office:value="23.4363675645886">
            <text:p>23.44</text:p>
          </table:table-cell>
          <table:table-cell table:formula="of:=DEGREES(ATAN2(COS(RADIANS([.P38]));COS(RADIANS([.R38]))*SIN(RADIANS([.P38]))))" office:value-type="float" office:value="-55.188190781664">
            <text:p>-55.19</text:p>
          </table:table-cell>
          <table:table-cell table:formula="of:=DEGREES(ASIN(SIN(RADIANS([.R38]))*SIN(RADIANS([.P38]))))" office:value-type="float" office:value="-19.5912025719534">
            <text:p>-19.59</text:p>
          </table:table-cell>
          <table:table-cell table:formula="of:=TAN(RADIANS([.R38]/2))*TAN(RADIANS([.R38]/2))" office:value-type="float" office:value="0.043023489390991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1.6063888163204">
            <text:p>-11.61</text:p>
          </table:table-cell>
          <table:table-cell table:formula="of:=DEGREES(ACOS(COS(RADIANS(90.833))/(COS(RADIANS([.$B$3]))*COS(RADIANS([.T38])))-TAN(RADIANS([.$B$3]))*TAN(RADIANS([.T38]))))" office:value-type="float" office:value="64.5019425062415">
            <text:p>64.5</text:p>
          </table:table-cell>
          <table:table-cell table:style-name="ce8" table:formula="of:=(720-4*[.$B$4]-[.V38]+[.$B$5]*60)/1440" office:value-type="float" office:value="0.491393325566889">
            <text:p>11:47:36</text:p>
          </table:table-cell>
          <table:table-cell table:style-name="ce8" table:formula="of:=[.X38]-[.W38]*4/1440" office:value-type="float" office:value="0.312221263049552">
            <text:p>7:29:36</text:p>
          </table:table-cell>
          <table:table-cell table:style-name="ce8" table:formula="of:=[.X38]+[.W38]*4/1440" office:value-type="float" office:value="0.670565388084227">
            <text:p>16:05:37</text:p>
          </table:table-cell>
          <table:table-cell table:style-name="ce11" table:formula="of:=8*[.W38]" office:value-type="float" office:value="516.015540049932">
            <text:p>516.02</text:p>
          </table:table-cell>
          <table:table-cell table:formula="of:=MOD([.E38]*1440+[.V38]+4*[.$B$4]-60*[.$B$5];1440)" office:value-type="float" office:value="234.39361118368">
            <text:p>234.39</text:p>
          </table:table-cell>
          <table:table-cell table:formula="of:=IF([.AB38]/4&lt;0;[.AB38]/4+180;[.AB38]/4-180)" office:value-type="float" office:value="-121.40159720408">
            <text:p>-121.4</text:p>
          </table:table-cell>
          <table:table-cell table:formula="of:=DEGREES(ACOS(SIN(RADIANS([.$B$3]))*SIN(RADIANS([.T38]))+COS(RADIANS([.$B$3]))*COS(RADIANS([.T38]))*COS(RADIANS([.AC38]))))" office:value-type="float" office:value="124.502024849152">
            <text:p>124.5</text:p>
          </table:table-cell>
          <table:table-cell table:formula="of:=90-[.AD38]" office:value-type="float" office:value="-34.5020248491524">
            <text:p>-34.5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0839476651946743">
            <text:p>0.01</text:p>
          </table:table-cell>
          <table:table-cell table:formula="of:=[.AE38]+[.AF38]" office:value-type="float" office:value="-34.493630082633">
            <text:p>-34.49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77.3570886926999">
            <text:p>77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8]+0.1/24" office:value-type="float" office:value="0.158333333333333">
            <text:p>3:48:00</text:p>
          </table:table-cell>
          <table:table-cell table:style-name="ce9" table:formula="of:=[.D39]+2415018.5+[.E39]-[.$B$5]/24" office:value-type="float" office:value="2458871.61666667">
            <text:p>2458871.62</text:p>
          </table:table-cell>
          <table:table-cell table:style-name="ce10" table:formula="of:=([.F39]-2451545)/36525" office:value-type="float" office:value="0.200591832078486">
            <text:p>0.20059183</text:p>
          </table:table-cell>
          <table:table-cell/>
          <table:table-cell table:formula="of:=MOD(280.46646+[.G39]*(36000.76983+[.G39]*0.0003032);360)" office:value-type="float" office:value="301.926848635465">
            <text:p>301.93</text:p>
          </table:table-cell>
          <table:table-cell table:formula="of:=357.52911+[.G39]*(35999.05029-0.0001537*[.G39])" office:value-type="float" office:value="7578.64455457221">
            <text:p>7578.64</text:p>
          </table:table-cell>
          <table:table-cell table:formula="of:=0.016708634-[.G39]*(0.000042037+0.0000001267*[.G39])" office:value-type="float" office:value="0.0167001966231165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0.624121569110803">
            <text:p>0.62</text:p>
          </table:table-cell>
          <table:table-cell table:formula="of:=[.I39]+[.L39]" office:value-type="float" office:value="302.550970204576">
            <text:p>302.55</text:p>
          </table:table-cell>
          <table:table-cell table:formula="of:=[.J39]+[.L39]" office:value-type="float" office:value="7579.26867614132">
            <text:p>7579.27</text:p>
          </table:table-cell>
          <table:table-cell table:formula="of:=(1.000001018*(1-[.K39]*[.K39]))/(1+[.K39]*COS(RADIANS([.N39])))" office:value-type="float" office:value="0.984206425023586">
            <text:p>0.98</text:p>
          </table:table-cell>
          <table:table-cell table:formula="of:=[.M39]-0.00569-0.00478*SIN(RADIANS(125.04-1934.136*[.G39]))" office:value-type="float" office:value="302.540536529873">
            <text:p>302.54</text:p>
          </table:table-cell>
          <table:table-cell table:formula="of:=23+(26+((21.448-[.G39]*(46.815+[.G39]*(0.00059-[.G39]*0.001813))))/60)/60" office:value-type="float" office:value="23.4366825789651">
            <text:p>23.44</text:p>
          </table:table-cell>
          <table:table-cell table:formula="of:=[.Q39]+0.00256*COS(RADIANS(125.04-1934.136*[.G39]))" office:value-type="float" office:value="23.4363675728885">
            <text:p>23.44</text:p>
          </table:table-cell>
          <table:table-cell table:formula="of:=DEGREES(ATAN2(COS(RADIANS([.P39]));COS(RADIANS([.R39]))*SIN(RADIANS([.P39]))))" office:value-type="float" office:value="-55.1838087050641">
            <text:p>-55.18</text:p>
          </table:table-cell>
          <table:table-cell table:formula="of:=DEGREES(ASIN(SIN(RADIANS([.R39]))*SIN(RADIANS([.P39]))))" office:value-type="float" office:value="-19.5902399983345">
            <text:p>-19.59</text:p>
          </table:table-cell>
          <table:table-cell table:formula="of:=TAN(RADIANS([.R39]/2))*TAN(RADIANS([.R39]/2))" office:value-type="float" office:value="0.043023489422331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1.6074962214436">
            <text:p>-11.61</text:p>
          </table:table-cell>
          <table:table-cell table:formula="of:=DEGREES(ACOS(COS(RADIANS(90.833))/(COS(RADIANS([.$B$3]))*COS(RADIANS([.T39])))-TAN(RADIANS([.$B$3]))*TAN(RADIANS([.T39]))))" office:value-type="float" office:value="64.5034708686934">
            <text:p>64.5</text:p>
          </table:table-cell>
          <table:table-cell table:style-name="ce8" table:formula="of:=(720-4*[.$B$4]-[.V39]+[.$B$5]*60)/1440" office:value-type="float" office:value="0.491394094598225">
            <text:p>11:47:36</text:p>
          </table:table-cell>
          <table:table-cell table:style-name="ce8" table:formula="of:=[.X39]-[.W39]*4/1440" office:value-type="float" office:value="0.312217786629632">
            <text:p>7:29:36</text:p>
          </table:table-cell>
          <table:table-cell table:style-name="ce8" table:formula="of:=[.X39]+[.W39]*4/1440" office:value-type="float" office:value="0.670570402566818">
            <text:p>16:05:37</text:p>
          </table:table-cell>
          <table:table-cell table:style-name="ce11" table:formula="of:=8*[.W39]" office:value-type="float" office:value="516.027766949547">
            <text:p>516.03</text:p>
          </table:table-cell>
          <table:table-cell table:formula="of:=MOD([.E39]*1440+[.V39]+4*[.$B$4]-60*[.$B$5];1440)" office:value-type="float" office:value="240.392503778556">
            <text:p>240.39</text:p>
          </table:table-cell>
          <table:table-cell table:formula="of:=IF([.AB39]/4&lt;0;[.AB39]/4+180;[.AB39]/4-180)" office:value-type="float" office:value="-119.901874055361">
            <text:p>-119.9</text:p>
          </table:table-cell>
          <table:table-cell table:formula="of:=DEGREES(ACOS(SIN(RADIANS([.$B$3]))*SIN(RADIANS([.T39]))+COS(RADIANS([.$B$3]))*COS(RADIANS([.T39]))*COS(RADIANS([.AC39]))))" office:value-type="float" office:value="123.598112597303">
            <text:p>123.6</text:p>
          </table:table-cell>
          <table:table-cell table:formula="of:=90-[.AD39]" office:value-type="float" office:value="-33.598112597303">
            <text:p>-33.6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0868516884594159">
            <text:p>0.01</text:p>
          </table:table-cell>
          <table:table-cell table:formula="of:=[.AE39]+[.AF39]" office:value-type="float" office:value="-33.589427428457">
            <text:p>-33.59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78.6677669738231">
            <text:p>78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39]+0.1/24" office:value-type="float" office:value="0.1625">
            <text:p>3:54:00</text:p>
          </table:table-cell>
          <table:table-cell table:style-name="ce9" table:formula="of:=[.D40]+2415018.5+[.E40]-[.$B$5]/24" office:value-type="float" office:value="2458871.62083333">
            <text:p>2458871.62</text:p>
          </table:table-cell>
          <table:table-cell table:style-name="ce10" table:formula="of:=([.F40]-2451545)/36525" office:value-type="float" office:value="0.200591946155608">
            <text:p>0.20059195</text:p>
          </table:table-cell>
          <table:table-cell/>
          <table:table-cell table:formula="of:=MOD(280.46646+[.G40]*(36000.76983+[.G40]*0.0003032);360)" office:value-type="float" office:value="301.930955499693">
            <text:p>301.93</text:p>
          </table:table-cell>
          <table:table-cell table:formula="of:=357.52911+[.G40]*(35999.05029-0.0001537*[.G40])" office:value-type="float" office:value="7578.64866124026">
            <text:p>7578.65</text:p>
          </table:table-cell>
          <table:table-cell table:formula="of:=0.016708634-[.G40]*(0.000042037+0.0000001267*[.G40])" office:value-type="float" office:value="0.0167001966183152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0.624253841323815">
            <text:p>0.62</text:p>
          </table:table-cell>
          <table:table-cell table:formula="of:=[.I40]+[.L40]" office:value-type="float" office:value="302.555209341016">
            <text:p>302.56</text:p>
          </table:table-cell>
          <table:table-cell table:formula="of:=[.J40]+[.L40]" office:value-type="float" office:value="7579.27291508158">
            <text:p>7579.27</text:p>
          </table:table-cell>
          <table:table-cell table:formula="of:=(1.000001018*(1-[.K40]*[.K40]))/(1+[.K40]*COS(RADIANS([.N40])))" office:value-type="float" office:value="0.984206820128337">
            <text:p>0.98</text:p>
          </table:table-cell>
          <table:table-cell table:formula="of:=[.M40]-0.00569-0.00478*SIN(RADIANS(125.04-1934.136*[.G40]))" office:value-type="float" office:value="302.544775664048">
            <text:p>302.54</text:p>
          </table:table-cell>
          <table:table-cell table:formula="of:=23+(26+((21.448-[.G40]*(46.815+[.G40]*(0.00059-[.G40]*0.001813))))/60)/60" office:value-type="float" office:value="23.4366825774817">
            <text:p>23.44</text:p>
          </table:table-cell>
          <table:table-cell table:formula="of:=[.Q40]+0.00256*COS(RADIANS(125.04-1934.136*[.G40]))" office:value-type="float" office:value="23.4363675811885">
            <text:p>23.44</text:p>
          </table:table-cell>
          <table:table-cell table:formula="of:=DEGREES(ATAN2(COS(RADIANS([.P40]));COS(RADIANS([.R40]))*SIN(RADIANS([.P40]))))" office:value-type="float" office:value="-55.1794266838971">
            <text:p>-55.18</text:p>
          </table:table-cell>
          <table:table-cell table:formula="of:=DEGREES(ASIN(SIN(RADIANS([.R40]))*SIN(RADIANS([.P40]))))" office:value-type="float" office:value="-19.5892773195141">
            <text:p>-19.59</text:p>
          </table:table-cell>
          <table:table-cell table:formula="of:=TAN(RADIANS([.R40]/2))*TAN(RADIANS([.R40]/2))" office:value-type="float" office:value="0.043023489453671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1.608603403529">
            <text:p>-11.61</text:p>
          </table:table-cell>
          <table:table-cell table:formula="of:=DEGREES(ACOS(COS(RADIANS(90.833))/(COS(RADIANS([.$B$3]))*COS(RADIANS([.T40])))-TAN(RADIANS([.$B$3]))*TAN(RADIANS([.T40]))))" office:value-type="float" office:value="64.5049993609076">
            <text:p>64.5</text:p>
          </table:table-cell>
          <table:table-cell table:style-name="ce8" table:formula="of:=(720-4*[.$B$4]-[.V40]+[.$B$5]*60)/1440" office:value-type="float" office:value="0.491394863474673">
            <text:p>11:47:37</text:p>
          </table:table-cell>
          <table:table-cell table:style-name="ce8" table:formula="of:=[.X40]-[.W40]*4/1440" office:value-type="float" office:value="0.312214309694374">
            <text:p>7:29:35</text:p>
          </table:table-cell>
          <table:table-cell table:style-name="ce8" table:formula="of:=[.X40]+[.W40]*4/1440" office:value-type="float" office:value="0.670575417254972">
            <text:p>16:05:38</text:p>
          </table:table-cell>
          <table:table-cell table:style-name="ce11" table:formula="of:=8*[.W40]" office:value-type="float" office:value="516.039994887261">
            <text:p>516.04</text:p>
          </table:table-cell>
          <table:table-cell table:formula="of:=MOD([.E40]*1440+[.V40]+4*[.$B$4]-60*[.$B$5];1440)" office:value-type="float" office:value="246.391396596471">
            <text:p>246.39</text:p>
          </table:table-cell>
          <table:table-cell table:formula="of:=IF([.AB40]/4&lt;0;[.AB40]/4+180;[.AB40]/4-180)" office:value-type="float" office:value="-118.402150850882">
            <text:p>-118.4</text:p>
          </table:table-cell>
          <table:table-cell table:formula="of:=DEGREES(ACOS(SIN(RADIANS([.$B$3]))*SIN(RADIANS([.T40]))+COS(RADIANS([.$B$3]))*COS(RADIANS([.T40]))*COS(RADIANS([.AC40]))))" office:value-type="float" office:value="122.690079283914">
            <text:p>122.69</text:p>
          </table:table-cell>
          <table:table-cell table:formula="of:=90-[.AD40]" office:value-type="float" office:value="-32.6900792839143">
            <text:p>-32.69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0899112271790566">
            <text:p>0.01</text:p>
          </table:table-cell>
          <table:table-cell table:formula="of:=[.AE40]+[.AF40]" office:value-type="float" office:value="-32.6810881611964">
            <text:p>-32.68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79.9606477490566">
            <text:p>79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0]+0.1/24" office:value-type="float" office:value="0.166666666666667">
            <text:p>4:00:00</text:p>
          </table:table-cell>
          <table:table-cell table:style-name="ce9" table:formula="of:=[.D41]+2415018.5+[.E41]-[.$B$5]/24" office:value-type="float" office:value="2458871.625">
            <text:p>2458871.63</text:p>
          </table:table-cell>
          <table:table-cell table:style-name="ce10" table:formula="of:=([.F41]-2451545)/36525" office:value-type="float" office:value="0.200592060232717">
            <text:p>0.20059206</text:p>
          </table:table-cell>
          <table:table-cell/>
          <table:table-cell table:formula="of:=MOD(280.46646+[.G41]*(36000.76983+[.G41]*0.0003032);360)" office:value-type="float" office:value="301.935062363462">
            <text:p>301.94</text:p>
          </table:table-cell>
          <table:table-cell table:formula="of:=357.52911+[.G41]*(35999.05029-0.0001537*[.G41])" office:value-type="float" office:value="7578.65276790785">
            <text:p>7578.65</text:p>
          </table:table-cell>
          <table:table-cell table:formula="of:=0.016708634-[.G41]*(0.000042037+0.0000001267*[.G41])" office:value-type="float" office:value="0.016700196613514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0.624386110118676">
            <text:p>0.62</text:p>
          </table:table-cell>
          <table:table-cell table:formula="of:=[.I41]+[.L41]" office:value-type="float" office:value="302.559448473581">
            <text:p>302.56</text:p>
          </table:table-cell>
          <table:table-cell table:formula="of:=[.J41]+[.L41]" office:value-type="float" office:value="7579.27715401797">
            <text:p>7579.28</text:p>
          </table:table-cell>
          <table:table-cell table:formula="of:=(1.000001018*(1-[.K41]*[.K41]))/(1+[.K41]*COS(RADIANS([.N41])))" office:value-type="float" office:value="0.984207215316649">
            <text:p>0.98</text:p>
          </table:table-cell>
          <table:table-cell table:formula="of:=[.M41]-0.00569-0.00478*SIN(RADIANS(125.04-1934.136*[.G41]))" office:value-type="float" office:value="302.549014794348">
            <text:p>302.55</text:p>
          </table:table-cell>
          <table:table-cell table:formula="of:=23+(26+((21.448-[.G41]*(46.815+[.G41]*(0.00059-[.G41]*0.001813))))/60)/60" office:value-type="float" office:value="23.4366825759982">
            <text:p>23.44</text:p>
          </table:table-cell>
          <table:table-cell table:formula="of:=[.Q41]+0.00256*COS(RADIANS(125.04-1934.136*[.G41]))" office:value-type="float" office:value="23.4363675894884">
            <text:p>23.44</text:p>
          </table:table-cell>
          <table:table-cell table:formula="of:=DEGREES(ATAN2(COS(RADIANS([.P41]));COS(RADIANS([.R41]))*SIN(RADIANS([.P41]))))" office:value-type="float" office:value="-55.1750447191431">
            <text:p>-55.18</text:p>
          </table:table-cell>
          <table:table-cell table:formula="of:=DEGREES(ASIN(SIN(RADIANS([.R41]))*SIN(RADIANS([.P41]))))" office:value-type="float" office:value="-19.5883145357143">
            <text:p>-19.59</text:p>
          </table:table-cell>
          <table:table-cell table:formula="of:=TAN(RADIANS([.R41]/2))*TAN(RADIANS([.R41]/2))" office:value-type="float" office:value="0.0430234894850109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1.6097103623167">
            <text:p>-11.61</text:p>
          </table:table-cell>
          <table:table-cell table:formula="of:=DEGREES(ACOS(COS(RADIANS(90.833))/(COS(RADIANS([.$B$3]))*COS(RADIANS([.T41])))-TAN(RADIANS([.$B$3]))*TAN(RADIANS([.T41]))))" office:value-type="float" office:value="64.506527982523">
            <text:p>64.51</text:p>
          </table:table-cell>
          <table:table-cell table:style-name="ce8" table:formula="of:=(720-4*[.$B$4]-[.V41]+[.$B$5]*60)/1440" office:value-type="float" office:value="0.491395632196053">
            <text:p>11:47:37</text:p>
          </table:table-cell>
          <table:table-cell table:style-name="ce8" table:formula="of:=[.X41]-[.W41]*4/1440" office:value-type="float" office:value="0.312210832244601">
            <text:p>7:29:35</text:p>
          </table:table-cell>
          <table:table-cell table:style-name="ce8" table:formula="of:=[.X41]+[.W41]*4/1440" office:value-type="float" office:value="0.670580432147506">
            <text:p>16:05:38</text:p>
          </table:table-cell>
          <table:table-cell table:style-name="ce11" table:formula="of:=8*[.W41]" office:value-type="float" office:value="516.052223860184">
            <text:p>516.05</text:p>
          </table:table-cell>
          <table:table-cell table:formula="of:=MOD([.E41]*1440+[.V41]+4*[.$B$4]-60*[.$B$5];1440)" office:value-type="float" office:value="252.390289637683">
            <text:p>252.39</text:p>
          </table:table-cell>
          <table:table-cell table:formula="of:=IF([.AB41]/4&lt;0;[.AB41]/4+180;[.AB41]/4-180)" office:value-type="float" office:value="-116.902427590579">
            <text:p>-116.9</text:p>
          </table:table-cell>
          <table:table-cell table:formula="of:=DEGREES(ACOS(SIN(RADIANS([.$B$3]))*SIN(RADIANS([.T41]))+COS(RADIANS([.$B$3]))*COS(RADIANS([.T41]))*COS(RADIANS([.AC41]))))" office:value-type="float" office:value="121.778438268087">
            <text:p>121.78</text:p>
          </table:table-cell>
          <table:table-cell table:formula="of:=90-[.AD41]" office:value-type="float" office:value="-31.7784382680868">
            <text:p>-31.78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0931388174087308">
            <text:p>0.01</text:p>
          </table:table-cell>
          <table:table-cell table:formula="of:=[.AE41]+[.AF41]" office:value-type="float" office:value="-31.7691243863459">
            <text:p>-31.77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81.2368418876592">
            <text:p>81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1]+0.1/24" office:value-type="float" office:value="0.170833333333333">
            <text:p>4:06:00</text:p>
          </table:table-cell>
          <table:table-cell table:style-name="ce9" table:formula="of:=[.D42]+2415018.5+[.E42]-[.$B$5]/24" office:value-type="float" office:value="2458871.62916667">
            <text:p>2458871.63</text:p>
          </table:table-cell>
          <table:table-cell table:style-name="ce10" table:formula="of:=([.F42]-2451545)/36525" office:value-type="float" office:value="0.200592174309839">
            <text:p>0.20059217</text:p>
          </table:table-cell>
          <table:table-cell/>
          <table:table-cell table:formula="of:=MOD(280.46646+[.G42]*(36000.76983+[.G42]*0.0003032);360)" office:value-type="float" office:value="301.939169227691">
            <text:p>301.94</text:p>
          </table:table-cell>
          <table:table-cell table:formula="of:=357.52911+[.G42]*(35999.05029-0.0001537*[.G42])" office:value-type="float" office:value="7578.65687457589">
            <text:p>7578.66</text:p>
          </table:table-cell>
          <table:table-cell table:formula="of:=0.016708634-[.G42]*(0.000042037+0.0000001267*[.G42])" office:value-type="float" office:value="0.0167001966087127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0.624518375524148">
            <text:p>0.62</text:p>
          </table:table-cell>
          <table:table-cell table:formula="of:=[.I42]+[.L42]" office:value-type="float" office:value="302.563687603215">
            <text:p>302.56</text:p>
          </table:table-cell>
          <table:table-cell table:formula="of:=[.J42]+[.L42]" office:value-type="float" office:value="7579.28139295142">
            <text:p>7579.28</text:p>
          </table:table-cell>
          <table:table-cell table:formula="of:=(1.000001018*(1-[.K42]*[.K42]))/(1+[.K42]*COS(RADIANS([.N42])))" office:value-type="float" office:value="0.984207610588608">
            <text:p>0.98</text:p>
          </table:table-cell>
          <table:table-cell table:formula="of:=[.M42]-0.00569-0.00478*SIN(RADIANS(125.04-1934.136*[.G42]))" office:value-type="float" office:value="302.553253921718">
            <text:p>302.55</text:p>
          </table:table-cell>
          <table:table-cell table:formula="of:=23+(26+((21.448-[.G42]*(46.815+[.G42]*(0.00059-[.G42]*0.001813))))/60)/60" office:value-type="float" office:value="23.4366825745147">
            <text:p>23.44</text:p>
          </table:table-cell>
          <table:table-cell table:formula="of:=[.Q42]+0.00256*COS(RADIANS(125.04-1934.136*[.G42]))" office:value-type="float" office:value="23.4363675977883">
            <text:p>23.44</text:p>
          </table:table-cell>
          <table:table-cell table:formula="of:=DEGREES(ATAN2(COS(RADIANS([.P42]));COS(RADIANS([.R42]))*SIN(RADIANS([.P42]))))" office:value-type="float" office:value="-55.1706628098252">
            <text:p>-55.17</text:p>
          </table:table-cell>
          <table:table-cell table:formula="of:=DEGREES(ASIN(SIN(RADIANS([.R42]))*SIN(RADIANS([.P42]))))" office:value-type="float" office:value="-19.587351646727">
            <text:p>-19.59</text:p>
          </table:table-cell>
          <table:table-cell table:formula="of:=TAN(RADIANS([.R42]/2))*TAN(RADIANS([.R42]/2))" office:value-type="float" office:value="0.0430234895163509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1.6108170980408">
            <text:p>-11.61</text:p>
          </table:table-cell>
          <table:table-cell table:formula="of:=DEGREES(ACOS(COS(RADIANS(90.833))/(COS(RADIANS([.$B$3]))*COS(RADIANS([.T42])))-TAN(RADIANS([.$B$3]))*TAN(RADIANS([.T42]))))" office:value-type="float" office:value="64.5080567338613">
            <text:p>64.51</text:p>
          </table:table-cell>
          <table:table-cell table:style-name="ce8" table:formula="of:=(720-4*[.$B$4]-[.V42]+[.$B$5]*60)/1440" office:value-type="float" office:value="0.491396400762528">
            <text:p>11:47:37</text:p>
          </table:table-cell>
          <table:table-cell table:style-name="ce8" table:formula="of:=[.X42]-[.W42]*4/1440" office:value-type="float" office:value="0.31220735427958">
            <text:p>7:29:35</text:p>
          </table:table-cell>
          <table:table-cell table:style-name="ce8" table:formula="of:=[.X42]+[.W42]*4/1440" office:value-type="float" office:value="0.670585447245476">
            <text:p>16:05:39</text:p>
          </table:table-cell>
          <table:table-cell table:style-name="ce11" table:formula="of:=8*[.W42]" office:value-type="float" office:value="516.064453870891">
            <text:p>516.06</text:p>
          </table:table-cell>
          <table:table-cell table:formula="of:=MOD([.E42]*1440+[.V42]+4*[.$B$4]-60*[.$B$5];1440)" office:value-type="float" office:value="258.389182901959">
            <text:p>258.39</text:p>
          </table:table-cell>
          <table:table-cell table:formula="of:=IF([.AB42]/4&lt;0;[.AB42]/4+180;[.AB42]/4-180)" office:value-type="float" office:value="-115.40270427451">
            <text:p>-115.4</text:p>
          </table:table-cell>
          <table:table-cell table:formula="of:=DEGREES(ACOS(SIN(RADIANS([.$B$3]))*SIN(RADIANS([.T42]))+COS(RADIANS([.$B$3]))*COS(RADIANS([.T42]))*COS(RADIANS([.AC42]))))" office:value-type="float" office:value="120.863683845654">
            <text:p>120.86</text:p>
          </table:table-cell>
          <table:table-cell table:formula="of:=90-[.AD42]" office:value-type="float" office:value="-30.8636838456543">
            <text:p>-30.86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0965484980870761">
            <text:p>0.01</text:p>
          </table:table-cell>
          <table:table-cell table:formula="of:=[.AE42]+[.AF42]" office:value-type="float" office:value="-30.8540289958456">
            <text:p>-30.85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82.4974216680425">
            <text:p>82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2]+0.1/24" office:value-type="float" office:value="0.175">
            <text:p>4:12:00</text:p>
          </table:table-cell>
          <table:table-cell table:style-name="ce9" table:formula="of:=[.D43]+2415018.5+[.E43]-[.$B$5]/24" office:value-type="float" office:value="2458871.63333333">
            <text:p>2458871.63</text:p>
          </table:table-cell>
          <table:table-cell table:style-name="ce10" table:formula="of:=([.F43]-2451545)/36525" office:value-type="float" office:value="0.200592288386949">
            <text:p>0.20059229</text:p>
          </table:table-cell>
          <table:table-cell/>
          <table:table-cell table:formula="of:=MOD(280.46646+[.G43]*(36000.76983+[.G43]*0.0003032);360)" office:value-type="float" office:value="301.943276091461">
            <text:p>301.94</text:p>
          </table:table-cell>
          <table:table-cell table:formula="of:=357.52911+[.G43]*(35999.05029-0.0001537*[.G43])" office:value-type="float" office:value="7578.66098124348">
            <text:p>7578.66</text:p>
          </table:table-cell>
          <table:table-cell table:formula="of:=0.016708634-[.G43]*(0.000042037+0.0000001267*[.G43])" office:value-type="float" office:value="0.0167001966039115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0.624650637509986">
            <text:p>0.62</text:p>
          </table:table-cell>
          <table:table-cell table:formula="of:=[.I43]+[.L43]" office:value-type="float" office:value="302.567926728971">
            <text:p>302.57</text:p>
          </table:table-cell>
          <table:table-cell table:formula="of:=[.J43]+[.L43]" office:value-type="float" office:value="7579.28563188099">
            <text:p>7579.29</text:p>
          </table:table-cell>
          <table:table-cell table:formula="of:=(1.000001018*(1-[.K43]*[.K43]))/(1+[.K43]*COS(RADIANS([.N43])))" office:value-type="float" office:value="0.984208005944124">
            <text:p>0.98</text:p>
          </table:table-cell>
          <table:table-cell table:formula="of:=[.M43]-0.00569-0.00478*SIN(RADIANS(125.04-1934.136*[.G43]))" office:value-type="float" office:value="302.557493045209">
            <text:p>302.56</text:p>
          </table:table-cell>
          <table:table-cell table:formula="of:=23+(26+((21.448-[.G43]*(46.815+[.G43]*(0.00059-[.G43]*0.001813))))/60)/60" office:value-type="float" office:value="23.4366825730312">
            <text:p>23.44</text:p>
          </table:table-cell>
          <table:table-cell table:formula="of:=[.Q43]+0.00256*COS(RADIANS(125.04-1934.136*[.G43]))" office:value-type="float" office:value="23.4363676060883">
            <text:p>23.44</text:p>
          </table:table-cell>
          <table:table-cell table:formula="of:=DEGREES(ATAN2(COS(RADIANS([.P43]));COS(RADIANS([.R43]))*SIN(RADIANS([.P43]))))" office:value-type="float" office:value="-55.1662809569272">
            <text:p>-55.17</text:p>
          </table:table-cell>
          <table:table-cell table:formula="of:=DEGREES(ASIN(SIN(RADIANS([.R43]))*SIN(RADIANS([.P43]))))" office:value-type="float" office:value="-19.5863886527751">
            <text:p>-19.59</text:p>
          </table:table-cell>
          <table:table-cell table:formula="of:=TAN(RADIANS([.R43]/2))*TAN(RADIANS([.R43]/2))" office:value-type="float" office:value="0.0430234895476909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1.6119236104411">
            <text:p>-11.61</text:p>
          </table:table-cell>
          <table:table-cell table:formula="of:=DEGREES(ACOS(COS(RADIANS(90.833))/(COS(RADIANS([.$B$3]))*COS(RADIANS([.T43])))-TAN(RADIANS([.$B$3]))*TAN(RADIANS([.T43]))))" office:value-type="float" office:value="64.5095856145603">
            <text:p>64.51</text:p>
          </table:table-cell>
          <table:table-cell table:style-name="ce8" table:formula="of:=(720-4*[.$B$4]-[.V43]+[.$B$5]*60)/1440" office:value-type="float" office:value="0.491397169173917">
            <text:p>11:47:37</text:p>
          </table:table-cell>
          <table:table-cell table:style-name="ce8" table:formula="of:=[.X43]-[.W43]*4/1440" office:value-type="float" office:value="0.312203875800139">
            <text:p>7:29:34</text:p>
          </table:table-cell>
          <table:table-cell table:style-name="ce8" table:formula="of:=[.X43]+[.W43]*4/1440" office:value-type="float" office:value="0.670590462547696">
            <text:p>16:05:39</text:p>
          </table:table-cell>
          <table:table-cell table:style-name="ce11" table:formula="of:=8*[.W43]" office:value-type="float" office:value="516.076684916482">
            <text:p>516.08</text:p>
          </table:table-cell>
          <table:table-cell table:formula="of:=MOD([.E43]*1440+[.V43]+4*[.$B$4]-60*[.$B$5];1440)" office:value-type="float" office:value="264.388076389559">
            <text:p>264.39</text:p>
          </table:table-cell>
          <table:table-cell table:formula="of:=IF([.AB43]/4&lt;0;[.AB43]/4+180;[.AB43]/4-180)" office:value-type="float" office:value="-113.90298090261">
            <text:p>-113.9</text:p>
          </table:table-cell>
          <table:table-cell table:formula="of:=DEGREES(ACOS(SIN(RADIANS([.$B$3]))*SIN(RADIANS([.T43]))+COS(RADIANS([.$B$3]))*COS(RADIANS([.T43]))*COS(RADIANS([.AC43]))))" office:value-type="float" office:value="119.946292735156">
            <text:p>119.95</text:p>
          </table:table-cell>
          <table:table-cell table:formula="of:=90-[.AD43]" office:value-type="float" office:value="-29.9462927351563">
            <text:p>-29.95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100156028155983">
            <text:p>0.01</text:p>
          </table:table-cell>
          <table:table-cell table:formula="of:=[.AE43]+[.AF43]" office:value-type="float" office:value="-29.9362771323407">
            <text:p>-29.94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83.7434218316824">
            <text:p>83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3]+0.1/24" office:value-type="float" office:value="0.179166666666667">
            <text:p>4:18:00</text:p>
          </table:table-cell>
          <table:table-cell table:style-name="ce9" table:formula="of:=[.D44]+2415018.5+[.E44]-[.$B$5]/24" office:value-type="float" office:value="2458871.6375">
            <text:p>2458871.64</text:p>
          </table:table-cell>
          <table:table-cell table:style-name="ce10" table:formula="of:=([.F44]-2451545)/36525" office:value-type="float" office:value="0.200592402464071">
            <text:p>0.20059240</text:p>
          </table:table-cell>
          <table:table-cell/>
          <table:table-cell table:formula="of:=MOD(280.46646+[.G44]*(36000.76983+[.G44]*0.0003032);360)" office:value-type="float" office:value="301.94738295569">
            <text:p>301.95</text:p>
          </table:table-cell>
          <table:table-cell table:formula="of:=357.52911+[.G44]*(35999.05029-0.0001537*[.G44])" office:value-type="float" office:value="7578.66508791153">
            <text:p>7578.67</text:p>
          </table:table-cell>
          <table:table-cell table:formula="of:=0.016708634-[.G44]*(0.000042037+0.0000001267*[.G44])" office:value-type="float" office:value="0.0167001965991102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0.624782896105054">
            <text:p>0.62</text:p>
          </table:table-cell>
          <table:table-cell table:formula="of:=[.I44]+[.L44]" office:value-type="float" office:value="302.572165851795">
            <text:p>302.57</text:p>
          </table:table-cell>
          <table:table-cell table:formula="of:=[.J44]+[.L44]" office:value-type="float" office:value="7579.28987080763">
            <text:p>7579.29</text:p>
          </table:table-cell>
          <table:table-cell table:formula="of:=(1.000001018*(1-[.K44]*[.K44]))/(1+[.K44]*COS(RADIANS([.N44])))" office:value-type="float" office:value="0.984208401383284">
            <text:p>0.98</text:p>
          </table:table-cell>
          <table:table-cell table:formula="of:=[.M44]-0.00569-0.00478*SIN(RADIANS(125.04-1934.136*[.G44]))" office:value-type="float" office:value="302.561732165768">
            <text:p>302.56</text:p>
          </table:table-cell>
          <table:table-cell table:formula="of:=23+(26+((21.448-[.G44]*(46.815+[.G44]*(0.00059-[.G44]*0.001813))))/60)/60" office:value-type="float" office:value="23.4366825715477">
            <text:p>23.44</text:p>
          </table:table-cell>
          <table:table-cell table:formula="of:=[.Q44]+0.00256*COS(RADIANS(125.04-1934.136*[.G44]))" office:value-type="float" office:value="23.4363676143882">
            <text:p>23.44</text:p>
          </table:table-cell>
          <table:table-cell table:formula="of:=DEGREES(ATAN2(COS(RADIANS([.P44]));COS(RADIANS([.R44]))*SIN(RADIANS([.P44]))))" office:value-type="float" office:value="-55.161899159473">
            <text:p>-55.16</text:p>
          </table:table-cell>
          <table:table-cell table:formula="of:=DEGREES(ASIN(SIN(RADIANS([.R44]))*SIN(RADIANS([.P44]))))" office:value-type="float" office:value="-19.5854255536508">
            <text:p>-19.59</text:p>
          </table:table-cell>
          <table:table-cell table:formula="of:=TAN(RADIANS([.R44]/2))*TAN(RADIANS([.R44]/2))" office:value-type="float" office:value="0.043023489579031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1.6130298997519">
            <text:p>-11.61</text:p>
          </table:table-cell>
          <table:table-cell table:formula="of:=DEGREES(ACOS(COS(RADIANS(90.833))/(COS(RADIANS([.$B$3]))*COS(RADIANS([.T44])))-TAN(RADIANS([.$B$3]))*TAN(RADIANS([.T44]))))" office:value-type="float" office:value="64.5111146249414">
            <text:p>64.51</text:p>
          </table:table-cell>
          <table:table-cell table:style-name="ce8" table:formula="of:=(720-4*[.$B$4]-[.V44]+[.$B$5]*60)/1440" office:value-type="float" office:value="0.491397937430383">
            <text:p>11:47:37</text:p>
          </table:table-cell>
          <table:table-cell table:style-name="ce8" table:formula="of:=[.X44]-[.W44]*4/1440" office:value-type="float" office:value="0.312200396805546">
            <text:p>7:29:34</text:p>
          </table:table-cell>
          <table:table-cell table:style-name="ce8" table:formula="of:=[.X44]+[.W44]*4/1440" office:value-type="float" office:value="0.67059547805522">
            <text:p>16:05:39</text:p>
          </table:table-cell>
          <table:table-cell table:style-name="ce11" table:formula="of:=8*[.W44]" office:value-type="float" office:value="516.088916999531">
            <text:p>516.09</text:p>
          </table:table-cell>
          <table:table-cell table:formula="of:=MOD([.E44]*1440+[.V44]+4*[.$B$4]-60*[.$B$5];1440)" office:value-type="float" office:value="270.386970100248">
            <text:p>270.39</text:p>
          </table:table-cell>
          <table:table-cell table:formula="of:=IF([.AB44]/4&lt;0;[.AB44]/4+180;[.AB44]/4-180)" office:value-type="float" office:value="-112.403257474938">
            <text:p>-112.4</text:p>
          </table:table-cell>
          <table:table-cell table:formula="of:=DEGREES(ACOS(SIN(RADIANS([.$B$3]))*SIN(RADIANS([.T44]))+COS(RADIANS([.$B$3]))*COS(RADIANS([.T44]))*COS(RADIANS([.AC44]))))" office:value-type="float" office:value="119.026725490612">
            <text:p>119.03</text:p>
          </table:table-cell>
          <table:table-cell table:formula="of:=90-[.AD44]" office:value-type="float" office:value="-29.0267254906121">
            <text:p>-29.03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103979143594942">
            <text:p>0.01</text:p>
          </table:table-cell>
          <table:table-cell table:formula="of:=[.AE44]+[.AF44]" office:value-type="float" office:value="-29.0163275762526">
            <text:p>-29.02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84.9758407668397">
            <text:p>84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4]+0.1/24" office:value-type="float" office:value="0.183333333333333">
            <text:p>4:24:00</text:p>
          </table:table-cell>
          <table:table-cell table:style-name="ce9" table:formula="of:=[.D45]+2415018.5+[.E45]-[.$B$5]/24" office:value-type="float" office:value="2458871.64166667">
            <text:p>2458871.64</text:p>
          </table:table-cell>
          <table:table-cell table:style-name="ce10" table:formula="of:=([.F45]-2451545)/36525" office:value-type="float" office:value="0.20059251654118">
            <text:p>0.20059252</text:p>
          </table:table-cell>
          <table:table-cell/>
          <table:table-cell table:formula="of:=MOD(280.46646+[.G45]*(36000.76983+[.G45]*0.0003032);360)" office:value-type="float" office:value="301.951489819459">
            <text:p>301.95</text:p>
          </table:table-cell>
          <table:table-cell table:formula="of:=357.52911+[.G45]*(35999.05029-0.0001537*[.G45])" office:value-type="float" office:value="7578.66919457912">
            <text:p>7578.67</text:p>
          </table:table-cell>
          <table:table-cell table:formula="of:=0.016708634-[.G45]*(0.000042037+0.0000001267*[.G45])" office:value-type="float" office:value="0.0167001965943089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0.62491515127911">
            <text:p>0.62</text:p>
          </table:table-cell>
          <table:table-cell table:formula="of:=[.I45]+[.L45]" office:value-type="float" office:value="302.576404970738">
            <text:p>302.58</text:p>
          </table:table-cell>
          <table:table-cell table:formula="of:=[.J45]+[.L45]" office:value-type="float" office:value="7579.2941097304">
            <text:p>7579.29</text:p>
          </table:table-cell>
          <table:table-cell table:formula="of:=(1.000001018*(1-[.K45]*[.K45]))/(1+[.K45]*COS(RADIANS([.N45])))" office:value-type="float" office:value="0.984208796905996">
            <text:p>0.98</text:p>
          </table:table-cell>
          <table:table-cell table:formula="of:=[.M45]-0.00569-0.00478*SIN(RADIANS(125.04-1934.136*[.G45]))" office:value-type="float" office:value="302.565971282447">
            <text:p>302.57</text:p>
          </table:table-cell>
          <table:table-cell table:formula="of:=23+(26+((21.448-[.G45]*(46.815+[.G45]*(0.00059-[.G45]*0.001813))))/60)/60" office:value-type="float" office:value="23.4366825700643">
            <text:p>23.44</text:p>
          </table:table-cell>
          <table:table-cell table:formula="of:=[.Q45]+0.00256*COS(RADIANS(125.04-1934.136*[.G45]))" office:value-type="float" office:value="23.4363676226882">
            <text:p>23.44</text:p>
          </table:table-cell>
          <table:table-cell table:formula="of:=DEGREES(ATAN2(COS(RADIANS([.P45]));COS(RADIANS([.R45]))*SIN(RADIANS([.P45]))))" office:value-type="float" office:value="-55.1575174184445">
            <text:p>-55.16</text:p>
          </table:table-cell>
          <table:table-cell table:formula="of:=DEGREES(ASIN(SIN(RADIANS([.R45]))*SIN(RADIANS([.P45]))))" office:value-type="float" office:value="-19.5844623495766">
            <text:p>-19.58</text:p>
          </table:table-cell>
          <table:table-cell table:formula="of:=TAN(RADIANS([.R45]/2))*TAN(RADIANS([.R45]/2))" office:value-type="float" office:value="0.043023489610371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1.6141359657132">
            <text:p>-11.61</text:p>
          </table:table-cell>
          <table:table-cell table:formula="of:=DEGREES(ACOS(COS(RADIANS(90.833))/(COS(RADIANS([.$B$3]))*COS(RADIANS([.T45])))-TAN(RADIANS([.$B$3]))*TAN(RADIANS([.T45]))))" office:value-type="float" office:value="64.5126437646428">
            <text:p>64.51</text:p>
          </table:table-cell>
          <table:table-cell table:style-name="ce8" table:formula="of:=(720-4*[.$B$4]-[.V45]+[.$B$5]*60)/1440" office:value-type="float" office:value="0.491398705531745">
            <text:p>11:47:37</text:p>
          </table:table-cell>
          <table:table-cell table:style-name="ce8" table:formula="of:=[.X45]-[.W45]*4/1440" office:value-type="float" office:value="0.312196917296626">
            <text:p>7:29:34</text:p>
          </table:table-cell>
          <table:table-cell table:style-name="ce8" table:formula="of:=[.X45]+[.W45]*4/1440" office:value-type="float" office:value="0.670600493766864">
            <text:p>16:05:40</text:p>
          </table:table-cell>
          <table:table-cell table:style-name="ce11" table:formula="of:=8*[.W45]" office:value-type="float" office:value="516.101150117142">
            <text:p>516.1</text:p>
          </table:table-cell>
          <table:table-cell table:formula="of:=MOD([.E45]*1440+[.V45]+4*[.$B$4]-60*[.$B$5];1440)" office:value-type="float" office:value="276.385864034287">
            <text:p>276.39</text:p>
          </table:table-cell>
          <table:table-cell table:formula="of:=IF([.AB45]/4&lt;0;[.AB45]/4+180;[.AB45]/4-180)" office:value-type="float" office:value="-110.903533991428">
            <text:p>-110.9</text:p>
          </table:table-cell>
          <table:table-cell table:formula="of:=DEGREES(ACOS(SIN(RADIANS([.$B$3]))*SIN(RADIANS([.T45]))+COS(RADIANS([.$B$3]))*COS(RADIANS([.T45]))*COS(RADIANS([.AC45]))))" office:value-type="float" office:value="118.105427844502">
            <text:p>118.11</text:p>
          </table:table-cell>
          <table:table-cell table:formula="of:=90-[.AD45]" office:value-type="float" office:value="-28.1054278445017">
            <text:p>-28.11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108037863080302">
            <text:p>0.01</text:p>
          </table:table-cell>
          <table:table-cell table:formula="of:=[.AE45]+[.AF45]" office:value-type="float" office:value="-28.0946240581936">
            <text:p>-28.09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86.1956417881331">
            <text:p>86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5]+0.1/24" office:value-type="float" office:value="0.1875">
            <text:p>4:30:00</text:p>
          </table:table-cell>
          <table:table-cell table:style-name="ce9" table:formula="of:=[.D46]+2415018.5+[.E46]-[.$B$5]/24" office:value-type="float" office:value="2458871.64583333">
            <text:p>2458871.65</text:p>
          </table:table-cell>
          <table:table-cell table:style-name="ce10" table:formula="of:=([.F46]-2451545)/36525" office:value-type="float" office:value="0.200592630618302">
            <text:p>0.20059263</text:p>
          </table:table-cell>
          <table:table-cell/>
          <table:table-cell table:formula="of:=MOD(280.46646+[.G46]*(36000.76983+[.G46]*0.0003032);360)" office:value-type="float" office:value="301.955596683689">
            <text:p>301.96</text:p>
          </table:table-cell>
          <table:table-cell table:formula="of:=357.52911+[.G46]*(35999.05029-0.0001537*[.G46])" office:value-type="float" office:value="7578.67330124717">
            <text:p>7578.67</text:p>
          </table:table-cell>
          <table:table-cell table:formula="of:=0.016708634-[.G46]*(0.000042037+0.0000001267*[.G46])" office:value-type="float" office:value="0.0167001965895077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0.625047403060911">
            <text:p>0.63</text:p>
          </table:table-cell>
          <table:table-cell table:formula="of:=[.I46]+[.L46]" office:value-type="float" office:value="302.58064408675">
            <text:p>302.58</text:p>
          </table:table-cell>
          <table:table-cell table:formula="of:=[.J46]+[.L46]" office:value-type="float" office:value="7579.29834865023">
            <text:p>7579.3</text:p>
          </table:table-cell>
          <table:table-cell table:formula="of:=(1.000001018*(1-[.K46]*[.K46]))/(1+[.K46]*COS(RADIANS([.N46])))" office:value-type="float" office:value="0.984209192512346">
            <text:p>0.98</text:p>
          </table:table-cell>
          <table:table-cell table:formula="of:=[.M46]-0.00569-0.00478*SIN(RADIANS(125.04-1934.136*[.G46]))" office:value-type="float" office:value="302.570210396193">
            <text:p>302.57</text:p>
          </table:table-cell>
          <table:table-cell table:formula="of:=23+(26+((21.448-[.G46]*(46.815+[.G46]*(0.00059-[.G46]*0.001813))))/60)/60" office:value-type="float" office:value="23.4366825685808">
            <text:p>23.44</text:p>
          </table:table-cell>
          <table:table-cell table:formula="of:=[.Q46]+0.00256*COS(RADIANS(125.04-1934.136*[.G46]))" office:value-type="float" office:value="23.4363676309881">
            <text:p>23.44</text:p>
          </table:table-cell>
          <table:table-cell table:formula="of:=DEGREES(ATAN2(COS(RADIANS([.P46]));COS(RADIANS([.R46]))*SIN(RADIANS([.P46]))))" office:value-type="float" office:value="-55.1531357328639">
            <text:p>-55.15</text:p>
          </table:table-cell>
          <table:table-cell table:formula="of:=DEGREES(ASIN(SIN(RADIANS([.R46]))*SIN(RADIANS([.P46]))))" office:value-type="float" office:value="-19.5834990403441">
            <text:p>-19.58</text:p>
          </table:table-cell>
          <table:table-cell table:formula="of:=TAN(RADIANS([.R46]/2))*TAN(RADIANS([.R46]/2))" office:value-type="float" office:value="0.0430234896417111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1.6152418085592">
            <text:p>-11.62</text:p>
          </table:table-cell>
          <table:table-cell table:formula="of:=DEGREES(ACOS(COS(RADIANS(90.833))/(COS(RADIANS([.$B$3]))*COS(RADIANS([.T46])))-TAN(RADIANS([.$B$3]))*TAN(RADIANS([.T46]))))" office:value-type="float" office:value="64.5141730339867">
            <text:p>64.51</text:p>
          </table:table-cell>
          <table:table-cell table:style-name="ce8" table:formula="of:=(720-4*[.$B$4]-[.V46]+[.$B$5]*60)/1440" office:value-type="float" office:value="0.491399473478166">
            <text:p>11:47:37</text:p>
          </table:table-cell>
          <table:table-cell table:style-name="ce8" table:formula="of:=[.X46]-[.W46]*4/1440" office:value-type="float" office:value="0.312193437272647">
            <text:p>7:29:34</text:p>
          </table:table-cell>
          <table:table-cell table:style-name="ce8" table:formula="of:=[.X46]+[.W46]*4/1440" office:value-type="float" office:value="0.670605509683685">
            <text:p>16:05:40</text:p>
          </table:table-cell>
          <table:table-cell table:style-name="ce11" table:formula="of:=8*[.W46]" office:value-type="float" office:value="516.113384271894">
            <text:p>516.11</text:p>
          </table:table-cell>
          <table:table-cell table:formula="of:=MOD([.E46]*1440+[.V46]+4*[.$B$4]-60*[.$B$5];1440)" office:value-type="float" office:value="282.384758191441">
            <text:p>282.38</text:p>
          </table:table-cell>
          <table:table-cell table:formula="of:=IF([.AB46]/4&lt;0;[.AB46]/4+180;[.AB46]/4-180)" office:value-type="float" office:value="-109.40381045214">
            <text:p>-109.4</text:p>
          </table:table-cell>
          <table:table-cell table:formula="of:=DEGREES(ACOS(SIN(RADIANS([.$B$3]))*SIN(RADIANS([.T46]))+COS(RADIANS([.$B$3]))*COS(RADIANS([.T46]))*COS(RADIANS([.AC46]))))" office:value-type="float" office:value="117.182831980912">
            <text:p>117.18</text:p>
          </table:table-cell>
          <table:table-cell table:formula="of:=90-[.AD46]" office:value-type="float" office:value="-27.1828319809123">
            <text:p>-27.18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112354853247991">
            <text:p>0.01</text:p>
          </table:table-cell>
          <table:table-cell table:formula="of:=[.AE46]+[.AF46]" office:value-type="float" office:value="-27.1715964955875">
            <text:p>-27.17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87.4037544772909">
            <text:p>87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6]+0.1/24" office:value-type="float" office:value="0.191666666666667">
            <text:p>4:36:00</text:p>
          </table:table-cell>
          <table:table-cell table:style-name="ce9" table:formula="of:=[.D47]+2415018.5+[.E47]-[.$B$5]/24" office:value-type="float" office:value="2458871.65">
            <text:p>2458871.65</text:p>
          </table:table-cell>
          <table:table-cell table:style-name="ce10" table:formula="of:=([.F47]-2451545)/36525" office:value-type="float" office:value="0.200592744695424">
            <text:p>0.20059274</text:p>
          </table:table-cell>
          <table:table-cell/>
          <table:table-cell table:formula="of:=MOD(280.46646+[.G47]*(36000.76983+[.G47]*0.0003032);360)" office:value-type="float" office:value="301.959703547917">
            <text:p>301.96</text:p>
          </table:table-cell>
          <table:table-cell table:formula="of:=357.52911+[.G47]*(35999.05029-0.0001537*[.G47])" office:value-type="float" office:value="7578.67740791521">
            <text:p>7578.68</text:p>
          </table:table-cell>
          <table:table-cell table:formula="of:=0.016708634-[.G47]*(0.000042037+0.0000001267*[.G47])" office:value-type="float" office:value="0.0167001965847064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0.625179651435003">
            <text:p>0.63</text:p>
          </table:table-cell>
          <table:table-cell table:formula="of:=[.I47]+[.L47]" office:value-type="float" office:value="302.584883199352">
            <text:p>302.58</text:p>
          </table:table-cell>
          <table:table-cell table:formula="of:=[.J47]+[.L47]" office:value-type="float" office:value="7579.30258756665">
            <text:p>7579.3</text:p>
          </table:table-cell>
          <table:table-cell table:formula="of:=(1.000001018*(1-[.K47]*[.K47]))/(1+[.K47]*COS(RADIANS([.N47])))" office:value-type="float" office:value="0.984209588202289">
            <text:p>0.98</text:p>
          </table:table-cell>
          <table:table-cell table:formula="of:=[.M47]-0.00569-0.00478*SIN(RADIANS(125.04-1934.136*[.G47]))" office:value-type="float" office:value="302.574449506531">
            <text:p>302.57</text:p>
          </table:table-cell>
          <table:table-cell table:formula="of:=23+(26+((21.448-[.G47]*(46.815+[.G47]*(0.00059-[.G47]*0.001813))))/60)/60" office:value-type="float" office:value="23.4366825670973">
            <text:p>23.44</text:p>
          </table:table-cell>
          <table:table-cell table:formula="of:=[.Q47]+0.00256*COS(RADIANS(125.04-1934.136*[.G47]))" office:value-type="float" office:value="23.4363676392881">
            <text:p>23.44</text:p>
          </table:table-cell>
          <table:table-cell table:formula="of:=DEGREES(ATAN2(COS(RADIANS([.P47]));COS(RADIANS([.R47]))*SIN(RADIANS([.P47]))))" office:value-type="float" office:value="-55.148754103226">
            <text:p>-55.15</text:p>
          </table:table-cell>
          <table:table-cell table:formula="of:=DEGREES(ASIN(SIN(RADIANS([.R47]))*SIN(RADIANS([.P47]))))" office:value-type="float" office:value="-19.5825356260687">
            <text:p>-19.58</text:p>
          </table:table-cell>
          <table:table-cell table:formula="of:=TAN(RADIANS([.R47]/2))*TAN(RADIANS([.R47]/2))" office:value-type="float" office:value="0.0430234896730512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1.6163474281533">
            <text:p>-11.62</text:p>
          </table:table-cell>
          <table:table-cell table:formula="of:=DEGREES(ACOS(COS(RADIANS(90.833))/(COS(RADIANS([.$B$3]))*COS(RADIANS([.T47])))-TAN(RADIANS([.$B$3]))*TAN(RADIANS([.T47]))))" office:value-type="float" office:value="64.5157024327814">
            <text:p>64.52</text:p>
          </table:table-cell>
          <table:table-cell table:style-name="ce8" table:formula="of:=(720-4*[.$B$4]-[.V47]+[.$B$5]*60)/1440" office:value-type="float" office:value="0.491400241269551">
            <text:p>11:47:37</text:p>
          </table:table-cell>
          <table:table-cell table:style-name="ce8" table:formula="of:=[.X47]-[.W47]*4/1440" office:value-type="float" office:value="0.312189956734047">
            <text:p>7:29:33</text:p>
          </table:table-cell>
          <table:table-cell table:style-name="ce8" table:formula="of:=[.X47]+[.W47]*4/1440" office:value-type="float" office:value="0.670610525805055">
            <text:p>16:05:41</text:p>
          </table:table-cell>
          <table:table-cell table:style-name="ce11" table:formula="of:=8*[.W47]" office:value-type="float" office:value="516.125619462252">
            <text:p>516.13</text:p>
          </table:table-cell>
          <table:table-cell table:formula="of:=MOD([.E47]*1440+[.V47]+4*[.$B$4]-60*[.$B$5];1440)" office:value-type="float" office:value="288.383652571847">
            <text:p>288.38</text:p>
          </table:table-cell>
          <table:table-cell table:formula="of:=IF([.AB47]/4&lt;0;[.AB47]/4+180;[.AB47]/4-180)" office:value-type="float" office:value="-107.904086857038">
            <text:p>-107.9</text:p>
          </table:table-cell>
          <table:table-cell table:formula="of:=DEGREES(ACOS(SIN(RADIANS([.$B$3]))*SIN(RADIANS([.T47]))+COS(RADIANS([.$B$3]))*COS(RADIANS([.T47]))*COS(RADIANS([.AC47]))))" office:value-type="float" office:value="116.259357743208">
            <text:p>116.26</text:p>
          </table:table-cell>
          <table:table-cell table:formula="of:=90-[.AD47]" office:value-type="float" office:value="-26.2593577432082">
            <text:p>-26.26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116955867451727">
            <text:p>0.01</text:p>
          </table:table-cell>
          <table:table-cell table:formula="of:=[.AE47]+[.AF47]" office:value-type="float" office:value="-26.2476621564631">
            <text:p>-26.25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88.6010760623795">
            <text:p>88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7]+0.1/24" office:value-type="float" office:value="0.195833333333334">
            <text:p>4:42:00</text:p>
          </table:table-cell>
          <table:table-cell table:style-name="ce9" table:formula="of:=[.D48]+2415018.5+[.E48]-[.$B$5]/24" office:value-type="float" office:value="2458871.65416667">
            <text:p>2458871.65</text:p>
          </table:table-cell>
          <table:table-cell table:style-name="ce10" table:formula="of:=([.F48]-2451545)/36525" office:value-type="float" office:value="0.200592858772534">
            <text:p>0.20059286</text:p>
          </table:table-cell>
          <table:table-cell/>
          <table:table-cell table:formula="of:=MOD(280.46646+[.G48]*(36000.76983+[.G48]*0.0003032);360)" office:value-type="float" office:value="301.963810411687">
            <text:p>301.96</text:p>
          </table:table-cell>
          <table:table-cell table:formula="of:=357.52911+[.G48]*(35999.05029-0.0001537*[.G48])" office:value-type="float" office:value="7578.6815145828">
            <text:p>7578.68</text:p>
          </table:table-cell>
          <table:table-cell table:formula="of:=0.016708634-[.G48]*(0.000042037+0.0000001267*[.G48])" office:value-type="float" office:value="0.0167001965799052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0.625311896385937">
            <text:p>0.63</text:p>
          </table:table-cell>
          <table:table-cell table:formula="of:=[.I48]+[.L48]" office:value-type="float" office:value="302.589122308073">
            <text:p>302.59</text:p>
          </table:table-cell>
          <table:table-cell table:formula="of:=[.J48]+[.L48]" office:value-type="float" office:value="7579.30682647919">
            <text:p>7579.31</text:p>
          </table:table-cell>
          <table:table-cell table:formula="of:=(1.000001018*(1-[.K48]*[.K48]))/(1+[.K48]*COS(RADIANS([.N48])))" office:value-type="float" office:value="0.984209983975777">
            <text:p>0.98</text:p>
          </table:table-cell>
          <table:table-cell table:formula="of:=[.M48]-0.00569-0.00478*SIN(RADIANS(125.04-1934.136*[.G48]))" office:value-type="float" office:value="302.578688612987">
            <text:p>302.58</text:p>
          </table:table-cell>
          <table:table-cell table:formula="of:=23+(26+((21.448-[.G48]*(46.815+[.G48]*(0.00059-[.G48]*0.001813))))/60)/60" office:value-type="float" office:value="23.4366825656138">
            <text:p>23.44</text:p>
          </table:table-cell>
          <table:table-cell table:formula="of:=[.Q48]+0.00256*COS(RADIANS(125.04-1934.136*[.G48]))" office:value-type="float" office:value="23.436367647588">
            <text:p>23.44</text:p>
          </table:table-cell>
          <table:table-cell table:formula="of:=DEGREES(ATAN2(COS(RADIANS([.P48]));COS(RADIANS([.R48]))*SIN(RADIANS([.P48]))))" office:value-type="float" office:value="-55.1443725300228">
            <text:p>-55.14</text:p>
          </table:table-cell>
          <table:table-cell table:formula="of:=DEGREES(ASIN(SIN(RADIANS([.R48]))*SIN(RADIANS([.P48]))))" office:value-type="float" office:value="-19.5815721068655">
            <text:p>-19.58</text:p>
          </table:table-cell>
          <table:table-cell table:formula="of:=TAN(RADIANS([.R48]/2))*TAN(RADIANS([.R48]/2))" office:value-type="float" office:value="0.0430234897043913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1.6174528243592">
            <text:p>-11.62</text:p>
          </table:table-cell>
          <table:table-cell table:formula="of:=DEGREES(ACOS(COS(RADIANS(90.833))/(COS(RADIANS([.$B$3]))*COS(RADIANS([.T48])))-TAN(RADIANS([.$B$3]))*TAN(RADIANS([.T48]))))" office:value-type="float" office:value="64.5172319608361">
            <text:p>64.52</text:p>
          </table:table-cell>
          <table:table-cell table:style-name="ce8" table:formula="of:=(720-4*[.$B$4]-[.V48]+[.$B$5]*60)/1440" office:value-type="float" office:value="0.491401008905805">
            <text:p>11:47:37</text:p>
          </table:table-cell>
          <table:table-cell table:style-name="ce8" table:formula="of:=[.X48]-[.W48]*4/1440" office:value-type="float" office:value="0.31218647568126">
            <text:p>7:29:33</text:p>
          </table:table-cell>
          <table:table-cell table:style-name="ce8" table:formula="of:=[.X48]+[.W48]*4/1440" office:value-type="float" office:value="0.67061554213035">
            <text:p>16:05:41</text:p>
          </table:table-cell>
          <table:table-cell table:style-name="ce11" table:formula="of:=8*[.W48]" office:value-type="float" office:value="516.137855686689">
            <text:p>516.14</text:p>
          </table:table-cell>
          <table:table-cell table:formula="of:=MOD([.E48]*1440+[.V48]+4*[.$B$4]-60*[.$B$5];1440)" office:value-type="float" office:value="294.382547175641">
            <text:p>294.38</text:p>
          </table:table-cell>
          <table:table-cell table:formula="of:=IF([.AB48]/4&lt;0;[.AB48]/4+180;[.AB48]/4-180)" office:value-type="float" office:value="-106.40436320609">
            <text:p>-106.4</text:p>
          </table:table-cell>
          <table:table-cell table:formula="of:=DEGREES(ACOS(SIN(RADIANS([.$B$3]))*SIN(RADIANS([.T48]))+COS(RADIANS([.$B$3]))*COS(RADIANS([.T48]))*COS(RADIANS([.AC48]))))" office:value-type="float" office:value="115.335413777347">
            <text:p>115.34</text:p>
          </table:table-cell>
          <table:table-cell table:formula="of:=90-[.AD48]" office:value-type="float" office:value="-25.3354137773471">
            <text:p>-25.34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121870275763335">
            <text:p>0.01</text:p>
          </table:table-cell>
          <table:table-cell table:formula="of:=[.AE48]+[.AF48]" office:value-type="float" office:value="-25.3232267497708">
            <text:p>-25.32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89.7884728113885">
            <text:p>89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8]+0.1/24" office:value-type="float" office:value="0.2">
            <text:p>4:48:00</text:p>
          </table:table-cell>
          <table:table-cell table:style-name="ce9" table:formula="of:=[.D49]+2415018.5+[.E49]-[.$B$5]/24" office:value-type="float" office:value="2458871.65833333">
            <text:p>2458871.66</text:p>
          </table:table-cell>
          <table:table-cell table:style-name="ce10" table:formula="of:=([.F49]-2451545)/36525" office:value-type="float" office:value="0.200592972849656">
            <text:p>0.20059297</text:p>
          </table:table-cell>
          <table:table-cell/>
          <table:table-cell table:formula="of:=MOD(280.46646+[.G49]*(36000.76983+[.G49]*0.0003032);360)" office:value-type="float" office:value="301.967917275916">
            <text:p>301.97</text:p>
          </table:table-cell>
          <table:table-cell table:formula="of:=357.52911+[.G49]*(35999.05029-0.0001537*[.G49])" office:value-type="float" office:value="7578.68562125085">
            <text:p>7578.69</text:p>
          </table:table-cell>
          <table:table-cell table:formula="of:=0.016708634-[.G49]*(0.000042037+0.0000001267*[.G49])" office:value-type="float" office:value="0.0167001965751039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0.625444137942467">
            <text:p>0.63</text:p>
          </table:table-cell>
          <table:table-cell table:formula="of:=[.I49]+[.L49]" office:value-type="float" office:value="302.593361413859">
            <text:p>302.59</text:p>
          </table:table-cell>
          <table:table-cell table:formula="of:=[.J49]+[.L49]" office:value-type="float" office:value="7579.31106538879">
            <text:p>7579.31</text:p>
          </table:table-cell>
          <table:table-cell table:formula="of:=(1.000001018*(1-[.K49]*[.K49]))/(1+[.K49]*COS(RADIANS([.N49])))" office:value-type="float" office:value="0.984210379832897">
            <text:p>0.98</text:p>
          </table:table-cell>
          <table:table-cell table:formula="of:=[.M49]-0.00569-0.00478*SIN(RADIANS(125.04-1934.136*[.G49]))" office:value-type="float" office:value="302.582927716509">
            <text:p>302.58</text:p>
          </table:table-cell>
          <table:table-cell table:formula="of:=23+(26+((21.448-[.G49]*(46.815+[.G49]*(0.00059-[.G49]*0.001813))))/60)/60" office:value-type="float" office:value="23.4366825641304">
            <text:p>23.44</text:p>
          </table:table-cell>
          <table:table-cell table:formula="of:=[.Q49]+0.00256*COS(RADIANS(125.04-1934.136*[.G49]))" office:value-type="float" office:value="23.436367655888">
            <text:p>23.44</text:p>
          </table:table-cell>
          <table:table-cell table:formula="of:=DEGREES(ATAN2(COS(RADIANS([.P49]));COS(RADIANS([.R49]))*SIN(RADIANS([.P49]))))" office:value-type="float" office:value="-55.1399910122763">
            <text:p>-55.14</text:p>
          </table:table-cell>
          <table:table-cell table:formula="of:=DEGREES(ASIN(SIN(RADIANS([.R49]))*SIN(RADIANS([.P49]))))" office:value-type="float" office:value="-19.5806084825259">
            <text:p>-19.58</text:p>
          </table:table-cell>
          <table:table-cell table:formula="of:=TAN(RADIANS([.R49]/2))*TAN(RADIANS([.R49]/2))" office:value-type="float" office:value="0.0430234897357314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1.6185579974111">
            <text:p>-11.62</text:p>
          </table:table-cell>
          <table:table-cell table:formula="of:=DEGREES(ACOS(COS(RADIANS(90.833))/(COS(RADIANS([.$B$3]))*COS(RADIANS([.T49])))-TAN(RADIANS([.$B$3]))*TAN(RADIANS([.T49]))))" office:value-type="float" office:value="64.518761618473">
            <text:p>64.52</text:p>
          </table:table-cell>
          <table:table-cell table:style-name="ce8" table:formula="of:=(720-4*[.$B$4]-[.V49]+[.$B$5]*60)/1440" office:value-type="float" office:value="0.491401776387091">
            <text:p>11:47:37</text:p>
          </table:table-cell>
          <table:table-cell table:style-name="ce8" table:formula="of:=[.X49]-[.W49]*4/1440" office:value-type="float" office:value="0.312182994113555">
            <text:p>7:29:33</text:p>
          </table:table-cell>
          <table:table-cell table:style-name="ce8" table:formula="of:=[.X49]+[.W49]*4/1440" office:value-type="float" office:value="0.670620558660627">
            <text:p>16:05:42</text:p>
          </table:table-cell>
          <table:table-cell table:style-name="ce11" table:formula="of:=8*[.W49]" office:value-type="float" office:value="516.150092947784">
            <text:p>516.15</text:p>
          </table:table-cell>
          <table:table-cell table:formula="of:=MOD([.E49]*1440+[.V49]+4*[.$B$4]-60*[.$B$5];1440)" office:value-type="float" office:value="300.381442002589">
            <text:p>300.38</text:p>
          </table:table-cell>
          <table:table-cell table:formula="of:=IF([.AB49]/4&lt;0;[.AB49]/4+180;[.AB49]/4-180)" office:value-type="float" office:value="-104.904639499353">
            <text:p>-104.9</text:p>
          </table:table-cell>
          <table:table-cell table:formula="of:=DEGREES(ACOS(SIN(RADIANS([.$B$3]))*SIN(RADIANS([.T49]))+COS(RADIANS([.$B$3]))*COS(RADIANS([.T49]))*COS(RADIANS([.AC49]))))" office:value-type="float" office:value="114.411398614354">
            <text:p>114.41</text:p>
          </table:table-cell>
          <table:table-cell table:formula="of:=90-[.AD49]" office:value-type="float" office:value="-24.4113986143535">
            <text:p>-24.41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12713170902858">
            <text:p>0.01</text:p>
          </table:table-cell>
          <table:table-cell table:formula="of:=[.AE49]+[.AF49]" office:value-type="float" office:value="-24.3986854434507">
            <text:p>-24.4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90.9667814235942">
            <text:p>90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49]+0.1/24" office:value-type="float" office:value="0.204166666666667">
            <text:p>4:54:00</text:p>
          </table:table-cell>
          <table:table-cell table:style-name="ce9" table:formula="of:=[.D50]+2415018.5+[.E50]-[.$B$5]/24" office:value-type="float" office:value="2458871.6625">
            <text:p>2458871.66</text:p>
          </table:table-cell>
          <table:table-cell table:style-name="ce10" table:formula="of:=([.F50]-2451545)/36525" office:value-type="float" office:value="0.200593086926765">
            <text:p>0.20059309</text:p>
          </table:table-cell>
          <table:table-cell/>
          <table:table-cell table:formula="of:=MOD(280.46646+[.G50]*(36000.76983+[.G50]*0.0003032);360)" office:value-type="float" office:value="301.972024139685">
            <text:p>301.97</text:p>
          </table:table-cell>
          <table:table-cell table:formula="of:=357.52911+[.G50]*(35999.05029-0.0001537*[.G50])" office:value-type="float" office:value="7578.68972791844">
            <text:p>7578.69</text:p>
          </table:table-cell>
          <table:table-cell table:formula="of:=0.016708634-[.G50]*(0.000042037+0.0000001267*[.G50])" office:value-type="float" office:value="0.0167001965703026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0.625576376074354">
            <text:p>0.63</text:p>
          </table:table-cell>
          <table:table-cell table:formula="of:=[.I50]+[.L50]" office:value-type="float" office:value="302.59760051576">
            <text:p>302.6</text:p>
          </table:table-cell>
          <table:table-cell table:formula="of:=[.J50]+[.L50]" office:value-type="float" office:value="7579.31530429451">
            <text:p>7579.32</text:p>
          </table:table-cell>
          <table:table-cell table:formula="of:=(1.000001018*(1-[.K50]*[.K50]))/(1+[.K50]*COS(RADIANS([.N50])))" office:value-type="float" office:value="0.984210775773559">
            <text:p>0.98</text:p>
          </table:table-cell>
          <table:table-cell table:formula="of:=[.M50]-0.00569-0.00478*SIN(RADIANS(125.04-1934.136*[.G50]))" office:value-type="float" office:value="302.587166816146">
            <text:p>302.59</text:p>
          </table:table-cell>
          <table:table-cell table:formula="of:=23+(26+((21.448-[.G50]*(46.815+[.G50]*(0.00059-[.G50]*0.001813))))/60)/60" office:value-type="float" office:value="23.4366825626469">
            <text:p>23.44</text:p>
          </table:table-cell>
          <table:table-cell table:formula="of:=[.Q50]+0.00256*COS(RADIANS(125.04-1934.136*[.G50]))" office:value-type="float" office:value="23.436367664188">
            <text:p>23.44</text:p>
          </table:table-cell>
          <table:table-cell table:formula="of:=DEGREES(ATAN2(COS(RADIANS([.P50]));COS(RADIANS([.R50]))*SIN(RADIANS([.P50]))))" office:value-type="float" office:value="-55.1356095509713">
            <text:p>-55.14</text:p>
          </table:table-cell>
          <table:table-cell table:formula="of:=DEGREES(ASIN(SIN(RADIANS([.R50]))*SIN(RADIANS([.P50]))))" office:value-type="float" office:value="-19.5796447532732">
            <text:p>-19.58</text:p>
          </table:table-cell>
          <table:table-cell table:formula="of:=TAN(RADIANS([.R50]/2))*TAN(RADIANS([.R50]/2))" office:value-type="float" office:value="0.0430234897670716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1.6196629470487">
            <text:p>-11.62</text:p>
          </table:table-cell>
          <table:table-cell table:formula="of:=DEGREES(ACOS(COS(RADIANS(90.833))/(COS(RADIANS([.$B$3]))*COS(RADIANS([.T50])))-TAN(RADIANS([.$B$3]))*TAN(RADIANS([.T50]))))" office:value-type="float" office:value="64.5202914053291">
            <text:p>64.52</text:p>
          </table:table-cell>
          <table:table-cell table:style-name="ce8" table:formula="of:=(720-4*[.$B$4]-[.V50]+[.$B$5]*60)/1440" office:value-type="float" office:value="0.491402543713228">
            <text:p>11:47:37</text:p>
          </table:table-cell>
          <table:table-cell table:style-name="ce8" table:formula="of:=[.X50]-[.W50]*4/1440" office:value-type="float" office:value="0.312179512031758">
            <text:p>7:29:32</text:p>
          </table:table-cell>
          <table:table-cell table:style-name="ce8" table:formula="of:=[.X50]+[.W50]*4/1440" office:value-type="float" office:value="0.670625575394698">
            <text:p>16:05:42</text:p>
          </table:table-cell>
          <table:table-cell table:style-name="ce11" table:formula="of:=8*[.W50]" office:value-type="float" office:value="516.162331242633">
            <text:p>516.16</text:p>
          </table:table-cell>
          <table:table-cell table:formula="of:=MOD([.E50]*1440+[.V50]+4*[.$B$4]-60*[.$B$5];1440)" office:value-type="float" office:value="306.380337052952">
            <text:p>306.38</text:p>
          </table:table-cell>
          <table:table-cell table:formula="of:=IF([.AB50]/4&lt;0;[.AB50]/4+180;[.AB50]/4-180)" office:value-type="float" office:value="-103.404915736762">
            <text:p>-103.4</text:p>
          </table:table-cell>
          <table:table-cell table:formula="of:=DEGREES(ACOS(SIN(RADIANS([.$B$3]))*SIN(RADIANS([.T50]))+COS(RADIANS([.$B$3]))*COS(RADIANS([.T50]))*COS(RADIANS([.AC50]))))" office:value-type="float" office:value="113.487701695537">
            <text:p>113.49</text:p>
          </table:table-cell>
          <table:table-cell table:formula="of:=90-[.AD50]" office:value-type="float" office:value="-23.4877016955374">
            <text:p>-23.49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132778846560154">
            <text:p>0.01</text:p>
          </table:table-cell>
          <table:table-cell table:formula="of:=[.AE50]+[.AF50]" office:value-type="float" office:value="-23.4744238108814">
            <text:p>-23.47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92.1368104052959">
            <text:p>92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0]+0.1/24" office:value-type="float" office:value="0.208333333333334">
            <text:p>5:00:00</text:p>
          </table:table-cell>
          <table:table-cell table:style-name="ce9" table:formula="of:=[.D51]+2415018.5+[.E51]-[.$B$5]/24" office:value-type="float" office:value="2458871.66666667">
            <text:p>2458871.67</text:p>
          </table:table-cell>
          <table:table-cell table:style-name="ce10" table:formula="of:=([.F51]-2451545)/36525" office:value-type="float" office:value="0.200593201003887">
            <text:p>0.20059320</text:p>
          </table:table-cell>
          <table:table-cell/>
          <table:table-cell table:formula="of:=MOD(280.46646+[.G51]*(36000.76983+[.G51]*0.0003032);360)" office:value-type="float" office:value="301.976131003915">
            <text:p>301.98</text:p>
          </table:table-cell>
          <table:table-cell table:formula="of:=357.52911+[.G51]*(35999.05029-0.0001537*[.G51])" office:value-type="float" office:value="7578.69383458649">
            <text:p>7578.69</text:p>
          </table:table-cell>
          <table:table-cell table:formula="of:=0.016708634-[.G51]*(0.000042037+0.0000001267*[.G51])" office:value-type="float" office:value="0.0167001965655014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0.62570861081051">
            <text:p>0.63</text:p>
          </table:table-cell>
          <table:table-cell table:formula="of:=[.I51]+[.L51]" office:value-type="float" office:value="302.601839614725">
            <text:p>302.6</text:p>
          </table:table-cell>
          <table:table-cell table:formula="of:=[.J51]+[.L51]" office:value-type="float" office:value="7579.3195431973">
            <text:p>7579.32</text:p>
          </table:table-cell>
          <table:table-cell table:formula="of:=(1.000001018*(1-[.K51]*[.K51]))/(1+[.K51]*COS(RADIANS([.N51])))" office:value-type="float" office:value="0.984211171797848">
            <text:p>0.98</text:p>
          </table:table-cell>
          <table:table-cell table:formula="of:=[.M51]-0.00569-0.00478*SIN(RADIANS(125.04-1934.136*[.G51]))" office:value-type="float" office:value="302.591405912847">
            <text:p>302.59</text:p>
          </table:table-cell>
          <table:table-cell table:formula="of:=23+(26+((21.448-[.G51]*(46.815+[.G51]*(0.00059-[.G51]*0.001813))))/60)/60" office:value-type="float" office:value="23.4366825611634">
            <text:p>23.44</text:p>
          </table:table-cell>
          <table:table-cell table:formula="of:=[.Q51]+0.00256*COS(RADIANS(125.04-1934.136*[.G51]))" office:value-type="float" office:value="23.4363676724879">
            <text:p>23.44</text:p>
          </table:table-cell>
          <table:table-cell table:formula="of:=DEGREES(ATAN2(COS(RADIANS([.P51]));COS(RADIANS([.R51]))*SIN(RADIANS([.P51]))))" office:value-type="float" office:value="-55.1312281451289">
            <text:p>-55.13</text:p>
          </table:table-cell>
          <table:table-cell table:formula="of:=DEGREES(ASIN(SIN(RADIANS([.R51]))*SIN(RADIANS([.P51]))))" office:value-type="float" office:value="-19.5786809188988">
            <text:p>-19.58</text:p>
          </table:table-cell>
          <table:table-cell table:formula="of:=TAN(RADIANS([.R51]/2))*TAN(RADIANS([.R51]/2))" office:value-type="float" office:value="0.0430234897984117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1.6207676735069">
            <text:p>-11.62</text:p>
          </table:table-cell>
          <table:table-cell table:formula="of:=DEGREES(ACOS(COS(RADIANS(90.833))/(COS(RADIANS([.$B$3]))*COS(RADIANS([.T51])))-TAN(RADIANS([.$B$3]))*TAN(RADIANS([.T51]))))" office:value-type="float" office:value="64.5218213217274">
            <text:p>64.52</text:p>
          </table:table-cell>
          <table:table-cell table:style-name="ce8" table:formula="of:=(720-4*[.$B$4]-[.V51]+[.$B$5]*60)/1440" office:value-type="float" office:value="0.49140331088438">
            <text:p>11:47:37</text:p>
          </table:table-cell>
          <table:table-cell table:style-name="ce8" table:formula="of:=[.X51]-[.W51]*4/1440" office:value-type="float" office:value="0.312176029435137">
            <text:p>7:29:32</text:p>
          </table:table-cell>
          <table:table-cell table:style-name="ce8" table:formula="of:=[.X51]+[.W51]*4/1440" office:value-type="float" office:value="0.670630592333622">
            <text:p>16:05:42</text:p>
          </table:table-cell>
          <table:table-cell table:style-name="ce11" table:formula="of:=8*[.W51]" office:value-type="float" office:value="516.174570573819">
            <text:p>516.17</text:p>
          </table:table-cell>
          <table:table-cell table:formula="of:=MOD([.E51]*1440+[.V51]+4*[.$B$4]-60*[.$B$5];1440)" office:value-type="float" office:value="312.379232326493">
            <text:p>312.38</text:p>
          </table:table-cell>
          <table:table-cell table:formula="of:=IF([.AB51]/4&lt;0;[.AB51]/4+180;[.AB51]/4-180)" office:value-type="float" office:value="-101.905191918377">
            <text:p>-101.91</text:p>
          </table:table-cell>
          <table:table-cell table:formula="of:=DEGREES(ACOS(SIN(RADIANS([.$B$3]))*SIN(RADIANS([.T51]))+COS(RADIANS([.$B$3]))*COS(RADIANS([.T51]))*COS(RADIANS([.AC51]))))" office:value-type="float" office:value="112.564704341878">
            <text:p>112.56</text:p>
          </table:table-cell>
          <table:table-cell table:formula="of:=90-[.AD51]" office:value-type="float" office:value="-22.564704341878">
            <text:p>-22.56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138856386178112">
            <text:p>0.01</text:p>
          </table:table-cell>
          <table:table-cell table:formula="of:=[.AE51]+[.AF51]" office:value-type="float" office:value="-22.5508187032602">
            <text:p>-22.55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93.299341415682">
            <text:p>93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1]+0.1/24" office:value-type="float" office:value="0.2125">
            <text:p>5:06:00</text:p>
          </table:table-cell>
          <table:table-cell table:style-name="ce9" table:formula="of:=[.D52]+2415018.5+[.E52]-[.$B$5]/24" office:value-type="float" office:value="2458871.67083333">
            <text:p>2458871.67</text:p>
          </table:table-cell>
          <table:table-cell table:style-name="ce10" table:formula="of:=([.F52]-2451545)/36525" office:value-type="float" office:value="0.200593315080996">
            <text:p>0.20059332</text:p>
          </table:table-cell>
          <table:table-cell/>
          <table:table-cell table:formula="of:=MOD(280.46646+[.G52]*(36000.76983+[.G52]*0.0003032);360)" office:value-type="float" office:value="301.980237867683">
            <text:p>301.98</text:p>
          </table:table-cell>
          <table:table-cell table:formula="of:=357.52911+[.G52]*(35999.05029-0.0001537*[.G52])" office:value-type="float" office:value="7578.69794125408">
            <text:p>7578.7</text:p>
          </table:table-cell>
          <table:table-cell table:formula="of:=0.016708634-[.G52]*(0.000042037+0.0000001267*[.G52])" office:value-type="float" office:value="0.0167001965607001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0.625840842120539">
            <text:p>0.63</text:p>
          </table:table-cell>
          <table:table-cell table:formula="of:=[.I52]+[.L52]" office:value-type="float" office:value="302.606078709804">
            <text:p>302.61</text:p>
          </table:table-cell>
          <table:table-cell table:formula="of:=[.J52]+[.L52]" office:value-type="float" office:value="7579.3237820962">
            <text:p>7579.32</text:p>
          </table:table-cell>
          <table:table-cell table:formula="of:=(1.000001018*(1-[.K52]*[.K52]))/(1+[.K52]*COS(RADIANS([.N52])))" office:value-type="float" office:value="0.984211567905674">
            <text:p>0.98</text:p>
          </table:table-cell>
          <table:table-cell table:formula="of:=[.M52]-0.00569-0.00478*SIN(RADIANS(125.04-1934.136*[.G52]))" office:value-type="float" office:value="302.595645005661">
            <text:p>302.6</text:p>
          </table:table-cell>
          <table:table-cell table:formula="of:=23+(26+((21.448-[.G52]*(46.815+[.G52]*(0.00059-[.G52]*0.001813))))/60)/60" office:value-type="float" office:value="23.4366825596799">
            <text:p>23.44</text:p>
          </table:table-cell>
          <table:table-cell table:formula="of:=[.Q52]+0.00256*COS(RADIANS(125.04-1934.136*[.G52]))" office:value-type="float" office:value="23.4363676807879">
            <text:p>23.44</text:p>
          </table:table-cell>
          <table:table-cell table:formula="of:=DEGREES(ATAN2(COS(RADIANS([.P52]));COS(RADIANS([.R52]))*SIN(RADIANS([.P52]))))" office:value-type="float" office:value="-55.1268467957348">
            <text:p>-55.13</text:p>
          </table:table-cell>
          <table:table-cell table:formula="of:=DEGREES(ASIN(SIN(RADIANS([.R52]))*SIN(RADIANS([.P52]))))" office:value-type="float" office:value="-19.5777169796263">
            <text:p>-19.58</text:p>
          </table:table-cell>
          <table:table-cell table:formula="of:=TAN(RADIANS([.R52]/2))*TAN(RADIANS([.R52]/2))" office:value-type="float" office:value="0.0430234898297519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1.6218721765248">
            <text:p>-11.62</text:p>
          </table:table-cell>
          <table:table-cell table:formula="of:=DEGREES(ACOS(COS(RADIANS(90.833))/(COS(RADIANS([.$B$3]))*COS(RADIANS([.T52])))-TAN(RADIANS([.$B$3]))*TAN(RADIANS([.T52]))))" office:value-type="float" office:value="64.5233513673043">
            <text:p>64.52</text:p>
          </table:table-cell>
          <table:table-cell table:style-name="ce8" table:formula="of:=(720-4*[.$B$4]-[.V52]+[.$B$5]*60)/1440" office:value-type="float" office:value="0.491404077900364">
            <text:p>11:47:37</text:p>
          </table:table-cell>
          <table:table-cell table:style-name="ce8" table:formula="of:=[.X52]-[.W52]*4/1440" office:value-type="float" office:value="0.312172546324519">
            <text:p>7:29:32</text:p>
          </table:table-cell>
          <table:table-cell table:style-name="ce8" table:formula="of:=[.X52]+[.W52]*4/1440" office:value-type="float" office:value="0.67063560947621">
            <text:p>16:05:43</text:p>
          </table:table-cell>
          <table:table-cell table:style-name="ce11" table:formula="of:=8*[.W52]" office:value-type="float" office:value="516.186810938434">
            <text:p>516.19</text:p>
          </table:table-cell>
          <table:table-cell table:formula="of:=MOD([.E52]*1440+[.V52]+4*[.$B$4]-60*[.$B$5];1440)" office:value-type="float" office:value="318.378127823475">
            <text:p>318.38</text:p>
          </table:table-cell>
          <table:table-cell table:formula="of:=IF([.AB52]/4&lt;0;[.AB52]/4+180;[.AB52]/4-180)" office:value-type="float" office:value="-100.405468044131">
            <text:p>-100.41</text:p>
          </table:table-cell>
          <table:table-cell table:formula="of:=DEGREES(ACOS(SIN(RADIANS([.$B$3]))*SIN(RADIANS([.T52]))+COS(RADIANS([.$B$3]))*COS(RADIANS([.T52]))*COS(RADIANS([.AC52]))))" office:value-type="float" office:value="111.642780672463">
            <text:p>111.64</text:p>
          </table:table-cell>
          <table:table-cell table:formula="of:=90-[.AD52]" office:value-type="float" office:value="-21.6427806724632">
            <text:p>-21.64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45416247690282">
            <text:p>0.01</text:p>
          </table:table-cell>
          <table:table-cell table:formula="of:=[.AE52]+[.AF52]" office:value-type="float" office:value="-21.6282390476942">
            <text:p>-21.63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94.4551305765733">
            <text:p>94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2]+0.1/24" office:value-type="float" office:value="0.216666666666667">
            <text:p>5:12:00</text:p>
          </table:table-cell>
          <table:table-cell table:style-name="ce9" table:formula="of:=[.D53]+2415018.5+[.E53]-[.$B$5]/24" office:value-type="float" office:value="2458871.675">
            <text:p>2458871.68</text:p>
          </table:table-cell>
          <table:table-cell table:style-name="ce10" table:formula="of:=([.F53]-2451545)/36525" office:value-type="float" office:value="0.200593429158119">
            <text:p>0.20059343</text:p>
          </table:table-cell>
          <table:table-cell/>
          <table:table-cell table:formula="of:=MOD(280.46646+[.G53]*(36000.76983+[.G53]*0.0003032);360)" office:value-type="float" office:value="301.984344731913">
            <text:p>301.98</text:p>
          </table:table-cell>
          <table:table-cell table:formula="of:=357.52911+[.G53]*(35999.05029-0.0001537*[.G53])" office:value-type="float" office:value="7578.70204792212">
            <text:p>7578.7</text:p>
          </table:table-cell>
          <table:table-cell table:formula="of:=0.016708634-[.G53]*(0.000042037+0.0000001267*[.G53])" office:value-type="float" office:value="0.0167001965558989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0.625973070033405">
            <text:p>0.63</text:p>
          </table:table-cell>
          <table:table-cell table:formula="of:=[.I53]+[.L53]" office:value-type="float" office:value="302.610317801946">
            <text:p>302.61</text:p>
          </table:table-cell>
          <table:table-cell table:formula="of:=[.J53]+[.L53]" office:value-type="float" office:value="7579.32802099216">
            <text:p>7579.33</text:p>
          </table:table-cell>
          <table:table-cell table:formula="of:=(1.000001018*(1-[.K53]*[.K53]))/(1+[.K53]*COS(RADIANS([.N53])))" office:value-type="float" office:value="0.984211964097123">
            <text:p>0.98</text:p>
          </table:table-cell>
          <table:table-cell table:formula="of:=[.M53]-0.00569-0.00478*SIN(RADIANS(125.04-1934.136*[.G53]))" office:value-type="float" office:value="302.59988409554">
            <text:p>302.6</text:p>
          </table:table-cell>
          <table:table-cell table:formula="of:=23+(26+((21.448-[.G53]*(46.815+[.G53]*(0.00059-[.G53]*0.001813))))/60)/60" office:value-type="float" office:value="23.4366825581964">
            <text:p>23.44</text:p>
          </table:table-cell>
          <table:table-cell table:formula="of:=[.Q53]+0.00256*COS(RADIANS(125.04-1934.136*[.G53]))" office:value-type="float" office:value="23.4363676890879">
            <text:p>23.44</text:p>
          </table:table-cell>
          <table:table-cell table:formula="of:=DEGREES(ATAN2(COS(RADIANS([.P53]));COS(RADIANS([.R53]))*SIN(RADIANS([.P53]))))" office:value-type="float" office:value="-55.1224655018084">
            <text:p>-55.12</text:p>
          </table:table-cell>
          <table:table-cell table:formula="of:=DEGREES(ASIN(SIN(RADIANS([.R53]))*SIN(RADIANS([.P53]))))" office:value-type="float" office:value="-19.5767529352464">
            <text:p>-19.58</text:p>
          </table:table-cell>
          <table:table-cell table:formula="of:=TAN(RADIANS([.R53]/2))*TAN(RADIANS([.R53]/2))" office:value-type="float" office:value="0.0430234898610921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1.6229764563376">
            <text:p>-11.62</text:p>
          </table:table-cell>
          <table:table-cell table:formula="of:=DEGREES(ACOS(COS(RADIANS(90.833))/(COS(RADIANS([.$B$3]))*COS(RADIANS([.T53])))-TAN(RADIANS([.$B$3]))*TAN(RADIANS([.T53]))))" office:value-type="float" office:value="64.5248815423834">
            <text:p>64.52</text:p>
          </table:table-cell>
          <table:table-cell table:style-name="ce8" table:formula="of:=(720-4*[.$B$4]-[.V53]+[.$B$5]*60)/1440" office:value-type="float" office:value="0.491404844761346">
            <text:p>11:47:37</text:p>
          </table:table-cell>
          <table:table-cell table:style-name="ce8" table:formula="of:=[.X53]-[.W53]*4/1440" office:value-type="float" office:value="0.312169062699169">
            <text:p>7:29:31</text:p>
          </table:table-cell>
          <table:table-cell table:style-name="ce8" table:formula="of:=[.X53]+[.W53]*4/1440" office:value-type="float" office:value="0.670640626823522">
            <text:p>16:05:43</text:p>
          </table:table-cell>
          <table:table-cell table:style-name="ce11" table:formula="of:=8*[.W53]" office:value-type="float" office:value="516.199052339067">
            <text:p>516.2</text:p>
          </table:table-cell>
          <table:table-cell table:formula="of:=MOD([.E53]*1440+[.V53]+4*[.$B$4]-60*[.$B$5];1440)" office:value-type="float" office:value="324.377023543663">
            <text:p>324.38</text:p>
          </table:table-cell>
          <table:table-cell table:formula="of:=IF([.AB53]/4&lt;0;[.AB53]/4+180;[.AB53]/4-180)" office:value-type="float" office:value="-98.9057441140843">
            <text:p>-98.91</text:p>
          </table:table-cell>
          <table:table-cell table:formula="of:=DEGREES(ACOS(SIN(RADIANS([.$B$3]))*SIN(RADIANS([.T53]))+COS(RADIANS([.$B$3]))*COS(RADIANS([.T53]))*COS(RADIANS([.AC53]))))" office:value-type="float" office:value="110.72229847284">
            <text:p>110.72</text:p>
          </table:table-cell>
          <table:table-cell table:formula="of:=90-[.AD53]" office:value-type="float" office:value="-20.7222984728395">
            <text:p>-20.72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52519077987985">
            <text:p>0.02</text:p>
          </table:table-cell>
          <table:table-cell table:formula="of:=[.AE53]+[.AF53]" office:value-type="float" office:value="-20.7070465650407">
            <text:p>-20.71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95.6049097352819">
            <text:p>95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3]+0.1/24" office:value-type="float" office:value="0.220833333333334">
            <text:p>5:18:00</text:p>
          </table:table-cell>
          <table:table-cell table:style-name="ce9" table:formula="of:=[.D54]+2415018.5+[.E54]-[.$B$5]/24" office:value-type="float" office:value="2458871.67916667">
            <text:p>2458871.68</text:p>
          </table:table-cell>
          <table:table-cell table:style-name="ce10" table:formula="of:=([.F54]-2451545)/36525" office:value-type="float" office:value="0.200593543235228">
            <text:p>0.20059354</text:p>
          </table:table-cell>
          <table:table-cell/>
          <table:table-cell table:formula="of:=MOD(280.46646+[.G54]*(36000.76983+[.G54]*0.0003032);360)" office:value-type="float" office:value="301.988451595682">
            <text:p>301.99</text:p>
          </table:table-cell>
          <table:table-cell table:formula="of:=357.52911+[.G54]*(35999.05029-0.0001537*[.G54])" office:value-type="float" office:value="7578.70615458971">
            <text:p>7578.71</text:p>
          </table:table-cell>
          <table:table-cell table:formula="of:=0.016708634-[.G54]*(0.000042037+0.0000001267*[.G54])" office:value-type="float" office:value="0.0167001965510976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0.626105294518662">
            <text:p>0.63</text:p>
          </table:table-cell>
          <table:table-cell table:formula="of:=[.I54]+[.L54]" office:value-type="float" office:value="302.614556890201">
            <text:p>302.61</text:p>
          </table:table-cell>
          <table:table-cell table:formula="of:=[.J54]+[.L54]" office:value-type="float" office:value="7579.33225988423">
            <text:p>7579.33</text:p>
          </table:table-cell>
          <table:table-cell table:formula="of:=(1.000001018*(1-[.K54]*[.K54]))/(1+[.K54]*COS(RADIANS([.N54])))" office:value-type="float" office:value="0.984212360372104">
            <text:p>0.98</text:p>
          </table:table-cell>
          <table:table-cell table:formula="of:=[.M54]-0.00569-0.00478*SIN(RADIANS(125.04-1934.136*[.G54]))" office:value-type="float" office:value="302.60412318153">
            <text:p>302.6</text:p>
          </table:table-cell>
          <table:table-cell table:formula="of:=23+(26+((21.448-[.G54]*(46.815+[.G54]*(0.00059-[.G54]*0.001813))))/60)/60" office:value-type="float" office:value="23.436682556713">
            <text:p>23.44</text:p>
          </table:table-cell>
          <table:table-cell table:formula="of:=[.Q54]+0.00256*COS(RADIANS(125.04-1934.136*[.G54]))" office:value-type="float" office:value="23.4363676973879">
            <text:p>23.44</text:p>
          </table:table-cell>
          <table:table-cell table:formula="of:=DEGREES(ATAN2(COS(RADIANS([.P54]));COS(RADIANS([.R54]))*SIN(RADIANS([.P54]))))" office:value-type="float" office:value="-55.1180842643352">
            <text:p>-55.12</text:p>
          </table:table-cell>
          <table:table-cell table:formula="of:=DEGREES(ASIN(SIN(RADIANS([.R54]))*SIN(RADIANS([.P54]))))" office:value-type="float" office:value="-19.5757887859828">
            <text:p>-19.58</text:p>
          </table:table-cell>
          <table:table-cell table:formula="of:=TAN(RADIANS([.R54]/2))*TAN(RADIANS([.R54]/2))" office:value-type="float" office:value="0.0430234898924323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1.6240805126843">
            <text:p>-11.62</text:p>
          </table:table-cell>
          <table:table-cell table:formula="of:=DEGREES(ACOS(COS(RADIANS(90.833))/(COS(RADIANS([.$B$3]))*COS(RADIANS([.T54])))-TAN(RADIANS([.$B$3]))*TAN(RADIANS([.T54]))))" office:value-type="float" office:value="64.5264118466012">
            <text:p>64.53</text:p>
          </table:table-cell>
          <table:table-cell table:style-name="ce8" table:formula="of:=(720-4*[.$B$4]-[.V54]+[.$B$5]*60)/1440" office:value-type="float" office:value="0.491405611467142">
            <text:p>11:47:37</text:p>
          </table:table-cell>
          <table:table-cell table:style-name="ce8" table:formula="of:=[.X54]-[.W54]*4/1440" office:value-type="float" office:value="0.312165578559916">
            <text:p>7:29:31</text:p>
          </table:table-cell>
          <table:table-cell table:style-name="ce8" table:formula="of:=[.X54]+[.W54]*4/1440" office:value-type="float" office:value="0.670645644374368">
            <text:p>16:05:44</text:p>
          </table:table-cell>
          <table:table-cell table:style-name="ce11" table:formula="of:=8*[.W54]" office:value-type="float" office:value="516.21129477281">
            <text:p>516.21</text:p>
          </table:table-cell>
          <table:table-cell table:formula="of:=MOD([.E54]*1440+[.V54]+4*[.$B$4]-60*[.$B$5];1440)" office:value-type="float" office:value="330.375919487316">
            <text:p>330.38</text:p>
          </table:table-cell>
          <table:table-cell table:formula="of:=IF([.AB54]/4&lt;0;[.AB54]/4+180;[.AB54]/4-180)" office:value-type="float" office:value="-97.406020128171">
            <text:p>-97.41</text:p>
          </table:table-cell>
          <table:table-cell table:formula="of:=DEGREES(ACOS(SIN(RADIANS([.$B$3]))*SIN(RADIANS([.T54]))+COS(RADIANS([.$B$3]))*COS(RADIANS([.T54]))*COS(RADIANS([.AC54]))))" office:value-type="float" office:value="109.803620018035">
            <text:p>109.8</text:p>
          </table:table-cell>
          <table:table-cell table:formula="of:=90-[.AD54]" office:value-type="float" office:value="-19.803620018035">
            <text:p>-19.8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60236149650706">
            <text:p>0.02</text:p>
          </table:table-cell>
          <table:table-cell table:formula="of:=[.AE54]+[.AF54]" office:value-type="float" office:value="-19.7875964030699">
            <text:p>-19.79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96.749387677851">
            <text:p>96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4]+0.1/24" office:value-type="float" office:value="0.225">
            <text:p>5:24:00</text:p>
          </table:table-cell>
          <table:table-cell table:style-name="ce9" table:formula="of:=[.D55]+2415018.5+[.E55]-[.$B$5]/24" office:value-type="float" office:value="2458871.68333333">
            <text:p>2458871.68</text:p>
          </table:table-cell>
          <table:table-cell table:style-name="ce10" table:formula="of:=([.F55]-2451545)/36525" office:value-type="float" office:value="0.20059365731235">
            <text:p>0.20059366</text:p>
          </table:table-cell>
          <table:table-cell/>
          <table:table-cell table:formula="of:=MOD(280.46646+[.G55]*(36000.76983+[.G55]*0.0003032);360)" office:value-type="float" office:value="301.992558459911">
            <text:p>301.99</text:p>
          </table:table-cell>
          <table:table-cell table:formula="of:=357.52911+[.G55]*(35999.05029-0.0001537*[.G55])" office:value-type="float" office:value="7578.71026125776">
            <text:p>7578.71</text:p>
          </table:table-cell>
          <table:table-cell table:formula="of:=0.016708634-[.G55]*(0.000042037+0.0000001267*[.G55])" office:value-type="float" office:value="0.0167001965462964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0.626237515605375">
            <text:p>0.63</text:p>
          </table:table-cell>
          <table:table-cell table:formula="of:=[.I55]+[.L55]" office:value-type="float" office:value="302.618795975517">
            <text:p>302.62</text:p>
          </table:table-cell>
          <table:table-cell table:formula="of:=[.J55]+[.L55]" office:value-type="float" office:value="7579.33649877336">
            <text:p>7579.34</text:p>
          </table:table-cell>
          <table:table-cell table:formula="of:=(1.000001018*(1-[.K55]*[.K55]))/(1+[.K55]*COS(RADIANS([.N55])))" office:value-type="float" office:value="0.984212756730704">
            <text:p>0.98</text:p>
          </table:table-cell>
          <table:table-cell table:formula="of:=[.M55]-0.00569-0.00478*SIN(RADIANS(125.04-1934.136*[.G55]))" office:value-type="float" office:value="302.608362264583">
            <text:p>302.61</text:p>
          </table:table-cell>
          <table:table-cell table:formula="of:=23+(26+((21.448-[.G55]*(46.815+[.G55]*(0.00059-[.G55]*0.001813))))/60)/60" office:value-type="float" office:value="23.4366825552295">
            <text:p>23.44</text:p>
          </table:table-cell>
          <table:table-cell table:formula="of:=[.Q55]+0.00256*COS(RADIANS(125.04-1934.136*[.G55]))" office:value-type="float" office:value="23.4363677056879">
            <text:p>23.44</text:p>
          </table:table-cell>
          <table:table-cell table:formula="of:=DEGREES(ATAN2(COS(RADIANS([.P55]));COS(RADIANS([.R55]))*SIN(RADIANS([.P55]))))" office:value-type="float" office:value="-55.1137030823364">
            <text:p>-55.11</text:p>
          </table:table-cell>
          <table:table-cell table:formula="of:=DEGREES(ASIN(SIN(RADIANS([.R55]))*SIN(RADIANS([.P55]))))" office:value-type="float" office:value="-19.5748245316266">
            <text:p>-19.57</text:p>
          </table:table-cell>
          <table:table-cell table:formula="of:=TAN(RADIANS([.R55]/2))*TAN(RADIANS([.R55]/2))" office:value-type="float" office:value="0.0430234899237725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1.6251843458002">
            <text:p>-11.63</text:p>
          </table:table-cell>
          <table:table-cell table:formula="of:=DEGREES(ACOS(COS(RADIANS(90.833))/(COS(RADIANS([.$B$3]))*COS(RADIANS([.T55])))-TAN(RADIANS([.$B$3]))*TAN(RADIANS([.T55]))))" office:value-type="float" office:value="64.5279422802808">
            <text:p>64.53</text:p>
          </table:table-cell>
          <table:table-cell table:style-name="ce8" table:formula="of:=(720-4*[.$B$4]-[.V55]+[.$B$5]*60)/1440" office:value-type="float" office:value="0.491406378017917">
            <text:p>11:47:38</text:p>
          </table:table-cell>
          <table:table-cell table:style-name="ce8" table:formula="of:=[.X55]-[.W55]*4/1440" office:value-type="float" office:value="0.312162093906026">
            <text:p>7:29:31</text:p>
          </table:table-cell>
          <table:table-cell table:style-name="ce8" table:formula="of:=[.X55]+[.W55]*4/1440" office:value-type="float" office:value="0.670650662129808">
            <text:p>16:05:44</text:p>
          </table:table-cell>
          <table:table-cell table:style-name="ce11" table:formula="of:=8*[.W55]" office:value-type="float" office:value="516.223538242246">
            <text:p>516.22</text:p>
          </table:table-cell>
          <table:table-cell table:formula="of:=MOD([.E55]*1440+[.V55]+4*[.$B$4]-60*[.$B$5];1440)" office:value-type="float" office:value="336.3748156542">
            <text:p>336.37</text:p>
          </table:table-cell>
          <table:table-cell table:formula="of:=IF([.AB55]/4&lt;0;[.AB55]/4+180;[.AB55]/4-180)" office:value-type="float" office:value="-95.90629608645">
            <text:p>-95.91</text:p>
          </table:table-cell>
          <table:table-cell table:formula="of:=DEGREES(ACOS(SIN(RADIANS([.$B$3]))*SIN(RADIANS([.T55]))+COS(RADIANS([.$B$3]))*COS(RADIANS([.T55]))*COS(RADIANS([.AC55]))))" office:value-type="float" office:value="108.887102850844">
            <text:p>108.89</text:p>
          </table:table-cell>
          <table:table-cell table:formula="of:=90-[.AD55]" office:value-type="float" office:value="-18.8871028508437">
            <text:p>-18.89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168651778452854">
            <text:p>0.02</text:p>
          </table:table-cell>
          <table:table-cell table:formula="of:=[.AE55]+[.AF55]" office:value-type="float" office:value="-18.8702376729984">
            <text:p>-18.87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97.8892512848013">
            <text:p>97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5]+0.1/24" office:value-type="float" office:value="0.229166666666667">
            <text:p>5:30:00</text:p>
          </table:table-cell>
          <table:table-cell table:style-name="ce9" table:formula="of:=[.D56]+2415018.5+[.E56]-[.$B$5]/24" office:value-type="float" office:value="2458871.6875">
            <text:p>2458871.69</text:p>
          </table:table-cell>
          <table:table-cell table:style-name="ce10" table:formula="of:=([.F56]-2451545)/36525" office:value-type="float" office:value="0.200593771389459">
            <text:p>0.20059377</text:p>
          </table:table-cell>
          <table:table-cell/>
          <table:table-cell table:formula="of:=MOD(280.46646+[.G56]*(36000.76983+[.G56]*0.0003032);360)" office:value-type="float" office:value="301.996665323681">
            <text:p>302</text:p>
          </table:table-cell>
          <table:table-cell table:formula="of:=357.52911+[.G56]*(35999.05029-0.0001537*[.G56])" office:value-type="float" office:value="7578.71436792535">
            <text:p>7578.71</text:p>
          </table:table-cell>
          <table:table-cell table:formula="of:=0.016708634-[.G56]*(0.000042037+0.0000001267*[.G56])" office:value-type="float" office:value="0.0167001965414951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0.626369733263153">
            <text:p>0.63</text:p>
          </table:table-cell>
          <table:table-cell table:formula="of:=[.I56]+[.L56]" office:value-type="float" office:value="302.623035056944">
            <text:p>302.62</text:p>
          </table:table-cell>
          <table:table-cell table:formula="of:=[.J56]+[.L56]" office:value-type="float" office:value="7579.34073765861">
            <text:p>7579.34</text:p>
          </table:table-cell>
          <table:table-cell table:formula="of:=(1.000001018*(1-[.K56]*[.K56]))/(1+[.K56]*COS(RADIANS([.N56])))" office:value-type="float" office:value="0.984213153172831">
            <text:p>0.98</text:p>
          </table:table-cell>
          <table:table-cell table:formula="of:=[.M56]-0.00569-0.00478*SIN(RADIANS(125.04-1934.136*[.G56]))" office:value-type="float" office:value="302.612601343746">
            <text:p>302.61</text:p>
          </table:table-cell>
          <table:table-cell table:formula="of:=23+(26+((21.448-[.G56]*(46.815+[.G56]*(0.00059-[.G56]*0.001813))))/60)/60" office:value-type="float" office:value="23.436682553746">
            <text:p>23.44</text:p>
          </table:table-cell>
          <table:table-cell table:formula="of:=[.Q56]+0.00256*COS(RADIANS(125.04-1934.136*[.G56]))" office:value-type="float" office:value="23.4363677139879">
            <text:p>23.44</text:p>
          </table:table-cell>
          <table:table-cell table:formula="of:=DEGREES(ATAN2(COS(RADIANS([.P56]));COS(RADIANS([.R56]))*SIN(RADIANS([.P56]))))" office:value-type="float" office:value="-55.1093219567968">
            <text:p>-55.11</text:p>
          </table:table-cell>
          <table:table-cell table:formula="of:=DEGREES(ASIN(SIN(RADIANS([.R56]))*SIN(RADIANS([.P56]))))" office:value-type="float" office:value="-19.5738601724014">
            <text:p>-19.57</text:p>
          </table:table-cell>
          <table:table-cell table:formula="of:=TAN(RADIANS([.R56]/2))*TAN(RADIANS([.R56]/2))" office:value-type="float" office:value="0.0430234899551127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1.6262879554248">
            <text:p>-11.63</text:p>
          </table:table-cell>
          <table:table-cell table:formula="of:=DEGREES(ACOS(COS(RADIANS(90.833))/(COS(RADIANS([.$B$3]))*COS(RADIANS([.T56])))-TAN(RADIANS([.$B$3]))*TAN(RADIANS([.T56]))))" office:value-type="float" office:value="64.5294728430588">
            <text:p>64.53</text:p>
          </table:table-cell>
          <table:table-cell table:style-name="ce8" table:formula="of:=(720-4*[.$B$4]-[.V56]+[.$B$5]*60)/1440" office:value-type="float" office:value="0.491407144413489">
            <text:p>11:47:38</text:p>
          </table:table-cell>
          <table:table-cell table:style-name="ce8" table:formula="of:=[.X56]-[.W56]*4/1440" office:value-type="float" office:value="0.312158608738326">
            <text:p>7:29:31</text:p>
          </table:table-cell>
          <table:table-cell table:style-name="ce8" table:formula="of:=[.X56]+[.W56]*4/1440" office:value-type="float" office:value="0.670655680088653">
            <text:p>16:05:45</text:p>
          </table:table-cell>
          <table:table-cell table:style-name="ce11" table:formula="of:=8*[.W56]" office:value-type="float" office:value="516.235782744471">
            <text:p>516.24</text:p>
          </table:table-cell>
          <table:table-cell table:formula="of:=MOD([.E56]*1440+[.V56]+4*[.$B$4]-60*[.$B$5];1440)" office:value-type="float" office:value="342.373712044576">
            <text:p>342.37</text:p>
          </table:table-cell>
          <table:table-cell table:formula="of:=IF([.AB56]/4&lt;0;[.AB56]/4+180;[.AB56]/4-180)" office:value-type="float" office:value="-94.4065719888561">
            <text:p>-94.41</text:p>
          </table:table-cell>
          <table:table-cell table:formula="of:=DEGREES(ACOS(SIN(RADIANS([.$B$3]))*SIN(RADIANS([.T56]))+COS(RADIANS([.$B$3]))*COS(RADIANS([.T56]))*COS(RADIANS([.AC56]))))" office:value-type="float" office:value="107.973100519837">
            <text:p>107.97</text:p>
          </table:table-cell>
          <table:table-cell table:formula="of:=90-[.AD56]" office:value-type="float" office:value="-17.9731005198372">
            <text:p>-17.97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177866432974323">
            <text:p>0.02</text:p>
          </table:table-cell>
          <table:table-cell table:formula="of:=[.AE56]+[.AF56]" office:value-type="float" office:value="-17.9553138765398">
            <text:p>-17.96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99.0251666289283">
            <text:p>99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6]+0.1/24" office:value-type="float" office:value="0.233333333333334">
            <text:p>5:36:00</text:p>
          </table:table-cell>
          <table:table-cell table:style-name="ce9" table:formula="of:=[.D57]+2415018.5+[.E57]-[.$B$5]/24" office:value-type="float" office:value="2458871.69166667">
            <text:p>2458871.69</text:p>
          </table:table-cell>
          <table:table-cell table:style-name="ce10" table:formula="of:=([.F57]-2451545)/36525" office:value-type="float" office:value="0.200593885466581">
            <text:p>0.20059389</text:p>
          </table:table-cell>
          <table:table-cell/>
          <table:table-cell table:formula="of:=MOD(280.46646+[.G57]*(36000.76983+[.G57]*0.0003032);360)" office:value-type="float" office:value="302.00077218791">
            <text:p>302</text:p>
          </table:table-cell>
          <table:table-cell table:formula="of:=357.52911+[.G57]*(35999.05029-0.0001537*[.G57])" office:value-type="float" office:value="7578.7184745934">
            <text:p>7578.72</text:p>
          </table:table-cell>
          <table:table-cell table:formula="of:=0.016708634-[.G57]*(0.000042037+0.0000001267*[.G57])" office:value-type="float" office:value="0.0167001965366938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0.626501947520799">
            <text:p>0.63</text:p>
          </table:table-cell>
          <table:table-cell table:formula="of:=[.I57]+[.L57]" office:value-type="float" office:value="302.627274135431">
            <text:p>302.63</text:p>
          </table:table-cell>
          <table:table-cell table:formula="of:=[.J57]+[.L57]" office:value-type="float" office:value="7579.34497654092">
            <text:p>7579.34</text:p>
          </table:table-cell>
          <table:table-cell table:formula="of:=(1.000001018*(1-[.K57]*[.K57]))/(1+[.K57]*COS(RADIANS([.N57])))" office:value-type="float" office:value="0.984213549698573">
            <text:p>0.98</text:p>
          </table:table-cell>
          <table:table-cell table:formula="of:=[.M57]-0.00569-0.00478*SIN(RADIANS(125.04-1934.136*[.G57]))" office:value-type="float" office:value="302.616840419969">
            <text:p>302.62</text:p>
          </table:table-cell>
          <table:table-cell table:formula="of:=23+(26+((21.448-[.G57]*(46.815+[.G57]*(0.00059-[.G57]*0.001813))))/60)/60" office:value-type="float" office:value="23.4366825522625">
            <text:p>23.44</text:p>
          </table:table-cell>
          <table:table-cell table:formula="of:=[.Q57]+0.00256*COS(RADIANS(125.04-1934.136*[.G57]))" office:value-type="float" office:value="23.4363677222879">
            <text:p>23.44</text:p>
          </table:table-cell>
          <table:table-cell table:formula="of:=DEGREES(ATAN2(COS(RADIANS([.P57]));COS(RADIANS([.R57]))*SIN(RADIANS([.P57]))))" office:value-type="float" office:value="-55.1049408867375">
            <text:p>-55.1</text:p>
          </table:table-cell>
          <table:table-cell table:formula="of:=DEGREES(ASIN(SIN(RADIANS([.R57]))*SIN(RADIANS([.P57]))))" office:value-type="float" office:value="-19.5728957080984">
            <text:p>-19.57</text:p>
          </table:table-cell>
          <table:table-cell table:formula="of:=TAN(RADIANS([.R57]/2))*TAN(RADIANS([.R57]/2))" office:value-type="float" office:value="0.043023489986453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1.6273913417922">
            <text:p>-11.63</text:p>
          </table:table-cell>
          <table:table-cell table:formula="of:=DEGREES(ACOS(COS(RADIANS(90.833))/(COS(RADIANS([.$B$3]))*COS(RADIANS([.T57])))-TAN(RADIANS([.$B$3]))*TAN(RADIANS([.T57]))))" office:value-type="float" office:value="64.5310035352583">
            <text:p>64.53</text:p>
          </table:table-cell>
          <table:table-cell table:style-name="ce8" table:formula="of:=(720-4*[.$B$4]-[.V57]+[.$B$5]*60)/1440" office:value-type="float" office:value="0.491407910654022">
            <text:p>11:47:38</text:p>
          </table:table-cell>
          <table:table-cell table:style-name="ce8" table:formula="of:=[.X57]-[.W57]*4/1440" office:value-type="float" office:value="0.312155123056083">
            <text:p>7:29:30</text:p>
          </table:table-cell>
          <table:table-cell table:style-name="ce8" table:formula="of:=[.X57]+[.W57]*4/1440" office:value-type="float" office:value="0.670660698251962">
            <text:p>16:05:45</text:p>
          </table:table-cell>
          <table:table-cell table:style-name="ce11" table:formula="of:=8*[.W57]" office:value-type="float" office:value="516.248028282066">
            <text:p>516.25</text:p>
          </table:table-cell>
          <table:table-cell table:formula="of:=MOD([.E57]*1440+[.V57]+4*[.$B$4]-60*[.$B$5];1440)" office:value-type="float" office:value="348.372608658208">
            <text:p>348.37</text:p>
          </table:table-cell>
          <table:table-cell table:formula="of:=IF([.AB57]/4&lt;0;[.AB57]/4+180;[.AB57]/4-180)" office:value-type="float" office:value="-92.9068478354479">
            <text:p>-92.91</text:p>
          </table:table-cell>
          <table:table-cell table:formula="of:=DEGREES(ACOS(SIN(RADIANS([.$B$3]))*SIN(RADIANS([.T57]))+COS(RADIANS([.$B$3]))*COS(RADIANS([.T57]))*COS(RADIANS([.AC57]))))" office:value-type="float" office:value="107.061963277348">
            <text:p>107.06</text:p>
          </table:table-cell>
          <table:table-cell table:formula="of:=90-[.AD57]" office:value-type="float" office:value="-17.0619632773479">
            <text:p>-17.06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188000778950498">
            <text:p>0.02</text:p>
          </table:table-cell>
          <table:table-cell table:formula="of:=[.AE57]+[.AF57]" office:value-type="float" office:value="-17.0431631994528">
            <text:p>-17.04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100.157780009205">
            <text:p>100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7]+0.1/24" office:value-type="float" office:value="0.2375">
            <text:p>5:42:00</text:p>
          </table:table-cell>
          <table:table-cell table:style-name="ce9" table:formula="of:=[.D58]+2415018.5+[.E58]-[.$B$5]/24" office:value-type="float" office:value="2458871.69583333">
            <text:p>2458871.70</text:p>
          </table:table-cell>
          <table:table-cell table:style-name="ce10" table:formula="of:=([.F58]-2451545)/36525" office:value-type="float" office:value="0.200593999543691">
            <text:p>0.20059400</text:p>
          </table:table-cell>
          <table:table-cell/>
          <table:table-cell table:formula="of:=MOD(280.46646+[.G58]*(36000.76983+[.G58]*0.0003032);360)" office:value-type="float" office:value="302.00487905168">
            <text:p>302</text:p>
          </table:table-cell>
          <table:table-cell table:formula="of:=357.52911+[.G58]*(35999.05029-0.0001537*[.G58])" office:value-type="float" office:value="7578.72258126099">
            <text:p>7578.72</text:p>
          </table:table-cell>
          <table:table-cell table:formula="of:=0.016708634-[.G58]*(0.000042037+0.0000001267*[.G58])" office:value-type="float" office:value="0.0167001965318926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0.62663415834813">
            <text:p>0.63</text:p>
          </table:table-cell>
          <table:table-cell table:formula="of:=[.I58]+[.L58]" office:value-type="float" office:value="302.631513210028">
            <text:p>302.63</text:p>
          </table:table-cell>
          <table:table-cell table:formula="of:=[.J58]+[.L58]" office:value-type="float" office:value="7579.34921541933">
            <text:p>7579.35</text:p>
          </table:table-cell>
          <table:table-cell table:formula="of:=(1.000001018*(1-[.K58]*[.K58]))/(1+[.K58]*COS(RADIANS([.N58])))" office:value-type="float" office:value="0.984213946307838">
            <text:p>0.98</text:p>
          </table:table-cell>
          <table:table-cell table:formula="of:=[.M58]-0.00569-0.00478*SIN(RADIANS(125.04-1934.136*[.G58]))" office:value-type="float" office:value="302.621079492303">
            <text:p>302.62</text:p>
          </table:table-cell>
          <table:table-cell table:formula="of:=23+(26+((21.448-[.G58]*(46.815+[.G58]*(0.00059-[.G58]*0.001813))))/60)/60" office:value-type="float" office:value="23.436682550779">
            <text:p>23.44</text:p>
          </table:table-cell>
          <table:table-cell table:formula="of:=[.Q58]+0.00256*COS(RADIANS(125.04-1934.136*[.G58]))" office:value-type="float" office:value="23.4363677305879">
            <text:p>23.44</text:p>
          </table:table-cell>
          <table:table-cell table:formula="of:=DEGREES(ATAN2(COS(RADIANS([.P58]));COS(RADIANS([.R58]))*SIN(RADIANS([.P58]))))" office:value-type="float" office:value="-55.1005598731423">
            <text:p>-55.1</text:p>
          </table:table-cell>
          <table:table-cell table:formula="of:=DEGREES(ASIN(SIN(RADIANS([.R58]))*SIN(RADIANS([.P58]))))" office:value-type="float" office:value="-19.5719311389407">
            <text:p>-19.57</text:p>
          </table:table-cell>
          <table:table-cell table:formula="of:=TAN(RADIANS([.R58]/2))*TAN(RADIANS([.R58]/2))" office:value-type="float" office:value="0.0430234900177933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1.628494504643">
            <text:p>-11.63</text:p>
          </table:table-cell>
          <table:table-cell table:formula="of:=DEGREES(ACOS(COS(RADIANS(90.833))/(COS(RADIANS([.$B$3]))*COS(RADIANS([.T58])))-TAN(RADIANS([.$B$3]))*TAN(RADIANS([.T58]))))" office:value-type="float" office:value="64.5325343565164">
            <text:p>64.53</text:p>
          </table:table-cell>
          <table:table-cell table:style-name="ce8" table:formula="of:=(720-4*[.$B$4]-[.V58]+[.$B$5]*60)/1440" office:value-type="float" office:value="0.491408676739335">
            <text:p>11:47:38</text:p>
          </table:table-cell>
          <table:table-cell table:style-name="ce8" table:formula="of:=[.X58]-[.W58]*4/1440" office:value-type="float" office:value="0.312151636860123">
            <text:p>7:29:30</text:p>
          </table:table-cell>
          <table:table-cell table:style-name="ce8" table:formula="of:=[.X58]+[.W58]*4/1440" office:value-type="float" office:value="0.670665716618547">
            <text:p>16:05:46</text:p>
          </table:table-cell>
          <table:table-cell table:style-name="ce11" table:formula="of:=8*[.W58]" office:value-type="float" office:value="516.260274852131">
            <text:p>516.26</text:p>
          </table:table-cell>
          <table:table-cell table:formula="of:=MOD([.E58]*1440+[.V58]+4*[.$B$4]-60*[.$B$5];1440)" office:value-type="float" office:value="354.371505495357">
            <text:p>354.37</text:p>
          </table:table-cell>
          <table:table-cell table:formula="of:=IF([.AB58]/4&lt;0;[.AB58]/4+180;[.AB58]/4-180)" office:value-type="float" office:value="-91.4071236261606">
            <text:p>-91.41</text:p>
          </table:table-cell>
          <table:table-cell table:formula="of:=DEGREES(ACOS(SIN(RADIANS([.$B$3]))*SIN(RADIANS([.T58]))+COS(RADIANS([.$B$3]))*COS(RADIANS([.T58]))*COS(RADIANS([.AC58]))))" office:value-type="float" office:value="106.154038741536">
            <text:p>106.15</text:p>
          </table:table-cell>
          <table:table-cell table:formula="of:=90-[.AD58]" office:value-type="float" office:value="-16.1540387415359">
            <text:p>-16.15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199201003292434">
            <text:p>0.02</text:p>
          </table:table-cell>
          <table:table-cell table:formula="of:=[.AE58]+[.AF58]" office:value-type="float" office:value="-16.1341186412066">
            <text:p>-16.13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101.287718921794">
            <text:p>101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8]+0.1/24" office:value-type="float" office:value="0.241666666666667">
            <text:p>5:48:00</text:p>
          </table:table-cell>
          <table:table-cell table:style-name="ce9" table:formula="of:=[.D59]+2415018.5+[.E59]-[.$B$5]/24" office:value-type="float" office:value="2458871.7">
            <text:p>2458871.70</text:p>
          </table:table-cell>
          <table:table-cell table:style-name="ce10" table:formula="of:=([.F59]-2451545)/36525" office:value-type="float" office:value="0.200594113620813">
            <text:p>0.20059411</text:p>
          </table:table-cell>
          <table:table-cell/>
          <table:table-cell table:formula="of:=MOD(280.46646+[.G59]*(36000.76983+[.G59]*0.0003032);360)" office:value-type="float" office:value="302.008985915909">
            <text:p>302.01</text:p>
          </table:table-cell>
          <table:table-cell table:formula="of:=357.52911+[.G59]*(35999.05029-0.0001537*[.G59])" office:value-type="float" office:value="7578.72668792903">
            <text:p>7578.73</text:p>
          </table:table-cell>
          <table:table-cell table:formula="of:=0.016708634-[.G59]*(0.000042037+0.0000001267*[.G59])" office:value-type="float" office:value="0.0167001965270913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0.626766365773845">
            <text:p>0.63</text:p>
          </table:table-cell>
          <table:table-cell table:formula="of:=[.I59]+[.L59]" office:value-type="float" office:value="302.635752281683">
            <text:p>302.64</text:p>
          </table:table-cell>
          <table:table-cell table:formula="of:=[.J59]+[.L59]" office:value-type="float" office:value="7579.35345429481">
            <text:p>7579.35</text:p>
          </table:table-cell>
          <table:table-cell table:formula="of:=(1.000001018*(1-[.K59]*[.K59]))/(1+[.K59]*COS(RADIANS([.N59])))" office:value-type="float" office:value="0.984214343000712">
            <text:p>0.98</text:p>
          </table:table-cell>
          <table:table-cell table:formula="of:=[.M59]-0.00569-0.00478*SIN(RADIANS(125.04-1934.136*[.G59]))" office:value-type="float" office:value="302.625318561694">
            <text:p>302.63</text:p>
          </table:table-cell>
          <table:table-cell table:formula="of:=23+(26+((21.448-[.G59]*(46.815+[.G59]*(0.00059-[.G59]*0.001813))))/60)/60" office:value-type="float" office:value="23.4366825492956">
            <text:p>23.44</text:p>
          </table:table-cell>
          <table:table-cell table:formula="of:=[.Q59]+0.00256*COS(RADIANS(125.04-1934.136*[.G59]))" office:value-type="float" office:value="23.4363677388879">
            <text:p>23.44</text:p>
          </table:table-cell>
          <table:table-cell table:formula="of:=DEGREES(ATAN2(COS(RADIANS([.P59]));COS(RADIANS([.R59]))*SIN(RADIANS([.P59]))))" office:value-type="float" office:value="-55.0961789150352">
            <text:p>-55.1</text:p>
          </table:table-cell>
          <table:table-cell table:formula="of:=DEGREES(ASIN(SIN(RADIANS([.R59]))*SIN(RADIANS([.P59]))))" office:value-type="float" office:value="-19.5709664647203">
            <text:p>-19.57</text:p>
          </table:table-cell>
          <table:table-cell table:formula="of:=TAN(RADIANS([.R59]/2))*TAN(RADIANS([.R59]/2))" office:value-type="float" office:value="0.0430234900491336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1.6295974442103">
            <text:p>-11.63</text:p>
          </table:table-cell>
          <table:table-cell table:formula="of:=DEGREES(ACOS(COS(RADIANS(90.833))/(COS(RADIANS([.$B$3]))*COS(RADIANS([.T59])))-TAN(RADIANS([.$B$3]))*TAN(RADIANS([.T59]))))" office:value-type="float" office:value="64.534065307155">
            <text:p>64.53</text:p>
          </table:table-cell>
          <table:table-cell table:style-name="ce8" table:formula="of:=(720-4*[.$B$4]-[.V59]+[.$B$5]*60)/1440" office:value-type="float" office:value="0.491409442669591">
            <text:p>11:47:38</text:p>
          </table:table-cell>
          <table:table-cell table:style-name="ce8" table:formula="of:=[.X59]-[.W59]*4/1440" office:value-type="float" office:value="0.312148150149716">
            <text:p>7:29:30</text:p>
          </table:table-cell>
          <table:table-cell table:style-name="ce8" table:formula="of:=[.X59]+[.W59]*4/1440" office:value-type="float" office:value="0.670670735189465">
            <text:p>16:05:46</text:p>
          </table:table-cell>
          <table:table-cell table:style-name="ce11" table:formula="of:=8*[.W59]" office:value-type="float" office:value="516.27252245724">
            <text:p>516.27</text:p>
          </table:table-cell>
          <table:table-cell table:formula="of:=MOD([.E59]*1440+[.V59]+4*[.$B$4]-60*[.$B$5];1440)" office:value-type="float" office:value="360.37040255579">
            <text:p>360.37</text:p>
          </table:table-cell>
          <table:table-cell table:formula="of:=IF([.AB59]/4&lt;0;[.AB59]/4+180;[.AB59]/4-180)" office:value-type="float" office:value="-89.9073993610525">
            <text:p>-89.91</text:p>
          </table:table-cell>
          <table:table-cell table:formula="of:=DEGREES(ACOS(SIN(RADIANS([.$B$3]))*SIN(RADIANS([.T59]))+COS(RADIANS([.$B$3]))*COS(RADIANS([.T59]))*COS(RADIANS([.AC59]))))" office:value-type="float" office:value="105.249672522392">
            <text:p>105.25</text:p>
          </table:table-cell>
          <table:table-cell table:formula="of:=90-[.AD59]" office:value-type="float" office:value="-15.2496725223921">
            <text:p>-15.25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211645916336263">
            <text:p>0.02</text:p>
          </table:table-cell>
          <table:table-cell table:formula="of:=[.AE59]+[.AF59]" office:value-type="float" office:value="-15.2285079307584">
            <text:p>-15.23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102.415592963461">
            <text:p>102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59]+0.1/24" office:value-type="float" office:value="0.245833333333334">
            <text:p>5:54:00</text:p>
          </table:table-cell>
          <table:table-cell table:style-name="ce9" table:formula="of:=[.D60]+2415018.5+[.E60]-[.$B$5]/24" office:value-type="float" office:value="2458871.70416667">
            <text:p>2458871.70</text:p>
          </table:table-cell>
          <table:table-cell table:style-name="ce10" table:formula="of:=([.F60]-2451545)/36525" office:value-type="float" office:value="0.200594227697922">
            <text:p>0.20059423</text:p>
          </table:table-cell>
          <table:table-cell/>
          <table:table-cell table:formula="of:=MOD(280.46646+[.G60]*(36000.76983+[.G60]*0.0003032);360)" office:value-type="float" office:value="302.013092779677">
            <text:p>302.01</text:p>
          </table:table-cell>
          <table:table-cell table:formula="of:=357.52911+[.G60]*(35999.05029-0.0001537*[.G60])" office:value-type="float" office:value="7578.73079459662">
            <text:p>7578.73</text:p>
          </table:table-cell>
          <table:table-cell table:formula="of:=0.016708634-[.G60]*(0.000042037+0.0000001267*[.G60])" office:value-type="float" office:value="0.0167001965222901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0.626898569767867">
            <text:p>0.63</text:p>
          </table:table-cell>
          <table:table-cell table:formula="of:=[.I60]+[.L60]" office:value-type="float" office:value="302.639991349445">
            <text:p>302.64</text:p>
          </table:table-cell>
          <table:table-cell table:formula="of:=[.J60]+[.L60]" office:value-type="float" office:value="7579.35769316639">
            <text:p>7579.36</text:p>
          </table:table-cell>
          <table:table-cell table:formula="of:=(1.000001018*(1-[.K60]*[.K60]))/(1+[.K60]*COS(RADIANS([.N60])))" office:value-type="float" office:value="0.984214739777106">
            <text:p>0.98</text:p>
          </table:table-cell>
          <table:table-cell table:formula="of:=[.M60]-0.00569-0.00478*SIN(RADIANS(125.04-1934.136*[.G60]))" office:value-type="float" office:value="302.629557627192">
            <text:p>302.63</text:p>
          </table:table-cell>
          <table:table-cell table:formula="of:=23+(26+((21.448-[.G60]*(46.815+[.G60]*(0.00059-[.G60]*0.001813))))/60)/60" office:value-type="float" office:value="23.4366825478121">
            <text:p>23.44</text:p>
          </table:table-cell>
          <table:table-cell table:formula="of:=[.Q60]+0.00256*COS(RADIANS(125.04-1934.136*[.G60]))" office:value-type="float" office:value="23.4363677471879">
            <text:p>23.44</text:p>
          </table:table-cell>
          <table:table-cell table:formula="of:=DEGREES(ATAN2(COS(RADIANS([.P60]));COS(RADIANS([.R60]))*SIN(RADIANS([.P60]))))" office:value-type="float" office:value="-55.0917980133988">
            <text:p>-55.09</text:p>
          </table:table-cell>
          <table:table-cell table:formula="of:=DEGREES(ASIN(SIN(RADIANS([.R60]))*SIN(RADIANS([.P60]))))" office:value-type="float" office:value="-19.57000168566">
            <text:p>-19.57</text:p>
          </table:table-cell>
          <table:table-cell table:formula="of:=TAN(RADIANS([.R60]/2))*TAN(RADIANS([.R60]/2))" office:value-type="float" office:value="0.0430234900804739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1.6307001602356">
            <text:p>-11.63</text:p>
          </table:table-cell>
          <table:table-cell table:formula="of:=DEGREES(ACOS(COS(RADIANS(90.833))/(COS(RADIANS([.$B$3]))*COS(RADIANS([.T60])))-TAN(RADIANS([.$B$3]))*TAN(RADIANS([.T60]))))" office:value-type="float" office:value="64.5355963868117">
            <text:p>64.54</text:p>
          </table:table-cell>
          <table:table-cell table:style-name="ce8" table:formula="of:=(720-4*[.$B$4]-[.V60]+[.$B$5]*60)/1440" office:value-type="float" office:value="0.491410208444608">
            <text:p>11:47:38</text:p>
          </table:table-cell>
          <table:table-cell table:style-name="ce8" table:formula="of:=[.X60]-[.W60]*4/1440" office:value-type="float" office:value="0.312144662925687">
            <text:p>7:29:29</text:p>
          </table:table-cell>
          <table:table-cell table:style-name="ce8" table:formula="of:=[.X60]+[.W60]*4/1440" office:value-type="float" office:value="0.67067575396353">
            <text:p>16:05:46</text:p>
          </table:table-cell>
          <table:table-cell table:style-name="ce11" table:formula="of:=8*[.W60]" office:value-type="float" office:value="516.284771094494">
            <text:p>516.28</text:p>
          </table:table-cell>
          <table:table-cell table:formula="of:=MOD([.E60]*1440+[.V60]+4*[.$B$4]-60*[.$B$5];1440)" office:value-type="float" office:value="366.369299839765">
            <text:p>366.37</text:p>
          </table:table-cell>
          <table:table-cell table:formula="of:=IF([.AB60]/4&lt;0;[.AB60]/4+180;[.AB60]/4-180)" office:value-type="float" office:value="-88.4076750400588">
            <text:p>-88.41</text:p>
          </table:table-cell>
          <table:table-cell table:formula="of:=DEGREES(ACOS(SIN(RADIANS([.$B$3]))*SIN(RADIANS([.T60]))+COS(RADIANS([.$B$3]))*COS(RADIANS([.T60]))*COS(RADIANS([.AC60]))))" office:value-type="float" office:value="104.34920881541">
            <text:p>104.35</text:p>
          </table:table-cell>
          <table:table-cell table:formula="of:=90-[.AD60]" office:value-type="float" office:value="-14.3492088154103">
            <text:p>-14.35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225556565892208">
            <text:p>0.02</text:p>
          </table:table-cell>
          <table:table-cell table:formula="of:=[.AE60]+[.AF60]" office:value-type="float" office:value="-14.3266531588211">
            <text:p>-14.33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103.541994669281">
            <text:p>103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0]+0.1/24" office:value-type="float" office:value="0.25">
            <text:p>6:00:00</text:p>
          </table:table-cell>
          <table:table-cell table:style-name="ce9" table:formula="of:=[.D61]+2415018.5+[.E61]-[.$B$5]/24" office:value-type="float" office:value="2458871.70833333">
            <text:p>2458871.71</text:p>
          </table:table-cell>
          <table:table-cell table:style-name="ce10" table:formula="of:=([.F61]-2451545)/36525" office:value-type="float" office:value="0.200594341775044">
            <text:p>0.20059434</text:p>
          </table:table-cell>
          <table:table-cell/>
          <table:table-cell table:formula="of:=MOD(280.46646+[.G61]*(36000.76983+[.G61]*0.0003032);360)" office:value-type="float" office:value="302.017199643907">
            <text:p>302.02</text:p>
          </table:table-cell>
          <table:table-cell table:formula="of:=357.52911+[.G61]*(35999.05029-0.0001537*[.G61])" office:value-type="float" office:value="7578.73490126467">
            <text:p>7578.73</text:p>
          </table:table-cell>
          <table:table-cell table:formula="of:=0.016708634-[.G61]*(0.000042037+0.0000001267*[.G61])" office:value-type="float" office:value="0.0167001965174888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0.627030770358893">
            <text:p>0.63</text:p>
          </table:table-cell>
          <table:table-cell table:formula="of:=[.I61]+[.L61]" office:value-type="float" office:value="302.644230414266">
            <text:p>302.64</text:p>
          </table:table-cell>
          <table:table-cell table:formula="of:=[.J61]+[.L61]" office:value-type="float" office:value="7579.36193203503">
            <text:p>7579.36</text:p>
          </table:table-cell>
          <table:table-cell table:formula="of:=(1.000001018*(1-[.K61]*[.K61]))/(1+[.K61]*COS(RADIANS([.N61])))" office:value-type="float" office:value="0.984215136637104">
            <text:p>0.98</text:p>
          </table:table-cell>
          <table:table-cell table:formula="of:=[.M61]-0.00569-0.00478*SIN(RADIANS(125.04-1934.136*[.G61]))" office:value-type="float" office:value="302.633796689749">
            <text:p>302.63</text:p>
          </table:table-cell>
          <table:table-cell table:formula="of:=23+(26+((21.448-[.G61]*(46.815+[.G61]*(0.00059-[.G61]*0.001813))))/60)/60" office:value-type="float" office:value="23.4366825463286">
            <text:p>23.44</text:p>
          </table:table-cell>
          <table:table-cell table:formula="of:=[.Q61]+0.00256*COS(RADIANS(125.04-1934.136*[.G61]))" office:value-type="float" office:value="23.436367755488">
            <text:p>23.44</text:p>
          </table:table-cell>
          <table:table-cell table:formula="of:=DEGREES(ATAN2(COS(RADIANS([.P61]));COS(RADIANS([.R61]))*SIN(RADIANS([.P61]))))" office:value-type="float" office:value="-55.0874171672537">
            <text:p>-55.09</text:p>
          </table:table-cell>
          <table:table-cell table:formula="of:=DEGREES(ASIN(SIN(RADIANS([.R61]))*SIN(RADIANS([.P61]))))" office:value-type="float" office:value="-19.569036801551">
            <text:p>-19.57</text:p>
          </table:table-cell>
          <table:table-cell table:formula="of:=TAN(RADIANS([.R61]/2))*TAN(RADIANS([.R61]/2))" office:value-type="float" office:value="0.0430234901118142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1.6318026529522">
            <text:p>-11.63</text:p>
          </table:table-cell>
          <table:table-cell table:formula="of:=DEGREES(ACOS(COS(RADIANS(90.833))/(COS(RADIANS([.$B$3]))*COS(RADIANS([.T61])))-TAN(RADIANS([.$B$3]))*TAN(RADIANS([.T61]))))" office:value-type="float" office:value="64.5371275958098">
            <text:p>64.54</text:p>
          </table:table-cell>
          <table:table-cell table:style-name="ce8" table:formula="of:=(720-4*[.$B$4]-[.V61]+[.$B$5]*60)/1440" office:value-type="float" office:value="0.49141097406455">
            <text:p>11:47:38</text:p>
          </table:table-cell>
          <table:table-cell table:style-name="ce8" table:formula="of:=[.X61]-[.W61]*4/1440" office:value-type="float" office:value="0.312141175187301">
            <text:p>7:29:29</text:p>
          </table:table-cell>
          <table:table-cell table:style-name="ce8" table:formula="of:=[.X61]+[.W61]*4/1440" office:value-type="float" office:value="0.6706807729418">
            <text:p>16:05:47</text:p>
          </table:table-cell>
          <table:table-cell table:style-name="ce11" table:formula="of:=8*[.W61]" office:value-type="float" office:value="516.297020766478">
            <text:p>516.3</text:p>
          </table:table-cell>
          <table:table-cell table:formula="of:=MOD([.E61]*1440+[.V61]+4*[.$B$4]-60*[.$B$5];1440)" office:value-type="float" office:value="372.368197347048">
            <text:p>372.37</text:p>
          </table:table-cell>
          <table:table-cell table:formula="of:=IF([.AB61]/4&lt;0;[.AB61]/4+180;[.AB61]/4-180)" office:value-type="float" office:value="-86.907950663238">
            <text:p>-86.91</text:p>
          </table:table-cell>
          <table:table-cell table:formula="of:=DEGREES(ACOS(SIN(RADIANS([.$B$3]))*SIN(RADIANS([.T61]))+COS(RADIANS([.$B$3]))*COS(RADIANS([.T61]))*COS(RADIANS([.AC61]))))" office:value-type="float" office:value="103.452990962365">
            <text:p>103.45</text:p>
          </table:table-cell>
          <table:table-cell table:formula="of:=90-[.AD61]" office:value-type="float" office:value="-13.4529909623654">
            <text:p>-13.45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241209464253601">
            <text:p>0.02</text:p>
          </table:table-cell>
          <table:table-cell table:formula="of:=[.AE61]+[.AF61]" office:value-type="float" office:value="-13.42887001594">
            <text:p>-13.43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104.667500280683">
            <text:p>104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1]+0.1/24" office:value-type="float" office:value="0.254166666666667">
            <text:p>6:06:00</text:p>
          </table:table-cell>
          <table:table-cell table:style-name="ce9" table:formula="of:=[.D62]+2415018.5+[.E62]-[.$B$5]/24" office:value-type="float" office:value="2458871.7125">
            <text:p>2458871.71</text:p>
          </table:table-cell>
          <table:table-cell table:style-name="ce10" table:formula="of:=([.F62]-2451545)/36525" office:value-type="float" office:value="0.200594455852166">
            <text:p>0.20059446</text:p>
          </table:table-cell>
          <table:table-cell/>
          <table:table-cell table:formula="of:=MOD(280.46646+[.G62]*(36000.76983+[.G62]*0.0003032);360)" office:value-type="float" office:value="302.021306508136">
            <text:p>302.02</text:p>
          </table:table-cell>
          <table:table-cell table:formula="of:=357.52911+[.G62]*(35999.05029-0.0001537*[.G62])" office:value-type="float" office:value="7578.73900793272">
            <text:p>7578.74</text:p>
          </table:table-cell>
          <table:table-cell table:formula="of:=0.016708634-[.G62]*(0.000042037+0.0000001267*[.G62])" office:value-type="float" office:value="0.0167001965126875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0.627162967531527">
            <text:p>0.63</text:p>
          </table:table-cell>
          <table:table-cell table:formula="of:=[.I62]+[.L62]" office:value-type="float" office:value="302.648469475668">
            <text:p>302.65</text:p>
          </table:table-cell>
          <table:table-cell table:formula="of:=[.J62]+[.L62]" office:value-type="float" office:value="7579.36617090025">
            <text:p>7579.37</text:p>
          </table:table-cell>
          <table:table-cell table:formula="of:=(1.000001018*(1-[.K62]*[.K62]))/(1+[.K62]*COS(RADIANS([.N62])))" office:value-type="float" office:value="0.984215533580661">
            <text:p>0.98</text:p>
          </table:table-cell>
          <table:table-cell table:formula="of:=[.M62]-0.00569-0.00478*SIN(RADIANS(125.04-1934.136*[.G62]))" office:value-type="float" office:value="302.638035748888">
            <text:p>302.64</text:p>
          </table:table-cell>
          <table:table-cell table:formula="of:=23+(26+((21.448-[.G62]*(46.815+[.G62]*(0.00059-[.G62]*0.001813))))/60)/60" office:value-type="float" office:value="23.4366825448451">
            <text:p>23.44</text:p>
          </table:table-cell>
          <table:table-cell table:formula="of:=[.Q62]+0.00256*COS(RADIANS(125.04-1934.136*[.G62]))" office:value-type="float" office:value="23.436367763788">
            <text:p>23.44</text:p>
          </table:table-cell>
          <table:table-cell table:formula="of:=DEGREES(ATAN2(COS(RADIANS([.P62]));COS(RADIANS([.R62]))*SIN(RADIANS([.P62]))))" office:value-type="float" office:value="-55.0830363770944">
            <text:p>-55.08</text:p>
          </table:table-cell>
          <table:table-cell table:formula="of:=DEGREES(ASIN(SIN(RADIANS([.R62]))*SIN(RADIANS([.P62]))))" office:value-type="float" office:value="-19.5680718125087">
            <text:p>-19.57</text:p>
          </table:table-cell>
          <table:table-cell table:formula="of:=TAN(RADIANS([.R62]/2))*TAN(RADIANS([.R62]/2))" office:value-type="float" office:value="0.0430234901431546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1.6329049222244">
            <text:p>-11.63</text:p>
          </table:table-cell>
          <table:table-cell table:formula="of:=DEGREES(ACOS(COS(RADIANS(90.833))/(COS(RADIANS([.$B$3]))*COS(RADIANS([.T62])))-TAN(RADIANS([.$B$3]))*TAN(RADIANS([.T62]))))" office:value-type="float" office:value="64.5386589339572">
            <text:p>64.54</text:p>
          </table:table-cell>
          <table:table-cell table:style-name="ce8" table:formula="of:=(720-4*[.$B$4]-[.V62]+[.$B$5]*60)/1440" office:value-type="float" office:value="0.491411739529323">
            <text:p>11:47:38</text:p>
          </table:table-cell>
          <table:table-cell table:style-name="ce8" table:formula="of:=[.X62]-[.W62]*4/1440" office:value-type="float" office:value="0.312137686934997">
            <text:p>7:29:29</text:p>
          </table:table-cell>
          <table:table-cell table:style-name="ce8" table:formula="of:=[.X62]+[.W62]*4/1440" office:value-type="float" office:value="0.670685792123648">
            <text:p>16:05:47</text:p>
          </table:table-cell>
          <table:table-cell table:style-name="ce11" table:formula="of:=8*[.W62]" office:value-type="float" office:value="516.309271471658">
            <text:p>516.31</text:p>
          </table:table-cell>
          <table:table-cell table:formula="of:=MOD([.E62]*1440+[.V62]+4*[.$B$4]-60*[.$B$5];1440)" office:value-type="float" office:value="378.367095077776">
            <text:p>378.37</text:p>
          </table:table-cell>
          <table:table-cell table:formula="of:=IF([.AB62]/4&lt;0;[.AB62]/4+180;[.AB62]/4-180)" office:value-type="float" office:value="-85.408226230556">
            <text:p>-85.41</text:p>
          </table:table-cell>
          <table:table-cell table:formula="of:=DEGREES(ACOS(SIN(RADIANS([.$B$3]))*SIN(RADIANS([.T62]))+COS(RADIANS([.$B$3]))*COS(RADIANS([.T62]))*COS(RADIANS([.AC62]))))" office:value-type="float" office:value="102.561361982479">
            <text:p>102.56</text:p>
          </table:table-cell>
          <table:table-cell table:formula="of:=90-[.AD62]" office:value-type="float" office:value="-12.5613619824787">
            <text:p>-12.56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258955117815388">
            <text:p>0.03</text:p>
          </table:table-cell>
          <table:table-cell table:formula="of:=[.AE62]+[.AF62]" office:value-type="float" office:value="-12.5354664706972">
            <text:p>-12.54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105.792670446113">
            <text:p>105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2]+0.1/24" office:value-type="float" office:value="0.258333333333334">
            <text:p>6:12:00</text:p>
          </table:table-cell>
          <table:table-cell table:style-name="ce9" table:formula="of:=[.D63]+2415018.5+[.E63]-[.$B$5]/24" office:value-type="float" office:value="2458871.71666667">
            <text:p>2458871.72</text:p>
          </table:table-cell>
          <table:table-cell table:style-name="ce10" table:formula="of:=([.F63]-2451545)/36525" office:value-type="float" office:value="0.200594569929276">
            <text:p>0.20059457</text:p>
          </table:table-cell>
          <table:table-cell/>
          <table:table-cell table:formula="of:=MOD(280.46646+[.G63]*(36000.76983+[.G63]*0.0003032);360)" office:value-type="float" office:value="302.025413371906">
            <text:p>302.03</text:p>
          </table:table-cell>
          <table:table-cell table:formula="of:=357.52911+[.G63]*(35999.05029-0.0001537*[.G63])" office:value-type="float" office:value="7578.74311460031">
            <text:p>7578.74</text:p>
          </table:table-cell>
          <table:table-cell table:formula="of:=0.016708634-[.G63]*(0.000042037+0.0000001267*[.G63])" office:value-type="float" office:value="0.0167001965078863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0.627295161270167">
            <text:p>0.63</text:p>
          </table:table-cell>
          <table:table-cell table:formula="of:=[.I63]+[.L63]" office:value-type="float" office:value="302.652708533176">
            <text:p>302.65</text:p>
          </table:table-cell>
          <table:table-cell table:formula="of:=[.J63]+[.L63]" office:value-type="float" office:value="7579.37040976158">
            <text:p>7579.37</text:p>
          </table:table-cell>
          <table:table-cell table:formula="of:=(1.000001018*(1-[.K63]*[.K63]))/(1+[.K63]*COS(RADIANS([.N63])))" office:value-type="float" office:value="0.984215930607731">
            <text:p>0.98</text:p>
          </table:table-cell>
          <table:table-cell table:formula="of:=[.M63]-0.00569-0.00478*SIN(RADIANS(125.04-1934.136*[.G63]))" office:value-type="float" office:value="302.642274804133">
            <text:p>302.64</text:p>
          </table:table-cell>
          <table:table-cell table:formula="of:=23+(26+((21.448-[.G63]*(46.815+[.G63]*(0.00059-[.G63]*0.001813))))/60)/60" office:value-type="float" office:value="23.4366825433617">
            <text:p>23.44</text:p>
          </table:table-cell>
          <table:table-cell table:formula="of:=[.Q63]+0.00256*COS(RADIANS(125.04-1934.136*[.G63]))" office:value-type="float" office:value="23.436367772088">
            <text:p>23.44</text:p>
          </table:table-cell>
          <table:table-cell table:formula="of:=DEGREES(ATAN2(COS(RADIANS([.P63]));COS(RADIANS([.R63]))*SIN(RADIANS([.P63]))))" office:value-type="float" office:value="-55.0786556434139">
            <text:p>-55.08</text:p>
          </table:table-cell>
          <table:table-cell table:formula="of:=DEGREES(ASIN(SIN(RADIANS([.R63]))*SIN(RADIANS([.P63]))))" office:value-type="float" office:value="-19.5671067186486">
            <text:p>-19.57</text:p>
          </table:table-cell>
          <table:table-cell table:formula="of:=TAN(RADIANS([.R63]/2))*TAN(RADIANS([.R63]/2))" office:value-type="float" office:value="0.043023490174495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1.6340069679155">
            <text:p>-11.63</text:p>
          </table:table-cell>
          <table:table-cell table:formula="of:=DEGREES(ACOS(COS(RADIANS(90.833))/(COS(RADIANS([.$B$3]))*COS(RADIANS([.T63])))-TAN(RADIANS([.$B$3]))*TAN(RADIANS([.T63]))))" office:value-type="float" office:value="64.5401904010627">
            <text:p>64.54</text:p>
          </table:table-cell>
          <table:table-cell table:style-name="ce8" table:formula="of:=(720-4*[.$B$4]-[.V63]+[.$B$5]*60)/1440" office:value-type="float" office:value="0.49141250483883">
            <text:p>11:47:38</text:p>
          </table:table-cell>
          <table:table-cell table:style-name="ce8" table:formula="of:=[.X63]-[.W63]*4/1440" office:value-type="float" office:value="0.312134198169211">
            <text:p>7:29:28</text:p>
          </table:table-cell>
          <table:table-cell table:style-name="ce8" table:formula="of:=[.X63]+[.W63]*4/1440" office:value-type="float" office:value="0.670690811508449">
            <text:p>16:05:48</text:p>
          </table:table-cell>
          <table:table-cell table:style-name="ce11" table:formula="of:=8*[.W63]" office:value-type="float" office:value="516.321523208502">
            <text:p>516.32</text:p>
          </table:table-cell>
          <table:table-cell table:formula="of:=MOD([.E63]*1440+[.V63]+4*[.$B$4]-60*[.$B$5];1440)" office:value-type="float" office:value="384.365993032085">
            <text:p>384.37</text:p>
          </table:table-cell>
          <table:table-cell table:formula="of:=IF([.AB63]/4&lt;0;[.AB63]/4+180;[.AB63]/4-180)" office:value-type="float" office:value="-83.9085017419788">
            <text:p>-83.91</text:p>
          </table:table-cell>
          <table:table-cell table:formula="of:=DEGREES(ACOS(SIN(RADIANS([.$B$3]))*SIN(RADIANS([.T63]))+COS(RADIANS([.$B$3]))*COS(RADIANS([.T63]))*COS(RADIANS([.AC63]))))" office:value-type="float" office:value="101.674665073436">
            <text:p>101.67</text:p>
          </table:table-cell>
          <table:table-cell table:formula="of:=90-[.AD63]" office:value-type="float" office:value="-11.674665073436">
            <text:p>-11.67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279244516768332">
            <text:p>0.03</text:p>
          </table:table-cell>
          <table:table-cell table:formula="of:=[.AE63]+[.AF63]" office:value-type="float" office:value="-11.6467406217592">
            <text:p>-11.65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106.918050851446">
            <text:p>106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3]+0.1/24" office:value-type="float" office:value="0.2625">
            <text:p>6:18:00</text:p>
          </table:table-cell>
          <table:table-cell table:style-name="ce9" table:formula="of:=[.D64]+2415018.5+[.E64]-[.$B$5]/24" office:value-type="float" office:value="2458871.72083333">
            <text:p>2458871.72</text:p>
          </table:table-cell>
          <table:table-cell table:style-name="ce10" table:formula="of:=([.F64]-2451545)/36525" office:value-type="float" office:value="0.200594684006398">
            <text:p>0.20059468</text:p>
          </table:table-cell>
          <table:table-cell/>
          <table:table-cell table:formula="of:=MOD(280.46646+[.G64]*(36000.76983+[.G64]*0.0003032);360)" office:value-type="float" office:value="302.029520236135">
            <text:p>302.03</text:p>
          </table:table-cell>
          <table:table-cell table:formula="of:=357.52911+[.G64]*(35999.05029-0.0001537*[.G64])" office:value-type="float" office:value="7578.74722126835">
            <text:p>7578.75</text:p>
          </table:table-cell>
          <table:table-cell table:formula="of:=0.016708634-[.G64]*(0.000042037+0.0000001267*[.G64])" office:value-type="float" office:value="0.016700196503085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0.627427351603714">
            <text:p>0.63</text:p>
          </table:table-cell>
          <table:table-cell table:formula="of:=[.I64]+[.L64]" office:value-type="float" office:value="302.656947587739">
            <text:p>302.66</text:p>
          </table:table-cell>
          <table:table-cell table:formula="of:=[.J64]+[.L64]" office:value-type="float" office:value="7579.37464861996">
            <text:p>7579.37</text:p>
          </table:table-cell>
          <table:table-cell table:formula="of:=(1.000001018*(1-[.K64]*[.K64]))/(1+[.K64]*COS(RADIANS([.N64])))" office:value-type="float" office:value="0.984216327718399">
            <text:p>0.98</text:p>
          </table:table-cell>
          <table:table-cell table:formula="of:=[.M64]-0.00569-0.00478*SIN(RADIANS(125.04-1934.136*[.G64]))" office:value-type="float" office:value="302.646513856432">
            <text:p>302.65</text:p>
          </table:table-cell>
          <table:table-cell table:formula="of:=23+(26+((21.448-[.G64]*(46.815+[.G64]*(0.00059-[.G64]*0.001813))))/60)/60" office:value-type="float" office:value="23.4366825418782">
            <text:p>23.44</text:p>
          </table:table-cell>
          <table:table-cell table:formula="of:=[.Q64]+0.00256*COS(RADIANS(125.04-1934.136*[.G64]))" office:value-type="float" office:value="23.4363677803881">
            <text:p>23.44</text:p>
          </table:table-cell>
          <table:table-cell table:formula="of:=DEGREES(ATAN2(COS(RADIANS([.P64]));COS(RADIANS([.R64]))*SIN(RADIANS([.P64]))))" office:value-type="float" office:value="-55.0742749652361">
            <text:p>-55.07</text:p>
          </table:table-cell>
          <table:table-cell table:formula="of:=DEGREES(ASIN(SIN(RADIANS([.R64]))*SIN(RADIANS([.P64]))))" office:value-type="float" office:value="-19.5661415197622">
            <text:p>-19.57</text:p>
          </table:table-cell>
          <table:table-cell table:formula="of:=TAN(RADIANS([.R64]/2))*TAN(RADIANS([.R64]/2))" office:value-type="float" office:value="0.0430234902058353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1.6351087902593">
            <text:p>-11.64</text:p>
          </table:table-cell>
          <table:table-cell table:formula="of:=DEGREES(ACOS(COS(RADIANS(90.833))/(COS(RADIANS([.$B$3]))*COS(RADIANS([.T64])))-TAN(RADIANS([.$B$3]))*TAN(RADIANS([.T64]))))" office:value-type="float" office:value="64.5417219974483">
            <text:p>64.54</text:p>
          </table:table-cell>
          <table:table-cell table:style-name="ce8" table:formula="of:=(720-4*[.$B$4]-[.V64]+[.$B$5]*60)/1440" office:value-type="float" office:value="0.491413269993236">
            <text:p>11:47:38</text:p>
          </table:table-cell>
          <table:table-cell table:style-name="ce8" table:formula="of:=[.X64]-[.W64]*4/1440" office:value-type="float" office:value="0.312130708889213">
            <text:p>7:29:28</text:p>
          </table:table-cell>
          <table:table-cell table:style-name="ce8" table:formula="of:=[.X64]+[.W64]*4/1440" office:value-type="float" office:value="0.670695831097259">
            <text:p>16:05:48</text:p>
          </table:table-cell>
          <table:table-cell table:style-name="ce11" table:formula="of:=8*[.W64]" office:value-type="float" office:value="516.333775979586">
            <text:p>516.33</text:p>
          </table:table-cell>
          <table:table-cell table:formula="of:=MOD([.E64]*1440+[.V64]+4*[.$B$4]-60*[.$B$5];1440)" office:value-type="float" office:value="390.364891209741">
            <text:p>390.36</text:p>
          </table:table-cell>
          <table:table-cell table:formula="of:=IF([.AB64]/4&lt;0;[.AB64]/4+180;[.AB64]/4-180)" office:value-type="float" office:value="-82.4087771975647">
            <text:p>-82.41</text:p>
          </table:table-cell>
          <table:table-cell table:formula="of:=DEGREES(ACOS(SIN(RADIANS([.$B$3]))*SIN(RADIANS([.T64]))+COS(RADIANS([.$B$3]))*COS(RADIANS([.T64]))*COS(RADIANS([.AC64]))))" office:value-type="float" office:value="100.793244083774">
            <text:p>100.79</text:p>
          </table:table-cell>
          <table:table-cell table:formula="of:=90-[.AD64]" office:value-type="float" office:value="-10.7932440837743">
            <text:p>-10.79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302667881734927">
            <text:p>0.03</text:p>
          </table:table-cell>
          <table:table-cell table:formula="of:=[.AE64]+[.AF64]" office:value-type="float" office:value="-10.7629772956008">
            <text:p>-10.76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108.044172780699">
            <text:p>108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4]+0.1/24" office:value-type="float" office:value="0.266666666666667">
            <text:p>6:24:00</text:p>
          </table:table-cell>
          <table:table-cell table:style-name="ce9" table:formula="of:=[.D65]+2415018.5+[.E65]-[.$B$5]/24" office:value-type="float" office:value="2458871.725">
            <text:p>2458871.73</text:p>
          </table:table-cell>
          <table:table-cell table:style-name="ce10" table:formula="of:=([.F65]-2451545)/36525" office:value-type="float" office:value="0.200594798083507">
            <text:p>0.20059480</text:p>
          </table:table-cell>
          <table:table-cell/>
          <table:table-cell table:formula="of:=MOD(280.46646+[.G65]*(36000.76983+[.G65]*0.0003032);360)" office:value-type="float" office:value="302.033627099903">
            <text:p>302.03</text:p>
          </table:table-cell>
          <table:table-cell table:formula="of:=357.52911+[.G65]*(35999.05029-0.0001537*[.G65])" office:value-type="float" office:value="7578.75132793594">
            <text:p>7578.75</text:p>
          </table:table-cell>
          <table:table-cell table:formula="of:=0.016708634-[.G65]*(0.000042037+0.0000001267*[.G65])" office:value-type="float" office:value="0.0167001964982838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0.627559538501889">
            <text:p>0.63</text:p>
          </table:table-cell>
          <table:table-cell table:formula="of:=[.I65]+[.L65]" office:value-type="float" office:value="302.661186638405">
            <text:p>302.66</text:p>
          </table:table-cell>
          <table:table-cell table:formula="of:=[.J65]+[.L65]" office:value-type="float" office:value="7579.37888747444">
            <text:p>7579.38</text:p>
          </table:table-cell>
          <table:table-cell table:formula="of:=(1.000001018*(1-[.K65]*[.K65]))/(1+[.K65]*COS(RADIANS([.N65])))" office:value-type="float" office:value="0.984216724912574">
            <text:p>0.98</text:p>
          </table:table-cell>
          <table:table-cell table:formula="of:=[.M65]-0.00569-0.00478*SIN(RADIANS(125.04-1934.136*[.G65]))" office:value-type="float" office:value="302.650752904836">
            <text:p>302.65</text:p>
          </table:table-cell>
          <table:table-cell table:formula="of:=23+(26+((21.448-[.G65]*(46.815+[.G65]*(0.00059-[.G65]*0.001813))))/60)/60" office:value-type="float" office:value="23.4366825403947">
            <text:p>23.44</text:p>
          </table:table-cell>
          <table:table-cell table:formula="of:=[.Q65]+0.00256*COS(RADIANS(125.04-1934.136*[.G65]))" office:value-type="float" office:value="23.4363677886881">
            <text:p>23.44</text:p>
          </table:table-cell>
          <table:table-cell table:formula="of:=DEGREES(ATAN2(COS(RADIANS([.P65]));COS(RADIANS([.R65]))*SIN(RADIANS([.P65]))))" office:value-type="float" office:value="-55.0698943435439">
            <text:p>-55.07</text:p>
          </table:table-cell>
          <table:table-cell table:formula="of:=DEGREES(ASIN(SIN(RADIANS([.R65]))*SIN(RADIANS([.P65]))))" office:value-type="float" office:value="-19.5651762160727">
            <text:p>-19.57</text:p>
          </table:table-cell>
          <table:table-cell table:formula="of:=TAN(RADIANS([.R65]/2))*TAN(RADIANS([.R65]/2))" office:value-type="float" office:value="0.0430234902371757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1.6362103889967">
            <text:p>-11.64</text:p>
          </table:table-cell>
          <table:table-cell table:formula="of:=DEGREES(ACOS(COS(RADIANS(90.833))/(COS(RADIANS([.$B$3]))*COS(RADIANS([.T65])))-TAN(RADIANS([.$B$3]))*TAN(RADIANS([.T65]))))" office:value-type="float" office:value="64.5432537227513">
            <text:p>64.54</text:p>
          </table:table-cell>
          <table:table-cell table:style-name="ce8" table:formula="of:=(720-4*[.$B$4]-[.V65]+[.$B$5]*60)/1440" office:value-type="float" office:value="0.491414034992359">
            <text:p>11:47:38</text:p>
          </table:table-cell>
          <table:table-cell table:style-name="ce8" table:formula="of:=[.X65]-[.W65]*4/1440" office:value-type="float" office:value="0.312127219095827">
            <text:p>7:29:28</text:p>
          </table:table-cell>
          <table:table-cell table:style-name="ce8" table:formula="of:=[.X65]+[.W65]*4/1440" office:value-type="float" office:value="0.67070085088889">
            <text:p>16:05:49</text:p>
          </table:table-cell>
          <table:table-cell table:style-name="ce11" table:formula="of:=8*[.W65]" office:value-type="float" office:value="516.34602978201">
            <text:p>516.35</text:p>
          </table:table-cell>
          <table:table-cell table:formula="of:=MOD([.E65]*1440+[.V65]+4*[.$B$4]-60*[.$B$5];1440)" office:value-type="float" office:value="396.363789611004">
            <text:p>396.36</text:p>
          </table:table-cell>
          <table:table-cell table:formula="of:=IF([.AB65]/4&lt;0;[.AB65]/4+180;[.AB65]/4-180)" office:value-type="float" office:value="-80.9090525972491">
            <text:p>-80.91</text:p>
          </table:table-cell>
          <table:table-cell table:formula="of:=DEGREES(ACOS(SIN(RADIANS([.$B$3]))*SIN(RADIANS([.T65]))+COS(RADIANS([.$B$3]))*COS(RADIANS([.T65]))*COS(RADIANS([.AC65]))))" office:value-type="float" office:value="99.9174439579762">
            <text:p>99.92</text:p>
          </table:table-cell>
          <table:table-cell table:formula="of:=90-[.AD65]" office:value-type="float" office:value="-9.91744395797625">
            <text:p>-9.92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330012836520635">
            <text:p>0.03</text:p>
          </table:table-cell>
          <table:table-cell table:formula="of:=[.AE65]+[.AF65]" office:value-type="float" office:value="-9.88444267432418">
            <text:p>-9.88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109.171553607629">
            <text:p>109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5]+0.1/24" office:value-type="float" office:value="0.270833333333334">
            <text:p>6:30:00</text:p>
          </table:table-cell>
          <table:table-cell table:style-name="ce9" table:formula="of:=[.D66]+2415018.5+[.E66]-[.$B$5]/24" office:value-type="float" office:value="2458871.72916667">
            <text:p>2458871.73</text:p>
          </table:table-cell>
          <table:table-cell table:style-name="ce10" table:formula="of:=([.F66]-2451545)/36525" office:value-type="float" office:value="0.200594912160629">
            <text:p>0.20059491</text:p>
          </table:table-cell>
          <table:table-cell/>
          <table:table-cell table:formula="of:=MOD(280.46646+[.G66]*(36000.76983+[.G66]*0.0003032);360)" office:value-type="float" office:value="302.037733964133">
            <text:p>302.04</text:p>
          </table:table-cell>
          <table:table-cell table:formula="of:=357.52911+[.G66]*(35999.05029-0.0001537*[.G66])" office:value-type="float" office:value="7578.75543460399">
            <text:p>7578.76</text:p>
          </table:table-cell>
          <table:table-cell table:formula="of:=0.016708634-[.G66]*(0.000042037+0.0000001267*[.G66])" office:value-type="float" office:value="0.0167001964934825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0.62769172199354">
            <text:p>0.63</text:p>
          </table:table-cell>
          <table:table-cell table:formula="of:=[.I66]+[.L66]" office:value-type="float" office:value="302.665425686126">
            <text:p>302.67</text:p>
          </table:table-cell>
          <table:table-cell table:formula="of:=[.J66]+[.L66]" office:value-type="float" office:value="7579.38312632598">
            <text:p>7579.38</text:p>
          </table:table-cell>
          <table:table-cell table:formula="of:=(1.000001018*(1-[.K66]*[.K66]))/(1+[.K66]*COS(RADIANS([.N66])))" office:value-type="float" office:value="0.984217122190343">
            <text:p>0.98</text:p>
          </table:table-cell>
          <table:table-cell table:formula="of:=[.M66]-0.00569-0.00478*SIN(RADIANS(125.04-1934.136*[.G66]))" office:value-type="float" office:value="302.654991950294">
            <text:p>302.65</text:p>
          </table:table-cell>
          <table:table-cell table:formula="of:=23+(26+((21.448-[.G66]*(46.815+[.G66]*(0.00059-[.G66]*0.001813))))/60)/60" office:value-type="float" office:value="23.4366825389112">
            <text:p>23.44</text:p>
          </table:table-cell>
          <table:table-cell table:formula="of:=[.Q66]+0.00256*COS(RADIANS(125.04-1934.136*[.G66]))" office:value-type="float" office:value="23.4363677969882">
            <text:p>23.44</text:p>
          </table:table-cell>
          <table:table-cell table:formula="of:=DEGREES(ATAN2(COS(RADIANS([.P66]));COS(RADIANS([.R66]))*SIN(RADIANS([.P66]))))" office:value-type="float" office:value="-55.0655137773574">
            <text:p>-55.07</text:p>
          </table:table-cell>
          <table:table-cell table:formula="of:=DEGREES(ASIN(SIN(RADIANS([.R66]))*SIN(RADIANS([.P66]))))" office:value-type="float" office:value="-19.564210807371">
            <text:p>-19.56</text:p>
          </table:table-cell>
          <table:table-cell table:formula="of:=TAN(RADIANS([.R66]/2))*TAN(RADIANS([.R66]/2))" office:value-type="float" office:value="0.0430234902685162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1.6373117643615">
            <text:p>-11.64</text:p>
          </table:table-cell>
          <table:table-cell table:formula="of:=DEGREES(ACOS(COS(RADIANS(90.833))/(COS(RADIANS([.$B$3]))*COS(RADIANS([.T66])))-TAN(RADIANS([.$B$3]))*TAN(RADIANS([.T66]))))" office:value-type="float" office:value="64.5447855772952">
            <text:p>64.54</text:p>
          </table:table-cell>
          <table:table-cell table:style-name="ce8" table:formula="of:=(720-4*[.$B$4]-[.V66]+[.$B$5]*60)/1440" office:value-type="float" office:value="0.491414799836362">
            <text:p>11:47:38</text:p>
          </table:table-cell>
          <table:table-cell table:style-name="ce8" table:formula="of:=[.X66]-[.W66]*4/1440" office:value-type="float" office:value="0.31212372878832">
            <text:p>7:29:27</text:p>
          </table:table-cell>
          <table:table-cell table:style-name="ce8" table:formula="of:=[.X66]+[.W66]*4/1440" office:value-type="float" office:value="0.670705870884405">
            <text:p>16:05:49</text:p>
          </table:table-cell>
          <table:table-cell table:style-name="ce11" table:formula="of:=8*[.W66]" office:value-type="float" office:value="516.358284618362">
            <text:p>516.36</text:p>
          </table:table-cell>
          <table:table-cell table:formula="of:=MOD([.E66]*1440+[.V66]+4*[.$B$4]-60*[.$B$5];1440)" office:value-type="float" office:value="402.362688235639">
            <text:p>402.36</text:p>
          </table:table-cell>
          <table:table-cell table:formula="of:=IF([.AB66]/4&lt;0;[.AB66]/4+180;[.AB66]/4-180)" office:value-type="float" office:value="-79.4093279410903">
            <text:p>-79.41</text:p>
          </table:table-cell>
          <table:table-cell table:formula="of:=DEGREES(ACOS(SIN(RADIANS([.$B$3]))*SIN(RADIANS([.T66]))+COS(RADIANS([.$B$3]))*COS(RADIANS([.T66]))*COS(RADIANS([.AC66]))))" office:value-type="float" office:value="99.0476111530865">
            <text:p>99.05</text:p>
          </table:table-cell>
          <table:table-cell table:formula="of:=90-[.AD66]" office:value-type="float" office:value="-9.04761115308648">
            <text:p>-9.05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362354405544563">
            <text:p>0.04</text:p>
          </table:table-cell>
          <table:table-cell table:formula="of:=[.AE66]+[.AF66]" office:value-type="float" office:value="-9.01137571253202">
            <text:p>-9.01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110.300697215607">
            <text:p>110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6]+0.1/24" office:value-type="float" office:value="0.275">
            <text:p>6:36:00</text:p>
          </table:table-cell>
          <table:table-cell table:style-name="ce9" table:formula="of:=[.D67]+2415018.5+[.E67]-[.$B$5]/24" office:value-type="float" office:value="2458871.73333333">
            <text:p>2458871.73</text:p>
          </table:table-cell>
          <table:table-cell table:style-name="ce10" table:formula="of:=([.F67]-2451545)/36525" office:value-type="float" office:value="0.200595026237738">
            <text:p>0.20059503</text:p>
          </table:table-cell>
          <table:table-cell/>
          <table:table-cell table:formula="of:=MOD(280.46646+[.G67]*(36000.76983+[.G67]*0.0003032);360)" office:value-type="float" office:value="302.041840827904">
            <text:p>302.04</text:p>
          </table:table-cell>
          <table:table-cell table:formula="of:=357.52911+[.G67]*(35999.05029-0.0001537*[.G67])" office:value-type="float" office:value="7578.75954127158">
            <text:p>7578.76</text:p>
          </table:table-cell>
          <table:table-cell table:formula="of:=0.016708634-[.G67]*(0.000042037+0.0000001267*[.G67])" office:value-type="float" office:value="0.0167001964886813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0.627823902048441">
            <text:p>0.63</text:p>
          </table:table-cell>
          <table:table-cell table:formula="of:=[.I67]+[.L67]" office:value-type="float" office:value="302.669664729952">
            <text:p>302.67</text:p>
          </table:table-cell>
          <table:table-cell table:formula="of:=[.J67]+[.L67]" office:value-type="float" office:value="7579.38736517363">
            <text:p>7579.39</text:p>
          </table:table-cell>
          <table:table-cell table:formula="of:=(1.000001018*(1-[.K67]*[.K67]))/(1+[.K67]*COS(RADIANS([.N67])))" office:value-type="float" office:value="0.984217519551616">
            <text:p>0.98</text:p>
          </table:table-cell>
          <table:table-cell table:formula="of:=[.M67]-0.00569-0.00478*SIN(RADIANS(125.04-1934.136*[.G67]))" office:value-type="float" office:value="302.659230991856">
            <text:p>302.66</text:p>
          </table:table-cell>
          <table:table-cell table:formula="of:=23+(26+((21.448-[.G67]*(46.815+[.G67]*(0.00059-[.G67]*0.001813))))/60)/60" office:value-type="float" office:value="23.4366825374277">
            <text:p>23.44</text:p>
          </table:table-cell>
          <table:table-cell table:formula="of:=[.Q67]+0.00256*COS(RADIANS(125.04-1934.136*[.G67]))" office:value-type="float" office:value="23.4363678052882">
            <text:p>23.44</text:p>
          </table:table-cell>
          <table:table-cell table:formula="of:=DEGREES(ATAN2(COS(RADIANS([.P67]));COS(RADIANS([.R67]))*SIN(RADIANS([.P67]))))" office:value-type="float" office:value="-55.0611332676604">
            <text:p>-55.06</text:p>
          </table:table-cell>
          <table:table-cell table:formula="of:=DEGREES(ASIN(SIN(RADIANS([.R67]))*SIN(RADIANS([.P67]))))" office:value-type="float" office:value="-19.5632452938805">
            <text:p>-19.56</text:p>
          </table:table-cell>
          <table:table-cell table:formula="of:=TAN(RADIANS([.R67]/2))*TAN(RADIANS([.R67]/2))" office:value-type="float" office:value="0.0430234902998566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1.6384129160947">
            <text:p>-11.64</text:p>
          </table:table-cell>
          <table:table-cell table:formula="of:=DEGREES(ACOS(COS(RADIANS(90.833))/(COS(RADIANS([.$B$3]))*COS(RADIANS([.T67])))-TAN(RADIANS([.$B$3]))*TAN(RADIANS([.T67]))))" office:value-type="float" office:value="64.546317560717">
            <text:p>64.55</text:p>
          </table:table-cell>
          <table:table-cell table:style-name="ce8" table:formula="of:=(720-4*[.$B$4]-[.V67]+[.$B$5]*60)/1440" office:value-type="float" office:value="0.491415564525066">
            <text:p>11:47:38</text:p>
          </table:table-cell>
          <table:table-cell table:style-name="ce8" table:formula="of:=[.X67]-[.W67]*4/1440" office:value-type="float" office:value="0.312120237967518">
            <text:p>7:29:27</text:p>
          </table:table-cell>
          <table:table-cell table:style-name="ce8" table:formula="of:=[.X67]+[.W67]*4/1440" office:value-type="float" office:value="0.670710891082613">
            <text:p>16:05:49</text:p>
          </table:table-cell>
          <table:table-cell table:style-name="ce11" table:formula="of:=8*[.W67]" office:value-type="float" office:value="516.370540485736">
            <text:p>516.37</text:p>
          </table:table-cell>
          <table:table-cell table:formula="of:=MOD([.E67]*1440+[.V67]+4*[.$B$4]-60*[.$B$5];1440)" office:value-type="float" office:value="408.361587083906">
            <text:p>408.36</text:p>
          </table:table-cell>
          <table:table-cell table:formula="of:=IF([.AB67]/4&lt;0;[.AB67]/4+180;[.AB67]/4-180)" office:value-type="float" office:value="-77.9096032290236">
            <text:p>-77.91</text:p>
          </table:table-cell>
          <table:table-cell table:formula="of:=DEGREES(ACOS(SIN(RADIANS([.$B$3]))*SIN(RADIANS([.T67]))+COS(RADIANS([.$B$3]))*COS(RADIANS([.T67]))*COS(RADIANS([.AC67]))))" office:value-type="float" office:value="98.184094029176">
            <text:p>98.18</text:p>
          </table:table-cell>
          <table:table-cell table:formula="of:=90-[.AD67]" office:value-type="float" office:value="-8.18409402917604">
            <text:p>-8.18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401199185402073">
            <text:p>0.04</text:p>
          </table:table-cell>
          <table:table-cell table:formula="of:=[.AE67]+[.AF67]" office:value-type="float" office:value="-8.14397411063583">
            <text:p>-8.14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111.432094348357">
            <text:p>111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7]+0.1/24" office:value-type="float" office:value="0.279166666666667">
            <text:p>6:42:00</text:p>
          </table:table-cell>
          <table:table-cell table:style-name="ce9" table:formula="of:=[.D68]+2415018.5+[.E68]-[.$B$5]/24" office:value-type="float" office:value="2458871.7375">
            <text:p>2458871.74</text:p>
          </table:table-cell>
          <table:table-cell table:style-name="ce10" table:formula="of:=([.F68]-2451545)/36525" office:value-type="float" office:value="0.20059514031486">
            <text:p>0.20059514</text:p>
          </table:table-cell>
          <table:table-cell/>
          <table:table-cell table:formula="of:=MOD(280.46646+[.G68]*(36000.76983+[.G68]*0.0003032);360)" office:value-type="float" office:value="302.045947692131">
            <text:p>302.05</text:p>
          </table:table-cell>
          <table:table-cell table:formula="of:=357.52911+[.G68]*(35999.05029-0.0001537*[.G68])" office:value-type="float" office:value="7578.76364793963">
            <text:p>7578.76</text:p>
          </table:table-cell>
          <table:table-cell table:formula="of:=0.016708634-[.G68]*(0.000042037+0.0000001267*[.G68])" office:value-type="float" office:value="0.01670019648388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0.627956078695333">
            <text:p>0.63</text:p>
          </table:table-cell>
          <table:table-cell table:formula="of:=[.I68]+[.L68]" office:value-type="float" office:value="302.673903770827">
            <text:p>302.67</text:p>
          </table:table-cell>
          <table:table-cell table:formula="of:=[.J68]+[.L68]" office:value-type="float" office:value="7579.39160401832">
            <text:p>7579.39</text:p>
          </table:table-cell>
          <table:table-cell table:formula="of:=(1.000001018*(1-[.K68]*[.K68]))/(1+[.K68]*COS(RADIANS([.N68])))" office:value-type="float" office:value="0.984217916996478">
            <text:p>0.98</text:p>
          </table:table-cell>
          <table:table-cell table:formula="of:=[.M68]-0.00569-0.00478*SIN(RADIANS(125.04-1934.136*[.G68]))" office:value-type="float" office:value="302.663470030468">
            <text:p>302.66</text:p>
          </table:table-cell>
          <table:table-cell table:formula="of:=23+(26+((21.448-[.G68]*(46.815+[.G68]*(0.00059-[.G68]*0.001813))))/60)/60" office:value-type="float" office:value="23.4366825359443">
            <text:p>23.44</text:p>
          </table:table-cell>
          <table:table-cell table:formula="of:=[.Q68]+0.00256*COS(RADIANS(125.04-1934.136*[.G68]))" office:value-type="float" office:value="23.4363678135883">
            <text:p>23.44</text:p>
          </table:table-cell>
          <table:table-cell table:formula="of:=DEGREES(ATAN2(COS(RADIANS([.P68]));COS(RADIANS([.R68]))*SIN(RADIANS([.P68]))))" office:value-type="float" office:value="-55.0567528134798">
            <text:p>-55.06</text:p>
          </table:table-cell>
          <table:table-cell table:formula="of:=DEGREES(ASIN(SIN(RADIANS([.R68]))*SIN(RADIANS([.P68]))))" office:value-type="float" office:value="-19.5622796753934">
            <text:p>-19.56</text:p>
          </table:table-cell>
          <table:table-cell table:formula="of:=TAN(RADIANS([.R68]/2))*TAN(RADIANS([.R68]/2))" office:value-type="float" office:value="0.0430234903311971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1.6395138444289">
            <text:p>-11.64</text:p>
          </table:table-cell>
          <table:table-cell table:formula="of:=DEGREES(ACOS(COS(RADIANS(90.833))/(COS(RADIANS([.$B$3]))*COS(RADIANS([.T68])))-TAN(RADIANS([.$B$3]))*TAN(RADIANS([.T68]))))" office:value-type="float" office:value="64.547849673338">
            <text:p>64.55</text:p>
          </table:table-cell>
          <table:table-cell table:style-name="ce8" table:formula="of:=(720-4*[.$B$4]-[.V68]+[.$B$5]*60)/1440" office:value-type="float" office:value="0.491416329058631">
            <text:p>11:47:38</text:p>
          </table:table-cell>
          <table:table-cell table:style-name="ce8" table:formula="of:=[.X68]-[.W68]*4/1440" office:value-type="float" office:value="0.312116746632692">
            <text:p>7:29:27</text:p>
          </table:table-cell>
          <table:table-cell table:style-name="ce8" table:formula="of:=[.X68]+[.W68]*4/1440" office:value-type="float" office:value="0.67071591148457">
            <text:p>16:05:50</text:p>
          </table:table-cell>
          <table:table-cell table:style-name="ce11" table:formula="of:=8*[.W68]" office:value-type="float" office:value="516.382797386704">
            <text:p>516.38</text:p>
          </table:table-cell>
          <table:table-cell table:formula="of:=MOD([.E68]*1440+[.V68]+4*[.$B$4]-60*[.$B$5];1440)" office:value-type="float" office:value="414.360486155571">
            <text:p>414.36</text:p>
          </table:table-cell>
          <table:table-cell table:formula="of:=IF([.AB68]/4&lt;0;[.AB68]/4+180;[.AB68]/4-180)" office:value-type="float" office:value="-76.4098784611072">
            <text:p>-76.41</text:p>
          </table:table-cell>
          <table:table-cell table:formula="of:=DEGREES(ACOS(SIN(RADIANS([.$B$3]))*SIN(RADIANS([.T68]))+COS(RADIANS([.$B$3]))*COS(RADIANS([.T68]))*COS(RADIANS([.AC68]))))" office:value-type="float" office:value="97.3272432115802">
            <text:p>97.33</text:p>
          </table:table-cell>
          <table:table-cell table:formula="of:=90-[.AD68]" office:value-type="float" office:value="-7.3272432115802">
            <text:p>-7.33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448725977984828">
            <text:p>0.04</text:p>
          </table:table-cell>
          <table:table-cell table:formula="of:=[.AE68]+[.AF68]" office:value-type="float" office:value="-7.28237061378171">
            <text:p>-7.28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112.566222888352">
            <text:p>112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8]+0.1/24" office:value-type="float" office:value="0.283333333333334">
            <text:p>6:48:00</text:p>
          </table:table-cell>
          <table:table-cell table:style-name="ce9" table:formula="of:=[.D69]+2415018.5+[.E69]-[.$B$5]/24" office:value-type="float" office:value="2458871.74166667">
            <text:p>2458871.74</text:p>
          </table:table-cell>
          <table:table-cell table:style-name="ce10" table:formula="of:=([.F69]-2451545)/36525" office:value-type="float" office:value="0.20059525439197">
            <text:p>0.20059525</text:p>
          </table:table-cell>
          <table:table-cell/>
          <table:table-cell table:formula="of:=MOD(280.46646+[.G69]*(36000.76983+[.G69]*0.0003032);360)" office:value-type="float" office:value="302.050054555901">
            <text:p>302.05</text:p>
          </table:table-cell>
          <table:table-cell table:formula="of:=357.52911+[.G69]*(35999.05029-0.0001537*[.G69])" office:value-type="float" office:value="7578.76775460722">
            <text:p>7578.77</text:p>
          </table:table-cell>
          <table:table-cell table:formula="of:=0.016708634-[.G69]*(0.000042037+0.0000001267*[.G69])" office:value-type="float" office:value="0.0167001964790787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0.628088251904045">
            <text:p>0.63</text:p>
          </table:table-cell>
          <table:table-cell table:formula="of:=[.I69]+[.L69]" office:value-type="float" office:value="302.678142807805">
            <text:p>302.68</text:p>
          </table:table-cell>
          <table:table-cell table:formula="of:=[.J69]+[.L69]" office:value-type="float" office:value="7579.39584285912">
            <text:p>7579.4</text:p>
          </table:table-cell>
          <table:table-cell table:formula="of:=(1.000001018*(1-[.K69]*[.K69]))/(1+[.K69]*COS(RADIANS([.N69])))" office:value-type="float" office:value="0.984218314524838">
            <text:p>0.98</text:p>
          </table:table-cell>
          <table:table-cell table:formula="of:=[.M69]-0.00569-0.00478*SIN(RADIANS(125.04-1934.136*[.G69]))" office:value-type="float" office:value="302.667709065183">
            <text:p>302.67</text:p>
          </table:table-cell>
          <table:table-cell table:formula="of:=23+(26+((21.448-[.G69]*(46.815+[.G69]*(0.00059-[.G69]*0.001813))))/60)/60" office:value-type="float" office:value="23.4366825344608">
            <text:p>23.44</text:p>
          </table:table-cell>
          <table:table-cell table:formula="of:=[.Q69]+0.00256*COS(RADIANS(125.04-1934.136*[.G69]))" office:value-type="float" office:value="23.4363678218883">
            <text:p>23.44</text:p>
          </table:table-cell>
          <table:table-cell table:formula="of:=DEGREES(ATAN2(COS(RADIANS([.P69]));COS(RADIANS([.R69]))*SIN(RADIANS([.P69]))))" office:value-type="float" office:value="-55.0523724157944">
            <text:p>-55.05</text:p>
          </table:table-cell>
          <table:table-cell table:formula="of:=DEGREES(ASIN(SIN(RADIANS([.R69]))*SIN(RADIANS([.P69]))))" office:value-type="float" office:value="-19.5613139521322">
            <text:p>-19.56</text:p>
          </table:table-cell>
          <table:table-cell table:formula="of:=TAN(RADIANS([.R69]/2))*TAN(RADIANS([.R69]/2))" office:value-type="float" office:value="0.0430234903625375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1.6406145491061">
            <text:p>-11.64</text:p>
          </table:table-cell>
          <table:table-cell table:formula="of:=DEGREES(ACOS(COS(RADIANS(90.833))/(COS(RADIANS([.$B$3]))*COS(RADIANS([.T69])))-TAN(RADIANS([.$B$3]))*TAN(RADIANS([.T69]))))" office:value-type="float" office:value="64.5493819147965">
            <text:p>64.55</text:p>
          </table:table-cell>
          <table:table-cell table:style-name="ce8" table:formula="of:=(720-4*[.$B$4]-[.V69]+[.$B$5]*60)/1440" office:value-type="float" office:value="0.491417093436879">
            <text:p>11:47:38</text:p>
          </table:table-cell>
          <table:table-cell table:style-name="ce8" table:formula="of:=[.X69]-[.W69]*4/1440" office:value-type="float" office:value="0.312113254784667">
            <text:p>7:29:27</text:p>
          </table:table-cell>
          <table:table-cell table:style-name="ce8" table:formula="of:=[.X69]+[.W69]*4/1440" office:value-type="float" office:value="0.670720932089092">
            <text:p>16:05:50</text:p>
          </table:table-cell>
          <table:table-cell table:style-name="ce11" table:formula="of:=8*[.W69]" office:value-type="float" office:value="516.395055318372">
            <text:p>516.4</text:p>
          </table:table-cell>
          <table:table-cell table:formula="of:=MOD([.E69]*1440+[.V69]+4*[.$B$4]-60*[.$B$5];1440)" office:value-type="float" office:value="420.359385450894">
            <text:p>420.36</text:p>
          </table:table-cell>
          <table:table-cell table:formula="of:=IF([.AB69]/4&lt;0;[.AB69]/4+180;[.AB69]/4-180)" office:value-type="float" office:value="-74.9101536372765">
            <text:p>-74.91</text:p>
          </table:table-cell>
          <table:table-cell table:formula="of:=DEGREES(ACOS(SIN(RADIANS([.$B$3]))*SIN(RADIANS([.T69]))+COS(RADIANS([.$B$3]))*COS(RADIANS([.T69]))*COS(RADIANS([.AC69]))))" office:value-type="float" office:value="96.4774119269305">
            <text:p>96.48</text:p>
          </table:table-cell>
          <table:table-cell table:formula="of:=90-[.AD69]" office:value-type="float" office:value="-6.47741192693046">
            <text:p>-6.48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508207631356182">
            <text:p>0.05</text:p>
          </table:table-cell>
          <table:table-cell table:formula="of:=[.AE69]+[.AF69]" office:value-type="float" office:value="-6.42659116379484">
            <text:p>-6.43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113.703548065505">
            <text:p>113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69]+0.1/24" office:value-type="float" office:value="0.2875">
            <text:p>6:54:00</text:p>
          </table:table-cell>
          <table:table-cell table:style-name="ce9" table:formula="of:=[.D70]+2415018.5+[.E70]-[.$B$5]/24" office:value-type="float" office:value="2458871.74583333">
            <text:p>2458871.75</text:p>
          </table:table-cell>
          <table:table-cell table:style-name="ce10" table:formula="of:=([.F70]-2451545)/36525" office:value-type="float" office:value="0.200595368469092">
            <text:p>0.20059537</text:p>
          </table:table-cell>
          <table:table-cell/>
          <table:table-cell table:formula="of:=MOD(280.46646+[.G70]*(36000.76983+[.G70]*0.0003032);360)" office:value-type="float" office:value="302.05416142013">
            <text:p>302.05</text:p>
          </table:table-cell>
          <table:table-cell table:formula="of:=357.52911+[.G70]*(35999.05029-0.0001537*[.G70])" office:value-type="float" office:value="7578.77186127526">
            <text:p>7578.77</text:p>
          </table:table-cell>
          <table:table-cell table:formula="of:=0.016708634-[.G70]*(0.000042037+0.0000001267*[.G70])" office:value-type="float" office:value="0.0167001964742775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0.628220421703316">
            <text:p>0.63</text:p>
          </table:table-cell>
          <table:table-cell table:formula="of:=[.I70]+[.L70]" office:value-type="float" office:value="302.682381841833">
            <text:p>302.68</text:p>
          </table:table-cell>
          <table:table-cell table:formula="of:=[.J70]+[.L70]" office:value-type="float" office:value="7579.40008169697">
            <text:p>7579.4</text:p>
          </table:table-cell>
          <table:table-cell table:formula="of:=(1.000001018*(1-[.K70]*[.K70]))/(1+[.K70]*COS(RADIANS([.N70])))" office:value-type="float" office:value="0.984218712136784">
            <text:p>0.98</text:p>
          </table:table-cell>
          <table:table-cell table:formula="of:=[.M70]-0.00569-0.00478*SIN(RADIANS(125.04-1934.136*[.G70]))" office:value-type="float" office:value="302.671948096949">
            <text:p>302.67</text:p>
          </table:table-cell>
          <table:table-cell table:formula="of:=23+(26+((21.448-[.G70]*(46.815+[.G70]*(0.00059-[.G70]*0.001813))))/60)/60" office:value-type="float" office:value="23.4366825329773">
            <text:p>23.44</text:p>
          </table:table-cell>
          <table:table-cell table:formula="of:=[.Q70]+0.00256*COS(RADIANS(125.04-1934.136*[.G70]))" office:value-type="float" office:value="23.4363678301884">
            <text:p>23.44</text:p>
          </table:table-cell>
          <table:table-cell table:formula="of:=DEGREES(ATAN2(COS(RADIANS([.P70]));COS(RADIANS([.R70]))*SIN(RADIANS([.P70]))))" office:value-type="float" office:value="-55.0479920736276">
            <text:p>-55.05</text:p>
          </table:table-cell>
          <table:table-cell table:formula="of:=DEGREES(ASIN(SIN(RADIANS([.R70]))*SIN(RADIANS([.P70]))))" office:value-type="float" office:value="-19.5603481238883">
            <text:p>-19.56</text:p>
          </table:table-cell>
          <table:table-cell table:formula="of:=TAN(RADIANS([.R70]/2))*TAN(RADIANS([.R70]/2))" office:value-type="float" office:value="0.043023490393878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1.6417150303591">
            <text:p>-11.64</text:p>
          </table:table-cell>
          <table:table-cell table:formula="of:=DEGREES(ACOS(COS(RADIANS(90.833))/(COS(RADIANS([.$B$3]))*COS(RADIANS([.T70])))-TAN(RADIANS([.$B$3]))*TAN(RADIANS([.T70]))))" office:value-type="float" office:value="64.5509142854153">
            <text:p>64.55</text:p>
          </table:table-cell>
          <table:table-cell table:style-name="ce8" table:formula="of:=(720-4*[.$B$4]-[.V70]+[.$B$5]*60)/1440" office:value-type="float" office:value="0.491417857659972">
            <text:p>11:47:39</text:p>
          </table:table-cell>
          <table:table-cell table:style-name="ce8" table:formula="of:=[.X70]-[.W70]*4/1440" office:value-type="float" office:value="0.312109762422707">
            <text:p>7:29:26</text:p>
          </table:table-cell>
          <table:table-cell table:style-name="ce8" table:formula="of:=[.X70]+[.W70]*4/1440" office:value-type="float" office:value="0.670725952897236">
            <text:p>16:05:51</text:p>
          </table:table-cell>
          <table:table-cell table:style-name="ce11" table:formula="of:=8*[.W70]" office:value-type="float" office:value="516.407314283322">
            <text:p>516.41</text:p>
          </table:table-cell>
          <table:table-cell table:formula="of:=MOD([.E70]*1440+[.V70]+4*[.$B$4]-60*[.$B$5];1440)" office:value-type="float" office:value="426.358284969641">
            <text:p>426.36</text:p>
          </table:table-cell>
          <table:table-cell table:formula="of:=IF([.AB70]/4&lt;0;[.AB70]/4+180;[.AB70]/4-180)" office:value-type="float" office:value="-73.4104287575897">
            <text:p>-73.41</text:p>
          </table:table-cell>
          <table:table-cell table:formula="of:=DEGREES(ACOS(SIN(RADIANS([.$B$3]))*SIN(RADIANS([.T70]))+COS(RADIANS([.$B$3]))*COS(RADIANS([.T70]))*COS(RADIANS([.AC70]))))" office:value-type="float" office:value="95.6349563104857">
            <text:p>95.63</text:p>
          </table:table-cell>
          <table:table-cell table:formula="of:=90-[.AD70]" office:value-type="float" office:value="-5.63495631048571">
            <text:p>-5.63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584796137005639">
            <text:p>0.06</text:p>
          </table:table-cell>
          <table:table-cell table:formula="of:=[.AE70]+[.AF70]" office:value-type="float" office:value="-5.57647669678514">
            <text:p>-5.58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114.844522593016">
            <text:p>114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0]+0.1/24" office:value-type="float" office:value="0.291666666666667">
            <text:p>7:00:00</text:p>
          </table:table-cell>
          <table:table-cell table:style-name="ce9" table:formula="of:=[.D71]+2415018.5+[.E71]-[.$B$5]/24" office:value-type="float" office:value="2458871.75">
            <text:p>2458871.75</text:p>
          </table:table-cell>
          <table:table-cell table:style-name="ce10" table:formula="of:=([.F71]-2451545)/36525" office:value-type="float" office:value="0.200595482546201">
            <text:p>0.20059548</text:p>
          </table:table-cell>
          <table:table-cell/>
          <table:table-cell table:formula="of:=MOD(280.46646+[.G71]*(36000.76983+[.G71]*0.0003032);360)" office:value-type="float" office:value="302.0582682839">
            <text:p>302.06</text:p>
          </table:table-cell>
          <table:table-cell table:formula="of:=357.52911+[.G71]*(35999.05029-0.0001537*[.G71])" office:value-type="float" office:value="7578.77596794285">
            <text:p>7578.78</text:p>
          </table:table-cell>
          <table:table-cell table:formula="of:=0.016708634-[.G71]*(0.000042037+0.0000001267*[.G71])" office:value-type="float" office:value="0.0167001964694762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0.628352588062926">
            <text:p>0.63</text:p>
          </table:table-cell>
          <table:table-cell table:formula="of:=[.I71]+[.L71]" office:value-type="float" office:value="302.686620871963">
            <text:p>302.69</text:p>
          </table:table-cell>
          <table:table-cell table:formula="of:=[.J71]+[.L71]" office:value-type="float" office:value="7579.40432053091">
            <text:p>7579.4</text:p>
          </table:table-cell>
          <table:table-cell table:formula="of:=(1.000001018*(1-[.K71]*[.K71]))/(1+[.K71]*COS(RADIANS([.N71])))" office:value-type="float" office:value="0.984219109832224">
            <text:p>0.98</text:p>
          </table:table-cell>
          <table:table-cell table:formula="of:=[.M71]-0.00569-0.00478*SIN(RADIANS(125.04-1934.136*[.G71]))" office:value-type="float" office:value="302.676187124816">
            <text:p>302.68</text:p>
          </table:table-cell>
          <table:table-cell table:formula="of:=23+(26+((21.448-[.G71]*(46.815+[.G71]*(0.00059-[.G71]*0.001813))))/60)/60" office:value-type="float" office:value="23.4366825314938">
            <text:p>23.44</text:p>
          </table:table-cell>
          <table:table-cell table:formula="of:=[.Q71]+0.00256*COS(RADIANS(125.04-1934.136*[.G71]))" office:value-type="float" office:value="23.4363678384885">
            <text:p>23.44</text:p>
          </table:table-cell>
          <table:table-cell table:formula="of:=DEGREES(ATAN2(COS(RADIANS([.P71]));COS(RADIANS([.R71]))*SIN(RADIANS([.P71]))))" office:value-type="float" office:value="-55.0436117879628">
            <text:p>-55.04</text:p>
          </table:table-cell>
          <table:table-cell table:formula="of:=DEGREES(ASIN(SIN(RADIANS([.R71]))*SIN(RADIANS([.P71]))))" office:value-type="float" office:value="-19.5593821908851">
            <text:p>-19.56</text:p>
          </table:table-cell>
          <table:table-cell table:formula="of:=TAN(RADIANS([.R71]/2))*TAN(RADIANS([.R71]/2))" office:value-type="float" office:value="0.0430234904252185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11.6428152879291">
            <text:p>-11.64</text:p>
          </table:table-cell>
          <table:table-cell table:formula="of:=DEGREES(ACOS(COS(RADIANS(90.833))/(COS(RADIANS([.$B$3]))*COS(RADIANS([.T71])))-TAN(RADIANS([.$B$3]))*TAN(RADIANS([.T71]))))" office:value-type="float" office:value="64.5524467848312">
            <text:p>64.55</text:p>
          </table:table-cell>
          <table:table-cell table:style-name="ce8" table:formula="of:=(720-4*[.$B$4]-[.V71]+[.$B$5]*60)/1440" office:value-type="float" office:value="0.491418621727729">
            <text:p>11:47:39</text:p>
          </table:table-cell>
          <table:table-cell table:style-name="ce8" table:formula="of:=[.X71]-[.W71]*4/1440" office:value-type="float" office:value="0.312106269547642">
            <text:p>7:29:26</text:p>
          </table:table-cell>
          <table:table-cell table:style-name="ce8" table:formula="of:=[.X71]+[.W71]*4/1440" office:value-type="float" office:value="0.670730973907815">
            <text:p>16:05:51</text:p>
          </table:table-cell>
          <table:table-cell table:style-name="ce11" table:formula="of:=8*[.W71]" office:value-type="float" office:value="516.41957427865">
            <text:p>516.42</text:p>
          </table:table-cell>
          <table:table-cell table:formula="of:=MOD([.E71]*1440+[.V71]+4*[.$B$4]-60*[.$B$5];1440)" office:value-type="float" office:value="432.357184712071">
            <text:p>432.36</text:p>
          </table:table-cell>
          <table:table-cell table:formula="of:=IF([.AB71]/4&lt;0;[.AB71]/4+180;[.AB71]/4-180)" office:value-type="float" office:value="-71.9107038219822">
            <text:p>-71.91</text:p>
          </table:table-cell>
          <table:table-cell table:formula="of:=DEGREES(ACOS(SIN(RADIANS([.$B$3]))*SIN(RADIANS([.T71]))+COS(RADIANS([.$B$3]))*COS(RADIANS([.T71]))*COS(RADIANS([.AC71]))))" office:value-type="float" office:value="94.8002356864216">
            <text:p>94.8</text:p>
          </table:table-cell>
          <table:table-cell table:formula="of:=90-[.AD71]" office:value-type="float" office:value="-4.80023568642159">
            <text:p>-4.8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687097078080473">
            <text:p>0.07</text:p>
          </table:table-cell>
          <table:table-cell table:formula="of:=[.AE71]+[.AF71]" office:value-type="float" office:value="-4.73152597861354">
            <text:p>-4.73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115.989586732991">
            <text:p>115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1]+0.1/24" office:value-type="float" office:value="0.295833333333333">
            <text:p>7:06:00</text:p>
          </table:table-cell>
          <table:table-cell table:style-name="ce9" table:formula="of:=[.D72]+2415018.5+[.E72]-[.$B$5]/24" office:value-type="float" office:value="2458871.75416667">
            <text:p>2458871.75</text:p>
          </table:table-cell>
          <table:table-cell table:style-name="ce10" table:formula="of:=([.F72]-2451545)/36525" office:value-type="float" office:value="0.200595596623323">
            <text:p>0.20059560</text:p>
          </table:table-cell>
          <table:table-cell/>
          <table:table-cell table:formula="of:=MOD(280.46646+[.G72]*(36000.76983+[.G72]*0.0003032);360)" office:value-type="float" office:value="302.06237514813">
            <text:p>302.06</text:p>
          </table:table-cell>
          <table:table-cell table:formula="of:=357.52911+[.G72]*(35999.05029-0.0001537*[.G72])" office:value-type="float" office:value="7578.7800746109">
            <text:p>7578.78</text:p>
          </table:table-cell>
          <table:table-cell table:formula="of:=0.016708634-[.G72]*(0.000042037+0.0000001267*[.G72])" office:value-type="float" office:value="0.016700196464675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0.628484751011768">
            <text:p>0.63</text:p>
          </table:table-cell>
          <table:table-cell table:formula="of:=[.I72]+[.L72]" office:value-type="float" office:value="302.690859899142">
            <text:p>302.69</text:p>
          </table:table-cell>
          <table:table-cell table:formula="of:=[.J72]+[.L72]" office:value-type="float" office:value="7579.40855936191">
            <text:p>7579.41</text:p>
          </table:table-cell>
          <table:table-cell table:formula="of:=(1.000001018*(1-[.K72]*[.K72]))/(1+[.K72]*COS(RADIANS([.N72])))" office:value-type="float" office:value="0.984219507611244">
            <text:p>0.98</text:p>
          </table:table-cell>
          <table:table-cell table:formula="of:=[.M72]-0.00569-0.00478*SIN(RADIANS(125.04-1934.136*[.G72]))" office:value-type="float" office:value="302.680426149731">
            <text:p>302.68</text:p>
          </table:table-cell>
          <table:table-cell table:formula="of:=23+(26+((21.448-[.G72]*(46.815+[.G72]*(0.00059-[.G72]*0.001813))))/60)/60" office:value-type="float" office:value="23.4366825300104">
            <text:p>23.44</text:p>
          </table:table-cell>
          <table:table-cell table:formula="of:=[.Q72]+0.00256*COS(RADIANS(125.04-1934.136*[.G72]))" office:value-type="float" office:value="23.4363678467885">
            <text:p>23.44</text:p>
          </table:table-cell>
          <table:table-cell table:formula="of:=DEGREES(ATAN2(COS(RADIANS([.P72]));COS(RADIANS([.R72]))*SIN(RADIANS([.P72]))))" office:value-type="float" office:value="-55.0392315578233">
            <text:p>-55.04</text:p>
          </table:table-cell>
          <table:table-cell table:formula="of:=DEGREES(ASIN(SIN(RADIANS([.R72]))*SIN(RADIANS([.P72]))))" office:value-type="float" office:value="-19.558416152914">
            <text:p>-19.56</text:p>
          </table:table-cell>
          <table:table-cell table:formula="of:=TAN(RADIANS([.R72]/2))*TAN(RADIANS([.R72]/2))" office:value-type="float" office:value="0.0430234904565591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11.6439153220498">
            <text:p>-11.64</text:p>
          </table:table-cell>
          <table:table-cell table:formula="of:=DEGREES(ACOS(COS(RADIANS(90.833))/(COS(RADIANS([.$B$3]))*COS(RADIANS([.T72])))-TAN(RADIANS([.$B$3]))*TAN(RADIANS([.T72]))))" office:value-type="float" office:value="64.5539794133668">
            <text:p>64.55</text:p>
          </table:table-cell>
          <table:table-cell table:style-name="ce8" table:formula="of:=(720-4*[.$B$4]-[.V72]+[.$B$5]*60)/1440" office:value-type="float" office:value="0.491419385640312">
            <text:p>11:47:39</text:p>
          </table:table-cell>
          <table:table-cell table:style-name="ce8" table:formula="of:=[.X72]-[.W72]*4/1440" office:value-type="float" office:value="0.312102776158738">
            <text:p>7:29:26</text:p>
          </table:table-cell>
          <table:table-cell table:style-name="ce8" table:formula="of:=[.X72]+[.W72]*4/1440" office:value-type="float" office:value="0.670735995121887">
            <text:p>16:05:52</text:p>
          </table:table-cell>
          <table:table-cell table:style-name="ce11" table:formula="of:=8*[.W72]" office:value-type="float" office:value="516.431835306935">
            <text:p>516.43</text:p>
          </table:table-cell>
          <table:table-cell table:formula="of:=MOD([.E72]*1440+[.V72]+4*[.$B$4]-60*[.$B$5];1440)" office:value-type="float" office:value="438.35608467795">
            <text:p>438.36</text:p>
          </table:table-cell>
          <table:table-cell table:formula="of:=IF([.AB72]/4&lt;0;[.AB72]/4+180;[.AB72]/4-180)" office:value-type="float" office:value="-70.4109788305124">
            <text:p>-70.41</text:p>
          </table:table-cell>
          <table:table-cell table:formula="of:=DEGREES(ACOS(SIN(RADIANS([.$B$3]))*SIN(RADIANS([.T72]))+COS(RADIANS([.$B$3]))*COS(RADIANS([.T72]))*COS(RADIANS([.AC72]))))" office:value-type="float" office:value="93.973612818161">
            <text:p>93.97</text:p>
          </table:table-cell>
          <table:table-cell table:formula="of:=90-[.AD72]" office:value-type="float" office:value="-3.97361281816103">
            <text:p>-3.97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830645711405795">
            <text:p>0.08</text:p>
          </table:table-cell>
          <table:table-cell table:formula="of:=[.AE72]+[.AF72]" office:value-type="float" office:value="-3.89054824702045">
            <text:p>-3.89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117.139168288792">
            <text:p>117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2]+0.1/24" office:value-type="float" office:value="0.3">
            <text:p>7:12:00</text:p>
          </table:table-cell>
          <table:table-cell table:style-name="ce9" table:formula="of:=[.D73]+2415018.5+[.E73]-[.$B$5]/24" office:value-type="float" office:value="2458871.75833333">
            <text:p>2458871.76</text:p>
          </table:table-cell>
          <table:table-cell table:style-name="ce10" table:formula="of:=([.F73]-2451545)/36525" office:value-type="float" office:value="0.200595710700433">
            <text:p>0.20059571</text:p>
          </table:table-cell>
          <table:table-cell/>
          <table:table-cell table:formula="of:=MOD(280.46646+[.G73]*(36000.76983+[.G73]*0.0003032);360)" office:value-type="float" office:value="302.066482011897">
            <text:p>302.07</text:p>
          </table:table-cell>
          <table:table-cell table:formula="of:=357.52911+[.G73]*(35999.05029-0.0001537*[.G73])" office:value-type="float" office:value="7578.78418127849">
            <text:p>7578.78</text:p>
          </table:table-cell>
          <table:table-cell table:formula="of:=0.016708634-[.G73]*(0.000042037+0.0000001267*[.G73])" office:value-type="float" office:value="0.0167001964598737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0.628616910519518">
            <text:p>0.63</text:p>
          </table:table-cell>
          <table:table-cell table:formula="of:=[.I73]+[.L73]" office:value-type="float" office:value="302.695098922417">
            <text:p>302.7</text:p>
          </table:table-cell>
          <table:table-cell table:formula="of:=[.J73]+[.L73]" office:value-type="float" office:value="7579.41279818901">
            <text:p>7579.41</text:p>
          </table:table-cell>
          <table:table-cell table:formula="of:=(1.000001018*(1-[.K73]*[.K73]))/(1+[.K73]*COS(RADIANS([.N73])))" office:value-type="float" office:value="0.984219905473754">
            <text:p>0.98</text:p>
          </table:table-cell>
          <table:table-cell table:formula="of:=[.M73]-0.00569-0.00478*SIN(RADIANS(125.04-1934.136*[.G73]))" office:value-type="float" office:value="302.684665170744">
            <text:p>302.68</text:p>
          </table:table-cell>
          <table:table-cell table:formula="of:=23+(26+((21.448-[.G73]*(46.815+[.G73]*(0.00059-[.G73]*0.001813))))/60)/60" office:value-type="float" office:value="23.4366825285269">
            <text:p>23.44</text:p>
          </table:table-cell>
          <table:table-cell table:formula="of:=[.Q73]+0.00256*COS(RADIANS(125.04-1934.136*[.G73]))" office:value-type="float" office:value="23.4363678550886">
            <text:p>23.44</text:p>
          </table:table-cell>
          <table:table-cell table:formula="of:=DEGREES(ATAN2(COS(RADIANS([.P73]));COS(RADIANS([.R73]))*SIN(RADIANS([.P73]))))" office:value-type="float" office:value="-55.0348513841945">
            <text:p>-55.03</text:p>
          </table:table-cell>
          <table:table-cell table:formula="of:=DEGREES(ASIN(SIN(RADIANS([.R73]))*SIN(RADIANS([.P73]))))" office:value-type="float" office:value="-19.557450010199">
            <text:p>-19.56</text:p>
          </table:table-cell>
          <table:table-cell table:formula="of:=TAN(RADIANS([.R73]/2))*TAN(RADIANS([.R73]/2))" office:value-type="float" office:value="0.0430234904878996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11.6450151324617">
            <text:p>-11.65</text:p>
          </table:table-cell>
          <table:table-cell table:formula="of:=DEGREES(ACOS(COS(RADIANS(90.833))/(COS(RADIANS([.$B$3]))*COS(RADIANS([.T73])))-TAN(RADIANS([.$B$3]))*TAN(RADIANS([.T73]))))" office:value-type="float" office:value="64.5555121706584">
            <text:p>64.56</text:p>
          </table:table-cell>
          <table:table-cell table:style-name="ce8" table:formula="of:=(720-4*[.$B$4]-[.V73]+[.$B$5]*60)/1440" office:value-type="float" office:value="0.491420149397543">
            <text:p>11:47:39</text:p>
          </table:table-cell>
          <table:table-cell table:style-name="ce8" table:formula="of:=[.X73]-[.W73]*4/1440" office:value-type="float" office:value="0.312099282256825">
            <text:p>7:29:25</text:p>
          </table:table-cell>
          <table:table-cell table:style-name="ce8" table:formula="of:=[.X73]+[.W73]*4/1440" office:value-type="float" office:value="0.670741016538261">
            <text:p>16:05:52</text:p>
          </table:table-cell>
          <table:table-cell table:style-name="ce11" table:formula="of:=8*[.W73]" office:value-type="float" office:value="516.444097365267">
            <text:p>516.44</text:p>
          </table:table-cell>
          <table:table-cell table:formula="of:=MOD([.E73]*1440+[.V73]+4*[.$B$4]-60*[.$B$5];1440)" office:value-type="float" office:value="444.354984867539">
            <text:p>444.35</text:p>
          </table:table-cell>
          <table:table-cell table:formula="of:=IF([.AB73]/4&lt;0;[.AB73]/4+180;[.AB73]/4-180)" office:value-type="float" office:value="-68.9112537831154">
            <text:p>-68.91</text:p>
          </table:table-cell>
          <table:table-cell table:formula="of:=DEGREES(ACOS(SIN(RADIANS([.$B$3]))*SIN(RADIANS([.T73]))+COS(RADIANS([.$B$3]))*COS(RADIANS([.T73]))*COS(RADIANS([.AC73]))))" office:value-type="float" office:value="93.1554541300709">
            <text:p>93.16</text:p>
          </table:table-cell>
          <table:table-cell table:formula="of:=90-[.AD73]" office:value-type="float" office:value="-3.15545413007088">
            <text:p>-3.16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104663965531691">
            <text:p>0.1</text:p>
          </table:table-cell>
          <table:table-cell table:formula="of:=[.AE73]+[.AF73]" office:value-type="float" office:value="-3.05079016453919">
            <text:p>-3.05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118.29368252677">
            <text:p>118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3]+0.1/24" office:value-type="float" office:value="0.304166666666667">
            <text:p>7:18:00</text:p>
          </table:table-cell>
          <table:table-cell table:style-name="ce9" table:formula="of:=[.D74]+2415018.5+[.E74]-[.$B$5]/24" office:value-type="float" office:value="2458871.7625">
            <text:p>2458871.76</text:p>
          </table:table-cell>
          <table:table-cell table:style-name="ce10" table:formula="of:=([.F74]-2451545)/36525" office:value-type="float" office:value="0.200595824777555">
            <text:p>0.20059582</text:p>
          </table:table-cell>
          <table:table-cell/>
          <table:table-cell table:formula="of:=MOD(280.46646+[.G74]*(36000.76983+[.G74]*0.0003032);360)" office:value-type="float" office:value="302.070588876127">
            <text:p>302.07</text:p>
          </table:table-cell>
          <table:table-cell table:formula="of:=357.52911+[.G74]*(35999.05029-0.0001537*[.G74])" office:value-type="float" office:value="7578.78828794653">
            <text:p>7578.79</text:p>
          </table:table-cell>
          <table:table-cell table:formula="of:=0.016708634-[.G74]*(0.000042037+0.0000001267*[.G74])" office:value-type="float" office:value="0.0167001964550724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0.628749066614912">
            <text:p>0.63</text:p>
          </table:table-cell>
          <table:table-cell table:formula="of:=[.I74]+[.L74]" office:value-type="float" office:value="302.699337942742">
            <text:p>302.7</text:p>
          </table:table-cell>
          <table:table-cell table:formula="of:=[.J74]+[.L74]" office:value-type="float" office:value="7579.41703701315">
            <text:p>7579.42</text:p>
          </table:table-cell>
          <table:table-cell table:formula="of:=(1.000001018*(1-[.K74]*[.K74]))/(1+[.K74]*COS(RADIANS([.N74])))" office:value-type="float" office:value="0.98422030341984">
            <text:p>0.98</text:p>
          </table:table-cell>
          <table:table-cell table:formula="of:=[.M74]-0.00569-0.00478*SIN(RADIANS(125.04-1934.136*[.G74]))" office:value-type="float" office:value="302.688904188806">
            <text:p>302.69</text:p>
          </table:table-cell>
          <table:table-cell table:formula="of:=23+(26+((21.448-[.G74]*(46.815+[.G74]*(0.00059-[.G74]*0.001813))))/60)/60" office:value-type="float" office:value="23.4366825270434">
            <text:p>23.44</text:p>
          </table:table-cell>
          <table:table-cell table:formula="of:=[.Q74]+0.00256*COS(RADIANS(125.04-1934.136*[.G74]))" office:value-type="float" office:value="23.4363678633887">
            <text:p>23.44</text:p>
          </table:table-cell>
          <table:table-cell table:formula="of:=DEGREES(ATAN2(COS(RADIANS([.P74]));COS(RADIANS([.R74]))*SIN(RADIANS([.P74]))))" office:value-type="float" office:value="-55.030471266094">
            <text:p>-55.03</text:p>
          </table:table-cell>
          <table:table-cell table:formula="of:=DEGREES(ASIN(SIN(RADIANS([.R74]))*SIN(RADIANS([.P74]))))" office:value-type="float" office:value="-19.55648376253">
            <text:p>-19.56</text:p>
          </table:table-cell>
          <table:table-cell table:formula="of:=TAN(RADIANS([.R74]/2))*TAN(RADIANS([.R74]/2))" office:value-type="float" office:value="0.0430234905192402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11.6461147193983">
            <text:p>-11.65</text:p>
          </table:table-cell>
          <table:table-cell table:formula="of:=DEGREES(ACOS(COS(RADIANS(90.833))/(COS(RADIANS([.$B$3]))*COS(RADIANS([.T74])))-TAN(RADIANS([.$B$3]))*TAN(RADIANS([.T74]))))" office:value-type="float" office:value="64.5570450570304">
            <text:p>64.56</text:p>
          </table:table-cell>
          <table:table-cell table:style-name="ce8" table:formula="of:=(720-4*[.$B$4]-[.V74]+[.$B$5]*60)/1440" office:value-type="float" office:value="0.491420912999582">
            <text:p>11:47:39</text:p>
          </table:table-cell>
          <table:table-cell table:style-name="ce8" table:formula="of:=[.X74]-[.W74]*4/1440" office:value-type="float" office:value="0.312095787841164">
            <text:p>7:29:25</text:p>
          </table:table-cell>
          <table:table-cell table:style-name="ce8" table:formula="of:=[.X74]+[.W74]*4/1440" office:value-type="float" office:value="0.670746038158">
            <text:p>16:05:52</text:p>
          </table:table-cell>
          <table:table-cell table:style-name="ce11" table:formula="of:=8*[.W74]" office:value-type="float" office:value="516.456360456244">
            <text:p>516.46</text:p>
          </table:table-cell>
          <table:table-cell table:formula="of:=MOD([.E74]*1440+[.V74]+4*[.$B$4]-60*[.$B$5];1440)" office:value-type="float" office:value="450.353885280602">
            <text:p>450.35</text:p>
          </table:table-cell>
          <table:table-cell table:formula="of:=IF([.AB74]/4&lt;0;[.AB74]/4+180;[.AB74]/4-180)" office:value-type="float" office:value="-67.4115286798495">
            <text:p>-67.41</text:p>
          </table:table-cell>
          <table:table-cell table:formula="of:=DEGREES(ACOS(SIN(RADIANS([.$B$3]))*SIN(RADIANS([.T74]))+COS(RADIANS([.$B$3]))*COS(RADIANS([.T74]))*COS(RADIANS([.AC74]))))" office:value-type="float" office:value="92.3461298971979">
            <text:p>92.35</text:p>
          </table:table-cell>
          <table:table-cell table:formula="of:=90-[.AD74]" office:value-type="float" office:value="-2.34612989719785">
            <text:p>-2.35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140832720124084">
            <text:p>0.14</text:p>
          </table:table-cell>
          <table:table-cell table:formula="of:=[.AE74]+[.AF74]" office:value-type="float" office:value="-2.20529717707377">
            <text:p>-2.21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119.453532024547">
            <text:p>119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4]+0.1/24" office:value-type="float" office:value="0.308333333333333">
            <text:p>7:24:00</text:p>
          </table:table-cell>
          <table:table-cell table:style-name="ce9" table:formula="of:=[.D75]+2415018.5+[.E75]-[.$B$5]/24" office:value-type="float" office:value="2458871.76666667">
            <text:p>2458871.77</text:p>
          </table:table-cell>
          <table:table-cell table:style-name="ce10" table:formula="of:=([.F75]-2451545)/36525" office:value-type="float" office:value="0.200595938854664">
            <text:p>0.20059594</text:p>
          </table:table-cell>
          <table:table-cell/>
          <table:table-cell table:formula="of:=MOD(280.46646+[.G75]*(36000.76983+[.G75]*0.0003032);360)" office:value-type="float" office:value="302.074695739897">
            <text:p>302.07</text:p>
          </table:table-cell>
          <table:table-cell table:formula="of:=357.52911+[.G75]*(35999.05029-0.0001537*[.G75])" office:value-type="float" office:value="7578.79239461412">
            <text:p>7578.79</text:p>
          </table:table-cell>
          <table:table-cell table:formula="of:=0.016708634-[.G75]*(0.000042037+0.0000001267*[.G75])" office:value-type="float" office:value="0.0167001964502712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0.628881219267889">
            <text:p>0.63</text:p>
          </table:table-cell>
          <table:table-cell table:formula="of:=[.I75]+[.L75]" office:value-type="float" office:value="302.703576959165">
            <text:p>302.7</text:p>
          </table:table-cell>
          <table:table-cell table:formula="of:=[.J75]+[.L75]" office:value-type="float" office:value="7579.42127583339">
            <text:p>7579.42</text:p>
          </table:table-cell>
          <table:table-cell table:formula="of:=(1.000001018*(1-[.K75]*[.K75]))/(1+[.K75]*COS(RADIANS([.N75])))" office:value-type="float" office:value="0.984220701449411">
            <text:p>0.98</text:p>
          </table:table-cell>
          <table:table-cell table:formula="of:=[.M75]-0.00569-0.00478*SIN(RADIANS(125.04-1934.136*[.G75]))" office:value-type="float" office:value="302.693143202967">
            <text:p>302.69</text:p>
          </table:table-cell>
          <table:table-cell table:formula="of:=23+(26+((21.448-[.G75]*(46.815+[.G75]*(0.00059-[.G75]*0.001813))))/60)/60" office:value-type="float" office:value="23.4366825255599">
            <text:p>23.44</text:p>
          </table:table-cell>
          <table:table-cell table:formula="of:=[.Q75]+0.00256*COS(RADIANS(125.04-1934.136*[.G75]))" office:value-type="float" office:value="23.4363678716888">
            <text:p>23.44</text:p>
          </table:table-cell>
          <table:table-cell table:formula="of:=DEGREES(ATAN2(COS(RADIANS([.P75]));COS(RADIANS([.R75]))*SIN(RADIANS([.P75]))))" office:value-type="float" office:value="-55.0260912045072">
            <text:p>-55.03</text:p>
          </table:table-cell>
          <table:table-cell table:formula="of:=DEGREES(ASIN(SIN(RADIANS([.R75]))*SIN(RADIANS([.P75]))))" office:value-type="float" office:value="-19.5555174101313">
            <text:p>-19.56</text:p>
          </table:table-cell>
          <table:table-cell table:formula="of:=TAN(RADIANS([.R75]/2))*TAN(RADIANS([.R75]/2))" office:value-type="float" office:value="0.0430234905505808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11.6472140826016">
            <text:p>-11.65</text:p>
          </table:table-cell>
          <table:table-cell table:formula="of:=DEGREES(ACOS(COS(RADIANS(90.833))/(COS(RADIANS([.$B$3]))*COS(RADIANS([.T75])))-TAN(RADIANS([.$B$3]))*TAN(RADIANS([.T75]))))" office:value-type="float" office:value="64.5585780721192">
            <text:p>64.56</text:p>
          </table:table-cell>
          <table:table-cell table:style-name="ce8" table:formula="of:=(720-4*[.$B$4]-[.V75]+[.$B$5]*60)/1440" office:value-type="float" office:value="0.491421676446251">
            <text:p>11:47:39</text:p>
          </table:table-cell>
          <table:table-cell table:style-name="ce8" table:formula="of:=[.X75]-[.W75]*4/1440" office:value-type="float" office:value="0.312092292912587">
            <text:p>7:29:25</text:p>
          </table:table-cell>
          <table:table-cell table:style-name="ce8" table:formula="of:=[.X75]+[.W75]*4/1440" office:value-type="float" office:value="0.670751059979915">
            <text:p>16:05:53</text:p>
          </table:table-cell>
          <table:table-cell table:style-name="ce11" table:formula="of:=8*[.W75]" office:value-type="float" office:value="516.468624576954">
            <text:p>516.47</text:p>
          </table:table-cell>
          <table:table-cell table:formula="of:=MOD([.E75]*1440+[.V75]+4*[.$B$4]-60*[.$B$5];1440)" office:value-type="float" office:value="456.352785917399">
            <text:p>456.35</text:p>
          </table:table-cell>
          <table:table-cell table:formula="of:=IF([.AB75]/4&lt;0;[.AB75]/4+180;[.AB75]/4-180)" office:value-type="float" office:value="-65.9118035206504">
            <text:p>-65.91</text:p>
          </table:table-cell>
          <table:table-cell table:formula="of:=DEGREES(ACOS(SIN(RADIANS([.$B$3]))*SIN(RADIANS([.T75]))+COS(RADIANS([.$B$3]))*COS(RADIANS([.T75]))*COS(RADIANS([.AC75]))))" office:value-type="float" office:value="91.5460144040587">
            <text:p>91.55</text:p>
          </table:table-cell>
          <table:table-cell table:formula="of:=90-[.AD75]" office:value-type="float" office:value="-1.54601440405868">
            <text:p>-1.55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213786112810955">
            <text:p>0.21</text:p>
          </table:table-cell>
          <table:table-cell table:formula="of:=[.AE75]+[.AF75]" office:value-type="float" office:value="-1.33222829124773">
            <text:p>-1.33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120.619106448674">
            <text:p>120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5]+0.1/24" office:value-type="float" office:value="0.3125">
            <text:p>7:30:00</text:p>
          </table:table-cell>
          <table:table-cell table:style-name="ce9" table:formula="of:=[.D76]+2415018.5+[.E76]-[.$B$5]/24" office:value-type="float" office:value="2458871.77083333">
            <text:p>2458871.77</text:p>
          </table:table-cell>
          <table:table-cell table:style-name="ce10" table:formula="of:=([.F76]-2451545)/36525" office:value-type="float" office:value="0.200596052931786">
            <text:p>0.20059605</text:p>
          </table:table-cell>
          <table:table-cell/>
          <table:table-cell table:formula="of:=MOD(280.46646+[.G76]*(36000.76983+[.G76]*0.0003032);360)" office:value-type="float" office:value="302.078802604126">
            <text:p>302.08</text:p>
          </table:table-cell>
          <table:table-cell table:formula="of:=357.52911+[.G76]*(35999.05029-0.0001537*[.G76])" office:value-type="float" office:value="7578.79650128217">
            <text:p>7578.8</text:p>
          </table:table-cell>
          <table:table-cell table:formula="of:=0.016708634-[.G76]*(0.000042037+0.0000001267*[.G76])" office:value-type="float" office:value="0.0167001964454699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0.62901336850713">
            <text:p>0.63</text:p>
          </table:table-cell>
          <table:table-cell table:formula="of:=[.I76]+[.L76]" office:value-type="float" office:value="302.707815972634">
            <text:p>302.71</text:p>
          </table:table-cell>
          <table:table-cell table:formula="of:=[.J76]+[.L76]" office:value-type="float" office:value="7579.42551465068">
            <text:p>7579.43</text:p>
          </table:table-cell>
          <table:table-cell table:formula="of:=(1.000001018*(1-[.K76]*[.K76]))/(1+[.K76]*COS(RADIANS([.N76])))" office:value-type="float" office:value="0.984221099562554">
            <text:p>0.98</text:p>
          </table:table-cell>
          <table:table-cell table:formula="of:=[.M76]-0.00569-0.00478*SIN(RADIANS(125.04-1934.136*[.G76]))" office:value-type="float" office:value="302.697382214173">
            <text:p>302.7</text:p>
          </table:table-cell>
          <table:table-cell table:formula="of:=23+(26+((21.448-[.G76]*(46.815+[.G76]*(0.00059-[.G76]*0.001813))))/60)/60" office:value-type="float" office:value="23.4366825240764">
            <text:p>23.44</text:p>
          </table:table-cell>
          <table:table-cell table:formula="of:=[.Q76]+0.00256*COS(RADIANS(125.04-1934.136*[.G76]))" office:value-type="float" office:value="23.4363678799889">
            <text:p>23.44</text:p>
          </table:table-cell>
          <table:table-cell table:formula="of:=DEGREES(ATAN2(COS(RADIANS([.P76]));COS(RADIANS([.R76]))*SIN(RADIANS([.P76]))))" office:value-type="float" office:value="-55.0217111984573">
            <text:p>-55.02</text:p>
          </table:table-cell>
          <table:table-cell table:formula="of:=DEGREES(ASIN(SIN(RADIANS([.R76]))*SIN(RADIANS([.P76]))))" office:value-type="float" office:value="-19.5545509527938">
            <text:p>-19.55</text:p>
          </table:table-cell>
          <table:table-cell table:formula="of:=TAN(RADIANS([.R76]/2))*TAN(RADIANS([.R76]/2))" office:value-type="float" office:value="0.0430234905819213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11.6483132223038">
            <text:p>-11.65</text:p>
          </table:table-cell>
          <table:table-cell table:formula="of:=DEGREES(ACOS(COS(RADIANS(90.833))/(COS(RADIANS([.$B$3]))*COS(RADIANS([.T76])))-TAN(RADIANS([.$B$3]))*TAN(RADIANS([.T76]))))" office:value-type="float" office:value="64.5601112162474">
            <text:p>64.56</text:p>
          </table:table-cell>
          <table:table-cell table:style-name="ce8" table:formula="of:=(720-4*[.$B$4]-[.V76]+[.$B$5]*60)/1440" office:value-type="float" office:value="0.491422439737711">
            <text:p>11:47:39</text:p>
          </table:table-cell>
          <table:table-cell table:style-name="ce8" table:formula="of:=[.X76]-[.W76]*4/1440" office:value-type="float" office:value="0.312088797470357">
            <text:p>7:29:24</text:p>
          </table:table-cell>
          <table:table-cell table:style-name="ce8" table:formula="of:=[.X76]+[.W76]*4/1440" office:value-type="float" office:value="0.670756082005065">
            <text:p>16:05:53</text:p>
          </table:table-cell>
          <table:table-cell table:style-name="ce11" table:formula="of:=8*[.W76]" office:value-type="float" office:value="516.480889729979">
            <text:p>516.48</text:p>
          </table:table-cell>
          <table:table-cell table:formula="of:=MOD([.E76]*1440+[.V76]+4*[.$B$4]-60*[.$B$5];1440)" office:value-type="float" office:value="462.351686777696">
            <text:p>462.35</text:p>
          </table:table-cell>
          <table:table-cell table:formula="of:=IF([.AB76]/4&lt;0;[.AB76]/4+180;[.AB76]/4-180)" office:value-type="float" office:value="-64.4120783055759">
            <text:p>-64.41</text:p>
          </table:table-cell>
          <table:table-cell table:formula="of:=DEGREES(ACOS(SIN(RADIANS([.$B$3]))*SIN(RADIANS([.T76]))+COS(RADIANS([.$B$3]))*COS(RADIANS([.T76]))*COS(RADIANS([.AC76]))))" office:value-type="float" office:value="90.7554860687695">
            <text:p>90.76</text:p>
          </table:table-cell>
          <table:table-cell table:formula="of:=90-[.AD76]" office:value-type="float" office:value="-0.755486068769471">
            <text:p>-0.76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437569270571791">
            <text:p>0.44</text:p>
          </table:table-cell>
          <table:table-cell table:formula="of:=[.AE76]+[.AF76]" office:value-type="float" office:value="-0.31791679819768">
            <text:p>-0.32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121.790782259147">
            <text:p>121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6]+0.1/24" office:value-type="float" office:value="0.316666666666667">
            <text:p>7:36:00</text:p>
          </table:table-cell>
          <table:table-cell table:style-name="ce9" table:formula="of:=[.D77]+2415018.5+[.E77]-[.$B$5]/24" office:value-type="float" office:value="2458871.775">
            <text:p>2458871.78</text:p>
          </table:table-cell>
          <table:table-cell table:style-name="ce10" table:formula="of:=([.F77]-2451545)/36525" office:value-type="float" office:value="0.200596167008908">
            <text:p>0.20059617</text:p>
          </table:table-cell>
          <table:table-cell/>
          <table:table-cell table:formula="of:=MOD(280.46646+[.G77]*(36000.76983+[.G77]*0.0003032);360)" office:value-type="float" office:value="302.082909468354">
            <text:p>302.08</text:p>
          </table:table-cell>
          <table:table-cell table:formula="of:=357.52911+[.G77]*(35999.05029-0.0001537*[.G77])" office:value-type="float" office:value="7578.80060795022">
            <text:p>7578.8</text:p>
          </table:table-cell>
          <table:table-cell table:formula="of:=0.016708634-[.G77]*(0.000042037+0.0000001267*[.G77])" office:value-type="float" office:value="0.0167001964406687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0.629145514317197">
            <text:p>0.63</text:p>
          </table:table-cell>
          <table:table-cell table:formula="of:=[.I77]+[.L77]" office:value-type="float" office:value="302.712054982671">
            <text:p>302.71</text:p>
          </table:table-cell>
          <table:table-cell table:formula="of:=[.J77]+[.L77]" office:value-type="float" office:value="7579.42975346454">
            <text:p>7579.43</text:p>
          </table:table-cell>
          <table:table-cell table:formula="of:=(1.000001018*(1-[.K77]*[.K77]))/(1+[.K77]*COS(RADIANS([.N77])))" office:value-type="float" office:value="0.984221497759222">
            <text:p>0.98</text:p>
          </table:table-cell>
          <table:table-cell table:formula="of:=[.M77]-0.00569-0.00478*SIN(RADIANS(125.04-1934.136*[.G77]))" office:value-type="float" office:value="302.701621221949">
            <text:p>302.7</text:p>
          </table:table-cell>
          <table:table-cell table:formula="of:=23+(26+((21.448-[.G77]*(46.815+[.G77]*(0.00059-[.G77]*0.001813))))/60)/60" office:value-type="float" office:value="23.436682522593">
            <text:p>23.44</text:p>
          </table:table-cell>
          <table:table-cell table:formula="of:=[.Q77]+0.00256*COS(RADIANS(125.04-1934.136*[.G77]))" office:value-type="float" office:value="23.436367888289">
            <text:p>23.44</text:p>
          </table:table-cell>
          <table:table-cell table:formula="of:=DEGREES(ATAN2(COS(RADIANS([.P77]));COS(RADIANS([.R77]))*SIN(RADIANS([.P77]))))" office:value-type="float" office:value="-55.017331248439">
            <text:p>-55.02</text:p>
          </table:table-cell>
          <table:table-cell table:formula="of:=DEGREES(ASIN(SIN(RADIANS([.R77]))*SIN(RADIANS([.P77]))))" office:value-type="float" office:value="-19.5535843906336">
            <text:p>-19.55</text:p>
          </table:table-cell>
          <table:table-cell table:formula="of:=TAN(RADIANS([.R77]/2))*TAN(RADIANS([.R77]/2))" office:value-type="float" office:value="0.043023490613262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11.6494121383694">
            <text:p>-11.65</text:p>
          </table:table-cell>
          <table:table-cell table:formula="of:=DEGREES(ACOS(COS(RADIANS(90.833))/(COS(RADIANS([.$B$3]))*COS(RADIANS([.T77])))-TAN(RADIANS([.$B$3]))*TAN(RADIANS([.T77]))))" office:value-type="float" office:value="64.5616444892228">
            <text:p>64.56</text:p>
          </table:table-cell>
          <table:table-cell table:style-name="ce8" table:formula="of:=(720-4*[.$B$4]-[.V77]+[.$B$5]*60)/1440" office:value-type="float" office:value="0.491423202873868">
            <text:p>11:47:39</text:p>
          </table:table-cell>
          <table:table-cell table:style-name="ce8" table:formula="of:=[.X77]-[.W77]*4/1440" office:value-type="float" office:value="0.312085301514915">
            <text:p>7:29:24</text:p>
          </table:table-cell>
          <table:table-cell table:style-name="ce8" table:formula="of:=[.X77]+[.W77]*4/1440" office:value-type="float" office:value="0.67076110423282">
            <text:p>16:05:54</text:p>
          </table:table-cell>
          <table:table-cell table:style-name="ce11" table:formula="of:=8*[.W77]" office:value-type="float" office:value="516.493155913783">
            <text:p>516.49</text:p>
          </table:table-cell>
          <table:table-cell table:formula="of:=MOD([.E77]*1440+[.V77]+4*[.$B$4]-60*[.$B$5];1440)" office:value-type="float" office:value="468.350587861631">
            <text:p>468.35</text:p>
          </table:table-cell>
          <table:table-cell table:formula="of:=IF([.AB77]/4&lt;0;[.AB77]/4+180;[.AB77]/4-180)" office:value-type="float" office:value="-62.9123530345923">
            <text:p>-62.91</text:p>
          </table:table-cell>
          <table:table-cell table:formula="of:=DEGREES(ACOS(SIN(RADIANS([.$B$3]))*SIN(RADIANS([.T77]))+COS(RADIANS([.$B$3]))*COS(RADIANS([.T77]))*COS(RADIANS([.AC77]))))" office:value-type="float" office:value="89.9749275331764">
            <text:p>89.97</text:p>
          </table:table-cell>
          <table:table-cell table:formula="of:=90-[.AD77]" office:value-type="float" office:value="0.0250724668236018">
            <text:p>0.03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47835340182856">
            <text:p>0.48</text:p>
          </table:table-cell>
          <table:table-cell table:formula="of:=[.AE77]+[.AF77]" office:value-type="float" office:value="0.503425868652162">
            <text:p>0.5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122.968922343867">
            <text:p>122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7]+0.1/24" office:value-type="float" office:value="0.320833333333333">
            <text:p>7:42:00</text:p>
          </table:table-cell>
          <table:table-cell table:style-name="ce9" table:formula="of:=[.D78]+2415018.5+[.E78]-[.$B$5]/24" office:value-type="float" office:value="2458871.77916667">
            <text:p>2458871.78</text:p>
          </table:table-cell>
          <table:table-cell table:style-name="ce10" table:formula="of:=([.F78]-2451545)/36525" office:value-type="float" office:value="0.200596281086018">
            <text:p>0.20059628</text:p>
          </table:table-cell>
          <table:table-cell/>
          <table:table-cell table:formula="of:=MOD(280.46646+[.G78]*(36000.76983+[.G78]*0.0003032);360)" office:value-type="float" office:value="302.087016332123">
            <text:p>302.09</text:p>
          </table:table-cell>
          <table:table-cell table:formula="of:=357.52911+[.G78]*(35999.05029-0.0001537*[.G78])" office:value-type="float" office:value="7578.80471461781">
            <text:p>7578.8</text:p>
          </table:table-cell>
          <table:table-cell table:formula="of:=0.016708634-[.G78]*(0.000042037+0.0000001267*[.G78])" office:value-type="float" office:value="0.0167001964358674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0.629277656682649">
            <text:p>0.63</text:p>
          </table:table-cell>
          <table:table-cell table:formula="of:=[.I78]+[.L78]" office:value-type="float" office:value="302.716293988806">
            <text:p>302.72</text:p>
          </table:table-cell>
          <table:table-cell table:formula="of:=[.J78]+[.L78]" office:value-type="float" office:value="7579.43399227449">
            <text:p>7579.43</text:p>
          </table:table-cell>
          <table:table-cell table:formula="of:=(1.000001018*(1-[.K78]*[.K78]))/(1+[.K78]*COS(RADIANS([.N78])))" office:value-type="float" office:value="0.984221896039368">
            <text:p>0.98</text:p>
          </table:table-cell>
          <table:table-cell table:formula="of:=[.M78]-0.00569-0.00478*SIN(RADIANS(125.04-1934.136*[.G78]))" office:value-type="float" office:value="302.705860225821">
            <text:p>302.71</text:p>
          </table:table-cell>
          <table:table-cell table:formula="of:=23+(26+((21.448-[.G78]*(46.815+[.G78]*(0.00059-[.G78]*0.001813))))/60)/60" office:value-type="float" office:value="23.4366825211095">
            <text:p>23.44</text:p>
          </table:table-cell>
          <table:table-cell table:formula="of:=[.Q78]+0.00256*COS(RADIANS(125.04-1934.136*[.G78]))" office:value-type="float" office:value="23.4363678965891">
            <text:p>23.44</text:p>
          </table:table-cell>
          <table:table-cell table:formula="of:=DEGREES(ATAN2(COS(RADIANS([.P78]));COS(RADIANS([.R78]))*SIN(RADIANS([.P78]))))" office:value-type="float" office:value="-55.0129513549422">
            <text:p>-55.01</text:p>
          </table:table-cell>
          <table:table-cell table:formula="of:=DEGREES(ASIN(SIN(RADIANS([.R78]))*SIN(RADIANS([.P78]))))" office:value-type="float" office:value="-19.5526177237653">
            <text:p>-19.55</text:p>
          </table:table-cell>
          <table:table-cell table:formula="of:=TAN(RADIANS([.R78]/2))*TAN(RADIANS([.R78]/2))" office:value-type="float" office:value="0.0430234906446026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11.6505108306634">
            <text:p>-11.65</text:p>
          </table:table-cell>
          <table:table-cell table:formula="of:=DEGREES(ACOS(COS(RADIANS(90.833))/(COS(RADIANS([.$B$3]))*COS(RADIANS([.T78])))-TAN(RADIANS([.$B$3]))*TAN(RADIANS([.T78]))))" office:value-type="float" office:value="64.5631778908549">
            <text:p>64.56</text:p>
          </table:table-cell>
          <table:table-cell table:style-name="ce8" table:formula="of:=(720-4*[.$B$4]-[.V78]+[.$B$5]*60)/1440" office:value-type="float" office:value="0.491423965854627">
            <text:p>11:47:39</text:p>
          </table:table-cell>
          <table:table-cell table:style-name="ce8" table:formula="of:=[.X78]-[.W78]*4/1440" office:value-type="float" office:value="0.312081805046697">
            <text:p>7:29:24</text:p>
          </table:table-cell>
          <table:table-cell table:style-name="ce8" table:formula="of:=[.X78]+[.W78]*4/1440" office:value-type="float" office:value="0.670766126662558">
            <text:p>16:05:54</text:p>
          </table:table-cell>
          <table:table-cell table:style-name="ce11" table:formula="of:=8*[.W78]" office:value-type="float" office:value="516.505423126839">
            <text:p>516.51</text:p>
          </table:table-cell>
          <table:table-cell table:formula="of:=MOD([.E78]*1440+[.V78]+4*[.$B$4]-60*[.$B$5];1440)" office:value-type="float" office:value="474.349489169337">
            <text:p>474.35</text:p>
          </table:table-cell>
          <table:table-cell table:formula="of:=IF([.AB78]/4&lt;0;[.AB78]/4+180;[.AB78]/4-180)" office:value-type="float" office:value="-61.4126277076658">
            <text:p>-61.41</text:p>
          </table:table-cell>
          <table:table-cell table:formula="of:=DEGREES(ACOS(SIN(RADIANS([.$B$3]))*SIN(RADIANS([.T78]))+COS(RADIANS([.$B$3]))*COS(RADIANS([.T78]))*COS(RADIANS([.AC78]))))" office:value-type="float" office:value="89.2047257154537">
            <text:p>89.2</text:p>
          </table:table-cell>
          <table:table-cell table:formula="of:=90-[.AD78]" office:value-type="float" office:value="0.795274284546323">
            <text:p>0.8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383926844978543">
            <text:p>0.38</text:p>
          </table:table-cell>
          <table:table-cell table:formula="of:=[.AE78]+[.AF78]" office:value-type="float" office:value="1.17920112952487">
            <text:p>1.18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124.153875581636">
            <text:p>124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8]+0.1/24" office:value-type="float" office:value="0.325">
            <text:p>7:48:00</text:p>
          </table:table-cell>
          <table:table-cell table:style-name="ce9" table:formula="of:=[.D79]+2415018.5+[.E79]-[.$B$5]/24" office:value-type="float" office:value="2458871.78333333">
            <text:p>2458871.78</text:p>
          </table:table-cell>
          <table:table-cell table:style-name="ce10" table:formula="of:=([.F79]-2451545)/36525" office:value-type="float" office:value="0.20059639516314">
            <text:p>0.20059640</text:p>
          </table:table-cell>
          <table:table-cell/>
          <table:table-cell table:formula="of:=MOD(280.46646+[.G79]*(36000.76983+[.G79]*0.0003032);360)" office:value-type="float" office:value="302.091123196353">
            <text:p>302.09</text:p>
          </table:table-cell>
          <table:table-cell table:formula="of:=357.52911+[.G79]*(35999.05029-0.0001537*[.G79])" office:value-type="float" office:value="7578.80882128586">
            <text:p>7578.81</text:p>
          </table:table-cell>
          <table:table-cell table:formula="of:=0.016708634-[.G79]*(0.000042037+0.0000001267*[.G79])" office:value-type="float" office:value="0.0167001964310662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0.629409795632168">
            <text:p>0.63</text:p>
          </table:table-cell>
          <table:table-cell table:formula="of:=[.I79]+[.L79]" office:value-type="float" office:value="302.720532991985">
            <text:p>302.72</text:p>
          </table:table-cell>
          <table:table-cell table:formula="of:=[.J79]+[.L79]" office:value-type="float" office:value="7579.43823108149">
            <text:p>7579.44</text:p>
          </table:table-cell>
          <table:table-cell table:formula="of:=(1.000001018*(1-[.K79]*[.K79]))/(1+[.K79]*COS(RADIANS([.N79])))" office:value-type="float" office:value="0.984222294403079">
            <text:p>0.98</text:p>
          </table:table-cell>
          <table:table-cell table:formula="of:=[.M79]-0.00569-0.00478*SIN(RADIANS(125.04-1934.136*[.G79]))" office:value-type="float" office:value="302.710099226738">
            <text:p>302.71</text:p>
          </table:table-cell>
          <table:table-cell table:formula="of:=23+(26+((21.448-[.G79]*(46.815+[.G79]*(0.00059-[.G79]*0.001813))))/60)/60" office:value-type="float" office:value="23.436682519626">
            <text:p>23.44</text:p>
          </table:table-cell>
          <table:table-cell table:formula="of:=[.Q79]+0.00256*COS(RADIANS(125.04-1934.136*[.G79]))" office:value-type="float" office:value="23.4363679048892">
            <text:p>23.44</text:p>
          </table:table-cell>
          <table:table-cell table:formula="of:=DEGREES(ATAN2(COS(RADIANS([.P79]));COS(RADIANS([.R79]))*SIN(RADIANS([.P79]))))" office:value-type="float" office:value="-55.0085715169902">
            <text:p>-55.01</text:p>
          </table:table-cell>
          <table:table-cell table:formula="of:=DEGREES(ASIN(SIN(RADIANS([.R79]))*SIN(RADIANS([.P79]))))" office:value-type="float" office:value="-19.5516509519801">
            <text:p>-19.55</text:p>
          </table:table-cell>
          <table:table-cell table:formula="of:=TAN(RADIANS([.R79]/2))*TAN(RADIANS([.R79]/2))" office:value-type="float" office:value="0.0430234906759432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11.651609299418">
            <text:p>-11.65</text:p>
          </table:table-cell>
          <table:table-cell table:formula="of:=DEGREES(ACOS(COS(RADIANS(90.833))/(COS(RADIANS([.$B$3]))*COS(RADIANS([.T79])))-TAN(RADIANS([.$B$3]))*TAN(RADIANS([.T79]))))" office:value-type="float" office:value="64.5647114214665">
            <text:p>64.56</text:p>
          </table:table-cell>
          <table:table-cell table:style-name="ce8" table:formula="of:=(720-4*[.$B$4]-[.V79]+[.$B$5]*60)/1440" office:value-type="float" office:value="0.491424728680151">
            <text:p>11:47:39</text:p>
          </table:table-cell>
          <table:table-cell table:style-name="ce8" table:formula="of:=[.X79]-[.W79]*4/1440" office:value-type="float" office:value="0.312078308064967">
            <text:p>7:29:24</text:p>
          </table:table-cell>
          <table:table-cell table:style-name="ce8" table:formula="of:=[.X79]+[.W79]*4/1440" office:value-type="float" office:value="0.670771149295336">
            <text:p>16:05:55</text:p>
          </table:table-cell>
          <table:table-cell table:style-name="ce11" table:formula="of:=8*[.W79]" office:value-type="float" office:value="516.517691371732">
            <text:p>516.52</text:p>
          </table:table-cell>
          <table:table-cell table:formula="of:=MOD([.E79]*1440+[.V79]+4*[.$B$4]-60*[.$B$5];1440)" office:value-type="float" office:value="480.348390700582">
            <text:p>480.35</text:p>
          </table:table-cell>
          <table:table-cell table:formula="of:=IF([.AB79]/4&lt;0;[.AB79]/4+180;[.AB79]/4-180)" office:value-type="float" office:value="-59.9129023248545">
            <text:p>-59.91</text:p>
          </table:table-cell>
          <table:table-cell table:formula="of:=DEGREES(ACOS(SIN(RADIANS([.$B$3]))*SIN(RADIANS([.T79]))+COS(RADIANS([.$B$3]))*COS(RADIANS([.T79]))*COS(RADIANS([.AC79]))))" office:value-type="float" office:value="88.4452718240317">
            <text:p>88.45</text:p>
          </table:table-cell>
          <table:table-cell table:formula="of:=90-[.AD79]" office:value-type="float" office:value="1.55472817596829">
            <text:p>1.55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315379135292458">
            <text:p>0.32</text:p>
          </table:table-cell>
          <table:table-cell table:formula="of:=[.AE79]+[.AF79]" office:value-type="float" office:value="1.87010731126075">
            <text:p>1.87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125.345976335574">
            <text:p>125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79]+0.1/24" office:value-type="float" office:value="0.329166666666667">
            <text:p>7:54:00</text:p>
          </table:table-cell>
          <table:table-cell table:style-name="ce9" table:formula="of:=[.D80]+2415018.5+[.E80]-[.$B$5]/24" office:value-type="float" office:value="2458871.7875">
            <text:p>2458871.79</text:p>
          </table:table-cell>
          <table:table-cell table:style-name="ce10" table:formula="of:=([.F80]-2451545)/36525" office:value-type="float" office:value="0.200596509240249">
            <text:p>0.20059651</text:p>
          </table:table-cell>
          <table:table-cell/>
          <table:table-cell table:formula="of:=MOD(280.46646+[.G80]*(36000.76983+[.G80]*0.0003032);360)" office:value-type="float" office:value="302.095230060124">
            <text:p>302.1</text:p>
          </table:table-cell>
          <table:table-cell table:formula="of:=357.52911+[.G80]*(35999.05029-0.0001537*[.G80])" office:value-type="float" office:value="7578.81292795345">
            <text:p>7578.81</text:p>
          </table:table-cell>
          <table:table-cell table:formula="of:=0.016708634-[.G80]*(0.000042037+0.0000001267*[.G80])" office:value-type="float" office:value="0.0167001964262649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0.629541931135747">
            <text:p>0.63</text:p>
          </table:table-cell>
          <table:table-cell table:formula="of:=[.I80]+[.L80]" office:value-type="float" office:value="302.72477199126">
            <text:p>302.72</text:p>
          </table:table-cell>
          <table:table-cell table:formula="of:=[.J80]+[.L80]" office:value-type="float" office:value="7579.44246988458">
            <text:p>7579.44</text:p>
          </table:table-cell>
          <table:table-cell table:formula="of:=(1.000001018*(1-[.K80]*[.K80]))/(1+[.K80]*COS(RADIANS([.N80])))" office:value-type="float" office:value="0.984222692850263">
            <text:p>0.98</text:p>
          </table:table-cell>
          <table:table-cell table:formula="of:=[.M80]-0.00569-0.00478*SIN(RADIANS(125.04-1934.136*[.G80]))" office:value-type="float" office:value="302.71433822375">
            <text:p>302.71</text:p>
          </table:table-cell>
          <table:table-cell table:formula="of:=23+(26+((21.448-[.G80]*(46.815+[.G80]*(0.00059-[.G80]*0.001813))))/60)/60" office:value-type="float" office:value="23.4366825181425">
            <text:p>23.44</text:p>
          </table:table-cell>
          <table:table-cell table:formula="of:=[.Q80]+0.00256*COS(RADIANS(125.04-1934.136*[.G80]))" office:value-type="float" office:value="23.4363679131893">
            <text:p>23.44</text:p>
          </table:table-cell>
          <table:table-cell table:formula="of:=DEGREES(ATAN2(COS(RADIANS([.P80]));COS(RADIANS([.R80]))*SIN(RADIANS([.P80]))))" office:value-type="float" office:value="-55.0041917355653">
            <text:p>-55</text:p>
          </table:table-cell>
          <table:table-cell table:formula="of:=DEGREES(ASIN(SIN(RADIANS([.R80]))*SIN(RADIANS([.P80]))))" office:value-type="float" office:value="-19.5506840755016">
            <text:p>-19.55</text:p>
          </table:table-cell>
          <table:table-cell table:formula="of:=TAN(RADIANS([.R80]/2))*TAN(RADIANS([.R80]/2))" office:value-type="float" office:value="0.0430234907072839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11.652707544376">
            <text:p>-11.65</text:p>
          </table:table-cell>
          <table:table-cell table:formula="of:=DEGREES(ACOS(COS(RADIANS(90.833))/(COS(RADIANS([.$B$3]))*COS(RADIANS([.T80])))-TAN(RADIANS([.$B$3]))*TAN(RADIANS([.T80]))))" office:value-type="float" office:value="64.5662450806946">
            <text:p>64.57</text:p>
          </table:table-cell>
          <table:table-cell table:style-name="ce8" table:formula="of:=(720-4*[.$B$4]-[.V80]+[.$B$5]*60)/1440" office:value-type="float" office:value="0.491425491350261">
            <text:p>11:47:39</text:p>
          </table:table-cell>
          <table:table-cell table:style-name="ce8" table:formula="of:=[.X80]-[.W80]*4/1440" office:value-type="float" office:value="0.312074810570554">
            <text:p>7:29:23</text:p>
          </table:table-cell>
          <table:table-cell table:style-name="ce8" table:formula="of:=[.X80]+[.W80]*4/1440" office:value-type="float" office:value="0.670776172129968">
            <text:p>16:05:55</text:p>
          </table:table-cell>
          <table:table-cell table:style-name="ce11" table:formula="of:=8*[.W80]" office:value-type="float" office:value="516.529960645557">
            <text:p>516.53</text:p>
          </table:table-cell>
          <table:table-cell table:formula="of:=MOD([.E80]*1440+[.V80]+4*[.$B$4]-60*[.$B$5];1440)" office:value-type="float" office:value="486.347292455624">
            <text:p>486.35</text:p>
          </table:table-cell>
          <table:table-cell table:formula="of:=IF([.AB80]/4&lt;0;[.AB80]/4+180;[.AB80]/4-180)" office:value-type="float" office:value="-58.413176886094">
            <text:p>-58.41</text:p>
          </table:table-cell>
          <table:table-cell table:formula="of:=DEGREES(ACOS(SIN(RADIANS([.$B$3]))*SIN(RADIANS([.T80]))+COS(RADIANS([.$B$3]))*COS(RADIANS([.T80]))*COS(RADIANS([.AC80]))))" office:value-type="float" office:value="87.6969613316545">
            <text:p>87.7</text:p>
          </table:table-cell>
          <table:table-cell table:formula="of:=90-[.AD80]" office:value-type="float" office:value="2.30303866834548">
            <text:p>2.3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264935042677366">
            <text:p>0.26</text:p>
          </table:table-cell>
          <table:table-cell table:formula="of:=[.AE80]+[.AF80]" office:value-type="float" office:value="2.56797371102285">
            <text:p>2.57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126.545543879203">
            <text:p>126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0]+0.1/24" office:value-type="float" office:value="0.333333333333333">
            <text:p>8:00:00</text:p>
          </table:table-cell>
          <table:table-cell table:style-name="ce9" table:formula="of:=[.D81]+2415018.5+[.E81]-[.$B$5]/24" office:value-type="float" office:value="2458871.79166667">
            <text:p>2458871.79</text:p>
          </table:table-cell>
          <table:table-cell table:style-name="ce10" table:formula="of:=([.F81]-2451545)/36525" office:value-type="float" office:value="0.200596623317371">
            <text:p>0.20059662</text:p>
          </table:table-cell>
          <table:table-cell/>
          <table:table-cell table:formula="of:=MOD(280.46646+[.G81]*(36000.76983+[.G81]*0.0003032);360)" office:value-type="float" office:value="302.099336924352">
            <text:p>302.1</text:p>
          </table:table-cell>
          <table:table-cell table:formula="of:=357.52911+[.G81]*(35999.05029-0.0001537*[.G81])" office:value-type="float" office:value="7578.81703462149">
            <text:p>7578.82</text:p>
          </table:table-cell>
          <table:table-cell table:formula="of:=0.016708634-[.G81]*(0.000042037+0.0000001267*[.G81])" office:value-type="float" office:value="0.0167001964214636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0.62967406322196">
            <text:p>0.63</text:p>
          </table:table-cell>
          <table:table-cell table:formula="of:=[.I81]+[.L81]" office:value-type="float" office:value="302.729010987573">
            <text:p>302.73</text:p>
          </table:table-cell>
          <table:table-cell table:formula="of:=[.J81]+[.L81]" office:value-type="float" office:value="7579.44670868471">
            <text:p>7579.45</text:p>
          </table:table-cell>
          <table:table-cell table:formula="of:=(1.000001018*(1-[.K81]*[.K81]))/(1+[.K81]*COS(RADIANS([.N81])))" office:value-type="float" office:value="0.984223091381009">
            <text:p>0.98</text:p>
          </table:table-cell>
          <table:table-cell table:formula="of:=[.M81]-0.00569-0.00478*SIN(RADIANS(125.04-1934.136*[.G81]))" office:value-type="float" office:value="302.718577217802">
            <text:p>302.72</text:p>
          </table:table-cell>
          <table:table-cell table:formula="of:=23+(26+((21.448-[.G81]*(46.815+[.G81]*(0.00059-[.G81]*0.001813))))/60)/60" office:value-type="float" office:value="23.436682516659">
            <text:p>23.44</text:p>
          </table:table-cell>
          <table:table-cell table:formula="of:=[.Q81]+0.00256*COS(RADIANS(125.04-1934.136*[.G81]))" office:value-type="float" office:value="23.4363679214894">
            <text:p>23.44</text:p>
          </table:table-cell>
          <table:table-cell table:formula="of:=DEGREES(ATAN2(COS(RADIANS([.P81]));COS(RADIANS([.R81]))*SIN(RADIANS([.P81]))))" office:value-type="float" office:value="-54.9998120096949">
            <text:p>-55</text:p>
          </table:table-cell>
          <table:table-cell table:formula="of:=DEGREES(ASIN(SIN(RADIANS([.R81]))*SIN(RADIANS([.P81]))))" office:value-type="float" office:value="-19.5497170941217">
            <text:p>-19.55</text:p>
          </table:table-cell>
          <table:table-cell table:formula="of:=TAN(RADIANS([.R81]/2))*TAN(RADIANS([.R81]/2))" office:value-type="float" office:value="0.0430234907386246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11.6538055657687">
            <text:p>-11.65</text:p>
          </table:table-cell>
          <table:table-cell table:formula="of:=DEGREES(ACOS(COS(RADIANS(90.833))/(COS(RADIANS([.$B$3]))*COS(RADIANS([.T81])))-TAN(RADIANS([.$B$3]))*TAN(RADIANS([.T81]))))" office:value-type="float" office:value="64.5677788688608">
            <text:p>64.57</text:p>
          </table:table-cell>
          <table:table-cell table:style-name="ce8" table:formula="of:=(720-4*[.$B$4]-[.V81]+[.$B$5]*60)/1440" office:value-type="float" office:value="0.491426253865117">
            <text:p>11:47:39</text:p>
          </table:table-cell>
          <table:table-cell table:style-name="ce8" table:formula="of:=[.X81]-[.W81]*4/1440" office:value-type="float" office:value="0.312071312562726">
            <text:p>7:29:23</text:p>
          </table:table-cell>
          <table:table-cell table:style-name="ce8" table:formula="of:=[.X81]+[.W81]*4/1440" office:value-type="float" office:value="0.670781195167508">
            <text:p>16:05:55</text:p>
          </table:table-cell>
          <table:table-cell table:style-name="ce11" table:formula="of:=8*[.W81]" office:value-type="float" office:value="516.542230950886">
            <text:p>516.54</text:p>
          </table:table-cell>
          <table:table-cell table:formula="of:=MOD([.E81]*1440+[.V81]+4*[.$B$4]-60*[.$B$5];1440)" office:value-type="float" office:value="492.346194434231">
            <text:p>492.35</text:p>
          </table:table-cell>
          <table:table-cell table:formula="of:=IF([.AB81]/4&lt;0;[.AB81]/4+180;[.AB81]/4-180)" office:value-type="float" office:value="-56.9134513914422">
            <text:p>-56.91</text:p>
          </table:table-cell>
          <table:table-cell table:formula="of:=DEGREES(ACOS(SIN(RADIANS([.$B$3]))*SIN(RADIANS([.T81]))+COS(RADIANS([.$B$3]))*COS(RADIANS([.T81]))*COS(RADIANS([.AC81]))))" office:value-type="float" office:value="86.9601939056258">
            <text:p>86.96</text:p>
          </table:table-cell>
          <table:table-cell table:formula="of:=90-[.AD81]" office:value-type="float" office:value="3.0398060943742">
            <text:p>3.04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226855997037709">
            <text:p>0.23</text:p>
          </table:table-cell>
          <table:table-cell table:formula="of:=[.AE81]+[.AF81]" office:value-type="float" office:value="3.26666209141191">
            <text:p>3.27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127.752881754981">
            <text:p>127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1]+0.1/24" office:value-type="float" office:value="0.3375">
            <text:p>8:06:00</text:p>
          </table:table-cell>
          <table:table-cell table:style-name="ce9" table:formula="of:=[.D82]+2415018.5+[.E82]-[.$B$5]/24" office:value-type="float" office:value="2458871.79583333">
            <text:p>2458871.80</text:p>
          </table:table-cell>
          <table:table-cell table:style-name="ce10" table:formula="of:=([.F82]-2451545)/36525" office:value-type="float" office:value="0.20059673739448">
            <text:p>0.20059674</text:p>
          </table:table-cell>
          <table:table-cell/>
          <table:table-cell table:formula="of:=MOD(280.46646+[.G82]*(36000.76983+[.G82]*0.0003032);360)" office:value-type="float" office:value="302.103443788121">
            <text:p>302.1</text:p>
          </table:table-cell>
          <table:table-cell table:formula="of:=357.52911+[.G82]*(35999.05029-0.0001537*[.G82])" office:value-type="float" office:value="7578.82114128908">
            <text:p>7578.82</text:p>
          </table:table-cell>
          <table:table-cell table:formula="of:=0.016708634-[.G82]*(0.000042037+0.0000001267*[.G82])" office:value-type="float" office:value="0.0167001964166624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0.629806191860648">
            <text:p>0.63</text:p>
          </table:table-cell>
          <table:table-cell table:formula="of:=[.I82]+[.L82]" office:value-type="float" office:value="302.733249979981">
            <text:p>302.73</text:p>
          </table:table-cell>
          <table:table-cell table:formula="of:=[.J82]+[.L82]" office:value-type="float" office:value="7579.45094748094">
            <text:p>7579.45</text:p>
          </table:table-cell>
          <table:table-cell table:formula="of:=(1.000001018*(1-[.K82]*[.K82]))/(1+[.K82]*COS(RADIANS([.N82])))" office:value-type="float" office:value="0.984223489995223">
            <text:p>0.98</text:p>
          </table:table-cell>
          <table:table-cell table:formula="of:=[.M82]-0.00569-0.00478*SIN(RADIANS(125.04-1934.136*[.G82]))" office:value-type="float" office:value="302.722816207948">
            <text:p>302.72</text:p>
          </table:table-cell>
          <table:table-cell table:formula="of:=23+(26+((21.448-[.G82]*(46.815+[.G82]*(0.00059-[.G82]*0.001813))))/60)/60" office:value-type="float" office:value="23.4366825151756">
            <text:p>23.44</text:p>
          </table:table-cell>
          <table:table-cell table:formula="of:=[.Q82]+0.00256*COS(RADIANS(125.04-1934.136*[.G82]))" office:value-type="float" office:value="23.4363679297895">
            <text:p>23.44</text:p>
          </table:table-cell>
          <table:table-cell table:formula="of:=DEGREES(ATAN2(COS(RADIANS([.P82]));COS(RADIANS([.R82]))*SIN(RADIANS([.P82]))))" office:value-type="float" office:value="-54.9954323403576">
            <text:p>-55</text:p>
          </table:table-cell>
          <table:table-cell table:formula="of:=DEGREES(ASIN(SIN(RADIANS([.R82]))*SIN(RADIANS([.P82]))))" office:value-type="float" office:value="-19.5487500080631">
            <text:p>-19.55</text:p>
          </table:table-cell>
          <table:table-cell table:formula="of:=TAN(RADIANS([.R82]/2))*TAN(RADIANS([.R82]/2))" office:value-type="float" office:value="0.0430234907699653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11.6549033633388">
            <text:p>-11.65</text:p>
          </table:table-cell>
          <table:table-cell table:formula="of:=DEGREES(ACOS(COS(RADIANS(90.833))/(COS(RADIANS([.$B$3]))*COS(RADIANS([.T82])))-TAN(RADIANS([.$B$3]))*TAN(RADIANS([.T82]))))" office:value-type="float" office:value="64.5693127856031">
            <text:p>64.57</text:p>
          </table:table-cell>
          <table:table-cell table:style-name="ce8" table:formula="of:=(720-4*[.$B$4]-[.V82]+[.$B$5]*60)/1440" office:value-type="float" office:value="0.491427016224541">
            <text:p>11:47:39</text:p>
          </table:table-cell>
          <table:table-cell table:style-name="ce8" table:formula="of:=[.X82]-[.W82]*4/1440" office:value-type="float" office:value="0.31206781404231">
            <text:p>7:29:23</text:p>
          </table:table-cell>
          <table:table-cell table:style-name="ce8" table:formula="of:=[.X82]+[.W82]*4/1440" office:value-type="float" office:value="0.670786218406772">
            <text:p>16:05:56</text:p>
          </table:table-cell>
          <table:table-cell table:style-name="ce11" table:formula="of:=8*[.W82]" office:value-type="float" office:value="516.554502284825">
            <text:p>516.55</text:p>
          </table:table-cell>
          <table:table-cell table:formula="of:=MOD([.E82]*1440+[.V82]+4*[.$B$4]-60*[.$B$5];1440)" office:value-type="float" office:value="498.345096636661">
            <text:p>498.35</text:p>
          </table:table-cell>
          <table:table-cell table:formula="of:=IF([.AB82]/4&lt;0;[.AB82]/4+180;[.AB82]/4-180)" office:value-type="float" office:value="-55.4137258408347">
            <text:p>-55.41</text:p>
          </table:table-cell>
          <table:table-cell table:formula="of:=DEGREES(ACOS(SIN(RADIANS([.$B$3]))*SIN(RADIANS([.T82]))+COS(RADIANS([.$B$3]))*COS(RADIANS([.T82]))*COS(RADIANS([.AC82]))))" office:value-type="float" office:value="86.2353732944654">
            <text:p>86.24</text:p>
          </table:table-cell>
          <table:table-cell table:formula="of:=90-[.AD82]" office:value-type="float" office:value="3.76462670553465">
            <text:p>3.76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197225528052441">
            <text:p>0.2</text:p>
          </table:table-cell>
          <table:table-cell table:formula="of:=[.AE82]+[.AF82]" office:value-type="float" office:value="3.96185223358709">
            <text:p>3.96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128.968277070249">
            <text:p>128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2]+0.1/24" office:value-type="float" office:value="0.341666666666667">
            <text:p>8:12:00</text:p>
          </table:table-cell>
          <table:table-cell table:style-name="ce9" table:formula="of:=[.D83]+2415018.5+[.E83]-[.$B$5]/24" office:value-type="float" office:value="2458871.8">
            <text:p>2458871.80</text:p>
          </table:table-cell>
          <table:table-cell table:style-name="ce10" table:formula="of:=([.F83]-2451545)/36525" office:value-type="float" office:value="0.200596851471602">
            <text:p>0.20059685</text:p>
          </table:table-cell>
          <table:table-cell/>
          <table:table-cell table:formula="of:=MOD(280.46646+[.G83]*(36000.76983+[.G83]*0.0003032);360)" office:value-type="float" office:value="302.10755065235">
            <text:p>302.11</text:p>
          </table:table-cell>
          <table:table-cell table:formula="of:=357.52911+[.G83]*(35999.05029-0.0001537*[.G83])" office:value-type="float" office:value="7578.82524795713">
            <text:p>7578.83</text:p>
          </table:table-cell>
          <table:table-cell table:formula="of:=0.016708634-[.G83]*(0.000042037+0.0000001267*[.G83])" office:value-type="float" office:value="0.0167001964118611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0.629938317080644">
            <text:p>0.63</text:p>
          </table:table-cell>
          <table:table-cell table:formula="of:=[.I83]+[.L83]" office:value-type="float" office:value="302.737488969431">
            <text:p>302.74</text:p>
          </table:table-cell>
          <table:table-cell table:formula="of:=[.J83]+[.L83]" office:value-type="float" office:value="7579.45518627421">
            <text:p>7579.46</text:p>
          </table:table-cell>
          <table:table-cell table:formula="of:=(1.000001018*(1-[.K83]*[.K83]))/(1+[.K83]*COS(RADIANS([.N83])))" office:value-type="float" office:value="0.984223888692994">
            <text:p>0.98</text:p>
          </table:table-cell>
          <table:table-cell table:formula="of:=[.M83]-0.00569-0.00478*SIN(RADIANS(125.04-1934.136*[.G83]))" office:value-type="float" office:value="302.727055195136">
            <text:p>302.73</text:p>
          </table:table-cell>
          <table:table-cell table:formula="of:=23+(26+((21.448-[.G83]*(46.815+[.G83]*(0.00059-[.G83]*0.001813))))/60)/60" office:value-type="float" office:value="23.4366825136921">
            <text:p>23.44</text:p>
          </table:table-cell>
          <table:table-cell table:formula="of:=[.Q83]+0.00256*COS(RADIANS(125.04-1934.136*[.G83]))" office:value-type="float" office:value="23.4363679380897">
            <text:p>23.44</text:p>
          </table:table-cell>
          <table:table-cell table:formula="of:=DEGREES(ATAN2(COS(RADIANS([.P83]));COS(RADIANS([.R83]))*SIN(RADIANS([.P83]))))" office:value-type="float" office:value="-54.9910527265766">
            <text:p>-54.99</text:p>
          </table:table-cell>
          <table:table-cell table:formula="of:=DEGREES(ASIN(SIN(RADIANS([.R83]))*SIN(RADIANS([.P83]))))" office:value-type="float" office:value="-19.547782817117">
            <text:p>-19.55</text:p>
          </table:table-cell>
          <table:table-cell table:formula="of:=TAN(RADIANS([.R83]/2))*TAN(RADIANS([.R83]/2))" office:value-type="float" office:value="0.043023490801306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11.656000937319">
            <text:p>-11.66</text:p>
          </table:table-cell>
          <table:table-cell table:formula="of:=DEGREES(ACOS(COS(RADIANS(90.833))/(COS(RADIANS([.$B$3]))*COS(RADIANS([.T83])))-TAN(RADIANS([.$B$3]))*TAN(RADIANS([.T83]))))" office:value-type="float" office:value="64.5708468312448">
            <text:p>64.57</text:p>
          </table:table-cell>
          <table:table-cell table:style-name="ce8" table:formula="of:=(720-4*[.$B$4]-[.V83]+[.$B$5]*60)/1440" office:value-type="float" office:value="0.491427778428694">
            <text:p>11:47:39</text:p>
          </table:table-cell>
          <table:table-cell table:style-name="ce8" table:formula="of:=[.X83]-[.W83]*4/1440" office:value-type="float" office:value="0.312064315008569">
            <text:p>7:29:22</text:p>
          </table:table-cell>
          <table:table-cell table:style-name="ce8" table:formula="of:=[.X83]+[.W83]*4/1440" office:value-type="float" office:value="0.670791241848818">
            <text:p>16:05:56</text:p>
          </table:table-cell>
          <table:table-cell table:style-name="ce11" table:formula="of:=8*[.W83]" office:value-type="float" office:value="516.566774649958">
            <text:p>516.57</text:p>
          </table:table-cell>
          <table:table-cell table:formula="of:=MOD([.E83]*1440+[.V83]+4*[.$B$4]-60*[.$B$5];1440)" office:value-type="float" office:value="504.343999062681">
            <text:p>504.34</text:p>
          </table:table-cell>
          <table:table-cell table:formula="of:=IF([.AB83]/4&lt;0;[.AB83]/4+180;[.AB83]/4-180)" office:value-type="float" office:value="-53.9140002343298">
            <text:p>-53.91</text:p>
          </table:table-cell>
          <table:table-cell table:formula="of:=DEGREES(ACOS(SIN(RADIANS([.$B$3]))*SIN(RADIANS([.T83]))+COS(RADIANS([.$B$3]))*COS(RADIANS([.T83]))*COS(RADIANS([.AC83]))))" office:value-type="float" office:value="85.5229071663675">
            <text:p>85.52</text:p>
          </table:table-cell>
          <table:table-cell table:formula="of:=90-[.AD83]" office:value-type="float" office:value="4.47709283363254">
            <text:p>4.48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173733289771539">
            <text:p>0.17</text:p>
          </table:table-cell>
          <table:table-cell table:formula="of:=[.AE83]+[.AF83]" office:value-type="float" office:value="4.65082612340408">
            <text:p>4.65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130.19199973094">
            <text:p>130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3]+0.1/24" office:value-type="float" office:value="0.345833333333333">
            <text:p>8:18:00</text:p>
          </table:table-cell>
          <table:table-cell table:style-name="ce9" table:formula="of:=[.D84]+2415018.5+[.E84]-[.$B$5]/24" office:value-type="float" office:value="2458871.80416667">
            <text:p>2458871.80</text:p>
          </table:table-cell>
          <table:table-cell table:style-name="ce10" table:formula="of:=([.F84]-2451545)/36525" office:value-type="float" office:value="0.200596965548712">
            <text:p>0.20059697</text:p>
          </table:table-cell>
          <table:table-cell/>
          <table:table-cell table:formula="of:=MOD(280.46646+[.G84]*(36000.76983+[.G84]*0.0003032);360)" office:value-type="float" office:value="302.11165751612">
            <text:p>302.11</text:p>
          </table:table-cell>
          <table:table-cell table:formula="of:=357.52911+[.G84]*(35999.05029-0.0001537*[.G84])" office:value-type="float" office:value="7578.82935462472">
            <text:p>7578.83</text:p>
          </table:table-cell>
          <table:table-cell table:formula="of:=0.016708634-[.G84]*(0.000042037+0.0000001267*[.G84])" office:value-type="float" office:value="0.0167001964070599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0.630070438851737">
            <text:p>0.63</text:p>
          </table:table-cell>
          <table:table-cell table:formula="of:=[.I84]+[.L84]" office:value-type="float" office:value="302.741727954972">
            <text:p>302.74</text:p>
          </table:table-cell>
          <table:table-cell table:formula="of:=[.J84]+[.L84]" office:value-type="float" office:value="7579.45942506357">
            <text:p>7579.46</text:p>
          </table:table-cell>
          <table:table-cell table:formula="of:=(1.000001018*(1-[.K84]*[.K84]))/(1+[.K84]*COS(RADIANS([.N84])))" office:value-type="float" office:value="0.984224287474229">
            <text:p>0.98</text:p>
          </table:table-cell>
          <table:table-cell table:formula="of:=[.M84]-0.00569-0.00478*SIN(RADIANS(125.04-1934.136*[.G84]))" office:value-type="float" office:value="302.731294178415">
            <text:p>302.73</text:p>
          </table:table-cell>
          <table:table-cell table:formula="of:=23+(26+((21.448-[.G84]*(46.815+[.G84]*(0.00059-[.G84]*0.001813))))/60)/60" office:value-type="float" office:value="23.4366825122086">
            <text:p>23.44</text:p>
          </table:table-cell>
          <table:table-cell table:formula="of:=[.Q84]+0.00256*COS(RADIANS(125.04-1934.136*[.G84]))" office:value-type="float" office:value="23.4363679463898">
            <text:p>23.44</text:p>
          </table:table-cell>
          <table:table-cell table:formula="of:=DEGREES(ATAN2(COS(RADIANS([.P84]));COS(RADIANS([.R84]))*SIN(RADIANS([.P84]))))" office:value-type="float" office:value="-54.9866731693355">
            <text:p>-54.99</text:p>
          </table:table-cell>
          <table:table-cell table:formula="of:=DEGREES(ASIN(SIN(RADIANS([.R84]))*SIN(RADIANS([.P84]))))" office:value-type="float" office:value="-19.5468155215071">
            <text:p>-19.55</text:p>
          </table:table-cell>
          <table:table-cell table:formula="of:=TAN(RADIANS([.R84]/2))*TAN(RADIANS([.R84]/2))" office:value-type="float" office:value="0.0430234908326468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11.6570982874514">
            <text:p>-11.66</text:p>
          </table:table-cell>
          <table:table-cell table:formula="of:=DEGREES(ACOS(COS(RADIANS(90.833))/(COS(RADIANS([.$B$3]))*COS(RADIANS([.T84])))-TAN(RADIANS([.$B$3]))*TAN(RADIANS([.T84]))))" office:value-type="float" office:value="64.5723810054222">
            <text:p>64.57</text:p>
          </table:table-cell>
          <table:table-cell table:style-name="ce8" table:formula="of:=(720-4*[.$B$4]-[.V84]+[.$B$5]*60)/1440" office:value-type="float" office:value="0.491428540477397">
            <text:p>11:47:39</text:p>
          </table:table-cell>
          <table:table-cell table:style-name="ce8" table:formula="of:=[.X84]-[.W84]*4/1440" office:value-type="float" office:value="0.312060815462335">
            <text:p>7:29:22</text:p>
          </table:table-cell>
          <table:table-cell table:style-name="ce8" table:formula="of:=[.X84]+[.W84]*4/1440" office:value-type="float" office:value="0.670796265492458">
            <text:p>16:05:57</text:p>
          </table:table-cell>
          <table:table-cell table:style-name="ce11" table:formula="of:=8*[.W84]" office:value-type="float" office:value="516.579048043377">
            <text:p>516.58</text:p>
          </table:table-cell>
          <table:table-cell table:formula="of:=MOD([.E84]*1440+[.V84]+4*[.$B$4]-60*[.$B$5];1440)" office:value-type="float" office:value="510.342901712549">
            <text:p>510.34</text:p>
          </table:table-cell>
          <table:table-cell table:formula="of:=IF([.AB84]/4&lt;0;[.AB84]/4+180;[.AB84]/4-180)" office:value-type="float" office:value="-52.4142745718629">
            <text:p>-52.41</text:p>
          </table:table-cell>
          <table:table-cell table:formula="of:=DEGREES(ACOS(SIN(RADIANS([.$B$3]))*SIN(RADIANS([.T84]))+COS(RADIANS([.$B$3]))*COS(RADIANS([.T84]))*COS(RADIANS([.AC84]))))" office:value-type="float" office:value="84.8232068997529">
            <text:p>84.82</text:p>
          </table:table-cell>
          <table:table-cell table:formula="of:=90-[.AD84]" office:value-type="float" office:value="5.17679310024714">
            <text:p>5.18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155902137125581">
            <text:p>0.16</text:p>
          </table:table-cell>
          <table:table-cell table:formula="of:=[.AE84]+[.AF84]" office:value-type="float" office:value="5.33269523737272">
            <text:p>5.33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131.424301619301">
            <text:p>131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4]+0.1/24" office:value-type="float" office:value="0.35">
            <text:p>8:24:00</text:p>
          </table:table-cell>
          <table:table-cell table:style-name="ce9" table:formula="of:=[.D85]+2415018.5+[.E85]-[.$B$5]/24" office:value-type="float" office:value="2458871.80833333">
            <text:p>2458871.81</text:p>
          </table:table-cell>
          <table:table-cell table:style-name="ce10" table:formula="of:=([.F85]-2451545)/36525" office:value-type="float" office:value="0.200597079625834">
            <text:p>0.20059708</text:p>
          </table:table-cell>
          <table:table-cell/>
          <table:table-cell table:formula="of:=MOD(280.46646+[.G85]*(36000.76983+[.G85]*0.0003032);360)" office:value-type="float" office:value="302.115764380348">
            <text:p>302.12</text:p>
          </table:table-cell>
          <table:table-cell table:formula="of:=357.52911+[.G85]*(35999.05029-0.0001537*[.G85])" office:value-type="float" office:value="7578.83346129277">
            <text:p>7578.83</text:p>
          </table:table-cell>
          <table:table-cell table:formula="of:=0.016708634-[.G85]*(0.000042037+0.0000001267*[.G85])" office:value-type="float" office:value="0.0167001964022586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0.630202557202655">
            <text:p>0.63</text:p>
          </table:table-cell>
          <table:table-cell table:formula="of:=[.I85]+[.L85]" office:value-type="float" office:value="302.745966937551">
            <text:p>302.75</text:p>
          </table:table-cell>
          <table:table-cell table:formula="of:=[.J85]+[.L85]" office:value-type="float" office:value="7579.46366384997">
            <text:p>7579.46</text:p>
          </table:table-cell>
          <table:table-cell table:formula="of:=(1.000001018*(1-[.K85]*[.K85]))/(1+[.K85]*COS(RADIANS([.N85])))" office:value-type="float" office:value="0.984224686339016">
            <text:p>0.98</text:p>
          </table:table-cell>
          <table:table-cell table:formula="of:=[.M85]-0.00569-0.00478*SIN(RADIANS(125.04-1934.136*[.G85]))" office:value-type="float" office:value="302.735533158732">
            <text:p>302.74</text:p>
          </table:table-cell>
          <table:table-cell table:formula="of:=23+(26+((21.448-[.G85]*(46.815+[.G85]*(0.00059-[.G85]*0.001813))))/60)/60" office:value-type="float" office:value="23.4366825107251">
            <text:p>23.44</text:p>
          </table:table-cell>
          <table:table-cell table:formula="of:=[.Q85]+0.00256*COS(RADIANS(125.04-1934.136*[.G85]))" office:value-type="float" office:value="23.4363679546899">
            <text:p>23.44</text:p>
          </table:table-cell>
          <table:table-cell table:formula="of:=DEGREES(ATAN2(COS(RADIANS([.P85]));COS(RADIANS([.R85]))*SIN(RADIANS([.P85]))))" office:value-type="float" office:value="-54.9822936676594">
            <text:p>-54.98</text:p>
          </table:table-cell>
          <table:table-cell table:formula="of:=DEGREES(ASIN(SIN(RADIANS([.R85]))*SIN(RADIANS([.P85]))))" office:value-type="float" office:value="-19.5458481210248">
            <text:p>-19.55</text:p>
          </table:table-cell>
          <table:table-cell table:formula="of:=TAN(RADIANS([.R85]/2))*TAN(RADIANS([.R85]/2))" office:value-type="float" office:value="0.0430234908639875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11.6581954139679">
            <text:p>-11.66</text:p>
          </table:table-cell>
          <table:table-cell table:formula="of:=DEGREES(ACOS(COS(RADIANS(90.833))/(COS(RADIANS([.$B$3]))*COS(RADIANS([.T85])))-TAN(RADIANS([.$B$3]))*TAN(RADIANS([.T85]))))" office:value-type="float" office:value="64.5739153084576">
            <text:p>64.57</text:p>
          </table:table-cell>
          <table:table-cell table:style-name="ce8" table:formula="of:=(720-4*[.$B$4]-[.V85]+[.$B$5]*60)/1440" office:value-type="float" office:value="0.491429302370811">
            <text:p>11:47:39</text:p>
          </table:table-cell>
          <table:table-cell table:style-name="ce8" table:formula="of:=[.X85]-[.W85]*4/1440" office:value-type="float" office:value="0.312057315402873">
            <text:p>7:29:22</text:p>
          </table:table-cell>
          <table:table-cell table:style-name="ce8" table:formula="of:=[.X85]+[.W85]*4/1440" office:value-type="float" office:value="0.670801289338749">
            <text:p>16:05:57</text:p>
          </table:table-cell>
          <table:table-cell table:style-name="ce11" table:formula="of:=8*[.W85]" office:value-type="float" office:value="516.591322467661">
            <text:p>516.59</text:p>
          </table:table-cell>
          <table:table-cell table:formula="of:=MOD([.E85]*1440+[.V85]+4*[.$B$4]-60*[.$B$5];1440)" office:value-type="float" office:value="516.341804586032">
            <text:p>516.34</text:p>
          </table:table-cell>
          <table:table-cell table:formula="of:=IF([.AB85]/4&lt;0;[.AB85]/4+180;[.AB85]/4-180)" office:value-type="float" office:value="-50.914548853492">
            <text:p>-50.91</text:p>
          </table:table-cell>
          <table:table-cell table:formula="of:=DEGREES(ACOS(SIN(RADIANS([.$B$3]))*SIN(RADIANS([.T85]))+COS(RADIANS([.$B$3]))*COS(RADIANS([.T85]))*COS(RADIANS([.AC85]))))" office:value-type="float" office:value="84.1366873212665">
            <text:p>84.14</text:p>
          </table:table-cell>
          <table:table-cell table:formula="of:=90-[.AD85]" office:value-type="float" office:value="5.86331267873352">
            <text:p>5.86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141294015506665">
            <text:p>0.14</text:p>
          </table:table-cell>
          <table:table-cell table:formula="of:=[.AE85]+[.AF85]" office:value-type="float" office:value="6.00460669424019">
            <text:p>6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132.665415717418">
            <text:p>132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5]+0.1/24" office:value-type="float" office:value="0.354166666666667">
            <text:p>8:30:00</text:p>
          </table:table-cell>
          <table:table-cell table:style-name="ce9" table:formula="of:=[.D86]+2415018.5+[.E86]-[.$B$5]/24" office:value-type="float" office:value="2458871.8125">
            <text:p>2458871.81</text:p>
          </table:table-cell>
          <table:table-cell table:style-name="ce10" table:formula="of:=([.F86]-2451545)/36525" office:value-type="float" office:value="0.200597193702943">
            <text:p>0.20059719</text:p>
          </table:table-cell>
          <table:table-cell/>
          <table:table-cell table:formula="of:=MOD(280.46646+[.G86]*(36000.76983+[.G86]*0.0003032);360)" office:value-type="float" office:value="302.119871244117">
            <text:p>302.12</text:p>
          </table:table-cell>
          <table:table-cell table:formula="of:=357.52911+[.G86]*(35999.05029-0.0001537*[.G86])" office:value-type="float" office:value="7578.83756796035">
            <text:p>7578.84</text:p>
          </table:table-cell>
          <table:table-cell table:formula="of:=0.016708634-[.G86]*(0.000042037+0.0000001267*[.G86])" office:value-type="float" office:value="0.0167001963974573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0.630334672103189">
            <text:p>0.63</text:p>
          </table:table-cell>
          <table:table-cell table:formula="of:=[.I86]+[.L86]" office:value-type="float" office:value="302.75020591622">
            <text:p>302.75</text:p>
          </table:table-cell>
          <table:table-cell table:formula="of:=[.J86]+[.L86]" office:value-type="float" office:value="7579.46790263246">
            <text:p>7579.47</text:p>
          </table:table-cell>
          <table:table-cell table:formula="of:=(1.000001018*(1-[.K86]*[.K86]))/(1+[.K86]*COS(RADIANS([.N86])))" office:value-type="float" office:value="0.984225085287263">
            <text:p>0.98</text:p>
          </table:table-cell>
          <table:table-cell table:formula="of:=[.M86]-0.00569-0.00478*SIN(RADIANS(125.04-1934.136*[.G86]))" office:value-type="float" office:value="302.73977213514">
            <text:p>302.74</text:p>
          </table:table-cell>
          <table:table-cell table:formula="of:=23+(26+((21.448-[.G86]*(46.815+[.G86]*(0.00059-[.G86]*0.001813))))/60)/60" office:value-type="float" office:value="23.4366825092417">
            <text:p>23.44</text:p>
          </table:table-cell>
          <table:table-cell table:formula="of:=[.Q86]+0.00256*COS(RADIANS(125.04-1934.136*[.G86]))" office:value-type="float" office:value="23.4363679629901">
            <text:p>23.44</text:p>
          </table:table-cell>
          <table:table-cell table:formula="of:=DEGREES(ATAN2(COS(RADIANS([.P86]));COS(RADIANS([.R86]))*SIN(RADIANS([.P86]))))" office:value-type="float" office:value="-54.977914222528">
            <text:p>-54.98</text:p>
          </table:table-cell>
          <table:table-cell table:formula="of:=DEGREES(ASIN(SIN(RADIANS([.R86]))*SIN(RADIANS([.P86]))))" office:value-type="float" office:value="-19.5448806158934">
            <text:p>-19.54</text:p>
          </table:table-cell>
          <table:table-cell table:formula="of:=TAN(RADIANS([.R86]/2))*TAN(RADIANS([.R86]/2))" office:value-type="float" office:value="0.0430234908953283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11.659292316611">
            <text:p>-11.66</text:p>
          </table:table-cell>
          <table:table-cell table:formula="of:=DEGREES(ACOS(COS(RADIANS(90.833))/(COS(RADIANS([.$B$3]))*COS(RADIANS([.T86])))-TAN(RADIANS([.$B$3]))*TAN(RADIANS([.T86]))))" office:value-type="float" office:value="64.575449739989">
            <text:p>64.58</text:p>
          </table:table-cell>
          <table:table-cell table:style-name="ce8" table:formula="of:=(720-4*[.$B$4]-[.V86]+[.$B$5]*60)/1440" office:value-type="float" office:value="0.491430064108758">
            <text:p>11:47:40</text:p>
          </table:table-cell>
          <table:table-cell table:style-name="ce8" table:formula="of:=[.X86]-[.W86]*4/1440" office:value-type="float" office:value="0.31205381483101">
            <text:p>7:29:21</text:p>
          </table:table-cell>
          <table:table-cell table:style-name="ce8" table:formula="of:=[.X86]+[.W86]*4/1440" office:value-type="float" office:value="0.670806313386505">
            <text:p>16:05:58</text:p>
          </table:table-cell>
          <table:table-cell table:style-name="ce11" table:formula="of:=8*[.W86]" office:value-type="float" office:value="516.603597919912">
            <text:p>516.6</text:p>
          </table:table-cell>
          <table:table-cell table:formula="of:=MOD([.E86]*1440+[.V86]+4*[.$B$4]-60*[.$B$5];1440)" office:value-type="float" office:value="522.340707683389">
            <text:p>522.34</text:p>
          </table:table-cell>
          <table:table-cell table:formula="of:=IF([.AB86]/4&lt;0;[.AB86]/4+180;[.AB86]/4-180)" office:value-type="float" office:value="-49.4148230791528">
            <text:p>-49.41</text:p>
          </table:table-cell>
          <table:table-cell table:formula="of:=DEGREES(ACOS(SIN(RADIANS([.$B$3]))*SIN(RADIANS([.T86]))+COS(RADIANS([.$B$3]))*COS(RADIANS([.T86]))*COS(RADIANS([.AC86]))))" office:value-type="float" office:value="83.4637663916599">
            <text:p>83.46</text:p>
          </table:table-cell>
          <table:table-cell table:formula="of:=90-[.AD86]" office:value-type="float" office:value="6.53623360834006">
            <text:p>6.54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129139593245193">
            <text:p>0.13</text:p>
          </table:table-cell>
          <table:table-cell table:formula="of:=[.AE86]+[.AF86]" office:value-type="float" office:value="6.66537320158525">
            <text:p>6.67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133.915555184293">
            <text:p>133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6]+0.1/24" office:value-type="float" office:value="0.358333333333333">
            <text:p>8:36:00</text:p>
          </table:table-cell>
          <table:table-cell table:style-name="ce9" table:formula="of:=[.D87]+2415018.5+[.E87]-[.$B$5]/24" office:value-type="float" office:value="2458871.81666667">
            <text:p>2458871.82</text:p>
          </table:table-cell>
          <table:table-cell table:style-name="ce10" table:formula="of:=([.F87]-2451545)/36525" office:value-type="float" office:value="0.200597307780065">
            <text:p>0.20059731</text:p>
          </table:table-cell>
          <table:table-cell/>
          <table:table-cell table:formula="of:=MOD(280.46646+[.G87]*(36000.76983+[.G87]*0.0003032);360)" office:value-type="float" office:value="302.123978108347">
            <text:p>302.12</text:p>
          </table:table-cell>
          <table:table-cell table:formula="of:=357.52911+[.G87]*(35999.05029-0.0001537*[.G87])" office:value-type="float" office:value="7578.8416746284">
            <text:p>7578.84</text:p>
          </table:table-cell>
          <table:table-cell table:formula="of:=0.016708634-[.G87]*(0.000042037+0.0000001267*[.G87])" office:value-type="float" office:value="0.0167001963926561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0.630466783582221">
            <text:p>0.63</text:p>
          </table:table-cell>
          <table:table-cell table:formula="of:=[.I87]+[.L87]" office:value-type="float" office:value="302.754444891929">
            <text:p>302.75</text:p>
          </table:table-cell>
          <table:table-cell table:formula="of:=[.J87]+[.L87]" office:value-type="float" office:value="7579.47214141198">
            <text:p>7579.47</text:p>
          </table:table-cell>
          <table:table-cell table:formula="of:=(1.000001018*(1-[.K87]*[.K87]))/(1+[.K87]*COS(RADIANS([.N87])))" office:value-type="float" office:value="0.984225484319057">
            <text:p>0.98</text:p>
          </table:table-cell>
          <table:table-cell table:formula="of:=[.M87]-0.00569-0.00478*SIN(RADIANS(125.04-1934.136*[.G87]))" office:value-type="float" office:value="302.744011108587">
            <text:p>302.74</text:p>
          </table:table-cell>
          <table:table-cell table:formula="of:=23+(26+((21.448-[.G87]*(46.815+[.G87]*(0.00059-[.G87]*0.001813))))/60)/60" office:value-type="float" office:value="23.4366825077582">
            <text:p>23.44</text:p>
          </table:table-cell>
          <table:table-cell table:formula="of:=[.Q87]+0.00256*COS(RADIANS(125.04-1934.136*[.G87]))" office:value-type="float" office:value="23.4363679712902">
            <text:p>23.44</text:p>
          </table:table-cell>
          <table:table-cell table:formula="of:=DEGREES(ATAN2(COS(RADIANS([.P87]));COS(RADIANS([.R87]))*SIN(RADIANS([.P87]))))" office:value-type="float" office:value="-54.9735348329645">
            <text:p>-54.97</text:p>
          </table:table-cell>
          <table:table-cell table:formula="of:=DEGREES(ASIN(SIN(RADIANS([.R87]))*SIN(RADIANS([.P87]))))" office:value-type="float" office:value="-19.5439130059036">
            <text:p>-19.54</text:p>
          </table:table-cell>
          <table:table-cell table:formula="of:=TAN(RADIANS([.R87]/2))*TAN(RADIANS([.R87]/2))" office:value-type="float" office:value="0.0430234909266691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11.6603889956137">
            <text:p>-11.66</text:p>
          </table:table-cell>
          <table:table-cell table:formula="of:=DEGREES(ACOS(COS(RADIANS(90.833))/(COS(RADIANS([.$B$3]))*COS(RADIANS([.T87])))-TAN(RADIANS([.$B$3]))*TAN(RADIANS([.T87]))))" office:value-type="float" office:value="64.5769843003393">
            <text:p>64.58</text:p>
          </table:table-cell>
          <table:table-cell table:style-name="ce8" table:formula="of:=(720-4*[.$B$4]-[.V87]+[.$B$5]*60)/1440" office:value-type="float" office:value="0.491430825691398">
            <text:p>11:47:40</text:p>
          </table:table-cell>
          <table:table-cell table:style-name="ce8" table:formula="of:=[.X87]-[.W87]*4/1440" office:value-type="float" office:value="0.312050313746011">
            <text:p>7:29:21</text:p>
          </table:table-cell>
          <table:table-cell table:style-name="ce8" table:formula="of:=[.X87]+[.W87]*4/1440" office:value-type="float" office:value="0.670811337636785">
            <text:p>16:05:58</text:p>
          </table:table-cell>
          <table:table-cell table:style-name="ce11" table:formula="of:=8*[.W87]" office:value-type="float" office:value="516.615874402715">
            <text:p>516.62</text:p>
          </table:table-cell>
          <table:table-cell table:formula="of:=MOD([.E87]*1440+[.V87]+4*[.$B$4]-60*[.$B$5];1440)" office:value-type="float" office:value="528.339611004386">
            <text:p>528.34</text:p>
          </table:table-cell>
          <table:table-cell table:formula="of:=IF([.AB87]/4&lt;0;[.AB87]/4+180;[.AB87]/4-180)" office:value-type="float" office:value="-47.9150972489035">
            <text:p>-47.92</text:p>
          </table:table-cell>
          <table:table-cell table:formula="of:=DEGREES(ACOS(SIN(RADIANS([.$B$3]))*SIN(RADIANS([.T87]))+COS(RADIANS([.$B$3]))*COS(RADIANS([.T87]))*COS(RADIANS([.AC87]))))" office:value-type="float" office:value="82.8048648350331">
            <text:p>82.8</text:p>
          </table:table-cell>
          <table:table-cell table:formula="of:=90-[.AD87]" office:value-type="float" office:value="7.19513516496693">
            <text:p>7.2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118920410226745">
            <text:p>0.12</text:p>
          </table:table-cell>
          <table:table-cell table:formula="of:=[.AE87]+[.AF87]" office:value-type="float" office:value="7.31405557519367">
            <text:p>7.31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135.174912390004">
            <text:p>135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7]+0.1/24" office:value-type="float" office:value="0.3625">
            <text:p>8:42:00</text:p>
          </table:table-cell>
          <table:table-cell table:style-name="ce9" table:formula="of:=[.D88]+2415018.5+[.E88]-[.$B$5]/24" office:value-type="float" office:value="2458871.82083333">
            <text:p>2458871.82</text:p>
          </table:table-cell>
          <table:table-cell table:style-name="ce10" table:formula="of:=([.F88]-2451545)/36525" office:value-type="float" office:value="0.200597421857175">
            <text:p>0.20059742</text:p>
          </table:table-cell>
          <table:table-cell/>
          <table:table-cell table:formula="of:=MOD(280.46646+[.G88]*(36000.76983+[.G88]*0.0003032);360)" office:value-type="float" office:value="302.128084972117">
            <text:p>302.13</text:p>
          </table:table-cell>
          <table:table-cell table:formula="of:=357.52911+[.G88]*(35999.05029-0.0001537*[.G88])" office:value-type="float" office:value="7578.84578129599">
            <text:p>7578.85</text:p>
          </table:table-cell>
          <table:table-cell table:formula="of:=0.016708634-[.G88]*(0.000042037+0.0000001267*[.G88])" office:value-type="float" office:value="0.0167001963878548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0.630598891609387">
            <text:p>0.63</text:p>
          </table:table-cell>
          <table:table-cell table:formula="of:=[.I88]+[.L88]" office:value-type="float" office:value="302.758683863726">
            <text:p>302.76</text:p>
          </table:table-cell>
          <table:table-cell table:formula="of:=[.J88]+[.L88]" office:value-type="float" office:value="7579.4763801876">
            <text:p>7579.48</text:p>
          </table:table-cell>
          <table:table-cell table:formula="of:=(1.000001018*(1-[.K88]*[.K88]))/(1+[.K88]*COS(RADIANS([.N88])))" office:value-type="float" office:value="0.984225883434306">
            <text:p>0.98</text:p>
          </table:table-cell>
          <table:table-cell table:formula="of:=[.M88]-0.00569-0.00478*SIN(RADIANS(125.04-1934.136*[.G88]))" office:value-type="float" office:value="302.748250078122">
            <text:p>302.75</text:p>
          </table:table-cell>
          <table:table-cell table:formula="of:=23+(26+((21.448-[.G88]*(46.815+[.G88]*(0.00059-[.G88]*0.001813))))/60)/60" office:value-type="float" office:value="23.4366825062747">
            <text:p>23.44</text:p>
          </table:table-cell>
          <table:table-cell table:formula="of:=[.Q88]+0.00256*COS(RADIANS(125.04-1934.136*[.G88]))" office:value-type="float" office:value="23.4363679795904">
            <text:p>23.44</text:p>
          </table:table-cell>
          <table:table-cell table:formula="of:=DEGREES(ATAN2(COS(RADIANS([.P88]));COS(RADIANS([.R88]))*SIN(RADIANS([.P88]))))" office:value-type="float" office:value="-54.9691554999525">
            <text:p>-54.97</text:p>
          </table:table-cell>
          <table:table-cell table:formula="of:=DEGREES(ASIN(SIN(RADIANS([.R88]))*SIN(RADIANS([.P88]))))" office:value-type="float" office:value="-19.5429452912795">
            <text:p>-19.54</text:p>
          </table:table-cell>
          <table:table-cell table:formula="of:=TAN(RADIANS([.R88]/2))*TAN(RADIANS([.R88]/2))" office:value-type="float" office:value="0.0430234909580099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11.6614854507174">
            <text:p>-11.66</text:p>
          </table:table-cell>
          <table:table-cell table:formula="of:=DEGREES(ACOS(COS(RADIANS(90.833))/(COS(RADIANS([.$B$3]))*COS(RADIANS([.T88])))-TAN(RADIANS([.$B$3]))*TAN(RADIANS([.T88]))))" office:value-type="float" office:value="64.578518989145">
            <text:p>64.58</text:p>
          </table:table-cell>
          <table:table-cell table:style-name="ce8" table:formula="of:=(720-4*[.$B$4]-[.V88]+[.$B$5]*60)/1440" office:value-type="float" office:value="0.491431587118554">
            <text:p>11:47:40</text:p>
          </table:table-cell>
          <table:table-cell table:style-name="ce8" table:formula="of:=[.X88]-[.W88]*4/1440" office:value-type="float" office:value="0.312046812148707">
            <text:p>7:29:21</text:p>
          </table:table-cell>
          <table:table-cell table:style-name="ce8" table:formula="of:=[.X88]+[.W88]*4/1440" office:value-type="float" office:value="0.670816362088401">
            <text:p>16:05:59</text:p>
          </table:table-cell>
          <table:table-cell table:style-name="ce11" table:formula="of:=8*[.W88]" office:value-type="float" office:value="516.62815191316">
            <text:p>516.63</text:p>
          </table:table-cell>
          <table:table-cell table:formula="of:=MOD([.E88]*1440+[.V88]+4*[.$B$4]-60*[.$B$5];1440)" office:value-type="float" office:value="534.338514549283">
            <text:p>534.34</text:p>
          </table:table-cell>
          <table:table-cell table:formula="of:=IF([.AB88]/4&lt;0;[.AB88]/4+180;[.AB88]/4-180)" office:value-type="float" office:value="-46.4153713626794">
            <text:p>-46.42</text:p>
          </table:table-cell>
          <table:table-cell table:formula="of:=DEGREES(ACOS(SIN(RADIANS([.$B$3]))*SIN(RADIANS([.T88]))+COS(RADIANS([.$B$3]))*COS(RADIANS([.T88]))*COS(RADIANS([.AC88]))))" office:value-type="float" office:value="82.1604057121899">
            <text:p>82.16</text:p>
          </table:table-cell>
          <table:table-cell table:formula="of:=90-[.AD88]" office:value-type="float" office:value="7.83959428781007">
            <text:p>7.84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110247732289623">
            <text:p>0.11</text:p>
          </table:table-cell>
          <table:table-cell table:formula="of:=[.AE88]+[.AF88]" office:value-type="float" office:value="7.9498420200997">
            <text:p>7.95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136.443657916421">
            <text:p>136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8]+0.1/24" office:value-type="float" office:value="0.366666666666667">
            <text:p>8:48:00</text:p>
          </table:table-cell>
          <table:table-cell table:style-name="ce9" table:formula="of:=[.D89]+2415018.5+[.E89]-[.$B$5]/24" office:value-type="float" office:value="2458871.825">
            <text:p>2458871.83</text:p>
          </table:table-cell>
          <table:table-cell table:style-name="ce10" table:formula="of:=([.F89]-2451545)/36525" office:value-type="float" office:value="0.200597535934297">
            <text:p>0.20059754</text:p>
          </table:table-cell>
          <table:table-cell/>
          <table:table-cell table:formula="of:=MOD(280.46646+[.G89]*(36000.76983+[.G89]*0.0003032);360)" office:value-type="float" office:value="302.132191836346">
            <text:p>302.13</text:p>
          </table:table-cell>
          <table:table-cell table:formula="of:=357.52911+[.G89]*(35999.05029-0.0001537*[.G89])" office:value-type="float" office:value="7578.84988796404">
            <text:p>7578.85</text:p>
          </table:table-cell>
          <table:table-cell table:formula="of:=0.016708634-[.G89]*(0.000042037+0.0000001267*[.G89])" office:value-type="float" office:value="0.0167001963830536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0.630730996213569">
            <text:p>0.63</text:p>
          </table:table-cell>
          <table:table-cell table:formula="of:=[.I89]+[.L89]" office:value-type="float" office:value="302.762922832559">
            <text:p>302.76</text:p>
          </table:table-cell>
          <table:table-cell table:formula="of:=[.J89]+[.L89]" office:value-type="float" office:value="7579.48061896025">
            <text:p>7579.48</text:p>
          </table:table-cell>
          <table:table-cell table:formula="of:=(1.000001018*(1-[.K89]*[.K89]))/(1+[.K89]*COS(RADIANS([.N89])))" office:value-type="float" office:value="0.984226282633099">
            <text:p>0.98</text:p>
          </table:table-cell>
          <table:table-cell table:formula="of:=[.M89]-0.00569-0.00478*SIN(RADIANS(125.04-1934.136*[.G89]))" office:value-type="float" office:value="302.752489044694">
            <text:p>302.75</text:p>
          </table:table-cell>
          <table:table-cell table:formula="of:=23+(26+((21.448-[.G89]*(46.815+[.G89]*(0.00059-[.G89]*0.001813))))/60)/60" office:value-type="float" office:value="23.4366825047912">
            <text:p>23.44</text:p>
          </table:table-cell>
          <table:table-cell table:formula="of:=[.Q89]+0.00256*COS(RADIANS(125.04-1934.136*[.G89]))" office:value-type="float" office:value="23.4363679878905">
            <text:p>23.44</text:p>
          </table:table-cell>
          <table:table-cell table:formula="of:=DEGREES(ATAN2(COS(RADIANS([.P89]));COS(RADIANS([.R89]))*SIN(RADIANS([.P89]))))" office:value-type="float" office:value="-54.9647762225161">
            <text:p>-54.96</text:p>
          </table:table-cell>
          <table:table-cell table:formula="of:=DEGREES(ASIN(SIN(RADIANS([.R89]))*SIN(RADIANS([.P89]))))" office:value-type="float" office:value="-19.5419774718122">
            <text:p>-19.54</text:p>
          </table:table-cell>
          <table:table-cell table:formula="of:=TAN(RADIANS([.R89]/2))*TAN(RADIANS([.R89]/2))" office:value-type="float" office:value="0.0430234909893507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11.6625816821548">
            <text:p>-11.66</text:p>
          </table:table-cell>
          <table:table-cell table:formula="of:=DEGREES(ACOS(COS(RADIANS(90.833))/(COS(RADIANS([.$B$3]))*COS(RADIANS([.T89])))-TAN(RADIANS([.$B$3]))*TAN(RADIANS([.T89]))))" office:value-type="float" office:value="64.5800538067288">
            <text:p>64.58</text:p>
          </table:table-cell>
          <table:table-cell table:style-name="ce8" table:formula="of:=(720-4*[.$B$4]-[.V89]+[.$B$5]*60)/1440" office:value-type="float" office:value="0.491432348390385">
            <text:p>11:47:40</text:p>
          </table:table-cell>
          <table:table-cell table:style-name="ce8" table:formula="of:=[.X89]-[.W89]*4/1440" office:value-type="float" office:value="0.312043310038361">
            <text:p>7:29:21</text:p>
          </table:table-cell>
          <table:table-cell table:style-name="ce8" table:formula="of:=[.X89]+[.W89]*4/1440" office:value-type="float" office:value="0.67082138674241">
            <text:p>16:05:59</text:p>
          </table:table-cell>
          <table:table-cell table:style-name="ce11" table:formula="of:=8*[.W89]" office:value-type="float" office:value="516.64043045383">
            <text:p>516.64</text:p>
          </table:table-cell>
          <table:table-cell table:formula="of:=MOD([.E89]*1440+[.V89]+4*[.$B$4]-60*[.$B$5];1440)" office:value-type="float" office:value="540.337418317845">
            <text:p>540.34</text:p>
          </table:table-cell>
          <table:table-cell table:formula="of:=IF([.AB89]/4&lt;0;[.AB89]/4+180;[.AB89]/4-180)" office:value-type="float" office:value="-44.9156454205387">
            <text:p>-44.92</text:p>
          </table:table-cell>
          <table:table-cell table:formula="of:=DEGREES(ACOS(SIN(RADIANS([.$B$3]))*SIN(RADIANS([.T89]))+COS(RADIANS([.$B$3]))*COS(RADIANS([.T89]))*COS(RADIANS([.AC89]))))" office:value-type="float" office:value="81.5308139338955">
            <text:p>81.53</text:p>
          </table:table-cell>
          <table:table-cell table:formula="of:=90-[.AD89]" office:value-type="float" office:value="8.46918606610456">
            <text:p>8.47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102823103118577">
            <text:p>0.1</text:p>
          </table:table-cell>
          <table:table-cell table:formula="of:=[.AE89]+[.AF89]" office:value-type="float" office:value="8.57200916922313">
            <text:p>8.57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137.721939529999">
            <text:p>137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89]+0.1/24" office:value-type="float" office:value="0.370833333333333">
            <text:p>8:54:00</text:p>
          </table:table-cell>
          <table:table-cell table:style-name="ce9" table:formula="of:=[.D90]+2415018.5+[.E90]-[.$B$5]/24" office:value-type="float" office:value="2458871.82916667">
            <text:p>2458871.83</text:p>
          </table:table-cell>
          <table:table-cell table:style-name="ce10" table:formula="of:=([.F90]-2451545)/36525" office:value-type="float" office:value="0.200597650011406">
            <text:p>0.20059765</text:p>
          </table:table-cell>
          <table:table-cell/>
          <table:table-cell table:formula="of:=MOD(280.46646+[.G90]*(36000.76983+[.G90]*0.0003032);360)" office:value-type="float" office:value="302.136298700115">
            <text:p>302.14</text:p>
          </table:table-cell>
          <table:table-cell table:formula="of:=357.52911+[.G90]*(35999.05029-0.0001537*[.G90])" office:value-type="float" office:value="7578.85399463163">
            <text:p>7578.85</text:p>
          </table:table-cell>
          <table:table-cell table:formula="of:=0.016708634-[.G90]*(0.000042037+0.0000001267*[.G90])" office:value-type="float" office:value="0.0167001963782523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0.630863097364507">
            <text:p>0.63</text:p>
          </table:table-cell>
          <table:table-cell table:formula="of:=[.I90]+[.L90]" office:value-type="float" office:value="302.767161797479">
            <text:p>302.77</text:p>
          </table:table-cell>
          <table:table-cell table:formula="of:=[.J90]+[.L90]" office:value-type="float" office:value="7579.48485772899">
            <text:p>7579.48</text:p>
          </table:table-cell>
          <table:table-cell table:formula="of:=(1.000001018*(1-[.K90]*[.K90]))/(1+[.K90]*COS(RADIANS([.N90])))" office:value-type="float" office:value="0.984226681915342">
            <text:p>0.98</text:p>
          </table:table-cell>
          <table:table-cell table:formula="of:=[.M90]-0.00569-0.00478*SIN(RADIANS(125.04-1934.136*[.G90]))" office:value-type="float" office:value="302.756728007352">
            <text:p>302.76</text:p>
          </table:table-cell>
          <table:table-cell table:formula="of:=23+(26+((21.448-[.G90]*(46.815+[.G90]*(0.00059-[.G90]*0.001813))))/60)/60" office:value-type="float" office:value="23.4366825033077">
            <text:p>23.44</text:p>
          </table:table-cell>
          <table:table-cell table:formula="of:=[.Q90]+0.00256*COS(RADIANS(125.04-1934.136*[.G90]))" office:value-type="float" office:value="23.4363679961907">
            <text:p>23.44</text:p>
          </table:table-cell>
          <table:table-cell table:formula="of:=DEGREES(ATAN2(COS(RADIANS([.P90]));COS(RADIANS([.R90]))*SIN(RADIANS([.P90]))))" office:value-type="float" office:value="-54.960397001637">
            <text:p>-54.96</text:p>
          </table:table-cell>
          <table:table-cell table:formula="of:=DEGREES(ASIN(SIN(RADIANS([.R90]))*SIN(RADIANS([.P90]))))" office:value-type="float" office:value="-19.5410095477252">
            <text:p>-19.54</text:p>
          </table:table-cell>
          <table:table-cell table:formula="of:=TAN(RADIANS([.R90]/2))*TAN(RADIANS([.R90]/2))" office:value-type="float" office:value="0.0430234910206915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11.6636776896682">
            <text:p>-11.66</text:p>
          </table:table-cell>
          <table:table-cell table:formula="of:=DEGREES(ACOS(COS(RADIANS(90.833))/(COS(RADIANS([.$B$3]))*COS(RADIANS([.T90])))-TAN(RADIANS([.$B$3]))*TAN(RADIANS([.T90]))))" office:value-type="float" office:value="64.5815887527278">
            <text:p>64.58</text:p>
          </table:table-cell>
          <table:table-cell table:style-name="ce8" table:formula="of:=(720-4*[.$B$4]-[.V90]+[.$B$5]*60)/1440" office:value-type="float" office:value="0.491433109506714">
            <text:p>11:47:40</text:p>
          </table:table-cell>
          <table:table-cell table:style-name="ce8" table:formula="of:=[.X90]-[.W90]*4/1440" office:value-type="float" office:value="0.312039807415803">
            <text:p>7:29:20</text:p>
          </table:table-cell>
          <table:table-cell table:style-name="ce8" table:formula="of:=[.X90]+[.W90]*4/1440" office:value-type="float" office:value="0.670826411597624">
            <text:p>16:05:59</text:p>
          </table:table-cell>
          <table:table-cell table:style-name="ce11" table:formula="of:=8*[.W90]" office:value-type="float" office:value="516.652710021822">
            <text:p>516.65</text:p>
          </table:table-cell>
          <table:table-cell table:formula="of:=MOD([.E90]*1440+[.V90]+4*[.$B$4]-60*[.$B$5];1440)" office:value-type="float" office:value="546.336322310332">
            <text:p>546.34</text:p>
          </table:table-cell>
          <table:table-cell table:formula="of:=IF([.AB90]/4&lt;0;[.AB90]/4+180;[.AB90]/4-180)" office:value-type="float" office:value="-43.4159194224171">
            <text:p>-43.42</text:p>
          </table:table-cell>
          <table:table-cell table:formula="of:=DEGREES(ACOS(SIN(RADIANS([.$B$3]))*SIN(RADIANS([.T90]))+COS(RADIANS([.$B$3]))*COS(RADIANS([.T90]))*COS(RADIANS([.AC90]))))" office:value-type="float" office:value="80.9165157153211">
            <text:p>80.92</text:p>
          </table:table-cell>
          <table:table-cell table:formula="of:=90-[.AD90]" office:value-type="float" office:value="9.08348428467892">
            <text:p>9.08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964154372295094">
            <text:p>0.1</text:p>
          </table:table-cell>
          <table:table-cell table:formula="of:=[.AE90]+[.AF90]" office:value-type="float" office:value="9.17989972190843">
            <text:p>9.18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139.009881138058">
            <text:p>13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0]+0.1/24" office:value-type="float" office:value="0.375">
            <text:p>9:00:00</text:p>
          </table:table-cell>
          <table:table-cell table:style-name="ce9" table:formula="of:=[.D91]+2415018.5+[.E91]-[.$B$5]/24" office:value-type="float" office:value="2458871.83333333">
            <text:p>2458871.83</text:p>
          </table:table-cell>
          <table:table-cell table:style-name="ce10" table:formula="of:=([.F91]-2451545)/36525" office:value-type="float" office:value="0.200597764088528">
            <text:p>0.20059776</text:p>
          </table:table-cell>
          <table:table-cell/>
          <table:table-cell table:formula="of:=MOD(280.46646+[.G91]*(36000.76983+[.G91]*0.0003032);360)" office:value-type="float" office:value="302.140405564344">
            <text:p>302.14</text:p>
          </table:table-cell>
          <table:table-cell table:formula="of:=357.52911+[.G91]*(35999.05029-0.0001537*[.G91])" office:value-type="float" office:value="7578.85810129967">
            <text:p>7578.86</text:p>
          </table:table-cell>
          <table:table-cell table:formula="of:=0.016708634-[.G91]*(0.000042037+0.0000001267*[.G91])" office:value-type="float" office:value="0.0167001963734511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0.630995195091031">
            <text:p>0.63</text:p>
          </table:table-cell>
          <table:table-cell table:formula="of:=[.I91]+[.L91]" office:value-type="float" office:value="302.771400759435">
            <text:p>302.77</text:p>
          </table:table-cell>
          <table:table-cell table:formula="of:=[.J91]+[.L91]" office:value-type="float" office:value="7579.48909649476">
            <text:p>7579.49</text:p>
          </table:table-cell>
          <table:table-cell table:formula="of:=(1.000001018*(1-[.K91]*[.K91]))/(1+[.K91]*COS(RADIANS([.N91])))" office:value-type="float" office:value="0.984227081281124">
            <text:p>0.98</text:p>
          </table:table-cell>
          <table:table-cell table:formula="of:=[.M91]-0.00569-0.00478*SIN(RADIANS(125.04-1934.136*[.G91]))" office:value-type="float" office:value="302.760966967047">
            <text:p>302.76</text:p>
          </table:table-cell>
          <table:table-cell table:formula="of:=23+(26+((21.448-[.G91]*(46.815+[.G91]*(0.00059-[.G91]*0.001813))))/60)/60" office:value-type="float" office:value="23.4366825018243">
            <text:p>23.44</text:p>
          </table:table-cell>
          <table:table-cell table:formula="of:=[.Q91]+0.00256*COS(RADIANS(125.04-1934.136*[.G91]))" office:value-type="float" office:value="23.4363680044908">
            <text:p>23.44</text:p>
          </table:table-cell>
          <table:table-cell table:formula="of:=DEGREES(ATAN2(COS(RADIANS([.P91]));COS(RADIANS([.R91]))*SIN(RADIANS([.P91]))))" office:value-type="float" office:value="-54.9560178363374">
            <text:p>-54.96</text:p>
          </table:table-cell>
          <table:table-cell table:formula="of:=DEGREES(ASIN(SIN(RADIANS([.R91]))*SIN(RADIANS([.P91]))))" office:value-type="float" office:value="-19.5400415188093">
            <text:p>-19.54</text:p>
          </table:table-cell>
          <table:table-cell table:formula="of:=TAN(RADIANS([.R91]/2))*TAN(RADIANS([.R91]/2))" office:value-type="float" office:value="0.0430234910520324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11.66477347349">
            <text:p>-11.66</text:p>
          </table:table-cell>
          <table:table-cell table:formula="of:=DEGREES(ACOS(COS(RADIANS(90.833))/(COS(RADIANS([.$B$3]))*COS(RADIANS([.T91])))-TAN(RADIANS([.$B$3]))*TAN(RADIANS([.T91]))))" office:value-type="float" office:value="64.5831238274655">
            <text:p>64.58</text:p>
          </table:table-cell>
          <table:table-cell table:style-name="ce8" table:formula="of:=(720-4*[.$B$4]-[.V91]+[.$B$5]*60)/1440" office:value-type="float" office:value="0.491433870467701">
            <text:p>11:47:40</text:p>
          </table:table-cell>
          <table:table-cell table:style-name="ce8" table:formula="of:=[.X91]-[.W91]*4/1440" office:value-type="float" office:value="0.312036304280297">
            <text:p>7:29:20</text:p>
          </table:table-cell>
          <table:table-cell table:style-name="ce8" table:formula="of:=[.X91]+[.W91]*4/1440" office:value-type="float" office:value="0.670831436655105">
            <text:p>16:06:00</text:p>
          </table:table-cell>
          <table:table-cell table:style-name="ce11" table:formula="of:=8*[.W91]" office:value-type="float" office:value="516.664990619724">
            <text:p>516.66</text:p>
          </table:table-cell>
          <table:table-cell table:formula="of:=MOD([.E91]*1440+[.V91]+4*[.$B$4]-60*[.$B$5];1440)" office:value-type="float" office:value="552.33522652651">
            <text:p>552.34</text:p>
          </table:table-cell>
          <table:table-cell table:formula="of:=IF([.AB91]/4&lt;0;[.AB91]/4+180;[.AB91]/4-180)" office:value-type="float" office:value="-41.9161933683725">
            <text:p>-41.92</text:p>
          </table:table-cell>
          <table:table-cell table:formula="of:=DEGREES(ACOS(SIN(RADIANS([.$B$3]))*SIN(RADIANS([.T91]))+COS(RADIANS([.$B$3]))*COS(RADIANS([.T91]))*COS(RADIANS([.AC91]))))" office:value-type="float" office:value="80.3179379679991">
            <text:p>80.32</text:p>
          </table:table-cell>
          <table:table-cell table:formula="of:=90-[.AD91]" office:value-type="float" office:value="9.68206203200096">
            <text:p>9.68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908445662670616">
            <text:p>0.09</text:p>
          </table:table-cell>
          <table:table-cell table:formula="of:=[.AE91]+[.AF91]" office:value-type="float" office:value="9.77290659826802">
            <text:p>9.77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140.307581736195">
            <text:p>140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1]+0.1/24" office:value-type="float" office:value="0.379166666666667">
            <text:p>9:06:00</text:p>
          </table:table-cell>
          <table:table-cell table:style-name="ce9" table:formula="of:=[.D92]+2415018.5+[.E92]-[.$B$5]/24" office:value-type="float" office:value="2458871.8375">
            <text:p>2458871.84</text:p>
          </table:table-cell>
          <table:table-cell table:style-name="ce10" table:formula="of:=([.F92]-2451545)/36525" office:value-type="float" office:value="0.20059787816565">
            <text:p>0.20059788</text:p>
          </table:table-cell>
          <table:table-cell/>
          <table:table-cell table:formula="of:=MOD(280.46646+[.G92]*(36000.76983+[.G92]*0.0003032);360)" office:value-type="float" office:value="302.144512428573">
            <text:p>302.14</text:p>
          </table:table-cell>
          <table:table-cell table:formula="of:=357.52911+[.G92]*(35999.05029-0.0001537*[.G92])" office:value-type="float" office:value="7578.86220796772">
            <text:p>7578.86</text:p>
          </table:table-cell>
          <table:table-cell table:formula="of:=0.016708634-[.G92]*(0.000042037+0.0000001267*[.G92])" office:value-type="float" office:value="0.0167001963686498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0.631127289377705">
            <text:p>0.63</text:p>
          </table:table-cell>
          <table:table-cell table:formula="of:=[.I92]+[.L92]" office:value-type="float" office:value="302.775639717951">
            <text:p>302.78</text:p>
          </table:table-cell>
          <table:table-cell table:formula="of:=[.J92]+[.L92]" office:value-type="float" office:value="7579.4933352571">
            <text:p>7579.49</text:p>
          </table:table-cell>
          <table:table-cell table:formula="of:=(1.000001018*(1-[.K92]*[.K92]))/(1+[.K92]*COS(RADIANS([.N92])))" office:value-type="float" office:value="0.984227480730397">
            <text:p>0.98</text:p>
          </table:table-cell>
          <table:table-cell table:formula="of:=[.M92]-0.00569-0.00478*SIN(RADIANS(125.04-1934.136*[.G92]))" office:value-type="float" office:value="302.765205923301">
            <text:p>302.77</text:p>
          </table:table-cell>
          <table:table-cell table:formula="of:=23+(26+((21.448-[.G92]*(46.815+[.G92]*(0.00059-[.G92]*0.001813))))/60)/60" office:value-type="float" office:value="23.4366825003408">
            <text:p>23.44</text:p>
          </table:table-cell>
          <table:table-cell table:formula="of:=[.Q92]+0.00256*COS(RADIANS(125.04-1934.136*[.G92]))" office:value-type="float" office:value="23.436368012791">
            <text:p>23.44</text:p>
          </table:table-cell>
          <table:table-cell table:formula="of:=DEGREES(ATAN2(COS(RADIANS([.P92]));COS(RADIANS([.R92]))*SIN(RADIANS([.P92]))))" office:value-type="float" office:value="-54.9516387271119">
            <text:p>-54.95</text:p>
          </table:table-cell>
          <table:table-cell table:formula="of:=DEGREES(ASIN(SIN(RADIANS([.R92]))*SIN(RADIANS([.P92]))))" office:value-type="float" office:value="-19.5390733851803">
            <text:p>-19.54</text:p>
          </table:table-cell>
          <table:table-cell table:formula="of:=TAN(RADIANS([.R92]/2))*TAN(RADIANS([.R92]/2))" office:value-type="float" office:value="0.0430234910833733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11.6658690334852">
            <text:p>-11.67</text:p>
          </table:table-cell>
          <table:table-cell table:formula="of:=DEGREES(ACOS(COS(RADIANS(90.833))/(COS(RADIANS([.$B$3]))*COS(RADIANS([.T92])))-TAN(RADIANS([.$B$3]))*TAN(RADIANS([.T92]))))" office:value-type="float" office:value="64.5846590307496">
            <text:p>64.58</text:p>
          </table:table-cell>
          <table:table-cell table:style-name="ce8" table:formula="of:=(720-4*[.$B$4]-[.V92]+[.$B$5]*60)/1440" office:value-type="float" office:value="0.491434631273254">
            <text:p>11:47:40</text:p>
          </table:table-cell>
          <table:table-cell table:style-name="ce8" table:formula="of:=[.X92]-[.W92]*4/1440" office:value-type="float" office:value="0.312032800632283">
            <text:p>7:29:20</text:p>
          </table:table-cell>
          <table:table-cell table:style-name="ce8" table:formula="of:=[.X92]+[.W92]*4/1440" office:value-type="float" office:value="0.670836461914225">
            <text:p>16:06:00</text:p>
          </table:table-cell>
          <table:table-cell table:style-name="ce11" table:formula="of:=8*[.W92]" office:value-type="float" office:value="516.677272245996">
            <text:p>516.68</text:p>
          </table:table-cell>
          <table:table-cell table:formula="of:=MOD([.E92]*1440+[.V92]+4*[.$B$4]-60*[.$B$5];1440)" office:value-type="float" office:value="558.334130966515">
            <text:p>558.33</text:p>
          </table:table-cell>
          <table:table-cell table:formula="of:=IF([.AB92]/4&lt;0;[.AB92]/4+180;[.AB92]/4-180)" office:value-type="float" office:value="-40.4164672583714">
            <text:p>-40.42</text:p>
          </table:table-cell>
          <table:table-cell table:formula="of:=DEGREES(ACOS(SIN(RADIANS([.$B$3]))*SIN(RADIANS([.T92]))+COS(RADIANS([.$B$3]))*COS(RADIANS([.T92]))*COS(RADIANS([.AC92]))))" office:value-type="float" office:value="79.7355076312539">
            <text:p>79.74</text:p>
          </table:table-cell>
          <table:table-cell table:formula="of:=90-[.AD92]" office:value-type="float" office:value="10.2644923687461">
            <text:p>10.26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859689313281015">
            <text:p>0.09</text:p>
          </table:table-cell>
          <table:table-cell table:formula="of:=[.AE92]+[.AF92]" office:value-type="float" office:value="10.3504613000742">
            <text:p>10.35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141.615114360218">
            <text:p>141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2]+0.1/24" office:value-type="float" office:value="0.383333333333333">
            <text:p>9:12:00</text:p>
          </table:table-cell>
          <table:table-cell table:style-name="ce9" table:formula="of:=[.D93]+2415018.5+[.E93]-[.$B$5]/24" office:value-type="float" office:value="2458871.84166667">
            <text:p>2458871.84</text:p>
          </table:table-cell>
          <table:table-cell table:style-name="ce10" table:formula="of:=([.F93]-2451545)/36525" office:value-type="float" office:value="0.20059799224276">
            <text:p>0.20059799</text:p>
          </table:table-cell>
          <table:table-cell/>
          <table:table-cell table:formula="of:=MOD(280.46646+[.G93]*(36000.76983+[.G93]*0.0003032);360)" office:value-type="float" office:value="302.148619292342">
            <text:p>302.15</text:p>
          </table:table-cell>
          <table:table-cell table:formula="of:=357.52911+[.G93]*(35999.05029-0.0001537*[.G93])" office:value-type="float" office:value="7578.86631463531">
            <text:p>7578.87</text:p>
          </table:table-cell>
          <table:table-cell table:formula="of:=0.016708634-[.G93]*(0.000042037+0.0000001267*[.G93])" office:value-type="float" office:value="0.0167001963638485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0.63125938020894">
            <text:p>0.63</text:p>
          </table:table-cell>
          <table:table-cell table:formula="of:=[.I93]+[.L93]" office:value-type="float" office:value="302.779878672551">
            <text:p>302.78</text:p>
          </table:table-cell>
          <table:table-cell table:formula="of:=[.J93]+[.L93]" office:value-type="float" office:value="7579.49757401552">
            <text:p>7579.5</text:p>
          </table:table-cell>
          <table:table-cell table:formula="of:=(1.000001018*(1-[.K93]*[.K93]))/(1+[.K93]*COS(RADIANS([.N93])))" office:value-type="float" office:value="0.984227880263113">
            <text:p>0.98</text:p>
          </table:table-cell>
          <table:table-cell table:formula="of:=[.M93]-0.00569-0.00478*SIN(RADIANS(125.04-1934.136*[.G93]))" office:value-type="float" office:value="302.76944487564">
            <text:p>302.77</text:p>
          </table:table-cell>
          <table:table-cell table:formula="of:=23+(26+((21.448-[.G93]*(46.815+[.G93]*(0.00059-[.G93]*0.001813))))/60)/60" office:value-type="float" office:value="23.4366824988573">
            <text:p>23.44</text:p>
          </table:table-cell>
          <table:table-cell table:formula="of:=[.Q93]+0.00256*COS(RADIANS(125.04-1934.136*[.G93]))" office:value-type="float" office:value="23.4363680210912">
            <text:p>23.44</text:p>
          </table:table-cell>
          <table:table-cell table:formula="of:=DEGREES(ATAN2(COS(RADIANS([.P93]));COS(RADIANS([.R93]))*SIN(RADIANS([.P93]))))" office:value-type="float" office:value="-54.9472596744523">
            <text:p>-54.95</text:p>
          </table:table-cell>
          <table:table-cell table:formula="of:=DEGREES(ASIN(SIN(RADIANS([.R93]))*SIN(RADIANS([.P93]))))" office:value-type="float" office:value="-19.5381051469538">
            <text:p>-19.54</text:p>
          </table:table-cell>
          <table:table-cell table:formula="of:=TAN(RADIANS([.R93]/2))*TAN(RADIANS([.R93]/2))" office:value-type="float" office:value="0.0430234911147142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11.6669643695183">
            <text:p>-11.67</text:p>
          </table:table-cell>
          <table:table-cell table:formula="of:=DEGREES(ACOS(COS(RADIANS(90.833))/(COS(RADIANS([.$B$3]))*COS(RADIANS([.T93])))-TAN(RADIANS([.$B$3]))*TAN(RADIANS([.T93]))))" office:value-type="float" office:value="64.5861943623884">
            <text:p>64.59</text:p>
          </table:table-cell>
          <table:table-cell table:style-name="ce8" table:formula="of:=(720-4*[.$B$4]-[.V93]+[.$B$5]*60)/1440" office:value-type="float" office:value="0.491435391923277">
            <text:p>11:47:40</text:p>
          </table:table-cell>
          <table:table-cell table:style-name="ce8" table:formula="of:=[.X93]-[.W93]*4/1440" office:value-type="float" office:value="0.312029296472198">
            <text:p>7:29:19</text:p>
          </table:table-cell>
          <table:table-cell table:style-name="ce8" table:formula="of:=[.X93]+[.W93]*4/1440" office:value-type="float" office:value="0.670841487374355">
            <text:p>16:06:01</text:p>
          </table:table-cell>
          <table:table-cell table:style-name="ce11" table:formula="of:=8*[.W93]" office:value-type="float" office:value="516.689554899107">
            <text:p>516.69</text:p>
          </table:table-cell>
          <table:table-cell table:formula="of:=MOD([.E93]*1440+[.V93]+4*[.$B$4]-60*[.$B$5];1440)" office:value-type="float" office:value="564.333035630482">
            <text:p>564.33</text:p>
          </table:table-cell>
          <table:table-cell table:formula="of:=IF([.AB93]/4&lt;0;[.AB93]/4+180;[.AB93]/4-180)" office:value-type="float" office:value="-38.9167410923796">
            <text:p>-38.92</text:p>
          </table:table-cell>
          <table:table-cell table:formula="of:=DEGREES(ACOS(SIN(RADIANS([.$B$3]))*SIN(RADIANS([.T93]))+COS(RADIANS([.$B$3]))*COS(RADIANS([.T93]))*COS(RADIANS([.AC93]))))" office:value-type="float" office:value="79.169650940818">
            <text:p>79.17</text:p>
          </table:table-cell>
          <table:table-cell table:formula="of:=90-[.AD93]" office:value-type="float" office:value="10.830349059182">
            <text:p>10.83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816763687915924">
            <text:p>0.08</text:p>
          </table:table-cell>
          <table:table-cell table:formula="of:=[.AE93]+[.AF93]" office:value-type="float" office:value="10.9120254279736">
            <text:p>10.91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142.93252505288">
            <text:p>142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3]+0.1/24" office:value-type="float" office:value="0.3875">
            <text:p>9:18:00</text:p>
          </table:table-cell>
          <table:table-cell table:style-name="ce9" table:formula="of:=[.D94]+2415018.5+[.E94]-[.$B$5]/24" office:value-type="float" office:value="2458871.84583333">
            <text:p>2458871.85</text:p>
          </table:table-cell>
          <table:table-cell table:style-name="ce10" table:formula="of:=([.F94]-2451545)/36525" office:value-type="float" office:value="0.200598106319882">
            <text:p>0.20059811</text:p>
          </table:table-cell>
          <table:table-cell/>
          <table:table-cell table:formula="of:=MOD(280.46646+[.G94]*(36000.76983+[.G94]*0.0003032);360)" office:value-type="float" office:value="302.152726156572">
            <text:p>302.15</text:p>
          </table:table-cell>
          <table:table-cell table:formula="of:=357.52911+[.G94]*(35999.05029-0.0001537*[.G94])" office:value-type="float" office:value="7578.87042130336">
            <text:p>7578.87</text:p>
          </table:table-cell>
          <table:table-cell table:formula="of:=0.016708634-[.G94]*(0.000042037+0.0000001267*[.G94])" office:value-type="float" office:value="0.0167001963590473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0.631391467613666">
            <text:p>0.63</text:p>
          </table:table-cell>
          <table:table-cell table:formula="of:=[.I94]+[.L94]" office:value-type="float" office:value="302.784117624185">
            <text:p>302.78</text:p>
          </table:table-cell>
          <table:table-cell table:formula="of:=[.J94]+[.L94]" office:value-type="float" office:value="7579.50181277097">
            <text:p>7579.5</text:p>
          </table:table-cell>
          <table:table-cell table:formula="of:=(1.000001018*(1-[.K94]*[.K94]))/(1+[.K94]*COS(RADIANS([.N94])))" office:value-type="float" office:value="0.984228279879362">
            <text:p>0.98</text:p>
          </table:table-cell>
          <table:table-cell table:formula="of:=[.M94]-0.00569-0.00478*SIN(RADIANS(125.04-1934.136*[.G94]))" office:value-type="float" office:value="302.773683825013">
            <text:p>302.77</text:p>
          </table:table-cell>
          <table:table-cell table:formula="of:=23+(26+((21.448-[.G94]*(46.815+[.G94]*(0.00059-[.G94]*0.001813))))/60)/60" office:value-type="float" office:value="23.4366824973738">
            <text:p>23.44</text:p>
          </table:table-cell>
          <table:table-cell table:formula="of:=[.Q94]+0.00256*COS(RADIANS(125.04-1934.136*[.G94]))" office:value-type="float" office:value="23.4363680293914">
            <text:p>23.44</text:p>
          </table:table-cell>
          <table:table-cell table:formula="of:=DEGREES(ATAN2(COS(RADIANS([.P94]));COS(RADIANS([.R94]))*SIN(RADIANS([.P94]))))" office:value-type="float" office:value="-54.9428806773809">
            <text:p>-54.94</text:p>
          </table:table-cell>
          <table:table-cell table:formula="of:=DEGREES(ASIN(SIN(RADIANS([.R94]))*SIN(RADIANS([.P94]))))" office:value-type="float" office:value="-19.5371368039202">
            <text:p>-19.54</text:p>
          </table:table-cell>
          <table:table-cell table:formula="of:=TAN(RADIANS([.R94]/2))*TAN(RADIANS([.R94]/2))" office:value-type="float" office:value="0.0430234911460551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11.668059481822">
            <text:p>-11.67</text:p>
          </table:table-cell>
          <table:table-cell table:formula="of:=DEGREES(ACOS(COS(RADIANS(90.833))/(COS(RADIANS([.$B$3]))*COS(RADIANS([.T94])))-TAN(RADIANS([.$B$3]))*TAN(RADIANS([.T94]))))" office:value-type="float" office:value="64.5877298227059">
            <text:p>64.59</text:p>
          </table:table-cell>
          <table:table-cell table:style-name="ce8" table:formula="of:=(720-4*[.$B$4]-[.V94]+[.$B$5]*60)/1440" office:value-type="float" office:value="0.491436152417932">
            <text:p>11:47:40</text:p>
          </table:table-cell>
          <table:table-cell table:style-name="ce8" table:formula="of:=[.X94]-[.W94]*4/1440" office:value-type="float" office:value="0.312025791799304">
            <text:p>7:29:19</text:p>
          </table:table-cell>
          <table:table-cell table:style-name="ce8" table:formula="of:=[.X94]+[.W94]*4/1440" office:value-type="float" office:value="0.67084651303656">
            <text:p>16:06:01</text:p>
          </table:table-cell>
          <table:table-cell table:style-name="ce11" table:formula="of:=8*[.W94]" office:value-type="float" office:value="516.701838581647">
            <text:p>516.7</text:p>
          </table:table-cell>
          <table:table-cell table:formula="of:=MOD([.E94]*1440+[.V94]+4*[.$B$4]-60*[.$B$5];1440)" office:value-type="float" office:value="570.331940518178">
            <text:p>570.33</text:p>
          </table:table-cell>
          <table:table-cell table:formula="of:=IF([.AB94]/4&lt;0;[.AB94]/4+180;[.AB94]/4-180)" office:value-type="float" office:value="-37.4170148704556">
            <text:p>-37.42</text:p>
          </table:table-cell>
          <table:table-cell table:formula="of:=DEGREES(ACOS(SIN(RADIANS([.$B$3]))*SIN(RADIANS([.T94]))+COS(RADIANS([.$B$3]))*COS(RADIANS([.T94]))*COS(RADIANS([.AC94]))))" office:value-type="float" office:value="78.6207926357906">
            <text:p>78.62</text:p>
          </table:table-cell>
          <table:table-cell table:formula="of:=90-[.AD94]" office:value-type="float" office:value="11.3792073642094">
            <text:p>11.38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778772295322129">
            <text:p>0.08</text:p>
          </table:table-cell>
          <table:table-cell table:formula="of:=[.AE94]+[.AF94]" office:value-type="float" office:value="11.4570845937416">
            <text:p>11.46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144.259831859301">
            <text:p>144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4]+0.1/24" office:value-type="float" office:value="0.391666666666666">
            <text:p>9:24:00</text:p>
          </table:table-cell>
          <table:table-cell table:style-name="ce9" table:formula="of:=[.D95]+2415018.5+[.E95]-[.$B$5]/24" office:value-type="float" office:value="2458871.85">
            <text:p>2458871.85</text:p>
          </table:table-cell>
          <table:table-cell table:style-name="ce10" table:formula="of:=([.F95]-2451545)/36525" office:value-type="float" office:value="0.200598220396991">
            <text:p>0.20059822</text:p>
          </table:table-cell>
          <table:table-cell/>
          <table:table-cell table:formula="of:=MOD(280.46646+[.G95]*(36000.76983+[.G95]*0.0003032);360)" office:value-type="float" office:value="302.156833020341">
            <text:p>302.16</text:p>
          </table:table-cell>
          <table:table-cell table:formula="of:=357.52911+[.G95]*(35999.05029-0.0001537*[.G95])" office:value-type="float" office:value="7578.87452797095">
            <text:p>7578.87</text:p>
          </table:table-cell>
          <table:table-cell table:formula="of:=0.016708634-[.G95]*(0.000042037+0.0000001267*[.G95])" office:value-type="float" office:value="0.016700196354246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0.631523551561524">
            <text:p>0.63</text:p>
          </table:table-cell>
          <table:table-cell table:formula="of:=[.I95]+[.L95]" office:value-type="float" office:value="302.788356571902">
            <text:p>302.79</text:p>
          </table:table-cell>
          <table:table-cell table:formula="of:=[.J95]+[.L95]" office:value-type="float" office:value="7579.50605152251">
            <text:p>7579.51</text:p>
          </table:table-cell>
          <table:table-cell table:formula="of:=(1.000001018*(1-[.K95]*[.K95]))/(1+[.K95]*COS(RADIANS([.N95])))" office:value-type="float" office:value="0.98422867957905">
            <text:p>0.98</text:p>
          </table:table-cell>
          <table:table-cell table:formula="of:=[.M95]-0.00569-0.00478*SIN(RADIANS(125.04-1934.136*[.G95]))" office:value-type="float" office:value="302.777922770469">
            <text:p>302.78</text:p>
          </table:table-cell>
          <table:table-cell table:formula="of:=23+(26+((21.448-[.G95]*(46.815+[.G95]*(0.00059-[.G95]*0.001813))))/60)/60" office:value-type="float" office:value="23.4366824958904">
            <text:p>23.44</text:p>
          </table:table-cell>
          <table:table-cell table:formula="of:=[.Q95]+0.00256*COS(RADIANS(125.04-1934.136*[.G95]))" office:value-type="float" office:value="23.4363680376915">
            <text:p>23.44</text:p>
          </table:table-cell>
          <table:table-cell table:formula="of:=DEGREES(ATAN2(COS(RADIANS([.P95]));COS(RADIANS([.R95]))*SIN(RADIANS([.P95]))))" office:value-type="float" office:value="-54.9385017368821">
            <text:p>-54.94</text:p>
          </table:table-cell>
          <table:table-cell table:formula="of:=DEGREES(ASIN(SIN(RADIANS([.R95]))*SIN(RADIANS([.P95]))))" office:value-type="float" office:value="-19.536168356304">
            <text:p>-19.54</text:p>
          </table:table-cell>
          <table:table-cell table:formula="of:=TAN(RADIANS([.R95]/2))*TAN(RADIANS([.R95]/2))" office:value-type="float" office:value="0.043023491177396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11.6691543701383">
            <text:p>-11.67</text:p>
          </table:table-cell>
          <table:table-cell table:formula="of:=DEGREES(ACOS(COS(RADIANS(90.833))/(COS(RADIANS([.$B$3]))*COS(RADIANS([.T95])))-TAN(RADIANS([.$B$3]))*TAN(RADIANS([.T95]))))" office:value-type="float" office:value="64.5892654113377">
            <text:p>64.59</text:p>
          </table:table-cell>
          <table:table-cell table:style-name="ce8" table:formula="of:=(720-4*[.$B$4]-[.V95]+[.$B$5]*60)/1440" office:value-type="float" office:value="0.491436912757041">
            <text:p>11:47:40</text:p>
          </table:table-cell>
          <table:table-cell table:style-name="ce8" table:formula="of:=[.X95]-[.W95]*4/1440" office:value-type="float" office:value="0.312022286614436">
            <text:p>7:29:19</text:p>
          </table:table-cell>
          <table:table-cell table:style-name="ce8" table:formula="of:=[.X95]+[.W95]*4/1440" office:value-type="float" office:value="0.670851538899645">
            <text:p>16:06:02</text:p>
          </table:table-cell>
          <table:table-cell table:style-name="ce11" table:formula="of:=8*[.W95]" office:value-type="float" office:value="516.714123290702">
            <text:p>516.71</text:p>
          </table:table-cell>
          <table:table-cell table:formula="of:=MOD([.E95]*1440+[.V95]+4*[.$B$4]-60*[.$B$5];1440)" office:value-type="float" office:value="576.330845629861">
            <text:p>576.33</text:p>
          </table:table-cell>
          <table:table-cell table:formula="of:=IF([.AB95]/4&lt;0;[.AB95]/4+180;[.AB95]/4-180)" office:value-type="float" office:value="-35.9172885925346">
            <text:p>-35.92</text:p>
          </table:table-cell>
          <table:table-cell table:formula="of:=DEGREES(ACOS(SIN(RADIANS([.$B$3]))*SIN(RADIANS([.T95]))+COS(RADIANS([.$B$3]))*COS(RADIANS([.T95]))*COS(RADIANS([.AC95]))))" office:value-type="float" office:value="78.0893551057472">
            <text:p>78.09</text:p>
          </table:table-cell>
          <table:table-cell table:formula="of:=90-[.AD95]" office:value-type="float" office:value="11.9106448942528">
            <text:p>11.91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744992377059675">
            <text:p>0.07</text:p>
          </table:table-cell>
          <table:table-cell table:formula="of:=[.AE95]+[.AF95]" office:value-type="float" office:value="11.9851441319588">
            <text:p>11.99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145.597023865828">
            <text:p>145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5]+0.1/24" office:value-type="float" office:value="0.395833333333333">
            <text:p>9:30:00</text:p>
          </table:table-cell>
          <table:table-cell table:style-name="ce9" table:formula="of:=[.D96]+2415018.5+[.E96]-[.$B$5]/24" office:value-type="float" office:value="2458871.85416667">
            <text:p>2458871.85</text:p>
          </table:table-cell>
          <table:table-cell table:style-name="ce10" table:formula="of:=([.F96]-2451545)/36525" office:value-type="float" office:value="0.200598334474113">
            <text:p>0.20059833</text:p>
          </table:table-cell>
          <table:table-cell/>
          <table:table-cell table:formula="of:=MOD(280.46646+[.G96]*(36000.76983+[.G96]*0.0003032);360)" office:value-type="float" office:value="302.16093988457">
            <text:p>302.16</text:p>
          </table:table-cell>
          <table:table-cell table:formula="of:=357.52911+[.G96]*(35999.05029-0.0001537*[.G96])" office:value-type="float" office:value="7578.87863463899">
            <text:p>7578.88</text:p>
          </table:table-cell>
          <table:table-cell table:formula="of:=0.016708634-[.G96]*(0.000042037+0.0000001267*[.G96])" office:value-type="float" office:value="0.0167001963494448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0.631655632081391">
            <text:p>0.63</text:p>
          </table:table-cell>
          <table:table-cell table:formula="of:=[.I96]+[.L96]" office:value-type="float" office:value="302.792595516652">
            <text:p>302.79</text:p>
          </table:table-cell>
          <table:table-cell table:formula="of:=[.J96]+[.L96]" office:value-type="float" office:value="7579.51029027108">
            <text:p>7579.51</text:p>
          </table:table-cell>
          <table:table-cell table:formula="of:=(1.000001018*(1-[.K96]*[.K96]))/(1+[.K96]*COS(RADIANS([.N96])))" office:value-type="float" office:value="0.984229079362266">
            <text:p>0.98</text:p>
          </table:table-cell>
          <table:table-cell table:formula="of:=[.M96]-0.00569-0.00478*SIN(RADIANS(125.04-1934.136*[.G96]))" office:value-type="float" office:value="302.782161712957">
            <text:p>302.78</text:p>
          </table:table-cell>
          <table:table-cell table:formula="of:=23+(26+((21.448-[.G96]*(46.815+[.G96]*(0.00059-[.G96]*0.001813))))/60)/60" office:value-type="float" office:value="23.4366824944069">
            <text:p>23.44</text:p>
          </table:table-cell>
          <table:table-cell table:formula="of:=[.Q96]+0.00256*COS(RADIANS(125.04-1934.136*[.G96]))" office:value-type="float" office:value="23.4363680459917">
            <text:p>23.44</text:p>
          </table:table-cell>
          <table:table-cell table:formula="of:=DEGREES(ATAN2(COS(RADIANS([.P96]));COS(RADIANS([.R96]))*SIN(RADIANS([.P96]))))" office:value-type="float" office:value="-54.9341228519774">
            <text:p>-54.93</text:p>
          </table:table-cell>
          <table:table-cell table:formula="of:=DEGREES(ASIN(SIN(RADIANS([.R96]))*SIN(RADIANS([.P96]))))" office:value-type="float" office:value="-19.5351998038955">
            <text:p>-19.54</text:p>
          </table:table-cell>
          <table:table-cell table:formula="of:=TAN(RADIANS([.R96]/2))*TAN(RADIANS([.R96]/2))" office:value-type="float" office:value="0.043023491208737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11.6702490346998">
            <text:p>-11.67</text:p>
          </table:table-cell>
          <table:table-cell table:formula="of:=DEGREES(ACOS(COS(RADIANS(90.833))/(COS(RADIANS([.$B$3]))*COS(RADIANS([.T96])))-TAN(RADIANS([.$B$3]))*TAN(RADIANS([.T96]))))" office:value-type="float" office:value="64.5908011286079">
            <text:p>64.59</text:p>
          </table:table-cell>
          <table:table-cell table:style-name="ce8" table:formula="of:=(720-4*[.$B$4]-[.V96]+[.$B$5]*60)/1440" office:value-type="float" office:value="0.491437672940764">
            <text:p>11:47:40</text:p>
          </table:table-cell>
          <table:table-cell table:style-name="ce8" table:formula="of:=[.X96]-[.W96]*4/1440" office:value-type="float" office:value="0.312018780916853">
            <text:p>7:29:18</text:p>
          </table:table-cell>
          <table:table-cell table:style-name="ce8" table:formula="of:=[.X96]+[.W96]*4/1440" office:value-type="float" office:value="0.670856564964675">
            <text:p>16:06:02</text:p>
          </table:table-cell>
          <table:table-cell table:style-name="ce11" table:formula="of:=8*[.W96]" office:value-type="float" office:value="516.726409028863">
            <text:p>516.73</text:p>
          </table:table-cell>
          <table:table-cell table:formula="of:=MOD([.E96]*1440+[.V96]+4*[.$B$4]-60*[.$B$5];1440)" office:value-type="float" office:value="582.3297509653">
            <text:p>582.33</text:p>
          </table:table-cell>
          <table:table-cell table:formula="of:=IF([.AB96]/4&lt;0;[.AB96]/4+180;[.AB96]/4-180)" office:value-type="float" office:value="-34.417562258675">
            <text:p>-34.42</text:p>
          </table:table-cell>
          <table:table-cell table:formula="of:=DEGREES(ACOS(SIN(RADIANS([.$B$3]))*SIN(RADIANS([.T96]))+COS(RADIANS([.$B$3]))*COS(RADIANS([.T96]))*COS(RADIANS([.AC96]))))" office:value-type="float" office:value="77.575757477332">
            <text:p>77.58</text:p>
          </table:table-cell>
          <table:table-cell table:formula="of:=90-[.AD96]" office:value-type="float" office:value="12.424242522668">
            <text:p>12.42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714836350994888">
            <text:p>0.07</text:p>
          </table:table-cell>
          <table:table-cell table:formula="of:=[.AE96]+[.AF96]" office:value-type="float" office:value="12.4957261577675">
            <text:p>12.5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146.944060295485">
            <text:p>146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6]+0.1/24" office:value-type="float" office:value="0.4">
            <text:p>9:36:00</text:p>
          </table:table-cell>
          <table:table-cell table:style-name="ce9" table:formula="of:=[.D97]+2415018.5+[.E97]-[.$B$5]/24" office:value-type="float" office:value="2458871.85833333">
            <text:p>2458871.86</text:p>
          </table:table-cell>
          <table:table-cell table:style-name="ce10" table:formula="of:=([.F97]-2451545)/36525" office:value-type="float" office:value="0.200598448551222">
            <text:p>0.20059845</text:p>
          </table:table-cell>
          <table:table-cell/>
          <table:table-cell table:formula="of:=MOD(280.46646+[.G97]*(36000.76983+[.G97]*0.0003032);360)" office:value-type="float" office:value="302.165046748339">
            <text:p>302.17</text:p>
          </table:table-cell>
          <table:table-cell table:formula="of:=357.52911+[.G97]*(35999.05029-0.0001537*[.G97])" office:value-type="float" office:value="7578.88274130658">
            <text:p>7578.88</text:p>
          </table:table-cell>
          <table:table-cell table:formula="of:=0.016708634-[.G97]*(0.000042037+0.0000001267*[.G97])" office:value-type="float" office:value="0.0167001963446435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0.631787709143065">
            <text:p>0.63</text:p>
          </table:table-cell>
          <table:table-cell table:formula="of:=[.I97]+[.L97]" office:value-type="float" office:value="302.796834457482">
            <text:p>302.8</text:p>
          </table:table-cell>
          <table:table-cell table:formula="of:=[.J97]+[.L97]" office:value-type="float" office:value="7579.51452901573">
            <text:p>7579.51</text:p>
          </table:table-cell>
          <table:table-cell table:formula="of:=(1.000001018*(1-[.K97]*[.K97]))/(1+[.K97]*COS(RADIANS([.N97])))" office:value-type="float" office:value="0.984229479228916">
            <text:p>0.98</text:p>
          </table:table-cell>
          <table:table-cell table:formula="of:=[.M97]-0.00569-0.00478*SIN(RADIANS(125.04-1934.136*[.G97]))" office:value-type="float" office:value="302.786400651526">
            <text:p>302.79</text:p>
          </table:table-cell>
          <table:table-cell table:formula="of:=23+(26+((21.448-[.G97]*(46.815+[.G97]*(0.00059-[.G97]*0.001813))))/60)/60" office:value-type="float" office:value="23.4366824929234">
            <text:p>23.44</text:p>
          </table:table-cell>
          <table:table-cell table:formula="of:=[.Q97]+0.00256*COS(RADIANS(125.04-1934.136*[.G97]))" office:value-type="float" office:value="23.4363680542919">
            <text:p>23.44</text:p>
          </table:table-cell>
          <table:table-cell table:formula="of:=DEGREES(ATAN2(COS(RADIANS([.P97]));COS(RADIANS([.R97]))*SIN(RADIANS([.P97]))))" office:value-type="float" office:value="-54.9297440236518">
            <text:p>-54.93</text:p>
          </table:table-cell>
          <table:table-cell table:formula="of:=DEGREES(ASIN(SIN(RADIANS([.R97]))*SIN(RADIANS([.P97]))))" office:value-type="float" office:value="-19.5342311469192">
            <text:p>-19.53</text:p>
          </table:table-cell>
          <table:table-cell table:formula="of:=TAN(RADIANS([.R97]/2))*TAN(RADIANS([.R97]/2))" office:value-type="float" office:value="0.043023491240078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11.6713434752489">
            <text:p>-11.67</text:p>
          </table:table-cell>
          <table:table-cell table:formula="of:=DEGREES(ACOS(COS(RADIANS(90.833))/(COS(RADIANS([.$B$3]))*COS(RADIANS([.T97])))-TAN(RADIANS([.$B$3]))*TAN(RADIANS([.T97]))))" office:value-type="float" office:value="64.5923369741521">
            <text:p>64.59</text:p>
          </table:table-cell>
          <table:table-cell table:style-name="ce8" table:formula="of:=(720-4*[.$B$4]-[.V97]+[.$B$5]*60)/1440" office:value-type="float" office:value="0.491438432968923">
            <text:p>11:47:40</text:p>
          </table:table-cell>
          <table:table-cell table:style-name="ce8" table:formula="of:=[.X97]-[.W97]*4/1440" office:value-type="float" office:value="0.312015274707389">
            <text:p>7:29:18</text:p>
          </table:table-cell>
          <table:table-cell table:style-name="ce8" table:formula="of:=[.X97]+[.W97]*4/1440" office:value-type="float" office:value="0.670861591230456">
            <text:p>16:06:02</text:p>
          </table:table-cell>
          <table:table-cell table:style-name="ce11" table:formula="of:=8*[.W97]" office:value-type="float" office:value="516.738695793217">
            <text:p>516.74</text:p>
          </table:table-cell>
          <table:table-cell table:formula="of:=MOD([.E97]*1440+[.V97]+4*[.$B$4]-60*[.$B$5];1440)" office:value-type="float" office:value="588.328656524751">
            <text:p>588.33</text:p>
          </table:table-cell>
          <table:table-cell table:formula="of:=IF([.AB97]/4&lt;0;[.AB97]/4+180;[.AB97]/4-180)" office:value-type="float" office:value="-32.9178358688123">
            <text:p>-32.92</text:p>
          </table:table-cell>
          <table:table-cell table:formula="of:=DEGREES(ACOS(SIN(RADIANS([.$B$3]))*SIN(RADIANS([.T97]))+COS(RADIANS([.$B$3]))*COS(RADIANS([.T97]))*COS(RADIANS([.AC97]))))" office:value-type="float" office:value="77.0804146453316">
            <text:p>77.08</text:p>
          </table:table-cell>
          <table:table-cell table:formula="of:=90-[.AD97]" office:value-type="float" office:value="12.9195853546684">
            <text:p>12.92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687822726547903">
            <text:p>0.07</text:p>
          </table:table-cell>
          <table:table-cell table:formula="of:=[.AE97]+[.AF97]" office:value-type="float" office:value="12.9883676273231">
            <text:p>12.99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148.300869677796">
            <text:p>148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7]+0.1/24" office:value-type="float" office:value="0.404166666666666">
            <text:p>9:42:00</text:p>
          </table:table-cell>
          <table:table-cell table:style-name="ce9" table:formula="of:=[.D98]+2415018.5+[.E98]-[.$B$5]/24" office:value-type="float" office:value="2458871.8625">
            <text:p>2458871.86</text:p>
          </table:table-cell>
          <table:table-cell table:style-name="ce10" table:formula="of:=([.F98]-2451545)/36525" office:value-type="float" office:value="0.200598562628344">
            <text:p>0.20059856</text:p>
          </table:table-cell>
          <table:table-cell/>
          <table:table-cell table:formula="of:=MOD(280.46646+[.G98]*(36000.76983+[.G98]*0.0003032);360)" office:value-type="float" office:value="302.169153612568">
            <text:p>302.17</text:p>
          </table:table-cell>
          <table:table-cell table:formula="of:=357.52911+[.G98]*(35999.05029-0.0001537*[.G98])" office:value-type="float" office:value="7578.88684797463">
            <text:p>7578.89</text:p>
          </table:table-cell>
          <table:table-cell table:formula="of:=0.016708634-[.G98]*(0.000042037+0.0000001267*[.G98])" office:value-type="float" office:value="0.0167001963398422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0.631919782775266">
            <text:p>0.63</text:p>
          </table:table-cell>
          <table:table-cell table:formula="of:=[.I98]+[.L98]" office:value-type="float" office:value="302.801073395343">
            <text:p>302.8</text:p>
          </table:table-cell>
          <table:table-cell table:formula="of:=[.J98]+[.L98]" office:value-type="float" office:value="7579.5187677574">
            <text:p>7579.52</text:p>
          </table:table-cell>
          <table:table-cell table:formula="of:=(1.000001018*(1-[.K98]*[.K98]))/(1+[.K98]*COS(RADIANS([.N98])))" office:value-type="float" office:value="0.984229879179089">
            <text:p>0.98</text:p>
          </table:table-cell>
          <table:table-cell table:formula="of:=[.M98]-0.00569-0.00478*SIN(RADIANS(125.04-1934.136*[.G98]))" office:value-type="float" office:value="302.790639587127">
            <text:p>302.79</text:p>
          </table:table-cell>
          <table:table-cell table:formula="of:=23+(26+((21.448-[.G98]*(46.815+[.G98]*(0.00059-[.G98]*0.001813))))/60)/60" office:value-type="float" office:value="23.4366824914399">
            <text:p>23.44</text:p>
          </table:table-cell>
          <table:table-cell table:formula="of:=[.Q98]+0.00256*COS(RADIANS(125.04-1934.136*[.G98]))" office:value-type="float" office:value="23.4363680625921">
            <text:p>23.44</text:p>
          </table:table-cell>
          <table:table-cell table:formula="of:=DEGREES(ATAN2(COS(RADIANS([.P98]));COS(RADIANS([.R98]))*SIN(RADIANS([.P98]))))" office:value-type="float" office:value="-54.9253652509252">
            <text:p>-54.93</text:p>
          </table:table-cell>
          <table:table-cell table:formula="of:=DEGREES(ASIN(SIN(RADIANS([.R98]))*SIN(RADIANS([.P98]))))" office:value-type="float" office:value="-19.533262385165">
            <text:p>-19.53</text:p>
          </table:table-cell>
          <table:table-cell table:formula="of:=TAN(RADIANS([.R98]/2))*TAN(RADIANS([.R98]/2))" office:value-type="float" office:value="0.0430234912714189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11.6724376920179">
            <text:p>-11.67</text:p>
          </table:table-cell>
          <table:table-cell table:formula="of:=DEGREES(ACOS(COS(RADIANS(90.833))/(COS(RADIANS([.$B$3]))*COS(RADIANS([.T98])))-TAN(RADIANS([.$B$3]))*TAN(RADIANS([.T98]))))" office:value-type="float" office:value="64.5938729482948">
            <text:p>64.59</text:p>
          </table:table-cell>
          <table:table-cell table:style-name="ce8" table:formula="of:=(720-4*[.$B$4]-[.V98]+[.$B$5]*60)/1440" office:value-type="float" office:value="0.491439192841679">
            <text:p>11:47:40</text:p>
          </table:table-cell>
          <table:table-cell table:style-name="ce8" table:formula="of:=[.X98]-[.W98]*4/1440" office:value-type="float" office:value="0.312011767985305">
            <text:p>7:29:18</text:p>
          </table:table-cell>
          <table:table-cell table:style-name="ce8" table:formula="of:=[.X98]+[.W98]*4/1440" office:value-type="float" office:value="0.670866617698054">
            <text:p>16:06:03</text:p>
          </table:table-cell>
          <table:table-cell table:style-name="ce11" table:formula="of:=8*[.W98]" office:value-type="float" office:value="516.750983586358">
            <text:p>516.75</text:p>
          </table:table-cell>
          <table:table-cell table:formula="of:=MOD([.E98]*1440+[.V98]+4*[.$B$4]-60*[.$B$5];1440)" office:value-type="float" office:value="594.327562307982">
            <text:p>594.33</text:p>
          </table:table-cell>
          <table:table-cell table:formula="of:=IF([.AB98]/4&lt;0;[.AB98]/4+180;[.AB98]/4-180)" office:value-type="float" office:value="-31.4181094230045">
            <text:p>-31.42</text:p>
          </table:table-cell>
          <table:table-cell table:formula="of:=DEGREES(ACOS(SIN(RADIANS([.$B$3]))*SIN(RADIANS([.T98]))+COS(RADIANS([.$B$3]))*COS(RADIANS([.T98]))*COS(RADIANS([.AC98]))))" office:value-type="float" office:value="76.6037362483426">
            <text:p>76.6</text:p>
          </table:table-cell>
          <table:table-cell table:formula="of:=90-[.AD98]" office:value-type="float" office:value="13.3962637516574">
            <text:p>13.4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663554007792808">
            <text:p>0.07</text:p>
          </table:table-cell>
          <table:table-cell table:formula="of:=[.AE98]+[.AF98]" office:value-type="float" office:value="13.4626191524367">
            <text:p>13.46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149.667349106936">
            <text:p>149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8]+0.1/24" office:value-type="float" office:value="0.408333333333333">
            <text:p>9:48:00</text:p>
          </table:table-cell>
          <table:table-cell table:style-name="ce9" table:formula="of:=[.D99]+2415018.5+[.E99]-[.$B$5]/24" office:value-type="float" office:value="2458871.86666667">
            <text:p>2458871.87</text:p>
          </table:table-cell>
          <table:table-cell table:style-name="ce10" table:formula="of:=([.F99]-2451545)/36525" office:value-type="float" office:value="0.200598676705454">
            <text:p>0.20059868</text:p>
          </table:table-cell>
          <table:table-cell/>
          <table:table-cell table:formula="of:=MOD(280.46646+[.G99]*(36000.76983+[.G99]*0.0003032);360)" office:value-type="float" office:value="302.173260476337">
            <text:p>302.17</text:p>
          </table:table-cell>
          <table:table-cell table:formula="of:=357.52911+[.G99]*(35999.05029-0.0001537*[.G99])" office:value-type="float" office:value="7578.89095464222">
            <text:p>7578.89</text:p>
          </table:table-cell>
          <table:table-cell table:formula="of:=0.016708634-[.G99]*(0.000042037+0.0000001267*[.G99])" office:value-type="float" office:value="0.016700196335041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0.632051852947792">
            <text:p>0.63</text:p>
          </table:table-cell>
          <table:table-cell table:formula="of:=[.I99]+[.L99]" office:value-type="float" office:value="302.805312329285">
            <text:p>302.81</text:p>
          </table:table-cell>
          <table:table-cell table:formula="of:=[.J99]+[.L99]" office:value-type="float" office:value="7579.52300649517">
            <text:p>7579.52</text:p>
          </table:table-cell>
          <table:table-cell table:formula="of:=(1.000001018*(1-[.K99]*[.K99]))/(1+[.K99]*COS(RADIANS([.N99])))" office:value-type="float" office:value="0.984230279212692">
            <text:p>0.98</text:p>
          </table:table-cell>
          <table:table-cell table:formula="of:=[.M99]-0.00569-0.00478*SIN(RADIANS(125.04-1934.136*[.G99]))" office:value-type="float" office:value="302.794878518808">
            <text:p>302.79</text:p>
          </table:table-cell>
          <table:table-cell table:formula="of:=23+(26+((21.448-[.G99]*(46.815+[.G99]*(0.00059-[.G99]*0.001813))))/60)/60" office:value-type="float" office:value="23.4366824899564">
            <text:p>23.44</text:p>
          </table:table-cell>
          <table:table-cell table:formula="of:=[.Q99]+0.00256*COS(RADIANS(125.04-1934.136*[.G99]))" office:value-type="float" office:value="23.4363680708923">
            <text:p>23.44</text:p>
          </table:table-cell>
          <table:table-cell table:formula="of:=DEGREES(ATAN2(COS(RADIANS([.P99]));COS(RADIANS([.R99]))*SIN(RADIANS([.P99]))))" office:value-type="float" office:value="-54.9209865347826">
            <text:p>-54.92</text:p>
          </table:table-cell>
          <table:table-cell table:formula="of:=DEGREES(ASIN(SIN(RADIANS([.R99]))*SIN(RADIANS([.P99]))))" office:value-type="float" office:value="-19.5322935188576">
            <text:p>-19.53</text:p>
          </table:table-cell>
          <table:table-cell table:formula="of:=TAN(RADIANS([.R99]/2))*TAN(RADIANS([.R99]/2))" office:value-type="float" office:value="0.0430234913027599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1.6735316847492">
            <text:p>-11.67</text:p>
          </table:table-cell>
          <table:table-cell table:formula="of:=DEGREES(ACOS(COS(RADIANS(90.833))/(COS(RADIANS([.$B$3]))*COS(RADIANS([.T99])))-TAN(RADIANS([.$B$3]))*TAN(RADIANS([.T99]))))" office:value-type="float" office:value="64.5954090506716">
            <text:p>64.6</text:p>
          </table:table-cell>
          <table:table-cell table:style-name="ce8" table:formula="of:=(720-4*[.$B$4]-[.V99]+[.$B$5]*60)/1440" office:value-type="float" office:value="0.491439952558854">
            <text:p>11:47:40</text:p>
          </table:table-cell>
          <table:table-cell table:style-name="ce8" table:formula="of:=[.X99]-[.W99]*4/1440" office:value-type="float" office:value="0.312008260751433">
            <text:p>7:29:18</text:p>
          </table:table-cell>
          <table:table-cell table:style-name="ce8" table:formula="of:=[.X99]+[.W99]*4/1440" office:value-type="float" office:value="0.670871644366275">
            <text:p>16:06:03</text:p>
          </table:table-cell>
          <table:table-cell table:style-name="ce11" table:formula="of:=8*[.W99]" office:value-type="float" office:value="516.763272405373">
            <text:p>516.76</text:p>
          </table:table-cell>
          <table:table-cell table:formula="of:=MOD([.E99]*1440+[.V99]+4*[.$B$4]-60*[.$B$5];1440)" office:value-type="float" office:value="600.326468315251">
            <text:p>600.33</text:p>
          </table:table-cell>
          <table:table-cell table:formula="of:=IF([.AB99]/4&lt;0;[.AB99]/4+180;[.AB99]/4-180)" office:value-type="float" office:value="-29.9183829211874">
            <text:p>-29.92</text:p>
          </table:table-cell>
          <table:table-cell table:formula="of:=DEGREES(ACOS(SIN(RADIANS([.$B$3]))*SIN(RADIANS([.T99]))+COS(RADIANS([.$B$3]))*COS(RADIANS([.T99]))*COS(RADIANS([.AC99]))))" office:value-type="float" office:value="76.1461255957121">
            <text:p>76.15</text:p>
          </table:table-cell>
          <table:table-cell table:formula="of:=90-[.AD99]" office:value-type="float" office:value="13.8538744042879">
            <text:p>13.85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641699774345101">
            <text:p>0.06</text:p>
          </table:table-cell>
          <table:table-cell table:formula="of:=[.AE99]+[.AF99]" office:value-type="float" office:value="13.9180443817224">
            <text:p>13.92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151.04336360693">
            <text:p>151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99]+0.1/24" office:value-type="float" office:value="0.4125">
            <text:p>9:54:00</text:p>
          </table:table-cell>
          <table:table-cell table:style-name="ce9" table:formula="of:=[.D100]+2415018.5+[.E100]-[.$B$5]/24" office:value-type="float" office:value="2458871.87083333">
            <text:p>2458871.87</text:p>
          </table:table-cell>
          <table:table-cell table:style-name="ce10" table:formula="of:=([.F100]-2451545)/36525" office:value-type="float" office:value="0.200598790782576">
            <text:p>0.20059879</text:p>
          </table:table-cell>
          <table:table-cell/>
          <table:table-cell table:formula="of:=MOD(280.46646+[.G100]*(36000.76983+[.G100]*0.0003032);360)" office:value-type="float" office:value="302.177367340567">
            <text:p>302.18</text:p>
          </table:table-cell>
          <table:table-cell table:formula="of:=357.52911+[.G100]*(35999.05029-0.0001537*[.G100])" office:value-type="float" office:value="7578.89506131027">
            <text:p>7578.9</text:p>
          </table:table-cell>
          <table:table-cell table:formula="of:=0.016708634-[.G100]*(0.000042037+0.0000001267*[.G100])" office:value-type="float" office:value="0.0167001963302397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0.632183919689467">
            <text:p>0.63</text:p>
          </table:table-cell>
          <table:table-cell table:formula="of:=[.I100]+[.L100]" office:value-type="float" office:value="302.809551260256">
            <text:p>302.81</text:p>
          </table:table-cell>
          <table:table-cell table:formula="of:=[.J100]+[.L100]" office:value-type="float" office:value="7579.52724522996">
            <text:p>7579.53</text:p>
          </table:table-cell>
          <table:table-cell table:formula="of:=(1.000001018*(1-[.K100]*[.K100]))/(1+[.K100]*COS(RADIANS([.N100])))" office:value-type="float" office:value="0.984230679329814">
            <text:p>0.98</text:p>
          </table:table-cell>
          <table:table-cell table:formula="of:=[.M100]-0.00569-0.00478*SIN(RADIANS(125.04-1934.136*[.G100]))" office:value-type="float" office:value="302.799117447519">
            <text:p>302.8</text:p>
          </table:table-cell>
          <table:table-cell table:formula="of:=23+(26+((21.448-[.G100]*(46.815+[.G100]*(0.00059-[.G100]*0.001813))))/60)/60" office:value-type="float" office:value="23.436682488473">
            <text:p>23.44</text:p>
          </table:table-cell>
          <table:table-cell table:formula="of:=[.Q100]+0.00256*COS(RADIANS(125.04-1934.136*[.G100]))" office:value-type="float" office:value="23.4363680791925">
            <text:p>23.44</text:p>
          </table:table-cell>
          <table:table-cell table:formula="of:=DEGREES(ATAN2(COS(RADIANS([.P100]));COS(RADIANS([.R100]))*SIN(RADIANS([.P100]))))" office:value-type="float" office:value="-54.9166078742456">
            <text:p>-54.92</text:p>
          </table:table-cell>
          <table:table-cell table:formula="of:=DEGREES(ASIN(SIN(RADIANS([.R100]))*SIN(RADIANS([.P100]))))" office:value-type="float" office:value="-19.5313245477872">
            <text:p>-19.53</text:p>
          </table:table-cell>
          <table:table-cell table:formula="of:=TAN(RADIANS([.R100]/2))*TAN(RADIANS([.R100]/2))" office:value-type="float" office:value="0.043023491334101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1.6746254536751">
            <text:p>-11.67</text:p>
          </table:table-cell>
          <table:table-cell table:formula="of:=DEGREES(ACOS(COS(RADIANS(90.833))/(COS(RADIANS([.$B$3]))*COS(RADIANS([.T100])))-TAN(RADIANS([.$B$3]))*TAN(RADIANS([.T100]))))" office:value-type="float" office:value="64.5969452816066">
            <text:p>64.6</text:p>
          </table:table-cell>
          <table:table-cell table:style-name="ce8" table:formula="of:=(720-4*[.$B$4]-[.V100]+[.$B$5]*60)/1440" office:value-type="float" office:value="0.491440712120608">
            <text:p>11:47:40</text:p>
          </table:table-cell>
          <table:table-cell table:style-name="ce8" table:formula="of:=[.X100]-[.W100]*4/1440" office:value-type="float" office:value="0.312004753005034">
            <text:p>7:29:17</text:p>
          </table:table-cell>
          <table:table-cell table:style-name="ce8" table:formula="of:=[.X100]+[.W100]*4/1440" office:value-type="float" office:value="0.670876671236181">
            <text:p>16:06:04</text:p>
          </table:table-cell>
          <table:table-cell table:style-name="ce11" table:formula="of:=8*[.W100]" office:value-type="float" office:value="516.775562252852">
            <text:p>516.78</text:p>
          </table:table-cell>
          <table:table-cell table:formula="of:=MOD([.E100]*1440+[.V100]+4*[.$B$4]-60*[.$B$5];1440)" office:value-type="float" office:value="606.325374546325">
            <text:p>606.33</text:p>
          </table:table-cell>
          <table:table-cell table:formula="of:=IF([.AB100]/4&lt;0;[.AB100]/4+180;[.AB100]/4-180)" office:value-type="float" office:value="-28.4186563634188">
            <text:p>-28.42</text:p>
          </table:table-cell>
          <table:table-cell table:formula="of:=DEGREES(ACOS(SIN(RADIANS([.$B$3]))*SIN(RADIANS([.T100]))+COS(RADIANS([.$B$3]))*COS(RADIANS([.T100]))*COS(RADIANS([.AC100]))))" office:value-type="float" office:value="75.7079785474181">
            <text:p>75.71</text:p>
          </table:table-cell>
          <table:table-cell table:formula="of:=90-[.AD100]" office:value-type="float" office:value="14.2920214525819">
            <text:p>14.29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621983622066849">
            <text:p>0.06</text:p>
          </table:table-cell>
          <table:table-cell table:formula="of:=[.AE100]+[.AF100]" office:value-type="float" office:value="14.3542198147886">
            <text:p>14.35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152.428745618405">
            <text:p>152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0]+0.1/24" office:value-type="float" office:value="0.416666666666666">
            <text:p>10:00:00</text:p>
          </table:table-cell>
          <table:table-cell table:style-name="ce9" table:formula="of:=[.D101]+2415018.5+[.E101]-[.$B$5]/24" office:value-type="float" office:value="2458871.875">
            <text:p>2458871.88</text:p>
          </table:table-cell>
          <table:table-cell table:style-name="ce10" table:formula="of:=([.F101]-2451545)/36525" office:value-type="float" office:value="0.200598904859685">
            <text:p>0.20059890</text:p>
          </table:table-cell>
          <table:table-cell/>
          <table:table-cell table:formula="of:=MOD(280.46646+[.G101]*(36000.76983+[.G101]*0.0003032);360)" office:value-type="float" office:value="302.181474204336">
            <text:p>302.18</text:p>
          </table:table-cell>
          <table:table-cell table:formula="of:=357.52911+[.G101]*(35999.05029-0.0001537*[.G101])" office:value-type="float" office:value="7578.89916797786">
            <text:p>7578.9</text:p>
          </table:table-cell>
          <table:table-cell table:formula="of:=0.016708634-[.G101]*(0.000042037+0.0000001267*[.G101])" office:value-type="float" office:value="0.0167001963254385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0.632315982970091">
            <text:p>0.63</text:p>
          </table:table-cell>
          <table:table-cell table:formula="of:=[.I101]+[.L101]" office:value-type="float" office:value="302.813790187306">
            <text:p>302.81</text:p>
          </table:table-cell>
          <table:table-cell table:formula="of:=[.J101]+[.L101]" office:value-type="float" office:value="7579.53148396083">
            <text:p>7579.53</text:p>
          </table:table-cell>
          <table:table-cell table:formula="of:=(1.000001018*(1-[.K101]*[.K101]))/(1+[.K101]*COS(RADIANS([.N101])))" office:value-type="float" office:value="0.984231079530362">
            <text:p>0.98</text:p>
          </table:table-cell>
          <table:table-cell table:formula="of:=[.M101]-0.00569-0.00478*SIN(RADIANS(125.04-1934.136*[.G101]))" office:value-type="float" office:value="302.803356372308">
            <text:p>302.8</text:p>
          </table:table-cell>
          <table:table-cell table:formula="of:=23+(26+((21.448-[.G101]*(46.815+[.G101]*(0.00059-[.G101]*0.001813))))/60)/60" office:value-type="float" office:value="23.4366824869895">
            <text:p>23.44</text:p>
          </table:table-cell>
          <table:table-cell table:formula="of:=[.Q101]+0.00256*COS(RADIANS(125.04-1934.136*[.G101]))" office:value-type="float" office:value="23.4363680874927">
            <text:p>23.44</text:p>
          </table:table-cell>
          <table:table-cell table:formula="of:=DEGREES(ATAN2(COS(RADIANS([.P101]));COS(RADIANS([.R101]))*SIN(RADIANS([.P101]))))" office:value-type="float" office:value="-54.9122292702983">
            <text:p>-54.91</text:p>
          </table:table-cell>
          <table:table-cell table:formula="of:=DEGREES(ASIN(SIN(RADIANS([.R101]))*SIN(RADIANS([.P101]))))" office:value-type="float" office:value="-19.5303554721782">
            <text:p>-19.53</text:p>
          </table:table-cell>
          <table:table-cell table:formula="of:=TAN(RADIANS([.R101]/2))*TAN(RADIANS([.R101]/2))" office:value-type="float" office:value="0.043023491365442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1.6757189985384">
            <text:p>-11.68</text:p>
          </table:table-cell>
          <table:table-cell table:formula="of:=DEGREES(ACOS(COS(RADIANS(90.833))/(COS(RADIANS([.$B$3]))*COS(RADIANS([.T101])))-TAN(RADIANS([.$B$3]))*TAN(RADIANS([.T101]))))" office:value-type="float" office:value="64.5984816407354">
            <text:p>64.6</text:p>
          </table:table-cell>
          <table:table-cell table:style-name="ce8" table:formula="of:=(720-4*[.$B$4]-[.V101]+[.$B$5]*60)/1440" office:value-type="float" office:value="0.491441471526763">
            <text:p>11:47:41</text:p>
          </table:table-cell>
          <table:table-cell table:style-name="ce8" table:formula="of:=[.X101]-[.W101]*4/1440" office:value-type="float" office:value="0.312001244746942">
            <text:p>7:29:17</text:p>
          </table:table-cell>
          <table:table-cell table:style-name="ce8" table:formula="of:=[.X101]+[.W101]*4/1440" office:value-type="float" office:value="0.670881698306583">
            <text:p>16:06:04</text:p>
          </table:table-cell>
          <table:table-cell table:style-name="ce11" table:formula="of:=8*[.W101]" office:value-type="float" office:value="516.787853125883">
            <text:p>516.79</text:p>
          </table:table-cell>
          <table:table-cell table:formula="of:=MOD([.E101]*1440+[.V101]+4*[.$B$4]-60*[.$B$5];1440)" office:value-type="float" office:value="612.324281001461">
            <text:p>612.32</text:p>
          </table:table-cell>
          <table:table-cell table:formula="of:=IF([.AB101]/4&lt;0;[.AB101]/4+180;[.AB101]/4-180)" office:value-type="float" office:value="-26.9189297496347">
            <text:p>-26.92</text:p>
          </table:table-cell>
          <table:table-cell table:formula="of:=DEGREES(ACOS(SIN(RADIANS([.$B$3]))*SIN(RADIANS([.T101]))+COS(RADIANS([.$B$3]))*COS(RADIANS([.T101]))*COS(RADIANS([.AC101]))))" office:value-type="float" office:value="75.2896823552906">
            <text:p>75.29</text:p>
          </table:table-cell>
          <table:table-cell table:formula="of:=90-[.AD101]" office:value-type="float" office:value="14.7103176447094">
            <text:p>14.71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604173002010075">
            <text:p>0.06</text:p>
          </table:table-cell>
          <table:table-cell table:formula="of:=[.AE101]+[.AF101]" office:value-type="float" office:value="14.7707349449104">
            <text:p>14.77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153.823294625512">
            <text:p>153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1]+0.1/24" office:value-type="float" office:value="0.420833333333333">
            <text:p>10:06:00</text:p>
          </table:table-cell>
          <table:table-cell table:style-name="ce9" table:formula="of:=[.D102]+2415018.5+[.E102]-[.$B$5]/24" office:value-type="float" office:value="2458871.87916667">
            <text:p>2458871.88</text:p>
          </table:table-cell>
          <table:table-cell table:style-name="ce10" table:formula="of:=([.F102]-2451545)/36525" office:value-type="float" office:value="0.200599018936807">
            <text:p>0.20059902</text:p>
          </table:table-cell>
          <table:table-cell/>
          <table:table-cell table:formula="of:=MOD(280.46646+[.G102]*(36000.76983+[.G102]*0.0003032);360)" office:value-type="float" office:value="302.185581068566">
            <text:p>302.19</text:p>
          </table:table-cell>
          <table:table-cell table:formula="of:=357.52911+[.G102]*(35999.05029-0.0001537*[.G102])" office:value-type="float" office:value="7578.9032746459">
            <text:p>7578.9</text:p>
          </table:table-cell>
          <table:table-cell table:formula="of:=0.016708634-[.G102]*(0.000042037+0.0000001267*[.G102])" office:value-type="float" office:value="0.0167001963206372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0.632448042818381">
            <text:p>0.63</text:p>
          </table:table-cell>
          <table:table-cell table:formula="of:=[.I102]+[.L102]" office:value-type="float" office:value="302.818029111384">
            <text:p>302.82</text:p>
          </table:table-cell>
          <table:table-cell table:formula="of:=[.J102]+[.L102]" office:value-type="float" office:value="7579.53572268872">
            <text:p>7579.54</text:p>
          </table:table-cell>
          <table:table-cell table:formula="of:=(1.000001018*(1-[.K102]*[.K102]))/(1+[.K102]*COS(RADIANS([.N102])))" office:value-type="float" office:value="0.984231479814423">
            <text:p>0.98</text:p>
          </table:table-cell>
          <table:table-cell table:formula="of:=[.M102]-0.00569-0.00478*SIN(RADIANS(125.04-1934.136*[.G102]))" office:value-type="float" office:value="302.807595294125">
            <text:p>302.81</text:p>
          </table:table-cell>
          <table:table-cell table:formula="of:=23+(26+((21.448-[.G102]*(46.815+[.G102]*(0.00059-[.G102]*0.001813))))/60)/60" office:value-type="float" office:value="23.436682485506">
            <text:p>23.44</text:p>
          </table:table-cell>
          <table:table-cell table:formula="of:=[.Q102]+0.00256*COS(RADIANS(125.04-1934.136*[.G102]))" office:value-type="float" office:value="23.436368095793">
            <text:p>23.44</text:p>
          </table:table-cell>
          <table:table-cell table:formula="of:=DEGREES(ATAN2(COS(RADIANS([.P102]));COS(RADIANS([.R102]))*SIN(RADIANS([.P102]))))" office:value-type="float" office:value="-54.9078507219624">
            <text:p>-54.91</text:p>
          </table:table-cell>
          <table:table-cell table:formula="of:=DEGREES(ASIN(SIN(RADIANS([.R102]))*SIN(RADIANS([.P102]))))" office:value-type="float" office:value="-19.5293862918208">
            <text:p>-19.53</text:p>
          </table:table-cell>
          <table:table-cell table:formula="of:=TAN(RADIANS([.R102]/2))*TAN(RADIANS([.R102]/2))" office:value-type="float" office:value="0.0430234913967831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11.6768123195709">
            <text:p>-11.68</text:p>
          </table:table-cell>
          <table:table-cell table:formula="of:=DEGREES(ACOS(COS(RADIANS(90.833))/(COS(RADIANS([.$B$3]))*COS(RADIANS([.T102])))-TAN(RADIANS([.$B$3]))*TAN(RADIANS([.T102]))))" office:value-type="float" office:value="64.6000181283823">
            <text:p>64.6</text:p>
          </table:table-cell>
          <table:table-cell table:style-name="ce8" table:formula="of:=(720-4*[.$B$4]-[.V102]+[.$B$5]*60)/1440" office:value-type="float" office:value="0.49144223077748">
            <text:p>11:47:41</text:p>
          </table:table-cell>
          <table:table-cell table:style-name="ce8" table:formula="of:=[.X102]-[.W102]*4/1440" office:value-type="float" office:value="0.311997735976418">
            <text:p>7:29:17</text:p>
          </table:table-cell>
          <table:table-cell table:style-name="ce8" table:formula="of:=[.X102]+[.W102]*4/1440" office:value-type="float" office:value="0.670886725578542">
            <text:p>16:06:05</text:p>
          </table:table-cell>
          <table:table-cell table:style-name="ce11" table:formula="of:=8*[.W102]" office:value-type="float" office:value="516.800145027059">
            <text:p>516.8</text:p>
          </table:table-cell>
          <table:table-cell table:formula="of:=MOD([.E102]*1440+[.V102]+4*[.$B$4]-60*[.$B$5];1440)" office:value-type="float" office:value="618.323187680429">
            <text:p>618.32</text:p>
          </table:table-cell>
          <table:table-cell table:formula="of:=IF([.AB102]/4&lt;0;[.AB102]/4+180;[.AB102]/4-180)" office:value-type="float" office:value="-25.4192030798928">
            <text:p>-25.42</text:p>
          </table:table-cell>
          <table:table-cell table:formula="of:=DEGREES(ACOS(SIN(RADIANS([.$B$3]))*SIN(RADIANS([.T102]))+COS(RADIANS([.$B$3]))*COS(RADIANS([.T102]))*COS(RADIANS([.AC102]))))" office:value-type="float" office:value="74.8916144688773">
            <text:p>74.89</text:p>
          </table:table-cell>
          <table:table-cell table:formula="of:=90-[.AD102]" office:value-type="float" office:value="15.1083855311227">
            <text:p>15.11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588071252229338">
            <text:p>0.06</text:p>
          </table:table-cell>
          <table:table-cell table:formula="of:=[.AE102]+[.AF102]" office:value-type="float" office:value="15.1671926563456">
            <text:p>15.17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155.22677693708">
            <text:p>155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2]+0.1/24" office:value-type="float" office:value="0.425">
            <text:p>10:12:00</text:p>
          </table:table-cell>
          <table:table-cell table:style-name="ce9" table:formula="of:=[.D103]+2415018.5+[.E103]-[.$B$5]/24" office:value-type="float" office:value="2458871.88333333">
            <text:p>2458871.88</text:p>
          </table:table-cell>
          <table:table-cell table:style-name="ce10" table:formula="of:=([.F103]-2451545)/36525" office:value-type="float" office:value="0.200599133013917">
            <text:p>0.20059913</text:p>
          </table:table-cell>
          <table:table-cell/>
          <table:table-cell table:formula="of:=MOD(280.46646+[.G103]*(36000.76983+[.G103]*0.0003032);360)" office:value-type="float" office:value="302.189687932335">
            <text:p>302.19</text:p>
          </table:table-cell>
          <table:table-cell table:formula="of:=357.52911+[.G103]*(35999.05029-0.0001537*[.G103])" office:value-type="float" office:value="7578.90738131349">
            <text:p>7578.91</text:p>
          </table:table-cell>
          <table:table-cell table:formula="of:=0.016708634-[.G103]*(0.000042037+0.0000001267*[.G103])" office:value-type="float" office:value="0.016700196315836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0.63258009920414">
            <text:p>0.63</text:p>
          </table:table-cell>
          <table:table-cell table:formula="of:=[.I103]+[.L103]" office:value-type="float" office:value="302.822268031539">
            <text:p>302.82</text:p>
          </table:table-cell>
          <table:table-cell table:formula="of:=[.J103]+[.L103]" office:value-type="float" office:value="7579.5399614127">
            <text:p>7579.54</text:p>
          </table:table-cell>
          <table:table-cell table:formula="of:=(1.000001018*(1-[.K103]*[.K103]))/(1+[.K103]*COS(RADIANS([.N103])))" office:value-type="float" office:value="0.984231880181905">
            <text:p>0.98</text:p>
          </table:table-cell>
          <table:table-cell table:formula="of:=[.M103]-0.00569-0.00478*SIN(RADIANS(125.04-1934.136*[.G103]))" office:value-type="float" office:value="302.811834212019">
            <text:p>302.81</text:p>
          </table:table-cell>
          <table:table-cell table:formula="of:=23+(26+((21.448-[.G103]*(46.815+[.G103]*(0.00059-[.G103]*0.001813))))/60)/60" office:value-type="float" office:value="23.4366824840225">
            <text:p>23.44</text:p>
          </table:table-cell>
          <table:table-cell table:formula="of:=[.Q103]+0.00256*COS(RADIANS(125.04-1934.136*[.G103]))" office:value-type="float" office:value="23.4363681040932">
            <text:p>23.44</text:p>
          </table:table-cell>
          <table:table-cell table:formula="of:=DEGREES(ATAN2(COS(RADIANS([.P103]));COS(RADIANS([.R103]))*SIN(RADIANS([.P103]))))" office:value-type="float" office:value="-54.9034722302221">
            <text:p>-54.9</text:p>
          </table:table-cell>
          <table:table-cell table:formula="of:=DEGREES(ASIN(SIN(RADIANS([.R103]))*SIN(RADIANS([.P103]))))" office:value-type="float" office:value="-19.5284170069397">
            <text:p>-19.53</text:p>
          </table:table-cell>
          <table:table-cell table:formula="of:=TAN(RADIANS([.R103]/2))*TAN(RADIANS([.R103]/2))" office:value-type="float" office:value="0.0430234914281241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11.6779054165154">
            <text:p>-11.68</text:p>
          </table:table-cell>
          <table:table-cell table:formula="of:=DEGREES(ACOS(COS(RADIANS(90.833))/(COS(RADIANS([.$B$3]))*COS(RADIANS([.T103])))-TAN(RADIANS([.$B$3]))*TAN(RADIANS([.T103]))))" office:value-type="float" office:value="64.601554744183">
            <text:p>64.6</text:p>
          </table:table-cell>
          <table:table-cell table:style-name="ce8" table:formula="of:=(720-4*[.$B$4]-[.V103]+[.$B$5]*60)/1440" office:value-type="float" office:value="0.49144298987258">
            <text:p>11:47:41</text:p>
          </table:table-cell>
          <table:table-cell table:style-name="ce8" table:formula="of:=[.X103]-[.W103]*4/1440" office:value-type="float" office:value="0.311994226694294">
            <text:p>7:29:16</text:p>
          </table:table-cell>
          <table:table-cell table:style-name="ce8" table:formula="of:=[.X103]+[.W103]*4/1440" office:value-type="float" office:value="0.670891753050866">
            <text:p>16:06:05</text:p>
          </table:table-cell>
          <table:table-cell table:style-name="ce11" table:formula="of:=8*[.W103]" office:value-type="float" office:value="516.812437953464">
            <text:p>516.81</text:p>
          </table:table-cell>
          <table:table-cell table:formula="of:=MOD([.E103]*1440+[.V103]+4*[.$B$4]-60*[.$B$5];1440)" office:value-type="float" office:value="624.322094583484">
            <text:p>624.32</text:p>
          </table:table-cell>
          <table:table-cell table:formula="of:=IF([.AB103]/4&lt;0;[.AB103]/4+180;[.AB103]/4-180)" office:value-type="float" office:value="-23.919476354129">
            <text:p>-23.92</text:p>
          </table:table-cell>
          <table:table-cell table:formula="of:=DEGREES(ACOS(SIN(RADIANS([.$B$3]))*SIN(RADIANS([.T103]))+COS(RADIANS([.$B$3]))*COS(RADIANS([.T103]))*COS(RADIANS([.AC103]))))" office:value-type="float" office:value="74.5141413161036">
            <text:p>74.51</text:p>
          </table:table-cell>
          <table:table-cell table:formula="of:=90-[.AD103]" office:value-type="float" office:value="15.4858586838964">
            <text:p>15.49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573511302289023">
            <text:p>0.06</text:p>
          </table:table-cell>
          <table:table-cell table:formula="of:=[.AE103]+[.AF103]" office:value-type="float" office:value="15.5432098141253">
            <text:p>15.54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156.638925639345">
            <text:p>156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3]+0.1/24" office:value-type="float" office:value="0.429166666666666">
            <text:p>10:18:00</text:p>
          </table:table-cell>
          <table:table-cell table:style-name="ce9" table:formula="of:=[.D104]+2415018.5+[.E104]-[.$B$5]/24" office:value-type="float" office:value="2458871.8875">
            <text:p>2458871.89</text:p>
          </table:table-cell>
          <table:table-cell table:style-name="ce10" table:formula="of:=([.F104]-2451545)/36525" office:value-type="float" office:value="0.200599247091039">
            <text:p>0.20059925</text:p>
          </table:table-cell>
          <table:table-cell/>
          <table:table-cell table:formula="of:=MOD(280.46646+[.G104]*(36000.76983+[.G104]*0.0003032);360)" office:value-type="float" office:value="302.193794796564">
            <text:p>302.19</text:p>
          </table:table-cell>
          <table:table-cell table:formula="of:=357.52911+[.G104]*(35999.05029-0.0001537*[.G104])" office:value-type="float" office:value="7578.91148798154">
            <text:p>7578.91</text:p>
          </table:table-cell>
          <table:table-cell table:formula="of:=0.016708634-[.G104]*(0.000042037+0.0000001267*[.G104])" office:value-type="float" office:value="0.0167001963110347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0.632712152156239">
            <text:p>0.63</text:p>
          </table:table-cell>
          <table:table-cell table:formula="of:=[.I104]+[.L104]" office:value-type="float" office:value="302.826506948721">
            <text:p>302.83</text:p>
          </table:table-cell>
          <table:table-cell table:formula="of:=[.J104]+[.L104]" office:value-type="float" office:value="7579.5442001337">
            <text:p>7579.54</text:p>
          </table:table-cell>
          <table:table-cell table:formula="of:=(1.000001018*(1-[.K104]*[.K104]))/(1+[.K104]*COS(RADIANS([.N104])))" office:value-type="float" office:value="0.984232280632897">
            <text:p>0.98</text:p>
          </table:table-cell>
          <table:table-cell table:formula="of:=[.M104]-0.00569-0.00478*SIN(RADIANS(125.04-1934.136*[.G104]))" office:value-type="float" office:value="302.816073126941">
            <text:p>302.82</text:p>
          </table:table-cell>
          <table:table-cell table:formula="of:=23+(26+((21.448-[.G104]*(46.815+[.G104]*(0.00059-[.G104]*0.001813))))/60)/60" office:value-type="float" office:value="23.436682482539">
            <text:p>23.44</text:p>
          </table:table-cell>
          <table:table-cell table:formula="of:=[.Q104]+0.00256*COS(RADIANS(125.04-1934.136*[.G104]))" office:value-type="float" office:value="23.4363681123934">
            <text:p>23.44</text:p>
          </table:table-cell>
          <table:table-cell table:formula="of:=DEGREES(ATAN2(COS(RADIANS([.P104]));COS(RADIANS([.R104]))*SIN(RADIANS([.P104]))))" office:value-type="float" office:value="-54.8990937940989">
            <text:p>-54.9</text:p>
          </table:table-cell>
          <table:table-cell table:formula="of:=DEGREES(ASIN(SIN(RADIANS([.R104]))*SIN(RADIANS([.P104]))))" office:value-type="float" office:value="-19.5274476173249">
            <text:p>-19.53</text:p>
          </table:table-cell>
          <table:table-cell table:formula="of:=TAN(RADIANS([.R104]/2))*TAN(RADIANS([.R104]/2))" office:value-type="float" office:value="0.0430234914594652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11.6789982896044">
            <text:p>-11.68</text:p>
          </table:table-cell>
          <table:table-cell table:formula="of:=DEGREES(ACOS(COS(RADIANS(90.833))/(COS(RADIANS([.$B$3]))*COS(RADIANS([.T104])))-TAN(RADIANS([.$B$3]))*TAN(RADIANS([.T104]))))" office:value-type="float" office:value="64.6030914884617">
            <text:p>64.6</text:p>
          </table:table-cell>
          <table:table-cell table:style-name="ce8" table:formula="of:=(720-4*[.$B$4]-[.V104]+[.$B$5]*60)/1440" office:value-type="float" office:value="0.491443748812225">
            <text:p>11:47:41</text:p>
          </table:table-cell>
          <table:table-cell table:style-name="ce8" table:formula="of:=[.X104]-[.W104]*4/1440" office:value-type="float" office:value="0.311990716899832">
            <text:p>7:29:16</text:p>
          </table:table-cell>
          <table:table-cell table:style-name="ce8" table:formula="of:=[.X104]+[.W104]*4/1440" office:value-type="float" office:value="0.670896780724619">
            <text:p>16:06:05</text:p>
          </table:table-cell>
          <table:table-cell table:style-name="ce11" table:formula="of:=8*[.W104]" office:value-type="float" office:value="516.824731907693">
            <text:p>516.82</text:p>
          </table:table-cell>
          <table:table-cell table:formula="of:=MOD([.E104]*1440+[.V104]+4*[.$B$4]-60*[.$B$5];1440)" office:value-type="float" office:value="630.321001710395">
            <text:p>630.32</text:p>
          </table:table-cell>
          <table:table-cell table:formula="of:=IF([.AB104]/4&lt;0;[.AB104]/4+180;[.AB104]/4-180)" office:value-type="float" office:value="-22.4197495724012">
            <text:p>-22.42</text:p>
          </table:table-cell>
          <table:table-cell table:formula="of:=DEGREES(ACOS(SIN(RADIANS([.$B$3]))*SIN(RADIANS([.T104]))+COS(RADIANS([.$B$3]))*COS(RADIANS([.T104]))*COS(RADIANS([.AC104]))))" office:value-type="float" office:value="74.1576170636243">
            <text:p>74.16</text:p>
          </table:table-cell>
          <table:table-cell table:formula="of:=90-[.AD104]" office:value-type="float" office:value="15.8423829363757">
            <text:p>15.84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560350663802784">
            <text:p>0.06</text:p>
          </table:table-cell>
          <table:table-cell table:formula="of:=[.AE104]+[.AF104]" office:value-type="float" office:value="15.898418002756">
            <text:p>15.9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158.059440732578">
            <text:p>158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4]+0.1/24" office:value-type="float" office:value="0.433333333333333">
            <text:p>10:24:00</text:p>
          </table:table-cell>
          <table:table-cell table:style-name="ce9" table:formula="of:=[.D105]+2415018.5+[.E105]-[.$B$5]/24" office:value-type="float" office:value="2458871.89166667">
            <text:p>2458871.89</text:p>
          </table:table-cell>
          <table:table-cell table:style-name="ce10" table:formula="of:=([.F105]-2451545)/36525" office:value-type="float" office:value="0.200599361168148">
            <text:p>0.20059936</text:p>
          </table:table-cell>
          <table:table-cell/>
          <table:table-cell table:formula="of:=MOD(280.46646+[.G105]*(36000.76983+[.G105]*0.0003032);360)" office:value-type="float" office:value="302.197901660333">
            <text:p>302.2</text:p>
          </table:table-cell>
          <table:table-cell table:formula="of:=357.52911+[.G105]*(35999.05029-0.0001537*[.G105])" office:value-type="float" office:value="7578.91559464913">
            <text:p>7578.92</text:p>
          </table:table-cell>
          <table:table-cell table:formula="of:=0.016708634-[.G105]*(0.000042037+0.0000001267*[.G105])" office:value-type="float" office:value="0.0167001963062334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0.632844201644326">
            <text:p>0.63</text:p>
          </table:table-cell>
          <table:table-cell table:formula="of:=[.I105]+[.L105]" office:value-type="float" office:value="302.830745861977">
            <text:p>302.83</text:p>
          </table:table-cell>
          <table:table-cell table:formula="of:=[.J105]+[.L105]" office:value-type="float" office:value="7579.54843885077">
            <text:p>7579.55</text:p>
          </table:table-cell>
          <table:table-cell table:formula="of:=(1.000001018*(1-[.K105]*[.K105]))/(1+[.K105]*COS(RADIANS([.N105])))" office:value-type="float" office:value="0.984232681167306">
            <text:p>0.98</text:p>
          </table:table-cell>
          <table:table-cell table:formula="of:=[.M105]-0.00569-0.00478*SIN(RADIANS(125.04-1934.136*[.G105]))" office:value-type="float" office:value="302.820312037937">
            <text:p>302.82</text:p>
          </table:table-cell>
          <table:table-cell table:formula="of:=23+(26+((21.448-[.G105]*(46.815+[.G105]*(0.00059-[.G105]*0.001813))))/60)/60" office:value-type="float" office:value="23.4366824810556">
            <text:p>23.44</text:p>
          </table:table-cell>
          <table:table-cell table:formula="of:=[.Q105]+0.00256*COS(RADIANS(125.04-1934.136*[.G105]))" office:value-type="float" office:value="23.4363681206936">
            <text:p>23.44</text:p>
          </table:table-cell>
          <table:table-cell table:formula="of:=DEGREES(ATAN2(COS(RADIANS([.P105]));COS(RADIANS([.R105]))*SIN(RADIANS([.P105]))))" office:value-type="float" office:value="-54.8947154145778">
            <text:p>-54.89</text:p>
          </table:table-cell>
          <table:table-cell table:formula="of:=DEGREES(ASIN(SIN(RADIANS([.R105]))*SIN(RADIANS([.P105]))))" office:value-type="float" office:value="-19.5264781232011">
            <text:p>-19.53</text:p>
          </table:table-cell>
          <table:table-cell table:formula="of:=TAN(RADIANS([.R105]/2))*TAN(RADIANS([.R105]/2))" office:value-type="float" office:value="0.0430234914908063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11.6800909385799">
            <text:p>-11.68</text:p>
          </table:table-cell>
          <table:table-cell table:formula="of:=DEGREES(ACOS(COS(RADIANS(90.833))/(COS(RADIANS([.$B$3]))*COS(RADIANS([.T105])))-TAN(RADIANS([.$B$3]))*TAN(RADIANS([.T105]))))" office:value-type="float" office:value="64.6046283608535">
            <text:p>64.6</text:p>
          </table:table-cell>
          <table:table-cell table:style-name="ce8" table:formula="of:=(720-4*[.$B$4]-[.V105]+[.$B$5]*60)/1440" office:value-type="float" office:value="0.491444507596236">
            <text:p>11:47:41</text:p>
          </table:table-cell>
          <table:table-cell table:style-name="ce8" table:formula="of:=[.X105]-[.W105]*4/1440" office:value-type="float" office:value="0.311987206593865">
            <text:p>7:29:16</text:p>
          </table:table-cell>
          <table:table-cell table:style-name="ce8" table:formula="of:=[.X105]+[.W105]*4/1440" office:value-type="float" office:value="0.670901808598607">
            <text:p>16:06:06</text:p>
          </table:table-cell>
          <table:table-cell table:style-name="ce11" table:formula="of:=8*[.W105]" office:value-type="float" office:value="516.837026886828">
            <text:p>516.84</text:p>
          </table:table-cell>
          <table:table-cell table:formula="of:=MOD([.E105]*1440+[.V105]+4*[.$B$4]-60*[.$B$5];1440)" office:value-type="float" office:value="636.31990906142">
            <text:p>636.32</text:p>
          </table:table-cell>
          <table:table-cell table:formula="of:=IF([.AB105]/4&lt;0;[.AB105]/4+180;[.AB105]/4-180)" office:value-type="float" office:value="-20.9200227346451">
            <text:p>-20.92</text:p>
          </table:table-cell>
          <table:table-cell table:formula="of:=DEGREES(ACOS(SIN(RADIANS([.$B$3]))*SIN(RADIANS([.T105]))+COS(RADIANS([.$B$3]))*COS(RADIANS([.T105]))*COS(RADIANS([.AC105]))))" office:value-type="float" office:value="73.8223823686534">
            <text:p>73.82</text:p>
          </table:table-cell>
          <table:table-cell table:formula="of:=90-[.AD105]" office:value-type="float" office:value="16.1776176313466">
            <text:p>16.18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548467417895835">
            <text:p>0.05</text:p>
          </table:table-cell>
          <table:table-cell table:formula="of:=[.AE105]+[.AF105]" office:value-type="float" office:value="16.2324643731362">
            <text:p>16.23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159.487989466369">
            <text:p>159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5]+0.1/24" office:value-type="float" office:value="0.4375">
            <text:p>10:30:00</text:p>
          </table:table-cell>
          <table:table-cell table:style-name="ce9" table:formula="of:=[.D106]+2415018.5+[.E106]-[.$B$5]/24" office:value-type="float" office:value="2458871.89583333">
            <text:p>2458871.90</text:p>
          </table:table-cell>
          <table:table-cell table:style-name="ce10" table:formula="of:=([.F106]-2451545)/36525" office:value-type="float" office:value="0.20059947524527">
            <text:p>0.20059948</text:p>
          </table:table-cell>
          <table:table-cell/>
          <table:table-cell table:formula="of:=MOD(280.46646+[.G106]*(36000.76983+[.G106]*0.0003032);360)" office:value-type="float" office:value="302.202008524562">
            <text:p>302.2</text:p>
          </table:table-cell>
          <table:table-cell table:formula="of:=357.52911+[.G106]*(35999.05029-0.0001537*[.G106])" office:value-type="float" office:value="7578.91970131718">
            <text:p>7578.92</text:p>
          </table:table-cell>
          <table:table-cell table:formula="of:=0.016708634-[.G106]*(0.000042037+0.0000001267*[.G106])" office:value-type="float" office:value="0.0167001963014322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0.632976247697323">
            <text:p>0.63</text:p>
          </table:table-cell>
          <table:table-cell table:formula="of:=[.I106]+[.L106]" office:value-type="float" office:value="302.83498477226">
            <text:p>302.83</text:p>
          </table:table-cell>
          <table:table-cell table:formula="of:=[.J106]+[.L106]" office:value-type="float" office:value="7579.55267756487">
            <text:p>7579.55</text:p>
          </table:table-cell>
          <table:table-cell table:formula="of:=(1.000001018*(1-[.K106]*[.K106]))/(1+[.K106]*COS(RADIANS([.N106])))" office:value-type="float" office:value="0.984233081785219">
            <text:p>0.98</text:p>
          </table:table-cell>
          <table:table-cell table:formula="of:=[.M106]-0.00569-0.00478*SIN(RADIANS(125.04-1934.136*[.G106]))" office:value-type="float" office:value="302.824550945959">
            <text:p>302.82</text:p>
          </table:table-cell>
          <table:table-cell table:formula="of:=23+(26+((21.448-[.G106]*(46.815+[.G106]*(0.00059-[.G106]*0.001813))))/60)/60" office:value-type="float" office:value="23.4366824795721">
            <text:p>23.44</text:p>
          </table:table-cell>
          <table:table-cell table:formula="of:=[.Q106]+0.00256*COS(RADIANS(125.04-1934.136*[.G106]))" office:value-type="float" office:value="23.4363681289939">
            <text:p>23.44</text:p>
          </table:table-cell>
          <table:table-cell table:formula="of:=DEGREES(ATAN2(COS(RADIANS([.P106]));COS(RADIANS([.R106]))*SIN(RADIANS([.P106]))))" office:value-type="float" office:value="-54.8903370906787">
            <text:p>-54.89</text:p>
          </table:table-cell>
          <table:table-cell table:formula="of:=DEGREES(ASIN(SIN(RADIANS([.R106]))*SIN(RADIANS([.P106]))))" office:value-type="float" office:value="-19.5255085243582">
            <text:p>-19.53</text:p>
          </table:table-cell>
          <table:table-cell table:formula="of:=TAN(RADIANS([.R106]/2))*TAN(RADIANS([.R106]/2))" office:value-type="float" office:value="0.0430234915221474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-11.6811833636747">
            <text:p>-11.68</text:p>
          </table:table-cell>
          <table:table-cell table:formula="of:=DEGREES(ACOS(COS(RADIANS(90.833))/(COS(RADIANS([.$B$3]))*COS(RADIANS([.T106])))-TAN(RADIANS([.$B$3]))*TAN(RADIANS([.T106]))))" office:value-type="float" office:value="64.6061653616837">
            <text:p>64.61</text:p>
          </table:table-cell>
          <table:table-cell table:style-name="ce8" table:formula="of:=(720-4*[.$B$4]-[.V106]+[.$B$5]*60)/1440" office:value-type="float" office:value="0.491445266224774">
            <text:p>11:47:41</text:p>
          </table:table-cell>
          <table:table-cell table:style-name="ce8" table:formula="of:=[.X106]-[.W106]*4/1440" office:value-type="float" office:value="0.311983695775653">
            <text:p>7:29:15</text:p>
          </table:table-cell>
          <table:table-cell table:style-name="ce8" table:formula="of:=[.X106]+[.W106]*4/1440" office:value-type="float" office:value="0.670906836673895">
            <text:p>16:06:06</text:p>
          </table:table-cell>
          <table:table-cell table:style-name="ce11" table:formula="of:=8*[.W106]" office:value-type="float" office:value="516.849322893469">
            <text:p>516.85</text:p>
          </table:table-cell>
          <table:table-cell table:formula="of:=MOD([.E106]*1440+[.V106]+4*[.$B$4]-60*[.$B$5];1440)" office:value-type="float" office:value="642.318816636325">
            <text:p>642.32</text:p>
          </table:table-cell>
          <table:table-cell table:formula="of:=IF([.AB106]/4&lt;0;[.AB106]/4+180;[.AB106]/4-180)" office:value-type="float" office:value="-19.4202958409188">
            <text:p>-19.42</text:p>
          </table:table-cell>
          <table:table-cell table:formula="of:=DEGREES(ACOS(SIN(RADIANS([.$B$3]))*SIN(RADIANS([.T106]))+COS(RADIANS([.$B$3]))*COS(RADIANS([.T106]))*COS(RADIANS([.AC106]))))" office:value-type="float" office:value="73.5087631285757">
            <text:p>73.51</text:p>
          </table:table-cell>
          <table:table-cell table:formula="of:=90-[.AD106]" office:value-type="float" office:value="16.4912368714243">
            <text:p>16.49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537756981452638">
            <text:p>0.05</text:p>
          </table:table-cell>
          <table:table-cell table:formula="of:=[.AE106]+[.AF106]" office:value-type="float" office:value="16.5450125695695">
            <text:p>16.55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160.924206882768">
            <text:p>16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6]+0.1/24" office:value-type="float" office:value="0.441666666666666">
            <text:p>10:36:00</text:p>
          </table:table-cell>
          <table:table-cell table:style-name="ce9" table:formula="of:=[.D107]+2415018.5+[.E107]-[.$B$5]/24" office:value-type="float" office:value="2458871.9">
            <text:p>2458871.90</text:p>
          </table:table-cell>
          <table:table-cell table:style-name="ce10" table:formula="of:=([.F107]-2451545)/36525" office:value-type="float" office:value="0.200599589322392">
            <text:p>0.20059959</text:p>
          </table:table-cell>
          <table:table-cell/>
          <table:table-cell table:formula="of:=MOD(280.46646+[.G107]*(36000.76983+[.G107]*0.0003032);360)" office:value-type="float" office:value="302.206115388792">
            <text:p>302.21</text:p>
          </table:table-cell>
          <table:table-cell table:formula="of:=357.52911+[.G107]*(35999.05029-0.0001537*[.G107])" office:value-type="float" office:value="7578.92380798522">
            <text:p>7578.92</text:p>
          </table:table-cell>
          <table:table-cell table:formula="of:=0.016708634-[.G107]*(0.000042037+0.0000001267*[.G107])" office:value-type="float" office:value="0.0167001962966309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0.633108290299644">
            <text:p>0.63</text:p>
          </table:table-cell>
          <table:table-cell table:formula="of:=[.I107]+[.L107]" office:value-type="float" office:value="302.839223679091">
            <text:p>302.84</text:p>
          </table:table-cell>
          <table:table-cell table:formula="of:=[.J107]+[.L107]" office:value-type="float" office:value="7579.55691627552">
            <text:p>7579.56</text:p>
          </table:table-cell>
          <table:table-cell table:formula="of:=(1.000001018*(1-[.K107]*[.K107]))/(1+[.K107]*COS(RADIANS([.N107])))" office:value-type="float" office:value="0.98423348248659">
            <text:p>0.98</text:p>
          </table:table-cell>
          <table:table-cell table:formula="of:=[.M107]-0.00569-0.00478*SIN(RADIANS(125.04-1934.136*[.G107]))" office:value-type="float" office:value="302.82878985053">
            <text:p>302.83</text:p>
          </table:table-cell>
          <table:table-cell table:formula="of:=23+(26+((21.448-[.G107]*(46.815+[.G107]*(0.00059-[.G107]*0.001813))))/60)/60" office:value-type="float" office:value="23.4366824780886">
            <text:p>23.44</text:p>
          </table:table-cell>
          <table:table-cell table:formula="of:=[.Q107]+0.00256*COS(RADIANS(125.04-1934.136*[.G107]))" office:value-type="float" office:value="23.4363681372941">
            <text:p>23.44</text:p>
          </table:table-cell>
          <table:table-cell table:formula="of:=DEGREES(ATAN2(COS(RADIANS([.P107]));COS(RADIANS([.R107]))*SIN(RADIANS([.P107]))))" office:value-type="float" office:value="-54.885958822896">
            <text:p>-54.89</text:p>
          </table:table-cell>
          <table:table-cell table:formula="of:=DEGREES(ASIN(SIN(RADIANS([.R107]))*SIN(RADIANS([.P107]))))" office:value-type="float" office:value="-19.5245388209122">
            <text:p>-19.52</text:p>
          </table:table-cell>
          <table:table-cell table:formula="of:=TAN(RADIANS([.R107]/2))*TAN(RADIANS([.R107]/2))" office:value-type="float" office:value="0.0430234915534886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-11.6822755647534">
            <text:p>-11.68</text:p>
          </table:table-cell>
          <table:table-cell table:formula="of:=DEGREES(ACOS(COS(RADIANS(90.833))/(COS(RADIANS([.$B$3]))*COS(RADIANS([.T107])))-TAN(RADIANS([.$B$3]))*TAN(RADIANS([.T107]))))" office:value-type="float" office:value="64.6077024907594">
            <text:p>64.61</text:p>
          </table:table-cell>
          <table:table-cell table:style-name="ce8" table:formula="of:=(720-4*[.$B$4]-[.V107]+[.$B$5]*60)/1440" office:value-type="float" office:value="0.491446024697745">
            <text:p>11:47:41</text:p>
          </table:table-cell>
          <table:table-cell table:style-name="ce8" table:formula="of:=[.X107]-[.W107]*4/1440" office:value-type="float" office:value="0.311980184445636">
            <text:p>7:29:15</text:p>
          </table:table-cell>
          <table:table-cell table:style-name="ce8" table:formula="of:=[.X107]+[.W107]*4/1440" office:value-type="float" office:value="0.670911864949855">
            <text:p>16:06:07</text:p>
          </table:table-cell>
          <table:table-cell table:style-name="ce11" table:formula="of:=8*[.W107]" office:value-type="float" office:value="516.861619926075">
            <text:p>516.86</text:p>
          </table:table-cell>
          <table:table-cell table:formula="of:=MOD([.E107]*1440+[.V107]+4*[.$B$4]-60*[.$B$5];1440)" office:value-type="float" office:value="648.317724435246">
            <text:p>648.32</text:p>
          </table:table-cell>
          <table:table-cell table:formula="of:=IF([.AB107]/4&lt;0;[.AB107]/4+180;[.AB107]/4-180)" office:value-type="float" office:value="-17.9205688911885">
            <text:p>-17.92</text:p>
          </table:table-cell>
          <table:table-cell table:formula="of:=DEGREES(ACOS(SIN(RADIANS([.$B$3]))*SIN(RADIANS([.T107]))+COS(RADIANS([.$B$3]))*COS(RADIANS([.T107]))*COS(RADIANS([.AC107]))))" office:value-type="float" office:value="73.2170692413914">
            <text:p>73.22</text:p>
          </table:table-cell>
          <table:table-cell table:formula="of:=90-[.AD107]" office:value-type="float" office:value="16.7829307586086">
            <text:p>16.78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528129486738732">
            <text:p>0.05</text:p>
          </table:table-cell>
          <table:table-cell table:formula="of:=[.AE107]+[.AF107]" office:value-type="float" office:value="16.8357437072825">
            <text:p>16.84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162.367696577984">
            <text:p>162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7]+0.1/24" office:value-type="float" office:value="0.445833333333333">
            <text:p>10:42:00</text:p>
          </table:table-cell>
          <table:table-cell table:style-name="ce9" table:formula="of:=[.D108]+2415018.5+[.E108]-[.$B$5]/24" office:value-type="float" office:value="2458871.90416667">
            <text:p>2458871.90</text:p>
          </table:table-cell>
          <table:table-cell table:style-name="ce10" table:formula="of:=([.F108]-2451545)/36525" office:value-type="float" office:value="0.200599703399501">
            <text:p>0.20059970</text:p>
          </table:table-cell>
          <table:table-cell/>
          <table:table-cell table:formula="of:=MOD(280.46646+[.G108]*(36000.76983+[.G108]*0.0003032);360)" office:value-type="float" office:value="302.210222252561">
            <text:p>302.21</text:p>
          </table:table-cell>
          <table:table-cell table:formula="of:=357.52911+[.G108]*(35999.05029-0.0001537*[.G108])" office:value-type="float" office:value="7578.92791465281">
            <text:p>7578.93</text:p>
          </table:table-cell>
          <table:table-cell table:formula="of:=0.016708634-[.G108]*(0.000042037+0.0000001267*[.G108])" office:value-type="float" office:value="0.0167001962918297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0.633240329435863">
            <text:p>0.63</text:p>
          </table:table-cell>
          <table:table-cell table:formula="of:=[.I108]+[.L108]" office:value-type="float" office:value="302.843462581997">
            <text:p>302.84</text:p>
          </table:table-cell>
          <table:table-cell table:formula="of:=[.J108]+[.L108]" office:value-type="float" office:value="7579.56115498225">
            <text:p>7579.56</text:p>
          </table:table-cell>
          <table:table-cell table:formula="of:=(1.000001018*(1-[.K108]*[.K108]))/(1+[.K108]*COS(RADIANS([.N108])))" office:value-type="float" office:value="0.984233883271371">
            <text:p>0.98</text:p>
          </table:table-cell>
          <table:table-cell table:formula="of:=[.M108]-0.00569-0.00478*SIN(RADIANS(125.04-1934.136*[.G108]))" office:value-type="float" office:value="302.833028751176">
            <text:p>302.83</text:p>
          </table:table-cell>
          <table:table-cell table:formula="of:=23+(26+((21.448-[.G108]*(46.815+[.G108]*(0.00059-[.G108]*0.001813))))/60)/60" office:value-type="float" office:value="23.4366824766051">
            <text:p>23.44</text:p>
          </table:table-cell>
          <table:table-cell table:formula="of:=[.Q108]+0.00256*COS(RADIANS(125.04-1934.136*[.G108]))" office:value-type="float" office:value="23.4363681455943">
            <text:p>23.44</text:p>
          </table:table-cell>
          <table:table-cell table:formula="of:=DEGREES(ATAN2(COS(RADIANS([.P108]));COS(RADIANS([.R108]))*SIN(RADIANS([.P108]))))" office:value-type="float" office:value="-54.881580611723">
            <text:p>-54.88</text:p>
          </table:table-cell>
          <table:table-cell table:formula="of:=DEGREES(ASIN(SIN(RADIANS([.R108]))*SIN(RADIANS([.P108]))))" office:value-type="float" office:value="-19.5235690129792">
            <text:p>-19.52</text:p>
          </table:table-cell>
          <table:table-cell table:formula="of:=TAN(RADIANS([.R108]/2))*TAN(RADIANS([.R108]/2))" office:value-type="float" office:value="0.0430234915848298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-11.6833675416814">
            <text:p>-11.68</text:p>
          </table:table-cell>
          <table:table-cell table:formula="of:=DEGREES(ACOS(COS(RADIANS(90.833))/(COS(RADIANS([.$B$3]))*COS(RADIANS([.T108])))-TAN(RADIANS([.$B$3]))*TAN(RADIANS([.T108]))))" office:value-type="float" office:value="64.6092397478885">
            <text:p>64.61</text:p>
          </table:table-cell>
          <table:table-cell table:style-name="ce8" table:formula="of:=(720-4*[.$B$4]-[.V108]+[.$B$5]*60)/1440" office:value-type="float" office:value="0.491446783015056">
            <text:p>11:47:41</text:p>
          </table:table-cell>
          <table:table-cell table:style-name="ce8" table:formula="of:=[.X108]-[.W108]*4/1440" office:value-type="float" office:value="0.311976672604255">
            <text:p>7:29:15</text:p>
          </table:table-cell>
          <table:table-cell table:style-name="ce8" table:formula="of:=[.X108]+[.W108]*4/1440" office:value-type="float" office:value="0.670916893425858">
            <text:p>16:06:07</text:p>
          </table:table-cell>
          <table:table-cell table:style-name="ce11" table:formula="of:=8*[.W108]" office:value-type="float" office:value="516.873917983108">
            <text:p>516.87</text:p>
          </table:table-cell>
          <table:table-cell table:formula="of:=MOD([.E108]*1440+[.V108]+4*[.$B$4]-60*[.$B$5];1440)" office:value-type="float" office:value="654.316632458318">
            <text:p>654.32</text:p>
          </table:table-cell>
          <table:table-cell table:formula="of:=IF([.AB108]/4&lt;0;[.AB108]/4+180;[.AB108]/4-180)" office:value-type="float" office:value="-16.4208418854205">
            <text:p>-16.42</text:p>
          </table:table-cell>
          <table:table-cell table:formula="of:=DEGREES(ACOS(SIN(RADIANS([.$B$3]))*SIN(RADIANS([.T108]))+COS(RADIANS([.$B$3]))*COS(RADIANS([.T108]))*COS(RADIANS([.AC108]))))" office:value-type="float" office:value="72.9475933850566">
            <text:p>72.95</text:p>
          </table:table-cell>
          <table:table-cell table:formula="of:=90-[.AD108]" office:value-type="float" office:value="17.0524066149434">
            <text:p>17.05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519507647761482">
            <text:p>0.05</text:p>
          </table:table-cell>
          <table:table-cell table:formula="of:=[.AE108]+[.AF108]" office:value-type="float" office:value="17.1043573797195">
            <text:p>17.1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163.818031687698">
            <text:p>163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8]+0.1/24" office:value-type="float" office:value="0.45">
            <text:p>10:48:00</text:p>
          </table:table-cell>
          <table:table-cell table:style-name="ce9" table:formula="of:=[.D109]+2415018.5+[.E109]-[.$B$5]/24" office:value-type="float" office:value="2458871.90833333">
            <text:p>2458871.91</text:p>
          </table:table-cell>
          <table:table-cell table:style-name="ce10" table:formula="of:=([.F109]-2451545)/36525" office:value-type="float" office:value="0.200599817476624">
            <text:p>0.20059982</text:p>
          </table:table-cell>
          <table:table-cell/>
          <table:table-cell table:formula="of:=MOD(280.46646+[.G109]*(36000.76983+[.G109]*0.0003032);360)" office:value-type="float" office:value="302.214329116789">
            <text:p>302.21</text:p>
          </table:table-cell>
          <table:table-cell table:formula="of:=357.52911+[.G109]*(35999.05029-0.0001537*[.G109])" office:value-type="float" office:value="7578.93202132086">
            <text:p>7578.93</text:p>
          </table:table-cell>
          <table:table-cell table:formula="of:=0.016708634-[.G109]*(0.000042037+0.0000001267*[.G109])" office:value-type="float" office:value="0.0167001962870284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0.633372365134847">
            <text:p>0.63</text:p>
          </table:table-cell>
          <table:table-cell table:formula="of:=[.I109]+[.L109]" office:value-type="float" office:value="302.847701481923">
            <text:p>302.85</text:p>
          </table:table-cell>
          <table:table-cell table:formula="of:=[.J109]+[.L109]" office:value-type="float" office:value="7579.565393686">
            <text:p>7579.57</text:p>
          </table:table-cell>
          <table:table-cell table:formula="of:=(1.000001018*(1-[.K109]*[.K109]))/(1+[.K109]*COS(RADIANS([.N109])))" office:value-type="float" office:value="0.984234284139649">
            <text:p>0.98</text:p>
          </table:table-cell>
          <table:table-cell table:formula="of:=[.M109]-0.00569-0.00478*SIN(RADIANS(125.04-1934.136*[.G109]))" office:value-type="float" office:value="302.837267648842">
            <text:p>302.84</text:p>
          </table:table-cell>
          <table:table-cell table:formula="of:=23+(26+((21.448-[.G109]*(46.815+[.G109]*(0.00059-[.G109]*0.001813))))/60)/60" office:value-type="float" office:value="23.4366824751217">
            <text:p>23.44</text:p>
          </table:table-cell>
          <table:table-cell table:formula="of:=[.Q109]+0.00256*COS(RADIANS(125.04-1934.136*[.G109]))" office:value-type="float" office:value="23.4363681538946">
            <text:p>23.44</text:p>
          </table:table-cell>
          <table:table-cell table:formula="of:=DEGREES(ATAN2(COS(RADIANS([.P109]));COS(RADIANS([.R109]))*SIN(RADIANS([.P109]))))" office:value-type="float" office:value="-54.8772024561835">
            <text:p>-54.88</text:p>
          </table:table-cell>
          <table:table-cell table:formula="of:=DEGREES(ASIN(SIN(RADIANS([.R109]))*SIN(RADIANS([.P109]))))" office:value-type="float" office:value="-19.5225991003496">
            <text:p>-19.52</text:p>
          </table:table-cell>
          <table:table-cell table:formula="of:=TAN(RADIANS([.R109]/2))*TAN(RADIANS([.R109]/2))" office:value-type="float" office:value="0.0430234916161709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-11.6844592946905">
            <text:p>-11.68</text:p>
          </table:table-cell>
          <table:table-cell table:formula="of:=DEGREES(ACOS(COS(RADIANS(90.833))/(COS(RADIANS([.$B$3]))*COS(RADIANS([.T109])))-TAN(RADIANS([.$B$3]))*TAN(RADIANS([.T109]))))" office:value-type="float" office:value="64.6107771333947">
            <text:p>64.61</text:p>
          </table:table-cell>
          <table:table-cell table:style-name="ce8" table:formula="of:=(720-4*[.$B$4]-[.V109]+[.$B$5]*60)/1440" office:value-type="float" office:value="0.491447541176868">
            <text:p>11:47:41</text:p>
          </table:table-cell>
          <table:table-cell table:style-name="ce8" table:formula="of:=[.X109]-[.W109]*4/1440" office:value-type="float" office:value="0.311973160250772">
            <text:p>7:29:14</text:p>
          </table:table-cell>
          <table:table-cell table:style-name="ce8" table:formula="of:=[.X109]+[.W109]*4/1440" office:value-type="float" office:value="0.670921922102965">
            <text:p>16:06:08</text:p>
          </table:table-cell>
          <table:table-cell table:style-name="ce11" table:formula="of:=8*[.W109]" office:value-type="float" office:value="516.886217067157">
            <text:p>516.89</text:p>
          </table:table-cell>
          <table:table-cell table:formula="of:=MOD([.E109]*1440+[.V109]+4*[.$B$4]-60*[.$B$5];1440)" office:value-type="float" office:value="660.315540705309">
            <text:p>660.32</text:p>
          </table:table-cell>
          <table:table-cell table:formula="of:=IF([.AB109]/4&lt;0;[.AB109]/4+180;[.AB109]/4-180)" office:value-type="float" office:value="-14.9211148236728">
            <text:p>-14.92</text:p>
          </table:table-cell>
          <table:table-cell table:formula="of:=DEGREES(ACOS(SIN(RADIANS([.$B$3]))*SIN(RADIANS([.T109]))+COS(RADIANS([.$B$3]))*COS(RADIANS([.T109]))*COS(RADIANS([.AC109]))))" office:value-type="float" office:value="72.7006098275813">
            <text:p>72.7</text:p>
          </table:table-cell>
          <table:table-cell table:formula="of:=90-[.AD109]" office:value-type="float" office:value="17.2993901724187">
            <text:p>17.3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511825016024985">
            <text:p>0.05</text:p>
          </table:table-cell>
          <table:table-cell table:formula="of:=[.AE109]+[.AF109]" office:value-type="float" office:value="17.3505726740212">
            <text:p>17.35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165.274756100309">
            <text:p>165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09]+0.1/24" office:value-type="float" office:value="0.454166666666666">
            <text:p>10:54:00</text:p>
          </table:table-cell>
          <table:table-cell table:style-name="ce9" table:formula="of:=[.D110]+2415018.5+[.E110]-[.$B$5]/24" office:value-type="float" office:value="2458871.9125">
            <text:p>2458871.91</text:p>
          </table:table-cell>
          <table:table-cell table:style-name="ce10" table:formula="of:=([.F110]-2451545)/36525" office:value-type="float" office:value="0.200599931553733">
            <text:p>0.20059993</text:p>
          </table:table-cell>
          <table:table-cell/>
          <table:table-cell table:formula="of:=MOD(280.46646+[.G110]*(36000.76983+[.G110]*0.0003032);360)" office:value-type="float" office:value="302.218435980559">
            <text:p>302.22</text:p>
          </table:table-cell>
          <table:table-cell table:formula="of:=357.52911+[.G110]*(35999.05029-0.0001537*[.G110])" office:value-type="float" office:value="7578.93612798845">
            <text:p>7578.94</text:p>
          </table:table-cell>
          <table:table-cell table:formula="of:=0.016708634-[.G110]*(0.000042037+0.0000001267*[.G110])" office:value-type="float" office:value="0.0167001962822271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0.633504397366196">
            <text:p>0.63</text:p>
          </table:table-cell>
          <table:table-cell table:formula="of:=[.I110]+[.L110]" office:value-type="float" office:value="302.851940377925">
            <text:p>302.85</text:p>
          </table:table-cell>
          <table:table-cell table:formula="of:=[.J110]+[.L110]" office:value-type="float" office:value="7579.56963238581">
            <text:p>7579.57</text:p>
          </table:table-cell>
          <table:table-cell table:formula="of:=(1.000001018*(1-[.K110]*[.K110]))/(1+[.K110]*COS(RADIANS([.N110])))" office:value-type="float" office:value="0.984234685091333">
            <text:p>0.98</text:p>
          </table:table-cell>
          <table:table-cell table:formula="of:=[.M110]-0.00569-0.00478*SIN(RADIANS(125.04-1934.136*[.G110]))" office:value-type="float" office:value="302.841506542584">
            <text:p>302.84</text:p>
          </table:table-cell>
          <table:table-cell table:formula="of:=23+(26+((21.448-[.G110]*(46.815+[.G110]*(0.00059-[.G110]*0.001813))))/60)/60" office:value-type="float" office:value="23.4366824736382">
            <text:p>23.44</text:p>
          </table:table-cell>
          <table:table-cell table:formula="of:=[.Q110]+0.00256*COS(RADIANS(125.04-1934.136*[.G110]))" office:value-type="float" office:value="23.4363681621948">
            <text:p>23.44</text:p>
          </table:table-cell>
          <table:table-cell table:formula="of:=DEGREES(ATAN2(COS(RADIANS([.P110]));COS(RADIANS([.R110]))*SIN(RADIANS([.P110]))))" office:value-type="float" office:value="-54.8728243572568">
            <text:p>-54.87</text:p>
          </table:table-cell>
          <table:table-cell table:formula="of:=DEGREES(ASIN(SIN(RADIANS([.R110]))*SIN(RADIANS([.P110]))))" office:value-type="float" office:value="-19.5216290832471">
            <text:p>-19.52</text:p>
          </table:table-cell>
          <table:table-cell table:formula="of:=TAN(RADIANS([.R110]/2))*TAN(RADIANS([.R110]/2))" office:value-type="float" office:value="0.0430234916475121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-11.6855508235239">
            <text:p>-11.69</text:p>
          </table:table-cell>
          <table:table-cell table:formula="of:=DEGREES(ACOS(COS(RADIANS(90.833))/(COS(RADIANS([.$B$3]))*COS(RADIANS([.T110])))-TAN(RADIANS([.$B$3]))*TAN(RADIANS([.T110]))))" office:value-type="float" office:value="64.612314646915">
            <text:p>64.61</text:p>
          </table:table-cell>
          <table:table-cell table:style-name="ce8" table:formula="of:=(720-4*[.$B$4]-[.V110]+[.$B$5]*60)/1440" office:value-type="float" office:value="0.491448299183003">
            <text:p>11:47:41</text:p>
          </table:table-cell>
          <table:table-cell table:style-name="ce8" table:formula="of:=[.X110]-[.W110]*4/1440" office:value-type="float" office:value="0.311969647386017">
            <text:p>7:29:14</text:p>
          </table:table-cell>
          <table:table-cell table:style-name="ce8" table:formula="of:=[.X110]+[.W110]*4/1440" office:value-type="float" office:value="0.670926950979989">
            <text:p>16:06:08</text:p>
          </table:table-cell>
          <table:table-cell table:style-name="ce11" table:formula="of:=8*[.W110]" office:value-type="float" office:value="516.89851717532">
            <text:p>516.9</text:p>
          </table:table-cell>
          <table:table-cell table:formula="of:=MOD([.E110]*1440+[.V110]+4*[.$B$4]-60*[.$B$5];1440)" office:value-type="float" office:value="666.314449176476">
            <text:p>666.31</text:p>
          </table:table-cell>
          <table:table-cell table:formula="of:=IF([.AB110]/4&lt;0;[.AB110]/4+180;[.AB110]/4-180)" office:value-type="float" office:value="-13.4213877058811">
            <text:p>-13.42</text:p>
          </table:table-cell>
          <table:table-cell table:formula="of:=DEGREES(ACOS(SIN(RADIANS([.$B$3]))*SIN(RADIANS([.T110]))+COS(RADIANS([.$B$3]))*COS(RADIANS([.T110]))*COS(RADIANS([.AC110]))))" office:value-type="float" office:value="72.476373280031">
            <text:p>72.48</text:p>
          </table:table-cell>
          <table:table-cell table:formula="of:=90-[.AD110]" office:value-type="float" office:value="17.523626719969">
            <text:p>17.52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505024550317183">
            <text:p>0.05</text:p>
          </table:table-cell>
          <table:table-cell table:formula="of:=[.AE110]+[.AF110]" office:value-type="float" office:value="17.5741291750008">
            <text:p>17.57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166.737385899276">
            <text:p>166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0]+0.1/24" office:value-type="float" office:value="0.458333333333333">
            <text:p>11:00:00</text:p>
          </table:table-cell>
          <table:table-cell table:style-name="ce9" table:formula="of:=[.D111]+2415018.5+[.E111]-[.$B$5]/24" office:value-type="float" office:value="2458871.91666667">
            <text:p>2458871.92</text:p>
          </table:table-cell>
          <table:table-cell table:style-name="ce10" table:formula="of:=([.F111]-2451545)/36525" office:value-type="float" office:value="0.200600045630855">
            <text:p>0.20060005</text:p>
          </table:table-cell>
          <table:table-cell/>
          <table:table-cell table:formula="of:=MOD(280.46646+[.G111]*(36000.76983+[.G111]*0.0003032);360)" office:value-type="float" office:value="302.222542844788">
            <text:p>302.22</text:p>
          </table:table-cell>
          <table:table-cell table:formula="of:=357.52911+[.G111]*(35999.05029-0.0001537*[.G111])" office:value-type="float" office:value="7578.9402346565">
            <text:p>7578.94</text:p>
          </table:table-cell>
          <table:table-cell table:formula="of:=0.016708634-[.G111]*(0.000042037+0.0000001267*[.G111])" office:value-type="float" office:value="0.0167001962774259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0.633636426158932">
            <text:p>0.63</text:p>
          </table:table-cell>
          <table:table-cell table:formula="of:=[.I111]+[.L111]" office:value-type="float" office:value="302.856179270947">
            <text:p>302.86</text:p>
          </table:table-cell>
          <table:table-cell table:formula="of:=[.J111]+[.L111]" office:value-type="float" office:value="7579.57387108266">
            <text:p>7579.57</text:p>
          </table:table-cell>
          <table:table-cell table:formula="of:=(1.000001018*(1-[.K111]*[.K111]))/(1+[.K111]*COS(RADIANS([.N111])))" office:value-type="float" office:value="0.984235086126511">
            <text:p>0.98</text:p>
          </table:table-cell>
          <table:table-cell table:formula="of:=[.M111]-0.00569-0.00478*SIN(RADIANS(125.04-1934.136*[.G111]))" office:value-type="float" office:value="302.845745433346">
            <text:p>302.85</text:p>
          </table:table-cell>
          <table:table-cell table:formula="of:=23+(26+((21.448-[.G111]*(46.815+[.G111]*(0.00059-[.G111]*0.001813))))/60)/60" office:value-type="float" office:value="23.4366824721547">
            <text:p>23.44</text:p>
          </table:table-cell>
          <table:table-cell table:formula="of:=[.Q111]+0.00256*COS(RADIANS(125.04-1934.136*[.G111]))" office:value-type="float" office:value="23.4363681704951">
            <text:p>23.44</text:p>
          </table:table-cell>
          <table:table-cell table:formula="of:=DEGREES(ATAN2(COS(RADIANS([.P111]));COS(RADIANS([.R111]))*SIN(RADIANS([.P111]))))" office:value-type="float" office:value="-54.8684463139681">
            <text:p>-54.87</text:p>
          </table:table-cell>
          <table:table-cell table:formula="of:=DEGREES(ASIN(SIN(RADIANS([.R111]))*SIN(RADIANS([.P111]))))" office:value-type="float" office:value="-19.5206589614624">
            <text:p>-19.52</text:p>
          </table:table-cell>
          <table:table-cell table:formula="of:=TAN(RADIANS([.R111]/2))*TAN(RADIANS([.R111]/2))" office:value-type="float" office:value="0.0430234916788534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-11.6866421284136">
            <text:p>-11.69</text:p>
          </table:table-cell>
          <table:table-cell table:formula="of:=DEGREES(ACOS(COS(RADIANS(90.833))/(COS(RADIANS([.$B$3]))*COS(RADIANS([.T111])))-TAN(RADIANS([.$B$3]))*TAN(RADIANS([.T111]))))" office:value-type="float" office:value="64.6138522887727">
            <text:p>64.61</text:p>
          </table:table-cell>
          <table:table-cell table:style-name="ce8" table:formula="of:=(720-4*[.$B$4]-[.V111]+[.$B$5]*60)/1440" office:value-type="float" office:value="0.491449057033621">
            <text:p>11:47:41</text:p>
          </table:table-cell>
          <table:table-cell table:style-name="ce8" table:formula="of:=[.X111]-[.W111]*4/1440" office:value-type="float" office:value="0.311966134009252">
            <text:p>7:29:14</text:p>
          </table:table-cell>
          <table:table-cell table:style-name="ce8" table:formula="of:=[.X111]+[.W111]*4/1440" office:value-type="float" office:value="0.670931980057989">
            <text:p>16:06:09</text:p>
          </table:table-cell>
          <table:table-cell table:style-name="ce11" table:formula="of:=8*[.W111]" office:value-type="float" office:value="516.910818310182">
            <text:p>516.91</text:p>
          </table:table-cell>
          <table:table-cell table:formula="of:=MOD([.E111]*1440+[.V111]+4*[.$B$4]-60*[.$B$5];1440)" office:value-type="float" office:value="672.313357871586">
            <text:p>672.31</text:p>
          </table:table-cell>
          <table:table-cell table:formula="of:=IF([.AB111]/4&lt;0;[.AB111]/4+180;[.AB111]/4-180)" office:value-type="float" office:value="-11.9216605321035">
            <text:p>-11.92</text:p>
          </table:table-cell>
          <table:table-cell table:formula="of:=DEGREES(ACOS(SIN(RADIANS([.$B$3]))*SIN(RADIANS([.T111]))+COS(RADIANS([.$B$3]))*COS(RADIANS([.T111]))*COS(RADIANS([.AC111]))))" office:value-type="float" office:value="72.2751178010761">
            <text:p>72.28</text:p>
          </table:table-cell>
          <table:table-cell table:formula="of:=90-[.AD111]" office:value-type="float" office:value="17.7248821989239">
            <text:p>17.72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499057441770053">
            <text:p>0.05</text:p>
          </table:table-cell>
          <table:table-cell table:formula="of:=[.AE111]+[.AF111]" office:value-type="float" office:value="17.7747879431009">
            <text:p>17.77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168.205411030755">
            <text:p>168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1]+0.1/24" office:value-type="float" office:value="0.4625">
            <text:p>11:06:00</text:p>
          </table:table-cell>
          <table:table-cell table:style-name="ce9" table:formula="of:=[.D112]+2415018.5+[.E112]-[.$B$5]/24" office:value-type="float" office:value="2458871.92083333">
            <text:p>2458871.92</text:p>
          </table:table-cell>
          <table:table-cell table:style-name="ce10" table:formula="of:=([.F112]-2451545)/36525" office:value-type="float" office:value="0.200600159707964">
            <text:p>0.20060016</text:p>
          </table:table-cell>
          <table:table-cell/>
          <table:table-cell table:formula="of:=MOD(280.46646+[.G112]*(36000.76983+[.G112]*0.0003032);360)" office:value-type="float" office:value="302.226649708557">
            <text:p>302.23</text:p>
          </table:table-cell>
          <table:table-cell table:formula="of:=357.52911+[.G112]*(35999.05029-0.0001537*[.G112])" office:value-type="float" office:value="7578.94434132409">
            <text:p>7578.94</text:p>
          </table:table-cell>
          <table:table-cell table:formula="of:=0.016708634-[.G112]*(0.000042037+0.0000001267*[.G112])" office:value-type="float" office:value="0.0167001962726246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0.63376845148271">
            <text:p>0.63</text:p>
          </table:table-cell>
          <table:table-cell table:formula="of:=[.I112]+[.L112]" office:value-type="float" office:value="302.86041816004">
            <text:p>302.86</text:p>
          </table:table-cell>
          <table:table-cell table:formula="of:=[.J112]+[.L112]" office:value-type="float" office:value="7579.57810977557">
            <text:p>7579.58</text:p>
          </table:table-cell>
          <table:table-cell table:formula="of:=(1.000001018*(1-[.K112]*[.K112]))/(1+[.K112]*COS(RADIANS([.N112])))" office:value-type="float" office:value="0.98423548724509">
            <text:p>0.98</text:p>
          </table:table-cell>
          <table:table-cell table:formula="of:=[.M112]-0.00569-0.00478*SIN(RADIANS(125.04-1934.136*[.G112]))" office:value-type="float" office:value="302.849984320179">
            <text:p>302.85</text:p>
          </table:table-cell>
          <table:table-cell table:formula="of:=23+(26+((21.448-[.G112]*(46.815+[.G112]*(0.00059-[.G112]*0.001813))))/60)/60" office:value-type="float" office:value="23.4366824706712">
            <text:p>23.44</text:p>
          </table:table-cell>
          <table:table-cell table:formula="of:=[.Q112]+0.00256*COS(RADIANS(125.04-1934.136*[.G112]))" office:value-type="float" office:value="23.4363681787954">
            <text:p>23.44</text:p>
          </table:table-cell>
          <table:table-cell table:formula="of:=DEGREES(ATAN2(COS(RADIANS([.P112]));COS(RADIANS([.R112]))*SIN(RADIANS([.P112]))))" office:value-type="float" office:value="-54.8640683273007">
            <text:p>-54.86</text:p>
          </table:table-cell>
          <table:table-cell table:formula="of:=DEGREES(ASIN(SIN(RADIANS([.R112]))*SIN(RADIANS([.P112]))))" office:value-type="float" office:value="-19.5196887352202">
            <text:p>-19.52</text:p>
          </table:table-cell>
          <table:table-cell table:formula="of:=TAN(RADIANS([.R112]/2))*TAN(RADIANS([.R112]/2))" office:value-type="float" office:value="0.0430234917101946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-11.6877332091025">
            <text:p>-11.69</text:p>
          </table:table-cell>
          <table:table-cell table:formula="of:=DEGREES(ACOS(COS(RADIANS(90.833))/(COS(RADIANS([.$B$3]))*COS(RADIANS([.T112])))-TAN(RADIANS([.$B$3]))*TAN(RADIANS([.T112]))))" office:value-type="float" office:value="64.6153900586035">
            <text:p>64.62</text:p>
          </table:table-cell>
          <table:table-cell table:style-name="ce8" table:formula="of:=(720-4*[.$B$4]-[.V112]+[.$B$5]*60)/1440" office:value-type="float" office:value="0.491449814728543">
            <text:p>11:47:41</text:p>
          </table:table-cell>
          <table:table-cell table:style-name="ce8" table:formula="of:=[.X112]-[.W112]*4/1440" office:value-type="float" office:value="0.311962620121311">
            <text:p>7:29:14</text:p>
          </table:table-cell>
          <table:table-cell table:style-name="ce8" table:formula="of:=[.X112]+[.W112]*4/1440" office:value-type="float" office:value="0.670937009335775">
            <text:p>16:06:09</text:p>
          </table:table-cell>
          <table:table-cell table:style-name="ce11" table:formula="of:=8*[.W112]" office:value-type="float" office:value="516.923120468828">
            <text:p>516.92</text:p>
          </table:table-cell>
          <table:table-cell table:formula="of:=MOD([.E112]*1440+[.V112]+4*[.$B$4]-60*[.$B$5];1440)" office:value-type="float" office:value="678.312266790897">
            <text:p>678.31</text:p>
          </table:table-cell>
          <table:table-cell table:formula="of:=IF([.AB112]/4&lt;0;[.AB112]/4+180;[.AB112]/4-180)" office:value-type="float" office:value="-10.4219333022758">
            <text:p>-10.42</text:p>
          </table:table-cell>
          <table:table-cell table:formula="of:=DEGREES(ACOS(SIN(RADIANS([.$B$3]))*SIN(RADIANS([.T112]))+COS(RADIANS([.$B$3]))*COS(RADIANS([.T112]))*COS(RADIANS([.AC112]))))" office:value-type="float" office:value="72.0970557673127">
            <text:p>72.1</text:p>
          </table:table-cell>
          <table:table-cell table:formula="of:=90-[.AD112]" office:value-type="float" office:value="17.9029442326873">
            <text:p>17.9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493882148416995">
            <text:p>0.05</text:p>
          </table:table-cell>
          <table:table-cell table:formula="of:=[.AE112]+[.AF112]" office:value-type="float" office:value="17.952332447529">
            <text:p>17.95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169.678297192169">
            <text:p>169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2]+0.1/24" office:value-type="float" office:value="0.466666666666666">
            <text:p>11:12:00</text:p>
          </table:table-cell>
          <table:table-cell table:style-name="ce9" table:formula="of:=[.D113]+2415018.5+[.E113]-[.$B$5]/24" office:value-type="float" office:value="2458871.925">
            <text:p>2458871.93</text:p>
          </table:table-cell>
          <table:table-cell table:style-name="ce10" table:formula="of:=([.F113]-2451545)/36525" office:value-type="float" office:value="0.200600273785086">
            <text:p>0.20060027</text:p>
          </table:table-cell>
          <table:table-cell/>
          <table:table-cell table:formula="of:=MOD(280.46646+[.G113]*(36000.76983+[.G113]*0.0003032);360)" office:value-type="float" office:value="302.230756572786">
            <text:p>302.23</text:p>
          </table:table-cell>
          <table:table-cell table:formula="of:=357.52911+[.G113]*(35999.05029-0.0001537*[.G113])" office:value-type="float" office:value="7578.94844799213">
            <text:p>7578.95</text:p>
          </table:table-cell>
          <table:table-cell table:formula="of:=0.016708634-[.G113]*(0.000042037+0.0000001267*[.G113])" office:value-type="float" office:value="0.0167001962678234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0.633900473366236">
            <text:p>0.63</text:p>
          </table:table-cell>
          <table:table-cell table:formula="of:=[.I113]+[.L113]" office:value-type="float" office:value="302.864657046152">
            <text:p>302.86</text:p>
          </table:table-cell>
          <table:table-cell table:formula="of:=[.J113]+[.L113]" office:value-type="float" office:value="7579.5823484655">
            <text:p>7579.58</text:p>
          </table:table-cell>
          <table:table-cell table:formula="of:=(1.000001018*(1-[.K113]*[.K113]))/(1+[.K113]*COS(RADIANS([.N113])))" office:value-type="float" office:value="0.984235888447157">
            <text:p>0.98</text:p>
          </table:table-cell>
          <table:table-cell table:formula="of:=[.M113]-0.00569-0.00478*SIN(RADIANS(125.04-1934.136*[.G113]))" office:value-type="float" office:value="302.854223204031">
            <text:p>302.85</text:p>
          </table:table-cell>
          <table:table-cell table:formula="of:=23+(26+((21.448-[.G113]*(46.815+[.G113]*(0.00059-[.G113]*0.001813))))/60)/60" office:value-type="float" office:value="23.4366824691877">
            <text:p>23.44</text:p>
          </table:table-cell>
          <table:table-cell table:formula="of:=[.Q113]+0.00256*COS(RADIANS(125.04-1934.136*[.G113]))" office:value-type="float" office:value="23.4363681870956">
            <text:p>23.44</text:p>
          </table:table-cell>
          <table:table-cell table:formula="of:=DEGREES(ATAN2(COS(RADIANS([.P113]));COS(RADIANS([.R113]))*SIN(RADIANS([.P113]))))" office:value-type="float" office:value="-54.8596903962774">
            <text:p>-54.86</text:p>
          </table:table-cell>
          <table:table-cell table:formula="of:=DEGREES(ASIN(SIN(RADIANS([.R113]))*SIN(RADIANS([.P113]))))" office:value-type="float" office:value="-19.5187184043105">
            <text:p>-19.52</text:p>
          </table:table-cell>
          <table:table-cell table:formula="of:=TAN(RADIANS([.R113]/2))*TAN(RADIANS([.R113]/2))" office:value-type="float" office:value="0.0430234917415358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-11.6888240658218">
            <text:p>-11.69</text:p>
          </table:table-cell>
          <table:table-cell table:formula="of:=DEGREES(ACOS(COS(RADIANS(90.833))/(COS(RADIANS([.$B$3]))*COS(RADIANS([.T113])))-TAN(RADIANS([.$B$3]))*TAN(RADIANS([.T113]))))" office:value-type="float" office:value="64.6169279567315">
            <text:p>64.62</text:p>
          </table:table-cell>
          <table:table-cell table:style-name="ce8" table:formula="of:=(720-4*[.$B$4]-[.V113]+[.$B$5]*60)/1440" office:value-type="float" office:value="0.491450572267932">
            <text:p>11:47:41</text:p>
          </table:table-cell>
          <table:table-cell table:style-name="ce8" table:formula="of:=[.X113]-[.W113]*4/1440" office:value-type="float" office:value="0.311959105721455">
            <text:p>7:29:13</text:p>
          </table:table-cell>
          <table:table-cell table:style-name="ce8" table:formula="of:=[.X113]+[.W113]*4/1440" office:value-type="float" office:value="0.670942038814408">
            <text:p>16:06:09</text:p>
          </table:table-cell>
          <table:table-cell table:style-name="ce11" table:formula="of:=8*[.W113]" office:value-type="float" office:value="516.935423653852">
            <text:p>516.94</text:p>
          </table:table-cell>
          <table:table-cell table:formula="of:=MOD([.E113]*1440+[.V113]+4*[.$B$4]-60*[.$B$5];1440)" office:value-type="float" office:value="684.311175934178">
            <text:p>684.31</text:p>
          </table:table-cell>
          <table:table-cell table:formula="of:=IF([.AB113]/4&lt;0;[.AB113]/4+180;[.AB113]/4-180)" office:value-type="float" office:value="-8.92220601645562">
            <text:p>-8.92</text:p>
          </table:table-cell>
          <table:table-cell table:formula="of:=DEGREES(ACOS(SIN(RADIANS([.$B$3]))*SIN(RADIANS([.T113]))+COS(RADIANS([.$B$3]))*COS(RADIANS([.T113]))*COS(RADIANS([.AC113]))))" office:value-type="float" office:value="71.9423769168493">
            <text:p>71.94</text:p>
          </table:table-cell>
          <table:table-cell table:formula="of:=90-[.AD113]" office:value-type="float" office:value="18.0576230831507">
            <text:p>18.06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489463603170531">
            <text:p>0.05</text:p>
          </table:table-cell>
          <table:table-cell table:formula="of:=[.AE113]+[.AF113]" office:value-type="float" office:value="18.1065694434678">
            <text:p>18.11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71.155487930798">
            <text:p>171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3]+0.1/24" office:value-type="float" office:value="0.470833333333333">
            <text:p>11:18:00</text:p>
          </table:table-cell>
          <table:table-cell table:style-name="ce9" table:formula="of:=[.D114]+2415018.5+[.E114]-[.$B$5]/24" office:value-type="float" office:value="2458871.92916667">
            <text:p>2458871.93</text:p>
          </table:table-cell>
          <table:table-cell table:style-name="ce10" table:formula="of:=([.F114]-2451545)/36525" office:value-type="float" office:value="0.200600387862196">
            <text:p>0.20060039</text:p>
          </table:table-cell>
          <table:table-cell/>
          <table:table-cell table:formula="of:=MOD(280.46646+[.G114]*(36000.76983+[.G114]*0.0003032);360)" office:value-type="float" office:value="302.234863436556">
            <text:p>302.23</text:p>
          </table:table-cell>
          <table:table-cell table:formula="of:=357.52911+[.G114]*(35999.05029-0.0001537*[.G114])" office:value-type="float" office:value="7578.95255465972">
            <text:p>7578.95</text:p>
          </table:table-cell>
          <table:table-cell table:formula="of:=0.016708634-[.G114]*(0.000042037+0.0000001267*[.G114])" office:value-type="float" office:value="0.0167001962630221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0.634032491779479">
            <text:p>0.63</text:p>
          </table:table-cell>
          <table:table-cell table:formula="of:=[.I114]+[.L114]" office:value-type="float" office:value="302.868895928336">
            <text:p>302.87</text:p>
          </table:table-cell>
          <table:table-cell table:formula="of:=[.J114]+[.L114]" office:value-type="float" office:value="7579.5865871515">
            <text:p>7579.59</text:p>
          </table:table-cell>
          <table:table-cell table:formula="of:=(1.000001018*(1-[.K114]*[.K114]))/(1+[.K114]*COS(RADIANS([.N114])))" office:value-type="float" office:value="0.984236289732621">
            <text:p>0.98</text:p>
          </table:table-cell>
          <table:table-cell table:formula="of:=[.M114]-0.00569-0.00478*SIN(RADIANS(125.04-1934.136*[.G114]))" office:value-type="float" office:value="302.858462083955">
            <text:p>302.86</text:p>
          </table:table-cell>
          <table:table-cell table:formula="of:=23+(26+((21.448-[.G114]*(46.815+[.G114]*(0.00059-[.G114]*0.001813))))/60)/60" office:value-type="float" office:value="23.4366824677043">
            <text:p>23.44</text:p>
          </table:table-cell>
          <table:table-cell table:formula="of:=[.Q114]+0.00256*COS(RADIANS(125.04-1934.136*[.G114]))" office:value-type="float" office:value="23.4363681953959">
            <text:p>23.44</text:p>
          </table:table-cell>
          <table:table-cell table:formula="of:=DEGREES(ATAN2(COS(RADIANS([.P114]));COS(RADIANS([.R114]))*SIN(RADIANS([.P114]))))" office:value-type="float" office:value="-54.855312521879">
            <text:p>-54.86</text:p>
          </table:table-cell>
          <table:table-cell table:formula="of:=DEGREES(ASIN(SIN(RADIANS([.R114]))*SIN(RADIANS([.P114]))))" office:value-type="float" office:value="-19.5177479689576">
            <text:p>-19.52</text:p>
          </table:table-cell>
          <table:table-cell table:formula="of:=TAN(RADIANS([.R114]/2))*TAN(RADIANS([.R114]/2))" office:value-type="float" office:value="0.0430234917728771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-11.6899146983159">
            <text:p>-11.69</text:p>
          </table:table-cell>
          <table:table-cell table:formula="of:=DEGREES(ACOS(COS(RADIANS(90.833))/(COS(RADIANS([.$B$3]))*COS(RADIANS([.T114])))-TAN(RADIANS([.$B$3]))*TAN(RADIANS([.T114]))))" office:value-type="float" office:value="64.6184659827931">
            <text:p>64.62</text:p>
          </table:table-cell>
          <table:table-cell table:style-name="ce8" table:formula="of:=(720-4*[.$B$4]-[.V114]+[.$B$5]*60)/1440" office:value-type="float" office:value="0.491451329651608">
            <text:p>11:47:41</text:p>
          </table:table-cell>
          <table:table-cell table:style-name="ce8" table:formula="of:=[.X114]-[.W114]*4/1440" office:value-type="float" office:value="0.311955590810516">
            <text:p>7:29:13</text:p>
          </table:table-cell>
          <table:table-cell table:style-name="ce8" table:formula="of:=[.X114]+[.W114]*4/1440" office:value-type="float" office:value="0.6709470684927">
            <text:p>16:06:10</text:p>
          </table:table-cell>
          <table:table-cell table:style-name="ce11" table:formula="of:=8*[.W114]" office:value-type="float" office:value="516.947727862345">
            <text:p>516.95</text:p>
          </table:table-cell>
          <table:table-cell table:formula="of:=MOD([.E114]*1440+[.V114]+4*[.$B$4]-60*[.$B$5];1440)" office:value-type="float" office:value="690.310085301683">
            <text:p>690.31</text:p>
          </table:table-cell>
          <table:table-cell table:formula="of:=IF([.AB114]/4&lt;0;[.AB114]/4+180;[.AB114]/4-180)" office:value-type="float" office:value="-7.42247867457914">
            <text:p>-7.42</text:p>
          </table:table-cell>
          <table:table-cell table:formula="of:=DEGREES(ACOS(SIN(RADIANS([.$B$3]))*SIN(RADIANS([.T114]))+COS(RADIANS([.$B$3]))*COS(RADIANS([.T114]))*COS(RADIANS([.AC114]))))" office:value-type="float" office:value="71.8112474797563">
            <text:p>71.81</text:p>
          </table:table-cell>
          <table:table-cell table:formula="of:=90-[.AD114]" office:value-type="float" office:value="18.1887525202437">
            <text:p>18.19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485772567060876">
            <text:p>0.05</text:p>
          </table:table-cell>
          <table:table-cell table:formula="of:=[.AE114]+[.AF114]" office:value-type="float" office:value="18.2373297769498">
            <text:p>18.24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72.636406941064">
            <text:p>172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4]+0.1/24" office:value-type="float" office:value="0.475">
            <text:p>11:24:00</text:p>
          </table:table-cell>
          <table:table-cell table:style-name="ce9" table:formula="of:=[.D115]+2415018.5+[.E115]-[.$B$5]/24" office:value-type="float" office:value="2458871.93333333">
            <text:p>2458871.93</text:p>
          </table:table-cell>
          <table:table-cell table:style-name="ce10" table:formula="of:=([.F115]-2451545)/36525" office:value-type="float" office:value="0.200600501939318">
            <text:p>0.20060050</text:p>
          </table:table-cell>
          <table:table-cell/>
          <table:table-cell table:formula="of:=MOD(280.46646+[.G115]*(36000.76983+[.G115]*0.0003032);360)" office:value-type="float" office:value="302.238970300786">
            <text:p>302.24</text:p>
          </table:table-cell>
          <table:table-cell table:formula="of:=357.52911+[.G115]*(35999.05029-0.0001537*[.G115])" office:value-type="float" office:value="7578.95666132777">
            <text:p>7578.96</text:p>
          </table:table-cell>
          <table:table-cell table:formula="of:=0.016708634-[.G115]*(0.000042037+0.0000001267*[.G115])" office:value-type="float" office:value="0.0167001962582209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0.634164506751094">
            <text:p>0.63</text:p>
          </table:table-cell>
          <table:table-cell table:formula="of:=[.I115]+[.L115]" office:value-type="float" office:value="302.873134807537">
            <text:p>302.87</text:p>
          </table:table-cell>
          <table:table-cell table:formula="of:=[.J115]+[.L115]" office:value-type="float" office:value="7579.59082583452">
            <text:p>7579.59</text:p>
          </table:table-cell>
          <table:table-cell table:formula="of:=(1.000001018*(1-[.K115]*[.K115]))/(1+[.K115]*COS(RADIANS([.N115])))" office:value-type="float" office:value="0.984236691101569">
            <text:p>0.98</text:p>
          </table:table-cell>
          <table:table-cell table:formula="of:=[.M115]-0.00569-0.00478*SIN(RADIANS(125.04-1934.136*[.G115]))" office:value-type="float" office:value="302.862700960896">
            <text:p>302.86</text:p>
          </table:table-cell>
          <table:table-cell table:formula="of:=23+(26+((21.448-[.G115]*(46.815+[.G115]*(0.00059-[.G115]*0.001813))))/60)/60" office:value-type="float" office:value="23.4366824662208">
            <text:p>23.44</text:p>
          </table:table-cell>
          <table:table-cell table:formula="of:=[.Q115]+0.00256*COS(RADIANS(125.04-1934.136*[.G115]))" office:value-type="float" office:value="23.4363682036962">
            <text:p>23.44</text:p>
          </table:table-cell>
          <table:table-cell table:formula="of:=DEGREES(ATAN2(COS(RADIANS([.P115]));COS(RADIANS([.R115]))*SIN(RADIANS([.P115]))))" office:value-type="float" office:value="-54.8509347031303">
            <text:p>-54.85</text:p>
          </table:table-cell>
          <table:table-cell table:formula="of:=DEGREES(ASIN(SIN(RADIANS([.R115]))*SIN(RADIANS([.P115]))))" office:value-type="float" office:value="-19.5167774289519">
            <text:p>-19.52</text:p>
          </table:table-cell>
          <table:table-cell table:formula="of:=TAN(RADIANS([.R115]/2))*TAN(RADIANS([.R115]/2))" office:value-type="float" office:value="0.0430234918042184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-11.6910051068156">
            <text:p>-11.69</text:p>
          </table:table-cell>
          <table:table-cell table:formula="of:=DEGREES(ACOS(COS(RADIANS(90.833))/(COS(RADIANS([.$B$3]))*COS(RADIANS([.T115])))-TAN(RADIANS([.$B$3]))*TAN(RADIANS([.T115]))))" office:value-type="float" office:value="64.6200041371119">
            <text:p>64.62</text:p>
          </table:table-cell>
          <table:table-cell table:style-name="ce8" table:formula="of:=(720-4*[.$B$4]-[.V115]+[.$B$5]*60)/1440" office:value-type="float" office:value="0.491452086879733">
            <text:p>11:47:41</text:p>
          </table:table-cell>
          <table:table-cell table:style-name="ce8" table:formula="of:=[.X115]-[.W115]*4/1440" office:value-type="float" office:value="0.311952075387756">
            <text:p>7:29:13</text:p>
          </table:table-cell>
          <table:table-cell table:style-name="ce8" table:formula="of:=[.X115]+[.W115]*4/1440" office:value-type="float" office:value="0.67095209837171">
            <text:p>16:06:10</text:p>
          </table:table-cell>
          <table:table-cell table:style-name="ce11" table:formula="of:=8*[.W115]" office:value-type="float" office:value="516.960033096895">
            <text:p>516.96</text:p>
          </table:table-cell>
          <table:table-cell table:formula="of:=MOD([.E115]*1440+[.V115]+4*[.$B$4]-60*[.$B$5];1440)" office:value-type="float" office:value="696.308994893184">
            <text:p>696.31</text:p>
          </table:table-cell>
          <table:table-cell table:formula="of:=IF([.AB115]/4&lt;0;[.AB115]/4+180;[.AB115]/4-180)" office:value-type="float" office:value="-5.92275127670405">
            <text:p>-5.92</text:p>
          </table:table-cell>
          <table:table-cell table:formula="of:=DEGREES(ACOS(SIN(RADIANS([.$B$3]))*SIN(RADIANS([.T115]))+COS(RADIANS([.$B$3]))*COS(RADIANS([.T115]))*COS(RADIANS([.AC115]))))" office:value-type="float" office:value="71.703809401667">
            <text:p>71.7</text:p>
          </table:table-cell>
          <table:table-cell table:formula="of:=90-[.AD115]" office:value-type="float" office:value="18.296190598333">
            <text:p>18.3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482785105464981">
            <text:p>0.05</text:p>
          </table:table-cell>
          <table:table-cell table:formula="of:=[.AE115]+[.AF115]" office:value-type="float" office:value="18.3444691088795">
            <text:p>18.34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74.120460542928">
            <text:p>174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5]+0.1/24" office:value-type="float" office:value="0.479166666666666">
            <text:p>11:30:00</text:p>
          </table:table-cell>
          <table:table-cell table:style-name="ce9" table:formula="of:=[.D116]+2415018.5+[.E116]-[.$B$5]/24" office:value-type="float" office:value="2458871.9375">
            <text:p>2458871.94</text:p>
          </table:table-cell>
          <table:table-cell table:style-name="ce10" table:formula="of:=([.F116]-2451545)/36525" office:value-type="float" office:value="0.200600616016427">
            <text:p>0.20060062</text:p>
          </table:table-cell>
          <table:table-cell/>
          <table:table-cell table:formula="of:=MOD(280.46646+[.G116]*(36000.76983+[.G116]*0.0003032);360)" office:value-type="float" office:value="302.243077164555">
            <text:p>302.24</text:p>
          </table:table-cell>
          <table:table-cell table:formula="of:=357.52911+[.G116]*(35999.05029-0.0001537*[.G116])" office:value-type="float" office:value="7578.96076799536">
            <text:p>7578.96</text:p>
          </table:table-cell>
          <table:table-cell table:formula="of:=0.016708634-[.G116]*(0.000042037+0.0000001267*[.G116])" office:value-type="float" office:value="0.0167001962534196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0.634296518250894">
            <text:p>0.63</text:p>
          </table:table-cell>
          <table:table-cell table:formula="of:=[.I116]+[.L116]" office:value-type="float" office:value="302.877373682806">
            <text:p>302.88</text:p>
          </table:table-cell>
          <table:table-cell table:formula="of:=[.J116]+[.L116]" office:value-type="float" office:value="7579.59506451361">
            <text:p>7579.6</text:p>
          </table:table-cell>
          <table:table-cell table:formula="of:=(1.000001018*(1-[.K116]*[.K116]))/(1+[.K116]*COS(RADIANS([.N116])))" office:value-type="float" office:value="0.98423709255391">
            <text:p>0.98</text:p>
          </table:table-cell>
          <table:table-cell table:formula="of:=[.M116]-0.00569-0.00478*SIN(RADIANS(125.04-1934.136*[.G116]))" office:value-type="float" office:value="302.866939833906">
            <text:p>302.87</text:p>
          </table:table-cell>
          <table:table-cell table:formula="of:=23+(26+((21.448-[.G116]*(46.815+[.G116]*(0.00059-[.G116]*0.001813))))/60)/60" office:value-type="float" office:value="23.4366824647373">
            <text:p>23.44</text:p>
          </table:table-cell>
          <table:table-cell table:formula="of:=[.Q116]+0.00256*COS(RADIANS(125.04-1934.136*[.G116]))" office:value-type="float" office:value="23.4363682119964">
            <text:p>23.44</text:p>
          </table:table-cell>
          <table:table-cell table:formula="of:=DEGREES(ATAN2(COS(RADIANS([.P116]));COS(RADIANS([.R116]))*SIN(RADIANS([.P116]))))" office:value-type="float" office:value="-54.8465569410142">
            <text:p>-54.85</text:p>
          </table:table-cell>
          <table:table-cell table:formula="of:=DEGREES(ASIN(SIN(RADIANS([.R116]))*SIN(RADIANS([.P116]))))" office:value-type="float" office:value="-19.515806784518">
            <text:p>-19.52</text:p>
          </table:table-cell>
          <table:table-cell table:formula="of:=TAN(RADIANS([.R116]/2))*TAN(RADIANS([.R116]/2))" office:value-type="float" office:value="0.0430234918355597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-11.6920952910644">
            <text:p>-11.69</text:p>
          </table:table-cell>
          <table:table-cell table:formula="of:=DEGREES(ACOS(COS(RADIANS(90.833))/(COS(RADIANS([.$B$3]))*COS(RADIANS([.T116])))-TAN(RADIANS([.$B$3]))*TAN(RADIANS([.T116]))))" office:value-type="float" office:value="64.6215424193234">
            <text:p>64.62</text:p>
          </table:table-cell>
          <table:table-cell table:style-name="ce8" table:formula="of:=(720-4*[.$B$4]-[.V116]+[.$B$5]*60)/1440" office:value-type="float" office:value="0.491452843952128">
            <text:p>11:47:42</text:p>
          </table:table-cell>
          <table:table-cell table:style-name="ce8" table:formula="of:=[.X116]-[.W116]*4/1440" office:value-type="float" office:value="0.311948559454007">
            <text:p>7:29:12</text:p>
          </table:table-cell>
          <table:table-cell table:style-name="ce8" table:formula="of:=[.X116]+[.W116]*4/1440" office:value-type="float" office:value="0.670957128450249">
            <text:p>16:06:11</text:p>
          </table:table-cell>
          <table:table-cell table:style-name="ce11" table:formula="of:=8*[.W116]" office:value-type="float" office:value="516.972339354587">
            <text:p>516.97</text:p>
          </table:table-cell>
          <table:table-cell table:formula="of:=MOD([.E116]*1440+[.V116]+4*[.$B$4]-60*[.$B$5];1440)" office:value-type="float" office:value="702.307904708935">
            <text:p>702.31</text:p>
          </table:table-cell>
          <table:table-cell table:formula="of:=IF([.AB116]/4&lt;0;[.AB116]/4+180;[.AB116]/4-180)" office:value-type="float" office:value="-4.42302382276628">
            <text:p>-4.42</text:p>
          </table:table-cell>
          <table:table-cell table:formula="of:=DEGREES(ACOS(SIN(RADIANS([.$B$3]))*SIN(RADIANS([.T116]))+COS(RADIANS([.$B$3]))*COS(RADIANS([.T116]))*COS(RADIANS([.AC116]))))" office:value-type="float" office:value="71.6201796726464">
            <text:p>71.62</text:p>
          </table:table-cell>
          <table:table-cell table:formula="of:=90-[.AD116]" office:value-type="float" office:value="18.3798203273536">
            <text:p>18.38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480482170101779">
            <text:p>0.05</text:p>
          </table:table-cell>
          <table:table-cell table:formula="of:=[.AE116]+[.AF116]" office:value-type="float" office:value="18.4278685443638">
            <text:p>18.43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75.607040323425">
            <text:p>175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6]+0.1/24" office:value-type="float" office:value="0.483333333333333">
            <text:p>11:36:00</text:p>
          </table:table-cell>
          <table:table-cell table:style-name="ce9" table:formula="of:=[.D117]+2415018.5+[.E117]-[.$B$5]/24" office:value-type="float" office:value="2458871.94166667">
            <text:p>2458871.94</text:p>
          </table:table-cell>
          <table:table-cell table:style-name="ce10" table:formula="of:=([.F117]-2451545)/36525" office:value-type="float" office:value="0.200600730093549">
            <text:p>0.20060073</text:p>
          </table:table-cell>
          <table:table-cell/>
          <table:table-cell table:formula="of:=MOD(280.46646+[.G117]*(36000.76983+[.G117]*0.0003032);360)" office:value-type="float" office:value="302.247184028783">
            <text:p>302.25</text:p>
          </table:table-cell>
          <table:table-cell table:formula="of:=357.52911+[.G117]*(35999.05029-0.0001537*[.G117])" office:value-type="float" office:value="7578.96487466341">
            <text:p>7578.96</text:p>
          </table:table-cell>
          <table:table-cell table:formula="of:=0.016708634-[.G117]*(0.000042037+0.0000001267*[.G117])" office:value-type="float" office:value="0.0167001962486183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0.63442852630774">
            <text:p>0.63</text:p>
          </table:table-cell>
          <table:table-cell table:formula="of:=[.I117]+[.L117]" office:value-type="float" office:value="302.88161255509">
            <text:p>302.88</text:p>
          </table:table-cell>
          <table:table-cell table:formula="of:=[.J117]+[.L117]" office:value-type="float" office:value="7579.59930318971">
            <text:p>7579.6</text:p>
          </table:table-cell>
          <table:table-cell table:formula="of:=(1.000001018*(1-[.K117]*[.K117]))/(1+[.K117]*COS(RADIANS([.N117])))" office:value-type="float" office:value="0.98423749408973">
            <text:p>0.98</text:p>
          </table:table-cell>
          <table:table-cell table:formula="of:=[.M117]-0.00569-0.00478*SIN(RADIANS(125.04-1934.136*[.G117]))" office:value-type="float" office:value="302.871178703931">
            <text:p>302.87</text:p>
          </table:table-cell>
          <table:table-cell table:formula="of:=23+(26+((21.448-[.G117]*(46.815+[.G117]*(0.00059-[.G117]*0.001813))))/60)/60" office:value-type="float" office:value="23.4366824632538">
            <text:p>23.44</text:p>
          </table:table-cell>
          <table:table-cell table:formula="of:=[.Q117]+0.00256*COS(RADIANS(125.04-1934.136*[.G117]))" office:value-type="float" office:value="23.4363682202967">
            <text:p>23.44</text:p>
          </table:table-cell>
          <table:table-cell table:formula="of:=DEGREES(ATAN2(COS(RADIANS([.P117]));COS(RADIANS([.R117]))*SIN(RADIANS([.P117]))))" office:value-type="float" office:value="-54.8421792345544">
            <text:p>-54.84</text:p>
          </table:table-cell>
          <table:table-cell table:formula="of:=DEGREES(ASIN(SIN(RADIANS([.R117]))*SIN(RADIANS([.P117]))))" office:value-type="float" office:value="-19.5148360354463">
            <text:p>-19.51</text:p>
          </table:table-cell>
          <table:table-cell table:formula="of:=TAN(RADIANS([.R117]/2))*TAN(RADIANS([.R117]/2))" office:value-type="float" office:value="0.043023491866901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-11.693185251294">
            <text:p>-11.69</text:p>
          </table:table-cell>
          <table:table-cell table:formula="of:=DEGREES(ACOS(COS(RADIANS(90.833))/(COS(RADIANS([.$B$3]))*COS(RADIANS([.T117])))-TAN(RADIANS([.$B$3]))*TAN(RADIANS([.T117]))))" office:value-type="float" office:value="64.6230808297518">
            <text:p>64.62</text:p>
          </table:table-cell>
          <table:table-cell table:style-name="ce8" table:formula="of:=(720-4*[.$B$4]-[.V117]+[.$B$5]*60)/1440" office:value-type="float" office:value="0.491453600868954">
            <text:p>11:47:42</text:p>
          </table:table-cell>
          <table:table-cell table:style-name="ce8" table:formula="of:=[.X117]-[.W117]*4/1440" office:value-type="float" office:value="0.311945043008533">
            <text:p>7:29:12</text:p>
          </table:table-cell>
          <table:table-cell table:style-name="ce8" table:formula="of:=[.X117]+[.W117]*4/1440" office:value-type="float" office:value="0.670962158729376">
            <text:p>16:06:11</text:p>
          </table:table-cell>
          <table:table-cell table:style-name="ce11" table:formula="of:=8*[.W117]" office:value-type="float" office:value="516.984646638014">
            <text:p>516.98</text:p>
          </table:table-cell>
          <table:table-cell table:formula="of:=MOD([.E117]*1440+[.V117]+4*[.$B$4]-60*[.$B$5];1440)" office:value-type="float" office:value="708.306814748705">
            <text:p>708.31</text:p>
          </table:table-cell>
          <table:table-cell table:formula="of:=IF([.AB117]/4&lt;0;[.AB117]/4+180;[.AB117]/4-180)" office:value-type="float" office:value="-2.92329631282368">
            <text:p>-2.92</text:p>
          </table:table-cell>
          <table:table-cell table:formula="of:=DEGREES(ACOS(SIN(RADIANS([.$B$3]))*SIN(RADIANS([.T117]))+COS(RADIANS([.$B$3]))*COS(RADIANS([.T117]))*COS(RADIANS([.AC117]))))" office:value-type="float" office:value="71.5604497656962">
            <text:p>71.56</text:p>
          </table:table-cell>
          <table:table-cell table:formula="of:=90-[.AD117]" office:value-type="float" office:value="18.4395502343038">
            <text:p>18.44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478849273306565">
            <text:p>0.05</text:p>
          </table:table-cell>
          <table:table-cell table:formula="of:=[.AE117]+[.AF117]" office:value-type="float" office:value="18.4874351616345">
            <text:p>18.49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77.095525917767">
            <text:p>177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7]+0.1/24" office:value-type="float" office:value="0.4875">
            <text:p>11:42:00</text:p>
          </table:table-cell>
          <table:table-cell table:style-name="ce9" table:formula="of:=[.D118]+2415018.5+[.E118]-[.$B$5]/24" office:value-type="float" office:value="2458871.94583333">
            <text:p>2458871.95</text:p>
          </table:table-cell>
          <table:table-cell table:style-name="ce10" table:formula="of:=([.F118]-2451545)/36525" office:value-type="float" office:value="0.200600844170658">
            <text:p>0.20060084</text:p>
          </table:table-cell>
          <table:table-cell/>
          <table:table-cell table:formula="of:=MOD(280.46646+[.G118]*(36000.76983+[.G118]*0.0003032);360)" office:value-type="float" office:value="302.251290892553">
            <text:p>302.25</text:p>
          </table:table-cell>
          <table:table-cell table:formula="of:=357.52911+[.G118]*(35999.05029-0.0001537*[.G118])" office:value-type="float" office:value="7578.96898133099">
            <text:p>7578.97</text:p>
          </table:table-cell>
          <table:table-cell table:formula="of:=0.016708634-[.G118]*(0.000042037+0.0000001267*[.G118])" office:value-type="float" office:value="0.0167001962438171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0.63456053089129">
            <text:p>0.63</text:p>
          </table:table-cell>
          <table:table-cell table:formula="of:=[.I118]+[.L118]" office:value-type="float" office:value="302.885851423444">
            <text:p>302.89</text:p>
          </table:table-cell>
          <table:table-cell table:formula="of:=[.J118]+[.L118]" office:value-type="float" office:value="7579.60354186189">
            <text:p>7579.6</text:p>
          </table:table-cell>
          <table:table-cell table:formula="of:=(1.000001018*(1-[.K118]*[.K118]))/(1+[.K118]*COS(RADIANS([.N118])))" office:value-type="float" office:value="0.984237895708937">
            <text:p>0.98</text:p>
          </table:table-cell>
          <table:table-cell table:formula="of:=[.M118]-0.00569-0.00478*SIN(RADIANS(125.04-1934.136*[.G118]))" office:value-type="float" office:value="302.875417570025">
            <text:p>302.88</text:p>
          </table:table-cell>
          <table:table-cell table:formula="of:=23+(26+((21.448-[.G118]*(46.815+[.G118]*(0.00059-[.G118]*0.001813))))/60)/60" office:value-type="float" office:value="23.4366824617703">
            <text:p>23.44</text:p>
          </table:table-cell>
          <table:table-cell table:formula="of:=[.Q118]+0.00256*COS(RADIANS(125.04-1934.136*[.G118]))" office:value-type="float" office:value="23.436368228597">
            <text:p>23.44</text:p>
          </table:table-cell>
          <table:table-cell table:formula="of:=DEGREES(ATAN2(COS(RADIANS([.P118]));COS(RADIANS([.R118]))*SIN(RADIANS([.P118]))))" office:value-type="float" office:value="-54.8378015847302">
            <text:p>-54.84</text:p>
          </table:table-cell>
          <table:table-cell table:formula="of:=DEGREES(ASIN(SIN(RADIANS([.R118]))*SIN(RADIANS([.P118]))))" office:value-type="float" office:value="-19.5138651819606">
            <text:p>-19.51</text:p>
          </table:table-cell>
          <table:table-cell table:formula="of:=TAN(RADIANS([.R118]/2))*TAN(RADIANS([.R118]/2))" office:value-type="float" office:value="0.0430234918982423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-11.694274987248">
            <text:p>-11.69</text:p>
          </table:table-cell>
          <table:table-cell table:formula="of:=DEGREES(ACOS(COS(RADIANS(90.833))/(COS(RADIANS([.$B$3]))*COS(RADIANS([.T118])))-TAN(RADIANS([.$B$3]))*TAN(RADIANS([.T118]))))" office:value-type="float" office:value="64.6246193680337">
            <text:p>64.62</text:p>
          </table:table-cell>
          <table:table-cell table:style-name="ce8" table:formula="of:=(720-4*[.$B$4]-[.V118]+[.$B$5]*60)/1440" office:value-type="float" office:value="0.491454357630033">
            <text:p>11:47:42</text:p>
          </table:table-cell>
          <table:table-cell table:style-name="ce8" table:formula="of:=[.X118]-[.W118]*4/1440" office:value-type="float" office:value="0.311941526052162">
            <text:p>7:29:12</text:p>
          </table:table-cell>
          <table:table-cell table:style-name="ce8" table:formula="of:=[.X118]+[.W118]*4/1440" office:value-type="float" office:value="0.670967189207905">
            <text:p>16:06:12</text:p>
          </table:table-cell>
          <table:table-cell table:style-name="ce11" table:formula="of:=8*[.W118]" office:value-type="float" office:value="516.99695494427">
            <text:p>517</text:p>
          </table:table-cell>
          <table:table-cell table:formula="of:=MOD([.E118]*1440+[.V118]+4*[.$B$4]-60*[.$B$5];1440)" office:value-type="float" office:value="714.305725012751">
            <text:p>714.31</text:p>
          </table:table-cell>
          <table:table-cell table:formula="of:=IF([.AB118]/4&lt;0;[.AB118]/4+180;[.AB118]/4-180)" office:value-type="float" office:value="-1.42356874681215">
            <text:p>-1.42</text:p>
          </table:table-cell>
          <table:table-cell table:formula="of:=DEGREES(ACOS(SIN(RADIANS([.$B$3]))*SIN(RADIANS([.T118]))+COS(RADIANS([.$B$3]))*COS(RADIANS([.T118]))*COS(RADIANS([.AC118]))))" office:value-type="float" office:value="71.5246851948492">
            <text:p>71.52</text:p>
          </table:table-cell>
          <table:table-cell table:formula="of:=90-[.AD118]" office:value-type="float" office:value="18.4753148051508">
            <text:p>18.48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477876244523964">
            <text:p>0.05</text:p>
          </table:table-cell>
          <table:table-cell table:formula="of:=[.AE118]+[.AF118]" office:value-type="float" office:value="18.5231024296032">
            <text:p>18.52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78.585287906448">
            <text:p>178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8]+0.1/24" office:value-type="float" office:value="0.491666666666666">
            <text:p>11:48:00</text:p>
          </table:table-cell>
          <table:table-cell table:style-name="ce9" table:formula="of:=[.D119]+2415018.5+[.E119]-[.$B$5]/24" office:value-type="float" office:value="2458871.95">
            <text:p>2458871.95</text:p>
          </table:table-cell>
          <table:table-cell table:style-name="ce10" table:formula="of:=([.F119]-2451545)/36525" office:value-type="float" office:value="0.200600958247781">
            <text:p>0.20060096</text:p>
          </table:table-cell>
          <table:table-cell/>
          <table:table-cell table:formula="of:=MOD(280.46646+[.G119]*(36000.76983+[.G119]*0.0003032);360)" office:value-type="float" office:value="302.255397756782">
            <text:p>302.26</text:p>
          </table:table-cell>
          <table:table-cell table:formula="of:=357.52911+[.G119]*(35999.05029-0.0001537*[.G119])" office:value-type="float" office:value="7578.97308799904">
            <text:p>7578.97</text:p>
          </table:table-cell>
          <table:table-cell table:formula="of:=0.016708634-[.G119]*(0.000042037+0.0000001267*[.G119])" office:value-type="float" office:value="0.0167001962390158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0.634692532030458">
            <text:p>0.63</text:p>
          </table:table-cell>
          <table:table-cell table:formula="of:=[.I119]+[.L119]" office:value-type="float" office:value="302.890090288813">
            <text:p>302.89</text:p>
          </table:table-cell>
          <table:table-cell table:formula="of:=[.J119]+[.L119]" office:value-type="float" office:value="7579.60778053107">
            <text:p>7579.61</text:p>
          </table:table-cell>
          <table:table-cell table:formula="of:=(1.000001018*(1-[.K119]*[.K119]))/(1+[.K119]*COS(RADIANS([.N119])))" office:value-type="float" office:value="0.98423829741162">
            <text:p>0.98</text:p>
          </table:table-cell>
          <table:table-cell table:formula="of:=[.M119]-0.00569-0.00478*SIN(RADIANS(125.04-1934.136*[.G119]))" office:value-type="float" office:value="302.879656433134">
            <text:p>302.88</text:p>
          </table:table-cell>
          <table:table-cell table:formula="of:=23+(26+((21.448-[.G119]*(46.815+[.G119]*(0.00059-[.G119]*0.001813))))/60)/60" office:value-type="float" office:value="23.4366824602869">
            <text:p>23.44</text:p>
          </table:table-cell>
          <table:table-cell table:formula="of:=[.Q119]+0.00256*COS(RADIANS(125.04-1934.136*[.G119]))" office:value-type="float" office:value="23.4363682368973">
            <text:p>23.44</text:p>
          </table:table-cell>
          <table:table-cell table:formula="of:=DEGREES(ATAN2(COS(RADIANS([.P119]));COS(RADIANS([.R119]))*SIN(RADIANS([.P119]))))" office:value-type="float" office:value="-54.833423990567">
            <text:p>-54.83</text:p>
          </table:table-cell>
          <table:table-cell table:formula="of:=DEGREES(ASIN(SIN(RADIANS([.R119]))*SIN(RADIANS([.P119]))))" office:value-type="float" office:value="-19.5128942238514">
            <text:p>-19.51</text:p>
          </table:table-cell>
          <table:table-cell table:formula="of:=TAN(RADIANS([.R119]/2))*TAN(RADIANS([.R119]/2))" office:value-type="float" office:value="0.0430234919295837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-11.6953644991577">
            <text:p>-11.7</text:p>
          </table:table-cell>
          <table:table-cell table:formula="of:=DEGREES(ACOS(COS(RADIANS(90.833))/(COS(RADIANS([.$B$3]))*COS(RADIANS([.T119])))-TAN(RADIANS([.$B$3]))*TAN(RADIANS([.T119]))))" office:value-type="float" office:value="64.6261580344928">
            <text:p>64.63</text:p>
          </table:table-cell>
          <table:table-cell table:style-name="ce8" table:formula="of:=(720-4*[.$B$4]-[.V119]+[.$B$5]*60)/1440" office:value-type="float" office:value="0.491455114235526">
            <text:p>11:47:42</text:p>
          </table:table-cell>
          <table:table-cell table:style-name="ce8" table:formula="of:=[.X119]-[.W119]*4/1440" office:value-type="float" office:value="0.311938008584157">
            <text:p>7:29:11</text:p>
          </table:table-cell>
          <table:table-cell table:style-name="ce8" table:formula="of:=[.X119]+[.W119]*4/1440" office:value-type="float" office:value="0.670972219886895">
            <text:p>16:06:12</text:p>
          </table:table-cell>
          <table:table-cell table:style-name="ce11" table:formula="of:=8*[.W119]" office:value-type="float" office:value="517.009264275942">
            <text:p>517.01</text:p>
          </table:table-cell>
          <table:table-cell table:formula="of:=MOD([.E119]*1440+[.V119]+4*[.$B$4]-60*[.$B$5];1440)" office:value-type="float" office:value="720.304635500842">
            <text:p>720.3</text:p>
          </table:table-cell>
          <table:table-cell table:formula="of:=IF([.AB119]/4&lt;0;[.AB119]/4+180;[.AB119]/4-180)" office:value-type="float" office:value="0.0761588752103819">
            <text:p>0.08</text:p>
          </table:table-cell>
          <table:table-cell table:formula="of:=DEGREES(ACOS(SIN(RADIANS([.$B$3]))*SIN(RADIANS([.T119]))+COS(RADIANS([.$B$3]))*COS(RADIANS([.T119]))*COS(RADIANS([.AC119]))))" office:value-type="float" office:value="71.5129251946887">
            <text:p>71.51</text:p>
          </table:table-cell>
          <table:table-cell table:formula="of:=90-[.AD119]" office:value-type="float" office:value="18.4870748053114">
            <text:p>18.49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477557061498688">
            <text:p>0.05</text:p>
          </table:table-cell>
          <table:table-cell table:formula="of:=[.AE119]+[.AF119]" office:value-type="float" office:value="18.5348305114612">
            <text:p>18.53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80.07569080018">
            <text:p>180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19]+0.1/24" office:value-type="float" office:value="0.495833333333333">
            <text:p>11:54:00</text:p>
          </table:table-cell>
          <table:table-cell table:style-name="ce9" table:formula="of:=[.D120]+2415018.5+[.E120]-[.$B$5]/24" office:value-type="float" office:value="2458871.95416667">
            <text:p>2458871.95</text:p>
          </table:table-cell>
          <table:table-cell table:style-name="ce10" table:formula="of:=([.F120]-2451545)/36525" office:value-type="float" office:value="0.20060107232489">
            <text:p>0.20060107</text:p>
          </table:table-cell>
          <table:table-cell/>
          <table:table-cell table:formula="of:=MOD(280.46646+[.G120]*(36000.76983+[.G120]*0.0003032);360)" office:value-type="float" office:value="302.259504620552">
            <text:p>302.26</text:p>
          </table:table-cell>
          <table:table-cell table:formula="of:=357.52911+[.G120]*(35999.05029-0.0001537*[.G120])" office:value-type="float" office:value="7578.97719466663">
            <text:p>7578.98</text:p>
          </table:table-cell>
          <table:table-cell table:formula="of:=0.016708634-[.G120]*(0.000042037+0.0000001267*[.G120])" office:value-type="float" office:value="0.0167001962342146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0.634824529694902">
            <text:p>0.63</text:p>
          </table:table-cell>
          <table:table-cell table:formula="of:=[.I120]+[.L120]" office:value-type="float" office:value="302.894329150247">
            <text:p>302.89</text:p>
          </table:table-cell>
          <table:table-cell table:formula="of:=[.J120]+[.L120]" office:value-type="float" office:value="7579.61201919633">
            <text:p>7579.61</text:p>
          </table:table-cell>
          <table:table-cell table:formula="of:=(1.000001018*(1-[.K120]*[.K120]))/(1+[.K120]*COS(RADIANS([.N120])))" office:value-type="float" office:value="0.984238699197686">
            <text:p>0.98</text:p>
          </table:table-cell>
          <table:table-cell table:formula="of:=[.M120]-0.00569-0.00478*SIN(RADIANS(125.04-1934.136*[.G120]))" office:value-type="float" office:value="302.883895292309">
            <text:p>302.88</text:p>
          </table:table-cell>
          <table:table-cell table:formula="of:=23+(26+((21.448-[.G120]*(46.815+[.G120]*(0.00059-[.G120]*0.001813))))/60)/60" office:value-type="float" office:value="23.4366824588034">
            <text:p>23.44</text:p>
          </table:table-cell>
          <table:table-cell table:formula="of:=[.Q120]+0.00256*COS(RADIANS(125.04-1934.136*[.G120]))" office:value-type="float" office:value="23.4363682451976">
            <text:p>23.44</text:p>
          </table:table-cell>
          <table:table-cell table:formula="of:=DEGREES(ATAN2(COS(RADIANS([.P120]));COS(RADIANS([.R120]))*SIN(RADIANS([.P120]))))" office:value-type="float" office:value="-54.829046453047">
            <text:p>-54.83</text:p>
          </table:table-cell>
          <table:table-cell table:formula="of:=DEGREES(ASIN(SIN(RADIANS([.R120]))*SIN(RADIANS([.P120]))))" office:value-type="float" office:value="-19.5119231613434">
            <text:p>-19.51</text:p>
          </table:table-cell>
          <table:table-cell table:formula="of:=TAN(RADIANS([.R120]/2))*TAN(RADIANS([.R120]/2))" office:value-type="float" office:value="0.043023491960925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-11.6964537867666">
            <text:p>-11.7</text:p>
          </table:table-cell>
          <table:table-cell table:formula="of:=DEGREES(ACOS(COS(RADIANS(90.833))/(COS(RADIANS([.$B$3]))*COS(RADIANS([.T120])))-TAN(RADIANS([.$B$3]))*TAN(RADIANS([.T120]))))" office:value-type="float" office:value="64.6276968287647">
            <text:p>64.63</text:p>
          </table:table-cell>
          <table:table-cell table:style-name="ce8" table:formula="of:=(720-4*[.$B$4]-[.V120]+[.$B$5]*60)/1440" office:value-type="float" office:value="0.491455870685255">
            <text:p>11:47:42</text:p>
          </table:table-cell>
          <table:table-cell table:style-name="ce8" table:formula="of:=[.X120]-[.W120]*4/1440" office:value-type="float" office:value="0.311934490605353">
            <text:p>7:29:11</text:p>
          </table:table-cell>
          <table:table-cell table:style-name="ce8" table:formula="of:=[.X120]+[.W120]*4/1440" office:value-type="float" office:value="0.670977250765156">
            <text:p>16:06:12</text:p>
          </table:table-cell>
          <table:table-cell table:style-name="ce11" table:formula="of:=8*[.W120]" office:value-type="float" office:value="517.021574630117">
            <text:p>517.02</text:p>
          </table:table-cell>
          <table:table-cell table:formula="of:=MOD([.E120]*1440+[.V120]+4*[.$B$4]-60*[.$B$5];1440)" office:value-type="float" office:value="726.303546213233">
            <text:p>726.3</text:p>
          </table:table-cell>
          <table:table-cell table:formula="of:=IF([.AB120]/4&lt;0;[.AB120]/4+180;[.AB120]/4-180)" office:value-type="float" office:value="1.57588655330815">
            <text:p>1.58</text:p>
          </table:table-cell>
          <table:table-cell table:formula="of:=DEGREES(ACOS(SIN(RADIANS([.$B$3]))*SIN(RADIANS([.T120]))+COS(RADIANS([.$B$3]))*COS(RADIANS([.T120]))*COS(RADIANS([.AC120]))))" office:value-type="float" office:value="71.5251825285404">
            <text:p>71.53</text:p>
          </table:table-cell>
          <table:table-cell table:formula="of:=90-[.AD120]" office:value-type="float" office:value="18.4748174714596">
            <text:p>18.47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477889751196666">
            <text:p>0.05</text:p>
          </table:table-cell>
          <table:table-cell table:formula="of:=[.AE120]+[.AF120]" office:value-type="float" office:value="18.5226064465793">
            <text:p>18.52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81.566096085085">
            <text:p>181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0]+0.1/24" office:value-type="float" office:value="0.5">
            <text:p>12:00:00</text:p>
          </table:table-cell>
          <table:table-cell table:style-name="ce9" table:formula="of:=[.D121]+2415018.5+[.E121]-[.$B$5]/24" office:value-type="float" office:value="2458871.95833333">
            <text:p>2458871.96</text:p>
          </table:table-cell>
          <table:table-cell table:style-name="ce10" table:formula="of:=([.F121]-2451545)/36525" office:value-type="float" office:value="0.200601186402012">
            <text:p>0.20060119</text:p>
          </table:table-cell>
          <table:table-cell/>
          <table:table-cell table:formula="of:=MOD(280.46646+[.G121]*(36000.76983+[.G121]*0.0003032);360)" office:value-type="float" office:value="302.263611484779">
            <text:p>302.26</text:p>
          </table:table-cell>
          <table:table-cell table:formula="of:=357.52911+[.G121]*(35999.05029-0.0001537*[.G121])" office:value-type="float" office:value="7578.98130133468">
            <text:p>7578.98</text:p>
          </table:table-cell>
          <table:table-cell table:formula="of:=0.016708634-[.G121]*(0.000042037+0.0000001267*[.G121])" office:value-type="float" office:value="0.0167001962294133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0.634956523913481">
            <text:p>0.63</text:p>
          </table:table-cell>
          <table:table-cell table:formula="of:=[.I121]+[.L121]" office:value-type="float" office:value="302.898568008693">
            <text:p>302.9</text:p>
          </table:table-cell>
          <table:table-cell table:formula="of:=[.J121]+[.L121]" office:value-type="float" office:value="7579.61625785859">
            <text:p>7579.62</text:p>
          </table:table-cell>
          <table:table-cell table:formula="of:=(1.000001018*(1-[.K121]*[.K121]))/(1+[.K121]*COS(RADIANS([.N121])))" office:value-type="float" office:value="0.984239101067222">
            <text:p>0.98</text:p>
          </table:table-cell>
          <table:table-cell table:formula="of:=[.M121]-0.00569-0.00478*SIN(RADIANS(125.04-1934.136*[.G121]))" office:value-type="float" office:value="302.888134148495">
            <text:p>302.89</text:p>
          </table:table-cell>
          <table:table-cell table:formula="of:=23+(26+((21.448-[.G121]*(46.815+[.G121]*(0.00059-[.G121]*0.001813))))/60)/60" office:value-type="float" office:value="23.4366824573199">
            <text:p>23.44</text:p>
          </table:table-cell>
          <table:table-cell table:formula="of:=[.Q121]+0.00256*COS(RADIANS(125.04-1934.136*[.G121]))" office:value-type="float" office:value="23.4363682534979">
            <text:p>23.44</text:p>
          </table:table-cell>
          <table:table-cell table:formula="of:=DEGREES(ATAN2(COS(RADIANS([.P121]));COS(RADIANS([.R121]))*SIN(RADIANS([.P121]))))" office:value-type="float" office:value="-54.8246689711966">
            <text:p>-54.82</text:p>
          </table:table-cell>
          <table:table-cell table:formula="of:=DEGREES(ASIN(SIN(RADIANS([.R121]))*SIN(RADIANS([.P121]))))" office:value-type="float" office:value="-19.5109519942274">
            <text:p>-19.51</text:p>
          </table:table-cell>
          <table:table-cell table:formula="of:=TAN(RADIANS([.R121]/2))*TAN(RADIANS([.R121]/2))" office:value-type="float" office:value="0.0430234919922664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-11.6975428503058">
            <text:p>-11.7</text:p>
          </table:table-cell>
          <table:table-cell table:formula="of:=DEGREES(ACOS(COS(RADIANS(90.833))/(COS(RADIANS([.$B$3]))*COS(RADIANS([.T121])))-TAN(RADIANS([.$B$3]))*TAN(RADIANS([.T121]))))" office:value-type="float" office:value="64.6292357511725">
            <text:p>64.63</text:p>
          </table:table-cell>
          <table:table-cell table:style-name="ce8" table:formula="of:=(720-4*[.$B$4]-[.V121]+[.$B$5]*60)/1440" office:value-type="float" office:value="0.491456626979379">
            <text:p>11:47:42</text:p>
          </table:table-cell>
          <table:table-cell table:style-name="ce8" table:formula="of:=[.X121]-[.W121]*4/1440" office:value-type="float" office:value="0.311930972115011">
            <text:p>7:29:11</text:p>
          </table:table-cell>
          <table:table-cell table:style-name="ce8" table:formula="of:=[.X121]+[.W121]*4/1440" office:value-type="float" office:value="0.670982281843747">
            <text:p>16:06:13</text:p>
          </table:table-cell>
          <table:table-cell table:style-name="ce11" table:formula="of:=8*[.W121]" office:value-type="float" office:value="517.03388600938">
            <text:p>517.03</text:p>
          </table:table-cell>
          <table:table-cell table:formula="of:=MOD([.E121]*1440+[.V121]+4*[.$B$4]-60*[.$B$5];1440)" office:value-type="float" office:value="732.302457149693">
            <text:p>732.3</text:p>
          </table:table-cell>
          <table:table-cell table:formula="of:=IF([.AB121]/4&lt;0;[.AB121]/4+180;[.AB121]/4-180)" office:value-type="float" office:value="3.07561428742335">
            <text:p>3.08</text:p>
          </table:table-cell>
          <table:table-cell table:formula="of:=DEGREES(ACOS(SIN(RADIANS([.$B$3]))*SIN(RADIANS([.T121]))+COS(RADIANS([.$B$3]))*COS(RADIANS([.T121]))*COS(RADIANS([.AC121]))))" office:value-type="float" office:value="71.5614434242099">
            <text:p>71.56</text:p>
          </table:table-cell>
          <table:table-cell table:formula="of:=90-[.AD121]" office:value-type="float" office:value="18.4385565757901">
            <text:p>18.44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478876357424317">
            <text:p>0.05</text:p>
          </table:table-cell>
          <table:table-cell table:formula="of:=[.AE121]+[.AF121]" office:value-type="float" office:value="18.4864442115326">
            <text:p>18.49</text:p>
          </table:table-cell>
          <table:table-cell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83.055865297462">
            <text:p>183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1]+0.1/24" office:value-type="float" office:value="0.504166666666666">
            <text:p>12:06:00</text:p>
          </table:table-cell>
          <table:table-cell table:style-name="ce9" table:formula="of:=[.D122]+2415018.5+[.E122]-[.$B$5]/24" office:value-type="float" office:value="2458871.9625">
            <text:p>2458871.96</text:p>
          </table:table-cell>
          <table:table-cell table:style-name="ce10" table:formula="of:=([.F122]-2451545)/36525" office:value-type="float" office:value="0.200601300479134">
            <text:p>0.20060130</text:p>
          </table:table-cell>
          <table:table-cell/>
          <table:table-cell table:formula="of:=MOD(280.46646+[.G122]*(36000.76983+[.G122]*0.0003032);360)" office:value-type="float" office:value="302.267718349009">
            <text:p>302.27</text:p>
          </table:table-cell>
          <table:table-cell table:formula="of:=357.52911+[.G122]*(35999.05029-0.0001537*[.G122])" office:value-type="float" office:value="7578.98540800272">
            <text:p>7578.99</text:p>
          </table:table-cell>
          <table:table-cell table:formula="of:=0.016708634-[.G122]*(0.000042037+0.0000001267*[.G122])" office:value-type="float" office:value="0.016700196224612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0.635088514670721">
            <text:p>0.64</text:p>
          </table:table-cell>
          <table:table-cell table:formula="of:=[.I122]+[.L122]" office:value-type="float" office:value="302.902806863679">
            <text:p>302.9</text:p>
          </table:table-cell>
          <table:table-cell table:formula="of:=[.J122]+[.L122]" office:value-type="float" office:value="7579.62049651739">
            <text:p>7579.62</text:p>
          </table:table-cell>
          <table:table-cell table:formula="of:=(1.000001018*(1-[.K122]*[.K122]))/(1+[.K122]*COS(RADIANS([.N122])))" office:value-type="float" office:value="0.984239503020181">
            <text:p>0.98</text:p>
          </table:table-cell>
          <table:table-cell table:formula="of:=[.M122]-0.00569-0.00478*SIN(RADIANS(125.04-1934.136*[.G122]))" office:value-type="float" office:value="302.892373001223">
            <text:p>302.89</text:p>
          </table:table-cell>
          <table:table-cell table:formula="of:=23+(26+((21.448-[.G122]*(46.815+[.G122]*(0.00059-[.G122]*0.001813))))/60)/60" office:value-type="float" office:value="23.4366824558364">
            <text:p>23.44</text:p>
          </table:table-cell>
          <table:table-cell table:formula="of:=[.Q122]+0.00256*COS(RADIANS(125.04-1934.136*[.G122]))" office:value-type="float" office:value="23.4363682617982">
            <text:p>23.44</text:p>
          </table:table-cell>
          <table:table-cell table:formula="of:=DEGREES(ATAN2(COS(RADIANS([.P122]));COS(RADIANS([.R122]))*SIN(RADIANS([.P122]))))" office:value-type="float" office:value="-54.8202915455026">
            <text:p>-54.82</text:p>
          </table:table-cell>
          <table:table-cell table:formula="of:=DEGREES(ASIN(SIN(RADIANS([.R122]))*SIN(RADIANS([.P122]))))" office:value-type="float" office:value="-19.5099807226179">
            <text:p>-19.51</text:p>
          </table:table-cell>
          <table:table-cell table:formula="of:=TAN(RADIANS([.R122]/2))*TAN(RADIANS([.R122]/2))" office:value-type="float" office:value="0.0430234920236078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-11.6986316896415">
            <text:p>-11.7</text:p>
          </table:table-cell>
          <table:table-cell table:formula="of:=DEGREES(ACOS(COS(RADIANS(90.833))/(COS(RADIANS([.$B$3]))*COS(RADIANS([.T122])))-TAN(RADIANS([.$B$3]))*TAN(RADIANS([.T122]))))" office:value-type="float" office:value="64.6307748015263">
            <text:p>64.63</text:p>
          </table:table-cell>
          <table:table-cell table:style-name="ce8" table:formula="of:=(720-4*[.$B$4]-[.V122]+[.$B$5]*60)/1440" office:value-type="float" office:value="0.491457383117807">
            <text:p>11:47:42</text:p>
          </table:table-cell>
          <table:table-cell table:style-name="ce8" table:formula="of:=[.X122]-[.W122]*4/1440" office:value-type="float" office:value="0.311927453113567">
            <text:p>7:29:11</text:p>
          </table:table-cell>
          <table:table-cell table:style-name="ce8" table:formula="of:=[.X122]+[.W122]*4/1440" office:value-type="float" office:value="0.670987313122046">
            <text:p>16:06:13</text:p>
          </table:table-cell>
          <table:table-cell table:style-name="ce11" table:formula="of:=8*[.W122]" office:value-type="float" office:value="517.04619841221">
            <text:p>517.05</text:p>
          </table:table-cell>
          <table:table-cell table:formula="of:=MOD([.E122]*1440+[.V122]+4*[.$B$4]-60*[.$B$5];1440)" office:value-type="float" office:value="738.301368310358">
            <text:p>738.3</text:p>
          </table:table-cell>
          <table:table-cell table:formula="of:=IF([.AB122]/4&lt;0;[.AB122]/4+180;[.AB122]/4-180)" office:value-type="float" office:value="4.57534207758943">
            <text:p>4.58</text:p>
          </table:table-cell>
          <table:table-cell table:formula="of:=DEGREES(ACOS(SIN(RADIANS([.$B$3]))*SIN(RADIANS([.T122]))+COS(RADIANS([.$B$3]))*COS(RADIANS([.T122]))*COS(RADIANS([.AC122]))))" office:value-type="float" office:value="71.6216676413795">
            <text:p>71.62</text:p>
          </table:table-cell>
          <table:table-cell table:formula="of:=90-[.AD122]" office:value-type="float" office:value="18.3783323586205">
            <text:p>18.38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480522974282517">
            <text:p>0.05</text:p>
          </table:table-cell>
          <table:table-cell table:formula="of:=[.AE122]+[.AF122]" office:value-type="float" office:value="18.4263846560488">
            <text:p>18.43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84.544363098434">
            <text:p>184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2]+0.1/24" office:value-type="float" office:value="0.508333333333333">
            <text:p>12:12:00</text:p>
          </table:table-cell>
          <table:table-cell table:style-name="ce9" table:formula="of:=[.D123]+2415018.5+[.E123]-[.$B$5]/24" office:value-type="float" office:value="2458871.96666667">
            <text:p>2458871.97</text:p>
          </table:table-cell>
          <table:table-cell table:style-name="ce10" table:formula="of:=([.F123]-2451545)/36525" office:value-type="float" office:value="0.200601414556243">
            <text:p>0.20060141</text:p>
          </table:table-cell>
          <table:table-cell/>
          <table:table-cell table:formula="of:=MOD(280.46646+[.G123]*(36000.76983+[.G123]*0.0003032);360)" office:value-type="float" office:value="302.271825212779">
            <text:p>302.27</text:p>
          </table:table-cell>
          <table:table-cell table:formula="of:=357.52911+[.G123]*(35999.05029-0.0001537*[.G123])" office:value-type="float" office:value="7578.98951467031">
            <text:p>7578.99</text:p>
          </table:table-cell>
          <table:table-cell table:formula="of:=0.016708634-[.G123]*(0.000042037+0.0000001267*[.G123])" office:value-type="float" office:value="0.0167001962198108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0.6352205019512">
            <text:p>0.64</text:p>
          </table:table-cell>
          <table:table-cell table:formula="of:=[.I123]+[.L123]" office:value-type="float" office:value="302.90704571473">
            <text:p>302.91</text:p>
          </table:table-cell>
          <table:table-cell table:formula="of:=[.J123]+[.L123]" office:value-type="float" office:value="7579.62473517227">
            <text:p>7579.62</text:p>
          </table:table-cell>
          <table:table-cell table:formula="of:=(1.000001018*(1-[.K123]*[.K123]))/(1+[.K123]*COS(RADIANS([.N123])))" office:value-type="float" office:value="0.984239905056517">
            <text:p>0.98</text:p>
          </table:table-cell>
          <table:table-cell table:formula="of:=[.M123]-0.00569-0.00478*SIN(RADIANS(125.04-1934.136*[.G123]))" office:value-type="float" office:value="302.896611850014">
            <text:p>302.9</text:p>
          </table:table-cell>
          <table:table-cell table:formula="of:=23+(26+((21.448-[.G123]*(46.815+[.G123]*(0.00059-[.G123]*0.001813))))/60)/60" office:value-type="float" office:value="23.436682454353">
            <text:p>23.44</text:p>
          </table:table-cell>
          <table:table-cell table:formula="of:=[.Q123]+0.00256*COS(RADIANS(125.04-1934.136*[.G123]))" office:value-type="float" office:value="23.4363682700985">
            <text:p>23.44</text:p>
          </table:table-cell>
          <table:table-cell table:formula="of:=DEGREES(ATAN2(COS(RADIANS([.P123]));COS(RADIANS([.R123]))*SIN(RADIANS([.P123]))))" office:value-type="float" office:value="-54.8159141764601">
            <text:p>-54.82</text:p>
          </table:table-cell>
          <table:table-cell table:formula="of:=DEGREES(ASIN(SIN(RADIANS([.R123]))*SIN(RADIANS([.P123]))))" office:value-type="float" office:value="-19.5090093466316">
            <text:p>-19.51</text:p>
          </table:table-cell>
          <table:table-cell table:formula="of:=TAN(RADIANS([.R123]/2))*TAN(RADIANS([.R123]/2))" office:value-type="float" office:value="0.0430234920549493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-11.6997203046395">
            <text:p>-11.7</text:p>
          </table:table-cell>
          <table:table-cell table:formula="of:=DEGREES(ACOS(COS(RADIANS(90.833))/(COS(RADIANS([.$B$3]))*COS(RADIANS([.T123])))-TAN(RADIANS([.$B$3]))*TAN(RADIANS([.T123]))))" office:value-type="float" office:value="64.6323139796327">
            <text:p>64.63</text:p>
          </table:table-cell>
          <table:table-cell table:style-name="ce8" table:formula="of:=(720-4*[.$B$4]-[.V123]+[.$B$5]*60)/1440" office:value-type="float" office:value="0.491458139100444">
            <text:p>11:47:42</text:p>
          </table:table-cell>
          <table:table-cell table:style-name="ce8" table:formula="of:=[.X123]-[.W123]*4/1440" office:value-type="float" office:value="0.311923933601464">
            <text:p>7:29:10</text:p>
          </table:table-cell>
          <table:table-cell table:style-name="ce8" table:formula="of:=[.X123]+[.W123]*4/1440" office:value-type="float" office:value="0.670992344599424">
            <text:p>16:06:14</text:p>
          </table:table-cell>
          <table:table-cell table:style-name="ce11" table:formula="of:=8*[.W123]" office:value-type="float" office:value="517.058511837061">
            <text:p>517.06</text:p>
          </table:table-cell>
          <table:table-cell table:formula="of:=MOD([.E123]*1440+[.V123]+4*[.$B$4]-60*[.$B$5];1440)" office:value-type="float" office:value="744.30027969536">
            <text:p>744.3</text:p>
          </table:table-cell>
          <table:table-cell table:formula="of:=IF([.AB123]/4&lt;0;[.AB123]/4+180;[.AB123]/4-180)" office:value-type="float" office:value="6.07506992383992">
            <text:p>6.08</text:p>
          </table:table-cell>
          <table:table-cell table:formula="of:=DEGREES(ACOS(SIN(RADIANS([.$B$3]))*SIN(RADIANS([.T123]))+COS(RADIANS([.$B$3]))*COS(RADIANS([.T123]))*COS(RADIANS([.AC123]))))" office:value-type="float" office:value="71.7057886671532">
            <text:p>71.71</text:p>
          </table:table-cell>
          <table:table-cell table:formula="of:=90-[.AD123]" office:value-type="float" office:value="18.2942113328468">
            <text:p>18.29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482839846366375">
            <text:p>0.05</text:p>
          </table:table-cell>
          <table:table-cell table:formula="of:=[.AE123]+[.AF123]" office:value-type="float" office:value="18.3424953174834">
            <text:p>18.34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86.030960317659">
            <text:p>186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3]+0.1/24" office:value-type="float" office:value="0.512499999999999">
            <text:p>12:18:00</text:p>
          </table:table-cell>
          <table:table-cell table:style-name="ce9" table:formula="of:=[.D124]+2415018.5+[.E124]-[.$B$5]/24" office:value-type="float" office:value="2458871.97083333">
            <text:p>2458871.97</text:p>
          </table:table-cell>
          <table:table-cell table:style-name="ce10" table:formula="of:=([.F124]-2451545)/36525" office:value-type="float" office:value="0.200601528633365">
            <text:p>0.20060153</text:p>
          </table:table-cell>
          <table:table-cell/>
          <table:table-cell table:formula="of:=MOD(280.46646+[.G124]*(36000.76983+[.G124]*0.0003032);360)" office:value-type="float" office:value="302.275932077008">
            <text:p>302.28</text:p>
          </table:table-cell>
          <table:table-cell table:formula="of:=357.52911+[.G124]*(35999.05029-0.0001537*[.G124])" office:value-type="float" office:value="7578.99362133836">
            <text:p>7578.99</text:p>
          </table:table-cell>
          <table:table-cell table:formula="of:=0.016708634-[.G124]*(0.000042037+0.0000001267*[.G124])" office:value-type="float" office:value="0.0167001962150095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0.635352485783618">
            <text:p>0.64</text:p>
          </table:table-cell>
          <table:table-cell table:formula="of:=[.I124]+[.L124]" office:value-type="float" office:value="302.911284562792">
            <text:p>302.91</text:p>
          </table:table-cell>
          <table:table-cell table:formula="of:=[.J124]+[.L124]" office:value-type="float" office:value="7579.62897382415">
            <text:p>7579.63</text:p>
          </table:table-cell>
          <table:table-cell table:formula="of:=(1.000001018*(1-[.K124]*[.K124]))/(1+[.K124]*COS(RADIANS([.N124])))" office:value-type="float" office:value="0.984240307176317">
            <text:p>0.98</text:p>
          </table:table-cell>
          <table:table-cell table:formula="of:=[.M124]-0.00569-0.00478*SIN(RADIANS(125.04-1934.136*[.G124]))" office:value-type="float" office:value="302.900850695817">
            <text:p>302.9</text:p>
          </table:table-cell>
          <table:table-cell table:formula="of:=23+(26+((21.448-[.G124]*(46.815+[.G124]*(0.00059-[.G124]*0.001813))))/60)/60" office:value-type="float" office:value="23.4366824528695">
            <text:p>23.44</text:p>
          </table:table-cell>
          <table:table-cell table:formula="of:=[.Q124]+0.00256*COS(RADIANS(125.04-1934.136*[.G124]))" office:value-type="float" office:value="23.4363682783989">
            <text:p>23.44</text:p>
          </table:table-cell>
          <table:table-cell table:formula="of:=DEGREES(ATAN2(COS(RADIANS([.P124]));COS(RADIANS([.R124]))*SIN(RADIANS([.P124]))))" office:value-type="float" office:value="-54.8115368630931">
            <text:p>-54.81</text:p>
          </table:table-cell>
          <table:table-cell table:formula="of:=DEGREES(ASIN(SIN(RADIANS([.R124]))*SIN(RADIANS([.P124]))))" office:value-type="float" office:value="-19.5080378660587">
            <text:p>-19.51</text:p>
          </table:table-cell>
          <table:table-cell table:formula="of:=TAN(RADIANS([.R124]/2))*TAN(RADIANS([.R124]/2))" office:value-type="float" office:value="0.0430234920862907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-11.7008086955303">
            <text:p>-11.7</text:p>
          </table:table-cell>
          <table:table-cell table:formula="of:=DEGREES(ACOS(COS(RADIANS(90.833))/(COS(RADIANS([.$B$3]))*COS(RADIANS([.T124])))-TAN(RADIANS([.$B$3]))*TAN(RADIANS([.T124]))))" office:value-type="float" office:value="64.633853285816">
            <text:p>64.63</text:p>
          </table:table-cell>
          <table:table-cell table:style-name="ce8" table:formula="of:=(720-4*[.$B$4]-[.V124]+[.$B$5]*60)/1440" office:value-type="float" office:value="0.491458894927452">
            <text:p>11:47:42</text:p>
          </table:table-cell>
          <table:table-cell table:style-name="ce8" table:formula="of:=[.X124]-[.W124]*4/1440" office:value-type="float" office:value="0.311920413577963">
            <text:p>7:29:10</text:p>
          </table:table-cell>
          <table:table-cell table:style-name="ce8" table:formula="of:=[.X124]+[.W124]*4/1440" office:value-type="float" office:value="0.67099737627694">
            <text:p>16:06:14</text:p>
          </table:table-cell>
          <table:table-cell table:style-name="ce11" table:formula="of:=8*[.W124]" office:value-type="float" office:value="517.070826286528">
            <text:p>517.07</text:p>
          </table:table-cell>
          <table:table-cell table:formula="of:=MOD([.E124]*1440+[.V124]+4*[.$B$4]-60*[.$B$5];1440)" office:value-type="float" office:value="750.299191304469">
            <text:p>750.3</text:p>
          </table:table-cell>
          <table:table-cell table:formula="of:=IF([.AB124]/4&lt;0;[.AB124]/4+180;[.AB124]/4-180)" office:value-type="float" office:value="7.57479782611719">
            <text:p>7.57</text:p>
          </table:table-cell>
          <table:table-cell table:formula="of:=DEGREES(ACOS(SIN(RADIANS([.$B$3]))*SIN(RADIANS([.T124]))+COS(RADIANS([.$B$3]))*COS(RADIANS([.T124]))*COS(RADIANS([.AC124]))))" office:value-type="float" office:value="71.8137140384554">
            <text:p>71.81</text:p>
          </table:table-cell>
          <table:table-cell table:formula="of:=90-[.AD124]" office:value-type="float" office:value="18.1862859615446">
            <text:p>18.19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48584153870906">
            <text:p>0.05</text:p>
          </table:table-cell>
          <table:table-cell table:formula="of:=[.AE124]+[.AF124]" office:value-type="float" office:value="18.2348701154155">
            <text:p>18.23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87.515036936489">
            <text:p>187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4]+0.1/24" office:value-type="float" office:value="0.516666666666666">
            <text:p>12:24:00</text:p>
          </table:table-cell>
          <table:table-cell table:style-name="ce9" table:formula="of:=[.D125]+2415018.5+[.E125]-[.$B$5]/24" office:value-type="float" office:value="2458871.975">
            <text:p>2458871.98</text:p>
          </table:table-cell>
          <table:table-cell table:style-name="ce10" table:formula="of:=([.F125]-2451545)/36525" office:value-type="float" office:value="0.200601642710475">
            <text:p>0.20060164</text:p>
          </table:table-cell>
          <table:table-cell/>
          <table:table-cell table:formula="of:=MOD(280.46646+[.G125]*(36000.76983+[.G125]*0.0003032);360)" office:value-type="float" office:value="302.280038940778">
            <text:p>302.28</text:p>
          </table:table-cell>
          <table:table-cell table:formula="of:=357.52911+[.G125]*(35999.05029-0.0001537*[.G125])" office:value-type="float" office:value="7578.99772800595">
            <text:p>7579</text:p>
          </table:table-cell>
          <table:table-cell table:formula="of:=0.016708634-[.G125]*(0.000042037+0.0000001267*[.G125])" office:value-type="float" office:value="0.0167001962102083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0.635484466137848">
            <text:p>0.64</text:p>
          </table:table-cell>
          <table:table-cell table:formula="of:=[.I125]+[.L125]" office:value-type="float" office:value="302.915523406915">
            <text:p>302.92</text:p>
          </table:table-cell>
          <table:table-cell table:formula="of:=[.J125]+[.L125]" office:value-type="float" office:value="7579.63321247209">
            <text:p>7579.63</text:p>
          </table:table-cell>
          <table:table-cell table:formula="of:=(1.000001018*(1-[.K125]*[.K125]))/(1+[.K125]*COS(RADIANS([.N125])))" office:value-type="float" office:value="0.984240709379488">
            <text:p>0.98</text:p>
          </table:table-cell>
          <table:table-cell table:formula="of:=[.M125]-0.00569-0.00478*SIN(RADIANS(125.04-1934.136*[.G125]))" office:value-type="float" office:value="302.905089537682">
            <text:p>302.91</text:p>
          </table:table-cell>
          <table:table-cell table:formula="of:=23+(26+((21.448-[.G125]*(46.815+[.G125]*(0.00059-[.G125]*0.001813))))/60)/60" office:value-type="float" office:value="23.436682451386">
            <text:p>23.44</text:p>
          </table:table-cell>
          <table:table-cell table:formula="of:=[.Q125]+0.00256*COS(RADIANS(125.04-1934.136*[.G125]))" office:value-type="float" office:value="23.4363682866992">
            <text:p>23.44</text:p>
          </table:table-cell>
          <table:table-cell table:formula="of:=DEGREES(ATAN2(COS(RADIANS([.P125]));COS(RADIANS([.R125]))*SIN(RADIANS([.P125]))))" office:value-type="float" office:value="-54.8071596063843">
            <text:p>-54.81</text:p>
          </table:table-cell>
          <table:table-cell table:formula="of:=DEGREES(ASIN(SIN(RADIANS([.R125]))*SIN(RADIANS([.P125]))))" office:value-type="float" office:value="-19.5070662811239">
            <text:p>-19.51</text:p>
          </table:table-cell>
          <table:table-cell table:formula="of:=TAN(RADIANS([.R125]/2))*TAN(RADIANS([.R125]/2))" office:value-type="float" office:value="0.0430234921176322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-11.7018968620583">
            <text:p>-11.7</text:p>
          </table:table-cell>
          <table:table-cell table:formula="of:=DEGREES(ACOS(COS(RADIANS(90.833))/(COS(RADIANS([.$B$3]))*COS(RADIANS([.T125])))-TAN(RADIANS([.$B$3]))*TAN(RADIANS([.T125]))))" office:value-type="float" office:value="64.6353927197115">
            <text:p>64.64</text:p>
          </table:table-cell>
          <table:table-cell table:style-name="ce8" table:formula="of:=(720-4*[.$B$4]-[.V125]+[.$B$5]*60)/1440" office:value-type="float" office:value="0.491459650598652">
            <text:p>11:47:42</text:p>
          </table:table-cell>
          <table:table-cell table:style-name="ce8" table:formula="of:=[.X125]-[.W125]*4/1440" office:value-type="float" office:value="0.311916893043897">
            <text:p>7:29:10</text:p>
          </table:table-cell>
          <table:table-cell table:style-name="ce8" table:formula="of:=[.X125]+[.W125]*4/1440" office:value-type="float" office:value="0.671002408153406">
            <text:p>16:06:15</text:p>
          </table:table-cell>
          <table:table-cell table:style-name="ce11" table:formula="of:=8*[.W125]" office:value-type="float" office:value="517.083141757692">
            <text:p>517.08</text:p>
          </table:table-cell>
          <table:table-cell table:formula="of:=MOD([.E125]*1440+[.V125]+4*[.$B$4]-60*[.$B$5];1440)" office:value-type="float" office:value="756.298103137941">
            <text:p>756.3</text:p>
          </table:table-cell>
          <table:table-cell table:formula="of:=IF([.AB125]/4&lt;0;[.AB125]/4+180;[.AB125]/4-180)" office:value-type="float" office:value="9.07452578448519">
            <text:p>9.07</text:p>
          </table:table-cell>
          <table:table-cell table:formula="of:=DEGREES(ACOS(SIN(RADIANS([.$B$3]))*SIN(RADIANS([.T125]))+COS(RADIANS([.$B$3]))*COS(RADIANS([.T125]))*COS(RADIANS([.AC125]))))" office:value-type="float" office:value="71.94532578854">
            <text:p>71.95</text:p>
          </table:table-cell>
          <table:table-cell table:formula="of:=90-[.AD125]" office:value-type="float" office:value="18.05467421146">
            <text:p>18.05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489547181596253">
            <text:p>0.05</text:p>
          </table:table-cell>
          <table:table-cell table:formula="of:=[.AE125]+[.AF125]" office:value-type="float" office:value="18.1036289296196">
            <text:p>18.1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188.995984982212">
            <text:p>1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5]+0.1/24" office:value-type="float" office:value="0.520833333333333">
            <text:p>12:30:00</text:p>
          </table:table-cell>
          <table:table-cell table:style-name="ce9" table:formula="of:=[.D126]+2415018.5+[.E126]-[.$B$5]/24" office:value-type="float" office:value="2458871.97916667">
            <text:p>2458871.98</text:p>
          </table:table-cell>
          <table:table-cell table:style-name="ce10" table:formula="of:=([.F126]-2451545)/36525" office:value-type="float" office:value="0.200601756787597">
            <text:p>0.20060176</text:p>
          </table:table-cell>
          <table:table-cell/>
          <table:table-cell table:formula="of:=MOD(280.46646+[.G126]*(36000.76983+[.G126]*0.0003032);360)" office:value-type="float" office:value="302.284145805006">
            <text:p>302.28</text:p>
          </table:table-cell>
          <table:table-cell table:formula="of:=357.52911+[.G126]*(35999.05029-0.0001537*[.G126])" office:value-type="float" office:value="7579.001834674">
            <text:p>7579</text:p>
          </table:table-cell>
          <table:table-cell table:formula="of:=0.016708634-[.G126]*(0.000042037+0.0000001267*[.G126])" office:value-type="float" office:value="0.016700196205407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0.635616443042536">
            <text:p>0.64</text:p>
          </table:table-cell>
          <table:table-cell table:formula="of:=[.I126]+[.L126]" office:value-type="float" office:value="302.919762248049">
            <text:p>302.92</text:p>
          </table:table-cell>
          <table:table-cell table:formula="of:=[.J126]+[.L126]" office:value-type="float" office:value="7579.63745111704">
            <text:p>7579.64</text:p>
          </table:table-cell>
          <table:table-cell table:formula="of:=(1.000001018*(1-[.K126]*[.K126]))/(1+[.K126]*COS(RADIANS([.N126])))" office:value-type="float" office:value="0.984241111666119">
            <text:p>0.98</text:p>
          </table:table-cell>
          <table:table-cell table:formula="of:=[.M126]-0.00569-0.00478*SIN(RADIANS(125.04-1934.136*[.G126]))" office:value-type="float" office:value="302.909328376556">
            <text:p>302.91</text:p>
          </table:table-cell>
          <table:table-cell table:formula="of:=23+(26+((21.448-[.G126]*(46.815+[.G126]*(0.00059-[.G126]*0.001813))))/60)/60" office:value-type="float" office:value="23.4366824499025">
            <text:p>23.44</text:p>
          </table:table-cell>
          <table:table-cell table:formula="of:=[.Q126]+0.00256*COS(RADIANS(125.04-1934.136*[.G126]))" office:value-type="float" office:value="23.4363682949995">
            <text:p>23.44</text:p>
          </table:table-cell>
          <table:table-cell table:formula="of:=DEGREES(ATAN2(COS(RADIANS([.P126]));COS(RADIANS([.R126]))*SIN(RADIANS([.P126]))))" office:value-type="float" office:value="-54.8027824053566">
            <text:p>-54.8</text:p>
          </table:table-cell>
          <table:table-cell table:formula="of:=DEGREES(ASIN(SIN(RADIANS([.R126]))*SIN(RADIANS([.P126]))))" office:value-type="float" office:value="-19.5060945916172">
            <text:p>-19.51</text:p>
          </table:table-cell>
          <table:table-cell table:formula="of:=TAN(RADIANS([.R126]/2))*TAN(RADIANS([.R126]/2))" office:value-type="float" office:value="0.0430234921489737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-11.702984804454">
            <text:p>-11.7</text:p>
          </table:table-cell>
          <table:table-cell table:formula="of:=DEGREES(ACOS(COS(RADIANS(90.833))/(COS(RADIANS([.$B$3]))*COS(RADIANS([.T126])))-TAN(RADIANS([.$B$3]))*TAN(RADIANS([.T126]))))" office:value-type="float" office:value="64.6369322816439">
            <text:p>64.64</text:p>
          </table:table-cell>
          <table:table-cell table:style-name="ce8" table:formula="of:=(720-4*[.$B$4]-[.V126]+[.$B$5]*60)/1440" office:value-type="float" office:value="0.491460406114204">
            <text:p>11:47:42</text:p>
          </table:table-cell>
          <table:table-cell table:style-name="ce8" table:formula="of:=[.X126]-[.W126]*4/1440" office:value-type="float" office:value="0.311913371998527">
            <text:p>7:29:09</text:p>
          </table:table-cell>
          <table:table-cell table:style-name="ce8" table:formula="of:=[.X126]+[.W126]*4/1440" office:value-type="float" office:value="0.671007440229882">
            <text:p>16:06:15</text:p>
          </table:table-cell>
          <table:table-cell table:style-name="ce11" table:formula="of:=8*[.W126]" office:value-type="float" office:value="517.095458253151">
            <text:p>517.1</text:p>
          </table:table-cell>
          <table:table-cell table:formula="of:=MOD([.E126]*1440+[.V126]+4*[.$B$4]-60*[.$B$5];1440)" office:value-type="float" office:value="762.297015195545">
            <text:p>762.3</text:p>
          </table:table-cell>
          <table:table-cell table:formula="of:=IF([.AB126]/4&lt;0;[.AB126]/4+180;[.AB126]/4-180)" office:value-type="float" office:value="10.5742537988863">
            <text:p>10.57</text:p>
          </table:table-cell>
          <table:table-cell table:formula="of:=DEGREES(ACOS(SIN(RADIANS([.$B$3]))*SIN(RADIANS([.T126]))+COS(RADIANS([.$B$3]))*COS(RADIANS([.T126]))*COS(RADIANS([.AC126]))))" office:value-type="float" office:value="72.1004810095614">
            <text:p>72.1</text:p>
          </table:table-cell>
          <table:table-cell table:formula="of:=90-[.AD126]" office:value-type="float" office:value="17.8995189904386">
            <text:p>17.9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493980797639832">
            <text:p>0.05</text:p>
          </table:table-cell>
          <table:table-cell table:formula="of:=[.AE126]+[.AF126]" office:value-type="float" office:value="17.9489170702026">
            <text:p>17.95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190.47321130589">
            <text:p>19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6]+0.1/24" office:value-type="float" office:value="0.524999999999999">
            <text:p>12:36:00</text:p>
          </table:table-cell>
          <table:table-cell table:style-name="ce9" table:formula="of:=[.D127]+2415018.5+[.E127]-[.$B$5]/24" office:value-type="float" office:value="2458871.98333333">
            <text:p>2458871.98</text:p>
          </table:table-cell>
          <table:table-cell table:style-name="ce10" table:formula="of:=([.F127]-2451545)/36525" office:value-type="float" office:value="0.200601870864706">
            <text:p>0.20060187</text:p>
          </table:table-cell>
          <table:table-cell/>
          <table:table-cell table:formula="of:=MOD(280.46646+[.G127]*(36000.76983+[.G127]*0.0003032);360)" office:value-type="float" office:value="302.288252668776">
            <text:p>302.29</text:p>
          </table:table-cell>
          <table:table-cell table:formula="of:=357.52911+[.G127]*(35999.05029-0.0001537*[.G127])" office:value-type="float" office:value="7579.00594134159">
            <text:p>7579.01</text:p>
          </table:table-cell>
          <table:table-cell table:formula="of:=0.016708634-[.G127]*(0.000042037+0.0000001267*[.G127])" office:value-type="float" office:value="0.0167001962006057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0.63574841646766">
            <text:p>0.64</text:p>
          </table:table-cell>
          <table:table-cell table:formula="of:=[.I127]+[.L127]" office:value-type="float" office:value="302.924001085244">
            <text:p>302.92</text:p>
          </table:table-cell>
          <table:table-cell table:formula="of:=[.J127]+[.L127]" office:value-type="float" office:value="7579.64168975805">
            <text:p>7579.64</text:p>
          </table:table-cell>
          <table:table-cell table:formula="of:=(1.000001018*(1-[.K127]*[.K127]))/(1+[.K127]*COS(RADIANS([.N127])))" office:value-type="float" office:value="0.984241514036117">
            <text:p>0.98</text:p>
          </table:table-cell>
          <table:table-cell table:formula="of:=[.M127]-0.00569-0.00478*SIN(RADIANS(125.04-1934.136*[.G127]))" office:value-type="float" office:value="302.913567211493">
            <text:p>302.91</text:p>
          </table:table-cell>
          <table:table-cell table:formula="of:=23+(26+((21.448-[.G127]*(46.815+[.G127]*(0.00059-[.G127]*0.001813))))/60)/60" office:value-type="float" office:value="23.436682448419">
            <text:p>23.44</text:p>
          </table:table-cell>
          <table:table-cell table:formula="of:=[.Q127]+0.00256*COS(RADIANS(125.04-1934.136*[.G127]))" office:value-type="float" office:value="23.4363683032998">
            <text:p>23.44</text:p>
          </table:table-cell>
          <table:table-cell table:formula="of:=DEGREES(ATAN2(COS(RADIANS([.P127]));COS(RADIANS([.R127]))*SIN(RADIANS([.P127]))))" office:value-type="float" office:value="-54.7984052609908">
            <text:p>-54.8</text:p>
          </table:table-cell>
          <table:table-cell table:formula="of:=DEGREES(ASIN(SIN(RADIANS([.R127]))*SIN(RADIANS([.P127]))))" office:value-type="float" office:value="-19.5051227977629">
            <text:p>-19.51</text:p>
          </table:table-cell>
          <table:table-cell table:formula="of:=TAN(RADIANS([.R127]/2))*TAN(RADIANS([.R127]/2))" office:value-type="float" office:value="0.0430234921803152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-11.7040725224625">
            <text:p>-11.7</text:p>
          </table:table-cell>
          <table:table-cell table:formula="of:=DEGREES(ACOS(COS(RADIANS(90.833))/(COS(RADIANS([.$B$3]))*COS(RADIANS([.T127])))-TAN(RADIANS([.$B$3]))*TAN(RADIANS([.T127]))))" office:value-type="float" office:value="64.6384719712491">
            <text:p>64.64</text:p>
          </table:table-cell>
          <table:table-cell table:style-name="ce8" table:formula="of:=(720-4*[.$B$4]-[.V127]+[.$B$5]*60)/1440" office:value-type="float" office:value="0.491461161473932">
            <text:p>11:47:42</text:p>
          </table:table-cell>
          <table:table-cell table:style-name="ce8" table:formula="of:=[.X127]-[.W127]*4/1440" office:value-type="float" office:value="0.311909850442685">
            <text:p>7:29:09</text:p>
          </table:table-cell>
          <table:table-cell table:style-name="ce8" table:formula="of:=[.X127]+[.W127]*4/1440" office:value-type="float" office:value="0.67101247250518">
            <text:p>16:06:15</text:p>
          </table:table-cell>
          <table:table-cell table:style-name="ce11" table:formula="of:=8*[.W127]" office:value-type="float" office:value="517.107775769993">
            <text:p>517.11</text:p>
          </table:table-cell>
          <table:table-cell table:formula="of:=MOD([.E127]*1440+[.V127]+4*[.$B$4]-60*[.$B$5];1440)" office:value-type="float" office:value="768.295927477537">
            <text:p>768.3</text:p>
          </table:table-cell>
          <table:table-cell table:formula="of:=IF([.AB127]/4&lt;0;[.AB127]/4+180;[.AB127]/4-180)" office:value-type="float" office:value="12.0739818693841">
            <text:p>12.07</text:p>
          </table:table-cell>
          <table:table-cell table:formula="of:=DEGREES(ACOS(SIN(RADIANS([.$B$3]))*SIN(RADIANS([.T127]))+COS(RADIANS([.$B$3]))*COS(RADIANS([.T127]))*COS(RADIANS([.AC127]))))" office:value-type="float" office:value="72.2790125280393">
            <text:p>72.28</text:p>
          </table:table-cell>
          <table:table-cell table:formula="of:=90-[.AD127]" office:value-type="float" office:value="17.7209874719607">
            <text:p>17.72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499171721406302">
            <text:p>0.05</text:p>
          </table:table-cell>
          <table:table-cell table:formula="of:=[.AE127]+[.AF127]" office:value-type="float" office:value="17.7709046441014">
            <text:p>17.77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191.946140219695">
            <text:p>191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7]+0.1/24" office:value-type="float" office:value="0.529166666666666">
            <text:p>12:42:00</text:p>
          </table:table-cell>
          <table:table-cell table:style-name="ce9" table:formula="of:=[.D128]+2415018.5+[.E128]-[.$B$5]/24" office:value-type="float" office:value="2458871.9875">
            <text:p>2458871.99</text:p>
          </table:table-cell>
          <table:table-cell table:style-name="ce10" table:formula="of:=([.F128]-2451545)/36525" office:value-type="float" office:value="0.200601984941828">
            <text:p>0.20060198</text:p>
          </table:table-cell>
          <table:table-cell/>
          <table:table-cell table:formula="of:=MOD(280.46646+[.G128]*(36000.76983+[.G128]*0.0003032);360)" office:value-type="float" office:value="302.292359533006">
            <text:p>302.29</text:p>
          </table:table-cell>
          <table:table-cell table:formula="of:=357.52911+[.G128]*(35999.05029-0.0001537*[.G128])" office:value-type="float" office:value="7579.01004800964">
            <text:p>7579.01</text:p>
          </table:table-cell>
          <table:table-cell table:formula="of:=0.016708634-[.G128]*(0.000042037+0.0000001267*[.G128])" office:value-type="float" office:value="0.0167001961958045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0.635880386441917">
            <text:p>0.64</text:p>
          </table:table-cell>
          <table:table-cell table:formula="of:=[.I128]+[.L128]" office:value-type="float" office:value="302.928239919448">
            <text:p>302.93</text:p>
          </table:table-cell>
          <table:table-cell table:formula="of:=[.J128]+[.L128]" office:value-type="float" office:value="7579.64592839608">
            <text:p>7579.65</text:p>
          </table:table-cell>
          <table:table-cell table:formula="of:=(1.000001018*(1-[.K128]*[.K128]))/(1+[.K128]*COS(RADIANS([.N128])))" office:value-type="float" office:value="0.98424191648957">
            <text:p>0.98</text:p>
          </table:table-cell>
          <table:table-cell table:formula="of:=[.M128]-0.00569-0.00478*SIN(RADIANS(125.04-1934.136*[.G128]))" office:value-type="float" office:value="302.917806043437">
            <text:p>302.92</text:p>
          </table:table-cell>
          <table:table-cell table:formula="of:=23+(26+((21.448-[.G128]*(46.815+[.G128]*(0.00059-[.G128]*0.001813))))/60)/60" office:value-type="float" office:value="23.4366824469356">
            <text:p>23.44</text:p>
          </table:table-cell>
          <table:table-cell table:formula="of:=[.Q128]+0.00256*COS(RADIANS(125.04-1934.136*[.G128]))" office:value-type="float" office:value="23.4363683116002">
            <text:p>23.44</text:p>
          </table:table-cell>
          <table:table-cell table:formula="of:=DEGREES(ATAN2(COS(RADIANS([.P128]));COS(RADIANS([.R128]))*SIN(RADIANS([.P128]))))" office:value-type="float" office:value="-54.7940281723118">
            <text:p>-54.79</text:p>
          </table:table-cell>
          <table:table-cell table:formula="of:=DEGREES(ASIN(SIN(RADIANS([.R128]))*SIN(RADIANS([.P128]))))" office:value-type="float" office:value="-19.5041508993513">
            <text:p>-19.5</text:p>
          </table:table-cell>
          <table:table-cell table:formula="of:=TAN(RADIANS([.R128]/2))*TAN(RADIANS([.R128]/2))" office:value-type="float" office:value="0.0430234922116567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-11.7051600163141">
            <text:p>-11.71</text:p>
          </table:table-cell>
          <table:table-cell table:formula="of:=DEGREES(ACOS(COS(RADIANS(90.833))/(COS(RADIANS([.$B$3]))*COS(RADIANS([.T128])))-TAN(RADIANS([.$B$3]))*TAN(RADIANS([.T128]))))" office:value-type="float" office:value="64.640011788851">
            <text:p>64.64</text:p>
          </table:table-cell>
          <table:table-cell table:style-name="ce8" table:formula="of:=(720-4*[.$B$4]-[.V128]+[.$B$5]*60)/1440" office:value-type="float" office:value="0.491461916677996">
            <text:p>11:47:42</text:p>
          </table:table-cell>
          <table:table-cell table:style-name="ce8" table:formula="of:=[.X128]-[.W128]*4/1440" office:value-type="float" office:value="0.311906328375632">
            <text:p>7:29:09</text:p>
          </table:table-cell>
          <table:table-cell table:style-name="ce8" table:formula="of:=[.X128]+[.W128]*4/1440" office:value-type="float" office:value="0.67101750498036">
            <text:p>16:06:16</text:p>
          </table:table-cell>
          <table:table-cell table:style-name="ce11" table:formula="of:=8*[.W128]" office:value-type="float" office:value="517.120094310808">
            <text:p>517.12</text:p>
          </table:table-cell>
          <table:table-cell table:formula="of:=MOD([.E128]*1440+[.V128]+4*[.$B$4]-60*[.$B$5];1440)" office:value-type="float" office:value="774.294839983685">
            <text:p>774.29</text:p>
          </table:table-cell>
          <table:table-cell table:formula="of:=IF([.AB128]/4&lt;0;[.AB128]/4+180;[.AB128]/4-180)" office:value-type="float" office:value="13.5737099959213">
            <text:p>13.57</text:p>
          </table:table-cell>
          <table:table-cell table:formula="of:=DEGREES(ACOS(SIN(RADIANS([.$B$3]))*SIN(RADIANS([.T128]))+COS(RADIANS([.$B$3]))*COS(RADIANS([.T128]))*COS(RADIANS([.AC128]))))" office:value-type="float" office:value="72.4807296818982">
            <text:p>72.48</text:p>
          </table:table-cell>
          <table:table-cell table:formula="of:=90-[.AD128]" office:value-type="float" office:value="17.5192703181018">
            <text:p>17.52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505155124945426">
            <text:p>0.05</text:p>
          </table:table-cell>
          <table:table-cell table:formula="of:=[.AE128]+[.AF128]" office:value-type="float" office:value="17.5697858305963">
            <text:p>17.57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193.414215970937">
            <text:p>193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8]+0.1/24" office:value-type="float" office:value="0.533333333333333">
            <text:p>12:48:00</text:p>
          </table:table-cell>
          <table:table-cell table:style-name="ce9" table:formula="of:=[.D129]+2415018.5+[.E129]-[.$B$5]/24" office:value-type="float" office:value="2458871.99166667">
            <text:p>2458871.99</text:p>
          </table:table-cell>
          <table:table-cell table:style-name="ce10" table:formula="of:=([.F129]-2451545)/36525" office:value-type="float" office:value="0.200602099018938">
            <text:p>0.20060210</text:p>
          </table:table-cell>
          <table:table-cell/>
          <table:table-cell table:formula="of:=MOD(280.46646+[.G129]*(36000.76983+[.G129]*0.0003032);360)" office:value-type="float" office:value="302.296466396776">
            <text:p>302.3</text:p>
          </table:table-cell>
          <table:table-cell table:formula="of:=357.52911+[.G129]*(35999.05029-0.0001537*[.G129])" office:value-type="float" office:value="7579.01415467723">
            <text:p>7579.01</text:p>
          </table:table-cell>
          <table:table-cell table:formula="of:=0.016708634-[.G129]*(0.000042037+0.0000001267*[.G129])" office:value-type="float" office:value="0.0167001961910032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0.636012352935079">
            <text:p>0.64</text:p>
          </table:table-cell>
          <table:table-cell table:formula="of:=[.I129]+[.L129]" office:value-type="float" office:value="302.932478749711">
            <text:p>302.93</text:p>
          </table:table-cell>
          <table:table-cell table:formula="of:=[.J129]+[.L129]" office:value-type="float" office:value="7579.65016703016">
            <text:p>7579.65</text:p>
          </table:table-cell>
          <table:table-cell table:formula="of:=(1.000001018*(1-[.K129]*[.K129]))/(1+[.K129]*COS(RADIANS([.N129])))" office:value-type="float" office:value="0.984242319026385">
            <text:p>0.98</text:p>
          </table:table-cell>
          <table:table-cell table:formula="of:=[.M129]-0.00569-0.00478*SIN(RADIANS(125.04-1934.136*[.G129]))" office:value-type="float" office:value="302.922044871442">
            <text:p>302.92</text:p>
          </table:table-cell>
          <table:table-cell table:formula="of:=23+(26+((21.448-[.G129]*(46.815+[.G129]*(0.00059-[.G129]*0.001813))))/60)/60" office:value-type="float" office:value="23.4366824454521">
            <text:p>23.44</text:p>
          </table:table-cell>
          <table:table-cell table:formula="of:=[.Q129]+0.00256*COS(RADIANS(125.04-1934.136*[.G129]))" office:value-type="float" office:value="23.4363683199005">
            <text:p>23.44</text:p>
          </table:table-cell>
          <table:table-cell table:formula="of:=DEGREES(ATAN2(COS(RADIANS([.P129]));COS(RADIANS([.R129]))*SIN(RADIANS([.P129]))))" office:value-type="float" office:value="-54.7896511403014">
            <text:p>-54.79</text:p>
          </table:table-cell>
          <table:table-cell table:formula="of:=DEGREES(ASIN(SIN(RADIANS([.R129]))*SIN(RADIANS([.P129]))))" office:value-type="float" office:value="-19.5031788966072">
            <text:p>-19.5</text:p>
          </table:table-cell>
          <table:table-cell table:formula="of:=TAN(RADIANS([.R129]/2))*TAN(RADIANS([.R129]/2))" office:value-type="float" office:value="0.0430234922429982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-11.7062472857531">
            <text:p>-11.71</text:p>
          </table:table-cell>
          <table:table-cell table:formula="of:=DEGREES(ACOS(COS(RADIANS(90.833))/(COS(RADIANS([.$B$3]))*COS(RADIANS([.T129])))-TAN(RADIANS([.$B$3]))*TAN(RADIANS([.T129]))))" office:value-type="float" office:value="64.6415517340854">
            <text:p>64.64</text:p>
          </table:table-cell>
          <table:table-cell table:style-name="ce8" table:formula="of:=(720-4*[.$B$4]-[.V129]+[.$B$5]*60)/1440" office:value-type="float" office:value="0.491462671726217">
            <text:p>11:47:42</text:p>
          </table:table-cell>
          <table:table-cell table:style-name="ce8" table:formula="of:=[.X129]-[.W129]*4/1440" office:value-type="float" office:value="0.311902805798203">
            <text:p>7:29:08</text:p>
          </table:table-cell>
          <table:table-cell table:style-name="ce8" table:formula="of:=[.X129]+[.W129]*4/1440" office:value-type="float" office:value="0.671022537654232">
            <text:p>16:06:16</text:p>
          </table:table-cell>
          <table:table-cell table:style-name="ce11" table:formula="of:=8*[.W129]" office:value-type="float" office:value="517.132413872683">
            <text:p>517.13</text:p>
          </table:table-cell>
          <table:table-cell table:formula="of:=MOD([.E129]*1440+[.V129]+4*[.$B$4]-60*[.$B$5];1440)" office:value-type="float" office:value="780.293752714246">
            <text:p>780.29</text:p>
          </table:table-cell>
          <table:table-cell table:formula="of:=IF([.AB129]/4&lt;0;[.AB129]/4+180;[.AB129]/4-180)" office:value-type="float" office:value="15.0734381785615">
            <text:p>15.07</text:p>
          </table:table-cell>
          <table:table-cell table:formula="of:=DEGREES(ACOS(SIN(RADIANS([.$B$3]))*SIN(RADIANS([.T129]))+COS(RADIANS([.$B$3]))*COS(RADIANS([.T129]))*COS(RADIANS([.AC129]))))" office:value-type="float" office:value="72.7054191938435">
            <text:p>72.71</text:p>
          </table:table-cell>
          <table:table-cell table:formula="of:=90-[.AD129]" office:value-type="float" office:value="17.2945808061565">
            <text:p>17.29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511972666706208">
            <text:p>0.05</text:p>
          </table:table-cell>
          <table:table-cell table:formula="of:=[.AE129]+[.AF129]" office:value-type="float" office:value="17.3457780728271">
            <text:p>17.35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194.876905034077">
            <text:p>19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29]+0.1/24" office:value-type="float" office:value="0.537499999999999">
            <text:p>12:54:00</text:p>
          </table:table-cell>
          <table:table-cell table:style-name="ce9" table:formula="of:=[.D130]+2415018.5+[.E130]-[.$B$5]/24" office:value-type="float" office:value="2458871.99583333">
            <text:p>2458872.00</text:p>
          </table:table-cell>
          <table:table-cell table:style-name="ce10" table:formula="of:=([.F130]-2451545)/36525" office:value-type="float" office:value="0.20060221309606">
            <text:p>0.20060221</text:p>
          </table:table-cell>
          <table:table-cell/>
          <table:table-cell table:formula="of:=MOD(280.46646+[.G130]*(36000.76983+[.G130]*0.0003032);360)" office:value-type="float" office:value="302.300573261004">
            <text:p>302.3</text:p>
          </table:table-cell>
          <table:table-cell table:formula="of:=357.52911+[.G130]*(35999.05029-0.0001537*[.G130])" office:value-type="float" office:value="7579.01826134527">
            <text:p>7579.02</text:p>
          </table:table-cell>
          <table:table-cell table:formula="of:=0.016708634-[.G130]*(0.000042037+0.0000001267*[.G130])" office:value-type="float" office:value="0.016700196186202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0.63614431597584">
            <text:p>0.64</text:p>
          </table:table-cell>
          <table:table-cell table:formula="of:=[.I130]+[.L130]" office:value-type="float" office:value="302.936717576979">
            <text:p>302.94</text:p>
          </table:table-cell>
          <table:table-cell table:formula="of:=[.J130]+[.L130]" office:value-type="float" office:value="7579.65440566125">
            <text:p>7579.65</text:p>
          </table:table-cell>
          <table:table-cell table:formula="of:=(1.000001018*(1-[.K130]*[.K130]))/(1+[.K130]*COS(RADIANS([.N130])))" office:value-type="float" office:value="0.98424272164665">
            <text:p>0.98</text:p>
          </table:table-cell>
          <table:table-cell table:formula="of:=[.M130]-0.00569-0.00478*SIN(RADIANS(125.04-1934.136*[.G130]))" office:value-type="float" office:value="302.926283696452">
            <text:p>302.93</text:p>
          </table:table-cell>
          <table:table-cell table:formula="of:=23+(26+((21.448-[.G130]*(46.815+[.G130]*(0.00059-[.G130]*0.001813))))/60)/60" office:value-type="float" office:value="23.4366824439686">
            <text:p>23.44</text:p>
          </table:table-cell>
          <table:table-cell table:formula="of:=[.Q130]+0.00256*COS(RADIANS(125.04-1934.136*[.G130]))" office:value-type="float" office:value="23.4363683282009">
            <text:p>23.44</text:p>
          </table:table-cell>
          <table:table-cell table:formula="of:=DEGREES(ATAN2(COS(RADIANS([.P130]));COS(RADIANS([.R130]))*SIN(RADIANS([.P130]))))" office:value-type="float" office:value="-54.7852741639853">
            <text:p>-54.79</text:p>
          </table:table-cell>
          <table:table-cell table:formula="of:=DEGREES(ASIN(SIN(RADIANS([.R130]))*SIN(RADIANS([.P130]))))" office:value-type="float" office:value="-19.5022067893209">
            <text:p>-19.5</text:p>
          </table:table-cell>
          <table:table-cell table:formula="of:=TAN(RADIANS([.R130]/2))*TAN(RADIANS([.R130]/2))" office:value-type="float" office:value="0.0430234922743398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-11.7073343310097">
            <text:p>-11.71</text:p>
          </table:table-cell>
          <table:table-cell table:formula="of:=DEGREES(ACOS(COS(RADIANS(90.833))/(COS(RADIANS([.$B$3]))*COS(RADIANS([.T130])))-TAN(RADIANS([.$B$3]))*TAN(RADIANS([.T130]))))" office:value-type="float" office:value="64.6430918072757">
            <text:p>64.64</text:p>
          </table:table-cell>
          <table:table-cell table:style-name="ce8" table:formula="of:=(720-4*[.$B$4]-[.V130]+[.$B$5]*60)/1440" office:value-type="float" office:value="0.491463426618757">
            <text:p>11:47:42</text:p>
          </table:table-cell>
          <table:table-cell table:style-name="ce8" table:formula="of:=[.X130]-[.W130]*4/1440" office:value-type="float" office:value="0.311899282709657">
            <text:p>7:29:08</text:p>
          </table:table-cell>
          <table:table-cell table:style-name="ce8" table:formula="of:=[.X130]+[.W130]*4/1440" office:value-type="float" office:value="0.671027570527856">
            <text:p>16:06:17</text:p>
          </table:table-cell>
          <table:table-cell table:style-name="ce11" table:formula="of:=8*[.W130]" office:value-type="float" office:value="517.144734458206">
            <text:p>517.14</text:p>
          </table:table-cell>
          <table:table-cell table:formula="of:=MOD([.E130]*1440+[.V130]+4*[.$B$4]-60*[.$B$5];1440)" office:value-type="float" office:value="786.292665668989">
            <text:p>786.29</text:p>
          </table:table-cell>
          <table:table-cell table:formula="of:=IF([.AB130]/4&lt;0;[.AB130]/4+180;[.AB130]/4-180)" office:value-type="float" office:value="16.5731664172473">
            <text:p>16.57</text:p>
          </table:table-cell>
          <table:table-cell table:formula="of:=DEGREES(ACOS(SIN(RADIANS([.$B$3]))*SIN(RADIANS([.T130]))+COS(RADIANS([.$B$3]))*COS(RADIANS([.T130]))*COS(RADIANS([.AC130]))))" office:value-type="float" office:value="72.9528461278708">
            <text:p>72.95</text:p>
          </table:table-cell>
          <table:table-cell table:formula="of:=90-[.AD130]" office:value-type="float" office:value="17.0471538721292">
            <text:p>17.05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519673285990582">
            <text:p>0.05</text:p>
          </table:table-cell>
          <table:table-cell table:formula="of:=[.AE130]+[.AF130]" office:value-type="float" office:value="17.0991212007282">
            <text:p>17.1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196.333698204179">
            <text:p>196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0]+0.1/24" office:value-type="float" office:value="0.541666666666666">
            <text:p>13:00:00</text:p>
          </table:table-cell>
          <table:table-cell table:style-name="ce9" table:formula="of:=[.D131]+2415018.5+[.E131]-[.$B$5]/24" office:value-type="float" office:value="2458872">
            <text:p>2458872.00</text:p>
          </table:table-cell>
          <table:table-cell table:style-name="ce10" table:formula="of:=([.F131]-2451545)/36525" office:value-type="float" office:value="0.200602327173169">
            <text:p>0.20060233</text:p>
          </table:table-cell>
          <table:table-cell/>
          <table:table-cell table:formula="of:=MOD(280.46646+[.G131]*(36000.76983+[.G131]*0.0003032);360)" office:value-type="float" office:value="302.304680124773">
            <text:p>302.3</text:p>
          </table:table-cell>
          <table:table-cell table:formula="of:=357.52911+[.G131]*(35999.05029-0.0001537*[.G131])" office:value-type="float" office:value="7579.02236801286">
            <text:p>7579.02</text:p>
          </table:table-cell>
          <table:table-cell table:formula="of:=0.016708634-[.G131]*(0.000042037+0.0000001267*[.G131])" office:value-type="float" office:value="0.0167001961814007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0.636276275534183">
            <text:p>0.64</text:p>
          </table:table-cell>
          <table:table-cell table:formula="of:=[.I131]+[.L131]" office:value-type="float" office:value="302.940956400307">
            <text:p>302.94</text:p>
          </table:table-cell>
          <table:table-cell table:formula="of:=[.J131]+[.L131]" office:value-type="float" office:value="7579.65864428839">
            <text:p>7579.66</text:p>
          </table:table-cell>
          <table:table-cell table:formula="of:=(1.000001018*(1-[.K131]*[.K131]))/(1+[.K131]*COS(RADIANS([.N131])))" office:value-type="float" office:value="0.984243124350273">
            <text:p>0.98</text:p>
          </table:table-cell>
          <table:table-cell table:formula="of:=[.M131]-0.00569-0.00478*SIN(RADIANS(125.04-1934.136*[.G131]))" office:value-type="float" office:value="302.930522517521">
            <text:p>302.93</text:p>
          </table:table-cell>
          <table:table-cell table:formula="of:=23+(26+((21.448-[.G131]*(46.815+[.G131]*(0.00059-[.G131]*0.001813))))/60)/60" office:value-type="float" office:value="23.4366824424851">
            <text:p>23.44</text:p>
          </table:table-cell>
          <table:table-cell table:formula="of:=[.Q131]+0.00256*COS(RADIANS(125.04-1934.136*[.G131]))" office:value-type="float" office:value="23.4363683365012">
            <text:p>23.44</text:p>
          </table:table-cell>
          <table:table-cell table:formula="of:=DEGREES(ATAN2(COS(RADIANS([.P131]));COS(RADIANS([.R131]))*SIN(RADIANS([.P131]))))" office:value-type="float" office:value="-54.7808972443426">
            <text:p>-54.78</text:p>
          </table:table-cell>
          <table:table-cell table:formula="of:=DEGREES(ASIN(SIN(RADIANS([.R131]))*SIN(RADIANS([.P131]))))" office:value-type="float" office:value="-19.5012345777165">
            <text:p>-19.5</text:p>
          </table:table-cell>
          <table:table-cell table:formula="of:=TAN(RADIANS([.R131]/2))*TAN(RADIANS([.R131]/2))" office:value-type="float" office:value="0.0430234923056813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-11.7084211518294">
            <text:p>-11.71</text:p>
          </table:table-cell>
          <table:table-cell table:formula="of:=DEGREES(ACOS(COS(RADIANS(90.833))/(COS(RADIANS([.$B$3]))*COS(RADIANS([.T131])))-TAN(RADIANS([.$B$3]))*TAN(RADIANS([.T131]))))" office:value-type="float" office:value="64.6446320080587">
            <text:p>64.64</text:p>
          </table:table-cell>
          <table:table-cell table:style-name="ce8" table:formula="of:=(720-4*[.$B$4]-[.V131]+[.$B$5]*60)/1440" office:value-type="float" office:value="0.491464181355437">
            <text:p>11:47:43</text:p>
          </table:table-cell>
          <table:table-cell table:style-name="ce8" table:formula="of:=[.X131]-[.W131]*4/1440" office:value-type="float" office:value="0.31189575911083">
            <text:p>7:29:08</text:p>
          </table:table-cell>
          <table:table-cell table:style-name="ce8" table:formula="of:=[.X131]+[.W131]*4/1440" office:value-type="float" office:value="0.671032603600045">
            <text:p>16:06:17</text:p>
          </table:table-cell>
          <table:table-cell table:style-name="ce11" table:formula="of:=8*[.W131]" office:value-type="float" office:value="517.15705606447">
            <text:p>517.16</text:p>
          </table:table-cell>
          <table:table-cell table:formula="of:=MOD([.E131]*1440+[.V131]+4*[.$B$4]-60*[.$B$5];1440)" office:value-type="float" office:value="792.29157884817">
            <text:p>792.29</text:p>
          </table:table-cell>
          <table:table-cell table:formula="of:=IF([.AB131]/4&lt;0;[.AB131]/4+180;[.AB131]/4-180)" office:value-type="float" office:value="18.0728947120424">
            <text:p>18.07</text:p>
          </table:table-cell>
          <table:table-cell table:formula="of:=DEGREES(ACOS(SIN(RADIANS([.$B$3]))*SIN(RADIANS([.T131]))+COS(RADIANS([.$B$3]))*COS(RADIANS([.T131]))*COS(RADIANS([.AC131]))))" office:value-type="float" office:value="73.2227549221697">
            <text:p>73.22</text:p>
          </table:table-cell>
          <table:table-cell table:formula="of:=90-[.AD131]" office:value-type="float" office:value="16.7772450778303">
            <text:p>16.78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528314171409716">
            <text:p>0.05</text:p>
          </table:table-cell>
          <table:table-cell table:formula="of:=[.AE131]+[.AF131]" office:value-type="float" office:value="16.8300764949712">
            <text:p>16.83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197.784112479494">
            <text:p>19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1]+0.1/24" office:value-type="float" office:value="0.545833333333333">
            <text:p>13:06:00</text:p>
          </table:table-cell>
          <table:table-cell table:style-name="ce9" table:formula="of:=[.D132]+2415018.5+[.E132]-[.$B$5]/24" office:value-type="float" office:value="2458872.00416667">
            <text:p>2458872.00</text:p>
          </table:table-cell>
          <table:table-cell table:style-name="ce10" table:formula="of:=([.F132]-2451545)/36525" office:value-type="float" office:value="0.200602441250291">
            <text:p>0.20060244</text:p>
          </table:table-cell>
          <table:table-cell/>
          <table:table-cell table:formula="of:=MOD(280.46646+[.G132]*(36000.76983+[.G132]*0.0003032);360)" office:value-type="float" office:value="302.308786989002">
            <text:p>302.31</text:p>
          </table:table-cell>
          <table:table-cell table:formula="of:=357.52911+[.G132]*(35999.05029-0.0001537*[.G132])" office:value-type="float" office:value="7579.02647468091">
            <text:p>7579.03</text:p>
          </table:table-cell>
          <table:table-cell table:formula="of:=0.016708634-[.G132]*(0.000042037+0.0000001267*[.G132])" office:value-type="float" office:value="0.0167001961765995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0.636408231638697">
            <text:p>0.64</text:p>
          </table:table-cell>
          <table:table-cell table:formula="of:=[.I132]+[.L132]" office:value-type="float" office:value="302.945195220641">
            <text:p>302.95</text:p>
          </table:table-cell>
          <table:table-cell table:formula="of:=[.J132]+[.L132]" office:value-type="float" office:value="7579.66288291255">
            <text:p>7579.66</text:p>
          </table:table-cell>
          <table:table-cell table:formula="of:=(1.000001018*(1-[.K132]*[.K132]))/(1+[.K132]*COS(RADIANS([.N132])))" office:value-type="float" office:value="0.984243527137342">
            <text:p>0.98</text:p>
          </table:table-cell>
          <table:table-cell table:formula="of:=[.M132]-0.00569-0.00478*SIN(RADIANS(125.04-1934.136*[.G132]))" office:value-type="float" office:value="302.934761335596">
            <text:p>302.93</text:p>
          </table:table-cell>
          <table:table-cell table:formula="of:=23+(26+((21.448-[.G132]*(46.815+[.G132]*(0.00059-[.G132]*0.001813))))/60)/60" office:value-type="float" office:value="23.4366824410016">
            <text:p>23.44</text:p>
          </table:table-cell>
          <table:table-cell table:formula="of:=[.Q132]+0.00256*COS(RADIANS(125.04-1934.136*[.G132]))" office:value-type="float" office:value="23.4363683448016">
            <text:p>23.44</text:p>
          </table:table-cell>
          <table:table-cell table:formula="of:=DEGREES(ATAN2(COS(RADIANS([.P132]));COS(RADIANS([.R132]))*SIN(RADIANS([.P132]))))" office:value-type="float" office:value="-54.7765203803971">
            <text:p>-54.78</text:p>
          </table:table-cell>
          <table:table-cell table:formula="of:=DEGREES(ASIN(SIN(RADIANS([.R132]))*SIN(RADIANS([.P132]))))" office:value-type="float" office:value="-19.5002622615841">
            <text:p>-19.5</text:p>
          </table:table-cell>
          <table:table-cell table:formula="of:=TAN(RADIANS([.R132]/2))*TAN(RADIANS([.R132]/2))" office:value-type="float" office:value="0.0430234923370229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-11.709507748442">
            <text:p>-11.71</text:p>
          </table:table-cell>
          <table:table-cell table:formula="of:=DEGREES(ACOS(COS(RADIANS(90.833))/(COS(RADIANS([.$B$3]))*COS(RADIANS([.T132])))-TAN(RADIANS([.$B$3]))*TAN(RADIANS([.T132]))))" office:value-type="float" office:value="64.6461723367587">
            <text:p>64.65</text:p>
          </table:table-cell>
          <table:table-cell table:style-name="ce8" table:formula="of:=(720-4*[.$B$4]-[.V132]+[.$B$5]*60)/1440" office:value-type="float" office:value="0.491464935936418">
            <text:p>11:47:43</text:p>
          </table:table-cell>
          <table:table-cell table:style-name="ce8" table:formula="of:=[.X132]-[.W132]*4/1440" office:value-type="float" office:value="0.311892235000977">
            <text:p>7:29:07</text:p>
          </table:table-cell>
          <table:table-cell table:style-name="ce8" table:formula="of:=[.X132]+[.W132]*4/1440" office:value-type="float" office:value="0.671037636871859">
            <text:p>16:06:18</text:p>
          </table:table-cell>
          <table:table-cell table:style-name="ce11" table:formula="of:=8*[.W132]" office:value-type="float" office:value="517.169378694069">
            <text:p>517.17</text:p>
          </table:table-cell>
          <table:table-cell table:formula="of:=MOD([.E132]*1440+[.V132]+4*[.$B$4]-60*[.$B$5];1440)" office:value-type="float" office:value="798.290492251557">
            <text:p>798.29</text:p>
          </table:table-cell>
          <table:table-cell table:formula="of:=IF([.AB132]/4&lt;0;[.AB132]/4+180;[.AB132]/4-180)" office:value-type="float" office:value="19.5726230628893">
            <text:p>19.57</text:p>
          </table:table-cell>
          <table:table-cell table:formula="of:=DEGREES(ACOS(SIN(RADIANS([.$B$3]))*SIN(RADIANS([.T132]))+COS(RADIANS([.$B$3]))*COS(RADIANS([.T132]))*COS(RADIANS([.AC132]))))" office:value-type="float" office:value="73.514870484063">
            <text:p>73.51</text:p>
          </table:table-cell>
          <table:table-cell table:formula="of:=90-[.AD132]" office:value-type="float" office:value="16.485129515937">
            <text:p>16.49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537961939339758">
            <text:p>0.05</text:p>
          </table:table-cell>
          <table:table-cell table:formula="of:=[.AE132]+[.AF132]" office:value-type="float" office:value="16.5389257098709">
            <text:p>16.54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199.227692723557">
            <text:p>199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2]+0.1/24" office:value-type="float" office:value="0.549999999999999">
            <text:p>13:12:00</text:p>
          </table:table-cell>
          <table:table-cell table:style-name="ce9" table:formula="of:=[.D133]+2415018.5+[.E133]-[.$B$5]/24" office:value-type="float" office:value="2458872.00833333">
            <text:p>2458872.01</text:p>
          </table:table-cell>
          <table:table-cell table:style-name="ce10" table:formula="of:=([.F133]-2451545)/36525" office:value-type="float" office:value="0.2006025553274">
            <text:p>0.20060256</text:p>
          </table:table-cell>
          <table:table-cell/>
          <table:table-cell table:formula="of:=MOD(280.46646+[.G133]*(36000.76983+[.G133]*0.0003032);360)" office:value-type="float" office:value="302.312893852773">
            <text:p>302.31</text:p>
          </table:table-cell>
          <table:table-cell table:formula="of:=357.52911+[.G133]*(35999.05029-0.0001537*[.G133])" office:value-type="float" office:value="7579.0305813485">
            <text:p>7579.03</text:p>
          </table:table-cell>
          <table:table-cell table:formula="of:=0.016708634-[.G133]*(0.000042037+0.0000001267*[.G133])" office:value-type="float" office:value="0.0167001961717982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0.636540184259364">
            <text:p>0.64</text:p>
          </table:table-cell>
          <table:table-cell table:formula="of:=[.I133]+[.L133]" office:value-type="float" office:value="302.949434037032">
            <text:p>302.95</text:p>
          </table:table-cell>
          <table:table-cell table:formula="of:=[.J133]+[.L133]" office:value-type="float" office:value="7579.66712153276">
            <text:p>7579.67</text:p>
          </table:table-cell>
          <table:table-cell table:formula="of:=(1.000001018*(1-[.K133]*[.K133]))/(1+[.K133]*COS(RADIANS([.N133])))" office:value-type="float" office:value="0.984243930007765">
            <text:p>0.98</text:p>
          </table:table-cell>
          <table:table-cell table:formula="of:=[.M133]-0.00569-0.00478*SIN(RADIANS(125.04-1934.136*[.G133]))" office:value-type="float" office:value="302.939000149729">
            <text:p>302.94</text:p>
          </table:table-cell>
          <table:table-cell table:formula="of:=23+(26+((21.448-[.G133]*(46.815+[.G133]*(0.00059-[.G133]*0.001813))))/60)/60" office:value-type="float" office:value="23.4366824395182">
            <text:p>23.44</text:p>
          </table:table-cell>
          <table:table-cell table:formula="of:=[.Q133]+0.00256*COS(RADIANS(125.04-1934.136*[.G133]))" office:value-type="float" office:value="23.4363683531019">
            <text:p>23.44</text:p>
          </table:table-cell>
          <table:table-cell table:formula="of:=DEGREES(ATAN2(COS(RADIANS([.P133]));COS(RADIANS([.R133]))*SIN(RADIANS([.P133]))))" office:value-type="float" office:value="-54.7721435731314">
            <text:p>-54.77</text:p>
          </table:table-cell>
          <table:table-cell table:formula="of:=DEGREES(ASIN(SIN(RADIANS([.R133]))*SIN(RADIANS([.P133]))))" office:value-type="float" office:value="-19.4992898411485">
            <text:p>-19.5</text:p>
          </table:table-cell>
          <table:table-cell table:formula="of:=TAN(RADIANS([.R133]/2))*TAN(RADIANS([.R133]/2))" office:value-type="float" office:value="0.0430234923683645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-11.7105941205929">
            <text:p>-11.71</text:p>
          </table:table-cell>
          <table:table-cell table:formula="of:=DEGREES(ACOS(COS(RADIANS(90.833))/(COS(RADIANS([.$B$3]))*COS(RADIANS([.T133])))-TAN(RADIANS([.$B$3]))*TAN(RADIANS([.T133]))))" office:value-type="float" office:value="64.6477127930109">
            <text:p>64.65</text:p>
          </table:table-cell>
          <table:table-cell table:style-name="ce8" table:formula="of:=(720-4*[.$B$4]-[.V133]+[.$B$5]*60)/1440" office:value-type="float" office:value="0.491465690361523">
            <text:p>11:47:43</text:p>
          </table:table-cell>
          <table:table-cell table:style-name="ce8" table:formula="of:=[.X133]-[.W133]*4/1440" office:value-type="float" office:value="0.311888710380937">
            <text:p>7:29:07</text:p>
          </table:table-cell>
          <table:table-cell table:style-name="ce8" table:formula="of:=[.X133]+[.W133]*4/1440" office:value-type="float" office:value="0.671042670342109">
            <text:p>16:06:18</text:p>
          </table:table-cell>
          <table:table-cell table:style-name="ce11" table:formula="of:=8*[.W133]" office:value-type="float" office:value="517.181702344087">
            <text:p>517.18</text:p>
          </table:table-cell>
          <table:table-cell table:formula="of:=MOD([.E133]*1440+[.V133]+4*[.$B$4]-60*[.$B$5];1440)" office:value-type="float" office:value="804.289405879406">
            <text:p>804.29</text:p>
          </table:table-cell>
          <table:table-cell table:formula="of:=IF([.AB133]/4&lt;0;[.AB133]/4+180;[.AB133]/4-180)" office:value-type="float" office:value="21.0723514698515">
            <text:p>21.07</text:p>
          </table:table-cell>
          <table:table-cell table:formula="of:=DEGREES(ACOS(SIN(RADIANS([.$B$3]))*SIN(RADIANS([.T133]))+COS(RADIANS([.$B$3]))*COS(RADIANS([.T133]))*COS(RADIANS([.AC133]))))" office:value-type="float" office:value="73.8288993394837">
            <text:p>73.83</text:p>
          </table:table-cell>
          <table:table-cell table:formula="of:=90-[.AD133]" office:value-type="float" office:value="16.1711006605163">
            <text:p>16.17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548694068526717">
            <text:p>0.05</text:p>
          </table:table-cell>
          <table:table-cell table:formula="of:=[.AE133]+[.AF133]" office:value-type="float" office:value="16.225970067369">
            <text:p>16.23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200.664013101266">
            <text:p>200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3]+0.1/24" office:value-type="float" office:value="0.554166666666666">
            <text:p>13:18:00</text:p>
          </table:table-cell>
          <table:table-cell table:style-name="ce9" table:formula="of:=[.D134]+2415018.5+[.E134]-[.$B$5]/24" office:value-type="float" office:value="2458872.0125">
            <text:p>2458872.01</text:p>
          </table:table-cell>
          <table:table-cell table:style-name="ce10" table:formula="of:=([.F134]-2451545)/36525" office:value-type="float" office:value="0.200602669404523">
            <text:p>0.20060267</text:p>
          </table:table-cell>
          <table:table-cell/>
          <table:table-cell table:formula="of:=MOD(280.46646+[.G134]*(36000.76983+[.G134]*0.0003032);360)" office:value-type="float" office:value="302.317000717001">
            <text:p>302.32</text:p>
          </table:table-cell>
          <table:table-cell table:formula="of:=357.52911+[.G134]*(35999.05029-0.0001537*[.G134])" office:value-type="float" office:value="7579.03468801655">
            <text:p>7579.03</text:p>
          </table:table-cell>
          <table:table-cell table:formula="of:=0.016708634-[.G134]*(0.000042037+0.0000001267*[.G134])" office:value-type="float" office:value="0.0167001961669969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0.636672133424879">
            <text:p>0.64</text:p>
          </table:table-cell>
          <table:table-cell table:formula="of:=[.I134]+[.L134]" office:value-type="float" office:value="302.953672850426">
            <text:p>302.95</text:p>
          </table:table-cell>
          <table:table-cell table:formula="of:=[.J134]+[.L134]" office:value-type="float" office:value="7579.67136014997">
            <text:p>7579.67</text:p>
          </table:table-cell>
          <table:table-cell table:formula="of:=(1.000001018*(1-[.K134]*[.K134]))/(1+[.K134]*COS(RADIANS([.N134])))" office:value-type="float" office:value="0.984244332961628">
            <text:p>0.98</text:p>
          </table:table-cell>
          <table:table-cell table:formula="of:=[.M134]-0.00569-0.00478*SIN(RADIANS(125.04-1934.136*[.G134]))" office:value-type="float" office:value="302.943238960865">
            <text:p>302.94</text:p>
          </table:table-cell>
          <table:table-cell table:formula="of:=23+(26+((21.448-[.G134]*(46.815+[.G134]*(0.00059-[.G134]*0.001813))))/60)/60" office:value-type="float" office:value="23.4366824380347">
            <text:p>23.44</text:p>
          </table:table-cell>
          <table:table-cell table:formula="of:=[.Q134]+0.00256*COS(RADIANS(125.04-1934.136*[.G134]))" office:value-type="float" office:value="23.4363683614023">
            <text:p>23.44</text:p>
          </table:table-cell>
          <table:table-cell table:formula="of:=DEGREES(ATAN2(COS(RADIANS([.P134]));COS(RADIANS([.R134]))*SIN(RADIANS([.P134]))))" office:value-type="float" office:value="-54.7677668215705">
            <text:p>-54.77</text:p>
          </table:table-cell>
          <table:table-cell table:formula="of:=DEGREES(ASIN(SIN(RADIANS([.R134]))*SIN(RADIANS([.P134]))))" office:value-type="float" office:value="-19.4983173162">
            <text:p>-19.5</text:p>
          </table:table-cell>
          <table:table-cell table:formula="of:=TAN(RADIANS([.R134]/2))*TAN(RADIANS([.R134]/2))" office:value-type="float" office:value="0.0430234923997061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-11.7116802685121">
            <text:p>-11.71</text:p>
          </table:table-cell>
          <table:table-cell table:formula="of:=DEGREES(ACOS(COS(RADIANS(90.833))/(COS(RADIANS([.$B$3]))*COS(RADIANS([.T134])))-TAN(RADIANS([.$B$3]))*TAN(RADIANS([.T134]))))" office:value-type="float" office:value="64.6492533771394">
            <text:p>64.65</text:p>
          </table:table-cell>
          <table:table-cell table:style-name="ce8" table:formula="of:=(720-4*[.$B$4]-[.V134]+[.$B$5]*60)/1440" office:value-type="float" office:value="0.491466444630911">
            <text:p>11:47:43</text:p>
          </table:table-cell>
          <table:table-cell table:style-name="ce8" table:formula="of:=[.X134]-[.W134]*4/1440" office:value-type="float" office:value="0.311885185249968">
            <text:p>7:29:07</text:p>
          </table:table-cell>
          <table:table-cell table:style-name="ce8" table:formula="of:=[.X134]+[.W134]*4/1440" office:value-type="float" office:value="0.671047704011854">
            <text:p>16:06:19</text:p>
          </table:table-cell>
          <table:table-cell table:style-name="ce11" table:formula="of:=8*[.W134]" office:value-type="float" office:value="517.194027017115">
            <text:p>517.19</text:p>
          </table:table-cell>
          <table:table-cell table:formula="of:=MOD([.E134]*1440+[.V134]+4*[.$B$4]-60*[.$B$5];1440)" office:value-type="float" office:value="810.288319731487">
            <text:p>810.29</text:p>
          </table:table-cell>
          <table:table-cell table:formula="of:=IF([.AB134]/4&lt;0;[.AB134]/4+180;[.AB134]/4-180)" office:value-type="float" office:value="22.5720799328717">
            <text:p>22.57</text:p>
          </table:table-cell>
          <table:table-cell table:formula="of:=DEGREES(ACOS(SIN(RADIANS([.$B$3]))*SIN(RADIANS([.T134]))+COS(RADIANS([.$B$3]))*COS(RADIANS([.T134]))*COS(RADIANS([.AC134]))))" office:value-type="float" office:value="74.1645308222204">
            <text:p>74.16</text:p>
          </table:table-cell>
          <table:table-cell table:formula="of:=90-[.AD134]" office:value-type="float" office:value="15.8354691777796">
            <text:p>15.84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560600649616825">
            <text:p>0.06</text:p>
          </table:table-cell>
          <table:table-cell table:formula="of:=[.AE134]+[.AF134]" office:value-type="float" office:value="15.8915292427413">
            <text:p>15.89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02.09267828627">
            <text:p>202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4]+0.1/24" office:value-type="float" office:value="0.558333333333333">
            <text:p>13:24:00</text:p>
          </table:table-cell>
          <table:table-cell table:style-name="ce9" table:formula="of:=[.D135]+2415018.5+[.E135]-[.$B$5]/24" office:value-type="float" office:value="2458872.01666667">
            <text:p>2458872.02</text:p>
          </table:table-cell>
          <table:table-cell table:style-name="ce10" table:formula="of:=([.F135]-2451545)/36525" office:value-type="float" office:value="0.200602783481632">
            <text:p>0.20060278</text:p>
          </table:table-cell>
          <table:table-cell/>
          <table:table-cell table:formula="of:=MOD(280.46646+[.G135]*(36000.76983+[.G135]*0.0003032);360)" office:value-type="float" office:value="302.32110758077">
            <text:p>302.32</text:p>
          </table:table-cell>
          <table:table-cell table:formula="of:=357.52911+[.G135]*(35999.05029-0.0001537*[.G135])" office:value-type="float" office:value="7579.03879468413">
            <text:p>7579.04</text:p>
          </table:table-cell>
          <table:table-cell table:formula="of:=0.016708634-[.G135]*(0.000042037+0.0000001267*[.G135])" office:value-type="float" office:value="0.0167001961621957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0.636804079104911">
            <text:p>0.64</text:p>
          </table:table-cell>
          <table:table-cell table:formula="of:=[.I135]+[.L135]" office:value-type="float" office:value="302.957911659875">
            <text:p>302.96</text:p>
          </table:table-cell>
          <table:table-cell table:formula="of:=[.J135]+[.L135]" office:value-type="float" office:value="7579.67559876324">
            <text:p>7579.68</text:p>
          </table:table-cell>
          <table:table-cell table:formula="of:=(1.000001018*(1-[.K135]*[.K135]))/(1+[.K135]*COS(RADIANS([.N135])))" office:value-type="float" office:value="0.984244735998841">
            <text:p>0.98</text:p>
          </table:table-cell>
          <table:table-cell table:formula="of:=[.M135]-0.00569-0.00478*SIN(RADIANS(125.04-1934.136*[.G135]))" office:value-type="float" office:value="302.947477768056">
            <text:p>302.95</text:p>
          </table:table-cell>
          <table:table-cell table:formula="of:=23+(26+((21.448-[.G135]*(46.815+[.G135]*(0.00059-[.G135]*0.001813))))/60)/60" office:value-type="float" office:value="23.4366824365512">
            <text:p>23.44</text:p>
          </table:table-cell>
          <table:table-cell table:formula="of:=[.Q135]+0.00256*COS(RADIANS(125.04-1934.136*[.G135]))" office:value-type="float" office:value="23.4363683697027">
            <text:p>23.44</text:p>
          </table:table-cell>
          <table:table-cell table:formula="of:=DEGREES(ATAN2(COS(RADIANS([.P135]));COS(RADIANS([.R135]))*SIN(RADIANS([.P135]))))" office:value-type="float" office:value="-54.7633901266952">
            <text:p>-54.76</text:p>
          </table:table-cell>
          <table:table-cell table:formula="of:=DEGREES(ASIN(SIN(RADIANS([.R135]))*SIN(RADIANS([.P135]))))" office:value-type="float" office:value="-19.4973446869632">
            <text:p>-19.5</text:p>
          </table:table-cell>
          <table:table-cell table:formula="of:=TAN(RADIANS([.R135]/2))*TAN(RADIANS([.R135]/2))" office:value-type="float" office:value="0.0430234924310477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-11.7127661919438">
            <text:p>-11.71</text:p>
          </table:table-cell>
          <table:table-cell table:formula="of:=DEGREES(ACOS(COS(RADIANS(90.833))/(COS(RADIANS([.$B$3]))*COS(RADIANS([.T135])))-TAN(RADIANS([.$B$3]))*TAN(RADIANS([.T135]))))" office:value-type="float" office:value="64.6507940887799">
            <text:p>64.65</text:p>
          </table:table-cell>
          <table:table-cell table:style-name="ce8" table:formula="of:=(720-4*[.$B$4]-[.V135]+[.$B$5]*60)/1440" office:value-type="float" office:value="0.491467198744405">
            <text:p>11:47:43</text:p>
          </table:table-cell>
          <table:table-cell table:style-name="ce8" table:formula="of:=[.X135]-[.W135]*4/1440" office:value-type="float" office:value="0.311881659608906">
            <text:p>7:29:07</text:p>
          </table:table-cell>
          <table:table-cell table:style-name="ce8" table:formula="of:=[.X135]+[.W135]*4/1440" office:value-type="float" office:value="0.671052737879905">
            <text:p>16:06:19</text:p>
          </table:table-cell>
          <table:table-cell table:style-name="ce11" table:formula="of:=8*[.W135]" office:value-type="float" office:value="517.206352710239">
            <text:p>517.21</text:p>
          </table:table-cell>
          <table:table-cell table:formula="of:=MOD([.E135]*1440+[.V135]+4*[.$B$4]-60*[.$B$5];1440)" office:value-type="float" office:value="816.287233808055">
            <text:p>816.29</text:p>
          </table:table-cell>
          <table:table-cell table:formula="of:=IF([.AB135]/4&lt;0;[.AB135]/4+180;[.AB135]/4-180)" office:value-type="float" office:value="24.0718084520138">
            <text:p>24.07</text:p>
          </table:table-cell>
          <table:table-cell table:formula="of:=DEGREES(ACOS(SIN(RADIANS([.$B$3]))*SIN(RADIANS([.T135]))+COS(RADIANS([.$B$3]))*COS(RADIANS([.T135]))*COS(RADIANS([.AC135]))))" office:value-type="float" office:value="74.5214382954101">
            <text:p>74.52</text:p>
          </table:table-cell>
          <table:table-cell table:formula="of:=90-[.AD135]" office:value-type="float" office:value="15.4785617045899">
            <text:p>15.48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573786525399305">
            <text:p>0.06</text:p>
          </table:table-cell>
          <table:table-cell table:formula="of:=[.AE135]+[.AF135]" office:value-type="float" office:value="15.5359403571299">
            <text:p>15.54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03.513324440617">
            <text:p>203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5]+0.1/24" office:value-type="float" office:value="0.562499999999999">
            <text:p>13:30:00</text:p>
          </table:table-cell>
          <table:table-cell table:style-name="ce9" table:formula="of:=[.D136]+2415018.5+[.E136]-[.$B$5]/24" office:value-type="float" office:value="2458872.02083333">
            <text:p>2458872.02</text:p>
          </table:table-cell>
          <table:table-cell table:style-name="ce10" table:formula="of:=([.F136]-2451545)/36525" office:value-type="float" office:value="0.200602897558754">
            <text:p>0.20060290</text:p>
          </table:table-cell>
          <table:table-cell/>
          <table:table-cell table:formula="of:=MOD(280.46646+[.G136]*(36000.76983+[.G136]*0.0003032);360)" office:value-type="float" office:value="302.325214445">
            <text:p>302.33</text:p>
          </table:table-cell>
          <table:table-cell table:formula="of:=357.52911+[.G136]*(35999.05029-0.0001537*[.G136])" office:value-type="float" office:value="7579.04290135218">
            <text:p>7579.04</text:p>
          </table:table-cell>
          <table:table-cell table:formula="of:=0.016708634-[.G136]*(0.000042037+0.0000001267*[.G136])" office:value-type="float" office:value="0.0167001961573944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0.636936021328465">
            <text:p>0.64</text:p>
          </table:table-cell>
          <table:table-cell table:formula="of:=[.I136]+[.L136]" office:value-type="float" office:value="302.962150466328">
            <text:p>302.96</text:p>
          </table:table-cell>
          <table:table-cell table:formula="of:=[.J136]+[.L136]" office:value-type="float" office:value="7579.67983737351">
            <text:p>7579.68</text:p>
          </table:table-cell>
          <table:table-cell table:formula="of:=(1.000001018*(1-[.K136]*[.K136]))/(1+[.K136]*COS(RADIANS([.N136])))" office:value-type="float" office:value="0.98424513911949">
            <text:p>0.98</text:p>
          </table:table-cell>
          <table:table-cell table:formula="of:=[.M136]-0.00569-0.00478*SIN(RADIANS(125.04-1934.136*[.G136]))" office:value-type="float" office:value="302.95171657225">
            <text:p>302.95</text:p>
          </table:table-cell>
          <table:table-cell table:formula="of:=23+(26+((21.448-[.G136]*(46.815+[.G136]*(0.00059-[.G136]*0.001813))))/60)/60" office:value-type="float" office:value="23.4366824350677">
            <text:p>23.44</text:p>
          </table:table-cell>
          <table:table-cell table:formula="of:=[.Q136]+0.00256*COS(RADIANS(125.04-1934.136*[.G136]))" office:value-type="float" office:value="23.436368378003">
            <text:p>23.44</text:p>
          </table:table-cell>
          <table:table-cell table:formula="of:=DEGREES(ATAN2(COS(RADIANS([.P136]));COS(RADIANS([.R136]))*SIN(RADIANS([.P136]))))" office:value-type="float" office:value="-54.7590134875284">
            <text:p>-54.76</text:p>
          </table:table-cell>
          <table:table-cell table:formula="of:=DEGREES(ASIN(SIN(RADIANS([.R136]))*SIN(RADIANS([.P136]))))" office:value-type="float" office:value="-19.4963719532276">
            <text:p>-19.5</text:p>
          </table:table-cell>
          <table:table-cell table:formula="of:=TAN(RADIANS([.R136]/2))*TAN(RADIANS([.R136]/2))" office:value-type="float" office:value="0.0430234924623894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-11.7138518911197">
            <text:p>-11.71</text:p>
          </table:table-cell>
          <table:table-cell table:formula="of:=DEGREES(ACOS(COS(RADIANS(90.833))/(COS(RADIANS([.$B$3]))*COS(RADIANS([.T136])))-TAN(RADIANS([.$B$3]))*TAN(RADIANS([.T136]))))" office:value-type="float" office:value="64.6523349282574">
            <text:p>64.65</text:p>
          </table:table-cell>
          <table:table-cell table:style-name="ce8" table:formula="of:=(720-4*[.$B$4]-[.V136]+[.$B$5]*60)/1440" office:value-type="float" office:value="0.491467952702166">
            <text:p>11:47:43</text:p>
          </table:table-cell>
          <table:table-cell table:style-name="ce8" table:formula="of:=[.X136]-[.W136]*4/1440" office:value-type="float" office:value="0.311878133457007">
            <text:p>7:29:06</text:p>
          </table:table-cell>
          <table:table-cell table:style-name="ce8" table:formula="of:=[.X136]+[.W136]*4/1440" office:value-type="float" office:value="0.671057771947326">
            <text:p>16:06:19</text:p>
          </table:table-cell>
          <table:table-cell table:style-name="ce11" table:formula="of:=8*[.W136]" office:value-type="float" office:value="517.218679426059">
            <text:p>517.22</text:p>
          </table:table-cell>
          <table:table-cell table:formula="of:=MOD([.E136]*1440+[.V136]+4*[.$B$4]-60*[.$B$5];1440)" office:value-type="float" office:value="822.286148108879">
            <text:p>822.29</text:p>
          </table:table-cell>
          <table:table-cell table:formula="of:=IF([.AB136]/4&lt;0;[.AB136]/4+180;[.AB136]/4-180)" office:value-type="float" office:value="25.5715370272198">
            <text:p>25.57</text:p>
          </table:table-cell>
          <table:table-cell table:formula="of:=DEGREES(ACOS(SIN(RADIANS([.$B$3]))*SIN(RADIANS([.T136]))+COS(RADIANS([.$B$3]))*COS(RADIANS([.T136]))*COS(RADIANS([.AC136]))))" office:value-type="float" office:value="74.8992803907959">
            <text:p>74.9</text:p>
          </table:table-cell>
          <table:table-cell table:formula="of:=90-[.AD136]" office:value-type="float" office:value="15.1007196092041">
            <text:p>15.1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588373919381987">
            <text:p>0.06</text:p>
          </table:table-cell>
          <table:table-cell table:formula="of:=[.AE136]+[.AF136]" office:value-type="float" office:value="15.1595570011423">
            <text:p>15.16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04.925619970322">
            <text:p>20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6]+0.1/24" office:value-type="float" office:value="0.566666666666666">
            <text:p>13:36:00</text:p>
          </table:table-cell>
          <table:table-cell table:style-name="ce9" table:formula="of:=[.D137]+2415018.5+[.E137]-[.$B$5]/24" office:value-type="float" office:value="2458872.025">
            <text:p>2458872.03</text:p>
          </table:table-cell>
          <table:table-cell table:style-name="ce10" table:formula="of:=([.F137]-2451545)/36525" office:value-type="float" office:value="0.200603011635876">
            <text:p>0.20060301</text:p>
          </table:table-cell>
          <table:table-cell/>
          <table:table-cell table:formula="of:=MOD(280.46646+[.G137]*(36000.76983+[.G137]*0.0003032);360)" office:value-type="float" office:value="302.329321309228">
            <text:p>302.33</text:p>
          </table:table-cell>
          <table:table-cell table:formula="of:=357.52911+[.G137]*(35999.05029-0.0001537*[.G137])" office:value-type="float" office:value="7579.04700802023">
            <text:p>7579.05</text:p>
          </table:table-cell>
          <table:table-cell table:formula="of:=0.016708634-[.G137]*(0.000042037+0.0000001267*[.G137])" office:value-type="float" office:value="0.0167001961525932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0.637067960079917">
            <text:p>0.64</text:p>
          </table:table-cell>
          <table:table-cell table:formula="of:=[.I137]+[.L137]" office:value-type="float" office:value="302.966389269308">
            <text:p>302.97</text:p>
          </table:table-cell>
          <table:table-cell table:formula="of:=[.J137]+[.L137]" office:value-type="float" office:value="7579.68407598031">
            <text:p>7579.68</text:p>
          </table:table-cell>
          <table:table-cell table:formula="of:=(1.000001018*(1-[.K137]*[.K137]))/(1+[.K137]*COS(RADIANS([.N137])))" office:value-type="float" office:value="0.984245542323528">
            <text:p>0.98</text:p>
          </table:table-cell>
          <table:table-cell table:formula="of:=[.M137]-0.00569-0.00478*SIN(RADIANS(125.04-1934.136*[.G137]))" office:value-type="float" office:value="302.955955372972">
            <text:p>302.96</text:p>
          </table:table-cell>
          <table:table-cell table:formula="of:=23+(26+((21.448-[.G137]*(46.815+[.G137]*(0.00059-[.G137]*0.001813))))/60)/60" office:value-type="float" office:value="23.4366824335843">
            <text:p>23.44</text:p>
          </table:table-cell>
          <table:table-cell table:formula="of:=[.Q137]+0.00256*COS(RADIANS(125.04-1934.136*[.G137]))" office:value-type="float" office:value="23.4363683863034">
            <text:p>23.44</text:p>
          </table:table-cell>
          <table:table-cell table:formula="of:=DEGREES(ATAN2(COS(RADIANS([.P137]));COS(RADIANS([.R137]))*SIN(RADIANS([.P137]))))" office:value-type="float" office:value="-54.7546369045643">
            <text:p>-54.75</text:p>
          </table:table-cell>
          <table:table-cell table:formula="of:=DEGREES(ASIN(SIN(RADIANS([.R137]))*SIN(RADIANS([.P137]))))" office:value-type="float" office:value="-19.4953991151098">
            <text:p>-19.5</text:p>
          </table:table-cell>
          <table:table-cell table:formula="of:=TAN(RADIANS([.R137]/2))*TAN(RADIANS([.R137]/2))" office:value-type="float" office:value="0.0430234924937311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-11.7149373659048">
            <text:p>-11.71</text:p>
          </table:table-cell>
          <table:table-cell table:formula="of:=DEGREES(ACOS(COS(RADIANS(90.833))/(COS(RADIANS([.$B$3]))*COS(RADIANS([.T137])))-TAN(RADIANS([.$B$3]))*TAN(RADIANS([.T137]))))" office:value-type="float" office:value="64.6538758953789">
            <text:p>64.65</text:p>
          </table:table-cell>
          <table:table-cell table:style-name="ce8" table:formula="of:=(720-4*[.$B$4]-[.V137]+[.$B$5]*60)/1440" office:value-type="float" office:value="0.491468706504101">
            <text:p>11:47:43</text:p>
          </table:table-cell>
          <table:table-cell table:style-name="ce8" table:formula="of:=[.X137]-[.W137]*4/1440" office:value-type="float" office:value="0.311874606794715">
            <text:p>7:29:06</text:p>
          </table:table-cell>
          <table:table-cell table:style-name="ce8" table:formula="of:=[.X137]+[.W137]*4/1440" office:value-type="float" office:value="0.671062806213486">
            <text:p>16:06:20</text:p>
          </table:table-cell>
          <table:table-cell table:style-name="ce11" table:formula="of:=8*[.W137]" office:value-type="float" office:value="517.231007163031">
            <text:p>517.23</text:p>
          </table:table-cell>
          <table:table-cell table:formula="of:=MOD([.E137]*1440+[.V137]+4*[.$B$4]-60*[.$B$5];1440)" office:value-type="float" office:value="828.285062634094">
            <text:p>828.29</text:p>
          </table:table-cell>
          <table:table-cell table:formula="of:=IF([.AB137]/4&lt;0;[.AB137]/4+180;[.AB137]/4-180)" office:value-type="float" office:value="27.0712656585235">
            <text:p>27.07</text:p>
          </table:table-cell>
          <table:table-cell table:formula="of:=DEGREES(ACOS(SIN(RADIANS([.$B$3]))*SIN(RADIANS([.T137]))+COS(RADIANS([.$B$3]))*COS(RADIANS([.T137]))*COS(RADIANS([.AC137]))))" office:value-type="float" office:value="75.2977022587299">
            <text:p>75.3</text:p>
          </table:table-cell>
          <table:table-cell table:formula="of:=90-[.AD137]" office:value-type="float" office:value="14.7022977412701">
            <text:p>14.7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604505679846712">
            <text:p>0.06</text:p>
          </table:table-cell>
          <table:table-cell table:formula="of:=[.AE137]+[.AF137]" office:value-type="float" office:value="14.7627483092547">
            <text:p>14.76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06.329266063502">
            <text:p>206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7]+0.1/24" office:value-type="float" office:value="0.570833333333333">
            <text:p>13:42:00</text:p>
          </table:table-cell>
          <table:table-cell table:style-name="ce9" table:formula="of:=[.D138]+2415018.5+[.E138]-[.$B$5]/24" office:value-type="float" office:value="2458872.02916667">
            <text:p>2458872.03</text:p>
          </table:table-cell>
          <table:table-cell table:style-name="ce10" table:formula="of:=([.F138]-2451545)/36525" office:value-type="float" office:value="0.200603125712985">
            <text:p>0.20060313</text:p>
          </table:table-cell>
          <table:table-cell/>
          <table:table-cell table:formula="of:=MOD(280.46646+[.G138]*(36000.76983+[.G138]*0.0003032);360)" office:value-type="float" office:value="302.333428172998">
            <text:p>302.33</text:p>
          </table:table-cell>
          <table:table-cell table:formula="of:=357.52911+[.G138]*(35999.05029-0.0001537*[.G138])" office:value-type="float" office:value="7579.05111468782">
            <text:p>7579.05</text:p>
          </table:table-cell>
          <table:table-cell table:formula="of:=0.016708634-[.G138]*(0.000042037+0.0000001267*[.G138])" office:value-type="float" office:value="0.0167001961477919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0.637199895343902">
            <text:p>0.64</text:p>
          </table:table-cell>
          <table:table-cell table:formula="of:=[.I138]+[.L138]" office:value-type="float" office:value="302.970628068342">
            <text:p>302.97</text:p>
          </table:table-cell>
          <table:table-cell table:formula="of:=[.J138]+[.L138]" office:value-type="float" office:value="7579.68831458316">
            <text:p>7579.69</text:p>
          </table:table-cell>
          <table:table-cell table:formula="of:=(1.000001018*(1-[.K138]*[.K138]))/(1+[.K138]*COS(RADIANS([.N138])))" office:value-type="float" office:value="0.984245945610909">
            <text:p>0.98</text:p>
          </table:table-cell>
          <table:table-cell table:formula="of:=[.M138]-0.00569-0.00478*SIN(RADIANS(125.04-1934.136*[.G138]))" office:value-type="float" office:value="302.960194169747">
            <text:p>302.96</text:p>
          </table:table-cell>
          <table:table-cell table:formula="of:=23+(26+((21.448-[.G138]*(46.815+[.G138]*(0.00059-[.G138]*0.001813))))/60)/60" office:value-type="float" office:value="23.4366824321008">
            <text:p>23.44</text:p>
          </table:table-cell>
          <table:table-cell table:formula="of:=[.Q138]+0.00256*COS(RADIANS(125.04-1934.136*[.G138]))" office:value-type="float" office:value="23.4363683946038">
            <text:p>23.44</text:p>
          </table:table-cell>
          <table:table-cell table:formula="of:=DEGREES(ATAN2(COS(RADIANS([.P138]));COS(RADIANS([.R138]))*SIN(RADIANS([.P138]))))" office:value-type="float" office:value="-54.7502603782941">
            <text:p>-54.75</text:p>
          </table:table-cell>
          <table:table-cell table:formula="of:=DEGREES(ASIN(SIN(RADIANS([.R138]))*SIN(RADIANS([.P138]))))" office:value-type="float" office:value="-19.4944261727258">
            <text:p>-19.49</text:p>
          </table:table-cell>
          <table:table-cell table:formula="of:=TAN(RADIANS([.R138]/2))*TAN(RADIANS([.R138]/2))" office:value-type="float" office:value="0.0430234925250728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-11.7160226161661">
            <text:p>-11.72</text:p>
          </table:table-cell>
          <table:table-cell table:formula="of:=DEGREES(ACOS(COS(RADIANS(90.833))/(COS(RADIANS([.$B$3]))*COS(RADIANS([.T138])))-TAN(RADIANS([.$B$3]))*TAN(RADIANS([.T138]))))" office:value-type="float" office:value="64.6554169899524">
            <text:p>64.66</text:p>
          </table:table-cell>
          <table:table-cell table:style-name="ce8" table:formula="of:=(720-4*[.$B$4]-[.V138]+[.$B$5]*60)/1440" office:value-type="float" office:value="0.491469460150115">
            <text:p>11:47:43</text:p>
          </table:table-cell>
          <table:table-cell table:style-name="ce8" table:formula="of:=[.X138]-[.W138]*4/1440" office:value-type="float" office:value="0.31187107962247">
            <text:p>7:29:06</text:p>
          </table:table-cell>
          <table:table-cell table:style-name="ce8" table:formula="of:=[.X138]+[.W138]*4/1440" office:value-type="float" office:value="0.671067840677761">
            <text:p>16:06:20</text:p>
          </table:table-cell>
          <table:table-cell table:style-name="ce11" table:formula="of:=8*[.W138]" office:value-type="float" office:value="517.243335919619">
            <text:p>517.24</text:p>
          </table:table-cell>
          <table:table-cell table:formula="of:=MOD([.E138]*1440+[.V138]+4*[.$B$4]-60*[.$B$5];1440)" office:value-type="float" office:value="834.283977383833">
            <text:p>834.28</text:p>
          </table:table-cell>
          <table:table-cell table:formula="of:=IF([.AB138]/4&lt;0;[.AB138]/4+180;[.AB138]/4-180)" office:value-type="float" office:value="28.5709943459582">
            <text:p>28.57</text:p>
          </table:table-cell>
          <table:table-cell table:formula="of:=DEGREES(ACOS(SIN(RADIANS([.$B$3]))*SIN(RADIANS([.T138]))+COS(RADIANS([.$B$3]))*COS(RADIANS([.T138]))*COS(RADIANS([.AC138]))))" office:value-type="float" office:value="75.7163368160997">
            <text:p>75.72</text:p>
          </table:table-cell>
          <table:table-cell table:formula="of:=90-[.AD138]" office:value-type="float" office:value="14.2836631839003">
            <text:p>14.28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622349305443373">
            <text:p>0.06</text:p>
          </table:table-cell>
          <table:table-cell table:formula="of:=[.AE138]+[.AF138]" office:value-type="float" office:value="14.3458981144446">
            <text:p>14.35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07.723997020003">
            <text:p>207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8]+0.1/24" office:value-type="float" office:value="0.574999999999999">
            <text:p>13:48:00</text:p>
          </table:table-cell>
          <table:table-cell table:style-name="ce9" table:formula="of:=[.D139]+2415018.5+[.E139]-[.$B$5]/24" office:value-type="float" office:value="2458872.03333333">
            <text:p>2458872.03</text:p>
          </table:table-cell>
          <table:table-cell table:style-name="ce10" table:formula="of:=([.F139]-2451545)/36525" office:value-type="float" office:value="0.200603239790107">
            <text:p>0.20060324</text:p>
          </table:table-cell>
          <table:table-cell/>
          <table:table-cell table:formula="of:=MOD(280.46646+[.G139]*(36000.76983+[.G139]*0.0003032);360)" office:value-type="float" office:value="302.337535037227">
            <text:p>302.34</text:p>
          </table:table-cell>
          <table:table-cell table:formula="of:=357.52911+[.G139]*(35999.05029-0.0001537*[.G139])" office:value-type="float" office:value="7579.05522135587">
            <text:p>7579.06</text:p>
          </table:table-cell>
          <table:table-cell table:formula="of:=0.016708634-[.G139]*(0.000042037+0.0000001267*[.G139])" office:value-type="float" office:value="0.0167001961429906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0.637331827149162">
            <text:p>0.64</text:p>
          </table:table-cell>
          <table:table-cell table:formula="of:=[.I139]+[.L139]" office:value-type="float" office:value="302.974866864376">
            <text:p>302.97</text:p>
          </table:table-cell>
          <table:table-cell table:formula="of:=[.J139]+[.L139]" office:value-type="float" office:value="7579.69255318301">
            <text:p>7579.69</text:p>
          </table:table-cell>
          <table:table-cell table:formula="of:=(1.000001018*(1-[.K139]*[.K139]))/(1+[.K139]*COS(RADIANS([.N139])))" office:value-type="float" office:value="0.984246348981719">
            <text:p>0.98</text:p>
          </table:table-cell>
          <table:table-cell table:formula="of:=[.M139]-0.00569-0.00478*SIN(RADIANS(125.04-1934.136*[.G139]))" office:value-type="float" office:value="302.964432963524">
            <text:p>302.96</text:p>
          </table:table-cell>
          <table:table-cell table:formula="of:=23+(26+((21.448-[.G139]*(46.815+[.G139]*(0.00059-[.G139]*0.001813))))/60)/60" office:value-type="float" office:value="23.4366824306173">
            <text:p>23.44</text:p>
          </table:table-cell>
          <table:table-cell table:formula="of:=[.Q139]+0.00256*COS(RADIANS(125.04-1934.136*[.G139]))" office:value-type="float" office:value="23.4363684029042">
            <text:p>23.44</text:p>
          </table:table-cell>
          <table:table-cell table:formula="of:=DEGREES(ATAN2(COS(RADIANS([.P139]));COS(RADIANS([.R139]))*SIN(RADIANS([.P139]))))" office:value-type="float" office:value="-54.7458839077409">
            <text:p>-54.75</text:p>
          </table:table-cell>
          <table:table-cell table:formula="of:=DEGREES(ASIN(SIN(RADIANS([.R139]))*SIN(RADIANS([.P139]))))" office:value-type="float" office:value="-19.4934531258652">
            <text:p>-19.49</text:p>
          </table:table-cell>
          <table:table-cell table:formula="of:=TAN(RADIANS([.R139]/2))*TAN(RADIANS([.R139]/2))" office:value-type="float" office:value="0.0430234925564145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-11.7171076421338">
            <text:p>-11.72</text:p>
          </table:table-cell>
          <table:table-cell table:formula="of:=DEGREES(ACOS(COS(RADIANS(90.833))/(COS(RADIANS([.$B$3]))*COS(RADIANS([.T139])))-TAN(RADIANS([.$B$3]))*TAN(RADIANS([.T139]))))" office:value-type="float" office:value="64.6569582123028">
            <text:p>64.66</text:p>
          </table:table-cell>
          <table:table-cell table:style-name="ce8" table:formula="of:=(720-4*[.$B$4]-[.V139]+[.$B$5]*60)/1440" office:value-type="float" office:value="0.491470213640371">
            <text:p>11:47:43</text:p>
          </table:table-cell>
          <table:table-cell table:style-name="ce8" table:formula="of:=[.X139]-[.W139]*4/1440" office:value-type="float" office:value="0.31186755193953">
            <text:p>7:29:05</text:p>
          </table:table-cell>
          <table:table-cell table:style-name="ce8" table:formula="of:=[.X139]+[.W139]*4/1440" office:value-type="float" office:value="0.671072875341212">
            <text:p>16:06:21</text:p>
          </table:table-cell>
          <table:table-cell table:style-name="ce11" table:formula="of:=8*[.W139]" office:value-type="float" office:value="517.255665698422">
            <text:p>517.26</text:p>
          </table:table-cell>
          <table:table-cell table:formula="of:=MOD([.E139]*1440+[.V139]+4*[.$B$4]-60*[.$B$5];1440)" office:value-type="float" office:value="840.282892357865">
            <text:p>840.28</text:p>
          </table:table-cell>
          <table:table-cell table:formula="of:=IF([.AB139]/4&lt;0;[.AB139]/4+180;[.AB139]/4-180)" office:value-type="float" office:value="30.0707230894663">
            <text:p>30.07</text:p>
          </table:table-cell>
          <table:table-cell table:formula="of:=DEGREES(ACOS(SIN(RADIANS([.$B$3]))*SIN(RADIANS([.T139]))+COS(RADIANS([.$B$3]))*COS(RADIANS([.T139]))*COS(RADIANS([.AC139]))))" office:value-type="float" office:value="76.1548059839185">
            <text:p>76.15</text:p>
          </table:table-cell>
          <table:table-cell table:formula="of:=90-[.AD139]" office:value-type="float" office:value="13.8451940160815">
            <text:p>13.85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642101971227978">
            <text:p>0.06</text:p>
          </table:table-cell>
          <table:table-cell table:formula="of:=[.AE139]+[.AF139]" office:value-type="float" office:value="13.9094042132043">
            <text:p>13.91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09.109580383704">
            <text:p>209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39]+0.1/24" office:value-type="float" office:value="0.579166666666666">
            <text:p>13:54:00</text:p>
          </table:table-cell>
          <table:table-cell table:style-name="ce9" table:formula="of:=[.D140]+2415018.5+[.E140]-[.$B$5]/24" office:value-type="float" office:value="2458872.0375">
            <text:p>2458872.04</text:p>
          </table:table-cell>
          <table:table-cell table:style-name="ce10" table:formula="of:=([.F140]-2451545)/36525" office:value-type="float" office:value="0.200603353867217">
            <text:p>0.20060335</text:p>
          </table:table-cell>
          <table:table-cell/>
          <table:table-cell table:formula="of:=MOD(280.46646+[.G140]*(36000.76983+[.G140]*0.0003032);360)" office:value-type="float" office:value="302.341641900996">
            <text:p>302.34</text:p>
          </table:table-cell>
          <table:table-cell table:formula="of:=357.52911+[.G140]*(35999.05029-0.0001537*[.G140])" office:value-type="float" office:value="7579.05932802345">
            <text:p>7579.06</text:p>
          </table:table-cell>
          <table:table-cell table:formula="of:=0.016708634-[.G140]*(0.000042037+0.0000001267*[.G140])" office:value-type="float" office:value="0.0167001961381894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0.637463755465372">
            <text:p>0.64</text:p>
          </table:table-cell>
          <table:table-cell table:formula="of:=[.I140]+[.L140]" office:value-type="float" office:value="302.979105656462">
            <text:p>302.98</text:p>
          </table:table-cell>
          <table:table-cell table:formula="of:=[.J140]+[.L140]" office:value-type="float" office:value="7579.69679177892">
            <text:p>7579.7</text:p>
          </table:table-cell>
          <table:table-cell table:formula="of:=(1.000001018*(1-[.K140]*[.K140]))/(1+[.K140]*COS(RADIANS([.N140])))" office:value-type="float" office:value="0.984246752435867">
            <text:p>0.98</text:p>
          </table:table-cell>
          <table:table-cell table:formula="of:=[.M140]-0.00569-0.00478*SIN(RADIANS(125.04-1934.136*[.G140]))" office:value-type="float" office:value="302.968671753352">
            <text:p>302.97</text:p>
          </table:table-cell>
          <table:table-cell table:formula="of:=23+(26+((21.448-[.G140]*(46.815+[.G140]*(0.00059-[.G140]*0.001813))))/60)/60" office:value-type="float" office:value="23.4366824291338">
            <text:p>23.44</text:p>
          </table:table-cell>
          <table:table-cell table:formula="of:=[.Q140]+0.00256*COS(RADIANS(125.04-1934.136*[.G140]))" office:value-type="float" office:value="23.4363684112046">
            <text:p>23.44</text:p>
          </table:table-cell>
          <table:table-cell table:formula="of:=DEGREES(ATAN2(COS(RADIANS([.P140]));COS(RADIANS([.R140]))*SIN(RADIANS([.P140]))))" office:value-type="float" office:value="-54.7415074938885">
            <text:p>-54.74</text:p>
          </table:table-cell>
          <table:table-cell table:formula="of:=DEGREES(ASIN(SIN(RADIANS([.R140]))*SIN(RADIANS([.P140]))))" office:value-type="float" office:value="-19.4924799747534">
            <text:p>-19.49</text:p>
          </table:table-cell>
          <table:table-cell table:formula="of:=TAN(RADIANS([.R140]/2))*TAN(RADIANS([.R140]/2))" office:value-type="float" office:value="0.0430234925877562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-11.7181924435522">
            <text:p>-11.72</text:p>
          </table:table-cell>
          <table:table-cell table:formula="of:=DEGREES(ACOS(COS(RADIANS(90.833))/(COS(RADIANS([.$B$3]))*COS(RADIANS([.T140])))-TAN(RADIANS([.$B$3]))*TAN(RADIANS([.T140]))))" office:value-type="float" office:value="64.6584995620646">
            <text:p>64.66</text:p>
          </table:table-cell>
          <table:table-cell table:style-name="ce8" table:formula="of:=(720-4*[.$B$4]-[.V140]+[.$B$5]*60)/1440" office:value-type="float" office:value="0.491470966974689">
            <text:p>11:47:43</text:p>
          </table:table-cell>
          <table:table-cell table:style-name="ce8" table:formula="of:=[.X140]-[.W140]*4/1440" office:value-type="float" office:value="0.311864023746732">
            <text:p>7:29:05</text:p>
          </table:table-cell>
          <table:table-cell table:style-name="ce8" table:formula="of:=[.X140]+[.W140]*4/1440" office:value-type="float" office:value="0.671077910202646">
            <text:p>16:06:21</text:p>
          </table:table-cell>
          <table:table-cell table:style-name="ce11" table:formula="of:=8*[.W140]" office:value-type="float" office:value="517.267996496517">
            <text:p>517.27</text:p>
          </table:table-cell>
          <table:table-cell table:formula="of:=MOD([.E140]*1440+[.V140]+4*[.$B$4]-60*[.$B$5];1440)" office:value-type="float" office:value="846.281807556447">
            <text:p>846.28</text:p>
          </table:table-cell>
          <table:table-cell table:formula="of:=IF([.AB140]/4&lt;0;[.AB140]/4+180;[.AB140]/4-180)" office:value-type="float" office:value="31.5704518891116">
            <text:p>31.57</text:p>
          </table:table-cell>
          <table:table-cell table:formula="of:=DEGREES(ACOS(SIN(RADIANS([.$B$3]))*SIN(RADIANS([.T140]))+COS(RADIANS([.$B$3]))*COS(RADIANS([.T140]))*COS(RADIANS([.AC140]))))" office:value-type="float" office:value="76.6127219070076">
            <text:p>76.61</text:p>
          </table:table-cell>
          <table:table-cell table:formula="of:=90-[.AD140]" office:value-type="float" office:value="13.3872780929924">
            <text:p>13.39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663996845580204">
            <text:p>0.07</text:p>
          </table:table-cell>
          <table:table-cell table:formula="of:=[.AE140]+[.AF140]" office:value-type="float" office:value="13.4536777775504">
            <text:p>13.45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10.485816890291">
            <text:p>210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0]+0.1/24" office:value-type="float" office:value="0.583333333333332">
            <text:p>14:00:00</text:p>
          </table:table-cell>
          <table:table-cell table:style-name="ce9" table:formula="of:=[.D141]+2415018.5+[.E141]-[.$B$5]/24" office:value-type="float" office:value="2458872.04166667">
            <text:p>2458872.04</text:p>
          </table:table-cell>
          <table:table-cell table:style-name="ce10" table:formula="of:=([.F141]-2451545)/36525" office:value-type="float" office:value="0.200603467944339">
            <text:p>0.20060347</text:p>
          </table:table-cell>
          <table:table-cell/>
          <table:table-cell table:formula="of:=MOD(280.46646+[.G141]*(36000.76983+[.G141]*0.0003032);360)" office:value-type="float" office:value="302.345748765226">
            <text:p>302.35</text:p>
          </table:table-cell>
          <table:table-cell table:formula="of:=357.52911+[.G141]*(35999.05029-0.0001537*[.G141])" office:value-type="float" office:value="7579.0634346915">
            <text:p>7579.06</text:p>
          </table:table-cell>
          <table:table-cell table:formula="of:=0.016708634-[.G141]*(0.000042037+0.0000001267*[.G141])" office:value-type="float" office:value="0.0167001961333881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0.637595680321533">
            <text:p>0.64</text:p>
          </table:table-cell>
          <table:table-cell table:formula="of:=[.I141]+[.L141]" office:value-type="float" office:value="302.983344445547">
            <text:p>302.98</text:p>
          </table:table-cell>
          <table:table-cell table:formula="of:=[.J141]+[.L141]" office:value-type="float" office:value="7579.70103037182">
            <text:p>7579.7</text:p>
          </table:table-cell>
          <table:table-cell table:formula="of:=(1.000001018*(1-[.K141]*[.K141]))/(1+[.K141]*COS(RADIANS([.N141])))" office:value-type="float" office:value="0.98424715597344">
            <text:p>0.98</text:p>
          </table:table-cell>
          <table:table-cell table:formula="of:=[.M141]-0.00569-0.00478*SIN(RADIANS(125.04-1934.136*[.G141]))" office:value-type="float" office:value="302.972910540179">
            <text:p>302.97</text:p>
          </table:table-cell>
          <table:table-cell table:formula="of:=23+(26+((21.448-[.G141]*(46.815+[.G141]*(0.00059-[.G141]*0.001813))))/60)/60" office:value-type="float" office:value="23.4366824276503">
            <text:p>23.44</text:p>
          </table:table-cell>
          <table:table-cell table:formula="of:=[.Q141]+0.00256*COS(RADIANS(125.04-1934.136*[.G141]))" office:value-type="float" office:value="23.436368419505">
            <text:p>23.44</text:p>
          </table:table-cell>
          <table:table-cell table:formula="of:=DEGREES(ATAN2(COS(RADIANS([.P141]));COS(RADIANS([.R141]))*SIN(RADIANS([.P141]))))" office:value-type="float" office:value="-54.7371311357587">
            <text:p>-54.74</text:p>
          </table:table-cell>
          <table:table-cell table:formula="of:=DEGREES(ASIN(SIN(RADIANS([.R141]))*SIN(RADIANS([.P141]))))" office:value-type="float" office:value="-19.4915067191795">
            <text:p>-19.49</text:p>
          </table:table-cell>
          <table:table-cell table:formula="of:=TAN(RADIANS([.R141]/2))*TAN(RADIANS([.R141]/2))" office:value-type="float" office:value="0.0430234926190979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-11.7192770206525">
            <text:p>-11.72</text:p>
          </table:table-cell>
          <table:table-cell table:formula="of:=DEGREES(ACOS(COS(RADIANS(90.833))/(COS(RADIANS([.$B$3]))*COS(RADIANS([.T141])))-TAN(RADIANS([.$B$3]))*TAN(RADIANS([.T141]))))" office:value-type="float" office:value="64.6600410395634">
            <text:p>64.66</text:p>
          </table:table-cell>
          <table:table-cell table:style-name="ce8" table:formula="of:=(720-4*[.$B$4]-[.V141]+[.$B$5]*60)/1440" office:value-type="float" office:value="0.491471720153231">
            <text:p>11:47:43</text:p>
          </table:table-cell>
          <table:table-cell table:style-name="ce8" table:formula="of:=[.X141]-[.W141]*4/1440" office:value-type="float" office:value="0.311860495043333">
            <text:p>7:29:05</text:p>
          </table:table-cell>
          <table:table-cell table:style-name="ce8" table:formula="of:=[.X141]+[.W141]*4/1440" office:value-type="float" office:value="0.671082945263129">
            <text:p>16:06:22</text:p>
          </table:table-cell>
          <table:table-cell table:style-name="ce11" table:formula="of:=8*[.W141]" office:value-type="float" office:value="517.280328316507">
            <text:p>517.28</text:p>
          </table:table-cell>
          <table:table-cell table:formula="of:=MOD([.E141]*1440+[.V141]+4*[.$B$4]-60*[.$B$5];1440)" office:value-type="float" office:value="852.280722979346">
            <text:p>852.28</text:p>
          </table:table-cell>
          <table:table-cell table:formula="of:=IF([.AB141]/4&lt;0;[.AB141]/4+180;[.AB141]/4-180)" office:value-type="float" office:value="33.0701807448366">
            <text:p>33.07</text:p>
          </table:table-cell>
          <table:table-cell table:formula="of:=DEGREES(ACOS(SIN(RADIANS([.$B$3]))*SIN(RADIANS([.T141]))+COS(RADIANS([.$B$3]))*COS(RADIANS([.T141]))*COS(RADIANS([.AC141]))))" office:value-type="float" office:value="77.0896881450369">
            <text:p>77.09</text:p>
          </table:table-cell>
          <table:table-cell table:formula="of:=90-[.AD141]" office:value-type="float" office:value="12.9103118549631">
            <text:p>12.91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688311085964337">
            <text:p>0.07</text:p>
          </table:table-cell>
          <table:table-cell table:formula="of:=[.AE141]+[.AF141]" office:value-type="float" office:value="12.9791429635595">
            <text:p>12.98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11.852540244955">
            <text:p>211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1]+0.1/24" office:value-type="float" office:value="0.587499999999999">
            <text:p>14:06:00</text:p>
          </table:table-cell>
          <table:table-cell table:style-name="ce9" table:formula="of:=[.D142]+2415018.5+[.E142]-[.$B$5]/24" office:value-type="float" office:value="2458872.04583333">
            <text:p>2458872.05</text:p>
          </table:table-cell>
          <table:table-cell table:style-name="ce10" table:formula="of:=([.F142]-2451545)/36525" office:value-type="float" office:value="0.200603582021448">
            <text:p>0.20060358</text:p>
          </table:table-cell>
          <table:table-cell/>
          <table:table-cell table:formula="of:=MOD(280.46646+[.G142]*(36000.76983+[.G142]*0.0003032);360)" office:value-type="float" office:value="302.349855628994">
            <text:p>302.35</text:p>
          </table:table-cell>
          <table:table-cell table:formula="of:=357.52911+[.G142]*(35999.05029-0.0001537*[.G142])" office:value-type="float" office:value="7579.06754135909">
            <text:p>7579.07</text:p>
          </table:table-cell>
          <table:table-cell table:formula="of:=0.016708634-[.G142]*(0.000042037+0.0000001267*[.G142])" office:value-type="float" office:value="0.0167001961285869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0.63772760168727">
            <text:p>0.64</text:p>
          </table:table-cell>
          <table:table-cell table:formula="of:=[.I142]+[.L142]" office:value-type="float" office:value="302.987583230681">
            <text:p>302.99</text:p>
          </table:table-cell>
          <table:table-cell table:formula="of:=[.J142]+[.L142]" office:value-type="float" office:value="7579.70526896078">
            <text:p>7579.71</text:p>
          </table:table-cell>
          <table:table-cell table:formula="of:=(1.000001018*(1-[.K142]*[.K142]))/(1+[.K142]*COS(RADIANS([.N142])))" office:value-type="float" office:value="0.984247559594346">
            <text:p>0.98</text:p>
          </table:table-cell>
          <table:table-cell table:formula="of:=[.M142]-0.00569-0.00478*SIN(RADIANS(125.04-1934.136*[.G142]))" office:value-type="float" office:value="302.977149323056">
            <text:p>302.98</text:p>
          </table:table-cell>
          <table:table-cell table:formula="of:=23+(26+((21.448-[.G142]*(46.815+[.G142]*(0.00059-[.G142]*0.001813))))/60)/60" office:value-type="float" office:value="23.4366824261669">
            <text:p>23.44</text:p>
          </table:table-cell>
          <table:table-cell table:formula="of:=[.Q142]+0.00256*COS(RADIANS(125.04-1934.136*[.G142]))" office:value-type="float" office:value="23.4363684278054">
            <text:p>23.44</text:p>
          </table:table-cell>
          <table:table-cell table:formula="of:=DEGREES(ATAN2(COS(RADIANS([.P142]));COS(RADIANS([.R142]))*SIN(RADIANS([.P142]))))" office:value-type="float" office:value="-54.732754834336">
            <text:p>-54.73</text:p>
          </table:table-cell>
          <table:table-cell table:formula="of:=DEGREES(ASIN(SIN(RADIANS([.R142]))*SIN(RADIANS([.P142]))))" office:value-type="float" office:value="-19.4905333593694">
            <text:p>-19.49</text:p>
          </table:table-cell>
          <table:table-cell table:formula="of:=TAN(RADIANS([.R142]/2))*TAN(RADIANS([.R142]/2))" office:value-type="float" office:value="0.0430234926504397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-11.7203613731789">
            <text:p>-11.72</text:p>
          </table:table-cell>
          <table:table-cell table:formula="of:=DEGREES(ACOS(COS(RADIANS(90.833))/(COS(RADIANS([.$B$3]))*COS(RADIANS([.T142])))-TAN(RADIANS([.$B$3]))*TAN(RADIANS([.T142]))))" office:value-type="float" office:value="64.6615826444333">
            <text:p>64.66</text:p>
          </table:table-cell>
          <table:table-cell table:style-name="ce8" table:formula="of:=(720-4*[.$B$4]-[.V142]+[.$B$5]*60)/1440" office:value-type="float" office:value="0.491472473175819">
            <text:p>11:47:43</text:p>
          </table:table-cell>
          <table:table-cell table:style-name="ce8" table:formula="of:=[.X142]-[.W142]*4/1440" office:value-type="float" office:value="0.311856965830171">
            <text:p>7:29:04</text:p>
          </table:table-cell>
          <table:table-cell table:style-name="ce8" table:formula="of:=[.X142]+[.W142]*4/1440" office:value-type="float" office:value="0.671087980521467">
            <text:p>16:06:22</text:p>
          </table:table-cell>
          <table:table-cell table:style-name="ce11" table:formula="of:=8*[.W142]" office:value-type="float" office:value="517.292661155467">
            <text:p>517.29</text:p>
          </table:table-cell>
          <table:table-cell table:formula="of:=MOD([.E142]*1440+[.V142]+4*[.$B$4]-60*[.$B$5];1440)" office:value-type="float" office:value="858.27963862682">
            <text:p>858.28</text:p>
          </table:table-cell>
          <table:table-cell table:formula="of:=IF([.AB142]/4&lt;0;[.AB142]/4+180;[.AB142]/4-180)" office:value-type="float" office:value="34.569909656705">
            <text:p>34.57</text:p>
          </table:table-cell>
          <table:table-cell table:formula="of:=DEGREES(ACOS(SIN(RADIANS([.$B$3]))*SIN(RADIANS([.T142]))+COS(RADIANS([.$B$3]))*COS(RADIANS([.T142]))*COS(RADIANS([.AC142]))))" office:value-type="float" office:value="77.5853008312992">
            <text:p>77.59</text:p>
          </table:table-cell>
          <table:table-cell table:formula="of:=90-[.AD142]" office:value-type="float" office:value="12.4146991687008">
            <text:p>12.41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715376036122103">
            <text:p>0.07</text:p>
          </table:table-cell>
          <table:table-cell table:formula="of:=[.AE142]+[.AF142]" office:value-type="float" office:value="12.486236772313">
            <text:p>12.49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13.209616745197">
            <text:p>213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2]+0.1/24" office:value-type="float" office:value="0.591666666666666">
            <text:p>14:12:00</text:p>
          </table:table-cell>
          <table:table-cell table:style-name="ce9" table:formula="of:=[.D143]+2415018.5+[.E143]-[.$B$5]/24" office:value-type="float" office:value="2458872.05">
            <text:p>2458872.05</text:p>
          </table:table-cell>
          <table:table-cell table:style-name="ce10" table:formula="of:=([.F143]-2451545)/36525" office:value-type="float" office:value="0.20060369609857">
            <text:p>0.20060370</text:p>
          </table:table-cell>
          <table:table-cell/>
          <table:table-cell table:formula="of:=MOD(280.46646+[.G143]*(36000.76983+[.G143]*0.0003032);360)" office:value-type="float" office:value="302.353962493224">
            <text:p>302.35</text:p>
          </table:table-cell>
          <table:table-cell table:formula="of:=357.52911+[.G143]*(35999.05029-0.0001537*[.G143])" office:value-type="float" office:value="7579.07164802714">
            <text:p>7579.07</text:p>
          </table:table-cell>
          <table:table-cell table:formula="of:=0.016708634-[.G143]*(0.000042037+0.0000001267*[.G143])" office:value-type="float" office:value="0.0167001961237856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0.637859519591425">
            <text:p>0.64</text:p>
          </table:table-cell>
          <table:table-cell table:formula="of:=[.I143]+[.L143]" office:value-type="float" office:value="302.991822012815">
            <text:p>302.99</text:p>
          </table:table-cell>
          <table:table-cell table:formula="of:=[.J143]+[.L143]" office:value-type="float" office:value="7579.70950754673">
            <text:p>7579.71</text:p>
          </table:table-cell>
          <table:table-cell table:formula="of:=(1.000001018*(1-[.K143]*[.K143]))/(1+[.K143]*COS(RADIANS([.N143])))" office:value-type="float" office:value="0.984247963298673">
            <text:p>0.98</text:p>
          </table:table-cell>
          <table:table-cell table:formula="of:=[.M143]-0.00569-0.00478*SIN(RADIANS(125.04-1934.136*[.G143]))" office:value-type="float" office:value="302.981388102932">
            <text:p>302.98</text:p>
          </table:table-cell>
          <table:table-cell table:formula="of:=23+(26+((21.448-[.G143]*(46.815+[.G143]*(0.00059-[.G143]*0.001813))))/60)/60" office:value-type="float" office:value="23.4366824246834">
            <text:p>23.44</text:p>
          </table:table-cell>
          <table:table-cell table:formula="of:=[.Q143]+0.00256*COS(RADIANS(125.04-1934.136*[.G143]))" office:value-type="float" office:value="23.4363684361058">
            <text:p>23.44</text:p>
          </table:table-cell>
          <table:table-cell table:formula="of:=DEGREES(ATAN2(COS(RADIANS([.P143]));COS(RADIANS([.R143]))*SIN(RADIANS([.P143]))))" office:value-type="float" office:value="-54.7283785886407">
            <text:p>-54.73</text:p>
          </table:table-cell>
          <table:table-cell table:formula="of:=DEGREES(ASIN(SIN(RADIANS([.R143]))*SIN(RADIANS([.P143]))))" office:value-type="float" office:value="-19.4895598951118">
            <text:p>-19.49</text:p>
          </table:table-cell>
          <table:table-cell table:formula="of:=TAN(RADIANS([.R143]/2))*TAN(RADIANS([.R143]/2))" office:value-type="float" office:value="0.0430234926817815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-11.7214455013622">
            <text:p>-11.72</text:p>
          </table:table-cell>
          <table:table-cell table:formula="of:=DEGREES(ACOS(COS(RADIANS(90.833))/(COS(RADIANS([.$B$3]))*COS(RADIANS([.T143])))-TAN(RADIANS([.$B$3]))*TAN(RADIANS([.T143]))))" office:value-type="float" office:value="64.6631243770004">
            <text:p>64.66</text:p>
          </table:table-cell>
          <table:table-cell table:style-name="ce8" table:formula="of:=(720-4*[.$B$4]-[.V143]+[.$B$5]*60)/1440" office:value-type="float" office:value="0.491473226042613">
            <text:p>11:47:43</text:p>
          </table:table-cell>
          <table:table-cell table:style-name="ce8" table:formula="of:=[.X143]-[.W143]*4/1440" office:value-type="float" office:value="0.3118534361065">
            <text:p>7:29:04</text:p>
          </table:table-cell>
          <table:table-cell table:style-name="ce8" table:formula="of:=[.X143]+[.W143]*4/1440" office:value-type="float" office:value="0.671093015978725">
            <text:p>16:06:22</text:p>
          </table:table-cell>
          <table:table-cell table:style-name="ce11" table:formula="of:=8*[.W143]" office:value-type="float" office:value="517.304995016003">
            <text:p>517.3</text:p>
          </table:table-cell>
          <table:table-cell table:formula="of:=MOD([.E143]*1440+[.V143]+4*[.$B$4]-60*[.$B$5];1440)" office:value-type="float" office:value="864.278554498637">
            <text:p>864.28</text:p>
          </table:table-cell>
          <table:table-cell table:formula="of:=IF([.AB143]/4&lt;0;[.AB143]/4+180;[.AB143]/4-180)" office:value-type="float" office:value="36.0696386246591">
            <text:p>36.07</text:p>
          </table:table-cell>
          <table:table-cell table:formula="of:=DEGREES(ACOS(SIN(RADIANS([.$B$3]))*SIN(RADIANS([.T143]))+COS(RADIANS([.$B$3]))*COS(RADIANS([.T143]))*COS(RADIANS([.AC143]))))" office:value-type="float" office:value="78.0991497893497">
            <text:p>78.1</text:p>
          </table:table-cell>
          <table:table-cell table:formula="of:=90-[.AD143]" office:value-type="float" office:value="11.9008502106503">
            <text:p>11.9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745590332640825">
            <text:p>0.07</text:p>
          </table:table-cell>
          <table:table-cell table:formula="of:=[.AE143]+[.AF143]" office:value-type="float" office:value="11.9754092439143">
            <text:p>11.98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14.556944765105">
            <text:p>21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3]+0.1/24" office:value-type="float" office:value="0.595833333333332">
            <text:p>14:18:00</text:p>
          </table:table-cell>
          <table:table-cell table:style-name="ce9" table:formula="of:=[.D144]+2415018.5+[.E144]-[.$B$5]/24" office:value-type="float" office:value="2458872.05416667">
            <text:p>2458872.05</text:p>
          </table:table-cell>
          <table:table-cell table:style-name="ce10" table:formula="of:=([.F144]-2451545)/36525" office:value-type="float" office:value="0.20060381017568">
            <text:p>0.20060381</text:p>
          </table:table-cell>
          <table:table-cell/>
          <table:table-cell table:formula="of:=MOD(280.46646+[.G144]*(36000.76983+[.G144]*0.0003032);360)" office:value-type="float" office:value="302.358069356993">
            <text:p>302.36</text:p>
          </table:table-cell>
          <table:table-cell table:formula="of:=357.52911+[.G144]*(35999.05029-0.0001537*[.G144])" office:value-type="float" office:value="7579.07575469473">
            <text:p>7579.08</text:p>
          </table:table-cell>
          <table:table-cell table:formula="of:=0.016708634-[.G144]*(0.000042037+0.0000001267*[.G144])" office:value-type="float" office:value="0.0167001961189844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0.637991434003781">
            <text:p>0.64</text:p>
          </table:table-cell>
          <table:table-cell table:formula="of:=[.I144]+[.L144]" office:value-type="float" office:value="302.996060790997">
            <text:p>303</text:p>
          </table:table-cell>
          <table:table-cell table:formula="of:=[.J144]+[.L144]" office:value-type="float" office:value="7579.71374612873">
            <text:p>7579.71</text:p>
          </table:table-cell>
          <table:table-cell table:formula="of:=(1.000001018*(1-[.K144]*[.K144]))/(1+[.K144]*COS(RADIANS([.N144])))" office:value-type="float" office:value="0.984248367086328">
            <text:p>0.98</text:p>
          </table:table-cell>
          <table:table-cell table:formula="of:=[.M144]-0.00569-0.00478*SIN(RADIANS(125.04-1934.136*[.G144]))" office:value-type="float" office:value="302.985626878856">
            <text:p>302.99</text:p>
          </table:table-cell>
          <table:table-cell table:formula="of:=23+(26+((21.448-[.G144]*(46.815+[.G144]*(0.00059-[.G144]*0.001813))))/60)/60" office:value-type="float" office:value="23.4366824231999">
            <text:p>23.44</text:p>
          </table:table-cell>
          <table:table-cell table:formula="of:=[.Q144]+0.00256*COS(RADIANS(125.04-1934.136*[.G144]))" office:value-type="float" office:value="23.4363684444062">
            <text:p>23.44</text:p>
          </table:table-cell>
          <table:table-cell table:formula="of:=DEGREES(ATAN2(COS(RADIANS([.P144]));COS(RADIANS([.R144]))*SIN(RADIANS([.P144]))))" office:value-type="float" office:value="-54.7240023996573">
            <text:p>-54.72</text:p>
          </table:table-cell>
          <table:table-cell table:formula="of:=DEGREES(ASIN(SIN(RADIANS([.R144]))*SIN(RADIANS([.P144]))))" office:value-type="float" office:value="-19.4885863266325">
            <text:p>-19.49</text:p>
          </table:table-cell>
          <table:table-cell table:formula="of:=TAN(RADIANS([.R144]/2))*TAN(RADIANS([.R144]/2))" office:value-type="float" office:value="0.0430234927131233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-11.7225294049472">
            <text:p>-11.72</text:p>
          </table:table-cell>
          <table:table-cell table:formula="of:=DEGREES(ACOS(COS(RADIANS(90.833))/(COS(RADIANS([.$B$3]))*COS(RADIANS([.T144])))-TAN(RADIANS([.$B$3]))*TAN(RADIANS([.T144]))))" office:value-type="float" office:value="64.6646662368989">
            <text:p>64.66</text:p>
          </table:table-cell>
          <table:table-cell table:style-name="ce8" table:formula="of:=(720-4*[.$B$4]-[.V144]+[.$B$5]*60)/1440" office:value-type="float" office:value="0.491473978753436">
            <text:p>11:47:43</text:p>
          </table:table-cell>
          <table:table-cell table:style-name="ce8" table:formula="of:=[.X144]-[.W144]*4/1440" office:value-type="float" office:value="0.311849905873161">
            <text:p>7:29:04</text:p>
          </table:table-cell>
          <table:table-cell table:style-name="ce8" table:formula="of:=[.X144]+[.W144]*4/1440" office:value-type="float" office:value="0.67109805163371">
            <text:p>16:06:23</text:p>
          </table:table-cell>
          <table:table-cell table:style-name="ce11" table:formula="of:=8*[.W144]" office:value-type="float" office:value="517.317329895191">
            <text:p>517.32</text:p>
          </table:table-cell>
          <table:table-cell table:formula="of:=MOD([.E144]*1440+[.V144]+4*[.$B$4]-60*[.$B$5];1440)" office:value-type="float" office:value="870.277470595052">
            <text:p>870.28</text:p>
          </table:table-cell>
          <table:table-cell table:formula="of:=IF([.AB144]/4&lt;0;[.AB144]/4+180;[.AB144]/4-180)" office:value-type="float" office:value="37.5693676487629">
            <text:p>37.57</text:p>
          </table:table-cell>
          <table:table-cell table:formula="of:=DEGREES(ACOS(SIN(RADIANS([.$B$3]))*SIN(RADIANS([.T144]))+COS(RADIANS([.$B$3]))*COS(RADIANS([.T144]))*COS(RADIANS([.AC144]))))" office:value-type="float" office:value="78.6308196056896">
            <text:p>78.63</text:p>
          </table:table-cell>
          <table:table-cell table:formula="of:=90-[.AD144]" office:value-type="float" office:value="11.3691803943104">
            <text:p>11.37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779436886756165">
            <text:p>0.08</text:p>
          </table:table-cell>
          <table:table-cell table:formula="of:=[.AE144]+[.AF144]" office:value-type="float" office:value="11.447124082986">
            <text:p>11.45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15.894454117321">
            <text:p>215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4]+0.1/24" office:value-type="float" office:value="0.599999999999999">
            <text:p>14:24:00</text:p>
          </table:table-cell>
          <table:table-cell table:style-name="ce9" table:formula="of:=[.D145]+2415018.5+[.E145]-[.$B$5]/24" office:value-type="float" office:value="2458872.05833333">
            <text:p>2458872.06</text:p>
          </table:table-cell>
          <table:table-cell table:style-name="ce10" table:formula="of:=([.F145]-2451545)/36525" office:value-type="float" office:value="0.200603924252802">
            <text:p>0.20060392</text:p>
          </table:table-cell>
          <table:table-cell/>
          <table:table-cell table:formula="of:=MOD(280.46646+[.G145]*(36000.76983+[.G145]*0.0003032);360)" office:value-type="float" office:value="302.362176221222">
            <text:p>302.36</text:p>
          </table:table-cell>
          <table:table-cell table:formula="of:=357.52911+[.G145]*(35999.05029-0.0001537*[.G145])" office:value-type="float" office:value="7579.07986136277">
            <text:p>7579.08</text:p>
          </table:table-cell>
          <table:table-cell table:formula="of:=0.016708634-[.G145]*(0.000042037+0.0000001267*[.G145])" office:value-type="float" office:value="0.0167001961141831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0.638123344953178">
            <text:p>0.64</text:p>
          </table:table-cell>
          <table:table-cell table:formula="of:=[.I145]+[.L145]" office:value-type="float" office:value="303.000299566176">
            <text:p>303</text:p>
          </table:table-cell>
          <table:table-cell table:formula="of:=[.J145]+[.L145]" office:value-type="float" office:value="7579.71798470773">
            <text:p>7579.72</text:p>
          </table:table-cell>
          <table:table-cell table:formula="of:=(1.000001018*(1-[.K145]*[.K145]))/(1+[.K145]*COS(RADIANS([.N145])))" office:value-type="float" office:value="0.984248770957399">
            <text:p>0.98</text:p>
          </table:table-cell>
          <table:table-cell table:formula="of:=[.M145]-0.00569-0.00478*SIN(RADIANS(125.04-1934.136*[.G145]))" office:value-type="float" office:value="302.989865651777">
            <text:p>302.99</text:p>
          </table:table-cell>
          <table:table-cell table:formula="of:=23+(26+((21.448-[.G145]*(46.815+[.G145]*(0.00059-[.G145]*0.001813))))/60)/60" office:value-type="float" office:value="23.4366824217164">
            <text:p>23.44</text:p>
          </table:table-cell>
          <table:table-cell table:formula="of:=[.Q145]+0.00256*COS(RADIANS(125.04-1934.136*[.G145]))" office:value-type="float" office:value="23.4363684527066">
            <text:p>23.44</text:p>
          </table:table-cell>
          <table:table-cell table:formula="of:=DEGREES(ATAN2(COS(RADIANS([.P145]));COS(RADIANS([.R145]))*SIN(RADIANS([.P145]))))" office:value-type="float" office:value="-54.7196262664078">
            <text:p>-54.72</text:p>
          </table:table-cell>
          <table:table-cell table:formula="of:=DEGREES(ASIN(SIN(RADIANS([.R145]))*SIN(RADIANS([.P145]))))" office:value-type="float" office:value="-19.4876126537207">
            <text:p>-19.49</text:p>
          </table:table-cell>
          <table:table-cell table:formula="of:=TAN(RADIANS([.R145]/2))*TAN(RADIANS([.R145]/2))" office:value-type="float" office:value="0.0430234927444651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-11.7236130841644">
            <text:p>-11.72</text:p>
          </table:table-cell>
          <table:table-cell table:formula="of:=DEGREES(ACOS(COS(RADIANS(90.833))/(COS(RADIANS([.$B$3]))*COS(RADIANS([.T145])))-TAN(RADIANS([.$B$3]))*TAN(RADIANS([.T145]))))" office:value-type="float" office:value="64.6662082244542">
            <text:p>64.67</text:p>
          </table:table-cell>
          <table:table-cell table:style-name="ce8" table:formula="of:=(720-4*[.$B$4]-[.V145]+[.$B$5]*60)/1440" office:value-type="float" office:value="0.491474731308448">
            <text:p>11:47:43</text:p>
          </table:table-cell>
          <table:table-cell table:style-name="ce8" table:formula="of:=[.X145]-[.W145]*4/1440" office:value-type="float" office:value="0.311846375129408">
            <text:p>7:29:04</text:p>
          </table:table-cell>
          <table:table-cell table:style-name="ce8" table:formula="of:=[.X145]+[.W145]*4/1440" office:value-type="float" office:value="0.671103087487487">
            <text:p>16:06:23</text:p>
          </table:table-cell>
          <table:table-cell table:style-name="ce11" table:formula="of:=8*[.W145]" office:value-type="float" office:value="517.329665795634">
            <text:p>517.33</text:p>
          </table:table-cell>
          <table:table-cell table:formula="of:=MOD([.E145]*1440+[.V145]+4*[.$B$4]-60*[.$B$5];1440)" office:value-type="float" office:value="876.276386915834">
            <text:p>876.28</text:p>
          </table:table-cell>
          <table:table-cell table:formula="of:=IF([.AB145]/4&lt;0;[.AB145]/4+180;[.AB145]/4-180)" office:value-type="float" office:value="39.0690967289586">
            <text:p>39.07</text:p>
          </table:table-cell>
          <table:table-cell table:formula="of:=DEGREES(ACOS(SIN(RADIANS([.$B$3]))*SIN(RADIANS([.T145]))+COS(RADIANS([.$B$3]))*COS(RADIANS([.T145]))*COS(RADIANS([.AC145]))))" office:value-type="float" office:value="79.1798906503204">
            <text:p>79.18</text:p>
          </table:table-cell>
          <table:table-cell table:formula="of:=90-[.AD145]" office:value-type="float" office:value="10.8201093496796">
            <text:p>10.82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817505064347697">
            <text:p>0.08</text:p>
          </table:table-cell>
          <table:table-cell table:formula="of:=[.AE145]+[.AF145]" office:value-type="float" office:value="10.9018598561144">
            <text:p>10.9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17.222105309723">
            <text:p>217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5]+0.1/24" office:value-type="float" office:value="0.604166666666666">
            <text:p>14:30:00</text:p>
          </table:table-cell>
          <table:table-cell table:style-name="ce9" table:formula="of:=[.D146]+2415018.5+[.E146]-[.$B$5]/24" office:value-type="float" office:value="2458872.0625">
            <text:p>2458872.06</text:p>
          </table:table-cell>
          <table:table-cell table:style-name="ce10" table:formula="of:=([.F146]-2451545)/36525" office:value-type="float" office:value="0.200604038329911">
            <text:p>0.20060404</text:p>
          </table:table-cell>
          <table:table-cell/>
          <table:table-cell table:formula="of:=MOD(280.46646+[.G146]*(36000.76983+[.G146]*0.0003032);360)" office:value-type="float" office:value="302.366283084992">
            <text:p>302.37</text:p>
          </table:table-cell>
          <table:table-cell table:formula="of:=357.52911+[.G146]*(35999.05029-0.0001537*[.G146])" office:value-type="float" office:value="7579.08396803036">
            <text:p>7579.08</text:p>
          </table:table-cell>
          <table:table-cell table:formula="of:=0.016708634-[.G146]*(0.000042037+0.0000001267*[.G146])" office:value-type="float" office:value="0.0167001961093818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0.638255252409351">
            <text:p>0.64</text:p>
          </table:table-cell>
          <table:table-cell table:formula="of:=[.I146]+[.L146]" office:value-type="float" office:value="303.004538337401">
            <text:p>303</text:p>
          </table:table-cell>
          <table:table-cell table:formula="of:=[.J146]+[.L146]" office:value-type="float" office:value="7579.72222328277">
            <text:p>7579.72</text:p>
          </table:table-cell>
          <table:table-cell table:formula="of:=(1.000001018*(1-[.K146]*[.K146]))/(1+[.K146]*COS(RADIANS([.N146])))" office:value-type="float" office:value="0.984249174911795">
            <text:p>0.98</text:p>
          </table:table-cell>
          <table:table-cell table:formula="of:=[.M146]-0.00569-0.00478*SIN(RADIANS(125.04-1934.136*[.G146]))" office:value-type="float" office:value="302.994104420745">
            <text:p>302.99</text:p>
          </table:table-cell>
          <table:table-cell table:formula="of:=23+(26+((21.448-[.G146]*(46.815+[.G146]*(0.00059-[.G146]*0.001813))))/60)/60" office:value-type="float" office:value="23.436682420233">
            <text:p>23.44</text:p>
          </table:table-cell>
          <table:table-cell table:formula="of:=[.Q146]+0.00256*COS(RADIANS(125.04-1934.136*[.G146]))" office:value-type="float" office:value="23.436368461007">
            <text:p>23.44</text:p>
          </table:table-cell>
          <table:table-cell table:formula="of:=DEGREES(ATAN2(COS(RADIANS([.P146]));COS(RADIANS([.R146]))*SIN(RADIANS([.P146]))))" office:value-type="float" office:value="-54.7152501898756">
            <text:p>-54.72</text:p>
          </table:table-cell>
          <table:table-cell table:formula="of:=DEGREES(ASIN(SIN(RADIANS([.R146]))*SIN(RADIANS([.P146]))))" office:value-type="float" office:value="-19.4866388766018">
            <text:p>-19.49</text:p>
          </table:table-cell>
          <table:table-cell table:formula="of:=TAN(RADIANS([.R146]/2))*TAN(RADIANS([.R146]/2))" office:value-type="float" office:value="0.0430234927758069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-11.7246965387587">
            <text:p>-11.72</text:p>
          </table:table-cell>
          <table:table-cell table:formula="of:=DEGREES(ACOS(COS(RADIANS(90.833))/(COS(RADIANS([.$B$3]))*COS(RADIANS([.T146])))-TAN(RADIANS([.$B$3]))*TAN(RADIANS([.T146]))))" office:value-type="float" office:value="64.6677503393009">
            <text:p>64.67</text:p>
          </table:table-cell>
          <table:table-cell table:style-name="ce8" table:formula="of:=(720-4*[.$B$4]-[.V146]+[.$B$5]*60)/1440" office:value-type="float" office:value="0.491475483707471">
            <text:p>11:47:43</text:p>
          </table:table-cell>
          <table:table-cell table:style-name="ce8" table:formula="of:=[.X146]-[.W146]*4/1440" office:value-type="float" office:value="0.31184284387608">
            <text:p>7:29:03</text:p>
          </table:table-cell>
          <table:table-cell table:style-name="ce8" table:formula="of:=[.X146]+[.W146]*4/1440" office:value-type="float" office:value="0.671108123538863">
            <text:p>16:06:24</text:p>
          </table:table-cell>
          <table:table-cell table:style-name="ce11" table:formula="of:=8*[.W146]" office:value-type="float" office:value="517.342002714407">
            <text:p>517.34</text:p>
          </table:table-cell>
          <table:table-cell table:formula="of:=MOD([.E146]*1440+[.V146]+4*[.$B$4]-60*[.$B$5];1440)" office:value-type="float" office:value="882.27530346124">
            <text:p>882.28</text:p>
          </table:table-cell>
          <table:table-cell table:formula="of:=IF([.AB146]/4&lt;0;[.AB146]/4+180;[.AB146]/4-180)" office:value-type="float" office:value="40.56882586531">
            <text:p>40.57</text:p>
          </table:table-cell>
          <table:table-cell table:formula="of:=DEGREES(ACOS(SIN(RADIANS([.$B$3]))*SIN(RADIANS([.T146]))+COS(RADIANS([.$B$3]))*COS(RADIANS([.T146]))*COS(RADIANS([.AC146]))))" office:value-type="float" office:value="79.7459400450042">
            <text:p>79.75</text:p>
          </table:table-cell>
          <table:table-cell table:formula="of:=90-[.AD146]" office:value-type="float" office:value="10.2540599549959">
            <text:p>10.25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860519881730136">
            <text:p>0.09</text:p>
          </table:table-cell>
          <table:table-cell table:formula="of:=[.AE146]+[.AF146]" office:value-type="float" office:value="10.3401119431689">
            <text:p>10.34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18.539888712919">
            <text:p>218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6]+0.1/24" office:value-type="float" office:value="0.608333333333332">
            <text:p>14:36:00</text:p>
          </table:table-cell>
          <table:table-cell table:style-name="ce9" table:formula="of:=[.D147]+2415018.5+[.E147]-[.$B$5]/24" office:value-type="float" office:value="2458872.06666667">
            <text:p>2458872.07</text:p>
          </table:table-cell>
          <table:table-cell table:style-name="ce10" table:formula="of:=([.F147]-2451545)/36525" office:value-type="float" office:value="0.200604152407033">
            <text:p>0.20060415</text:p>
          </table:table-cell>
          <table:table-cell/>
          <table:table-cell table:formula="of:=MOD(280.46646+[.G147]*(36000.76983+[.G147]*0.0003032);360)" office:value-type="float" office:value="302.370389949221">
            <text:p>302.37</text:p>
          </table:table-cell>
          <table:table-cell table:formula="of:=357.52911+[.G147]*(35999.05029-0.0001537*[.G147])" office:value-type="float" office:value="7579.08807469841">
            <text:p>7579.09</text:p>
          </table:table-cell>
          <table:table-cell table:formula="of:=0.016708634-[.G147]*(0.000042037+0.0000001267*[.G147])" office:value-type="float" office:value="0.0167001961045806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0.638387156401032">
            <text:p>0.64</text:p>
          </table:table-cell>
          <table:table-cell table:formula="of:=[.I147]+[.L147]" office:value-type="float" office:value="303.008777105622">
            <text:p>303.01</text:p>
          </table:table-cell>
          <table:table-cell table:formula="of:=[.J147]+[.L147]" office:value-type="float" office:value="7579.72646185481">
            <text:p>7579.73</text:p>
          </table:table-cell>
          <table:table-cell table:formula="of:=(1.000001018*(1-[.K147]*[.K147]))/(1+[.K147]*COS(RADIANS([.N147])))" office:value-type="float" office:value="0.984249578949601">
            <text:p>0.98</text:p>
          </table:table-cell>
          <table:table-cell table:formula="of:=[.M147]-0.00569-0.00478*SIN(RADIANS(125.04-1934.136*[.G147]))" office:value-type="float" office:value="302.998343186708">
            <text:p>303</text:p>
          </table:table-cell>
          <table:table-cell table:formula="of:=23+(26+((21.448-[.G147]*(46.815+[.G147]*(0.00059-[.G147]*0.001813))))/60)/60" office:value-type="float" office:value="23.4366824187495">
            <text:p>23.44</text:p>
          </table:table-cell>
          <table:table-cell table:formula="of:=[.Q147]+0.00256*COS(RADIANS(125.04-1934.136*[.G147]))" office:value-type="float" office:value="23.4363684693074">
            <text:p>23.44</text:p>
          </table:table-cell>
          <table:table-cell table:formula="of:=DEGREES(ATAN2(COS(RADIANS([.P147]));COS(RADIANS([.R147]))*SIN(RADIANS([.P147]))))" office:value-type="float" office:value="-54.7108741690831">
            <text:p>-54.71</text:p>
          </table:table-cell>
          <table:table-cell table:formula="of:=DEGREES(ASIN(SIN(RADIANS([.R147]))*SIN(RADIANS([.P147]))))" office:value-type="float" office:value="-19.4856649950651">
            <text:p>-19.49</text:p>
          </table:table-cell>
          <table:table-cell table:formula="of:=TAN(RADIANS([.R147]/2))*TAN(RADIANS([.R147]/2))" office:value-type="float" office:value="0.0430234928071488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-11.7257797689601">
            <text:p>-11.73</text:p>
          </table:table-cell>
          <table:table-cell table:formula="of:=DEGREES(ACOS(COS(RADIANS(90.833))/(COS(RADIANS([.$B$3]))*COS(RADIANS([.T147])))-TAN(RADIANS([.$B$3]))*TAN(RADIANS([.T147]))))" office:value-type="float" office:value="64.6692925817644">
            <text:p>64.67</text:p>
          </table:table-cell>
          <table:table-cell table:style-name="ce8" table:formula="of:=(720-4*[.$B$4]-[.V147]+[.$B$5]*60)/1440" office:value-type="float" office:value="0.491476235950667">
            <text:p>11:47:44</text:p>
          </table:table-cell>
          <table:table-cell table:style-name="ce8" table:formula="of:=[.X147]-[.W147]*4/1440" office:value-type="float" office:value="0.311839312112432">
            <text:p>7:29:03</text:p>
          </table:table-cell>
          <table:table-cell table:style-name="ce8" table:formula="of:=[.X147]+[.W147]*4/1440" office:value-type="float" office:value="0.671113159788901">
            <text:p>16:06:24</text:p>
          </table:table-cell>
          <table:table-cell table:style-name="ce11" table:formula="of:=8*[.W147]" office:value-type="float" office:value="517.354340654115">
            <text:p>517.35</text:p>
          </table:table-cell>
          <table:table-cell table:formula="of:=MOD([.E147]*1440+[.V147]+4*[.$B$4]-60*[.$B$5];1440)" office:value-type="float" office:value="888.274220231039">
            <text:p>888.27</text:p>
          </table:table-cell>
          <table:table-cell table:formula="of:=IF([.AB147]/4&lt;0;[.AB147]/4+180;[.AB147]/4-180)" office:value-type="float" office:value="42.0685550577597">
            <text:p>42.07</text:p>
          </table:table-cell>
          <table:table-cell table:formula="of:=DEGREES(ACOS(SIN(RADIANS([.$B$3]))*SIN(RADIANS([.T147]))+COS(RADIANS([.$B$3]))*COS(RADIANS([.T147]))*COS(RADIANS([.AC147]))))" office:value-type="float" office:value="80.3285425726807">
            <text:p>80.33</text:p>
          </table:table-cell>
          <table:table-cell table:formula="of:=90-[.AD147]" office:value-type="float" office:value="9.67145742731925">
            <text:p>9.67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909380710034761">
            <text:p>0.09</text:p>
          </table:table-cell>
          <table:table-cell table:formula="of:=[.AE147]+[.AF147]" office:value-type="float" office:value="9.76239549832273">
            <text:p>9.76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19.84782365519">
            <text:p>219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7]+0.1/24" office:value-type="float" office:value="0.612499999999999">
            <text:p>14:42:00</text:p>
          </table:table-cell>
          <table:table-cell table:style-name="ce9" table:formula="of:=[.D148]+2415018.5+[.E148]-[.$B$5]/24" office:value-type="float" office:value="2458872.07083333">
            <text:p>2458872.07</text:p>
          </table:table-cell>
          <table:table-cell table:style-name="ce10" table:formula="of:=([.F148]-2451545)/36525" office:value-type="float" office:value="0.200604266484142">
            <text:p>0.20060427</text:p>
          </table:table-cell>
          <table:table-cell/>
          <table:table-cell table:formula="of:=MOD(280.46646+[.G148]*(36000.76983+[.G148]*0.0003032);360)" office:value-type="float" office:value="302.37449681299">
            <text:p>302.37</text:p>
          </table:table-cell>
          <table:table-cell table:formula="of:=357.52911+[.G148]*(35999.05029-0.0001537*[.G148])" office:value-type="float" office:value="7579.092181366">
            <text:p>7579.09</text:p>
          </table:table-cell>
          <table:table-cell table:formula="of:=0.016708634-[.G148]*(0.000042037+0.0000001267*[.G148])" office:value-type="float" office:value="0.0167001960997793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0.63851905689806">
            <text:p>0.64</text:p>
          </table:table-cell>
          <table:table-cell table:formula="of:=[.I148]+[.L148]" office:value-type="float" office:value="303.013015869888">
            <text:p>303.01</text:p>
          </table:table-cell>
          <table:table-cell table:formula="of:=[.J148]+[.L148]" office:value-type="float" office:value="7579.7307004229">
            <text:p>7579.73</text:p>
          </table:table-cell>
          <table:table-cell table:formula="of:=(1.000001018*(1-[.K148]*[.K148]))/(1+[.K148]*COS(RADIANS([.N148])))" office:value-type="float" office:value="0.984249983070727">
            <text:p>0.98</text:p>
          </table:table-cell>
          <table:table-cell table:formula="of:=[.M148]-0.00569-0.00478*SIN(RADIANS(125.04-1934.136*[.G148]))" office:value-type="float" office:value="303.002581948717">
            <text:p>303</text:p>
          </table:table-cell>
          <table:table-cell table:formula="of:=23+(26+((21.448-[.G148]*(46.815+[.G148]*(0.00059-[.G148]*0.001813))))/60)/60" office:value-type="float" office:value="23.436682417266">
            <text:p>23.44</text:p>
          </table:table-cell>
          <table:table-cell table:formula="of:=[.Q148]+0.00256*COS(RADIANS(125.04-1934.136*[.G148]))" office:value-type="float" office:value="23.4363684776079">
            <text:p>23.44</text:p>
          </table:table-cell>
          <table:table-cell table:formula="of:=DEGREES(ATAN2(COS(RADIANS([.P148]));COS(RADIANS([.R148]))*SIN(RADIANS([.P148]))))" office:value-type="float" office:value="-54.7064982050138">
            <text:p>-54.71</text:p>
          </table:table-cell>
          <table:table-cell table:formula="of:=DEGREES(ASIN(SIN(RADIANS([.R148]))*SIN(RADIANS([.P148]))))" office:value-type="float" office:value="-19.4846910093363">
            <text:p>-19.48</text:p>
          </table:table-cell>
          <table:table-cell table:formula="of:=TAN(RADIANS([.R148]/2))*TAN(RADIANS([.R148]/2))" office:value-type="float" office:value="0.0430234928384906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-11.7268627745139">
            <text:p>-11.73</text:p>
          </table:table-cell>
          <table:table-cell table:formula="of:=DEGREES(ACOS(COS(RADIANS(90.833))/(COS(RADIANS([.$B$3]))*COS(RADIANS([.T148])))-TAN(RADIANS([.$B$3]))*TAN(RADIANS([.T148]))))" office:value-type="float" office:value="64.6708349514791">
            <text:p>64.67</text:p>
          </table:table-cell>
          <table:table-cell table:style-name="ce8" table:formula="of:=(720-4*[.$B$4]-[.V148]+[.$B$5]*60)/1440" office:value-type="float" office:value="0.491476988037857">
            <text:p>11:47:44</text:p>
          </table:table-cell>
          <table:table-cell table:style-name="ce8" table:formula="of:=[.X148]-[.W148]*4/1440" office:value-type="float" office:value="0.311835779839304">
            <text:p>7:29:03</text:p>
          </table:table-cell>
          <table:table-cell table:style-name="ce8" table:formula="of:=[.X148]+[.W148]*4/1440" office:value-type="float" office:value="0.67111819623641">
            <text:p>16:06:25</text:p>
          </table:table-cell>
          <table:table-cell table:style-name="ce11" table:formula="of:=8*[.W148]" office:value-type="float" office:value="517.366679611833">
            <text:p>517.37</text:p>
          </table:table-cell>
          <table:table-cell table:formula="of:=MOD([.E148]*1440+[.V148]+4*[.$B$4]-60*[.$B$5];1440)" office:value-type="float" office:value="894.273137225485">
            <text:p>894.27</text:p>
          </table:table-cell>
          <table:table-cell table:formula="of:=IF([.AB148]/4&lt;0;[.AB148]/4+180;[.AB148]/4-180)" office:value-type="float" office:value="43.5682843063712">
            <text:p>43.57</text:p>
          </table:table-cell>
          <table:table-cell table:formula="of:=DEGREES(ACOS(SIN(RADIANS([.$B$3]))*SIN(RADIANS([.T148]))+COS(RADIANS([.$B$3]))*COS(RADIANS([.T148]))*COS(RADIANS([.AC148]))))" office:value-type="float" office:value="80.9272715293931">
            <text:p>80.93</text:p>
          </table:table-cell>
          <table:table-cell table:formula="of:=90-[.AD148]" office:value-type="float" office:value="9.07272847060686">
            <text:p>9.07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965212884006482">
            <text:p>0.1</text:p>
          </table:table-cell>
          <table:table-cell table:formula="of:=[.AE148]+[.AF148]" office:value-type="float" office:value="9.16924975900751">
            <text:p>9.17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21.145957459953">
            <text:p>221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8]+0.1/24" office:value-type="float" office:value="0.616666666666666">
            <text:p>14:48:00</text:p>
          </table:table-cell>
          <table:table-cell table:style-name="ce9" table:formula="of:=[.D149]+2415018.5+[.E149]-[.$B$5]/24" office:value-type="float" office:value="2458872.075">
            <text:p>2458872.08</text:p>
          </table:table-cell>
          <table:table-cell table:style-name="ce10" table:formula="of:=([.F149]-2451545)/36525" office:value-type="float" office:value="0.200604380561264">
            <text:p>0.20060438</text:p>
          </table:table-cell>
          <table:table-cell/>
          <table:table-cell table:formula="of:=MOD(280.46646+[.G149]*(36000.76983+[.G149]*0.0003032);360)" office:value-type="float" office:value="302.37860367722">
            <text:p>302.38</text:p>
          </table:table-cell>
          <table:table-cell table:formula="of:=357.52911+[.G149]*(35999.05029-0.0001537*[.G149])" office:value-type="float" office:value="7579.09628803405">
            <text:p>7579.1</text:p>
          </table:table-cell>
          <table:table-cell table:formula="of:=0.016708634-[.G149]*(0.000042037+0.0000001267*[.G149])" office:value-type="float" office:value="0.0167001960949781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0.638650953929222">
            <text:p>0.64</text:p>
          </table:table-cell>
          <table:table-cell table:formula="of:=[.I149]+[.L149]" office:value-type="float" office:value="303.017254631149">
            <text:p>303.02</text:p>
          </table:table-cell>
          <table:table-cell table:formula="of:=[.J149]+[.L149]" office:value-type="float" office:value="7579.73493898798">
            <text:p>7579.73</text:p>
          </table:table-cell>
          <table:table-cell table:formula="of:=(1.000001018*(1-[.K149]*[.K149]))/(1+[.K149]*COS(RADIANS([.N149])))" office:value-type="float" office:value="0.98425038727526">
            <text:p>0.98</text:p>
          </table:table-cell>
          <table:table-cell table:formula="of:=[.M149]-0.00569-0.00478*SIN(RADIANS(125.04-1934.136*[.G149]))" office:value-type="float" office:value="303.006820707721">
            <text:p>303.01</text:p>
          </table:table-cell>
          <table:table-cell table:formula="of:=23+(26+((21.448-[.G149]*(46.815+[.G149]*(0.00059-[.G149]*0.001813))))/60)/60" office:value-type="float" office:value="23.4366824157825">
            <text:p>23.44</text:p>
          </table:table-cell>
          <table:table-cell table:formula="of:=[.Q149]+0.00256*COS(RADIANS(125.04-1934.136*[.G149]))" office:value-type="float" office:value="23.4363684859083">
            <text:p>23.44</text:p>
          </table:table-cell>
          <table:table-cell table:formula="of:=DEGREES(ATAN2(COS(RADIANS([.P149]));COS(RADIANS([.R149]))*SIN(RADIANS([.P149]))))" office:value-type="float" office:value="-54.7021222966896">
            <text:p>-54.7</text:p>
          </table:table-cell>
          <table:table-cell table:formula="of:=DEGREES(ASIN(SIN(RADIANS([.R149]))*SIN(RADIANS([.P149]))))" office:value-type="float" office:value="-19.4837169192042">
            <text:p>-19.48</text:p>
          </table:table-cell>
          <table:table-cell table:formula="of:=TAN(RADIANS([.R149]/2))*TAN(RADIANS([.R149]/2))" office:value-type="float" office:value="0.0430234928698325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-11.7279455556502">
            <text:p>-11.73</text:p>
          </table:table-cell>
          <table:table-cell table:formula="of:=DEGREES(ACOS(COS(RADIANS(90.833))/(COS(RADIANS([.$B$3]))*COS(RADIANS([.T149])))-TAN(RADIANS([.$B$3]))*TAN(RADIANS([.T149]))))" office:value-type="float" office:value="64.6723774487707">
            <text:p>64.67</text:p>
          </table:table-cell>
          <table:table-cell table:style-name="ce8" table:formula="of:=(720-4*[.$B$4]-[.V149]+[.$B$5]*60)/1440" office:value-type="float" office:value="0.491477739969201">
            <text:p>11:47:44</text:p>
          </table:table-cell>
          <table:table-cell table:style-name="ce8" table:formula="of:=[.X149]-[.W149]*4/1440" office:value-type="float" office:value="0.311832247055949">
            <text:p>7:29:02</text:p>
          </table:table-cell>
          <table:table-cell table:style-name="ce8" table:formula="of:=[.X149]+[.W149]*4/1440" office:value-type="float" office:value="0.671123232882453">
            <text:p>16:06:25</text:p>
          </table:table-cell>
          <table:table-cell table:style-name="ce11" table:formula="of:=8*[.W149]" office:value-type="float" office:value="517.379019590166">
            <text:p>517.38</text:p>
          </table:table-cell>
          <table:table-cell table:formula="of:=MOD([.E149]*1440+[.V149]+4*[.$B$4]-60*[.$B$5];1440)" office:value-type="float" office:value="900.272054444348">
            <text:p>900.27</text:p>
          </table:table-cell>
          <table:table-cell table:formula="of:=IF([.AB149]/4&lt;0;[.AB149]/4+180;[.AB149]/4-180)" office:value-type="float" office:value="45.0680136110871">
            <text:p>45.07</text:p>
          </table:table-cell>
          <table:table-cell table:formula="of:=DEGREES(ACOS(SIN(RADIANS([.$B$3]))*SIN(RADIANS([.T149]))+COS(RADIANS([.$B$3]))*COS(RADIANS([.T149]))*COS(RADIANS([.AC149]))))" office:value-type="float" office:value="81.5416995136263">
            <text:p>81.54</text:p>
          </table:table-cell>
          <table:table-cell table:formula="of:=90-[.AD149]" office:value-type="float" office:value="8.45830048637366">
            <text:p>8.46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102943676783233">
            <text:p>0.1</text:p>
          </table:table-cell>
          <table:table-cell table:formula="of:=[.AE149]+[.AF149]" office:value-type="float" office:value="8.56124416315689">
            <text:p>8.56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22.434364441196">
            <text:p>222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49]+0.1/24" office:value-type="float" office:value="0.620833333333332">
            <text:p>14:54:00</text:p>
          </table:table-cell>
          <table:table-cell table:style-name="ce9" table:formula="of:=[.D150]+2415018.5+[.E150]-[.$B$5]/24" office:value-type="float" office:value="2458872.07916667">
            <text:p>2458872.08</text:p>
          </table:table-cell>
          <table:table-cell table:style-name="ce10" table:formula="of:=([.F150]-2451545)/36525" office:value-type="float" office:value="0.200604494638374">
            <text:p>0.20060449</text:p>
          </table:table-cell>
          <table:table-cell/>
          <table:table-cell table:formula="of:=MOD(280.46646+[.G150]*(36000.76983+[.G150]*0.0003032);360)" office:value-type="float" office:value="302.382710540988">
            <text:p>302.38</text:p>
          </table:table-cell>
          <table:table-cell table:formula="of:=357.52911+[.G150]*(35999.05029-0.0001537*[.G150])" office:value-type="float" office:value="7579.10039470164">
            <text:p>7579.1</text:p>
          </table:table-cell>
          <table:table-cell table:formula="of:=0.016708634-[.G150]*(0.000042037+0.0000001267*[.G150])" office:value-type="float" office:value="0.0167001960901768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0.638782847464358">
            <text:p>0.64</text:p>
          </table:table-cell>
          <table:table-cell table:formula="of:=[.I150]+[.L150]" office:value-type="float" office:value="303.021493388453">
            <text:p>303.02</text:p>
          </table:table-cell>
          <table:table-cell table:formula="of:=[.J150]+[.L150]" office:value-type="float" office:value="7579.7391775491">
            <text:p>7579.74</text:p>
          </table:table-cell>
          <table:table-cell table:formula="of:=(1.000001018*(1-[.K150]*[.K150]))/(1+[.K150]*COS(RADIANS([.N150])))" office:value-type="float" office:value="0.984250791563108">
            <text:p>0.98</text:p>
          </table:table-cell>
          <table:table-cell table:formula="of:=[.M150]-0.00569-0.00478*SIN(RADIANS(125.04-1934.136*[.G150]))" office:value-type="float" office:value="303.011059462767">
            <text:p>303.01</text:p>
          </table:table-cell>
          <table:table-cell table:formula="of:=23+(26+((21.448-[.G150]*(46.815+[.G150]*(0.00059-[.G150]*0.001813))))/60)/60" office:value-type="float" office:value="23.436682414299">
            <text:p>23.44</text:p>
          </table:table-cell>
          <table:table-cell table:formula="of:=[.Q150]+0.00256*COS(RADIANS(125.04-1934.136*[.G150]))" office:value-type="float" office:value="23.4363684942087">
            <text:p>23.44</text:p>
          </table:table-cell>
          <table:table-cell table:formula="of:=DEGREES(ATAN2(COS(RADIANS([.P150]));COS(RADIANS([.R150]))*SIN(RADIANS([.P150]))))" office:value-type="float" office:value="-54.697746445095">
            <text:p>-54.7</text:p>
          </table:table-cell>
          <table:table-cell table:formula="of:=DEGREES(ASIN(SIN(RADIANS([.R150]))*SIN(RADIANS([.P150]))))" office:value-type="float" office:value="-19.482742724895">
            <text:p>-19.48</text:p>
          </table:table-cell>
          <table:table-cell table:formula="of:=TAN(RADIANS([.R150]/2))*TAN(RADIANS([.R150]/2))" office:value-type="float" office:value="0.0430234929011744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-11.7290281121145">
            <text:p>-11.73</text:p>
          </table:table-cell>
          <table:table-cell table:formula="of:=DEGREES(ACOS(COS(RADIANS(90.833))/(COS(RADIANS([.$B$3]))*COS(RADIANS([.T150])))-TAN(RADIANS([.$B$3]))*TAN(RADIANS([.T150]))))" office:value-type="float" office:value="64.6739200732731">
            <text:p>64.67</text:p>
          </table:table-cell>
          <table:table-cell table:style-name="ce8" table:formula="of:=(720-4*[.$B$4]-[.V150]+[.$B$5]*60)/1440" office:value-type="float" office:value="0.491478491744524">
            <text:p>11:47:44</text:p>
          </table:table-cell>
          <table:table-cell table:style-name="ce8" table:formula="of:=[.X150]-[.W150]*4/1440" office:value-type="float" office:value="0.31182871376321">
            <text:p>7:29:02</text:p>
          </table:table-cell>
          <table:table-cell table:style-name="ce8" table:formula="of:=[.X150]+[.W150]*4/1440" office:value-type="float" office:value="0.671128269725838">
            <text:p>16:06:25</text:p>
          </table:table-cell>
          <table:table-cell table:style-name="ce11" table:formula="of:=8*[.W150]" office:value-type="float" office:value="517.391360586185">
            <text:p>517.39</text:p>
          </table:table-cell>
          <table:table-cell table:formula="of:=MOD([.E150]*1440+[.V150]+4*[.$B$4]-60*[.$B$5];1440)" office:value-type="float" office:value="906.270971887884">
            <text:p>906.27</text:p>
          </table:table-cell>
          <table:table-cell table:formula="of:=IF([.AB150]/4&lt;0;[.AB150]/4+180;[.AB150]/4-180)" office:value-type="float" office:value="46.567742971971">
            <text:p>46.57</text:p>
          </table:table-cell>
          <table:table-cell table:formula="of:=DEGREES(ACOS(SIN(RADIANS([.$B$3]))*SIN(RADIANS([.T150]))+COS(RADIANS([.$B$3]))*COS(RADIANS([.T150]))*COS(RADIANS([.AC150]))))" office:value-type="float" office:value="82.1713991557258">
            <text:p>82.17</text:p>
          </table:table-cell>
          <table:table-cell table:formula="of:=90-[.AD150]" office:value-type="float" office:value="7.82860084427422">
            <text:p>7.83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110386022923091">
            <text:p>0.11</text:p>
          </table:table-cell>
          <table:table-cell table:formula="of:=[.AE150]+[.AF150]" office:value-type="float" office:value="7.93898686719731">
            <text:p>7.94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23.713144870319">
            <text:p>223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0]+0.1/24" office:value-type="float" office:value="0.624999999999999">
            <text:p>15:00:00</text:p>
          </table:table-cell>
          <table:table-cell table:style-name="ce9" table:formula="of:=[.D151]+2415018.5+[.E151]-[.$B$5]/24" office:value-type="float" office:value="2458872.08333333">
            <text:p>2458872.08</text:p>
          </table:table-cell>
          <table:table-cell table:style-name="ce10" table:formula="of:=([.F151]-2451545)/36525" office:value-type="float" office:value="0.200604608715496">
            <text:p>0.20060461</text:p>
          </table:table-cell>
          <table:table-cell/>
          <table:table-cell table:formula="of:=MOD(280.46646+[.G151]*(36000.76983+[.G151]*0.0003032);360)" office:value-type="float" office:value="302.386817405218">
            <text:p>302.39</text:p>
          </table:table-cell>
          <table:table-cell table:formula="of:=357.52911+[.G151]*(35999.05029-0.0001537*[.G151])" office:value-type="float" office:value="7579.10450136968">
            <text:p>7579.1</text:p>
          </table:table-cell>
          <table:table-cell table:formula="of:=0.016708634-[.G151]*(0.000042037+0.0000001267*[.G151])" office:value-type="float" office:value="0.0167001960853755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0.638914737532198">
            <text:p>0.64</text:p>
          </table:table-cell>
          <table:table-cell table:formula="of:=[.I151]+[.L151]" office:value-type="float" office:value="303.02573214275">
            <text:p>303.03</text:p>
          </table:table-cell>
          <table:table-cell table:formula="of:=[.J151]+[.L151]" office:value-type="float" office:value="7579.74341610722">
            <text:p>7579.74</text:p>
          </table:table-cell>
          <table:table-cell table:formula="of:=(1.000001018*(1-[.K151]*[.K151]))/(1+[.K151]*COS(RADIANS([.N151])))" office:value-type="float" office:value="0.984251195934358">
            <text:p>0.98</text:p>
          </table:table-cell>
          <table:table-cell table:formula="of:=[.M151]-0.00569-0.00478*SIN(RADIANS(125.04-1934.136*[.G151]))" office:value-type="float" office:value="303.015298214807">
            <text:p>303.02</text:p>
          </table:table-cell>
          <table:table-cell table:formula="of:=23+(26+((21.448-[.G151]*(46.815+[.G151]*(0.00059-[.G151]*0.001813))))/60)/60" office:value-type="float" office:value="23.4366824128156">
            <text:p>23.44</text:p>
          </table:table-cell>
          <table:table-cell table:formula="of:=[.Q151]+0.00256*COS(RADIANS(125.04-1934.136*[.G151]))" office:value-type="float" office:value="23.4363685025092">
            <text:p>23.44</text:p>
          </table:table-cell>
          <table:table-cell table:formula="of:=DEGREES(ATAN2(COS(RADIANS([.P151]));COS(RADIANS([.R151]))*SIN(RADIANS([.P151]))))" office:value-type="float" office:value="-54.6933706492503">
            <text:p>-54.69</text:p>
          </table:table-cell>
          <table:table-cell table:formula="of:=DEGREES(ASIN(SIN(RADIANS([.R151]))*SIN(RADIANS([.P151]))))" office:value-type="float" office:value="-19.4817684261971">
            <text:p>-19.48</text:p>
          </table:table-cell>
          <table:table-cell table:formula="of:=TAN(RADIANS([.R151]/2))*TAN(RADIANS([.R151]/2))" office:value-type="float" office:value="0.0430234929325163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-11.7301104441368">
            <text:p>-11.73</text:p>
          </table:table-cell>
          <table:table-cell table:formula="of:=DEGREES(ACOS(COS(RADIANS(90.833))/(COS(RADIANS([.$B$3]))*COS(RADIANS([.T151])))-TAN(RADIANS([.$B$3]))*TAN(RADIANS([.T151]))))" office:value-type="float" office:value="64.6754628253128">
            <text:p>64.68</text:p>
          </table:table-cell>
          <table:table-cell table:style-name="ce8" table:formula="of:=(720-4*[.$B$4]-[.V151]+[.$B$5]*60)/1440" office:value-type="float" office:value="0.491479243363984">
            <text:p>11:47:44</text:p>
          </table:table-cell>
          <table:table-cell table:style-name="ce8" table:formula="of:=[.X151]-[.W151]*4/1440" office:value-type="float" office:value="0.311825179960337">
            <text:p>7:29:02</text:p>
          </table:table-cell>
          <table:table-cell table:style-name="ce8" table:formula="of:=[.X151]+[.W151]*4/1440" office:value-type="float" office:value="0.67113330676763">
            <text:p>16:06:26</text:p>
          </table:table-cell>
          <table:table-cell table:style-name="ce11" table:formula="of:=8*[.W151]" office:value-type="float" office:value="517.403702602502">
            <text:p>517.4</text:p>
          </table:table-cell>
          <table:table-cell table:formula="of:=MOD([.E151]*1440+[.V151]+4*[.$B$4]-60*[.$B$5];1440)" office:value-type="float" office:value="912.269889555862">
            <text:p>912.27</text:p>
          </table:table-cell>
          <table:table-cell table:formula="of:=IF([.AB151]/4&lt;0;[.AB151]/4+180;[.AB151]/4-180)" office:value-type="float" office:value="48.0674723889654">
            <text:p>48.07</text:p>
          </table:table-cell>
          <table:table-cell table:formula="of:=DEGREES(ACOS(SIN(RADIANS([.$B$3]))*SIN(RADIANS([.T151]))+COS(RADIANS([.$B$3]))*COS(RADIANS([.T151]))*COS(RADIANS([.AC151]))))" office:value-type="float" office:value="82.815943783526">
            <text:p>82.82</text:p>
          </table:table-cell>
          <table:table-cell table:formula="of:=90-[.AD151]" office:value-type="float" office:value="7.18405621647399">
            <text:p>7.18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119080213734086">
            <text:p>0.12</text:p>
          </table:table-cell>
          <table:table-cell table:formula="of:=[.AE151]+[.AF151]" office:value-type="float" office:value="7.30313643020808">
            <text:p>7.3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24.982423928134">
            <text:p>224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1]+0.1/24" office:value-type="float" office:value="0.629166666666666">
            <text:p>15:06:00</text:p>
          </table:table-cell>
          <table:table-cell table:style-name="ce9" table:formula="of:=[.D152]+2415018.5+[.E152]-[.$B$5]/24" office:value-type="float" office:value="2458872.0875">
            <text:p>2458872.09</text:p>
          </table:table-cell>
          <table:table-cell table:style-name="ce10" table:formula="of:=([.F152]-2451545)/36525" office:value-type="float" office:value="0.200604722792618">
            <text:p>0.20060472</text:p>
          </table:table-cell>
          <table:table-cell/>
          <table:table-cell table:formula="of:=MOD(280.46646+[.G152]*(36000.76983+[.G152]*0.0003032);360)" office:value-type="float" office:value="302.390924269447">
            <text:p>302.39</text:p>
          </table:table-cell>
          <table:table-cell table:formula="of:=357.52911+[.G152]*(35999.05029-0.0001537*[.G152])" office:value-type="float" office:value="7579.10860803773">
            <text:p>7579.11</text:p>
          </table:table-cell>
          <table:table-cell table:formula="of:=0.016708634-[.G152]*(0.000042037+0.0000001267*[.G152])" office:value-type="float" office:value="0.0167001960805743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0.639046624117176">
            <text:p>0.64</text:p>
          </table:table-cell>
          <table:table-cell table:formula="of:=[.I152]+[.L152]" office:value-type="float" office:value="303.029970893564">
            <text:p>303.03</text:p>
          </table:table-cell>
          <table:table-cell table:formula="of:=[.J152]+[.L152]" office:value-type="float" office:value="7579.74765466185">
            <text:p>7579.75</text:p>
          </table:table-cell>
          <table:table-cell table:formula="of:=(1.000001018*(1-[.K152]*[.K152]))/(1+[.K152]*COS(RADIANS([.N152])))" office:value-type="float" office:value="0.984251600388964">
            <text:p>0.98</text:p>
          </table:table-cell>
          <table:table-cell table:formula="of:=[.M152]-0.00569-0.00478*SIN(RADIANS(125.04-1934.136*[.G152]))" office:value-type="float" office:value="303.019536963364">
            <text:p>303.02</text:p>
          </table:table-cell>
          <table:table-cell table:formula="of:=23+(26+((21.448-[.G152]*(46.815+[.G152]*(0.00059-[.G152]*0.001813))))/60)/60" office:value-type="float" office:value="23.4366824113321">
            <text:p>23.44</text:p>
          </table:table-cell>
          <table:table-cell table:formula="of:=[.Q152]+0.00256*COS(RADIANS(125.04-1934.136*[.G152]))" office:value-type="float" office:value="23.4363685108096">
            <text:p>23.44</text:p>
          </table:table-cell>
          <table:table-cell table:formula="of:=DEGREES(ATAN2(COS(RADIANS([.P152]));COS(RADIANS([.R152]))*SIN(RADIANS([.P152]))))" office:value-type="float" office:value="-54.6889949096497">
            <text:p>-54.69</text:p>
          </table:table-cell>
          <table:table-cell table:formula="of:=DEGREES(ASIN(SIN(RADIANS([.R152]))*SIN(RADIANS([.P152]))))" office:value-type="float" office:value="-19.4807940232274">
            <text:p>-19.48</text:p>
          </table:table-cell>
          <table:table-cell table:formula="of:=TAN(RADIANS([.R152]/2))*TAN(RADIANS([.R152]/2))" office:value-type="float" office:value="0.0430234929638583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-11.7311925515831">
            <text:p>-11.73</text:p>
          </table:table-cell>
          <table:table-cell table:formula="of:=DEGREES(ACOS(COS(RADIANS(90.833))/(COS(RADIANS([.$B$3]))*COS(RADIANS([.T152])))-TAN(RADIANS([.$B$3]))*TAN(RADIANS([.T152]))))" office:value-type="float" office:value="64.6770057046964">
            <text:p>64.68</text:p>
          </table:table-cell>
          <table:table-cell table:style-name="ce8" table:formula="of:=(720-4*[.$B$4]-[.V152]+[.$B$5]*60)/1440" office:value-type="float" office:value="0.491479994827488">
            <text:p>11:47:44</text:p>
          </table:table-cell>
          <table:table-cell table:style-name="ce8" table:formula="of:=[.X152]-[.W152]*4/1440" office:value-type="float" office:value="0.311821645647776">
            <text:p>7:29:01</text:p>
          </table:table-cell>
          <table:table-cell table:style-name="ce8" table:formula="of:=[.X152]+[.W152]*4/1440" office:value-type="float" office:value="0.6711383440072">
            <text:p>16:06:26</text:p>
          </table:table-cell>
          <table:table-cell table:style-name="ce11" table:formula="of:=8*[.W152]" office:value-type="float" office:value="517.416045637571">
            <text:p>517.42</text:p>
          </table:table-cell>
          <table:table-cell table:formula="of:=MOD([.E152]*1440+[.V152]+4*[.$B$4]-60*[.$B$5];1440)" office:value-type="float" office:value="918.268807448415">
            <text:p>918.27</text:p>
          </table:table-cell>
          <table:table-cell table:formula="of:=IF([.AB152]/4&lt;0;[.AB152]/4+180;[.AB152]/4-180)" office:value-type="float" office:value="49.5672018621039">
            <text:p>49.57</text:p>
          </table:table-cell>
          <table:table-cell table:formula="of:=DEGREES(ACOS(SIN(RADIANS([.$B$3]))*SIN(RADIANS([.T152]))+COS(RADIANS([.$B$3]))*COS(RADIANS([.T152]))*COS(RADIANS([.AC152]))))" office:value-type="float" office:value="83.4749080278203">
            <text:p>83.47</text:p>
          </table:table-cell>
          <table:table-cell table:formula="of:=90-[.AD152]" office:value-type="float" office:value="6.52509197217968">
            <text:p>6.53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129325746802549">
            <text:p>0.13</text:p>
          </table:table-cell>
          <table:table-cell table:formula="of:=[.AE152]+[.AF152]" office:value-type="float" office:value="6.65441771898223">
            <text:p>6.65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26.242350653442">
            <text:p>226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2]+0.1/24" office:value-type="float" office:value="0.633333333333332">
            <text:p>15:12:00</text:p>
          </table:table-cell>
          <table:table-cell table:style-name="ce9" table:formula="of:=[.D153]+2415018.5+[.E153]-[.$B$5]/24" office:value-type="float" office:value="2458872.09166667">
            <text:p>2458872.09</text:p>
          </table:table-cell>
          <table:table-cell table:style-name="ce10" table:formula="of:=([.F153]-2451545)/36525" office:value-type="float" office:value="0.200604836869727">
            <text:p>0.20060484</text:p>
          </table:table-cell>
          <table:table-cell/>
          <table:table-cell table:formula="of:=MOD(280.46646+[.G153]*(36000.76983+[.G153]*0.0003032);360)" office:value-type="float" office:value="302.395031133216">
            <text:p>302.4</text:p>
          </table:table-cell>
          <table:table-cell table:formula="of:=357.52911+[.G153]*(35999.05029-0.0001537*[.G153])" office:value-type="float" office:value="7579.11271470532">
            <text:p>7579.11</text:p>
          </table:table-cell>
          <table:table-cell table:formula="of:=0.016708634-[.G153]*(0.000042037+0.0000001267*[.G153])" office:value-type="float" office:value="0.016700196075773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0.639178507204041">
            <text:p>0.64</text:p>
          </table:table-cell>
          <table:table-cell table:formula="of:=[.I153]+[.L153]" office:value-type="float" office:value="303.034209640421">
            <text:p>303.03</text:p>
          </table:table-cell>
          <table:table-cell table:formula="of:=[.J153]+[.L153]" office:value-type="float" office:value="7579.75189321252">
            <text:p>7579.75</text:p>
          </table:table-cell>
          <table:table-cell table:formula="of:=(1.000001018*(1-[.K153]*[.K153]))/(1+[.K153]*COS(RADIANS([.N153])))" office:value-type="float" office:value="0.984252004926876">
            <text:p>0.98</text:p>
          </table:table-cell>
          <table:table-cell table:formula="of:=[.M153]-0.00569-0.00478*SIN(RADIANS(125.04-1934.136*[.G153]))" office:value-type="float" office:value="303.023775707964">
            <text:p>303.02</text:p>
          </table:table-cell>
          <table:table-cell table:formula="of:=23+(26+((21.448-[.G153]*(46.815+[.G153]*(0.00059-[.G153]*0.001813))))/60)/60" office:value-type="float" office:value="23.4366824098486">
            <text:p>23.44</text:p>
          </table:table-cell>
          <table:table-cell table:formula="of:=[.Q153]+0.00256*COS(RADIANS(125.04-1934.136*[.G153]))" office:value-type="float" office:value="23.4363685191101">
            <text:p>23.44</text:p>
          </table:table-cell>
          <table:table-cell table:formula="of:=DEGREES(ATAN2(COS(RADIANS([.P153]));COS(RADIANS([.R153]))*SIN(RADIANS([.P153]))))" office:value-type="float" office:value="-54.684619226786">
            <text:p>-54.68</text:p>
          </table:table-cell>
          <table:table-cell table:formula="of:=DEGREES(ASIN(SIN(RADIANS([.R153]))*SIN(RADIANS([.P153]))))" office:value-type="float" office:value="-19.4798195161023">
            <text:p>-19.48</text:p>
          </table:table-cell>
          <table:table-cell table:formula="of:=TAN(RADIANS([.R153]/2))*TAN(RADIANS([.R153]/2))" office:value-type="float" office:value="0.0430234929952002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-11.7322744343207">
            <text:p>-11.73</text:p>
          </table:table-cell>
          <table:table-cell table:formula="of:=DEGREES(ACOS(COS(RADIANS(90.833))/(COS(RADIANS([.$B$3]))*COS(RADIANS([.T153])))-TAN(RADIANS([.$B$3]))*TAN(RADIANS([.T153]))))" office:value-type="float" office:value="64.6785487112311">
            <text:p>64.68</text:p>
          </table:table-cell>
          <table:table-cell table:style-name="ce8" table:formula="of:=(720-4*[.$B$4]-[.V153]+[.$B$5]*60)/1440" office:value-type="float" office:value="0.491480746134945">
            <text:p>11:47:44</text:p>
          </table:table-cell>
          <table:table-cell table:style-name="ce8" table:formula="of:=[.X153]-[.W153]*4/1440" office:value-type="float" office:value="0.31181811082597">
            <text:p>7:29:01</text:p>
          </table:table-cell>
          <table:table-cell table:style-name="ce8" table:formula="of:=[.X153]+[.W153]*4/1440" office:value-type="float" office:value="0.67114338144392">
            <text:p>16:06:27</text:p>
          </table:table-cell>
          <table:table-cell table:style-name="ce11" table:formula="of:=8*[.W153]" office:value-type="float" office:value="517.428389689849">
            <text:p>517.43</text:p>
          </table:table-cell>
          <table:table-cell table:formula="of:=MOD([.E153]*1440+[.V153]+4*[.$B$4]-60*[.$B$5];1440)" office:value-type="float" office:value="924.267725565678">
            <text:p>924.27</text:p>
          </table:table-cell>
          <table:table-cell table:formula="of:=IF([.AB153]/4&lt;0;[.AB153]/4+180;[.AB153]/4-180)" office:value-type="float" office:value="51.0669313914195">
            <text:p>51.07</text:p>
          </table:table-cell>
          <table:table-cell table:formula="of:=DEGREES(ACOS(SIN(RADIANS([.$B$3]))*SIN(RADIANS([.T153]))+COS(RADIANS([.$B$3]))*COS(RADIANS([.T153]))*COS(RADIANS([.AC153]))))" office:value-type="float" office:value="84.1478683655434">
            <text:p>84.15</text:p>
          </table:table-cell>
          <table:table-cell table:formula="of:=90-[.AD153]" office:value-type="float" office:value="5.8521316344566">
            <text:p>5.85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141512749909845">
            <text:p>0.14</text:p>
          </table:table-cell>
          <table:table-cell table:formula="of:=[.AE153]+[.AF153]" office:value-type="float" office:value="5.99364438436644">
            <text:p>5.99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27.493096899821">
            <text:p>227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3]+0.1/24" office:value-type="float" office:value="0.637499999999999">
            <text:p>15:18:00</text:p>
          </table:table-cell>
          <table:table-cell table:style-name="ce9" table:formula="of:=[.D154]+2415018.5+[.E154]-[.$B$5]/24" office:value-type="float" office:value="2458872.09583333">
            <text:p>2458872.10</text:p>
          </table:table-cell>
          <table:table-cell table:style-name="ce10" table:formula="of:=([.F154]-2451545)/36525" office:value-type="float" office:value="0.200604950946849">
            <text:p>0.20060495</text:p>
          </table:table-cell>
          <table:table-cell/>
          <table:table-cell table:formula="of:=MOD(280.46646+[.G154]*(36000.76983+[.G154]*0.0003032);360)" office:value-type="float" office:value="302.399137997444">
            <text:p>302.4</text:p>
          </table:table-cell>
          <table:table-cell table:formula="of:=357.52911+[.G154]*(35999.05029-0.0001537*[.G154])" office:value-type="float" office:value="7579.11682137337">
            <text:p>7579.12</text:p>
          </table:table-cell>
          <table:table-cell table:formula="of:=0.016708634-[.G154]*(0.000042037+0.0000001267*[.G154])" office:value-type="float" office:value="0.0167001960709718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0.639310386821364">
            <text:p>0.64</text:p>
          </table:table-cell>
          <table:table-cell table:formula="of:=[.I154]+[.L154]" office:value-type="float" office:value="303.038448384265">
            <text:p>303.04</text:p>
          </table:table-cell>
          <table:table-cell table:formula="of:=[.J154]+[.L154]" office:value-type="float" office:value="7579.75613176019">
            <text:p>7579.76</text:p>
          </table:table-cell>
          <table:table-cell table:formula="of:=(1.000001018*(1-[.K154]*[.K154]))/(1+[.K154]*COS(RADIANS([.N154])))" office:value-type="float" office:value="0.984252409548186">
            <text:p>0.98</text:p>
          </table:table-cell>
          <table:table-cell table:formula="of:=[.M154]-0.00569-0.00478*SIN(RADIANS(125.04-1934.136*[.G154]))" office:value-type="float" office:value="303.028014449552">
            <text:p>303.03</text:p>
          </table:table-cell>
          <table:table-cell table:formula="of:=23+(26+((21.448-[.G154]*(46.815+[.G154]*(0.00059-[.G154]*0.001813))))/60)/60" office:value-type="float" office:value="23.4366824083651">
            <text:p>23.44</text:p>
          </table:table-cell>
          <table:table-cell table:formula="of:=[.Q154]+0.00256*COS(RADIANS(125.04-1934.136*[.G154]))" office:value-type="float" office:value="23.4363685274105">
            <text:p>23.44</text:p>
          </table:table-cell>
          <table:table-cell table:formula="of:=DEGREES(ATAN2(COS(RADIANS([.P154]));COS(RADIANS([.R154]))*SIN(RADIANS([.P154]))))" office:value-type="float" office:value="-54.6802435996836">
            <text:p>-54.68</text:p>
          </table:table-cell>
          <table:table-cell table:formula="of:=DEGREES(ASIN(SIN(RADIANS([.R154]))*SIN(RADIANS([.P154]))))" office:value-type="float" office:value="-19.4788449046113">
            <text:p>-19.48</text:p>
          </table:table-cell>
          <table:table-cell table:formula="of:=TAN(RADIANS([.R154]/2))*TAN(RADIANS([.R154]/2))" office:value-type="float" office:value="0.0430234930265422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-11.7333560925785">
            <text:p>-11.73</text:p>
          </table:table-cell>
          <table:table-cell table:formula="of:=DEGREES(ACOS(COS(RADIANS(90.833))/(COS(RADIANS([.$B$3]))*COS(RADIANS([.T154])))-TAN(RADIANS([.$B$3]))*TAN(RADIANS([.T154]))))" office:value-type="float" office:value="64.680091845242">
            <text:p>64.68</text:p>
          </table:table-cell>
          <table:table-cell table:style-name="ce8" table:formula="of:=(720-4*[.$B$4]-[.V154]+[.$B$5]*60)/1440" office:value-type="float" office:value="0.491481497286513">
            <text:p>11:47:44</text:p>
          </table:table-cell>
          <table:table-cell table:style-name="ce8" table:formula="of:=[.X154]-[.W154]*4/1440" office:value-type="float" office:value="0.311814575494174">
            <text:p>7:29:01</text:p>
          </table:table-cell>
          <table:table-cell table:style-name="ce8" table:formula="of:=[.X154]+[.W154]*4/1440" office:value-type="float" office:value="0.671148419078852">
            <text:p>16:06:27</text:p>
          </table:table-cell>
          <table:table-cell table:style-name="ce11" table:formula="of:=8*[.W154]" office:value-type="float" office:value="517.440734761936">
            <text:p>517.44</text:p>
          </table:table-cell>
          <table:table-cell table:formula="of:=MOD([.E154]*1440+[.V154]+4*[.$B$4]-60*[.$B$5];1440)" office:value-type="float" office:value="930.26664390742">
            <text:p>930.27</text:p>
          </table:table-cell>
          <table:table-cell table:formula="of:=IF([.AB154]/4&lt;0;[.AB154]/4+180;[.AB154]/4-180)" office:value-type="float" office:value="52.566660976855">
            <text:p>52.57</text:p>
          </table:table-cell>
          <table:table-cell table:formula="of:=DEGREES(ACOS(SIN(RADIANS([.$B$3]))*SIN(RADIANS([.T154]))+COS(RADIANS([.$B$3]))*COS(RADIANS([.T154]))*COS(RADIANS([.AC154]))))" office:value-type="float" office:value="84.8344036028103">
            <text:p>84.83</text:p>
          </table:table-cell>
          <table:table-cell table:formula="of:=90-[.AD154]" office:value-type="float" office:value="5.16559639718967">
            <text:p>5.17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156161867974056">
            <text:p>0.16</text:p>
          </table:table-cell>
          <table:table-cell table:formula="of:=[.AE154]+[.AF154]" office:value-type="float" office:value="5.32175826516373">
            <text:p>5.32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28.734856310418">
            <text:p>228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4]+0.1/24" office:value-type="float" office:value="0.641666666666666">
            <text:p>15:24:00</text:p>
          </table:table-cell>
          <table:table-cell table:style-name="ce9" table:formula="of:=[.D155]+2415018.5+[.E155]-[.$B$5]/24" office:value-type="float" office:value="2458872.1">
            <text:p>2458872.10</text:p>
          </table:table-cell>
          <table:table-cell table:style-name="ce10" table:formula="of:=([.F155]-2451545)/36525" office:value-type="float" office:value="0.200605065023959">
            <text:p>0.20060507</text:p>
          </table:table-cell>
          <table:table-cell/>
          <table:table-cell table:formula="of:=MOD(280.46646+[.G155]*(36000.76983+[.G155]*0.0003032);360)" office:value-type="float" office:value="302.403244861214">
            <text:p>302.4</text:p>
          </table:table-cell>
          <table:table-cell table:formula="of:=357.52911+[.G155]*(35999.05029-0.0001537*[.G155])" office:value-type="float" office:value="7579.12092804096">
            <text:p>7579.12</text:p>
          </table:table-cell>
          <table:table-cell table:formula="of:=0.016708634-[.G155]*(0.000042037+0.0000001267*[.G155])" office:value-type="float" office:value="0.0167001960661705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0.639442262939147">
            <text:p>0.64</text:p>
          </table:table-cell>
          <table:table-cell table:formula="of:=[.I155]+[.L155]" office:value-type="float" office:value="303.042687124153">
            <text:p>303.04</text:p>
          </table:table-cell>
          <table:table-cell table:formula="of:=[.J155]+[.L155]" office:value-type="float" office:value="7579.76037030389">
            <text:p>7579.76</text:p>
          </table:table-cell>
          <table:table-cell table:formula="of:=(1.000001018*(1-[.K155]*[.K155]))/(1+[.K155]*COS(RADIANS([.N155])))" office:value-type="float" office:value="0.984252814252798">
            <text:p>0.98</text:p>
          </table:table-cell>
          <table:table-cell table:formula="of:=[.M155]-0.00569-0.00478*SIN(RADIANS(125.04-1934.136*[.G155]))" office:value-type="float" office:value="303.032253187183">
            <text:p>303.03</text:p>
          </table:table-cell>
          <table:table-cell table:formula="of:=23+(26+((21.448-[.G155]*(46.815+[.G155]*(0.00059-[.G155]*0.001813))))/60)/60" office:value-type="float" office:value="23.4366824068816">
            <text:p>23.44</text:p>
          </table:table-cell>
          <table:table-cell table:formula="of:=[.Q155]+0.00256*COS(RADIANS(125.04-1934.136*[.G155]))" office:value-type="float" office:value="23.436368535711">
            <text:p>23.44</text:p>
          </table:table-cell>
          <table:table-cell table:formula="of:=DEGREES(ATAN2(COS(RADIANS([.P155]));COS(RADIANS([.R155]))*SIN(RADIANS([.P155]))))" office:value-type="float" office:value="-54.6758680293209">
            <text:p>-54.68</text:p>
          </table:table-cell>
          <table:table-cell table:formula="of:=DEGREES(ASIN(SIN(RADIANS([.R155]))*SIN(RADIANS([.P155]))))" office:value-type="float" office:value="-19.4778701889791">
            <text:p>-19.48</text:p>
          </table:table-cell>
          <table:table-cell table:formula="of:=TAN(RADIANS([.R155]/2))*TAN(RADIANS([.R155]/2))" office:value-type="float" office:value="0.0430234930578842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-11.7344375261035">
            <text:p>-11.73</text:p>
          </table:table-cell>
          <table:table-cell table:formula="of:=DEGREES(ACOS(COS(RADIANS(90.833))/(COS(RADIANS([.$B$3]))*COS(RADIANS([.T155])))-TAN(RADIANS([.$B$3]))*TAN(RADIANS([.T155]))))" office:value-type="float" office:value="64.6816351063649">
            <text:p>64.68</text:p>
          </table:table-cell>
          <table:table-cell table:style-name="ce8" table:formula="of:=(720-4*[.$B$4]-[.V155]+[.$B$5]*60)/1440" office:value-type="float" office:value="0.491482248282016">
            <text:p>11:47:44</text:p>
          </table:table-cell>
          <table:table-cell table:style-name="ce8" table:formula="of:=[.X155]-[.W155]*4/1440" office:value-type="float" office:value="0.311811039653225">
            <text:p>7:29:00</text:p>
          </table:table-cell>
          <table:table-cell table:style-name="ce8" table:formula="of:=[.X155]+[.W155]*4/1440" office:value-type="float" office:value="0.671153456910808">
            <text:p>16:06:28</text:p>
          </table:table-cell>
          <table:table-cell table:style-name="ce11" table:formula="of:=8*[.W155]" office:value-type="float" office:value="517.453080850919">
            <text:p>517.45</text:p>
          </table:table-cell>
          <table:table-cell table:formula="of:=MOD([.E155]*1440+[.V155]+4*[.$B$4]-60*[.$B$5];1440)" office:value-type="float" office:value="936.265562473895">
            <text:p>936.27</text:p>
          </table:table-cell>
          <table:table-cell table:formula="of:=IF([.AB155]/4&lt;0;[.AB155]/4+180;[.AB155]/4-180)" office:value-type="float" office:value="54.0663906184737">
            <text:p>54.07</text:p>
          </table:table-cell>
          <table:table-cell table:formula="of:=DEGREES(ACOS(SIN(RADIANS([.$B$3]))*SIN(RADIANS([.T155]))+COS(RADIANS([.$B$3]))*COS(RADIANS([.T155]))*COS(RADIANS([.AC155]))))" office:value-type="float" office:value="85.5340953002449">
            <text:p>85.53</text:p>
          </table:table-cell>
          <table:table-cell table:formula="of:=90-[.AD155]" office:value-type="float" office:value="4.46590469975513">
            <text:p>4.47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174063989305117">
            <text:p>0.17</text:p>
          </table:table-cell>
          <table:table-cell table:formula="of:=[.AE155]+[.AF155]" office:value-type="float" office:value="4.63996868906025">
            <text:p>4.64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29.967843319409">
            <text:p>229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5]+0.1/24" office:value-type="float" office:value="0.645833333333332">
            <text:p>15:30:00</text:p>
          </table:table-cell>
          <table:table-cell table:style-name="ce9" table:formula="of:=[.D156]+2415018.5+[.E156]-[.$B$5]/24" office:value-type="float" office:value="2458872.10416667">
            <text:p>2458872.10</text:p>
          </table:table-cell>
          <table:table-cell table:style-name="ce10" table:formula="of:=([.F156]-2451545)/36525" office:value-type="float" office:value="0.200605179101081">
            <text:p>0.20060518</text:p>
          </table:table-cell>
          <table:table-cell/>
          <table:table-cell table:formula="of:=MOD(280.46646+[.G156]*(36000.76983+[.G156]*0.0003032);360)" office:value-type="float" office:value="302.407351725444">
            <text:p>302.41</text:p>
          </table:table-cell>
          <table:table-cell table:formula="of:=357.52911+[.G156]*(35999.05029-0.0001537*[.G156])" office:value-type="float" office:value="7579.12503470901">
            <text:p>7579.13</text:p>
          </table:table-cell>
          <table:table-cell table:formula="of:=0.016708634-[.G156]*(0.000042037+0.0000001267*[.G156])" office:value-type="float" office:value="0.0167001960613692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0.639574135586065">
            <text:p>0.64</text:p>
          </table:table-cell>
          <table:table-cell table:formula="of:=[.I156]+[.L156]" office:value-type="float" office:value="303.04692586103">
            <text:p>303.05</text:p>
          </table:table-cell>
          <table:table-cell table:formula="of:=[.J156]+[.L156]" office:value-type="float" office:value="7579.76460884459">
            <text:p>7579.76</text:p>
          </table:table-cell>
          <table:table-cell table:formula="of:=(1.000001018*(1-[.K156]*[.K156]))/(1+[.K156]*COS(RADIANS([.N156])))" office:value-type="float" office:value="0.984253219040801">
            <text:p>0.98</text:p>
          </table:table-cell>
          <table:table-cell table:formula="of:=[.M156]-0.00569-0.00478*SIN(RADIANS(125.04-1934.136*[.G156]))" office:value-type="float" office:value="303.036491921802">
            <text:p>303.04</text:p>
          </table:table-cell>
          <table:table-cell table:formula="of:=23+(26+((21.448-[.G156]*(46.815+[.G156]*(0.00059-[.G156]*0.001813))))/60)/60" office:value-type="float" office:value="23.4366824053982">
            <text:p>23.44</text:p>
          </table:table-cell>
          <table:table-cell table:formula="of:=[.Q156]+0.00256*COS(RADIANS(125.04-1934.136*[.G156]))" office:value-type="float" office:value="23.4363685440115">
            <text:p>23.44</text:p>
          </table:table-cell>
          <table:table-cell table:formula="of:=DEGREES(ATAN2(COS(RADIANS([.P156]));COS(RADIANS([.R156]))*SIN(RADIANS([.P156]))))" office:value-type="float" office:value="-54.671492514724">
            <text:p>-54.67</text:p>
          </table:table-cell>
          <table:table-cell table:formula="of:=DEGREES(ASIN(SIN(RADIANS([.R156]))*SIN(RADIANS([.P156]))))" office:value-type="float" office:value="-19.4768953689956">
            <text:p>-19.48</text:p>
          </table:table-cell>
          <table:table-cell table:formula="of:=TAN(RADIANS([.R156]/2))*TAN(RADIANS([.R156]/2))" office:value-type="float" office:value="0.0430234930892262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-11.7355187351246">
            <text:p>-11.74</text:p>
          </table:table-cell>
          <table:table-cell table:formula="of:=DEGREES(ACOS(COS(RADIANS(90.833))/(COS(RADIANS([.$B$3]))*COS(RADIANS([.T156])))-TAN(RADIANS([.$B$3]))*TAN(RADIANS([.T156]))))" office:value-type="float" office:value="64.6831784949244">
            <text:p>64.68</text:p>
          </table:table-cell>
          <table:table-cell table:style-name="ce8" table:formula="of:=(720-4*[.$B$4]-[.V156]+[.$B$5]*60)/1440" office:value-type="float" office:value="0.491482999121614">
            <text:p>11:47:44</text:p>
          </table:table-cell>
          <table:table-cell table:style-name="ce8" table:formula="of:=[.X156]-[.W156]*4/1440" office:value-type="float" office:value="0.31180750330238">
            <text:p>7:29:00</text:p>
          </table:table-cell>
          <table:table-cell table:style-name="ce8" table:formula="of:=[.X156]+[.W156]*4/1440" office:value-type="float" office:value="0.671158494940849">
            <text:p>16:06:28</text:p>
          </table:table-cell>
          <table:table-cell table:style-name="ce11" table:formula="of:=8*[.W156]" office:value-type="float" office:value="517.465427959395">
            <text:p>517.47</text:p>
          </table:table-cell>
          <table:table-cell table:formula="of:=MOD([.E156]*1440+[.V156]+4*[.$B$4]-60*[.$B$5];1440)" office:value-type="float" office:value="942.264481264874">
            <text:p>942.26</text:p>
          </table:table-cell>
          <table:table-cell table:formula="of:=IF([.AB156]/4&lt;0;[.AB156]/4+180;[.AB156]/4-180)" office:value-type="float" office:value="55.5661203162184">
            <text:p>55.57</text:p>
          </table:table-cell>
          <table:table-cell table:formula="of:=DEGREES(ACOS(SIN(RADIANS([.$B$3]))*SIN(RADIANS([.T156]))+COS(RADIANS([.$B$3]))*COS(RADIANS([.T156]))*COS(RADIANS([.AC156]))))" office:value-type="float" office:value="86.2465281394855">
            <text:p>86.25</text:p>
          </table:table-cell>
          <table:table-cell table:formula="of:=90-[.AD156]" office:value-type="float" office:value="3.75347186051455">
            <text:p>3.75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197634381533649">
            <text:p>0.2</text:p>
          </table:table-cell>
          <table:table-cell table:formula="of:=[.AE156]+[.AF156]" office:value-type="float" office:value="3.9511062420482">
            <text:p>3.95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31.192292188757">
            <text:p>231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6]+0.1/24" office:value-type="float" office:value="0.649999999999999">
            <text:p>15:36:00</text:p>
          </table:table-cell>
          <table:table-cell table:style-name="ce9" table:formula="of:=[.D157]+2415018.5+[.E157]-[.$B$5]/24" office:value-type="float" office:value="2458872.10833333">
            <text:p>2458872.11</text:p>
          </table:table-cell>
          <table:table-cell table:style-name="ce10" table:formula="of:=([.F157]-2451545)/36525" office:value-type="float" office:value="0.20060529317819">
            <text:p>0.20060529</text:p>
          </table:table-cell>
          <table:table-cell/>
          <table:table-cell table:formula="of:=MOD(280.46646+[.G157]*(36000.76983+[.G157]*0.0003032);360)" office:value-type="float" office:value="302.411458589213">
            <text:p>302.41</text:p>
          </table:table-cell>
          <table:table-cell table:formula="of:=357.52911+[.G157]*(35999.05029-0.0001537*[.G157])" office:value-type="float" office:value="7579.12914137659">
            <text:p>7579.13</text:p>
          </table:table-cell>
          <table:table-cell table:formula="of:=0.016708634-[.G157]*(0.000042037+0.0000001267*[.G157])" office:value-type="float" office:value="0.016700196056568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0.639706004731808">
            <text:p>0.64</text:p>
          </table:table-cell>
          <table:table-cell table:formula="of:=[.I157]+[.L157]" office:value-type="float" office:value="303.051164593945">
            <text:p>303.05</text:p>
          </table:table-cell>
          <table:table-cell table:formula="of:=[.J157]+[.L157]" office:value-type="float" office:value="7579.76884738132">
            <text:p>7579.77</text:p>
          </table:table-cell>
          <table:table-cell table:formula="of:=(1.000001018*(1-[.K157]*[.K157]))/(1+[.K157]*COS(RADIANS([.N157])))" office:value-type="float" office:value="0.984253623912103">
            <text:p>0.98</text:p>
          </table:table-cell>
          <table:table-cell table:formula="of:=[.M157]-0.00569-0.00478*SIN(RADIANS(125.04-1934.136*[.G157]))" office:value-type="float" office:value="303.04073065246">
            <text:p>303.04</text:p>
          </table:table-cell>
          <table:table-cell table:formula="of:=23+(26+((21.448-[.G157]*(46.815+[.G157]*(0.00059-[.G157]*0.001813))))/60)/60" office:value-type="float" office:value="23.4366824039147">
            <text:p>23.44</text:p>
          </table:table-cell>
          <table:table-cell table:formula="of:=[.Q157]+0.00256*COS(RADIANS(125.04-1934.136*[.G157]))" office:value-type="float" office:value="23.4363685523119">
            <text:p>23.44</text:p>
          </table:table-cell>
          <table:table-cell table:formula="of:=DEGREES(ATAN2(COS(RADIANS([.P157]));COS(RADIANS([.R157]))*SIN(RADIANS([.P157]))))" office:value-type="float" office:value="-54.6671170568755">
            <text:p>-54.67</text:p>
          </table:table-cell>
          <table:table-cell table:formula="of:=DEGREES(ASIN(SIN(RADIANS([.R157]))*SIN(RADIANS([.P157]))))" office:value-type="float" office:value="-19.4759204448862">
            <text:p>-19.48</text:p>
          </table:table-cell>
          <table:table-cell table:formula="of:=TAN(RADIANS([.R157]/2))*TAN(RADIANS([.R157]/2))" office:value-type="float" office:value="0.0430234931205682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-11.7365997193872">
            <text:p>-11.74</text:p>
          </table:table-cell>
          <table:table-cell table:formula="of:=DEGREES(ACOS(COS(RADIANS(90.833))/(COS(RADIANS([.$B$3]))*COS(RADIANS([.T157])))-TAN(RADIANS([.$B$3]))*TAN(RADIANS([.T157]))))" office:value-type="float" office:value="64.6847220105549">
            <text:p>64.68</text:p>
          </table:table-cell>
          <table:table-cell table:style-name="ce8" table:formula="of:=(720-4*[.$B$4]-[.V157]+[.$B$5]*60)/1440" office:value-type="float" office:value="0.49148374980513">
            <text:p>11:47:44</text:p>
          </table:table-cell>
          <table:table-cell table:style-name="ce8" table:formula="of:=[.X157]-[.W157]*4/1440" office:value-type="float" office:value="0.311803966442478">
            <text:p>7:29:00</text:p>
          </table:table-cell>
          <table:table-cell table:style-name="ce8" table:formula="of:=[.X157]+[.W157]*4/1440" office:value-type="float" office:value="0.671163533167782">
            <text:p>16:06:29</text:p>
          </table:table-cell>
          <table:table-cell table:style-name="ce11" table:formula="of:=8*[.W157]" office:value-type="float" office:value="517.477776084439">
            <text:p>517.48</text:p>
          </table:table-cell>
          <table:table-cell table:formula="of:=MOD([.E157]*1440+[.V157]+4*[.$B$4]-60*[.$B$5];1440)" office:value-type="float" office:value="948.263400280611">
            <text:p>948.26</text:p>
          </table:table-cell>
          <table:table-cell table:formula="of:=IF([.AB157]/4&lt;0;[.AB157]/4+180;[.AB157]/4-180)" office:value-type="float" office:value="57.0658500701528">
            <text:p>57.07</text:p>
          </table:table-cell>
          <table:table-cell table:formula="of:=DEGREES(ACOS(SIN(RADIANS([.$B$3]))*SIN(RADIANS([.T157]))+COS(RADIANS([.$B$3]))*COS(RADIANS([.T157]))*COS(RADIANS([.AC157]))))" office:value-type="float" office:value="86.971290236065">
            <text:p>86.97</text:p>
          </table:table-cell>
          <table:table-cell table:formula="of:=90-[.AD157]" office:value-type="float" office:value="3.02870976393501">
            <text:p>3.03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227363126241844">
            <text:p>0.23</text:p>
          </table:table-cell>
          <table:table-cell table:formula="of:=[.AE157]+[.AF157]" office:value-type="float" office:value="3.25607289017686">
            <text:p>3.26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32.408456086356">
            <text:p>232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7]+0.1/24" office:value-type="float" office:value="0.654166666666666">
            <text:p>15:42:00</text:p>
          </table:table-cell>
          <table:table-cell table:style-name="ce9" table:formula="of:=[.D158]+2415018.5+[.E158]-[.$B$5]/24" office:value-type="float" office:value="2458872.1125">
            <text:p>2458872.11</text:p>
          </table:table-cell>
          <table:table-cell table:style-name="ce10" table:formula="of:=([.F158]-2451545)/36525" office:value-type="float" office:value="0.200605407255312">
            <text:p>0.20060541</text:p>
          </table:table-cell>
          <table:table-cell/>
          <table:table-cell table:formula="of:=MOD(280.46646+[.G158]*(36000.76983+[.G158]*0.0003032);360)" office:value-type="float" office:value="302.415565453442">
            <text:p>302.42</text:p>
          </table:table-cell>
          <table:table-cell table:formula="of:=357.52911+[.G158]*(35999.05029-0.0001537*[.G158])" office:value-type="float" office:value="7579.13324804464">
            <text:p>7579.13</text:p>
          </table:table-cell>
          <table:table-cell table:formula="of:=0.016708634-[.G158]*(0.000042037+0.0000001267*[.G158])" office:value-type="float" office:value="0.0167001960517667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0.639837870405363">
            <text:p>0.64</text:p>
          </table:table-cell>
          <table:table-cell table:formula="of:=[.I158]+[.L158]" office:value-type="float" office:value="303.055403323847">
            <text:p>303.06</text:p>
          </table:table-cell>
          <table:table-cell table:formula="of:=[.J158]+[.L158]" office:value-type="float" office:value="7579.77308591505">
            <text:p>7579.77</text:p>
          </table:table-cell>
          <table:table-cell table:formula="of:=(1.000001018*(1-[.K158]*[.K158]))/(1+[.K158]*COS(RADIANS([.N158])))" office:value-type="float" office:value="0.984254028866791">
            <text:p>0.98</text:p>
          </table:table-cell>
          <table:table-cell table:formula="of:=[.M158]-0.00569-0.00478*SIN(RADIANS(125.04-1934.136*[.G158]))" office:value-type="float" office:value="303.044969380106">
            <text:p>303.04</text:p>
          </table:table-cell>
          <table:table-cell table:formula="of:=23+(26+((21.448-[.G158]*(46.815+[.G158]*(0.00059-[.G158]*0.001813))))/60)/60" office:value-type="float" office:value="23.4366824024312">
            <text:p>23.44</text:p>
          </table:table-cell>
          <table:table-cell table:formula="of:=[.Q158]+0.00256*COS(RADIANS(125.04-1934.136*[.G158]))" office:value-type="float" office:value="23.4363685606124">
            <text:p>23.44</text:p>
          </table:table-cell>
          <table:table-cell table:formula="of:=DEGREES(ATAN2(COS(RADIANS([.P158]));COS(RADIANS([.R158]))*SIN(RADIANS([.P158]))))" office:value-type="float" office:value="-54.6627416547983">
            <text:p>-54.66</text:p>
          </table:table-cell>
          <table:table-cell table:formula="of:=DEGREES(ASIN(SIN(RADIANS([.R158]))*SIN(RADIANS([.P158]))))" office:value-type="float" office:value="-19.4749454164402">
            <text:p>-19.47</text:p>
          </table:table-cell>
          <table:table-cell table:formula="of:=TAN(RADIANS([.R158]/2))*TAN(RADIANS([.R158]/2))" office:value-type="float" office:value="0.0430234931519103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-11.7376804791217">
            <text:p>-11.74</text:p>
          </table:table-cell>
          <table:table-cell table:formula="of:=DEGREES(ACOS(COS(RADIANS(90.833))/(COS(RADIANS([.$B$3]))*COS(RADIANS([.T158])))-TAN(RADIANS([.$B$3]))*TAN(RADIANS([.T158]))))" office:value-type="float" office:value="64.6862656535819">
            <text:p>64.69</text:p>
          </table:table-cell>
          <table:table-cell table:style-name="ce8" table:formula="of:=(720-4*[.$B$4]-[.V158]+[.$B$5]*60)/1440" office:value-type="float" office:value="0.491484500332723">
            <text:p>11:47:44</text:p>
          </table:table-cell>
          <table:table-cell table:style-name="ce8" table:formula="of:=[.X158]-[.W158]*4/1440" office:value-type="float" office:value="0.311800429072774">
            <text:p>7:29:00</text:p>
          </table:table-cell>
          <table:table-cell table:style-name="ce8" table:formula="of:=[.X158]+[.W158]*4/1440" office:value-type="float" office:value="0.671168571592673">
            <text:p>16:06:29</text:p>
          </table:table-cell>
          <table:table-cell table:style-name="ce11" table:formula="of:=8*[.W158]" office:value-type="float" office:value="517.490125228655">
            <text:p>517.49</text:p>
          </table:table-cell>
          <table:table-cell table:formula="of:=MOD([.E158]*1440+[.V158]+4*[.$B$4]-60*[.$B$5];1440)" office:value-type="float" office:value="954.262319520877">
            <text:p>954.26</text:p>
          </table:table-cell>
          <table:table-cell table:formula="of:=IF([.AB158]/4&lt;0;[.AB158]/4+180;[.AB158]/4-180)" office:value-type="float" office:value="58.5655798802192">
            <text:p>58.57</text:p>
          </table:table-cell>
          <table:table-cell table:formula="of:=DEGREES(ACOS(SIN(RADIANS([.$B$3]))*SIN(RADIANS([.T158]))+COS(RADIANS([.$B$3]))*COS(RADIANS([.T158]))*COS(RADIANS([.AC158]))))" office:value-type="float" office:value="87.7079733971638">
            <text:p>87.71</text:p>
          </table:table-cell>
          <table:table-cell table:formula="of:=90-[.AD158]" office:value-type="float" office:value="2.29202660283623">
            <text:p>2.29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265580841511216">
            <text:p>0.27</text:p>
          </table:table-cell>
          <table:table-cell table:formula="of:=[.AE158]+[.AF158]" office:value-type="float" office:value="2.55760744434745">
            <text:p>2.56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33.616606212516">
            <text:p>233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8]+0.1/24" office:value-type="float" office:value="0.658333333333332">
            <text:p>15:48:00</text:p>
          </table:table-cell>
          <table:table-cell table:style-name="ce9" table:formula="of:=[.D159]+2415018.5+[.E159]-[.$B$5]/24" office:value-type="float" office:value="2458872.11666667">
            <text:p>2458872.12</text:p>
          </table:table-cell>
          <table:table-cell table:style-name="ce10" table:formula="of:=([.F159]-2451545)/36525" office:value-type="float" office:value="0.200605521332422">
            <text:p>0.20060552</text:p>
          </table:table-cell>
          <table:table-cell/>
          <table:table-cell table:formula="of:=MOD(280.46646+[.G159]*(36000.76983+[.G159]*0.0003032);360)" office:value-type="float" office:value="302.419672317212">
            <text:p>302.42</text:p>
          </table:table-cell>
          <table:table-cell table:formula="of:=357.52911+[.G159]*(35999.05029-0.0001537*[.G159])" office:value-type="float" office:value="7579.13735471223">
            <text:p>7579.14</text:p>
          </table:table-cell>
          <table:table-cell table:formula="of:=0.016708634-[.G159]*(0.000042037+0.0000001267*[.G159])" office:value-type="float" office:value="0.0167001960469655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0.639969732576368">
            <text:p>0.64</text:p>
          </table:table-cell>
          <table:table-cell table:formula="of:=[.I159]+[.L159]" office:value-type="float" office:value="303.059642049788">
            <text:p>303.06</text:p>
          </table:table-cell>
          <table:table-cell table:formula="of:=[.J159]+[.L159]" office:value-type="float" office:value="7579.7773244448">
            <text:p>7579.78</text:p>
          </table:table-cell>
          <table:table-cell table:formula="of:=(1.000001018*(1-[.K159]*[.K159]))/(1+[.K159]*COS(RADIANS([.N159])))" office:value-type="float" office:value="0.984254433904774">
            <text:p>0.98</text:p>
          </table:table-cell>
          <table:table-cell table:formula="of:=[.M159]-0.00569-0.00478*SIN(RADIANS(125.04-1934.136*[.G159]))" office:value-type="float" office:value="303.049208103791">
            <text:p>303.05</text:p>
          </table:table-cell>
          <table:table-cell table:formula="of:=23+(26+((21.448-[.G159]*(46.815+[.G159]*(0.00059-[.G159]*0.001813))))/60)/60" office:value-type="float" office:value="23.4366824009477">
            <text:p>23.44</text:p>
          </table:table-cell>
          <table:table-cell table:formula="of:=[.Q159]+0.00256*COS(RADIANS(125.04-1934.136*[.G159]))" office:value-type="float" office:value="23.4363685689129">
            <text:p>23.44</text:p>
          </table:table-cell>
          <table:table-cell table:formula="of:=DEGREES(ATAN2(COS(RADIANS([.P159]));COS(RADIANS([.R159]))*SIN(RADIANS([.P159]))))" office:value-type="float" office:value="-54.658366309473">
            <text:p>-54.66</text:p>
          </table:table-cell>
          <table:table-cell table:formula="of:=DEGREES(ASIN(SIN(RADIANS([.R159]))*SIN(RADIANS([.P159]))))" office:value-type="float" office:value="-19.4739702838828">
            <text:p>-19.47</text:p>
          </table:table-cell>
          <table:table-cell table:formula="of:=TAN(RADIANS([.R159]/2))*TAN(RADIANS([.R159]/2))" office:value-type="float" office:value="0.0430234931832523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-11.7387610140737">
            <text:p>-11.74</text:p>
          </table:table-cell>
          <table:table-cell table:formula="of:=DEGREES(ACOS(COS(RADIANS(90.833))/(COS(RADIANS([.$B$3]))*COS(RADIANS([.T159])))-TAN(RADIANS([.$B$3]))*TAN(RADIANS([.T159]))))" office:value-type="float" office:value="64.6878094236406">
            <text:p>64.69</text:p>
          </table:table-cell>
          <table:table-cell table:style-name="ce8" table:formula="of:=(720-4*[.$B$4]-[.V159]+[.$B$5]*60)/1440" office:value-type="float" office:value="0.491485250704218">
            <text:p>11:47:44</text:p>
          </table:table-cell>
          <table:table-cell table:style-name="ce8" table:formula="of:=[.X159]-[.W159]*4/1440" office:value-type="float" office:value="0.311796891194105">
            <text:p>7:28:59</text:p>
          </table:table-cell>
          <table:table-cell table:style-name="ce8" table:formula="of:=[.X159]+[.W159]*4/1440" office:value-type="float" office:value="0.67117361021433">
            <text:p>16:06:29</text:p>
          </table:table-cell>
          <table:table-cell table:style-name="ce11" table:formula="of:=8*[.W159]" office:value-type="float" office:value="517.502475389125">
            <text:p>517.5</text:p>
          </table:table-cell>
          <table:table-cell table:formula="of:=MOD([.E159]*1440+[.V159]+4*[.$B$4]-60*[.$B$5];1440)" office:value-type="float" office:value="960.261238985925">
            <text:p>960.26</text:p>
          </table:table-cell>
          <table:table-cell table:formula="of:=IF([.AB159]/4&lt;0;[.AB159]/4+180;[.AB159]/4-180)" office:value-type="float" office:value="60.0653097464812">
            <text:p>60.07</text:p>
          </table:table-cell>
          <table:table-cell table:formula="of:=DEGREES(ACOS(SIN(RADIANS([.$B$3]))*SIN(RADIANS([.T159]))+COS(RADIANS([.$B$3]))*COS(RADIANS([.T159]))*COS(RADIANS([.AC159]))))" office:value-type="float" office:value="88.4561733297933">
            <text:p>88.46</text:p>
          </table:table-cell>
          <table:table-cell table:formula="of:=90-[.AD159]" office:value-type="float" office:value="1.54382667020674">
            <text:p>1.54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316225006680062">
            <text:p>0.32</text:p>
          </table:table-cell>
          <table:table-cell table:formula="of:=[.AE159]+[.AF159]" office:value-type="float" office:value="1.8600516768868">
            <text:p>1.86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34.817030978989">
            <text:p>234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59]+0.1/24" office:value-type="float" office:value="0.662499999999999">
            <text:p>15:54:00</text:p>
          </table:table-cell>
          <table:table-cell table:style-name="ce9" table:formula="of:=[.D160]+2415018.5+[.E160]-[.$B$5]/24" office:value-type="float" office:value="2458872.12083333">
            <text:p>2458872.12</text:p>
          </table:table-cell>
          <table:table-cell table:style-name="ce10" table:formula="of:=([.F160]-2451545)/36525" office:value-type="float" office:value="0.200605635409544">
            <text:p>0.20060564</text:p>
          </table:table-cell>
          <table:table-cell/>
          <table:table-cell table:formula="of:=MOD(280.46646+[.G160]*(36000.76983+[.G160]*0.0003032);360)" office:value-type="float" office:value="302.423779181441">
            <text:p>302.42</text:p>
          </table:table-cell>
          <table:table-cell table:formula="of:=357.52911+[.G160]*(35999.05029-0.0001537*[.G160])" office:value-type="float" office:value="7579.14146138028">
            <text:p>7579.14</text:p>
          </table:table-cell>
          <table:table-cell table:formula="of:=0.016708634-[.G160]*(0.000042037+0.0000001267*[.G160])" office:value-type="float" office:value="0.0167001960421642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0.640101591273705">
            <text:p>0.64</text:p>
          </table:table-cell>
          <table:table-cell table:formula="of:=[.I160]+[.L160]" office:value-type="float" office:value="303.063880772715">
            <text:p>303.06</text:p>
          </table:table-cell>
          <table:table-cell table:formula="of:=[.J160]+[.L160]" office:value-type="float" office:value="7579.78156297155">
            <text:p>7579.78</text:p>
          </table:table-cell>
          <table:table-cell table:formula="of:=(1.000001018*(1-[.K160]*[.K160]))/(1+[.K160]*COS(RADIANS([.N160])))" office:value-type="float" office:value="0.984254839026138">
            <text:p>0.98</text:p>
          </table:table-cell>
          <table:table-cell table:formula="of:=[.M160]-0.00569-0.00478*SIN(RADIANS(125.04-1934.136*[.G160]))" office:value-type="float" office:value="303.053446824461">
            <text:p>303.05</text:p>
          </table:table-cell>
          <table:table-cell table:formula="of:=23+(26+((21.448-[.G160]*(46.815+[.G160]*(0.00059-[.G160]*0.001813))))/60)/60" office:value-type="float" office:value="23.4366823994643">
            <text:p>23.44</text:p>
          </table:table-cell>
          <table:table-cell table:formula="of:=[.Q160]+0.00256*COS(RADIANS(125.04-1934.136*[.G160]))" office:value-type="float" office:value="23.4363685772134">
            <text:p>23.44</text:p>
          </table:table-cell>
          <table:table-cell table:formula="of:=DEGREES(ATAN2(COS(RADIANS([.P160]));COS(RADIANS([.R160]))*SIN(RADIANS([.P160]))))" office:value-type="float" office:value="-54.6539910199248">
            <text:p>-54.65</text:p>
          </table:table-cell>
          <table:table-cell table:formula="of:=DEGREES(ASIN(SIN(RADIANS([.R160]))*SIN(RADIANS([.P160]))))" office:value-type="float" office:value="-19.4729950470033">
            <text:p>-19.47</text:p>
          </table:table-cell>
          <table:table-cell table:formula="of:=TAN(RADIANS([.R160]/2))*TAN(RADIANS([.R160]/2))" office:value-type="float" office:value="0.0430234932145944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-11.7398413244727">
            <text:p>-11.74</text:p>
          </table:table-cell>
          <table:table-cell table:formula="of:=DEGREES(ACOS(COS(RADIANS(90.833))/(COS(RADIANS([.$B$3]))*COS(RADIANS([.T160])))-TAN(RADIANS([.$B$3]))*TAN(RADIANS([.T160]))))" office:value-type="float" office:value="64.6893533210558">
            <text:p>64.69</text:p>
          </table:table-cell>
          <table:table-cell table:style-name="ce8" table:formula="of:=(720-4*[.$B$4]-[.V160]+[.$B$5]*60)/1440" office:value-type="float" office:value="0.491486000919773">
            <text:p>11:47:44</text:p>
          </table:table-cell>
          <table:table-cell table:style-name="ce8" table:formula="of:=[.X160]-[.W160]*4/1440" office:value-type="float" office:value="0.311793352805729">
            <text:p>7:28:59</text:p>
          </table:table-cell>
          <table:table-cell table:style-name="ce8" table:formula="of:=[.X160]+[.W160]*4/1440" office:value-type="float" office:value="0.671178649033817">
            <text:p>16:06:30</text:p>
          </table:table-cell>
          <table:table-cell table:style-name="ce11" table:formula="of:=8*[.W160]" office:value-type="float" office:value="517.514826568447">
            <text:p>517.51</text:p>
          </table:table-cell>
          <table:table-cell table:formula="of:=MOD([.E160]*1440+[.V160]+4*[.$B$4]-60*[.$B$5];1440)" office:value-type="float" office:value="966.260158675526">
            <text:p>966.26</text:p>
          </table:table-cell>
          <table:table-cell table:formula="of:=IF([.AB160]/4&lt;0;[.AB160]/4+180;[.AB160]/4-180)" office:value-type="float" office:value="61.5650396688815">
            <text:p>61.57</text:p>
          </table:table-cell>
          <table:table-cell table:formula="of:=DEGREES(ACOS(SIN(RADIANS([.$B$3]))*SIN(RADIANS([.T160]))+COS(RADIANS([.$B$3]))*COS(RADIANS([.T160]))*COS(RADIANS([.AC160]))))" office:value-type="float" office:value="89.2154897980941">
            <text:p>89.22</text:p>
          </table:table-cell>
          <table:table-cell table:formula="of:=90-[.AD160]" office:value-type="float" office:value="0.784510201905917">
            <text:p>0.78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385055247185417">
            <text:p>0.39</text:p>
          </table:table-cell>
          <table:table-cell table:formula="of:=[.AE160]+[.AF160]" office:value-type="float" office:value="1.16956544909133">
            <text:p>1.17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36.010035245868">
            <text:p>236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0]+0.1/24" office:value-type="float" office:value="0.666666666666665">
            <text:p>16:00:00</text:p>
          </table:table-cell>
          <table:table-cell table:style-name="ce9" table:formula="of:=[.D161]+2415018.5+[.E161]-[.$B$5]/24" office:value-type="float" office:value="2458872.125">
            <text:p>2458872.13</text:p>
          </table:table-cell>
          <table:table-cell table:style-name="ce10" table:formula="of:=([.F161]-2451545)/36525" office:value-type="float" office:value="0.200605749486653">
            <text:p>0.20060575</text:p>
          </table:table-cell>
          <table:table-cell/>
          <table:table-cell table:formula="of:=MOD(280.46646+[.G161]*(36000.76983+[.G161]*0.0003032);360)" office:value-type="float" office:value="302.42788604521">
            <text:p>302.43</text:p>
          </table:table-cell>
          <table:table-cell table:formula="of:=357.52911+[.G161]*(35999.05029-0.0001537*[.G161])" office:value-type="float" office:value="7579.14556804786">
            <text:p>7579.15</text:p>
          </table:table-cell>
          <table:table-cell table:formula="of:=0.016708634-[.G161]*(0.000042037+0.0000001267*[.G161])" office:value-type="float" office:value="0.016700196037363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0.640233446467067">
            <text:p>0.64</text:p>
          </table:table-cell>
          <table:table-cell table:formula="of:=[.I161]+[.L161]" office:value-type="float" office:value="303.068119491678">
            <text:p>303.07</text:p>
          </table:table-cell>
          <table:table-cell table:formula="of:=[.J161]+[.L161]" office:value-type="float" office:value="7579.78580149433">
            <text:p>7579.79</text:p>
          </table:table-cell>
          <table:table-cell table:formula="of:=(1.000001018*(1-[.K161]*[.K161]))/(1+[.K161]*COS(RADIANS([.N161])))" office:value-type="float" office:value="0.984255244230793">
            <text:p>0.98</text:p>
          </table:table-cell>
          <table:table-cell table:formula="of:=[.M161]-0.00569-0.00478*SIN(RADIANS(125.04-1934.136*[.G161]))" office:value-type="float" office:value="303.057685541167">
            <text:p>303.06</text:p>
          </table:table-cell>
          <table:table-cell table:formula="of:=23+(26+((21.448-[.G161]*(46.815+[.G161]*(0.00059-[.G161]*0.001813))))/60)/60" office:value-type="float" office:value="23.4366823979808">
            <text:p>23.44</text:p>
          </table:table-cell>
          <table:table-cell table:formula="of:=[.Q161]+0.00256*COS(RADIANS(125.04-1934.136*[.G161]))" office:value-type="float" office:value="23.4363685855139">
            <text:p>23.44</text:p>
          </table:table-cell>
          <table:table-cell table:formula="of:=DEGREES(ATAN2(COS(RADIANS([.P161]));COS(RADIANS([.R161]))*SIN(RADIANS([.P161]))))" office:value-type="float" office:value="-54.649615787136">
            <text:p>-54.65</text:p>
          </table:table-cell>
          <table:table-cell table:formula="of:=DEGREES(ASIN(SIN(RADIANS([.R161]))*SIN(RADIANS([.P161]))))" office:value-type="float" office:value="-19.4720197060277">
            <text:p>-19.47</text:p>
          </table:table-cell>
          <table:table-cell table:formula="of:=TAN(RADIANS([.R161]/2))*TAN(RADIANS([.R161]/2))" office:value-type="float" office:value="0.0430234932459365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-11.7409214100644">
            <text:p>-11.74</text:p>
          </table:table-cell>
          <table:table-cell table:formula="of:=DEGREES(ACOS(COS(RADIANS(90.833))/(COS(RADIANS([.$B$3]))*COS(RADIANS([.T161])))-TAN(RADIANS([.$B$3]))*TAN(RADIANS([.T161]))))" office:value-type="float" office:value="64.6908973454619">
            <text:p>64.69</text:p>
          </table:table-cell>
          <table:table-cell table:style-name="ce8" table:formula="of:=(720-4*[.$B$4]-[.V161]+[.$B$5]*60)/1440" office:value-type="float" office:value="0.491486750979211">
            <text:p>11:47:44</text:p>
          </table:table-cell>
          <table:table-cell table:style-name="ce8" table:formula="of:=[.X161]-[.W161]*4/1440" office:value-type="float" office:value="0.311789813908484">
            <text:p>7:28:59</text:p>
          </table:table-cell>
          <table:table-cell table:style-name="ce8" table:formula="of:=[.X161]+[.W161]*4/1440" office:value-type="float" office:value="0.671183688049939">
            <text:p>16:06:30</text:p>
          </table:table-cell>
          <table:table-cell table:style-name="ce11" table:formula="of:=8*[.W161]" office:value-type="float" office:value="517.527178763695">
            <text:p>517.53</text:p>
          </table:table-cell>
          <table:table-cell table:formula="of:=MOD([.E161]*1440+[.V161]+4*[.$B$4]-60*[.$B$5];1440)" office:value-type="float" office:value="972.259078589934">
            <text:p>972.26</text:p>
          </table:table-cell>
          <table:table-cell table:formula="of:=IF([.AB161]/4&lt;0;[.AB161]/4+180;[.AB161]/4-180)" office:value-type="float" office:value="63.0647696474834">
            <text:p>63.06</text:p>
          </table:table-cell>
          <table:table-cell table:formula="of:=DEGREES(ACOS(SIN(RADIANS([.$B$3]))*SIN(RADIANS([.T161]))+COS(RADIANS([.$B$3]))*COS(RADIANS([.T161]))*COS(RADIANS([.AC161]))))" office:value-type="float" office:value="89.9855267353742">
            <text:p>89.99</text:p>
          </table:table-cell>
          <table:table-cell table:formula="of:=90-[.AD161]" office:value-type="float" office:value="0.0144732646257779">
            <text:p>0.01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479867104244641">
            <text:p>0.48</text:p>
          </table:table-cell>
          <table:table-cell table:formula="of:=[.AE161]+[.AF161]" office:value-type="float" office:value="0.494340368870419">
            <text:p>0.49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37.195939618966">
            <text:p>237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1]+0.1/24" office:value-type="float" office:value="0.670833333333332">
            <text:p>16:06:00</text:p>
          </table:table-cell>
          <table:table-cell table:style-name="ce9" table:formula="of:=[.D162]+2415018.5+[.E162]-[.$B$5]/24" office:value-type="float" office:value="2458872.12916667">
            <text:p>2458872.13</text:p>
          </table:table-cell>
          <table:table-cell table:style-name="ce10" table:formula="of:=([.F162]-2451545)/36525" office:value-type="float" office:value="0.200605863563775">
            <text:p>0.20060586</text:p>
          </table:table-cell>
          <table:table-cell/>
          <table:table-cell table:formula="of:=MOD(280.46646+[.G162]*(36000.76983+[.G162]*0.0003032);360)" office:value-type="float" office:value="302.431992909438">
            <text:p>302.43</text:p>
          </table:table-cell>
          <table:table-cell table:formula="of:=357.52911+[.G162]*(35999.05029-0.0001537*[.G162])" office:value-type="float" office:value="7579.14967471591">
            <text:p>7579.15</text:p>
          </table:table-cell>
          <table:table-cell table:formula="of:=0.016708634-[.G162]*(0.000042037+0.0000001267*[.G162])" office:value-type="float" office:value="0.0167001960325617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0.640365298185282">
            <text:p>0.64</text:p>
          </table:table-cell>
          <table:table-cell table:formula="of:=[.I162]+[.L162]" office:value-type="float" office:value="303.072358207623">
            <text:p>303.07</text:p>
          </table:table-cell>
          <table:table-cell table:formula="of:=[.J162]+[.L162]" office:value-type="float" office:value="7579.7900400141">
            <text:p>7579.79</text:p>
          </table:table-cell>
          <table:table-cell table:formula="of:=(1.000001018*(1-[.K162]*[.K162]))/(1+[.K162]*COS(RADIANS([.N162])))" office:value-type="float" office:value="0.984255649518824">
            <text:p>0.98</text:p>
          </table:table-cell>
          <table:table-cell table:formula="of:=[.M162]-0.00569-0.00478*SIN(RADIANS(125.04-1934.136*[.G162]))" office:value-type="float" office:value="303.061924254856">
            <text:p>303.06</text:p>
          </table:table-cell>
          <table:table-cell table:formula="of:=23+(26+((21.448-[.G162]*(46.815+[.G162]*(0.00059-[.G162]*0.001813))))/60)/60" office:value-type="float" office:value="23.4366823964973">
            <text:p>23.44</text:p>
          </table:table-cell>
          <table:table-cell table:formula="of:=[.Q162]+0.00256*COS(RADIANS(125.04-1934.136*[.G162]))" office:value-type="float" office:value="23.4363685938144">
            <text:p>23.44</text:p>
          </table:table-cell>
          <table:table-cell table:formula="of:=DEGREES(ATAN2(COS(RADIANS([.P162]));COS(RADIANS([.R162]))*SIN(RADIANS([.P162]))))" office:value-type="float" office:value="-54.6452406101307">
            <text:p>-54.65</text:p>
          </table:table-cell>
          <table:table-cell table:formula="of:=DEGREES(ASIN(SIN(RADIANS([.R162]))*SIN(RADIANS([.P162]))))" office:value-type="float" office:value="-19.471044260745">
            <text:p>-19.47</text:p>
          </table:table-cell>
          <table:table-cell table:formula="of:=TAN(RADIANS([.R162]/2))*TAN(RADIANS([.R162]/2))" office:value-type="float" office:value="0.0430234932772786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-11.7420012710784">
            <text:p>-11.74</text:p>
          </table:table-cell>
          <table:table-cell table:formula="of:=DEGREES(ACOS(COS(RADIANS(90.833))/(COS(RADIANS([.$B$3]))*COS(RADIANS([.T162])))-TAN(RADIANS([.$B$3]))*TAN(RADIANS([.T162]))))" office:value-type="float" office:value="64.6924414971843">
            <text:p>64.69</text:p>
          </table:table-cell>
          <table:table-cell table:style-name="ce8" table:formula="of:=(720-4*[.$B$4]-[.V162]+[.$B$5]*60)/1440" office:value-type="float" office:value="0.491487500882693">
            <text:p>11:47:45</text:p>
          </table:table-cell>
          <table:table-cell table:style-name="ce8" table:formula="of:=[.X162]-[.W162]*4/1440" office:value-type="float" office:value="0.311786274501626">
            <text:p>7:28:58</text:p>
          </table:table-cell>
          <table:table-cell table:style-name="ce8" table:formula="of:=[.X162]+[.W162]*4/1440" office:value-type="float" office:value="0.671188727263761">
            <text:p>16:06:31</text:p>
          </table:table-cell>
          <table:table-cell table:style-name="ce11" table:formula="of:=8*[.W162]" office:value-type="float" office:value="517.539531977474">
            <text:p>517.54</text:p>
          </table:table-cell>
          <table:table-cell table:formula="of:=MOD([.E162]*1440+[.V162]+4*[.$B$4]-60*[.$B$5];1440)" office:value-type="float" office:value="978.25799872892">
            <text:p>978.26</text:p>
          </table:table-cell>
          <table:table-cell table:formula="of:=IF([.AB162]/4&lt;0;[.AB162]/4+180;[.AB162]/4-180)" office:value-type="float" office:value="64.56449968223">
            <text:p>64.56</text:p>
          </table:table-cell>
          <table:table-cell table:formula="of:=DEGREES(ACOS(SIN(RADIANS([.$B$3]))*SIN(RADIANS([.T162]))+COS(RADIANS([.$B$3]))*COS(RADIANS([.T162]))*COS(RADIANS([.AC162]))))" office:value-type="float" office:value="90.765892309607">
            <text:p>90.77</text:p>
          </table:table-cell>
          <table:table-cell table:formula="of:=90-[.AD162]" office:value-type="float" office:value="-0.765892309606954">
            <text:p>-0.77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431623287541556">
            <text:p>0.43</text:p>
          </table:table-cell>
          <table:table-cell table:formula="of:=[.AE162]+[.AF162]" office:value-type="float" office:value="-0.334269022065398">
            <text:p>-0.33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38.375079811674">
            <text:p>238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2]+0.1/24" office:value-type="float" office:value="0.674999999999999">
            <text:p>16:12:00</text:p>
          </table:table-cell>
          <table:table-cell table:style-name="ce9" table:formula="of:=[.D163]+2415018.5+[.E163]-[.$B$5]/24" office:value-type="float" office:value="2458872.13333333">
            <text:p>2458872.13</text:p>
          </table:table-cell>
          <table:table-cell table:style-name="ce10" table:formula="of:=([.F163]-2451545)/36525" office:value-type="float" office:value="0.200605977640884">
            <text:p>0.20060598</text:p>
          </table:table-cell>
          <table:table-cell/>
          <table:table-cell table:formula="of:=MOD(280.46646+[.G163]*(36000.76983+[.G163]*0.0003032);360)" office:value-type="float" office:value="302.436099773208">
            <text:p>302.44</text:p>
          </table:table-cell>
          <table:table-cell table:formula="of:=357.52911+[.G163]*(35999.05029-0.0001537*[.G163])" office:value-type="float" office:value="7579.1537813835">
            <text:p>7579.15</text:p>
          </table:table-cell>
          <table:table-cell table:formula="of:=0.016708634-[.G163]*(0.000042037+0.0000001267*[.G163])" office:value-type="float" office:value="0.0167001960277604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0.640497146398199">
            <text:p>0.64</text:p>
          </table:table-cell>
          <table:table-cell table:formula="of:=[.I163]+[.L163]" office:value-type="float" office:value="303.076596919607">
            <text:p>303.08</text:p>
          </table:table-cell>
          <table:table-cell table:formula="of:=[.J163]+[.L163]" office:value-type="float" office:value="7579.7942785299">
            <text:p>7579.79</text:p>
          </table:table-cell>
          <table:table-cell table:formula="of:=(1.000001018*(1-[.K163]*[.K163]))/(1+[.K163]*COS(RADIANS([.N163])))" office:value-type="float" office:value="0.98425605489014">
            <text:p>0.98</text:p>
          </table:table-cell>
          <table:table-cell table:formula="of:=[.M163]-0.00569-0.00478*SIN(RADIANS(125.04-1934.136*[.G163]))" office:value-type="float" office:value="303.066162964583">
            <text:p>303.07</text:p>
          </table:table-cell>
          <table:table-cell table:formula="of:=23+(26+((21.448-[.G163]*(46.815+[.G163]*(0.00059-[.G163]*0.001813))))/60)/60" office:value-type="float" office:value="23.4366823950138">
            <text:p>23.44</text:p>
          </table:table-cell>
          <table:table-cell table:formula="of:=[.Q163]+0.00256*COS(RADIANS(125.04-1934.136*[.G163]))" office:value-type="float" office:value="23.4363686021149">
            <text:p>23.44</text:p>
          </table:table-cell>
          <table:table-cell table:formula="of:=DEGREES(ATAN2(COS(RADIANS([.P163]));COS(RADIANS([.R163]))*SIN(RADIANS([.P163]))))" office:value-type="float" office:value="-54.6408654898875">
            <text:p>-54.64</text:p>
          </table:table-cell>
          <table:table-cell table:formula="of:=DEGREES(ASIN(SIN(RADIANS([.R163]))*SIN(RADIANS([.P163]))))" office:value-type="float" office:value="-19.4700687113803">
            <text:p>-19.47</text:p>
          </table:table-cell>
          <table:table-cell table:formula="of:=TAN(RADIANS([.R163]/2))*TAN(RADIANS([.R163]/2))" office:value-type="float" office:value="0.0430234933086207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-11.7430809072613">
            <text:p>-11.74</text:p>
          </table:table-cell>
          <table:table-cell table:formula="of:=DEGREES(ACOS(COS(RADIANS(90.833))/(COS(RADIANS([.$B$3]))*COS(RADIANS([.T163])))-TAN(RADIANS([.$B$3]))*TAN(RADIANS([.T163]))))" office:value-type="float" office:value="64.6939857758586">
            <text:p>64.69</text:p>
          </table:table-cell>
          <table:table-cell table:style-name="ce8" table:formula="of:=(720-4*[.$B$4]-[.V163]+[.$B$5]*60)/1440" office:value-type="float" office:value="0.491488250630043">
            <text:p>11:47:45</text:p>
          </table:table-cell>
          <table:table-cell table:style-name="ce8" table:formula="of:=[.X163]-[.W163]*4/1440" office:value-type="float" office:value="0.311782734585991">
            <text:p>7:28:58</text:p>
          </table:table-cell>
          <table:table-cell table:style-name="ce8" table:formula="of:=[.X163]+[.W163]*4/1440" office:value-type="float" office:value="0.671193766674094">
            <text:p>16:06:31</text:p>
          </table:table-cell>
          <table:table-cell table:style-name="ce11" table:formula="of:=8*[.W163]" office:value-type="float" office:value="517.551886206869">
            <text:p>517.55</text:p>
          </table:table-cell>
          <table:table-cell table:formula="of:=MOD([.E163]*1440+[.V163]+4*[.$B$4]-60*[.$B$5];1440)" office:value-type="float" office:value="984.256919092737">
            <text:p>984.26</text:p>
          </table:table-cell>
          <table:table-cell table:formula="of:=IF([.AB163]/4&lt;0;[.AB163]/4+180;[.AB163]/4-180)" office:value-type="float" office:value="66.0642297731843">
            <text:p>66.06</text:p>
          </table:table-cell>
          <table:table-cell table:formula="of:=DEGREES(ACOS(SIN(RADIANS([.$B$3]))*SIN(RADIANS([.T163]))+COS(RADIANS([.$B$3]))*COS(RADIANS([.T163]))*COS(RADIANS([.AC163]))))" office:value-type="float" office:value="91.5561989479396">
            <text:p>91.56</text:p>
          </table:table-cell>
          <table:table-cell table:formula="of:=90-[.AD163]" office:value-type="float" office:value="-1.55619894793961">
            <text:p>-1.56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212386308025173">
            <text:p>0.21</text:p>
          </table:table-cell>
          <table:table-cell table:formula="of:=[.AE163]+[.AF163]" office:value-type="float" office:value="-1.34381263991443">
            <text:p>-1.34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39.547806072578">
            <text:p>239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3]+0.1/24" office:value-type="float" office:value="0.679166666666665">
            <text:p>16:18:00</text:p>
          </table:table-cell>
          <table:table-cell table:style-name="ce9" table:formula="of:=[.D164]+2415018.5+[.E164]-[.$B$5]/24" office:value-type="float" office:value="2458872.1375">
            <text:p>2458872.14</text:p>
          </table:table-cell>
          <table:table-cell table:style-name="ce10" table:formula="of:=([.F164]-2451545)/36525" office:value-type="float" office:value="0.200606091718006">
            <text:p>0.20060609</text:p>
          </table:table-cell>
          <table:table-cell/>
          <table:table-cell table:formula="of:=MOD(280.46646+[.G164]*(36000.76983+[.G164]*0.0003032);360)" office:value-type="float" office:value="302.440206637438">
            <text:p>302.44</text:p>
          </table:table-cell>
          <table:table-cell table:formula="of:=357.52911+[.G164]*(35999.05029-0.0001537*[.G164])" office:value-type="float" office:value="7579.15788805155">
            <text:p>7579.16</text:p>
          </table:table-cell>
          <table:table-cell table:formula="of:=0.016708634-[.G164]*(0.000042037+0.0000001267*[.G164])" office:value-type="float" office:value="0.0167001960229592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0.640628991134489">
            <text:p>0.64</text:p>
          </table:table-cell>
          <table:table-cell table:formula="of:=[.I164]+[.L164]" office:value-type="float" office:value="303.080835628572">
            <text:p>303.08</text:p>
          </table:table-cell>
          <table:table-cell table:formula="of:=[.J164]+[.L164]" office:value-type="float" office:value="7579.79851704268">
            <text:p>7579.8</text:p>
          </table:table-cell>
          <table:table-cell table:formula="of:=(1.000001018*(1-[.K164]*[.K164]))/(1+[.K164]*COS(RADIANS([.N164])))" office:value-type="float" office:value="0.98425646034483">
            <text:p>0.98</text:p>
          </table:table-cell>
          <table:table-cell table:formula="of:=[.M164]-0.00569-0.00478*SIN(RADIANS(125.04-1934.136*[.G164]))" office:value-type="float" office:value="303.070401671293">
            <text:p>303.07</text:p>
          </table:table-cell>
          <table:table-cell table:formula="of:=23+(26+((21.448-[.G164]*(46.815+[.G164]*(0.00059-[.G164]*0.001813))))/60)/60" office:value-type="float" office:value="23.4366823935303">
            <text:p>23.44</text:p>
          </table:table-cell>
          <table:table-cell table:formula="of:=[.Q164]+0.00256*COS(RADIANS(125.04-1934.136*[.G164]))" office:value-type="float" office:value="23.4363686104154">
            <text:p>23.44</text:p>
          </table:table-cell>
          <table:table-cell table:formula="of:=DEGREES(ATAN2(COS(RADIANS([.P164]));COS(RADIANS([.R164]))*SIN(RADIANS([.P164]))))" office:value-type="float" office:value="-54.6364904254326">
            <text:p>-54.64</text:p>
          </table:table-cell>
          <table:table-cell table:formula="of:=DEGREES(ASIN(SIN(RADIANS([.R164]))*SIN(RADIANS([.P164]))))" office:value-type="float" office:value="-19.469093057723">
            <text:p>-19.47</text:p>
          </table:table-cell>
          <table:table-cell table:formula="of:=TAN(RADIANS([.R164]/2))*TAN(RADIANS([.R164]/2))" office:value-type="float" office:value="0.0430234933399629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-11.7441603188419">
            <text:p>-11.74</text:p>
          </table:table-cell>
          <table:table-cell table:formula="of:=DEGREES(ACOS(COS(RADIANS(90.833))/(COS(RADIANS([.$B$3]))*COS(RADIANS([.T164])))-TAN(RADIANS([.$B$3]))*TAN(RADIANS([.T164]))))" office:value-type="float" office:value="64.6955301818095">
            <text:p>64.7</text:p>
          </table:table-cell>
          <table:table-cell table:style-name="ce8" table:formula="of:=(720-4*[.$B$4]-[.V164]+[.$B$5]*60)/1440" office:value-type="float" office:value="0.491489000221418">
            <text:p>11:47:45</text:p>
          </table:table-cell>
          <table:table-cell table:style-name="ce8" table:formula="of:=[.X164]-[.W164]*4/1440" office:value-type="float" office:value="0.311779194160836">
            <text:p>7:28:58</text:p>
          </table:table-cell>
          <table:table-cell table:style-name="ce8" table:formula="of:=[.X164]+[.W164]*4/1440" office:value-type="float" office:value="0.671198806282">
            <text:p>16:06:32</text:p>
          </table:table-cell>
          <table:table-cell table:style-name="ce11" table:formula="of:=8*[.W164]" office:value-type="float" office:value="517.564241454476">
            <text:p>517.56</text:p>
          </table:table-cell>
          <table:table-cell table:formula="of:=MOD([.E164]*1440+[.V164]+4*[.$B$4]-60*[.$B$5];1440)" office:value-type="float" office:value="990.255839681156">
            <text:p>990.26</text:p>
          </table:table-cell>
          <table:table-cell table:formula="of:=IF([.AB164]/4&lt;0;[.AB164]/4+180;[.AB164]/4-180)" office:value-type="float" office:value="67.5639599202891">
            <text:p>67.56</text:p>
          </table:table-cell>
          <table:table-cell table:formula="of:=DEGREES(ACOS(SIN(RADIANS([.$B$3]))*SIN(RADIANS([.T164]))+COS(RADIANS([.$B$3]))*COS(RADIANS([.T164]))*COS(RADIANS([.AC164]))))" office:value-type="float" office:value="92.3560633188438">
            <text:p>92.36</text:p>
          </table:table-cell>
          <table:table-cell table:formula="of:=90-[.AD164]" office:value-type="float" office:value="-2.35606331884379">
            <text:p>-2.36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140238288269033">
            <text:p>0.14</text:p>
          </table:table-cell>
          <table:table-cell table:formula="of:=[.AE164]+[.AF164]" office:value-type="float" office:value="-2.21582503057476">
            <text:p>-2.22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40.714482681794">
            <text:p>240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4]+0.1/24" office:value-type="float" office:value="0.683333333333332">
            <text:p>16:24:00</text:p>
          </table:table-cell>
          <table:table-cell table:style-name="ce9" table:formula="of:=[.D165]+2415018.5+[.E165]-[.$B$5]/24" office:value-type="float" office:value="2458872.14166667">
            <text:p>2458872.14</text:p>
          </table:table-cell>
          <table:table-cell table:style-name="ce10" table:formula="of:=([.F165]-2451545)/36525" office:value-type="float" office:value="0.200606205795116">
            <text:p>0.20060621</text:p>
          </table:table-cell>
          <table:table-cell/>
          <table:table-cell table:formula="of:=MOD(280.46646+[.G165]*(36000.76983+[.G165]*0.0003032);360)" office:value-type="float" office:value="302.444313501207">
            <text:p>302.44</text:p>
          </table:table-cell>
          <table:table-cell table:formula="of:=357.52911+[.G165]*(35999.05029-0.0001537*[.G165])" office:value-type="float" office:value="7579.16199471914">
            <text:p>7579.16</text:p>
          </table:table-cell>
          <table:table-cell table:formula="of:=0.016708634-[.G165]*(0.000042037+0.0000001267*[.G165])" office:value-type="float" office:value="0.0167001960181579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0.640760832364004">
            <text:p>0.64</text:p>
          </table:table-cell>
          <table:table-cell table:formula="of:=[.I165]+[.L165]" office:value-type="float" office:value="303.085074333571">
            <text:p>303.09</text:p>
          </table:table-cell>
          <table:table-cell table:formula="of:=[.J165]+[.L165]" office:value-type="float" office:value="7579.8027555515">
            <text:p>7579.8</text:p>
          </table:table-cell>
          <table:table-cell table:formula="of:=(1.000001018*(1-[.K165]*[.K165]))/(1+[.K165]*COS(RADIANS([.N165])))" office:value-type="float" office:value="0.984256865882799">
            <text:p>0.98</text:p>
          </table:table-cell>
          <table:table-cell table:formula="of:=[.M165]-0.00569-0.00478*SIN(RADIANS(125.04-1934.136*[.G165]))" office:value-type="float" office:value="303.074640374035">
            <text:p>303.07</text:p>
          </table:table-cell>
          <table:table-cell table:formula="of:=23+(26+((21.448-[.G165]*(46.815+[.G165]*(0.00059-[.G165]*0.001813))))/60)/60" office:value-type="float" office:value="23.4366823920469">
            <text:p>23.44</text:p>
          </table:table-cell>
          <table:table-cell table:formula="of:=[.Q165]+0.00256*COS(RADIANS(125.04-1934.136*[.G165]))" office:value-type="float" office:value="23.4363686187159">
            <text:p>23.44</text:p>
          </table:table-cell>
          <table:table-cell table:formula="of:=DEGREES(ATAN2(COS(RADIANS([.P165]));COS(RADIANS([.R165]))*SIN(RADIANS([.P165]))))" office:value-type="float" office:value="-54.6321154177482">
            <text:p>-54.63</text:p>
          </table:table-cell>
          <table:table-cell table:formula="of:=DEGREES(ASIN(SIN(RADIANS([.R165]))*SIN(RADIANS([.P165]))))" office:value-type="float" office:value="-19.4681172999991">
            <text:p>-19.47</text:p>
          </table:table-cell>
          <table:table-cell table:formula="of:=TAN(RADIANS([.R165]/2))*TAN(RADIANS([.R165]/2))" office:value-type="float" office:value="0.043023493371305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11.7452395055664">
            <text:p>-11.75</text:p>
          </table:table-cell>
          <table:table-cell table:formula="of:=DEGREES(ACOS(COS(RADIANS(90.833))/(COS(RADIANS([.$B$3]))*COS(RADIANS([.T165])))-TAN(RADIANS([.$B$3]))*TAN(RADIANS([.T165]))))" office:value-type="float" office:value="64.6970747146712">
            <text:p>64.7</text:p>
          </table:table-cell>
          <table:table-cell table:style-name="ce8" table:formula="of:=(720-4*[.$B$4]-[.V165]+[.$B$5]*60)/1440" office:value-type="float" office:value="0.491489749656643">
            <text:p>11:47:45</text:p>
          </table:table-cell>
          <table:table-cell table:style-name="ce8" table:formula="of:=[.X165]-[.W165]*4/1440" office:value-type="float" office:value="0.311775653227001">
            <text:p>7:28:57</text:p>
          </table:table-cell>
          <table:table-cell table:style-name="ce8" table:formula="of:=[.X165]+[.W165]*4/1440" office:value-type="float" office:value="0.671203846086286">
            <text:p>16:06:32</text:p>
          </table:table-cell>
          <table:table-cell table:style-name="ce11" table:formula="of:=8*[.W165]" office:value-type="float" office:value="517.57659771737">
            <text:p>517.58</text:p>
          </table:table-cell>
          <table:table-cell table:formula="of:=MOD([.E165]*1440+[.V165]+4*[.$B$4]-60*[.$B$5];1440)" office:value-type="float" office:value="996.254760494432">
            <text:p>996.25</text:p>
          </table:table-cell>
          <table:table-cell table:formula="of:=IF([.AB165]/4&lt;0;[.AB165]/4+180;[.AB165]/4-180)" office:value-type="float" office:value="69.063690123608">
            <text:p>69.06</text:p>
          </table:table-cell>
          <table:table-cell table:formula="of:=DEGREES(ACOS(SIN(RADIANS([.$B$3]))*SIN(RADIANS([.T165]))+COS(RADIANS([.$B$3]))*COS(RADIANS([.T165]))*COS(RADIANS([.AC165]))))" office:value-type="float" office:value="93.165106277271">
            <text:p>93.17</text:p>
          </table:table-cell>
          <table:table-cell table:formula="of:=90-[.AD165]" office:value-type="float" office:value="-3.16510627727104">
            <text:p>-3.17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104344140332466">
            <text:p>0.1</text:p>
          </table:table-cell>
          <table:table-cell table:formula="of:=[.AE165]+[.AF165]" office:value-type="float" office:value="-3.06076213693857">
            <text:p>-3.06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41.875487516265">
            <text:p>241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5]+0.1/24" office:value-type="float" office:value="0.687499999999999">
            <text:p>16:30:00</text:p>
          </table:table-cell>
          <table:table-cell table:style-name="ce9" table:formula="of:=[.D166]+2415018.5+[.E166]-[.$B$5]/24" office:value-type="float" office:value="2458872.14583333">
            <text:p>2458872.15</text:p>
          </table:table-cell>
          <table:table-cell table:style-name="ce10" table:formula="of:=([.F166]-2451545)/36525" office:value-type="float" office:value="0.200606319872238">
            <text:p>0.20060632</text:p>
          </table:table-cell>
          <table:table-cell/>
          <table:table-cell table:formula="of:=MOD(280.46646+[.G166]*(36000.76983+[.G166]*0.0003032);360)" office:value-type="float" office:value="302.448420365435">
            <text:p>302.45</text:p>
          </table:table-cell>
          <table:table-cell table:formula="of:=357.52911+[.G166]*(35999.05029-0.0001537*[.G166])" office:value-type="float" office:value="7579.16610138719">
            <text:p>7579.17</text:p>
          </table:table-cell>
          <table:table-cell table:formula="of:=0.016708634-[.G166]*(0.000042037+0.0000001267*[.G166])" office:value-type="float" office:value="0.0167001960133567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0.640892670115516">
            <text:p>0.64</text:p>
          </table:table-cell>
          <table:table-cell table:formula="of:=[.I166]+[.L166]" office:value-type="float" office:value="303.08931303555">
            <text:p>303.09</text:p>
          </table:table-cell>
          <table:table-cell table:formula="of:=[.J166]+[.L166]" office:value-type="float" office:value="7579.8069940573">
            <text:p>7579.81</text:p>
          </table:table-cell>
          <table:table-cell table:formula="of:=(1.000001018*(1-[.K166]*[.K166]))/(1+[.K166]*COS(RADIANS([.N166])))" office:value-type="float" office:value="0.984257271504137">
            <text:p>0.98</text:p>
          </table:table-cell>
          <table:table-cell table:formula="of:=[.M166]-0.00569-0.00478*SIN(RADIANS(125.04-1934.136*[.G166]))" office:value-type="float" office:value="303.078879073758">
            <text:p>303.08</text:p>
          </table:table-cell>
          <table:table-cell table:formula="of:=23+(26+((21.448-[.G166]*(46.815+[.G166]*(0.00059-[.G166]*0.001813))))/60)/60" office:value-type="float" office:value="23.4366823905634">
            <text:p>23.44</text:p>
          </table:table-cell>
          <table:table-cell table:formula="of:=[.Q166]+0.00256*COS(RADIANS(125.04-1934.136*[.G166]))" office:value-type="float" office:value="23.4363686270164">
            <text:p>23.44</text:p>
          </table:table-cell>
          <table:table-cell table:formula="of:=DEGREES(ATAN2(COS(RADIANS([.P166]));COS(RADIANS([.R166]))*SIN(RADIANS([.P166]))))" office:value-type="float" office:value="-54.6277404658584">
            <text:p>-54.63</text:p>
          </table:table-cell>
          <table:table-cell table:formula="of:=DEGREES(ASIN(SIN(RADIANS([.R166]))*SIN(RADIANS([.P166]))))" office:value-type="float" office:value="-19.4671414379976">
            <text:p>-19.47</text:p>
          </table:table-cell>
          <table:table-cell table:formula="of:=TAN(RADIANS([.R166]/2))*TAN(RADIANS([.R166]/2))" office:value-type="float" office:value="0.0430234934026472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11.7463184676641">
            <text:p>-11.75</text:p>
          </table:table-cell>
          <table:table-cell table:formula="of:=DEGREES(ACOS(COS(RADIANS(90.833))/(COS(RADIANS([.$B$3]))*COS(RADIANS([.T166])))-TAN(RADIANS([.$B$3]))*TAN(RADIANS([.T166]))))" office:value-type="float" office:value="64.6986193747693">
            <text:p>64.7</text:p>
          </table:table-cell>
          <table:table-cell table:style-name="ce8" table:formula="of:=(720-4*[.$B$4]-[.V166]+[.$B$5]*60)/1440" office:value-type="float" office:value="0.491490498935878">
            <text:p>11:47:45</text:p>
          </table:table-cell>
          <table:table-cell table:style-name="ce8" table:formula="of:=[.X166]-[.W166]*4/1440" office:value-type="float" office:value="0.311772111783741">
            <text:p>7:28:57</text:p>
          </table:table-cell>
          <table:table-cell table:style-name="ce8" table:formula="of:=[.X166]+[.W166]*4/1440" office:value-type="float" office:value="0.671208886088015">
            <text:p>16:06:32</text:p>
          </table:table-cell>
          <table:table-cell table:style-name="ce11" table:formula="of:=8*[.W166]" office:value-type="float" office:value="517.588954998154">
            <text:p>517.59</text:p>
          </table:table-cell>
          <table:table-cell table:formula="of:=MOD([.E166]*1440+[.V166]+4*[.$B$4]-60*[.$B$5];1440)" office:value-type="float" office:value="1002.25368153233">
            <text:p>1002.25</text:p>
          </table:table-cell>
          <table:table-cell table:formula="of:=IF([.AB166]/4&lt;0;[.AB166]/4+180;[.AB166]/4-180)" office:value-type="float" office:value="70.5634203830836">
            <text:p>70.56</text:p>
          </table:table-cell>
          <table:table-cell table:formula="of:=DEGREES(ACOS(SIN(RADIANS([.$B$3]))*SIN(RADIANS([.T166]))+COS(RADIANS([.$B$3]))*COS(RADIANS([.T166]))*COS(RADIANS([.AC166]))))" office:value-type="float" office:value="93.9829527712592">
            <text:p>93.98</text:p>
          </table:table-cell>
          <table:table-cell table:formula="of:=90-[.AD166]" office:value-type="float" office:value="-3.98295277125924">
            <text:p>-3.98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828691594810128">
            <text:p>0.08</text:p>
          </table:table-cell>
          <table:table-cell table:formula="of:=[.AE166]+[.AF166]" office:value-type="float" office:value="-3.90008361177822">
            <text:p>-3.9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43.031211686208">
            <text:p>243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6]+0.1/24" office:value-type="float" office:value="0.691666666666665">
            <text:p>16:36:00</text:p>
          </table:table-cell>
          <table:table-cell table:style-name="ce9" table:formula="of:=[.D167]+2415018.5+[.E167]-[.$B$5]/24" office:value-type="float" office:value="2458872.15">
            <text:p>2458872.15</text:p>
          </table:table-cell>
          <table:table-cell table:style-name="ce10" table:formula="of:=([.F167]-2451545)/36525" office:value-type="float" office:value="0.20060643394936">
            <text:p>0.20060643</text:p>
          </table:table-cell>
          <table:table-cell/>
          <table:table-cell table:formula="of:=MOD(280.46646+[.G167]*(36000.76983+[.G167]*0.0003032);360)" office:value-type="float" office:value="302.452527229664">
            <text:p>302.45</text:p>
          </table:table-cell>
          <table:table-cell table:formula="of:=357.52911+[.G167]*(35999.05029-0.0001537*[.G167])" office:value-type="float" office:value="7579.17020805523">
            <text:p>7579.17</text:p>
          </table:table-cell>
          <table:table-cell table:formula="of:=0.016708634-[.G167]*(0.000042037+0.0000001267*[.G167])" office:value-type="float" office:value="0.0167001960085554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0.641024504373622">
            <text:p>0.64</text:p>
          </table:table-cell>
          <table:table-cell table:formula="of:=[.I167]+[.L167]" office:value-type="float" office:value="303.093551734038">
            <text:p>303.09</text:p>
          </table:table-cell>
          <table:table-cell table:formula="of:=[.J167]+[.L167]" office:value-type="float" office:value="7579.81123255961">
            <text:p>7579.81</text:p>
          </table:table-cell>
          <table:table-cell table:formula="of:=(1.000001018*(1-[.K167]*[.K167]))/(1+[.K167]*COS(RADIANS([.N167])))" office:value-type="float" office:value="0.984257677208796">
            <text:p>0.98</text:p>
          </table:table-cell>
          <table:table-cell table:formula="of:=[.M167]-0.00569-0.00478*SIN(RADIANS(125.04-1934.136*[.G167]))" office:value-type="float" office:value="303.08311776999">
            <text:p>303.08</text:p>
          </table:table-cell>
          <table:table-cell table:formula="of:=23+(26+((21.448-[.G167]*(46.815+[.G167]*(0.00059-[.G167]*0.001813))))/60)/60" office:value-type="float" office:value="23.4366823890799">
            <text:p>23.44</text:p>
          </table:table-cell>
          <table:table-cell table:formula="of:=[.Q167]+0.00256*COS(RADIANS(125.04-1934.136*[.G167]))" office:value-type="float" office:value="23.4363686353169">
            <text:p>23.44</text:p>
          </table:table-cell>
          <table:table-cell table:formula="of:=DEGREES(ATAN2(COS(RADIANS([.P167]));COS(RADIANS([.R167]))*SIN(RADIANS([.P167]))))" office:value-type="float" office:value="-54.6233655702527">
            <text:p>-54.62</text:p>
          </table:table-cell>
          <table:table-cell table:formula="of:=DEGREES(ASIN(SIN(RADIANS([.R167]))*SIN(RADIANS([.P167]))))" office:value-type="float" office:value="-19.4661654718343">
            <text:p>-19.47</text:p>
          </table:table-cell>
          <table:table-cell table:formula="of:=TAN(RADIANS([.R167]/2))*TAN(RADIANS([.R167]/2))" office:value-type="float" office:value="0.0430234934339894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11.7473972050026">
            <text:p>-11.75</text:p>
          </table:table-cell>
          <table:table-cell table:formula="of:=DEGREES(ACOS(COS(RADIANS(90.833))/(COS(RADIANS([.$B$3]))*COS(RADIANS([.T167])))-TAN(RADIANS([.$B$3]))*TAN(RADIANS([.T167]))))" office:value-type="float" office:value="64.700164161912">
            <text:p>64.7</text:p>
          </table:table-cell>
          <table:table-cell table:style-name="ce8" table:formula="of:=(720-4*[.$B$4]-[.V167]+[.$B$5]*60)/1440" office:value-type="float" office:value="0.49149124805903">
            <text:p>11:47:45</text:p>
          </table:table-cell>
          <table:table-cell table:style-name="ce8" table:formula="of:=[.X167]-[.W167]*4/1440" office:value-type="float" office:value="0.311768569831496">
            <text:p>7:28:57</text:p>
          </table:table-cell>
          <table:table-cell table:style-name="ce8" table:formula="of:=[.X167]+[.W167]*4/1440" office:value-type="float" office:value="0.671213926286563">
            <text:p>16:06:33</text:p>
          </table:table-cell>
          <table:table-cell table:style-name="ce11" table:formula="of:=8*[.W167]" office:value-type="float" office:value="517.601313295296">
            <text:p>517.6</text:p>
          </table:table-cell>
          <table:table-cell table:formula="of:=MOD([.E167]*1440+[.V167]+4*[.$B$4]-60*[.$B$5];1440)" office:value-type="float" office:value="1008.252602795">
            <text:p>1008.25</text:p>
          </table:table-cell>
          <table:table-cell table:formula="of:=IF([.AB167]/4&lt;0;[.AB167]/4+180;[.AB167]/4-180)" office:value-type="float" office:value="72.0631506987489">
            <text:p>72.06</text:p>
          </table:table-cell>
          <table:table-cell table:formula="of:=DEGREES(ACOS(SIN(RADIANS([.$B$3]))*SIN(RADIANS([.T167]))+COS(RADIANS([.$B$3]))*COS(RADIANS([.T167]))*COS(RADIANS([.AC167]))))" office:value-type="float" office:value="94.8092317149903">
            <text:p>94.81</text:p>
          </table:table-cell>
          <table:table-cell table:formula="of:=90-[.AD167]" office:value-type="float" office:value="-4.80923171499029">
            <text:p>-4.81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685805771792171">
            <text:p>0.07</text:p>
          </table:table-cell>
          <table:table-cell table:formula="of:=[.AE167]+[.AF167]" office:value-type="float" office:value="-4.74065113781107">
            <text:p>-4.74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44.182059242219">
            <text:p>244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7]+0.1/24" office:value-type="float" office:value="0.695833333333332">
            <text:p>16:42:00</text:p>
          </table:table-cell>
          <table:table-cell table:style-name="ce9" table:formula="of:=[.D168]+2415018.5+[.E168]-[.$B$5]/24" office:value-type="float" office:value="2458872.15416667">
            <text:p>2458872.15</text:p>
          </table:table-cell>
          <table:table-cell table:style-name="ce10" table:formula="of:=([.F168]-2451545)/36525" office:value-type="float" office:value="0.200606548026469">
            <text:p>0.20060655</text:p>
          </table:table-cell>
          <table:table-cell/>
          <table:table-cell table:formula="of:=MOD(280.46646+[.G168]*(36000.76983+[.G168]*0.0003032);360)" office:value-type="float" office:value="302.456634093435">
            <text:p>302.46</text:p>
          </table:table-cell>
          <table:table-cell table:formula="of:=357.52911+[.G168]*(35999.05029-0.0001537*[.G168])" office:value-type="float" office:value="7579.17431472282">
            <text:p>7579.17</text:p>
          </table:table-cell>
          <table:table-cell table:formula="of:=0.016708634-[.G168]*(0.000042037+0.0000001267*[.G168])" office:value-type="float" office:value="0.0167001960037541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0.641156335122762">
            <text:p>0.64</text:p>
          </table:table-cell>
          <table:table-cell table:formula="of:=[.I168]+[.L168]" office:value-type="float" office:value="303.097790428558">
            <text:p>303.1</text:p>
          </table:table-cell>
          <table:table-cell table:formula="of:=[.J168]+[.L168]" office:value-type="float" office:value="7579.81547105794">
            <text:p>7579.82</text:p>
          </table:table-cell>
          <table:table-cell table:formula="of:=(1.000001018*(1-[.K168]*[.K168]))/(1+[.K168]*COS(RADIANS([.N168])))" office:value-type="float" office:value="0.984258082996729">
            <text:p>0.98</text:p>
          </table:table-cell>
          <table:table-cell table:formula="of:=[.M168]-0.00569-0.00478*SIN(RADIANS(125.04-1934.136*[.G168]))" office:value-type="float" office:value="303.087356462254">
            <text:p>303.09</text:p>
          </table:table-cell>
          <table:table-cell table:formula="of:=23+(26+((21.448-[.G168]*(46.815+[.G168]*(0.00059-[.G168]*0.001813))))/60)/60" office:value-type="float" office:value="23.4366823875964">
            <text:p>23.44</text:p>
          </table:table-cell>
          <table:table-cell table:formula="of:=[.Q168]+0.00256*COS(RADIANS(125.04-1934.136*[.G168]))" office:value-type="float" office:value="23.4363686436174">
            <text:p>23.44</text:p>
          </table:table-cell>
          <table:table-cell table:formula="of:=DEGREES(ATAN2(COS(RADIANS([.P168]));COS(RADIANS([.R168]))*SIN(RADIANS([.P168]))))" office:value-type="float" office:value="-54.6189907314239">
            <text:p>-54.62</text:p>
          </table:table-cell>
          <table:table-cell table:formula="of:=DEGREES(ASIN(SIN(RADIANS([.R168]))*SIN(RADIANS([.P168]))))" office:value-type="float" office:value="-19.4651894016262">
            <text:p>-19.47</text:p>
          </table:table-cell>
          <table:table-cell table:formula="of:=TAN(RADIANS([.R168]/2))*TAN(RADIANS([.R168]/2))" office:value-type="float" office:value="0.0430234934653316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11.7484757174485">
            <text:p>-11.75</text:p>
          </table:table-cell>
          <table:table-cell table:formula="of:=DEGREES(ACOS(COS(RADIANS(90.833))/(COS(RADIANS([.$B$3]))*COS(RADIANS([.T168])))-TAN(RADIANS([.$B$3]))*TAN(RADIANS([.T168]))))" office:value-type="float" office:value="64.7017090759062">
            <text:p>64.7</text:p>
          </table:table-cell>
          <table:table-cell table:style-name="ce8" table:formula="of:=(720-4*[.$B$4]-[.V168]+[.$B$5]*60)/1440" office:value-type="float" office:value="0.491491997026006">
            <text:p>11:47:45</text:p>
          </table:table-cell>
          <table:table-cell table:style-name="ce8" table:formula="of:=[.X168]-[.W168]*4/1440" office:value-type="float" office:value="0.311765027370711">
            <text:p>7:28:56</text:p>
          </table:table-cell>
          <table:table-cell table:style-name="ce8" table:formula="of:=[.X168]+[.W168]*4/1440" office:value-type="float" office:value="0.671218966681301">
            <text:p>16:06:33</text:p>
          </table:table-cell>
          <table:table-cell table:style-name="ce11" table:formula="of:=8*[.W168]" office:value-type="float" office:value="517.613672607249">
            <text:p>517.61</text:p>
          </table:table-cell>
          <table:table-cell table:formula="of:=MOD([.E168]*1440+[.V168]+4*[.$B$4]-60*[.$B$5];1440)" office:value-type="float" office:value="1014.25152428255">
            <text:p>1014.25</text:p>
          </table:table-cell>
          <table:table-cell table:formula="of:=IF([.AB168]/4&lt;0;[.AB168]/4+180;[.AB168]/4-180)" office:value-type="float" office:value="73.5628810706375">
            <text:p>73.56</text:p>
          </table:table-cell>
          <table:table-cell table:formula="of:=DEGREES(ACOS(SIN(RADIANS([.$B$3]))*SIN(RADIANS([.T168]))+COS(RADIANS([.$B$3]))*COS(RADIANS([.T168]))*COS(RADIANS([.AC168]))))" office:value-type="float" office:value="95.6435758272204">
            <text:p>95.64</text:p>
          </table:table-cell>
          <table:table-cell table:formula="of:=90-[.AD168]" office:value-type="float" office:value="-5.6435758272204">
            <text:p>-5.64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583897179281471">
            <text:p>0.06</text:p>
          </table:table-cell>
          <table:table-cell table:formula="of:=[.AE168]+[.AF168]" office:value-type="float" office:value="-5.58518610929226">
            <text:p>-5.59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45.328446954409">
            <text:p>245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8]+0.1/24" office:value-type="float" office:value="0.699999999999999">
            <text:p>16:48:00</text:p>
          </table:table-cell>
          <table:table-cell table:style-name="ce9" table:formula="of:=[.D169]+2415018.5+[.E169]-[.$B$5]/24" office:value-type="float" office:value="2458872.15833333">
            <text:p>2458872.16</text:p>
          </table:table-cell>
          <table:table-cell table:style-name="ce10" table:formula="of:=([.F169]-2451545)/36525" office:value-type="float" office:value="0.200606662103591">
            <text:p>0.20060666</text:p>
          </table:table-cell>
          <table:table-cell/>
          <table:table-cell table:formula="of:=MOD(280.46646+[.G169]*(36000.76983+[.G169]*0.0003032);360)" office:value-type="float" office:value="302.460740957664">
            <text:p>302.46</text:p>
          </table:table-cell>
          <table:table-cell table:formula="of:=357.52911+[.G169]*(35999.05029-0.0001537*[.G169])" office:value-type="float" office:value="7579.17842139087">
            <text:p>7579.18</text:p>
          </table:table-cell>
          <table:table-cell table:formula="of:=0.016708634-[.G169]*(0.000042037+0.0000001267*[.G169])" office:value-type="float" office:value="0.0167001959989529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0.641288162391758">
            <text:p>0.64</text:p>
          </table:table-cell>
          <table:table-cell table:formula="of:=[.I169]+[.L169]" office:value-type="float" office:value="303.102029120056">
            <text:p>303.1</text:p>
          </table:table-cell>
          <table:table-cell table:formula="of:=[.J169]+[.L169]" office:value-type="float" office:value="7579.81970955326">
            <text:p>7579.82</text:p>
          </table:table-cell>
          <table:table-cell table:formula="of:=(1.000001018*(1-[.K169]*[.K169]))/(1+[.K169]*COS(RADIANS([.N169])))" office:value-type="float" office:value="0.984258488868022">
            <text:p>0.98</text:p>
          </table:table-cell>
          <table:table-cell table:formula="of:=[.M169]-0.00569-0.00478*SIN(RADIANS(125.04-1934.136*[.G169]))" office:value-type="float" office:value="303.091595151496">
            <text:p>303.09</text:p>
          </table:table-cell>
          <table:table-cell table:formula="of:=23+(26+((21.448-[.G169]*(46.815+[.G169]*(0.00059-[.G169]*0.001813))))/60)/60" office:value-type="float" office:value="23.4366823861129">
            <text:p>23.44</text:p>
          </table:table-cell>
          <table:table-cell table:formula="of:=[.Q169]+0.00256*COS(RADIANS(125.04-1934.136*[.G169]))" office:value-type="float" office:value="23.436368651918">
            <text:p>23.44</text:p>
          </table:table-cell>
          <table:table-cell table:formula="of:=DEGREES(ATAN2(COS(RADIANS([.P169]));COS(RADIANS([.R169]))*SIN(RADIANS([.P169]))))" office:value-type="float" office:value="-54.6146159483992">
            <text:p>-54.61</text:p>
          </table:table-cell>
          <table:table-cell table:formula="of:=DEGREES(ASIN(SIN(RADIANS([.R169]))*SIN(RADIANS([.P169]))))" office:value-type="float" office:value="-19.4642132271628">
            <text:p>-19.46</text:p>
          </table:table-cell>
          <table:table-cell table:formula="of:=TAN(RADIANS([.R169]/2))*TAN(RADIANS([.R169]/2))" office:value-type="float" office:value="0.0430234934966738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11.7495540052306">
            <text:p>-11.75</text:p>
          </table:table-cell>
          <table:table-cell table:formula="of:=DEGREES(ACOS(COS(RADIANS(90.833))/(COS(RADIANS([.$B$3]))*COS(RADIANS([.T169])))-TAN(RADIANS([.$B$3]))*TAN(RADIANS([.T169]))))" office:value-type="float" office:value="64.7032541170763">
            <text:p>64.7</text:p>
          </table:table-cell>
          <table:table-cell table:style-name="ce8" table:formula="of:=(720-4*[.$B$4]-[.V169]+[.$B$5]*60)/1440" office:value-type="float" office:value="0.491492745836966">
            <text:p>11:47:45</text:p>
          </table:table-cell>
          <table:table-cell table:style-name="ce8" table:formula="of:=[.X169]-[.W169]*4/1440" office:value-type="float" office:value="0.311761484400643">
            <text:p>7:28:56</text:p>
          </table:table-cell>
          <table:table-cell table:style-name="ce8" table:formula="of:=[.X169]+[.W169]*4/1440" office:value-type="float" office:value="0.671224007273289">
            <text:p>16:06:34</text:p>
          </table:table-cell>
          <table:table-cell table:style-name="ce11" table:formula="of:=8*[.W169]" office:value-type="float" office:value="517.626032936611">
            <text:p>517.63</text:p>
          </table:table-cell>
          <table:table-cell table:formula="of:=MOD([.E169]*1440+[.V169]+4*[.$B$4]-60*[.$B$5];1440)" office:value-type="float" office:value="1020.25044599477">
            <text:p>1020.25</text:p>
          </table:table-cell>
          <table:table-cell table:formula="of:=IF([.AB169]/4&lt;0;[.AB169]/4+180;[.AB169]/4-180)" office:value-type="float" office:value="75.0626114986919">
            <text:p>75.06</text:p>
          </table:table-cell>
          <table:table-cell table:formula="of:=DEGREES(ACOS(SIN(RADIANS([.$B$3]))*SIN(RADIANS([.T169]))+COS(RADIANS([.$B$3]))*COS(RADIANS([.T169]))*COS(RADIANS([.AC169]))))" office:value-type="float" office:value="96.485621437557">
            <text:p>96.49</text:p>
          </table:table-cell>
          <table:table-cell table:formula="of:=90-[.AD169]" office:value-type="float" office:value="-6.48562143755703">
            <text:p>-6.49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507558823727332">
            <text:p>0.05</text:p>
          </table:table-cell>
          <table:table-cell table:formula="of:=[.AE169]+[.AF169]" office:value-type="float" office:value="-6.4348655551843">
            <text:p>-6.43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46.470804163409">
            <text:p>246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69]+0.1/24" office:value-type="float" office:value="0.704166666666665">
            <text:p>16:54:00</text:p>
          </table:table-cell>
          <table:table-cell table:style-name="ce9" table:formula="of:=[.D170]+2415018.5+[.E170]-[.$B$5]/24" office:value-type="float" office:value="2458872.1625">
            <text:p>2458872.16</text:p>
          </table:table-cell>
          <table:table-cell table:style-name="ce10" table:formula="of:=([.F170]-2451545)/36525" office:value-type="float" office:value="0.200606776180701">
            <text:p>0.20060678</text:p>
          </table:table-cell>
          <table:table-cell/>
          <table:table-cell table:formula="of:=MOD(280.46646+[.G170]*(36000.76983+[.G170]*0.0003032);360)" office:value-type="float" office:value="302.464847821432">
            <text:p>302.46</text:p>
          </table:table-cell>
          <table:table-cell table:formula="of:=357.52911+[.G170]*(35999.05029-0.0001537*[.G170])" office:value-type="float" office:value="7579.18252805846">
            <text:p>7579.18</text:p>
          </table:table-cell>
          <table:table-cell table:formula="of:=0.016708634-[.G170]*(0.000042037+0.0000001267*[.G170])" office:value-type="float" office:value="0.0167001959941516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0.641419986150467">
            <text:p>0.64</text:p>
          </table:table-cell>
          <table:table-cell table:formula="of:=[.I170]+[.L170]" office:value-type="float" office:value="303.106267807583">
            <text:p>303.11</text:p>
          </table:table-cell>
          <table:table-cell table:formula="of:=[.J170]+[.L170]" office:value-type="float" office:value="7579.82394804461">
            <text:p>7579.82</text:p>
          </table:table-cell>
          <table:table-cell table:formula="of:=(1.000001018*(1-[.K170]*[.K170]))/(1+[.K170]*COS(RADIANS([.N170])))" office:value-type="float" office:value="0.984258894822585">
            <text:p>0.98</text:p>
          </table:table-cell>
          <table:table-cell table:formula="of:=[.M170]-0.00569-0.00478*SIN(RADIANS(125.04-1934.136*[.G170]))" office:value-type="float" office:value="303.095833836767">
            <text:p>303.1</text:p>
          </table:table-cell>
          <table:table-cell table:formula="of:=23+(26+((21.448-[.G170]*(46.815+[.G170]*(0.00059-[.G170]*0.001813))))/60)/60" office:value-type="float" office:value="23.4366823846295">
            <text:p>23.44</text:p>
          </table:table-cell>
          <table:table-cell table:formula="of:=[.Q170]+0.00256*COS(RADIANS(125.04-1934.136*[.G170]))" office:value-type="float" office:value="23.4363686602185">
            <text:p>23.44</text:p>
          </table:table-cell>
          <table:table-cell table:formula="of:=DEGREES(ATAN2(COS(RADIANS([.P170]));COS(RADIANS([.R170]))*SIN(RADIANS([.P170]))))" office:value-type="float" office:value="-54.6102412221588">
            <text:p>-54.61</text:p>
          </table:table-cell>
          <table:table-cell table:formula="of:=DEGREES(ASIN(SIN(RADIANS([.R170]))*SIN(RADIANS([.P170]))))" office:value-type="float" office:value="-19.4632369486696">
            <text:p>-19.46</text:p>
          </table:table-cell>
          <table:table-cell table:formula="of:=TAN(RADIANS([.R170]/2))*TAN(RADIANS([.R170]/2))" office:value-type="float" office:value="0.0430234935280161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1.750632068096">
            <text:p>-11.75</text:p>
          </table:table-cell>
          <table:table-cell table:formula="of:=DEGREES(ACOS(COS(RADIANS(90.833))/(COS(RADIANS([.$B$3]))*COS(RADIANS([.T170])))-TAN(RADIANS([.$B$3]))*TAN(RADIANS([.T170]))))" office:value-type="float" office:value="64.7047992850574">
            <text:p>64.7</text:p>
          </table:table-cell>
          <table:table-cell table:style-name="ce8" table:formula="of:=(720-4*[.$B$4]-[.V170]+[.$B$5]*60)/1440" office:value-type="float" office:value="0.491493494491733">
            <text:p>11:47:45</text:p>
          </table:table-cell>
          <table:table-cell table:style-name="ce8" table:formula="of:=[.X170]-[.W170]*4/1440" office:value-type="float" office:value="0.31175794092213">
            <text:p>7:28:56</text:p>
          </table:table-cell>
          <table:table-cell table:style-name="ce8" table:formula="of:=[.X170]+[.W170]*4/1440" office:value-type="float" office:value="0.671229048061337">
            <text:p>16:06:34</text:p>
          </table:table-cell>
          <table:table-cell table:style-name="ce11" table:formula="of:=8*[.W170]" office:value-type="float" office:value="517.638394280459">
            <text:p>517.64</text:p>
          </table:table-cell>
          <table:table-cell table:formula="of:=MOD([.E170]*1440+[.V170]+4*[.$B$4]-60*[.$B$5];1440)" office:value-type="float" office:value="1026.2493679319">
            <text:p>1026.25</text:p>
          </table:table-cell>
          <table:table-cell table:formula="of:=IF([.AB170]/4&lt;0;[.AB170]/4+180;[.AB170]/4-180)" office:value-type="float" office:value="76.5623419829756">
            <text:p>76.56</text:p>
          </table:table-cell>
          <table:table-cell table:formula="of:=DEGREES(ACOS(SIN(RADIANS([.$B$3]))*SIN(RADIANS([.T170]))+COS(RADIANS([.$B$3]))*COS(RADIANS([.T170]))*COS(RADIANS([.AC170]))))" office:value-type="float" office:value="97.3350082628705">
            <text:p>97.34</text:p>
          </table:table-cell>
          <table:table-cell table:formula="of:=90-[.AD170]" office:value-type="float" office:value="-7.33500826287052">
            <text:p>-7.34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448245721859631">
            <text:p>0.04</text:p>
          </table:table-cell>
          <table:table-cell table:formula="of:=[.AE170]+[.AF170]" office:value-type="float" office:value="-7.29018369068455">
            <text:p>-7.29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47.609572702826">
            <text:p>247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0]+0.1/24" office:value-type="float" office:value="0.708333333333332">
            <text:p>17:00:00</text:p>
          </table:table-cell>
          <table:table-cell table:style-name="ce9" table:formula="of:=[.D171]+2415018.5+[.E171]-[.$B$5]/24" office:value-type="float" office:value="2458872.16666667">
            <text:p>2458872.17</text:p>
          </table:table-cell>
          <table:table-cell table:style-name="ce10" table:formula="of:=([.F171]-2451545)/36525" office:value-type="float" office:value="0.200606890257823">
            <text:p>0.20060689</text:p>
          </table:table-cell>
          <table:table-cell/>
          <table:table-cell table:formula="of:=MOD(280.46646+[.G171]*(36000.76983+[.G171]*0.0003032);360)" office:value-type="float" office:value="302.468954685662">
            <text:p>302.47</text:p>
          </table:table-cell>
          <table:table-cell table:formula="of:=357.52911+[.G171]*(35999.05029-0.0001537*[.G171])" office:value-type="float" office:value="7579.18663472651">
            <text:p>7579.19</text:p>
          </table:table-cell>
          <table:table-cell table:formula="of:=0.016708634-[.G171]*(0.000042037+0.0000001267*[.G171])" office:value-type="float" office:value="0.0167001959893504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0.641551806427553">
            <text:p>0.64</text:p>
          </table:table-cell>
          <table:table-cell table:formula="of:=[.I171]+[.L171]" office:value-type="float" office:value="303.110506492089">
            <text:p>303.11</text:p>
          </table:table-cell>
          <table:table-cell table:formula="of:=[.J171]+[.L171]" office:value-type="float" office:value="7579.82818653293">
            <text:p>7579.83</text:p>
          </table:table-cell>
          <table:table-cell table:formula="of:=(1.000001018*(1-[.K171]*[.K171]))/(1+[.K171]*COS(RADIANS([.N171])))" office:value-type="float" office:value="0.984259300860504">
            <text:p>0.98</text:p>
          </table:table-cell>
          <table:table-cell table:formula="of:=[.M171]-0.00569-0.00478*SIN(RADIANS(125.04-1934.136*[.G171]))" office:value-type="float" office:value="303.100072519018">
            <text:p>303.1</text:p>
          </table:table-cell>
          <table:table-cell table:formula="of:=23+(26+((21.448-[.G171]*(46.815+[.G171]*(0.00059-[.G171]*0.001813))))/60)/60" office:value-type="float" office:value="23.436682383146">
            <text:p>23.44</text:p>
          </table:table-cell>
          <table:table-cell table:formula="of:=[.Q171]+0.00256*COS(RADIANS(125.04-1934.136*[.G171]))" office:value-type="float" office:value="23.436368668519">
            <text:p>23.44</text:p>
          </table:table-cell>
          <table:table-cell table:formula="of:=DEGREES(ATAN2(COS(RADIANS([.P171]));COS(RADIANS([.R171]))*SIN(RADIANS([.P171]))))" office:value-type="float" office:value="-54.6058665517243">
            <text:p>-54.61</text:p>
          </table:table-cell>
          <table:table-cell table:formula="of:=DEGREES(ASIN(SIN(RADIANS([.R171]))*SIN(RADIANS([.P171]))))" office:value-type="float" office:value="-19.4622605659351">
            <text:p>-19.46</text:p>
          </table:table-cell>
          <table:table-cell table:formula="of:=TAN(RADIANS([.R171]/2))*TAN(RADIANS([.R171]/2))" office:value-type="float" office:value="0.0430234935593584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1.7517099062735">
            <text:p>-11.75</text:p>
          </table:table-cell>
          <table:table-cell table:formula="of:=DEGREES(ACOS(COS(RADIANS(90.833))/(COS(RADIANS([.$B$3]))*COS(RADIANS([.T171])))-TAN(RADIANS([.$B$3]))*TAN(RADIANS([.T171]))))" office:value-type="float" office:value="64.7063445801757">
            <text:p>64.71</text:p>
          </table:table-cell>
          <table:table-cell table:style-name="ce8" table:formula="of:=(720-4*[.$B$4]-[.V171]+[.$B$5]*60)/1440" office:value-type="float" office:value="0.491494242990468">
            <text:p>11:47:45</text:p>
          </table:table-cell>
          <table:table-cell table:style-name="ce8" table:formula="of:=[.X171]-[.W171]*4/1440" office:value-type="float" office:value="0.311754396934424">
            <text:p>7:28:56</text:p>
          </table:table-cell>
          <table:table-cell table:style-name="ce8" table:formula="of:=[.X171]+[.W171]*4/1440" office:value-type="float" office:value="0.671234089046511">
            <text:p>16:06:35</text:p>
          </table:table-cell>
          <table:table-cell table:style-name="ce11" table:formula="of:=8*[.W171]" office:value-type="float" office:value="517.650756641406">
            <text:p>517.65</text:p>
          </table:table-cell>
          <table:table-cell table:formula="of:=MOD([.E171]*1440+[.V171]+4*[.$B$4]-60*[.$B$5];1440)" office:value-type="float" office:value="1032.24829009372">
            <text:p>1032.25</text:p>
          </table:table-cell>
          <table:table-cell table:formula="of:=IF([.AB171]/4&lt;0;[.AB171]/4+180;[.AB171]/4-180)" office:value-type="float" office:value="78.0620725234312">
            <text:p>78.06</text:p>
          </table:table-cell>
          <table:table-cell table:formula="of:=DEGREES(ACOS(SIN(RADIANS([.$B$3]))*SIN(RADIANS([.T171]))+COS(RADIANS([.$B$3]))*COS(RADIANS([.T171]))*COS(RADIANS([.AC171]))))" office:value-type="float" office:value="98.191379152297">
            <text:p>98.19</text:p>
          </table:table-cell>
          <table:table-cell table:formula="of:=90-[.AD171]" office:value-type="float" office:value="-8.19137915229702">
            <text:p>-8.19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400837470837132">
            <text:p>0.04</text:p>
          </table:table-cell>
          <table:table-cell table:formula="of:=[.AE171]+[.AF171]" office:value-type="float" office:value="-8.1512954052133">
            <text:p>-8.15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48.745206894119">
            <text:p>248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1]+0.1/24" office:value-type="float" office:value="0.712499999999999">
            <text:p>17:06:00</text:p>
          </table:table-cell>
          <table:table-cell table:style-name="ce9" table:formula="of:=[.D172]+2415018.5+[.E172]-[.$B$5]/24" office:value-type="float" office:value="2458872.17083333">
            <text:p>2458872.17</text:p>
          </table:table-cell>
          <table:table-cell table:style-name="ce10" table:formula="of:=([.F172]-2451545)/36525" office:value-type="float" office:value="0.200607004334932">
            <text:p>0.20060700</text:p>
          </table:table-cell>
          <table:table-cell/>
          <table:table-cell table:formula="of:=MOD(280.46646+[.G172]*(36000.76983+[.G172]*0.0003032);360)" office:value-type="float" office:value="302.473061549432">
            <text:p>302.47</text:p>
          </table:table-cell>
          <table:table-cell table:formula="of:=357.52911+[.G172]*(35999.05029-0.0001537*[.G172])" office:value-type="float" office:value="7579.19074139409">
            <text:p>7579.19</text:p>
          </table:table-cell>
          <table:table-cell table:formula="of:=0.016708634-[.G172]*(0.000042037+0.0000001267*[.G172])" office:value-type="float" office:value="0.0167001959845491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0.641683623192926">
            <text:p>0.64</text:p>
          </table:table-cell>
          <table:table-cell table:formula="of:=[.I172]+[.L172]" office:value-type="float" office:value="303.114745172625">
            <text:p>303.11</text:p>
          </table:table-cell>
          <table:table-cell table:formula="of:=[.J172]+[.L172]" office:value-type="float" office:value="7579.83242501729">
            <text:p>7579.83</text:p>
          </table:table-cell>
          <table:table-cell table:formula="of:=(1.000001018*(1-[.K172]*[.K172]))/(1+[.K172]*COS(RADIANS([.N172])))" office:value-type="float" office:value="0.984259706981688">
            <text:p>0.98</text:p>
          </table:table-cell>
          <table:table-cell table:formula="of:=[.M172]-0.00569-0.00478*SIN(RADIANS(125.04-1934.136*[.G172]))" office:value-type="float" office:value="303.104311197298">
            <text:p>303.1</text:p>
          </table:table-cell>
          <table:table-cell table:formula="of:=23+(26+((21.448-[.G172]*(46.815+[.G172]*(0.00059-[.G172]*0.001813))))/60)/60" office:value-type="float" office:value="23.4366823816625">
            <text:p>23.44</text:p>
          </table:table-cell>
          <table:table-cell table:formula="of:=[.Q172]+0.00256*COS(RADIANS(125.04-1934.136*[.G172]))" office:value-type="float" office:value="23.4363686768196">
            <text:p>23.44</text:p>
          </table:table-cell>
          <table:table-cell table:formula="of:=DEGREES(ATAN2(COS(RADIANS([.P172]));COS(RADIANS([.R172]))*SIN(RADIANS([.P172]))))" office:value-type="float" office:value="-54.6014919380787">
            <text:p>-54.6</text:p>
          </table:table-cell>
          <table:table-cell table:formula="of:=DEGREES(ASIN(SIN(RADIANS([.R172]))*SIN(RADIANS([.P172]))))" office:value-type="float" office:value="-19.4612840791854">
            <text:p>-19.46</text:p>
          </table:table-cell>
          <table:table-cell table:formula="of:=TAN(RADIANS([.R172]/2))*TAN(RADIANS([.R172]/2))" office:value-type="float" office:value="0.0430234935907007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1.75278751951">
            <text:p>-11.75</text:p>
          </table:table-cell>
          <table:table-cell table:formula="of:=DEGREES(ACOS(COS(RADIANS(90.833))/(COS(RADIANS([.$B$3]))*COS(RADIANS([.T172])))-TAN(RADIANS([.$B$3]))*TAN(RADIANS([.T172]))))" office:value-type="float" office:value="64.7078900020653">
            <text:p>64.71</text:p>
          </table:table-cell>
          <table:table-cell table:style-name="ce8" table:formula="of:=(720-4*[.$B$4]-[.V172]+[.$B$5]*60)/1440" office:value-type="float" office:value="0.491494991332993">
            <text:p>11:47:45</text:p>
          </table:table-cell>
          <table:table-cell table:style-name="ce8" table:formula="of:=[.X172]-[.W172]*4/1440" office:value-type="float" office:value="0.311750852438367">
            <text:p>7:28:55</text:p>
          </table:table-cell>
          <table:table-cell table:style-name="ce8" table:formula="of:=[.X172]+[.W172]*4/1440" office:value-type="float" office:value="0.671239130227619">
            <text:p>16:06:35</text:p>
          </table:table-cell>
          <table:table-cell table:style-name="ce11" table:formula="of:=8*[.W172]" office:value-type="float" office:value="517.663120016522">
            <text:p>517.66</text:p>
          </table:table-cell>
          <table:table-cell table:formula="of:=MOD([.E172]*1440+[.V172]+4*[.$B$4]-60*[.$B$5];1440)" office:value-type="float" office:value="1038.24721248049">
            <text:p>1038.25</text:p>
          </table:table-cell>
          <table:table-cell table:formula="of:=IF([.AB172]/4&lt;0;[.AB172]/4+180;[.AB172]/4-180)" office:value-type="float" office:value="79.561803120122">
            <text:p>79.56</text:p>
          </table:table-cell>
          <table:table-cell table:formula="of:=DEGREES(ACOS(SIN(RADIANS([.$B$3]))*SIN(RADIANS([.T172]))+COS(RADIANS([.$B$3]))*COS(RADIANS([.T172]))*COS(RADIANS([.AC172]))))" office:value-type="float" office:value="99.0543798049634">
            <text:p>99.05</text:p>
          </table:table-cell>
          <table:table-cell table:formula="of:=90-[.AD172]" office:value-type="float" office:value="-9.05437980496342">
            <text:p>-9.05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362078967758029">
            <text:p>0.04</text:p>
          </table:table-cell>
          <table:table-cell table:formula="of:=[.AE172]+[.AF172]" office:value-type="float" office:value="-9.01817190818761">
            <text:p>-9.02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49.878173612387">
            <text:p>249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2]+0.1/24" office:value-type="float" office:value="0.716666666666665">
            <text:p>17:12:00</text:p>
          </table:table-cell>
          <table:table-cell table:style-name="ce9" table:formula="of:=[.D173]+2415018.5+[.E173]-[.$B$5]/24" office:value-type="float" office:value="2458872.175">
            <text:p>2458872.18</text:p>
          </table:table-cell>
          <table:table-cell table:style-name="ce10" table:formula="of:=([.F173]-2451545)/36525" office:value-type="float" office:value="0.200607118412054">
            <text:p>0.20060712</text:p>
          </table:table-cell>
          <table:table-cell/>
          <table:table-cell table:formula="of:=MOD(280.46646+[.G173]*(36000.76983+[.G173]*0.0003032);360)" office:value-type="float" office:value="302.477168413661">
            <text:p>302.48</text:p>
          </table:table-cell>
          <table:table-cell table:formula="of:=357.52911+[.G173]*(35999.05029-0.0001537*[.G173])" office:value-type="float" office:value="7579.19484806214">
            <text:p>7579.19</text:p>
          </table:table-cell>
          <table:table-cell table:formula="of:=0.016708634-[.G173]*(0.000042037+0.0000001267*[.G173])" office:value-type="float" office:value="0.0167001959797479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0.64181543647525">
            <text:p>0.64</text:p>
          </table:table-cell>
          <table:table-cell table:formula="of:=[.I173]+[.L173]" office:value-type="float" office:value="303.118983850137">
            <text:p>303.12</text:p>
          </table:table-cell>
          <table:table-cell table:formula="of:=[.J173]+[.L173]" office:value-type="float" office:value="7579.83666349862">
            <text:p>7579.84</text:p>
          </table:table-cell>
          <table:table-cell table:formula="of:=(1.000001018*(1-[.K173]*[.K173]))/(1+[.K173]*COS(RADIANS([.N173])))" office:value-type="float" office:value="0.984260113186224">
            <text:p>0.98</text:p>
          </table:table-cell>
          <table:table-cell table:formula="of:=[.M173]-0.00569-0.00478*SIN(RADIANS(125.04-1934.136*[.G173]))" office:value-type="float" office:value="303.108549872554">
            <text:p>303.11</text:p>
          </table:table-cell>
          <table:table-cell table:formula="of:=23+(26+((21.448-[.G173]*(46.815+[.G173]*(0.00059-[.G173]*0.001813))))/60)/60" office:value-type="float" office:value="23.436682380179">
            <text:p>23.44</text:p>
          </table:table-cell>
          <table:table-cell table:formula="of:=[.Q173]+0.00256*COS(RADIANS(125.04-1934.136*[.G173]))" office:value-type="float" office:value="23.4363686851201">
            <text:p>23.44</text:p>
          </table:table-cell>
          <table:table-cell table:formula="of:=DEGREES(ATAN2(COS(RADIANS([.P173]));COS(RADIANS([.R173]))*SIN(RADIANS([.P173]))))" office:value-type="float" office:value="-54.5971173802465">
            <text:p>-54.6</text:p>
          </table:table-cell>
          <table:table-cell table:formula="of:=DEGREES(ASIN(SIN(RADIANS([.R173]))*SIN(RADIANS([.P173]))))" office:value-type="float" office:value="-19.4603074882096">
            <text:p>-19.46</text:p>
          </table:table-cell>
          <table:table-cell table:formula="of:=TAN(RADIANS([.R173]/2))*TAN(RADIANS([.R173]/2))" office:value-type="float" office:value="0.043023493622043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1.7538649080338">
            <text:p>-11.75</text:p>
          </table:table-cell>
          <table:table-cell table:formula="of:=DEGREES(ACOS(COS(RADIANS(90.833))/(COS(RADIANS([.$B$3]))*COS(RADIANS([.T173])))-TAN(RADIANS([.$B$3]))*TAN(RADIANS([.T173]))))" office:value-type="float" office:value="64.7094355510516">
            <text:p>64.71</text:p>
          </table:table-cell>
          <table:table-cell table:style-name="ce8" table:formula="of:=(720-4*[.$B$4]-[.V173]+[.$B$5]*60)/1440" office:value-type="float" office:value="0.491495739519468">
            <text:p>11:47:45</text:p>
          </table:table-cell>
          <table:table-cell table:style-name="ce8" table:formula="of:=[.X173]-[.W173]*4/1440" office:value-type="float" office:value="0.311747307433214">
            <text:p>7:28:55</text:p>
          </table:table-cell>
          <table:table-cell table:style-name="ce8" table:formula="of:=[.X173]+[.W173]*4/1440" office:value-type="float" office:value="0.671244171605722">
            <text:p>16:06:35</text:p>
          </table:table-cell>
          <table:table-cell table:style-name="ce11" table:formula="of:=8*[.W173]" office:value-type="float" office:value="517.675484408413">
            <text:p>517.68</text:p>
          </table:table-cell>
          <table:table-cell table:formula="of:=MOD([.E173]*1440+[.V173]+4*[.$B$4]-60*[.$B$5];1440)" office:value-type="float" office:value="1044.24613509196">
            <text:p>1044.25</text:p>
          </table:table-cell>
          <table:table-cell table:formula="of:=IF([.AB173]/4&lt;0;[.AB173]/4+180;[.AB173]/4-180)" office:value-type="float" office:value="81.0615337729911">
            <text:p>81.06</text:p>
          </table:table-cell>
          <table:table-cell table:formula="of:=DEGREES(ACOS(SIN(RADIANS([.$B$3]))*SIN(RADIANS([.T173]))+COS(RADIANS([.$B$3]))*COS(RADIANS([.T173]))*COS(RADIANS([.AC173]))))" office:value-type="float" office:value="99.9236584577979">
            <text:p>99.92</text:p>
          </table:table-cell>
          <table:table-cell table:formula="of:=90-[.AD173]" office:value-type="float" office:value="-9.92365845779787">
            <text:p>-9.92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32980198467674">
            <text:p>0.03</text:p>
          </table:table-cell>
          <table:table-cell table:formula="of:=[.AE173]+[.AF173]" office:value-type="float" office:value="-9.8906782593302">
            <text:p>-9.89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51.008952424192">
            <text:p>251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3]+0.1/24" office:value-type="float" office:value="0.720833333333332">
            <text:p>17:18:00</text:p>
          </table:table-cell>
          <table:table-cell table:style-name="ce9" table:formula="of:=[.D174]+2415018.5+[.E174]-[.$B$5]/24" office:value-type="float" office:value="2458872.17916667">
            <text:p>2458872.18</text:p>
          </table:table-cell>
          <table:table-cell table:style-name="ce10" table:formula="of:=([.F174]-2451545)/36525" office:value-type="float" office:value="0.200607232489163">
            <text:p>0.20060723</text:p>
          </table:table-cell>
          <table:table-cell/>
          <table:table-cell table:formula="of:=MOD(280.46646+[.G174]*(36000.76983+[.G174]*0.0003032);360)" office:value-type="float" office:value="302.481275277429">
            <text:p>302.48</text:p>
          </table:table-cell>
          <table:table-cell table:formula="of:=357.52911+[.G174]*(35999.05029-0.0001537*[.G174])" office:value-type="float" office:value="7579.19895472973">
            <text:p>7579.2</text:p>
          </table:table-cell>
          <table:table-cell table:formula="of:=0.016708634-[.G174]*(0.000042037+0.0000001267*[.G174])" office:value-type="float" office:value="0.0167001959749466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0.641947246244383">
            <text:p>0.64</text:p>
          </table:table-cell>
          <table:table-cell table:formula="of:=[.I174]+[.L174]" office:value-type="float" office:value="303.123222523673">
            <text:p>303.12</text:p>
          </table:table-cell>
          <table:table-cell table:formula="of:=[.J174]+[.L174]" office:value-type="float" office:value="7579.84090197597">
            <text:p>7579.84</text:p>
          </table:table-cell>
          <table:table-cell table:formula="of:=(1.000001018*(1-[.K174]*[.K174]))/(1+[.K174]*COS(RADIANS([.N174])))" office:value-type="float" office:value="0.98426051947402">
            <text:p>0.98</text:p>
          </table:table-cell>
          <table:table-cell table:formula="of:=[.M174]-0.00569-0.00478*SIN(RADIANS(125.04-1934.136*[.G174]))" office:value-type="float" office:value="303.112788543835">
            <text:p>303.11</text:p>
          </table:table-cell>
          <table:table-cell table:formula="of:=23+(26+((21.448-[.G174]*(46.815+[.G174]*(0.00059-[.G174]*0.001813))))/60)/60" office:value-type="float" office:value="23.4366823786956">
            <text:p>23.44</text:p>
          </table:table-cell>
          <table:table-cell table:formula="of:=[.Q174]+0.00256*COS(RADIANS(125.04-1934.136*[.G174]))" office:value-type="float" office:value="23.4363686934207">
            <text:p>23.44</text:p>
          </table:table-cell>
          <table:table-cell table:formula="of:=DEGREES(ATAN2(COS(RADIANS([.P174]));COS(RADIANS([.R174]))*SIN(RADIANS([.P174]))))" office:value-type="float" office:value="-54.5927428792115">
            <text:p>-54.59</text:p>
          </table:table-cell>
          <table:table-cell table:formula="of:=DEGREES(ASIN(SIN(RADIANS([.R174]))*SIN(RADIANS([.P174]))))" office:value-type="float" office:value="-19.4593307932339">
            <text:p>-19.46</text:p>
          </table:table-cell>
          <table:table-cell table:formula="of:=TAN(RADIANS([.R174]/2))*TAN(RADIANS([.R174]/2))" office:value-type="float" office:value="0.0430234936533853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11.7549420715918">
            <text:p>-11.75</text:p>
          </table:table-cell>
          <table:table-cell table:formula="of:=DEGREES(ACOS(COS(RADIANS(90.833))/(COS(RADIANS([.$B$3]))*COS(RADIANS([.T174])))-TAN(RADIANS([.$B$3]))*TAN(RADIANS([.T174]))))" office:value-type="float" office:value="64.7109812267681">
            <text:p>64.71</text:p>
          </table:table-cell>
          <table:table-cell table:style-name="ce8" table:formula="of:=(720-4*[.$B$4]-[.V174]+[.$B$5]*60)/1440" office:value-type="float" office:value="0.491496487549717">
            <text:p>11:47:45</text:p>
          </table:table-cell>
          <table:table-cell table:style-name="ce8" table:formula="of:=[.X174]-[.W174]*4/1440" office:value-type="float" office:value="0.311743761919805">
            <text:p>7:28:55</text:p>
          </table:table-cell>
          <table:table-cell table:style-name="ce8" table:formula="of:=[.X174]+[.W174]*4/1440" office:value-type="float" office:value="0.671249213179628">
            <text:p>16:06:36</text:p>
          </table:table-cell>
          <table:table-cell table:style-name="ce11" table:formula="of:=8*[.W174]" office:value-type="float" office:value="517.687849814145">
            <text:p>517.69</text:p>
          </table:table-cell>
          <table:table-cell table:formula="of:=MOD([.E174]*1440+[.V174]+4*[.$B$4]-60*[.$B$5];1440)" office:value-type="float" office:value="1050.24505792841">
            <text:p>1050.25</text:p>
          </table:table-cell>
          <table:table-cell table:formula="of:=IF([.AB174]/4&lt;0;[.AB174]/4+180;[.AB174]/4-180)" office:value-type="float" office:value="82.5612644821016">
            <text:p>82.56</text:p>
          </table:table-cell>
          <table:table-cell table:formula="of:=DEGREES(ACOS(SIN(RADIANS([.$B$3]))*SIN(RADIANS([.T174]))+COS(RADIANS([.$B$3]))*COS(RADIANS([.T174]))*COS(RADIANS([.AC174]))))" office:value-type="float" office:value="100.798865547273">
            <text:p>100.8</text:p>
          </table:table-cell>
          <table:table-cell table:formula="of:=90-[.AD174]" office:value-type="float" office:value="-10.7988655472729">
            <text:p>-10.8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302506533720622">
            <text:p>0.03</text:p>
          </table:table-cell>
          <table:table-cell table:formula="of:=[.AE174]+[.AF174]" office:value-type="float" office:value="-10.7686148939008">
            <text:p>-10.77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52.138035795723">
            <text:p>252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4]+0.1/24" office:value-type="float" office:value="0.724999999999999">
            <text:p>17:24:00</text:p>
          </table:table-cell>
          <table:table-cell table:style-name="ce9" table:formula="of:=[.D175]+2415018.5+[.E175]-[.$B$5]/24" office:value-type="float" office:value="2458872.18333333">
            <text:p>2458872.18</text:p>
          </table:table-cell>
          <table:table-cell table:style-name="ce10" table:formula="of:=([.F175]-2451545)/36525" office:value-type="float" office:value="0.200607346566286">
            <text:p>0.20060735</text:p>
          </table:table-cell>
          <table:table-cell/>
          <table:table-cell table:formula="of:=MOD(280.46646+[.G175]*(36000.76983+[.G175]*0.0003032);360)" office:value-type="float" office:value="302.485382141658">
            <text:p>302.49</text:p>
          </table:table-cell>
          <table:table-cell table:formula="of:=357.52911+[.G175]*(35999.05029-0.0001537*[.G175])" office:value-type="float" office:value="7579.20306139778">
            <text:p>7579.2</text:p>
          </table:table-cell>
          <table:table-cell table:formula="of:=0.016708634-[.G175]*(0.000042037+0.0000001267*[.G175])" office:value-type="float" office:value="0.0167001959701453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0.642079052529144">
            <text:p>0.64</text:p>
          </table:table-cell>
          <table:table-cell table:formula="of:=[.I175]+[.L175]" office:value-type="float" office:value="303.127461194187">
            <text:p>303.13</text:p>
          </table:table-cell>
          <table:table-cell table:formula="of:=[.J175]+[.L175]" office:value-type="float" office:value="7579.84514045031">
            <text:p>7579.85</text:p>
          </table:table-cell>
          <table:table-cell table:formula="of:=(1.000001018*(1-[.K175]*[.K175]))/(1+[.K175]*COS(RADIANS([.N175])))" office:value-type="float" office:value="0.984260925845164">
            <text:p>0.98</text:p>
          </table:table-cell>
          <table:table-cell table:formula="of:=[.M175]-0.00569-0.00478*SIN(RADIANS(125.04-1934.136*[.G175]))" office:value-type="float" office:value="303.117027212094">
            <text:p>303.12</text:p>
          </table:table-cell>
          <table:table-cell table:formula="of:=23+(26+((21.448-[.G175]*(46.815+[.G175]*(0.00059-[.G175]*0.001813))))/60)/60" office:value-type="float" office:value="23.4366823772121">
            <text:p>23.44</text:p>
          </table:table-cell>
          <table:table-cell table:formula="of:=[.Q175]+0.00256*COS(RADIANS(125.04-1934.136*[.G175]))" office:value-type="float" office:value="23.4363687017212">
            <text:p>23.44</text:p>
          </table:table-cell>
          <table:table-cell table:formula="of:=DEGREES(ATAN2(COS(RADIANS([.P175]));COS(RADIANS([.R175]))*SIN(RADIANS([.P175]))))" office:value-type="float" office:value="-54.5883684339926">
            <text:p>-54.59</text:p>
          </table:table-cell>
          <table:table-cell table:formula="of:=DEGREES(ASIN(SIN(RADIANS([.R175]))*SIN(RADIANS([.P175]))))" office:value-type="float" office:value="-19.4583539940462">
            <text:p>-19.46</text:p>
          </table:table-cell>
          <table:table-cell table:formula="of:=TAN(RADIANS([.R175]/2))*TAN(RADIANS([.R175]/2))" office:value-type="float" office:value="0.0430234936847276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11.7560190104135">
            <text:p>-11.76</text:p>
          </table:table-cell>
          <table:table-cell table:formula="of:=DEGREES(ACOS(COS(RADIANS(90.833))/(COS(RADIANS([.$B$3]))*COS(RADIANS([.T175])))-TAN(RADIANS([.$B$3]))*TAN(RADIANS([.T175]))))" office:value-type="float" office:value="64.7125270295424">
            <text:p>64.71</text:p>
          </table:table-cell>
          <table:table-cell table:style-name="ce8" table:formula="of:=(720-4*[.$B$4]-[.V175]+[.$B$5]*60)/1440" office:value-type="float" office:value="0.491497235423898">
            <text:p>11:47:45</text:p>
          </table:table-cell>
          <table:table-cell table:style-name="ce8" table:formula="of:=[.X175]-[.W175]*4/1440" office:value-type="float" office:value="0.311740215897392">
            <text:p>7:28:54</text:p>
          </table:table-cell>
          <table:table-cell table:style-name="ce8" table:formula="of:=[.X175]+[.W175]*4/1440" office:value-type="float" office:value="0.671254254950405">
            <text:p>16:06:36</text:p>
          </table:table-cell>
          <table:table-cell table:style-name="ce11" table:formula="of:=8*[.W175]" office:value-type="float" office:value="517.700216236339">
            <text:p>517.7</text:p>
          </table:table-cell>
          <table:table-cell table:formula="of:=MOD([.E175]*1440+[.V175]+4*[.$B$4]-60*[.$B$5];1440)" office:value-type="float" office:value="1056.24398098958">
            <text:p>1056.24</text:p>
          </table:table-cell>
          <table:table-cell table:formula="of:=IF([.AB175]/4&lt;0;[.AB175]/4+180;[.AB175]/4-180)" office:value-type="float" office:value="84.0609952473961">
            <text:p>84.06</text:p>
          </table:table-cell>
          <table:table-cell table:formula="of:=DEGREES(ACOS(SIN(RADIANS([.$B$3]))*SIN(RADIANS([.T175]))+COS(RADIANS([.$B$3]))*COS(RADIANS([.T175]))*COS(RADIANS([.AC175]))))" office:value-type="float" office:value="101.679653342077">
            <text:p>101.68</text:p>
          </table:table-cell>
          <table:table-cell table:formula="of:=90-[.AD175]" office:value-type="float" office:value="-11.6796533420765">
            <text:p>-11.68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279121887183669">
            <text:p>0.03</text:p>
          </table:table-cell>
          <table:table-cell table:formula="of:=[.AE175]+[.AF175]" office:value-type="float" office:value="-11.6517411533582">
            <text:p>-11.65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53.265929372407">
            <text:p>253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5]+0.1/24" office:value-type="float" office:value="0.729166666666665">
            <text:p>17:30:00</text:p>
          </table:table-cell>
          <table:table-cell table:style-name="ce9" table:formula="of:=[.D176]+2415018.5+[.E176]-[.$B$5]/24" office:value-type="float" office:value="2458872.1875">
            <text:p>2458872.19</text:p>
          </table:table-cell>
          <table:table-cell table:style-name="ce10" table:formula="of:=([.F176]-2451545)/36525" office:value-type="float" office:value="0.200607460643395">
            <text:p>0.20060746</text:p>
          </table:table-cell>
          <table:table-cell/>
          <table:table-cell table:formula="of:=MOD(280.46646+[.G176]*(36000.76983+[.G176]*0.0003032);360)" office:value-type="float" office:value="302.489489005428">
            <text:p>302.49</text:p>
          </table:table-cell>
          <table:table-cell table:formula="of:=357.52911+[.G176]*(35999.05029-0.0001537*[.G176])" office:value-type="float" office:value="7579.20716806537">
            <text:p>7579.21</text:p>
          </table:table-cell>
          <table:table-cell table:formula="of:=0.016708634-[.G176]*(0.000042037+0.0000001267*[.G176])" office:value-type="float" office:value="0.0167001959653441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0.642210855299184">
            <text:p>0.64</text:p>
          </table:table-cell>
          <table:table-cell table:formula="of:=[.I176]+[.L176]" office:value-type="float" office:value="303.131699860728">
            <text:p>303.13</text:p>
          </table:table-cell>
          <table:table-cell table:formula="of:=[.J176]+[.L176]" office:value-type="float" office:value="7579.84937892067">
            <text:p>7579.85</text:p>
          </table:table-cell>
          <table:table-cell table:formula="of:=(1.000001018*(1-[.K176]*[.K176]))/(1+[.K176]*COS(RADIANS([.N176])))" office:value-type="float" office:value="0.984261332299562">
            <text:p>0.98</text:p>
          </table:table-cell>
          <table:table-cell table:formula="of:=[.M176]-0.00569-0.00478*SIN(RADIANS(125.04-1934.136*[.G176]))" office:value-type="float" office:value="303.121265876379">
            <text:p>303.12</text:p>
          </table:table-cell>
          <table:table-cell table:formula="of:=23+(26+((21.448-[.G176]*(46.815+[.G176]*(0.00059-[.G176]*0.001813))))/60)/60" office:value-type="float" office:value="23.4366823757286">
            <text:p>23.44</text:p>
          </table:table-cell>
          <table:table-cell table:formula="of:=[.Q176]+0.00256*COS(RADIANS(125.04-1934.136*[.G176]))" office:value-type="float" office:value="23.4363687100218">
            <text:p>23.44</text:p>
          </table:table-cell>
          <table:table-cell table:formula="of:=DEGREES(ATAN2(COS(RADIANS([.P176]));COS(RADIANS([.R176]))*SIN(RADIANS([.P176]))))" office:value-type="float" office:value="-54.5839940455739">
            <text:p>-54.58</text:p>
          </table:table-cell>
          <table:table-cell table:formula="of:=DEGREES(ASIN(SIN(RADIANS([.R176]))*SIN(RADIANS([.P176]))))" office:value-type="float" office:value="-19.4573770908729">
            <text:p>-19.46</text:p>
          </table:table-cell>
          <table:table-cell table:formula="of:=TAN(RADIANS([.R176]/2))*TAN(RADIANS([.R176]/2))" office:value-type="float" office:value="0.04302349371607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11.7570957242449">
            <text:p>-11.76</text:p>
          </table:table-cell>
          <table:table-cell table:formula="of:=DEGREES(ACOS(COS(RADIANS(90.833))/(COS(RADIANS([.$B$3]))*COS(RADIANS([.T176])))-TAN(RADIANS([.$B$3]))*TAN(RADIANS([.T176]))))" office:value-type="float" office:value="64.7140729590077">
            <text:p>64.71</text:p>
          </table:table-cell>
          <table:table-cell table:style-name="ce8" table:formula="of:=(720-4*[.$B$4]-[.V176]+[.$B$5]*60)/1440" office:value-type="float" office:value="0.491497983141837">
            <text:p>11:47:45</text:p>
          </table:table-cell>
          <table:table-cell table:style-name="ce8" table:formula="of:=[.X176]-[.W176]*4/1440" office:value-type="float" office:value="0.311736669366815">
            <text:p>7:28:54</text:p>
          </table:table-cell>
          <table:table-cell table:style-name="ce8" table:formula="of:=[.X176]+[.W176]*4/1440" office:value-type="float" office:value="0.671259296916858">
            <text:p>16:06:37</text:p>
          </table:table-cell>
          <table:table-cell table:style-name="ce11" table:formula="of:=8*[.W176]" office:value-type="float" office:value="517.712583672062">
            <text:p>517.71</text:p>
          </table:table-cell>
          <table:table-cell table:formula="of:=MOD([.E176]*1440+[.V176]+4*[.$B$4]-60*[.$B$5];1440)" office:value-type="float" office:value="1062.24290427575">
            <text:p>1062.24</text:p>
          </table:table-cell>
          <table:table-cell table:formula="of:=IF([.AB176]/4&lt;0;[.AB176]/4+180;[.AB176]/4-180)" office:value-type="float" office:value="85.5607260689383">
            <text:p>85.56</text:p>
          </table:table-cell>
          <table:table-cell table:formula="of:=DEGREES(ACOS(SIN(RADIANS([.$B$3]))*SIN(RADIANS([.T176]))+COS(RADIANS([.$B$3]))*COS(RADIANS([.T176]))*COS(RADIANS([.AC176]))))" office:value-type="float" office:value="102.565675550157">
            <text:p>102.57</text:p>
          </table:table-cell>
          <table:table-cell table:formula="of:=90-[.AD176]" office:value-type="float" office:value="-12.5656755501573">
            <text:p>-12.57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258863309043523">
            <text:p>0.03</text:p>
          </table:table-cell>
          <table:table-cell table:formula="of:=[.AE176]+[.AF176]" office:value-type="float" office:value="-12.539789219253">
            <text:p>-12.54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54.393152328188">
            <text:p>25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6]+0.1/24" office:value-type="float" office:value="0.733333333333332">
            <text:p>17:36:00</text:p>
          </table:table-cell>
          <table:table-cell table:style-name="ce9" table:formula="of:=[.D177]+2415018.5+[.E177]-[.$B$5]/24" office:value-type="float" office:value="2458872.19166667">
            <text:p>2458872.19</text:p>
          </table:table-cell>
          <table:table-cell table:style-name="ce10" table:formula="of:=([.F177]-2451545)/36525" office:value-type="float" office:value="0.200607574720517">
            <text:p>0.20060757</text:p>
          </table:table-cell>
          <table:table-cell/>
          <table:table-cell table:formula="of:=MOD(280.46646+[.G177]*(36000.76983+[.G177]*0.0003032);360)" office:value-type="float" office:value="302.493595869658">
            <text:p>302.49</text:p>
          </table:table-cell>
          <table:table-cell table:formula="of:=357.52911+[.G177]*(35999.05029-0.0001537*[.G177])" office:value-type="float" office:value="7579.21127473341">
            <text:p>7579.21</text:p>
          </table:table-cell>
          <table:table-cell table:formula="of:=0.016708634-[.G177]*(0.000042037+0.0000001267*[.G177])" office:value-type="float" office:value="0.0167001959605428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0.642342654583477">
            <text:p>0.64</text:p>
          </table:table-cell>
          <table:table-cell table:formula="of:=[.I177]+[.L177]" office:value-type="float" office:value="303.135938524241">
            <text:p>303.14</text:p>
          </table:table-cell>
          <table:table-cell table:formula="of:=[.J177]+[.L177]" office:value-type="float" office:value="7579.853617388">
            <text:p>7579.85</text:p>
          </table:table-cell>
          <table:table-cell table:formula="of:=(1.000001018*(1-[.K177]*[.K177]))/(1+[.K177]*COS(RADIANS([.N177])))" office:value-type="float" office:value="0.984261738837304">
            <text:p>0.98</text:p>
          </table:table-cell>
          <table:table-cell table:formula="of:=[.M177]-0.00569-0.00478*SIN(RADIANS(125.04-1934.136*[.G177]))" office:value-type="float" office:value="303.125504537637">
            <text:p>303.13</text:p>
          </table:table-cell>
          <table:table-cell table:formula="of:=23+(26+((21.448-[.G177]*(46.815+[.G177]*(0.00059-[.G177]*0.001813))))/60)/60" office:value-type="float" office:value="23.4366823742451">
            <text:p>23.44</text:p>
          </table:table-cell>
          <table:table-cell table:formula="of:=[.Q177]+0.00256*COS(RADIANS(125.04-1934.136*[.G177]))" office:value-type="float" office:value="23.4363687183223">
            <text:p>23.44</text:p>
          </table:table-cell>
          <table:table-cell table:formula="of:=DEGREES(ATAN2(COS(RADIANS([.P177]));COS(RADIANS([.R177]))*SIN(RADIANS([.P177]))))" office:value-type="float" office:value="-54.5796197129793">
            <text:p>-54.58</text:p>
          </table:table-cell>
          <table:table-cell table:formula="of:=DEGREES(ASIN(SIN(RADIANS([.R177]))*SIN(RADIANS([.P177]))))" office:value-type="float" office:value="-19.4564000835028">
            <text:p>-19.46</text:p>
          </table:table-cell>
          <table:table-cell table:formula="of:=TAN(RADIANS([.R177]/2))*TAN(RADIANS([.R177]/2))" office:value-type="float" office:value="0.0430234937474124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11.7581722133155">
            <text:p>-11.76</text:p>
          </table:table-cell>
          <table:table-cell table:formula="of:=DEGREES(ACOS(COS(RADIANS(90.833))/(COS(RADIANS([.$B$3]))*COS(RADIANS([.T177])))-TAN(RADIANS([.$B$3]))*TAN(RADIANS([.T177]))))" office:value-type="float" office:value="64.71561901549">
            <text:p>64.72</text:p>
          </table:table-cell>
          <table:table-cell table:style-name="ce8" table:formula="of:=(720-4*[.$B$4]-[.V177]+[.$B$5]*60)/1440" office:value-type="float" office:value="0.491498730703691">
            <text:p>11:47:45</text:p>
          </table:table-cell>
          <table:table-cell table:style-name="ce8" table:formula="of:=[.X177]-[.W177]*4/1440" office:value-type="float" office:value="0.31173312232733">
            <text:p>7:28:54</text:p>
          </table:table-cell>
          <table:table-cell table:style-name="ce8" table:formula="of:=[.X177]+[.W177]*4/1440" office:value-type="float" office:value="0.671264339080052">
            <text:p>16:06:37</text:p>
          </table:table-cell>
          <table:table-cell table:style-name="ce11" table:formula="of:=8*[.W177]" office:value-type="float" office:value="517.72495212392">
            <text:p>517.72</text:p>
          </table:table-cell>
          <table:table-cell table:formula="of:=MOD([.E177]*1440+[.V177]+4*[.$B$4]-60*[.$B$5];1440)" office:value-type="float" office:value="1068.24182778668">
            <text:p>1068.24</text:p>
          </table:table-cell>
          <table:table-cell table:formula="of:=IF([.AB177]/4&lt;0;[.AB177]/4+180;[.AB177]/4-180)" office:value-type="float" office:value="87.0604569466706">
            <text:p>87.06</text:p>
          </table:table-cell>
          <table:table-cell table:formula="of:=DEGREES(ACOS(SIN(RADIANS([.$B$3]))*SIN(RADIANS([.T177]))+COS(RADIANS([.$B$3]))*COS(RADIANS([.T177]))*COS(RADIANS([.AC177]))))" office:value-type="float" office:value="103.456586896753">
            <text:p>103.46</text:p>
          </table:table-cell>
          <table:table-cell table:formula="of:=90-[.AD177]" office:value-type="float" office:value="-13.4565868967527">
            <text:p>-13.46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241142575321937">
            <text:p>0.02</text:p>
          </table:table-cell>
          <table:table-cell table:formula="of:=[.AE177]+[.AF177]" office:value-type="float" office:value="-13.4324726392205">
            <text:p>-13.43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55.52023778559">
            <text:p>255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7]+0.1/24" office:value-type="float" office:value="0.737499999999999">
            <text:p>17:42:00</text:p>
          </table:table-cell>
          <table:table-cell table:style-name="ce9" table:formula="of:=[.D178]+2415018.5+[.E178]-[.$B$5]/24" office:value-type="float" office:value="2458872.19583333">
            <text:p>2458872.20</text:p>
          </table:table-cell>
          <table:table-cell table:style-name="ce10" table:formula="of:=([.F178]-2451545)/36525" office:value-type="float" office:value="0.200607688797626">
            <text:p>0.20060769</text:p>
          </table:table-cell>
          <table:table-cell/>
          <table:table-cell table:formula="of:=MOD(280.46646+[.G178]*(36000.76983+[.G178]*0.0003032);360)" office:value-type="float" office:value="302.497702733426">
            <text:p>302.5</text:p>
          </table:table-cell>
          <table:table-cell table:formula="of:=357.52911+[.G178]*(35999.05029-0.0001537*[.G178])" office:value-type="float" office:value="7579.215381401">
            <text:p>7579.22</text:p>
          </table:table-cell>
          <table:table-cell table:formula="of:=0.016708634-[.G178]*(0.000042037+0.0000001267*[.G178])" office:value-type="float" office:value="0.0167001959557416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0.642474450351729">
            <text:p>0.64</text:p>
          </table:table-cell>
          <table:table-cell table:formula="of:=[.I178]+[.L178]" office:value-type="float" office:value="303.140177183778">
            <text:p>303.14</text:p>
          </table:table-cell>
          <table:table-cell table:formula="of:=[.J178]+[.L178]" office:value-type="float" office:value="7579.85785585136">
            <text:p>7579.86</text:p>
          </table:table-cell>
          <table:table-cell table:formula="of:=(1.000001018*(1-[.K178]*[.K178]))/(1+[.K178]*COS(RADIANS([.N178])))" office:value-type="float" office:value="0.984262145458296">
            <text:p>0.98</text:p>
          </table:table-cell>
          <table:table-cell table:formula="of:=[.M178]-0.00569-0.00478*SIN(RADIANS(125.04-1934.136*[.G178]))" office:value-type="float" office:value="303.129743194918">
            <text:p>303.13</text:p>
          </table:table-cell>
          <table:table-cell table:formula="of:=23+(26+((21.448-[.G178]*(46.815+[.G178]*(0.00059-[.G178]*0.001813))))/60)/60" office:value-type="float" office:value="23.4366823727616">
            <text:p>23.44</text:p>
          </table:table-cell>
          <table:table-cell table:formula="of:=[.Q178]+0.00256*COS(RADIANS(125.04-1934.136*[.G178]))" office:value-type="float" office:value="23.4363687266229">
            <text:p>23.44</text:p>
          </table:table-cell>
          <table:table-cell table:formula="of:=DEGREES(ATAN2(COS(RADIANS([.P178]));COS(RADIANS([.R178]))*SIN(RADIANS([.P178]))))" office:value-type="float" office:value="-54.5752454371923">
            <text:p>-54.58</text:p>
          </table:table-cell>
          <table:table-cell table:formula="of:=DEGREES(ASIN(SIN(RADIANS([.R178]))*SIN(RADIANS([.P178]))))" office:value-type="float" office:value="-19.4554229721623">
            <text:p>-19.46</text:p>
          </table:table-cell>
          <table:table-cell table:formula="of:=TAN(RADIANS([.R178]/2))*TAN(RADIANS([.R178]/2))" office:value-type="float" office:value="0.0430234937787547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11.7592484773717">
            <text:p>-11.76</text:p>
          </table:table-cell>
          <table:table-cell table:formula="of:=DEGREES(ACOS(COS(RADIANS(90.833))/(COS(RADIANS([.$B$3]))*COS(RADIANS([.T178])))-TAN(RADIANS([.$B$3]))*TAN(RADIANS([.T178]))))" office:value-type="float" office:value="64.7171651986228">
            <text:p>64.72</text:p>
          </table:table-cell>
          <table:table-cell table:style-name="ce8" table:formula="of:=(720-4*[.$B$4]-[.V178]+[.$B$5]*60)/1440" office:value-type="float" office:value="0.491499478109286">
            <text:p>11:47:46</text:p>
          </table:table-cell>
          <table:table-cell table:style-name="ce8" table:formula="of:=[.X178]-[.W178]*4/1440" office:value-type="float" office:value="0.311729574779778">
            <text:p>7:28:53</text:p>
          </table:table-cell>
          <table:table-cell table:style-name="ce8" table:formula="of:=[.X178]+[.W178]*4/1440" office:value-type="float" office:value="0.671269381438794">
            <text:p>16:06:38</text:p>
          </table:table-cell>
          <table:table-cell table:style-name="ce11" table:formula="of:=8*[.W178]" office:value-type="float" office:value="517.737321588982">
            <text:p>517.74</text:p>
          </table:table-cell>
          <table:table-cell table:formula="of:=MOD([.E178]*1440+[.V178]+4*[.$B$4]-60*[.$B$5];1440)" office:value-type="float" office:value="1074.24075152263">
            <text:p>1074.24</text:p>
          </table:table-cell>
          <table:table-cell table:formula="of:=IF([.AB178]/4&lt;0;[.AB178]/4+180;[.AB178]/4-180)" office:value-type="float" office:value="88.5601878806565">
            <text:p>88.56</text:p>
          </table:table-cell>
          <table:table-cell table:formula="of:=DEGREES(ACOS(SIN(RADIANS([.$B$3]))*SIN(RADIANS([.T178]))+COS(RADIANS([.$B$3]))*COS(RADIANS([.T178]))*COS(RADIANS([.AC178]))))" office:value-type="float" office:value="104.352042676436">
            <text:p>104.35</text:p>
          </table:table-cell>
          <table:table-cell table:formula="of:=90-[.AD178]" office:value-type="float" office:value="-14.3520426764363">
            <text:p>-14.35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225510110521837">
            <text:p>0.02</text:p>
          </table:table-cell>
          <table:table-cell table:formula="of:=[.AE178]+[.AF178]" office:value-type="float" office:value="-14.3294916653841">
            <text:p>-14.33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56.647733304725">
            <text:p>256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8]+0.1/24" office:value-type="float" office:value="0.741666666666665">
            <text:p>17:48:00</text:p>
          </table:table-cell>
          <table:table-cell table:style-name="ce9" table:formula="of:=[.D179]+2415018.5+[.E179]-[.$B$5]/24" office:value-type="float" office:value="2458872.2">
            <text:p>2458872.20</text:p>
          </table:table-cell>
          <table:table-cell table:style-name="ce10" table:formula="of:=([.F179]-2451545)/36525" office:value-type="float" office:value="0.200607802874748">
            <text:p>0.20060780</text:p>
          </table:table-cell>
          <table:table-cell/>
          <table:table-cell table:formula="of:=MOD(280.46646+[.G179]*(36000.76983+[.G179]*0.0003032);360)" office:value-type="float" office:value="302.501809597655">
            <text:p>302.5</text:p>
          </table:table-cell>
          <table:table-cell table:formula="of:=357.52911+[.G179]*(35999.05029-0.0001537*[.G179])" office:value-type="float" office:value="7579.21948806905">
            <text:p>7579.22</text:p>
          </table:table-cell>
          <table:table-cell table:formula="of:=0.016708634-[.G179]*(0.000042037+0.0000001267*[.G179])" office:value-type="float" office:value="0.0167001959509403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0.642606242632598">
            <text:p>0.64</text:p>
          </table:table-cell>
          <table:table-cell table:formula="of:=[.I179]+[.L179]" office:value-type="float" office:value="303.144415840287">
            <text:p>303.14</text:p>
          </table:table-cell>
          <table:table-cell table:formula="of:=[.J179]+[.L179]" office:value-type="float" office:value="7579.86209431168">
            <text:p>7579.86</text:p>
          </table:table-cell>
          <table:table-cell table:formula="of:=(1.000001018*(1-[.K179]*[.K179]))/(1+[.K179]*COS(RADIANS([.N179])))" office:value-type="float" office:value="0.984262552162627">
            <text:p>0.98</text:p>
          </table:table-cell>
          <table:table-cell table:formula="of:=[.M179]-0.00569-0.00478*SIN(RADIANS(125.04-1934.136*[.G179]))" office:value-type="float" office:value="303.133981849172">
            <text:p>303.13</text:p>
          </table:table-cell>
          <table:table-cell table:formula="of:=23+(26+((21.448-[.G179]*(46.815+[.G179]*(0.00059-[.G179]*0.001813))))/60)/60" office:value-type="float" office:value="23.4366823712782">
            <text:p>23.44</text:p>
          </table:table-cell>
          <table:table-cell table:formula="of:=[.Q179]+0.00256*COS(RADIANS(125.04-1934.136*[.G179]))" office:value-type="float" office:value="23.4363687349235">
            <text:p>23.44</text:p>
          </table:table-cell>
          <table:table-cell table:formula="of:=DEGREES(ATAN2(COS(RADIANS([.P179]));COS(RADIANS([.R179]))*SIN(RADIANS([.P179]))))" office:value-type="float" office:value="-54.5708712172343">
            <text:p>-54.57</text:p>
          </table:table-cell>
          <table:table-cell table:formula="of:=DEGREES(ASIN(SIN(RADIANS([.R179]))*SIN(RADIANS([.P179]))))" office:value-type="float" office:value="-19.4544457566397">
            <text:p>-19.45</text:p>
          </table:table-cell>
          <table:table-cell table:formula="of:=TAN(RADIANS([.R179]/2))*TAN(RADIANS([.R179]/2))" office:value-type="float" office:value="0.0430234938100972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11.760324516642">
            <text:p>-11.76</text:p>
          </table:table-cell>
          <table:table-cell table:formula="of:=DEGREES(ACOS(COS(RADIANS(90.833))/(COS(RADIANS([.$B$3]))*COS(RADIANS([.T179])))-TAN(RADIANS([.$B$3]))*TAN(RADIANS([.T179]))))" office:value-type="float" office:value="64.7187115087328">
            <text:p>64.72</text:p>
          </table:table-cell>
          <table:table-cell table:style-name="ce8" table:formula="of:=(720-4*[.$B$4]-[.V179]+[.$B$5]*60)/1440" office:value-type="float" office:value="0.491500225358779">
            <text:p>11:47:46</text:p>
          </table:table-cell>
          <table:table-cell table:style-name="ce8" table:formula="of:=[.X179]-[.W179]*4/1440" office:value-type="float" office:value="0.31172602672341">
            <text:p>7:28:53</text:p>
          </table:table-cell>
          <table:table-cell table:style-name="ce8" table:formula="of:=[.X179]+[.W179]*4/1440" office:value-type="float" office:value="0.671274423994148">
            <text:p>16:06:38</text:p>
          </table:table-cell>
          <table:table-cell table:style-name="ce11" table:formula="of:=8*[.W179]" office:value-type="float" office:value="517.749692069862">
            <text:p>517.75</text:p>
          </table:table-cell>
          <table:table-cell table:formula="of:=MOD([.E179]*1440+[.V179]+4*[.$B$4]-60*[.$B$5];1440)" office:value-type="float" office:value="1080.23967548336">
            <text:p>1080.24</text:p>
          </table:table-cell>
          <table:table-cell table:formula="of:=IF([.AB179]/4&lt;0;[.AB179]/4+180;[.AB179]/4-180)" office:value-type="float" office:value="90.059918870839">
            <text:p>90.06</text:p>
          </table:table-cell>
          <table:table-cell table:formula="of:=DEGREES(ACOS(SIN(RADIANS([.$B$3]))*SIN(RADIANS([.T179]))+COS(RADIANS([.$B$3]))*COS(RADIANS([.T179]))*COS(RADIANS([.AC179]))))" office:value-type="float" office:value="105.251698275412">
            <text:p>105.25</text:p>
          </table:table-cell>
          <table:table-cell table:formula="of:=90-[.AD179]" office:value-type="float" office:value="-15.2516982754122">
            <text:p>-15.25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211616432296621">
            <text:p>0.02</text:p>
          </table:table-cell>
          <table:table-cell table:formula="of:=[.AE179]+[.AF179]" office:value-type="float" office:value="-15.2305366321826">
            <text:p>-15.23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57.776201442341">
            <text:p>25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79]+0.1/24" office:value-type="float" office:value="0.745833333333332">
            <text:p>17:54:00</text:p>
          </table:table-cell>
          <table:table-cell table:style-name="ce9" table:formula="of:=[.D180]+2415018.5+[.E180]-[.$B$5]/24" office:value-type="float" office:value="2458872.20416667">
            <text:p>2458872.20</text:p>
          </table:table-cell>
          <table:table-cell table:style-name="ce10" table:formula="of:=([.F180]-2451545)/36525" office:value-type="float" office:value="0.200607916951858">
            <text:p>0.20060792</text:p>
          </table:table-cell>
          <table:table-cell/>
          <table:table-cell table:formula="of:=MOD(280.46646+[.G180]*(36000.76983+[.G180]*0.0003032);360)" office:value-type="float" office:value="302.505916461426">
            <text:p>302.51</text:p>
          </table:table-cell>
          <table:table-cell table:formula="of:=357.52911+[.G180]*(35999.05029-0.0001537*[.G180])" office:value-type="float" office:value="7579.22359473664">
            <text:p>7579.22</text:p>
          </table:table-cell>
          <table:table-cell table:formula="of:=0.016708634-[.G180]*(0.000042037+0.0000001267*[.G180])" office:value-type="float" office:value="0.016700195946139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0.642738031396105">
            <text:p>0.64</text:p>
          </table:table-cell>
          <table:table-cell table:formula="of:=[.I180]+[.L180]" office:value-type="float" office:value="303.148654492822">
            <text:p>303.15</text:p>
          </table:table-cell>
          <table:table-cell table:formula="of:=[.J180]+[.L180]" office:value-type="float" office:value="7579.86633276804">
            <text:p>7579.87</text:p>
          </table:table-cell>
          <table:table-cell table:formula="of:=(1.000001018*(1-[.K180]*[.K180]))/(1+[.K180]*COS(RADIANS([.N180])))" office:value-type="float" office:value="0.984262958950204">
            <text:p>0.98</text:p>
          </table:table-cell>
          <table:table-cell table:formula="of:=[.M180]-0.00569-0.00478*SIN(RADIANS(125.04-1934.136*[.G180]))" office:value-type="float" office:value="303.138220499452">
            <text:p>303.14</text:p>
          </table:table-cell>
          <table:table-cell table:formula="of:=23+(26+((21.448-[.G180]*(46.815+[.G180]*(0.00059-[.G180]*0.001813))))/60)/60" office:value-type="float" office:value="23.4366823697947">
            <text:p>23.44</text:p>
          </table:table-cell>
          <table:table-cell table:formula="of:=[.Q180]+0.00256*COS(RADIANS(125.04-1934.136*[.G180]))" office:value-type="float" office:value="23.4363687432241">
            <text:p>23.44</text:p>
          </table:table-cell>
          <table:table-cell table:formula="of:=DEGREES(ATAN2(COS(RADIANS([.P180]));COS(RADIANS([.R180]))*SIN(RADIANS([.P180]))))" office:value-type="float" office:value="-54.5664970540855">
            <text:p>-54.57</text:p>
          </table:table-cell>
          <table:table-cell table:formula="of:=DEGREES(ASIN(SIN(RADIANS([.R180]))*SIN(RADIANS([.P180]))))" office:value-type="float" office:value="-19.4534684371606">
            <text:p>-19.45</text:p>
          </table:table-cell>
          <table:table-cell table:formula="of:=TAN(RADIANS([.R180]/2))*TAN(RADIANS([.R180]/2))" office:value-type="float" office:value="0.0430234938414396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11.7614003308746">
            <text:p>-11.76</text:p>
          </table:table-cell>
          <table:table-cell table:formula="of:=DEGREES(ACOS(COS(RADIANS(90.833))/(COS(RADIANS([.$B$3]))*COS(RADIANS([.T180])))-TAN(RADIANS([.$B$3]))*TAN(RADIANS([.T180]))))" office:value-type="float" office:value="64.7202579454546">
            <text:p>64.72</text:p>
          </table:table-cell>
          <table:table-cell table:style-name="ce8" table:formula="of:=(720-4*[.$B$4]-[.V180]+[.$B$5]*60)/1440" office:value-type="float" office:value="0.491500972451996">
            <text:p>11:47:46</text:p>
          </table:table-cell>
          <table:table-cell table:style-name="ce8" table:formula="of:=[.X180]-[.W180]*4/1440" office:value-type="float" office:value="0.311722478159067">
            <text:p>7:28:53</text:p>
          </table:table-cell>
          <table:table-cell table:style-name="ce8" table:formula="of:=[.X180]+[.W180]*4/1440" office:value-type="float" office:value="0.671279466744926">
            <text:p>16:06:39</text:p>
          </table:table-cell>
          <table:table-cell table:style-name="ce11" table:formula="of:=8*[.W180]" office:value-type="float" office:value="517.762063563637">
            <text:p>517.76</text:p>
          </table:table-cell>
          <table:table-cell table:formula="of:=MOD([.E180]*1440+[.V180]+4*[.$B$4]-60*[.$B$5];1440)" office:value-type="float" office:value="1086.23859966912">
            <text:p>1086.24</text:p>
          </table:table-cell>
          <table:table-cell table:formula="of:=IF([.AB180]/4&lt;0;[.AB180]/4+180;[.AB180]/4-180)" office:value-type="float" office:value="91.5596499172809">
            <text:p>91.56</text:p>
          </table:table-cell>
          <table:table-cell table:formula="of:=DEGREES(ACOS(SIN(RADIANS([.$B$3]))*SIN(RADIANS([.T180]))+COS(RADIANS([.$B$3]))*COS(RADIANS([.T180]))*COS(RADIANS([.AC180]))))" office:value-type="float" office:value="106.155208666671">
            <text:p>106.16</text:p>
          </table:table-cell>
          <table:table-cell table:formula="of:=90-[.AD180]" office:value-type="float" office:value="-16.1552086666709">
            <text:p>-16.16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19918578374341">
            <text:p>0.02</text:p>
          </table:table-cell>
          <table:table-cell table:formula="of:=[.AE180]+[.AF180]" office:value-type="float" office:value="-16.1352900882965">
            <text:p>-16.14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58.906220378958">
            <text:p>258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0]+0.1/24" office:value-type="float" office:value="0.749999999999999">
            <text:p>18:00:00</text:p>
          </table:table-cell>
          <table:table-cell table:style-name="ce9" table:formula="of:=[.D181]+2415018.5+[.E181]-[.$B$5]/24" office:value-type="float" office:value="2458872.20833333">
            <text:p>2458872.21</text:p>
          </table:table-cell>
          <table:table-cell table:style-name="ce10" table:formula="of:=([.F181]-2451545)/36525" office:value-type="float" office:value="0.20060803102898">
            <text:p>0.20060803</text:p>
          </table:table-cell>
          <table:table-cell/>
          <table:table-cell table:formula="of:=MOD(280.46646+[.G181]*(36000.76983+[.G181]*0.0003032);360)" office:value-type="float" office:value="302.510023325655">
            <text:p>302.51</text:p>
          </table:table-cell>
          <table:table-cell table:formula="of:=357.52911+[.G181]*(35999.05029-0.0001537*[.G181])" office:value-type="float" office:value="7579.22770140469">
            <text:p>7579.23</text:p>
          </table:table-cell>
          <table:table-cell table:formula="of:=0.016708634-[.G181]*(0.000042037+0.0000001267*[.G181])" office:value-type="float" office:value="0.0167001959413378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0.642869816670855">
            <text:p>0.64</text:p>
          </table:table-cell>
          <table:table-cell table:formula="of:=[.I181]+[.L181]" office:value-type="float" office:value="303.152893142326">
            <text:p>303.15</text:p>
          </table:table-cell>
          <table:table-cell table:formula="of:=[.J181]+[.L181]" office:value-type="float" office:value="7579.87057122136">
            <text:p>7579.87</text:p>
          </table:table-cell>
          <table:table-cell table:formula="of:=(1.000001018*(1-[.K181]*[.K181]))/(1+[.K181]*COS(RADIANS([.N181])))" office:value-type="float" office:value="0.984263365821115">
            <text:p>0.98</text:p>
          </table:table-cell>
          <table:table-cell table:formula="of:=[.M181]-0.00569-0.00478*SIN(RADIANS(125.04-1934.136*[.G181]))" office:value-type="float" office:value="303.142459146701">
            <text:p>303.14</text:p>
          </table:table-cell>
          <table:table-cell table:formula="of:=23+(26+((21.448-[.G181]*(46.815+[.G181]*(0.00059-[.G181]*0.001813))))/60)/60" office:value-type="float" office:value="23.4366823683112">
            <text:p>23.44</text:p>
          </table:table-cell>
          <table:table-cell table:formula="of:=[.Q181]+0.00256*COS(RADIANS(125.04-1934.136*[.G181]))" office:value-type="float" office:value="23.4363687515246">
            <text:p>23.44</text:p>
          </table:table-cell>
          <table:table-cell table:formula="of:=DEGREES(ATAN2(COS(RADIANS([.P181]));COS(RADIANS([.R181]))*SIN(RADIANS([.P181]))))" office:value-type="float" office:value="-54.5621229467732">
            <text:p>-54.56</text:p>
          </table:table-cell>
          <table:table-cell table:formula="of:=DEGREES(ASIN(SIN(RADIANS([.R181]))*SIN(RADIANS([.P181]))))" office:value-type="float" office:value="-19.4524910135145">
            <text:p>-19.45</text:p>
          </table:table-cell>
          <table:table-cell table:formula="of:=TAN(RADIANS([.R181]/2))*TAN(RADIANS([.R181]/2))" office:value-type="float" office:value="0.043023493872782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11.7624759202968">
            <text:p>-11.76</text:p>
          </table:table-cell>
          <table:table-cell table:formula="of:=DEGREES(ACOS(COS(RADIANS(90.833))/(COS(RADIANS([.$B$3]))*COS(RADIANS([.T181])))-TAN(RADIANS([.$B$3]))*TAN(RADIANS([.T181]))))" office:value-type="float" office:value="64.721804509113">
            <text:p>64.72</text:p>
          </table:table-cell>
          <table:table-cell table:style-name="ce8" table:formula="of:=(720-4*[.$B$4]-[.V181]+[.$B$5]*60)/1440" office:value-type="float" office:value="0.491501719389095">
            <text:p>11:47:46</text:p>
          </table:table-cell>
          <table:table-cell table:style-name="ce8" table:formula="of:=[.X181]-[.W181]*4/1440" office:value-type="float" office:value="0.311718929086003">
            <text:p>7:28:53</text:p>
          </table:table-cell>
          <table:table-cell table:style-name="ce8" table:formula="of:=[.X181]+[.W181]*4/1440" office:value-type="float" office:value="0.671284509692187">
            <text:p>16:06:39</text:p>
          </table:table-cell>
          <table:table-cell table:style-name="ce11" table:formula="of:=8*[.W181]" office:value-type="float" office:value="517.774436072904">
            <text:p>517.77</text:p>
          </table:table-cell>
          <table:table-cell table:formula="of:=MOD([.E181]*1440+[.V181]+4*[.$B$4]-60*[.$B$5];1440)" office:value-type="float" office:value="1092.2375240797">
            <text:p>1092.24</text:p>
          </table:table-cell>
          <table:table-cell table:formula="of:=IF([.AB181]/4&lt;0;[.AB181]/4+180;[.AB181]/4-180)" office:value-type="float" office:value="93.0593810199253">
            <text:p>93.06</text:p>
          </table:table-cell>
          <table:table-cell table:formula="of:=DEGREES(ACOS(SIN(RADIANS([.$B$3]))*SIN(RADIANS([.T181]))+COS(RADIANS([.$B$3]))*COS(RADIANS([.T181]))*COS(RADIANS([.AC181]))))" office:value-type="float" office:value="107.062227873848">
            <text:p>107.06</text:p>
          </table:table-cell>
          <table:table-cell table:formula="of:=90-[.AD181]" office:value-type="float" office:value="-17.0622278738478">
            <text:p>-17.06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18799768371624">
            <text:p>0.02</text:p>
          </table:table-cell>
          <table:table-cell table:formula="of:=[.AE181]+[.AF181]" office:value-type="float" office:value="-17.0434281054761">
            <text:p>-17.04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60.038384615094">
            <text:p>260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1]+0.1/24" office:value-type="float" office:value="0.754166666666665">
            <text:p>18:06:00</text:p>
          </table:table-cell>
          <table:table-cell table:style-name="ce9" table:formula="of:=[.D182]+2415018.5+[.E182]-[.$B$5]/24" office:value-type="float" office:value="2458872.2125">
            <text:p>2458872.21</text:p>
          </table:table-cell>
          <table:table-cell table:style-name="ce10" table:formula="of:=([.F182]-2451545)/36525" office:value-type="float" office:value="0.200608145106102">
            <text:p>0.20060815</text:p>
          </table:table-cell>
          <table:table-cell/>
          <table:table-cell table:formula="of:=MOD(280.46646+[.G182]*(36000.76983+[.G182]*0.0003032);360)" office:value-type="float" office:value="302.514130189883">
            <text:p>302.51</text:p>
          </table:table-cell>
          <table:table-cell table:formula="of:=357.52911+[.G182]*(35999.05029-0.0001537*[.G182])" office:value-type="float" office:value="7579.23180807274">
            <text:p>7579.23</text:p>
          </table:table-cell>
          <table:table-cell table:formula="of:=0.016708634-[.G182]*(0.000042037+0.0000001267*[.G182])" office:value-type="float" office:value="0.0167001959365365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0.643001598441502">
            <text:p>0.64</text:p>
          </table:table-cell>
          <table:table-cell table:formula="of:=[.I182]+[.L182]" office:value-type="float" office:value="303.157131788324">
            <text:p>303.16</text:p>
          </table:table-cell>
          <table:table-cell table:formula="of:=[.J182]+[.L182]" office:value-type="float" office:value="7579.87480967118">
            <text:p>7579.87</text:p>
          </table:table-cell>
          <table:table-cell table:formula="of:=(1.000001018*(1-[.K182]*[.K182]))/(1+[.K182]*COS(RADIANS([.N182])))" office:value-type="float" office:value="0.984263772775313">
            <text:p>0.98</text:p>
          </table:table-cell>
          <table:table-cell table:formula="of:=[.M182]-0.00569-0.00478*SIN(RADIANS(125.04-1934.136*[.G182]))" office:value-type="float" office:value="303.146697790444">
            <text:p>303.15</text:p>
          </table:table-cell>
          <table:table-cell table:formula="of:=23+(26+((21.448-[.G182]*(46.815+[.G182]*(0.00059-[.G182]*0.001813))))/60)/60" office:value-type="float" office:value="23.4366823668277">
            <text:p>23.44</text:p>
          </table:table-cell>
          <table:table-cell table:formula="of:=[.Q182]+0.00256*COS(RADIANS(125.04-1934.136*[.G182]))" office:value-type="float" office:value="23.4363687598252">
            <text:p>23.44</text:p>
          </table:table-cell>
          <table:table-cell table:formula="of:=DEGREES(ATAN2(COS(RADIANS([.P182]));COS(RADIANS([.R182]))*SIN(RADIANS([.P182]))))" office:value-type="float" office:value="-54.55774889579">
            <text:p>-54.56</text:p>
          </table:table-cell>
          <table:table-cell table:formula="of:=DEGREES(ASIN(SIN(RADIANS([.R182]))*SIN(RADIANS([.P182]))))" office:value-type="float" office:value="-19.4515134858183">
            <text:p>-19.45</text:p>
          </table:table-cell>
          <table:table-cell table:formula="of:=TAN(RADIANS([.R182]/2))*TAN(RADIANS([.R182]/2))" office:value-type="float" office:value="0.0430234939041245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11.7635512847766">
            <text:p>-11.76</text:p>
          </table:table-cell>
          <table:table-cell table:formula="of:=DEGREES(ACOS(COS(RADIANS(90.833))/(COS(RADIANS([.$B$3]))*COS(RADIANS([.T182])))-TAN(RADIANS([.$B$3]))*TAN(RADIANS([.T182]))))" office:value-type="float" office:value="64.723351199515">
            <text:p>64.72</text:p>
          </table:table-cell>
          <table:table-cell table:style-name="ce8" table:formula="of:=(720-4*[.$B$4]-[.V182]+[.$B$5]*60)/1440" office:value-type="float" office:value="0.491502466169984">
            <text:p>11:47:46</text:p>
          </table:table-cell>
          <table:table-cell table:style-name="ce8" table:formula="of:=[.X182]-[.W182]*4/1440" office:value-type="float" office:value="0.311715379504664">
            <text:p>7:28:52</text:p>
          </table:table-cell>
          <table:table-cell table:style-name="ce8" table:formula="of:=[.X182]+[.W182]*4/1440" office:value-type="float" office:value="0.671289552835303">
            <text:p>16:06:39</text:p>
          </table:table-cell>
          <table:table-cell table:style-name="ce11" table:formula="of:=8*[.W182]" office:value-type="float" office:value="517.78680959612">
            <text:p>517.79</text:p>
          </table:table-cell>
          <table:table-cell table:formula="of:=MOD([.E182]*1440+[.V182]+4*[.$B$4]-60*[.$B$5];1440)" office:value-type="float" office:value="1098.23644871522">
            <text:p>1098.24</text:p>
          </table:table-cell>
          <table:table-cell table:formula="of:=IF([.AB182]/4&lt;0;[.AB182]/4+180;[.AB182]/4-180)" office:value-type="float" office:value="94.5591121788053">
            <text:p>94.56</text:p>
          </table:table-cell>
          <table:table-cell table:formula="of:=DEGREES(ACOS(SIN(RADIANS([.$B$3]))*SIN(RADIANS([.T182]))+COS(RADIANS([.$B$3]))*COS(RADIANS([.T182]))*COS(RADIANS([.AC182]))))" office:value-type="float" office:value="107.972408405875">
            <text:p>107.97</text:p>
          </table:table-cell>
          <table:table-cell table:formula="of:=90-[.AD182]" office:value-type="float" office:value="-17.9724084058753">
            <text:p>-17.97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177873753432841">
            <text:p>0.02</text:p>
          </table:table-cell>
          <table:table-cell table:formula="of:=[.AE182]+[.AF182]" office:value-type="float" office:value="-17.954621030532">
            <text:p>-17.95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61.173305734426">
            <text:p>261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2]+0.1/24" office:value-type="float" office:value="0.758333333333332">
            <text:p>18:12:00</text:p>
          </table:table-cell>
          <table:table-cell table:style-name="ce9" table:formula="of:=[.D183]+2415018.5+[.E183]-[.$B$5]/24" office:value-type="float" office:value="2458872.21666667">
            <text:p>2458872.22</text:p>
          </table:table-cell>
          <table:table-cell table:style-name="ce10" table:formula="of:=([.F183]-2451545)/36525" office:value-type="float" office:value="0.200608259183211">
            <text:p>0.20060826</text:p>
          </table:table-cell>
          <table:table-cell/>
          <table:table-cell table:formula="of:=MOD(280.46646+[.G183]*(36000.76983+[.G183]*0.0003032);360)" office:value-type="float" office:value="302.518237053652">
            <text:p>302.52</text:p>
          </table:table-cell>
          <table:table-cell table:formula="of:=357.52911+[.G183]*(35999.05029-0.0001537*[.G183])" office:value-type="float" office:value="7579.23591474032">
            <text:p>7579.24</text:p>
          </table:table-cell>
          <table:table-cell table:formula="of:=0.016708634-[.G183]*(0.000042037+0.0000001267*[.G183])" office:value-type="float" office:value="0.0167001959317353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0.64313337669244">
            <text:p>0.64</text:p>
          </table:table-cell>
          <table:table-cell table:formula="of:=[.I183]+[.L183]" office:value-type="float" office:value="303.161370430345">
            <text:p>303.16</text:p>
          </table:table-cell>
          <table:table-cell table:formula="of:=[.J183]+[.L183]" office:value-type="float" office:value="7579.87904811701">
            <text:p>7579.88</text:p>
          </table:table-cell>
          <table:table-cell table:formula="of:=(1.000001018*(1-[.K183]*[.K183]))/(1+[.K183]*COS(RADIANS([.N183])))" office:value-type="float" office:value="0.984264179812748">
            <text:p>0.98</text:p>
          </table:table-cell>
          <table:table-cell table:formula="of:=[.M183]-0.00569-0.00478*SIN(RADIANS(125.04-1934.136*[.G183]))" office:value-type="float" office:value="303.15093643021">
            <text:p>303.15</text:p>
          </table:table-cell>
          <table:table-cell table:formula="of:=23+(26+((21.448-[.G183]*(46.815+[.G183]*(0.00059-[.G183]*0.001813))))/60)/60" office:value-type="float" office:value="23.4366823653442">
            <text:p>23.44</text:p>
          </table:table-cell>
          <table:table-cell table:formula="of:=[.Q183]+0.00256*COS(RADIANS(125.04-1934.136*[.G183]))" office:value-type="float" office:value="23.4363687681258">
            <text:p>23.44</text:p>
          </table:table-cell>
          <table:table-cell table:formula="of:=DEGREES(ATAN2(COS(RADIANS([.P183]));COS(RADIANS([.R183]))*SIN(RADIANS([.P183]))))" office:value-type="float" office:value="-54.5533749016254">
            <text:p>-54.55</text:p>
          </table:table-cell>
          <table:table-cell table:formula="of:=DEGREES(ASIN(SIN(RADIANS([.R183]))*SIN(RADIANS([.P183]))))" office:value-type="float" office:value="-19.450535854188">
            <text:p>-19.45</text:p>
          </table:table-cell>
          <table:table-cell table:formula="of:=TAN(RADIANS([.R183]/2))*TAN(RADIANS([.R183]/2))" office:value-type="float" office:value="0.043023493935467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11.7646264241814">
            <text:p>-11.76</text:p>
          </table:table-cell>
          <table:table-cell table:formula="of:=DEGREES(ACOS(COS(RADIANS(90.833))/(COS(RADIANS([.$B$3]))*COS(RADIANS([.T183])))-TAN(RADIANS([.$B$3]))*TAN(RADIANS([.T183]))))" office:value-type="float" office:value="64.7248980164684">
            <text:p>64.72</text:p>
          </table:table-cell>
          <table:table-cell table:style-name="ce8" table:formula="of:=(720-4*[.$B$4]-[.V183]+[.$B$5]*60)/1440" office:value-type="float" office:value="0.49150321279457">
            <text:p>11:47:46</text:p>
          </table:table-cell>
          <table:table-cell table:style-name="ce8" table:formula="of:=[.X183]-[.W183]*4/1440" office:value-type="float" office:value="0.311711829415491">
            <text:p>7:28:52</text:p>
          </table:table-cell>
          <table:table-cell table:style-name="ce8" table:formula="of:=[.X183]+[.W183]*4/1440" office:value-type="float" office:value="0.671294596173649">
            <text:p>16:06:40</text:p>
          </table:table-cell>
          <table:table-cell table:style-name="ce11" table:formula="of:=8*[.W183]" office:value-type="float" office:value="517.799184131747">
            <text:p>517.8</text:p>
          </table:table-cell>
          <table:table-cell table:formula="of:=MOD([.E183]*1440+[.V183]+4*[.$B$4]-60*[.$B$5];1440)" office:value-type="float" office:value="1104.23537357582">
            <text:p>1104.24</text:p>
          </table:table-cell>
          <table:table-cell table:formula="of:=IF([.AB183]/4&lt;0;[.AB183]/4+180;[.AB183]/4-180)" office:value-type="float" office:value="96.0588433939541">
            <text:p>96.06</text:p>
          </table:table-cell>
          <table:table-cell table:formula="of:=DEGREES(ACOS(SIN(RADIANS([.$B$3]))*SIN(RADIANS([.T183]))+COS(RADIANS([.$B$3]))*COS(RADIANS([.T183]))*COS(RADIANS([.AC183]))))" office:value-type="float" office:value="108.885400658595">
            <text:p>108.89</text:p>
          </table:table-cell>
          <table:table-cell table:formula="of:=90-[.AD183]" office:value-type="float" office:value="-18.8854006585951">
            <text:p>-18.89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168668139163677">
            <text:p>0.02</text:p>
          </table:table-cell>
          <table:table-cell table:formula="of:=[.AE183]+[.AF183]" office:value-type="float" office:value="-18.8685338446787">
            <text:p>-18.87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62.311613234265">
            <text:p>262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3]+0.1/24" office:value-type="float" office:value="0.762499999999999">
            <text:p>18:18:00</text:p>
          </table:table-cell>
          <table:table-cell table:style-name="ce9" table:formula="of:=[.D184]+2415018.5+[.E184]-[.$B$5]/24" office:value-type="float" office:value="2458872.22083333">
            <text:p>2458872.22</text:p>
          </table:table-cell>
          <table:table-cell table:style-name="ce10" table:formula="of:=([.F184]-2451545)/36525" office:value-type="float" office:value="0.200608373260333">
            <text:p>0.20060837</text:p>
          </table:table-cell>
          <table:table-cell/>
          <table:table-cell table:formula="of:=MOD(280.46646+[.G184]*(36000.76983+[.G184]*0.0003032);360)" office:value-type="float" office:value="302.522343917882">
            <text:p>302.52</text:p>
          </table:table-cell>
          <table:table-cell table:formula="of:=357.52911+[.G184]*(35999.05029-0.0001537*[.G184])" office:value-type="float" office:value="7579.24002140837">
            <text:p>7579.24</text:p>
          </table:table-cell>
          <table:table-cell table:formula="of:=0.016708634-[.G184]*(0.000042037+0.0000001267*[.G184])" office:value-type="float" office:value="0.016700195926934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0.643265151452638">
            <text:p>0.64</text:p>
          </table:table-cell>
          <table:table-cell table:formula="of:=[.I184]+[.L184]" office:value-type="float" office:value="303.165609069334">
            <text:p>303.17</text:p>
          </table:table-cell>
          <table:table-cell table:formula="of:=[.J184]+[.L184]" office:value-type="float" office:value="7579.88328655982">
            <text:p>7579.88</text:p>
          </table:table-cell>
          <table:table-cell table:formula="of:=(1.000001018*(1-[.K184]*[.K184]))/(1+[.K184]*COS(RADIANS([.N184])))" office:value-type="float" office:value="0.984264586933512">
            <text:p>0.98</text:p>
          </table:table-cell>
          <table:table-cell table:formula="of:=[.M184]-0.00569-0.00478*SIN(RADIANS(125.04-1934.136*[.G184]))" office:value-type="float" office:value="303.155175066945">
            <text:p>303.16</text:p>
          </table:table-cell>
          <table:table-cell table:formula="of:=23+(26+((21.448-[.G184]*(46.815+[.G184]*(0.00059-[.G184]*0.001813))))/60)/60" office:value-type="float" office:value="23.4366823638608">
            <text:p>23.44</text:p>
          </table:table-cell>
          <table:table-cell table:formula="of:=[.Q184]+0.00256*COS(RADIANS(125.04-1934.136*[.G184]))" office:value-type="float" office:value="23.4363687764264">
            <text:p>23.44</text:p>
          </table:table-cell>
          <table:table-cell table:formula="of:=DEGREES(ATAN2(COS(RADIANS([.P184]));COS(RADIANS([.R184]))*SIN(RADIANS([.P184]))))" office:value-type="float" office:value="-54.5490009633035">
            <text:p>-54.55</text:p>
          </table:table-cell>
          <table:table-cell table:formula="of:=DEGREES(ASIN(SIN(RADIANS([.R184]))*SIN(RADIANS([.P184]))))" office:value-type="float" office:value="-19.4495581184124">
            <text:p>-19.45</text:p>
          </table:table-cell>
          <table:table-cell table:formula="of:=TAN(RADIANS([.R184]/2))*TAN(RADIANS([.R184]/2))" office:value-type="float" office:value="0.0430234939668095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11.7657013387402">
            <text:p>-11.77</text:p>
          </table:table-cell>
          <table:table-cell table:formula="of:=DEGREES(ACOS(COS(RADIANS(90.833))/(COS(RADIANS([.$B$3]))*COS(RADIANS([.T184])))-TAN(RADIANS([.$B$3]))*TAN(RADIANS([.T184]))))" office:value-type="float" office:value="64.7264449602992">
            <text:p>64.73</text:p>
          </table:table-cell>
          <table:table-cell table:style-name="ce8" table:formula="of:=(720-4*[.$B$4]-[.V184]+[.$B$5]*60)/1440" office:value-type="float" office:value="0.491503959263014">
            <text:p>11:47:46</text:p>
          </table:table-cell>
          <table:table-cell table:style-name="ce8" table:formula="of:=[.X184]-[.W184]*4/1440" office:value-type="float" office:value="0.311708278817738">
            <text:p>7:28:52</text:p>
          </table:table-cell>
          <table:table-cell table:style-name="ce8" table:formula="of:=[.X184]+[.W184]*4/1440" office:value-type="float" office:value="0.67129963970829">
            <text:p>16:06:40</text:p>
          </table:table-cell>
          <table:table-cell table:style-name="ce11" table:formula="of:=8*[.W184]" office:value-type="float" office:value="517.811559682394">
            <text:p>517.81</text:p>
          </table:table-cell>
          <table:table-cell table:formula="of:=MOD([.E184]*1440+[.V184]+4*[.$B$4]-60*[.$B$5];1440)" office:value-type="float" office:value="1110.23429866126">
            <text:p>1110.23</text:p>
          </table:table-cell>
          <table:table-cell table:formula="of:=IF([.AB184]/4&lt;0;[.AB184]/4+180;[.AB184]/4-180)" office:value-type="float" office:value="97.5585746653144">
            <text:p>97.56</text:p>
          </table:table-cell>
          <table:table-cell table:formula="of:=DEGREES(ACOS(SIN(RADIANS([.$B$3]))*SIN(RADIANS([.T184]))+COS(RADIANS([.$B$3]))*COS(RADIANS([.T184]))*COS(RADIANS([.AC184]))))" office:value-type="float" office:value="109.800852282873">
            <text:p>109.8</text:p>
          </table:table-cell>
          <table:table-cell table:formula="of:=90-[.AD184]" office:value-type="float" office:value="-19.8008522828726">
            <text:p>-19.8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16026043564714">
            <text:p>0.02</text:p>
          </table:table-cell>
          <table:table-cell table:formula="of:=[.AE184]+[.AF184]" office:value-type="float" office:value="-19.7848262393079">
            <text:p>-19.78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63.4539554218">
            <text:p>263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4]+0.1/24" office:value-type="float" office:value="0.766666666666665">
            <text:p>18:24:00</text:p>
          </table:table-cell>
          <table:table-cell table:style-name="ce9" table:formula="of:=[.D185]+2415018.5+[.E185]-[.$B$5]/24" office:value-type="float" office:value="2458872.225">
            <text:p>2458872.23</text:p>
          </table:table-cell>
          <table:table-cell table:style-name="ce10" table:formula="of:=([.F185]-2451545)/36525" office:value-type="float" office:value="0.200608487337443">
            <text:p>0.20060849</text:p>
          </table:table-cell>
          <table:table-cell/>
          <table:table-cell table:formula="of:=MOD(280.46646+[.G185]*(36000.76983+[.G185]*0.0003032);360)" office:value-type="float" office:value="302.526450781652">
            <text:p>302.53</text:p>
          </table:table-cell>
          <table:table-cell table:formula="of:=357.52911+[.G185]*(35999.05029-0.0001537*[.G185])" office:value-type="float" office:value="7579.24412807596">
            <text:p>7579.24</text:p>
          </table:table-cell>
          <table:table-cell table:formula="of:=0.016708634-[.G185]*(0.000042037+0.0000001267*[.G185])" office:value-type="float" office:value="0.0167001959221327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0.643396922691807">
            <text:p>0.64</text:p>
          </table:table-cell>
          <table:table-cell table:formula="of:=[.I185]+[.L185]" office:value-type="float" office:value="303.169847704344">
            <text:p>303.17</text:p>
          </table:table-cell>
          <table:table-cell table:formula="of:=[.J185]+[.L185]" office:value-type="float" office:value="7579.88752499865">
            <text:p>7579.89</text:p>
          </table:table-cell>
          <table:table-cell table:formula="of:=(1.000001018*(1-[.K185]*[.K185]))/(1+[.K185]*COS(RADIANS([.N185])))" office:value-type="float" office:value="0.98426499413751">
            <text:p>0.98</text:p>
          </table:table-cell>
          <table:table-cell table:formula="of:=[.M185]-0.00569-0.00478*SIN(RADIANS(125.04-1934.136*[.G185]))" office:value-type="float" office:value="303.159413699699">
            <text:p>303.16</text:p>
          </table:table-cell>
          <table:table-cell table:formula="of:=23+(26+((21.448-[.G185]*(46.815+[.G185]*(0.00059-[.G185]*0.001813))))/60)/60" office:value-type="float" office:value="23.4366823623773">
            <text:p>23.44</text:p>
          </table:table-cell>
          <table:table-cell table:formula="of:=[.Q185]+0.00256*COS(RADIANS(125.04-1934.136*[.G185]))" office:value-type="float" office:value="23.436368784727">
            <text:p>23.44</text:p>
          </table:table-cell>
          <table:table-cell table:formula="of:=DEGREES(ATAN2(COS(RADIANS([.P185]));COS(RADIANS([.R185]))*SIN(RADIANS([.P185]))))" office:value-type="float" office:value="-54.5446270818065">
            <text:p>-54.54</text:p>
          </table:table-cell>
          <table:table-cell table:formula="of:=DEGREES(ASIN(SIN(RADIANS([.R185]))*SIN(RADIANS([.P185]))))" office:value-type="float" office:value="-19.4485802787178">
            <text:p>-19.45</text:p>
          </table:table-cell>
          <table:table-cell table:formula="of:=TAN(RADIANS([.R185]/2))*TAN(RADIANS([.R185]/2))" office:value-type="float" office:value="0.043023493998152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11.7667760282">
            <text:p>-11.77</text:p>
          </table:table-cell>
          <table:table-cell table:formula="of:=DEGREES(ACOS(COS(RADIANS(90.833))/(COS(RADIANS([.$B$3]))*COS(RADIANS([.T185])))-TAN(RADIANS([.$B$3]))*TAN(RADIANS([.T185]))))" office:value-type="float" office:value="64.7279920306412">
            <text:p>64.73</text:p>
          </table:table-cell>
          <table:table-cell table:style-name="ce8" table:formula="of:=(720-4*[.$B$4]-[.V185]+[.$B$5]*60)/1440" office:value-type="float" office:value="0.491504705575139">
            <text:p>11:47:46</text:p>
          </table:table-cell>
          <table:table-cell table:style-name="ce8" table:formula="of:=[.X185]-[.W185]*4/1440" office:value-type="float" office:value="0.311704727712247">
            <text:p>7:28:51</text:p>
          </table:table-cell>
          <table:table-cell table:style-name="ce8" table:formula="of:=[.X185]+[.W185]*4/1440" office:value-type="float" office:value="0.671304683438031">
            <text:p>16:06:41</text:p>
          </table:table-cell>
          <table:table-cell table:style-name="ce11" table:formula="of:=8*[.W185]" office:value-type="float" office:value="517.82393624513">
            <text:p>517.82</text:p>
          </table:table-cell>
          <table:table-cell table:formula="of:=MOD([.E185]*1440+[.V185]+4*[.$B$4]-60*[.$B$5];1440)" office:value-type="float" office:value="1116.2332239718">
            <text:p>1116.23</text:p>
          </table:table-cell>
          <table:table-cell table:formula="of:=IF([.AB185]/4&lt;0;[.AB185]/4+180;[.AB185]/4-180)" office:value-type="float" office:value="99.0583059929494">
            <text:p>99.06</text:p>
          </table:table-cell>
          <table:table-cell table:formula="of:=DEGREES(ACOS(SIN(RADIANS([.$B$3]))*SIN(RADIANS([.T185]))+COS(RADIANS([.$B$3]))*COS(RADIANS([.T185]))*COS(RADIANS([.AC185]))))" office:value-type="float" office:value="110.718407518551">
            <text:p>110.72</text:p>
          </table:table-cell>
          <table:table-cell table:formula="of:=90-[.AD185]" office:value-type="float" office:value="-20.7184075185514">
            <text:p>-20.72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152550380283379">
            <text:p>0.02</text:p>
          </table:table-cell>
          <table:table-cell table:formula="of:=[.AE185]+[.AF185]" office:value-type="float" office:value="-20.7031524805231">
            <text:p>-20.7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64.601000374147">
            <text:p>264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5]+0.1/24" office:value-type="float" office:value="0.770833333333332">
            <text:p>18:30:00</text:p>
          </table:table-cell>
          <table:table-cell table:style-name="ce9" table:formula="of:=[.D186]+2415018.5+[.E186]-[.$B$5]/24" office:value-type="float" office:value="2458872.22916667">
            <text:p>2458872.23</text:p>
          </table:table-cell>
          <table:table-cell table:style-name="ce10" table:formula="of:=([.F186]-2451545)/36525" office:value-type="float" office:value="0.200608601414565">
            <text:p>0.20060860</text:p>
          </table:table-cell>
          <table:table-cell/>
          <table:table-cell table:formula="of:=MOD(280.46646+[.G186]*(36000.76983+[.G186]*0.0003032);360)" office:value-type="float" office:value="302.53055764588">
            <text:p>302.53</text:p>
          </table:table-cell>
          <table:table-cell table:formula="of:=357.52911+[.G186]*(35999.05029-0.0001537*[.G186])" office:value-type="float" office:value="7579.24823474401">
            <text:p>7579.25</text:p>
          </table:table-cell>
          <table:table-cell table:formula="of:=0.016708634-[.G186]*(0.000042037+0.0000001267*[.G186])" office:value-type="float" office:value="0.0167001959173315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0.643528690438651">
            <text:p>0.64</text:p>
          </table:table-cell>
          <table:table-cell table:formula="of:=[.I186]+[.L186]" office:value-type="float" office:value="303.174086336318">
            <text:p>303.17</text:p>
          </table:table-cell>
          <table:table-cell table:formula="of:=[.J186]+[.L186]" office:value-type="float" office:value="7579.89176343445">
            <text:p>7579.89</text:p>
          </table:table-cell>
          <table:table-cell table:formula="of:=(1.000001018*(1-[.K186]*[.K186]))/(1+[.K186]*COS(RADIANS([.N186])))" office:value-type="float" office:value="0.98426540142483">
            <text:p>0.98</text:p>
          </table:table-cell>
          <table:table-cell table:formula="of:=[.M186]-0.00569-0.00478*SIN(RADIANS(125.04-1934.136*[.G186]))" office:value-type="float" office:value="303.163652329419">
            <text:p>303.16</text:p>
          </table:table-cell>
          <table:table-cell table:formula="of:=23+(26+((21.448-[.G186]*(46.815+[.G186]*(0.00059-[.G186]*0.001813))))/60)/60" office:value-type="float" office:value="23.4366823608938">
            <text:p>23.44</text:p>
          </table:table-cell>
          <table:table-cell table:formula="of:=[.Q186]+0.00256*COS(RADIANS(125.04-1934.136*[.G186]))" office:value-type="float" office:value="23.4363687930276">
            <text:p>23.44</text:p>
          </table:table-cell>
          <table:table-cell table:formula="of:=DEGREES(ATAN2(COS(RADIANS([.P186]));COS(RADIANS([.R186]))*SIN(RADIANS([.P186]))))" office:value-type="float" office:value="-54.5402532561607">
            <text:p>-54.54</text:p>
          </table:table-cell>
          <table:table-cell table:formula="of:=DEGREES(ASIN(SIN(RADIANS([.R186]))*SIN(RADIANS([.P186]))))" office:value-type="float" office:value="-19.4476023348932">
            <text:p>-19.45</text:p>
          </table:table-cell>
          <table:table-cell table:formula="of:=TAN(RADIANS([.R186]/2))*TAN(RADIANS([.R186]/2))" office:value-type="float" office:value="0.0430234940294945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11.7678504927887">
            <text:p>-11.77</text:p>
          </table:table-cell>
          <table:table-cell table:formula="of:=DEGREES(ACOS(COS(RADIANS(90.833))/(COS(RADIANS([.$B$3]))*COS(RADIANS([.T186])))-TAN(RADIANS([.$B$3]))*TAN(RADIANS([.T186]))))" office:value-type="float" office:value="64.7295392278197">
            <text:p>64.73</text:p>
          </table:table-cell>
          <table:table-cell table:style-name="ce8" table:formula="of:=(720-4*[.$B$4]-[.V186]+[.$B$5]*60)/1440" office:value-type="float" office:value="0.491505451731103">
            <text:p>11:47:46</text:p>
          </table:table-cell>
          <table:table-cell table:style-name="ce8" table:formula="of:=[.X186]-[.W186]*4/1440" office:value-type="float" office:value="0.311701176098271">
            <text:p>7:28:51</text:p>
          </table:table-cell>
          <table:table-cell table:style-name="ce8" table:formula="of:=[.X186]+[.W186]*4/1440" office:value-type="float" office:value="0.671309727363936">
            <text:p>16:06:41</text:p>
          </table:table-cell>
          <table:table-cell table:style-name="ce11" table:formula="of:=8*[.W186]" office:value-type="float" office:value="517.836313822558">
            <text:p>517.84</text:p>
          </table:table-cell>
          <table:table-cell table:formula="of:=MOD([.E186]*1440+[.V186]+4*[.$B$4]-60*[.$B$5];1440)" office:value-type="float" office:value="1122.23214950721">
            <text:p>1122.23</text:p>
          </table:table-cell>
          <table:table-cell table:formula="of:=IF([.AB186]/4&lt;0;[.AB186]/4+180;[.AB186]/4-180)" office:value-type="float" office:value="100.558037376802">
            <text:p>100.56</text:p>
          </table:table-cell>
          <table:table-cell table:formula="of:=DEGREES(ACOS(SIN(RADIANS([.$B$3]))*SIN(RADIANS([.T186]))+COS(RADIANS([.$B$3]))*COS(RADIANS([.T186]))*COS(RADIANS([.AC186]))))" office:value-type="float" office:value="111.637706489832">
            <text:p>111.64</text:p>
          </table:table-cell>
          <table:table-cell table:formula="of:=90-[.AD186]" office:value-type="float" office:value="-21.6377064898315">
            <text:p>-21.64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145453821947123">
            <text:p>0.01</text:p>
          </table:table-cell>
          <table:table-cell table:formula="of:=[.AE186]+[.AF186]" office:value-type="float" office:value="-21.6231611076368">
            <text:p>-21.62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65.753436961671">
            <text:p>265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6]+0.1/24" office:value-type="float" office:value="0.774999999999998">
            <text:p>18:36:00</text:p>
          </table:table-cell>
          <table:table-cell table:style-name="ce9" table:formula="of:=[.D187]+2415018.5+[.E187]-[.$B$5]/24" office:value-type="float" office:value="2458872.23333333">
            <text:p>2458872.23</text:p>
          </table:table-cell>
          <table:table-cell table:style-name="ce10" table:formula="of:=([.F187]-2451545)/36525" office:value-type="float" office:value="0.200608715491674">
            <text:p>0.20060872</text:p>
          </table:table-cell>
          <table:table-cell/>
          <table:table-cell table:formula="of:=MOD(280.46646+[.G187]*(36000.76983+[.G187]*0.0003032);360)" office:value-type="float" office:value="302.53466450965">
            <text:p>302.53</text:p>
          </table:table-cell>
          <table:table-cell table:formula="of:=357.52911+[.G187]*(35999.05029-0.0001537*[.G187])" office:value-type="float" office:value="7579.2523414116">
            <text:p>7579.25</text:p>
          </table:table-cell>
          <table:table-cell table:formula="of:=0.016708634-[.G187]*(0.000042037+0.0000001267*[.G187])" office:value-type="float" office:value="0.0167001959125302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0.643660454663095">
            <text:p>0.64</text:p>
          </table:table-cell>
          <table:table-cell table:formula="of:=[.I187]+[.L187]" office:value-type="float" office:value="303.178324964313">
            <text:p>303.18</text:p>
          </table:table-cell>
          <table:table-cell table:formula="of:=[.J187]+[.L187]" office:value-type="float" office:value="7579.89600186626">
            <text:p>7579.9</text:p>
          </table:table-cell>
          <table:table-cell table:formula="of:=(1.000001018*(1-[.K187]*[.K187]))/(1+[.K187]*COS(RADIANS([.N187])))" office:value-type="float" office:value="0.984265808795381">
            <text:p>0.98</text:p>
          </table:table-cell>
          <table:table-cell table:formula="of:=[.M187]-0.00569-0.00478*SIN(RADIANS(125.04-1934.136*[.G187]))" office:value-type="float" office:value="303.167890955159">
            <text:p>303.17</text:p>
          </table:table-cell>
          <table:table-cell table:formula="of:=23+(26+((21.448-[.G187]*(46.815+[.G187]*(0.00059-[.G187]*0.001813))))/60)/60" office:value-type="float" office:value="23.4366823594103">
            <text:p>23.44</text:p>
          </table:table-cell>
          <table:table-cell table:formula="of:=[.Q187]+0.00256*COS(RADIANS(125.04-1934.136*[.G187]))" office:value-type="float" office:value="23.4363688013282">
            <text:p>23.44</text:p>
          </table:table-cell>
          <table:table-cell table:formula="of:=DEGREES(ATAN2(COS(RADIANS([.P187]));COS(RADIANS([.R187]))*SIN(RADIANS([.P187]))))" office:value-type="float" office:value="-54.5358794873433">
            <text:p>-54.54</text:p>
          </table:table-cell>
          <table:table-cell table:formula="of:=DEGREES(ASIN(SIN(RADIANS([.R187]))*SIN(RADIANS([.P187]))))" office:value-type="float" office:value="-19.4466242871639">
            <text:p>-19.45</text:p>
          </table:table-cell>
          <table:table-cell table:formula="of:=TAN(RADIANS([.R187]/2))*TAN(RADIANS([.R187]/2))" office:value-type="float" office:value="0.0430234940608371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11.7689247322546">
            <text:p>-11.77</text:p>
          </table:table-cell>
          <table:table-cell table:formula="of:=DEGREES(ACOS(COS(RADIANS(90.833))/(COS(RADIANS([.$B$3]))*COS(RADIANS([.T187])))-TAN(RADIANS([.$B$3]))*TAN(RADIANS([.T187]))))" office:value-type="float" office:value="64.7310865514701">
            <text:p>64.73</text:p>
          </table:table-cell>
          <table:table-cell table:style-name="ce8" table:formula="of:=(720-4*[.$B$4]-[.V187]+[.$B$5]*60)/1440" office:value-type="float" office:value="0.491506197730732">
            <text:p>11:47:46</text:p>
          </table:table-cell>
          <table:table-cell table:style-name="ce8" table:formula="of:=[.X187]-[.W187]*4/1440" office:value-type="float" office:value="0.311697623976649">
            <text:p>7:28:51</text:p>
          </table:table-cell>
          <table:table-cell table:style-name="ce8" table:formula="of:=[.X187]+[.W187]*4/1440" office:value-type="float" office:value="0.671314771484816">
            <text:p>16:06:42</text:p>
          </table:table-cell>
          <table:table-cell table:style-name="ce11" table:formula="of:=8*[.W187]" office:value-type="float" office:value="517.848692411761">
            <text:p>517.85</text:p>
          </table:table-cell>
          <table:table-cell table:formula="of:=MOD([.E187]*1440+[.V187]+4*[.$B$4]-60*[.$B$5];1440)" office:value-type="float" office:value="1128.23107526774">
            <text:p>1128.23</text:p>
          </table:table-cell>
          <table:table-cell table:formula="of:=IF([.AB187]/4&lt;0;[.AB187]/4+180;[.AB187]/4-180)" office:value-type="float" office:value="102.057768816936">
            <text:p>102.06</text:p>
          </table:table-cell>
          <table:table-cell table:formula="of:=DEGREES(ACOS(SIN(RADIANS([.$B$3]))*SIN(RADIANS([.T187]))+COS(RADIANS([.$B$3]))*COS(RADIANS([.T187]))*COS(RADIANS([.AC187]))))" office:value-type="float" office:value="112.558384463165">
            <text:p>112.56</text:p>
          </table:table-cell>
          <table:table-cell table:formula="of:=90-[.AD187]" office:value-type="float" office:value="-22.5583844631649">
            <text:p>-22.56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138899620989943">
            <text:p>0.01</text:p>
          </table:table-cell>
          <table:table-cell table:formula="of:=[.AE187]+[.AF187]" office:value-type="float" office:value="-22.5444945010659">
            <text:p>-22.54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66.911975930544">
            <text:p>266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7]+0.1/24" office:value-type="float" office:value="0.779166666666665">
            <text:p>18:42:00</text:p>
          </table:table-cell>
          <table:table-cell table:style-name="ce9" table:formula="of:=[.D188]+2415018.5+[.E188]-[.$B$5]/24" office:value-type="float" office:value="2458872.2375">
            <text:p>2458872.24</text:p>
          </table:table-cell>
          <table:table-cell table:style-name="ce10" table:formula="of:=([.F188]-2451545)/36525" office:value-type="float" office:value="0.200608829568796">
            <text:p>0.20060883</text:p>
          </table:table-cell>
          <table:table-cell/>
          <table:table-cell table:formula="of:=MOD(280.46646+[.G188]*(36000.76983+[.G188]*0.0003032);360)" office:value-type="float" office:value="302.538771373878">
            <text:p>302.54</text:p>
          </table:table-cell>
          <table:table-cell table:formula="of:=357.52911+[.G188]*(35999.05029-0.0001537*[.G188])" office:value-type="float" office:value="7579.25644807964">
            <text:p>7579.26</text:p>
          </table:table-cell>
          <table:table-cell table:formula="of:=0.016708634-[.G188]*(0.000042037+0.0000001267*[.G188])" office:value-type="float" office:value="0.016700195907729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0.643792215393736">
            <text:p>0.64</text:p>
          </table:table-cell>
          <table:table-cell table:formula="of:=[.I188]+[.L188]" office:value-type="float" office:value="303.182563589272">
            <text:p>303.18</text:p>
          </table:table-cell>
          <table:table-cell table:formula="of:=[.J188]+[.L188]" office:value-type="float" office:value="7579.90024029504">
            <text:p>7579.9</text:p>
          </table:table-cell>
          <table:table-cell table:formula="of:=(1.000001018*(1-[.K188]*[.K188]))/(1+[.K188]*COS(RADIANS([.N188])))" office:value-type="float" office:value="0.984266216249249">
            <text:p>0.98</text:p>
          </table:table-cell>
          <table:table-cell table:formula="of:=[.M188]-0.00569-0.00478*SIN(RADIANS(125.04-1934.136*[.G188]))" office:value-type="float" office:value="303.172129577864">
            <text:p>303.17</text:p>
          </table:table-cell>
          <table:table-cell table:formula="of:=23+(26+((21.448-[.G188]*(46.815+[.G188]*(0.00059-[.G188]*0.001813))))/60)/60" office:value-type="float" office:value="23.4366823579269">
            <text:p>23.44</text:p>
          </table:table-cell>
          <table:table-cell table:formula="of:=[.Q188]+0.00256*COS(RADIANS(125.04-1934.136*[.G188]))" office:value-type="float" office:value="23.4363688096288">
            <text:p>23.44</text:p>
          </table:table-cell>
          <table:table-cell table:formula="of:=DEGREES(ATAN2(COS(RADIANS([.P188]));COS(RADIANS([.R188]))*SIN(RADIANS([.P188]))))" office:value-type="float" office:value="-54.5315057743818">
            <text:p>-54.53</text:p>
          </table:table-cell>
          <table:table-cell table:formula="of:=DEGREES(ASIN(SIN(RADIANS([.R188]))*SIN(RADIANS([.P188]))))" office:value-type="float" office:value="-19.4456461353192">
            <text:p>-19.45</text:p>
          </table:table-cell>
          <table:table-cell table:formula="of:=TAN(RADIANS([.R188]/2))*TAN(RADIANS([.R188]/2))" office:value-type="float" office:value="0.0430234940921796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11.7699987468249">
            <text:p>-11.77</text:p>
          </table:table-cell>
          <table:table-cell table:formula="of:=DEGREES(ACOS(COS(RADIANS(90.833))/(COS(RADIANS([.$B$3]))*COS(RADIANS([.T188])))-TAN(RADIANS([.$B$3]))*TAN(RADIANS([.T188]))))" office:value-type="float" office:value="64.7326340019173">
            <text:p>64.73</text:p>
          </table:table-cell>
          <table:table-cell table:style-name="ce8" table:formula="of:=(720-4*[.$B$4]-[.V188]+[.$B$5]*60)/1440" office:value-type="float" office:value="0.491506943574184">
            <text:p>11:47:46</text:p>
          </table:table-cell>
          <table:table-cell table:style-name="ce8" table:formula="of:=[.X188]-[.W188]*4/1440" office:value-type="float" office:value="0.311694071346636">
            <text:p>7:28:50</text:p>
          </table:table-cell>
          <table:table-cell table:style-name="ce8" table:formula="of:=[.X188]+[.W188]*4/1440" office:value-type="float" office:value="0.671319815801732">
            <text:p>16:06:42</text:p>
          </table:table-cell>
          <table:table-cell table:style-name="ce11" table:formula="of:=8*[.W188]" office:value-type="float" office:value="517.861072015339">
            <text:p>517.86</text:p>
          </table:table-cell>
          <table:table-cell table:formula="of:=MOD([.E188]*1440+[.V188]+4*[.$B$4]-60*[.$B$5];1440)" office:value-type="float" office:value="1134.23000125317">
            <text:p>1134.23</text:p>
          </table:table-cell>
          <table:table-cell table:formula="of:=IF([.AB188]/4&lt;0;[.AB188]/4+180;[.AB188]/4-180)" office:value-type="float" office:value="103.557500313293">
            <text:p>103.56</text:p>
          </table:table-cell>
          <table:table-cell table:formula="of:=DEGREES(ACOS(SIN(RADIANS([.$B$3]))*SIN(RADIANS([.T188]))+COS(RADIANS([.$B$3]))*COS(RADIANS([.T188]))*COS(RADIANS([.AC188]))))" office:value-type="float" office:value="113.480071062185">
            <text:p>113.48</text:p>
          </table:table-cell>
          <table:table-cell table:formula="of:=90-[.AD188]" office:value-type="float" office:value="-23.4800710621848">
            <text:p>-23.48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132827238878861">
            <text:p>0.01</text:p>
          </table:table-cell>
          <table:table-cell table:formula="of:=[.AE188]+[.AF188]" office:value-type="float" office:value="-23.466788338297">
            <text:p>-23.47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68.077351043111">
            <text:p>268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8]+0.1/24" office:value-type="float" office:value="0.783333333333332">
            <text:p>18:48:00</text:p>
          </table:table-cell>
          <table:table-cell table:style-name="ce9" table:formula="of:=[.D189]+2415018.5+[.E189]-[.$B$5]/24" office:value-type="float" office:value="2458872.24166667">
            <text:p>2458872.24</text:p>
          </table:table-cell>
          <table:table-cell table:style-name="ce10" table:formula="of:=([.F189]-2451545)/36525" office:value-type="float" office:value="0.200608943645905">
            <text:p>0.20060894</text:p>
          </table:table-cell>
          <table:table-cell/>
          <table:table-cell table:formula="of:=MOD(280.46646+[.G189]*(36000.76983+[.G189]*0.0003032);360)" office:value-type="float" office:value="302.542878237648">
            <text:p>302.54</text:p>
          </table:table-cell>
          <table:table-cell table:formula="of:=357.52911+[.G189]*(35999.05029-0.0001537*[.G189])" office:value-type="float" office:value="7579.26055474723">
            <text:p>7579.26</text:p>
          </table:table-cell>
          <table:table-cell table:formula="of:=0.016708634-[.G189]*(0.000042037+0.0000001267*[.G189])" office:value-type="float" office:value="0.0167001959029277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0.643923972600602">
            <text:p>0.64</text:p>
          </table:table-cell>
          <table:table-cell table:formula="of:=[.I189]+[.L189]" office:value-type="float" office:value="303.186802210249">
            <text:p>303.19</text:p>
          </table:table-cell>
          <table:table-cell table:formula="of:=[.J189]+[.L189]" office:value-type="float" office:value="7579.90447871983">
            <text:p>7579.9</text:p>
          </table:table-cell>
          <table:table-cell table:formula="of:=(1.000001018*(1-[.K189]*[.K189]))/(1+[.K189]*COS(RADIANS([.N189])))" office:value-type="float" office:value="0.984266623786342">
            <text:p>0.98</text:p>
          </table:table-cell>
          <table:table-cell table:formula="of:=[.M189]-0.00569-0.00478*SIN(RADIANS(125.04-1934.136*[.G189]))" office:value-type="float" office:value="303.176368196586">
            <text:p>303.18</text:p>
          </table:table-cell>
          <table:table-cell table:formula="of:=23+(26+((21.448-[.G189]*(46.815+[.G189]*(0.00059-[.G189]*0.001813))))/60)/60" office:value-type="float" office:value="23.4366823564434">
            <text:p>23.44</text:p>
          </table:table-cell>
          <table:table-cell table:formula="of:=[.Q189]+0.00256*COS(RADIANS(125.04-1934.136*[.G189]))" office:value-type="float" office:value="23.4363688179295">
            <text:p>23.44</text:p>
          </table:table-cell>
          <table:table-cell table:formula="of:=DEGREES(ATAN2(COS(RADIANS([.P189]));COS(RADIANS([.R189]))*SIN(RADIANS([.P189]))))" office:value-type="float" office:value="-54.5271321182551">
            <text:p>-54.53</text:p>
          </table:table-cell>
          <table:table-cell table:formula="of:=DEGREES(ASIN(SIN(RADIANS([.R189]))*SIN(RADIANS([.P189]))))" office:value-type="float" office:value="-19.4446678795849">
            <text:p>-19.44</text:p>
          </table:table-cell>
          <table:table-cell table:formula="of:=TAN(RADIANS([.R189]/2))*TAN(RADIANS([.R189]/2))" office:value-type="float" office:value="0.0430234941235222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11.7710725362485">
            <text:p>-11.77</text:p>
          </table:table-cell>
          <table:table-cell table:formula="of:=DEGREES(ACOS(COS(RADIANS(90.833))/(COS(RADIANS([.$B$3]))*COS(RADIANS([.T189])))-TAN(RADIANS([.$B$3]))*TAN(RADIANS([.T189]))))" office:value-type="float" office:value="64.7341815787962">
            <text:p>64.73</text:p>
          </table:table-cell>
          <table:table-cell table:style-name="ce8" table:formula="of:=(720-4*[.$B$4]-[.V189]+[.$B$5]*60)/1440" office:value-type="float" office:value="0.491507689261284">
            <text:p>11:47:46</text:p>
          </table:table-cell>
          <table:table-cell table:style-name="ce8" table:formula="of:=[.X189]-[.W189]*4/1440" office:value-type="float" office:value="0.311690518209072">
            <text:p>7:28:50</text:p>
          </table:table-cell>
          <table:table-cell table:style-name="ce8" table:formula="of:=[.X189]+[.W189]*4/1440" office:value-type="float" office:value="0.671324860313495">
            <text:p>16:06:42</text:p>
          </table:table-cell>
          <table:table-cell table:style-name="ce11" table:formula="of:=8*[.W189]" office:value-type="float" office:value="517.873452630369">
            <text:p>517.87</text:p>
          </table:table-cell>
          <table:table-cell table:formula="of:=MOD([.E189]*1440+[.V189]+4*[.$B$4]-60*[.$B$5];1440)" office:value-type="float" office:value="1140.22892746375">
            <text:p>1140.23</text:p>
          </table:table-cell>
          <table:table-cell table:formula="of:=IF([.AB189]/4&lt;0;[.AB189]/4+180;[.AB189]/4-180)" office:value-type="float" office:value="105.057231865937">
            <text:p>105.06</text:p>
          </table:table-cell>
          <table:table-cell table:formula="of:=DEGREES(ACOS(SIN(RADIANS([.$B$3]))*SIN(RADIANS([.T189]))+COS(RADIANS([.$B$3]))*COS(RADIANS([.T189]))*COS(RADIANS([.AC189]))))" office:value-type="float" office:value="114.402389440503">
            <text:p>114.4</text:p>
          </table:table-cell>
          <table:table-cell table:formula="of:=90-[.AD189]" office:value-type="float" office:value="-24.402389440503">
            <text:p>-24.4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127184844935853">
            <text:p>0.01</text:p>
          </table:table-cell>
          <table:table-cell table:formula="of:=[.AE189]+[.AF189]" office:value-type="float" office:value="-24.3896709560094">
            <text:p>-24.39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69.250320270373">
            <text:p>269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89]+0.1/24" office:value-type="float" office:value="0.787499999999998">
            <text:p>18:54:00</text:p>
          </table:table-cell>
          <table:table-cell table:style-name="ce9" table:formula="of:=[.D190]+2415018.5+[.E190]-[.$B$5]/24" office:value-type="float" office:value="2458872.24583333">
            <text:p>2458872.25</text:p>
          </table:table-cell>
          <table:table-cell table:style-name="ce10" table:formula="of:=([.F190]-2451545)/36525" office:value-type="float" office:value="0.200609057723028">
            <text:p>0.20060906</text:p>
          </table:table-cell>
          <table:table-cell/>
          <table:table-cell table:formula="of:=MOD(280.46646+[.G190]*(36000.76983+[.G190]*0.0003032);360)" office:value-type="float" office:value="302.546985101877">
            <text:p>302.55</text:p>
          </table:table-cell>
          <table:table-cell table:formula="of:=357.52911+[.G190]*(35999.05029-0.0001537*[.G190])" office:value-type="float" office:value="7579.26466141528">
            <text:p>7579.26</text:p>
          </table:table-cell>
          <table:table-cell table:formula="of:=0.016708634-[.G190]*(0.000042037+0.0000001267*[.G190])" office:value-type="float" office:value="0.0167001958981265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0.644055726312345">
            <text:p>0.64</text:p>
          </table:table-cell>
          <table:table-cell table:formula="of:=[.I190]+[.L190]" office:value-type="float" office:value="303.191040828189">
            <text:p>303.19</text:p>
          </table:table-cell>
          <table:table-cell table:formula="of:=[.J190]+[.L190]" office:value-type="float" office:value="7579.90871714159">
            <text:p>7579.91</text:p>
          </table:table-cell>
          <table:table-cell table:formula="of:=(1.000001018*(1-[.K190]*[.K190]))/(1+[.K190]*COS(RADIANS([.N190])))" office:value-type="float" office:value="0.984267031406749">
            <text:p>0.98</text:p>
          </table:table-cell>
          <table:table-cell table:formula="of:=[.M190]-0.00569-0.00478*SIN(RADIANS(125.04-1934.136*[.G190]))" office:value-type="float" office:value="303.180606812272">
            <text:p>303.18</text:p>
          </table:table-cell>
          <table:table-cell table:formula="of:=23+(26+((21.448-[.G190]*(46.815+[.G190]*(0.00059-[.G190]*0.001813))))/60)/60" office:value-type="float" office:value="23.4366823549599">
            <text:p>23.44</text:p>
          </table:table-cell>
          <table:table-cell table:formula="of:=[.Q190]+0.00256*COS(RADIANS(125.04-1934.136*[.G190]))" office:value-type="float" office:value="23.4363688262301">
            <text:p>23.44</text:p>
          </table:table-cell>
          <table:table-cell table:formula="of:=DEGREES(ATAN2(COS(RADIANS([.P190]));COS(RADIANS([.R190]))*SIN(RADIANS([.P190]))))" office:value-type="float" office:value="-54.5227585179896">
            <text:p>-54.52</text:p>
          </table:table-cell>
          <table:table-cell table:formula="of:=DEGREES(ASIN(SIN(RADIANS([.R190]))*SIN(RADIANS([.P190]))))" office:value-type="float" office:value="-19.44368951975">
            <text:p>-19.44</text:p>
          </table:table-cell>
          <table:table-cell table:formula="of:=TAN(RADIANS([.R190]/2))*TAN(RADIANS([.R190]/2))" office:value-type="float" office:value="0.0430234941548648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11.7721461007527">
            <text:p>-11.77</text:p>
          </table:table-cell>
          <table:table-cell table:formula="of:=DEGREES(ACOS(COS(RADIANS(90.833))/(COS(RADIANS([.$B$3]))*COS(RADIANS([.T190])))-TAN(RADIANS([.$B$3]))*TAN(RADIANS([.T190]))))" office:value-type="float" office:value="64.735729282432">
            <text:p>64.74</text:p>
          </table:table-cell>
          <table:table-cell table:style-name="ce8" table:formula="of:=(720-4*[.$B$4]-[.V190]+[.$B$5]*60)/1440" office:value-type="float" office:value="0.491508434792189">
            <text:p>11:47:46</text:p>
          </table:table-cell>
          <table:table-cell table:style-name="ce8" table:formula="of:=[.X190]-[.W190]*4/1440" office:value-type="float" office:value="0.311686964563212">
            <text:p>7:28:50</text:p>
          </table:table-cell>
          <table:table-cell table:style-name="ce8" table:formula="of:=[.X190]+[.W190]*4/1440" office:value-type="float" office:value="0.671329905021167">
            <text:p>16:06:43</text:p>
          </table:table-cell>
          <table:table-cell table:style-name="ce11" table:formula="of:=8*[.W190]" office:value-type="float" office:value="517.885834259456">
            <text:p>517.89</text:p>
          </table:table-cell>
          <table:table-cell table:formula="of:=MOD([.E190]*1440+[.V190]+4*[.$B$4]-60*[.$B$5];1440)" office:value-type="float" office:value="1146.22785389925">
            <text:p>1146.23</text:p>
          </table:table-cell>
          <table:table-cell table:formula="of:=IF([.AB190]/4&lt;0;[.AB190]/4+180;[.AB190]/4-180)" office:value-type="float" office:value="106.556963474811">
            <text:p>106.56</text:p>
          </table:table-cell>
          <table:table-cell table:formula="of:=DEGREES(ACOS(SIN(RADIANS([.$B$3]))*SIN(RADIANS([.T190]))+COS(RADIANS([.$B$3]))*COS(RADIANS([.T190]))*COS(RADIANS([.AC190]))))" office:value-type="float" office:value="115.324955406583">
            <text:p>115.32</text:p>
          </table:table-cell>
          <table:table-cell table:formula="of:=90-[.AD190]" office:value-type="float" office:value="-25.3249554065834">
            <text:p>-25.32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121927815312232">
            <text:p>0.01</text:p>
          </table:table-cell>
          <table:table-cell table:formula="of:=[.AE190]+[.AF190]" office:value-type="float" office:value="-25.3127626250522">
            <text:p>-25.31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70.43166703322">
            <text:p>270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0]+0.1/24" office:value-type="float" office:value="0.791666666666665">
            <text:p>19:00:00</text:p>
          </table:table-cell>
          <table:table-cell table:style-name="ce9" table:formula="of:=[.D191]+2415018.5+[.E191]-[.$B$5]/24" office:value-type="float" office:value="2458872.25">
            <text:p>2458872.25</text:p>
          </table:table-cell>
          <table:table-cell table:style-name="ce10" table:formula="of:=([.F191]-2451545)/36525" office:value-type="float" office:value="0.200609171800137">
            <text:p>0.20060917</text:p>
          </table:table-cell>
          <table:table-cell/>
          <table:table-cell table:formula="of:=MOD(280.46646+[.G191]*(36000.76983+[.G191]*0.0003032);360)" office:value-type="float" office:value="302.551091965647">
            <text:p>302.55</text:p>
          </table:table-cell>
          <table:table-cell table:formula="of:=357.52911+[.G191]*(35999.05029-0.0001537*[.G191])" office:value-type="float" office:value="7579.26876808287">
            <text:p>7579.27</text:p>
          </table:table-cell>
          <table:table-cell table:formula="of:=0.016708634-[.G191]*(0.000042037+0.0000001267*[.G191])" office:value-type="float" office:value="0.0167001958933252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0.644187476498731">
            <text:p>0.64</text:p>
          </table:table-cell>
          <table:table-cell table:formula="of:=[.I191]+[.L191]" office:value-type="float" office:value="303.195279442146">
            <text:p>303.2</text:p>
          </table:table-cell>
          <table:table-cell table:formula="of:=[.J191]+[.L191]" office:value-type="float" office:value="7579.91295555937">
            <text:p>7579.91</text:p>
          </table:table-cell>
          <table:table-cell table:formula="of:=(1.000001018*(1-[.K191]*[.K191]))/(1+[.K191]*COS(RADIANS([.N191])))" office:value-type="float" office:value="0.984267439110376">
            <text:p>0.98</text:p>
          </table:table-cell>
          <table:table-cell table:formula="of:=[.M191]-0.00569-0.00478*SIN(RADIANS(125.04-1934.136*[.G191]))" office:value-type="float" office:value="303.184845423974">
            <text:p>303.18</text:p>
          </table:table-cell>
          <table:table-cell table:formula="of:=23+(26+((21.448-[.G191]*(46.815+[.G191]*(0.00059-[.G191]*0.001813))))/60)/60" office:value-type="float" office:value="23.4366823534764">
            <text:p>23.44</text:p>
          </table:table-cell>
          <table:table-cell table:formula="of:=[.Q191]+0.00256*COS(RADIANS(125.04-1934.136*[.G191]))" office:value-type="float" office:value="23.4363688345307">
            <text:p>23.44</text:p>
          </table:table-cell>
          <table:table-cell table:formula="of:=DEGREES(ATAN2(COS(RADIANS([.P191]));COS(RADIANS([.R191]))*SIN(RADIANS([.P191]))))" office:value-type="float" office:value="-54.5183849745646">
            <text:p>-54.52</text:p>
          </table:table-cell>
          <table:table-cell table:formula="of:=DEGREES(ASIN(SIN(RADIANS([.R191]))*SIN(RADIANS([.P191]))))" office:value-type="float" office:value="-19.4427110560401">
            <text:p>-19.44</text:p>
          </table:table-cell>
          <table:table-cell table:formula="of:=TAN(RADIANS([.R191]/2))*TAN(RADIANS([.R191]/2))" office:value-type="float" office:value="0.0430234941862075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11.7732194400852">
            <text:p>-11.77</text:p>
          </table:table-cell>
          <table:table-cell table:formula="of:=DEGREES(ACOS(COS(RADIANS(90.833))/(COS(RADIANS([.$B$3]))*COS(RADIANS([.T191])))-TAN(RADIANS([.$B$3]))*TAN(RADIANS([.T191]))))" office:value-type="float" office:value="64.7372771124594">
            <text:p>64.74</text:p>
          </table:table-cell>
          <table:table-cell table:style-name="ce8" table:formula="of:=(720-4*[.$B$4]-[.V191]+[.$B$5]*60)/1440" office:value-type="float" office:value="0.491509180166726">
            <text:p>11:47:46</text:p>
          </table:table-cell>
          <table:table-cell table:style-name="ce8" table:formula="of:=[.X191]-[.W191]*4/1440" office:value-type="float" office:value="0.311683410409894">
            <text:p>7:28:49</text:p>
          </table:table-cell>
          <table:table-cell table:style-name="ce8" table:formula="of:=[.X191]+[.W191]*4/1440" office:value-type="float" office:value="0.671334949923557">
            <text:p>16:06:43</text:p>
          </table:table-cell>
          <table:table-cell table:style-name="ce11" table:formula="of:=8*[.W191]" office:value-type="float" office:value="517.898216899675">
            <text:p>517.9</text:p>
          </table:table-cell>
          <table:table-cell table:formula="of:=MOD([.E191]*1440+[.V191]+4*[.$B$4]-60*[.$B$5];1440)" office:value-type="float" office:value="1152.22678055991">
            <text:p>1152.23</text:p>
          </table:table-cell>
          <table:table-cell table:formula="of:=IF([.AB191]/4&lt;0;[.AB191]/4+180;[.AB191]/4-180)" office:value-type="float" office:value="108.056695139978">
            <text:p>108.06</text:p>
          </table:table-cell>
          <table:table-cell table:formula="of:=DEGREES(ACOS(SIN(RADIANS([.$B$3]))*SIN(RADIANS([.T191]))+COS(RADIANS([.$B$3]))*COS(RADIANS([.T191]))*COS(RADIANS([.AC191]))))" office:value-type="float" office:value="116.247376501244">
            <text:p>116.25</text:p>
          </table:table-cell>
          <table:table-cell table:formula="of:=90-[.AD191]" office:value-type="float" office:value="-26.2473765012436">
            <text:p>-26.25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117017532613019">
            <text:p>0.01</text:p>
          </table:table-cell>
          <table:table-cell table:formula="of:=[.AE191]+[.AF191]" office:value-type="float" office:value="-26.2356747479823">
            <text:p>-26.24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71.622201484257">
            <text:p>271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1]+0.1/24" office:value-type="float" office:value="0.795833333333332">
            <text:p>19:06:00</text:p>
          </table:table-cell>
          <table:table-cell table:style-name="ce9" table:formula="of:=[.D192]+2415018.5+[.E192]-[.$B$5]/24" office:value-type="float" office:value="2458872.25416667">
            <text:p>2458872.25</text:p>
          </table:table-cell>
          <table:table-cell table:style-name="ce10" table:formula="of:=([.F192]-2451545)/36525" office:value-type="float" office:value="0.200609285877259">
            <text:p>0.20060929</text:p>
          </table:table-cell>
          <table:table-cell/>
          <table:table-cell table:formula="of:=MOD(280.46646+[.G192]*(36000.76983+[.G192]*0.0003032);360)" office:value-type="float" office:value="302.555198829877">
            <text:p>302.56</text:p>
          </table:table-cell>
          <table:table-cell table:formula="of:=357.52911+[.G192]*(35999.05029-0.0001537*[.G192])" office:value-type="float" office:value="7579.27287475092">
            <text:p>7579.27</text:p>
          </table:table-cell>
          <table:table-cell table:formula="of:=0.016708634-[.G192]*(0.000042037+0.0000001267*[.G192])" office:value-type="float" office:value="0.0167001958885239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0.644319223188568">
            <text:p>0.64</text:p>
          </table:table-cell>
          <table:table-cell table:formula="of:=[.I192]+[.L192]" office:value-type="float" office:value="303.199518053065">
            <text:p>303.2</text:p>
          </table:table-cell>
          <table:table-cell table:formula="of:=[.J192]+[.L192]" office:value-type="float" office:value="7579.91719397411">
            <text:p>7579.92</text:p>
          </table:table-cell>
          <table:table-cell table:formula="of:=(1.000001018*(1-[.K192]*[.K192]))/(1+[.K192]*COS(RADIANS([.N192])))" office:value-type="float" office:value="0.984267846897312">
            <text:p>0.98</text:p>
          </table:table-cell>
          <table:table-cell table:formula="of:=[.M192]-0.00569-0.00478*SIN(RADIANS(125.04-1934.136*[.G192]))" office:value-type="float" office:value="303.189084032639">
            <text:p>303.19</text:p>
          </table:table-cell>
          <table:table-cell table:formula="of:=23+(26+((21.448-[.G192]*(46.815+[.G192]*(0.00059-[.G192]*0.001813))))/60)/60" office:value-type="float" office:value="23.4366823519929">
            <text:p>23.44</text:p>
          </table:table-cell>
          <table:table-cell table:formula="of:=[.Q192]+0.00256*COS(RADIANS(125.04-1934.136*[.G192]))" office:value-type="float" office:value="23.4363688428314">
            <text:p>23.44</text:p>
          </table:table-cell>
          <table:table-cell table:formula="of:=DEGREES(ATAN2(COS(RADIANS([.P192]));COS(RADIANS([.R192]))*SIN(RADIANS([.P192]))))" office:value-type="float" office:value="-54.5140114870055">
            <text:p>-54.51</text:p>
          </table:table-cell>
          <table:table-cell table:formula="of:=DEGREES(ASIN(SIN(RADIANS([.R192]))*SIN(RADIANS([.P192]))))" office:value-type="float" office:value="-19.4417324882442">
            <text:p>-19.44</text:p>
          </table:table-cell>
          <table:table-cell table:formula="of:=TAN(RADIANS([.R192]/2))*TAN(RADIANS([.R192]/2))" office:value-type="float" office:value="0.0430234942175501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11.7742925544743">
            <text:p>-11.77</text:p>
          </table:table-cell>
          <table:table-cell table:formula="of:=DEGREES(ACOS(COS(RADIANS(90.833))/(COS(RADIANS([.$B$3]))*COS(RADIANS([.T192])))-TAN(RADIANS([.$B$3]))*TAN(RADIANS([.T192]))))" office:value-type="float" office:value="64.7388250692042">
            <text:p>64.74</text:p>
          </table:table-cell>
          <table:table-cell table:style-name="ce8" table:formula="of:=(720-4*[.$B$4]-[.V192]+[.$B$5]*60)/1440" office:value-type="float" office:value="0.491509925385052">
            <text:p>11:47:46</text:p>
          </table:table-cell>
          <table:table-cell table:style-name="ce8" table:formula="of:=[.X192]-[.W192]*4/1440" office:value-type="float" office:value="0.311679855748373">
            <text:p>7:28:49</text:p>
          </table:table-cell>
          <table:table-cell table:style-name="ce8" table:formula="of:=[.X192]+[.W192]*4/1440" office:value-type="float" office:value="0.67133999502173">
            <text:p>16:06:44</text:p>
          </table:table-cell>
          <table:table-cell table:style-name="ce11" table:formula="of:=8*[.W192]" office:value-type="float" office:value="517.910600553634">
            <text:p>517.91</text:p>
          </table:table-cell>
          <table:table-cell table:formula="of:=MOD([.E192]*1440+[.V192]+4*[.$B$4]-60*[.$B$5];1440)" office:value-type="float" office:value="1158.22570744552">
            <text:p>1158.23</text:p>
          </table:table-cell>
          <table:table-cell table:formula="of:=IF([.AB192]/4&lt;0;[.AB192]/4+180;[.AB192]/4-180)" office:value-type="float" office:value="109.556426861381">
            <text:p>109.56</text:p>
          </table:table-cell>
          <table:table-cell table:formula="of:=DEGREES(ACOS(SIN(RADIANS([.$B$3]))*SIN(RADIANS([.T192]))+COS(RADIANS([.$B$3]))*COS(RADIANS([.T192]))*COS(RADIANS([.AC192]))))" office:value-type="float" office:value="117.169251021761">
            <text:p>117.17</text:p>
          </table:table-cell>
          <table:table-cell table:formula="of:=90-[.AD192]" office:value-type="float" office:value="-27.1692510217605">
            <text:p>-27.17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112420418272609">
            <text:p>0.01</text:p>
          </table:table-cell>
          <table:table-cell table:formula="of:=[.AE192]+[.AF192]" office:value-type="float" office:value="-27.1580089799333">
            <text:p>-27.16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72.822761823946">
            <text:p>272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2]+0.1/24" office:value-type="float" office:value="0.799999999999998">
            <text:p>19:12:00</text:p>
          </table:table-cell>
          <table:table-cell table:style-name="ce9" table:formula="of:=[.D193]+2415018.5+[.E193]-[.$B$5]/24" office:value-type="float" office:value="2458872.25833333">
            <text:p>2458872.26</text:p>
          </table:table-cell>
          <table:table-cell table:style-name="ce10" table:formula="of:=([.F193]-2451545)/36525" office:value-type="float" office:value="0.200609399954368">
            <text:p>0.20060940</text:p>
          </table:table-cell>
          <table:table-cell/>
          <table:table-cell table:formula="of:=MOD(280.46646+[.G193]*(36000.76983+[.G193]*0.0003032);360)" office:value-type="float" office:value="302.559305693646">
            <text:p>302.56</text:p>
          </table:table-cell>
          <table:table-cell table:formula="of:=357.52911+[.G193]*(35999.05029-0.0001537*[.G193])" office:value-type="float" office:value="7579.27698141851">
            <text:p>7579.28</text:p>
          </table:table-cell>
          <table:table-cell table:formula="of:=0.016708634-[.G193]*(0.000042037+0.0000001267*[.G193])" office:value-type="float" office:value="0.0167001958837227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0.644450966351676">
            <text:p>0.64</text:p>
          </table:table-cell>
          <table:table-cell table:formula="of:=[.I193]+[.L193]" office:value-type="float" office:value="303.203756659998">
            <text:p>303.2</text:p>
          </table:table-cell>
          <table:table-cell table:formula="of:=[.J193]+[.L193]" office:value-type="float" office:value="7579.92143238486">
            <text:p>7579.92</text:p>
          </table:table-cell>
          <table:table-cell table:formula="of:=(1.000001018*(1-[.K193]*[.K193]))/(1+[.K193]*COS(RADIANS([.N193])))" office:value-type="float" office:value="0.984268254767464">
            <text:p>0.98</text:p>
          </table:table-cell>
          <table:table-cell table:formula="of:=[.M193]-0.00569-0.00478*SIN(RADIANS(125.04-1934.136*[.G193]))" office:value-type="float" office:value="303.193322637317">
            <text:p>303.19</text:p>
          </table:table-cell>
          <table:table-cell table:formula="of:=23+(26+((21.448-[.G193]*(46.815+[.G193]*(0.00059-[.G193]*0.001813))))/60)/60" office:value-type="float" office:value="23.4366823505095">
            <text:p>23.44</text:p>
          </table:table-cell>
          <table:table-cell table:formula="of:=[.Q193]+0.00256*COS(RADIANS(125.04-1934.136*[.G193]))" office:value-type="float" office:value="23.436368851132">
            <text:p>23.44</text:p>
          </table:table-cell>
          <table:table-cell table:formula="of:=DEGREES(ATAN2(COS(RADIANS([.P193]));COS(RADIANS([.R193]))*SIN(RADIANS([.P193]))))" office:value-type="float" office:value="-54.5096380562941">
            <text:p>-54.51</text:p>
          </table:table-cell>
          <table:table-cell table:formula="of:=DEGREES(ASIN(SIN(RADIANS([.R193]))*SIN(RADIANS([.P193]))))" office:value-type="float" office:value="-19.4407538165887">
            <text:p>-19.44</text:p>
          </table:table-cell>
          <table:table-cell table:formula="of:=TAN(RADIANS([.R193]/2))*TAN(RADIANS([.R193]/2))" office:value-type="float" office:value="0.0430234942488928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11.7753654436677">
            <text:p>-11.78</text:p>
          </table:table-cell>
          <table:table-cell table:formula="of:=DEGREES(ACOS(COS(RADIANS(90.833))/(COS(RADIANS([.$B$3]))*COS(RADIANS([.T193])))-TAN(RADIANS([.$B$3]))*TAN(RADIANS([.T193]))))" office:value-type="float" office:value="64.7403731522999">
            <text:p>64.74</text:p>
          </table:table-cell>
          <table:table-cell table:style-name="ce8" table:formula="of:=(720-4*[.$B$4]-[.V193]+[.$B$5]*60)/1440" office:value-type="float" office:value="0.491510670446991">
            <text:p>11:47:47</text:p>
          </table:table-cell>
          <table:table-cell table:style-name="ce8" table:formula="of:=[.X193]-[.W193]*4/1440" office:value-type="float" office:value="0.311676300579492">
            <text:p>7:28:49</text:p>
          </table:table-cell>
          <table:table-cell table:style-name="ce8" table:formula="of:=[.X193]+[.W193]*4/1440" office:value-type="float" office:value="0.671345040314491">
            <text:p>16:06:44</text:p>
          </table:table-cell>
          <table:table-cell table:style-name="ce11" table:formula="of:=8*[.W193]" office:value-type="float" office:value="517.922985218399">
            <text:p>517.92</text:p>
          </table:table-cell>
          <table:table-cell table:formula="of:=MOD([.E193]*1440+[.V193]+4*[.$B$4]-60*[.$B$5];1440)" office:value-type="float" office:value="1164.22463455633">
            <text:p>1164.22</text:p>
          </table:table-cell>
          <table:table-cell table:formula="of:=IF([.AB193]/4&lt;0;[.AB193]/4+180;[.AB193]/4-180)" office:value-type="float" office:value="111.056158639083">
            <text:p>111.06</text:p>
          </table:table-cell>
          <table:table-cell table:formula="of:=DEGREES(ACOS(SIN(RADIANS([.$B$3]))*SIN(RADIANS([.T193]))+COS(RADIANS([.$B$3]))*COS(RADIANS([.T193]))*COS(RADIANS([.AC193]))))" office:value-type="float" office:value="118.09016699297">
            <text:p>118.09</text:p>
          </table:table-cell>
          <table:table-cell table:formula="of:=90-[.AD193]" office:value-type="float" office:value="-28.0901669929702">
            <text:p>-28.09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108107146735363">
            <text:p>0.01</text:p>
          </table:table-cell>
          <table:table-cell table:formula="of:=[.AE193]+[.AF193]" office:value-type="float" office:value="-28.0793562782967">
            <text:p>-28.08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74.034215639306">
            <text:p>274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3]+0.1/24" office:value-type="float" office:value="0.804166666666665">
            <text:p>19:18:00</text:p>
          </table:table-cell>
          <table:table-cell table:style-name="ce9" table:formula="of:=[.D194]+2415018.5+[.E194]-[.$B$5]/24" office:value-type="float" office:value="2458872.2625">
            <text:p>2458872.26</text:p>
          </table:table-cell>
          <table:table-cell table:style-name="ce10" table:formula="of:=([.F194]-2451545)/36525" office:value-type="float" office:value="0.20060951403149">
            <text:p>0.20060951</text:p>
          </table:table-cell>
          <table:table-cell/>
          <table:table-cell table:formula="of:=MOD(280.46646+[.G194]*(36000.76983+[.G194]*0.0003032);360)" office:value-type="float" office:value="302.563412557874">
            <text:p>302.56</text:p>
          </table:table-cell>
          <table:table-cell table:formula="of:=357.52911+[.G194]*(35999.05029-0.0001537*[.G194])" office:value-type="float" office:value="7579.28108808655">
            <text:p>7579.28</text:p>
          </table:table-cell>
          <table:table-cell table:formula="of:=0.016708634-[.G194]*(0.000042037+0.0000001267*[.G194])" office:value-type="float" office:value="0.0167001958789214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0.644582706016859">
            <text:p>0.64</text:p>
          </table:table-cell>
          <table:table-cell table:formula="of:=[.I194]+[.L194]" office:value-type="float" office:value="303.20799526389">
            <text:p>303.21</text:p>
          </table:table-cell>
          <table:table-cell table:formula="of:=[.J194]+[.L194]" office:value-type="float" office:value="7579.92567079257">
            <text:p>7579.93</text:p>
          </table:table-cell>
          <table:table-cell table:formula="of:=(1.000001018*(1-[.K194]*[.K194]))/(1+[.K194]*COS(RADIANS([.N194])))" office:value-type="float" office:value="0.98426866272092">
            <text:p>0.98</text:p>
          </table:table-cell>
          <table:table-cell table:formula="of:=[.M194]-0.00569-0.00478*SIN(RADIANS(125.04-1934.136*[.G194]))" office:value-type="float" office:value="303.197561238956">
            <text:p>303.2</text:p>
          </table:table-cell>
          <table:table-cell table:formula="of:=23+(26+((21.448-[.G194]*(46.815+[.G194]*(0.00059-[.G194]*0.001813))))/60)/60" office:value-type="float" office:value="23.436682349026">
            <text:p>23.44</text:p>
          </table:table-cell>
          <table:table-cell table:formula="of:=[.Q194]+0.00256*COS(RADIANS(125.04-1934.136*[.G194]))" office:value-type="float" office:value="23.4363688594326">
            <text:p>23.44</text:p>
          </table:table-cell>
          <table:table-cell table:formula="of:=DEGREES(ATAN2(COS(RADIANS([.P194]));COS(RADIANS([.R194]))*SIN(RADIANS([.P194]))))" office:value-type="float" office:value="-54.5052646814548">
            <text:p>-54.51</text:p>
          </table:table-cell>
          <table:table-cell table:formula="of:=DEGREES(ASIN(SIN(RADIANS([.R194]))*SIN(RADIANS([.P194]))))" office:value-type="float" office:value="-19.439775040862">
            <text:p>-19.44</text:p>
          </table:table-cell>
          <table:table-cell table:formula="of:=TAN(RADIANS([.R194]/2))*TAN(RADIANS([.R194]/2))" office:value-type="float" office:value="0.0430234942802354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11.7764381078934">
            <text:p>-11.78</text:p>
          </table:table-cell>
          <table:table-cell table:formula="of:=DEGREES(ACOS(COS(RADIANS(90.833))/(COS(RADIANS([.$B$3]))*COS(RADIANS([.T194])))-TAN(RADIANS([.$B$3]))*TAN(RADIANS([.T194]))))" office:value-type="float" office:value="64.7419213620729">
            <text:p>64.74</text:p>
          </table:table-cell>
          <table:table-cell table:style-name="ce8" table:formula="of:=(720-4*[.$B$4]-[.V194]+[.$B$5]*60)/1440" office:value-type="float" office:value="0.491511415352704">
            <text:p>11:47:47</text:p>
          </table:table-cell>
          <table:table-cell table:style-name="ce8" table:formula="of:=[.X194]-[.W194]*4/1440" office:value-type="float" office:value="0.311672744902501">
            <text:p>7:28:49</text:p>
          </table:table-cell>
          <table:table-cell table:style-name="ce8" table:formula="of:=[.X194]+[.W194]*4/1440" office:value-type="float" office:value="0.671350085802906">
            <text:p>16:06:45</text:p>
          </table:table-cell>
          <table:table-cell table:style-name="ce11" table:formula="of:=8*[.W194]" office:value-type="float" office:value="517.935370896583">
            <text:p>517.94</text:p>
          </table:table-cell>
          <table:table-cell table:formula="of:=MOD([.E194]*1440+[.V194]+4*[.$B$4]-60*[.$B$5];1440)" office:value-type="float" office:value="1170.2235618921">
            <text:p>1170.22</text:p>
          </table:table-cell>
          <table:table-cell table:formula="of:=IF([.AB194]/4&lt;0;[.AB194]/4+180;[.AB194]/4-180)" office:value-type="float" office:value="112.555890473026">
            <text:p>112.56</text:p>
          </table:table-cell>
          <table:table-cell table:formula="of:=DEGREES(ACOS(SIN(RADIANS([.$B$3]))*SIN(RADIANS([.T194]))+COS(RADIANS([.$B$3]))*COS(RADIANS([.T194]))*COS(RADIANS([.AC194]))))" office:value-type="float" office:value="119.009701079249">
            <text:p>119.01</text:p>
          </table:table-cell>
          <table:table-cell table:formula="of:=90-[.AD194]" office:value-type="float" office:value="-29.0097010792494">
            <text:p>-29.01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104052002884984">
            <text:p>0.01</text:p>
          </table:table-cell>
          <table:table-cell table:formula="of:=[.AE194]+[.AF194]" office:value-type="float" office:value="-28.9992958789609">
            <text:p>-29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75.25746125462">
            <text:p>275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4]+0.1/24" office:value-type="float" office:value="0.808333333333332">
            <text:p>19:24:00</text:p>
          </table:table-cell>
          <table:table-cell table:style-name="ce9" table:formula="of:=[.D195]+2415018.5+[.E195]-[.$B$5]/24" office:value-type="float" office:value="2458872.26666667">
            <text:p>2458872.27</text:p>
          </table:table-cell>
          <table:table-cell table:style-name="ce10" table:formula="of:=([.F195]-2451545)/36525" office:value-type="float" office:value="0.2006096281086">
            <text:p>0.20060963</text:p>
          </table:table-cell>
          <table:table-cell/>
          <table:table-cell table:formula="of:=MOD(280.46646+[.G195]*(36000.76983+[.G195]*0.0003032);360)" office:value-type="float" office:value="302.567519421644">
            <text:p>302.57</text:p>
          </table:table-cell>
          <table:table-cell table:formula="of:=357.52911+[.G195]*(35999.05029-0.0001537*[.G195])" office:value-type="float" office:value="7579.28519475414">
            <text:p>7579.29</text:p>
          </table:table-cell>
          <table:table-cell table:formula="of:=0.016708634-[.G195]*(0.000042037+0.0000001267*[.G195])" office:value-type="float" office:value="0.0167001958741202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0.644714442153891">
            <text:p>0.64</text:p>
          </table:table-cell>
          <table:table-cell table:formula="of:=[.I195]+[.L195]" office:value-type="float" office:value="303.212233863798">
            <text:p>303.21</text:p>
          </table:table-cell>
          <table:table-cell table:formula="of:=[.J195]+[.L195]" office:value-type="float" office:value="7579.9299091963">
            <text:p>7579.93</text:p>
          </table:table-cell>
          <table:table-cell table:formula="of:=(1.000001018*(1-[.K195]*[.K195]))/(1+[.K195]*COS(RADIANS([.N195])))" office:value-type="float" office:value="0.984269070757588">
            <text:p>0.98</text:p>
          </table:table-cell>
          <table:table-cell table:formula="of:=[.M195]-0.00569-0.00478*SIN(RADIANS(125.04-1934.136*[.G195]))" office:value-type="float" office:value="303.201799836609">
            <text:p>303.2</text:p>
          </table:table-cell>
          <table:table-cell table:formula="of:=23+(26+((21.448-[.G195]*(46.815+[.G195]*(0.00059-[.G195]*0.001813))))/60)/60" office:value-type="float" office:value="23.4366823475425">
            <text:p>23.44</text:p>
          </table:table-cell>
          <table:table-cell table:formula="of:=[.Q195]+0.00256*COS(RADIANS(125.04-1934.136*[.G195]))" office:value-type="float" office:value="23.4363688677333">
            <text:p>23.44</text:p>
          </table:table-cell>
          <table:table-cell table:formula="of:=DEGREES(ATAN2(COS(RADIANS([.P195]));COS(RADIANS([.R195]))*SIN(RADIANS([.P195]))))" office:value-type="float" office:value="-54.5008913634661">
            <text:p>-54.5</text:p>
          </table:table-cell>
          <table:table-cell table:formula="of:=DEGREES(ASIN(SIN(RADIANS([.R195]))*SIN(RADIANS([.P195]))))" office:value-type="float" office:value="-19.4387961612898">
            <text:p>-19.44</text:p>
          </table:table-cell>
          <table:table-cell table:formula="of:=TAN(RADIANS([.R195]/2))*TAN(RADIANS([.R195]/2))" office:value-type="float" office:value="0.0430234943115781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11.7775105468997">
            <text:p>-11.78</text:p>
          </table:table-cell>
          <table:table-cell table:formula="of:=DEGREES(ACOS(COS(RADIANS(90.833))/(COS(RADIANS([.$B$3]))*COS(RADIANS([.T195])))-TAN(RADIANS([.$B$3]))*TAN(RADIANS([.T195]))))" office:value-type="float" office:value="64.7434696981578">
            <text:p>64.74</text:p>
          </table:table-cell>
          <table:table-cell table:style-name="ce8" table:formula="of:=(720-4*[.$B$4]-[.V195]+[.$B$5]*60)/1440" office:value-type="float" office:value="0.491512160102014">
            <text:p>11:47:47</text:p>
          </table:table-cell>
          <table:table-cell table:style-name="ce8" table:formula="of:=[.X195]-[.W195]*4/1440" office:value-type="float" office:value="0.311669188718242">
            <text:p>7:28:48</text:p>
          </table:table-cell>
          <table:table-cell table:style-name="ce8" table:formula="of:=[.X195]+[.W195]*4/1440" office:value-type="float" office:value="0.671355131485785">
            <text:p>16:06:45</text:p>
          </table:table-cell>
          <table:table-cell table:style-name="ce11" table:formula="of:=8*[.W195]" office:value-type="float" office:value="517.947757585262">
            <text:p>517.95</text:p>
          </table:table-cell>
          <table:table-cell table:formula="of:=MOD([.E195]*1440+[.V195]+4*[.$B$4]-60*[.$B$5];1440)" office:value-type="float" office:value="1176.2224894531">
            <text:p>1176.22</text:p>
          </table:table-cell>
          <table:table-cell table:formula="of:=IF([.AB195]/4&lt;0;[.AB195]/4+180;[.AB195]/4-180)" office:value-type="float" office:value="114.055622363274">
            <text:p>114.06</text:p>
          </table:table-cell>
          <table:table-cell table:formula="of:=DEGREES(ACOS(SIN(RADIANS([.$B$3]))*SIN(RADIANS([.T195]))+COS(RADIANS([.$B$3]))*COS(RADIANS([.T195]))*COS(RADIANS([.AC195]))))" office:value-type="float" office:value="119.927417437801">
            <text:p>119.93</text:p>
          </table:table-cell>
          <table:table-cell table:formula="of:=90-[.AD195]" office:value-type="float" office:value="-29.9274174378011">
            <text:p>-29.93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10023235321517">
            <text:p>0.01</text:p>
          </table:table-cell>
          <table:table-cell table:formula="of:=[.AE195]+[.AF195]" office:value-type="float" office:value="-29.9173942024796">
            <text:p>-29.92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76.493429077232">
            <text:p>276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5]+0.1/24" office:value-type="float" office:value="0.812499999999998">
            <text:p>19:30:00</text:p>
          </table:table-cell>
          <table:table-cell table:style-name="ce9" table:formula="of:=[.D196]+2415018.5+[.E196]-[.$B$5]/24" office:value-type="float" office:value="2458872.27083333">
            <text:p>2458872.27</text:p>
          </table:table-cell>
          <table:table-cell table:style-name="ce10" table:formula="of:=([.F196]-2451545)/36525" office:value-type="float" office:value="0.200609742185722">
            <text:p>0.20060974</text:p>
          </table:table-cell>
          <table:table-cell/>
          <table:table-cell table:formula="of:=MOD(280.46646+[.G196]*(36000.76983+[.G196]*0.0003032);360)" office:value-type="float" office:value="302.571626285873">
            <text:p>302.57</text:p>
          </table:table-cell>
          <table:table-cell table:formula="of:=357.52911+[.G196]*(35999.05029-0.0001537*[.G196])" office:value-type="float" office:value="7579.28930142219">
            <text:p>7579.29</text:p>
          </table:table-cell>
          <table:table-cell table:formula="of:=0.016708634-[.G196]*(0.000042037+0.0000001267*[.G196])" office:value-type="float" office:value="0.0167001958693189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0.644846174791415">
            <text:p>0.64</text:p>
          </table:table-cell>
          <table:table-cell table:formula="of:=[.I196]+[.L196]" office:value-type="float" office:value="303.216472460665">
            <text:p>303.22</text:p>
          </table:table-cell>
          <table:table-cell table:formula="of:=[.J196]+[.L196]" office:value-type="float" office:value="7579.93414759698">
            <text:p>7579.93</text:p>
          </table:table-cell>
          <table:table-cell table:formula="of:=(1.000001018*(1-[.K196]*[.K196]))/(1+[.K196]*COS(RADIANS([.N196])))" office:value-type="float" office:value="0.984269478877555">
            <text:p>0.98</text:p>
          </table:table-cell>
          <table:table-cell table:formula="of:=[.M196]-0.00569-0.00478*SIN(RADIANS(125.04-1934.136*[.G196]))" office:value-type="float" office:value="303.206038431222">
            <text:p>303.21</text:p>
          </table:table-cell>
          <table:table-cell table:formula="of:=23+(26+((21.448-[.G196]*(46.815+[.G196]*(0.00059-[.G196]*0.001813))))/60)/60" office:value-type="float" office:value="23.436682346059">
            <text:p>23.44</text:p>
          </table:table-cell>
          <table:table-cell table:formula="of:=[.Q196]+0.00256*COS(RADIANS(125.04-1934.136*[.G196]))" office:value-type="float" office:value="23.4363688760339">
            <text:p>23.44</text:p>
          </table:table-cell>
          <table:table-cell table:formula="of:=DEGREES(ATAN2(COS(RADIANS([.P196]));COS(RADIANS([.R196]))*SIN(RADIANS([.P196]))))" office:value-type="float" office:value="-54.4965181013543">
            <text:p>-54.5</text:p>
          </table:table-cell>
          <table:table-cell table:formula="of:=DEGREES(ASIN(SIN(RADIANS([.R196]))*SIN(RADIANS([.P196]))))" office:value-type="float" office:value="-19.4378171776611">
            <text:p>-19.44</text:p>
          </table:table-cell>
          <table:table-cell table:formula="of:=TAN(RADIANS([.R196]/2))*TAN(RADIANS([.R196]/2))" office:value-type="float" office:value="0.0430234943429208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11.7785827609136">
            <text:p>-11.78</text:p>
          </table:table-cell>
          <table:table-cell table:formula="of:=DEGREES(ACOS(COS(RADIANS(90.833))/(COS(RADIANS([.$B$3]))*COS(RADIANS([.T196])))-TAN(RADIANS([.$B$3]))*TAN(RADIANS([.T196]))))" office:value-type="float" office:value="64.7450181608803">
            <text:p>64.75</text:p>
          </table:table-cell>
          <table:table-cell table:style-name="ce8" table:formula="of:=(720-4*[.$B$4]-[.V196]+[.$B$5]*60)/1440" office:value-type="float" office:value="0.491512904695079">
            <text:p>11:47:47</text:p>
          </table:table-cell>
          <table:table-cell table:style-name="ce8" table:formula="of:=[.X196]-[.W196]*4/1440" office:value-type="float" office:value="0.311665632025967">
            <text:p>7:28:48</text:p>
          </table:table-cell>
          <table:table-cell table:style-name="ce8" table:formula="of:=[.X196]+[.W196]*4/1440" office:value-type="float" office:value="0.671360177364191">
            <text:p>16:06:46</text:p>
          </table:table-cell>
          <table:table-cell table:style-name="ce11" table:formula="of:=8*[.W196]" office:value-type="float" office:value="517.960145287042">
            <text:p>517.96</text:p>
          </table:table-cell>
          <table:table-cell table:formula="of:=MOD([.E196]*1440+[.V196]+4*[.$B$4]-60*[.$B$5];1440)" office:value-type="float" office:value="1182.22141723908">
            <text:p>1182.22</text:p>
          </table:table-cell>
          <table:table-cell table:formula="of:=IF([.AB196]/4&lt;0;[.AB196]/4+180;[.AB196]/4-180)" office:value-type="float" office:value="115.555354309771">
            <text:p>115.56</text:p>
          </table:table-cell>
          <table:table-cell table:formula="of:=DEGREES(ACOS(SIN(RADIANS([.$B$3]))*SIN(RADIANS([.T196]))+COS(RADIANS([.$B$3]))*COS(RADIANS([.T196]))*COS(RADIANS([.AC196]))))" office:value-type="float" office:value="120.842866507289">
            <text:p>120.84</text:p>
          </table:table-cell>
          <table:table-cell table:formula="of:=90-[.AD196]" office:value-type="float" office:value="-30.8428665072888">
            <text:p>-30.84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0966282080111099">
            <text:p>0.01</text:p>
          </table:table-cell>
          <table:table-cell table:formula="of:=[.AE196]+[.AF196]" office:value-type="float" office:value="-30.8332036864877">
            <text:p>-30.83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77.743082921803">
            <text:p>277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6]+0.1/24" office:value-type="float" office:value="0.816666666666665">
            <text:p>19:36:00</text:p>
          </table:table-cell>
          <table:table-cell table:style-name="ce9" table:formula="of:=[.D197]+2415018.5+[.E197]-[.$B$5]/24" office:value-type="float" office:value="2458872.275">
            <text:p>2458872.28</text:p>
          </table:table-cell>
          <table:table-cell table:style-name="ce10" table:formula="of:=([.F197]-2451545)/36525" office:value-type="float" office:value="0.200609856262844">
            <text:p>0.20060986</text:p>
          </table:table-cell>
          <table:table-cell/>
          <table:table-cell table:formula="of:=MOD(280.46646+[.G197]*(36000.76983+[.G197]*0.0003032);360)" office:value-type="float" office:value="302.575733150103">
            <text:p>302.58</text:p>
          </table:table-cell>
          <table:table-cell table:formula="of:=357.52911+[.G197]*(35999.05029-0.0001537*[.G197])" office:value-type="float" office:value="7579.29340809024">
            <text:p>7579.29</text:p>
          </table:table-cell>
          <table:table-cell table:formula="of:=0.016708634-[.G197]*(0.000042037+0.0000001267*[.G197])" office:value-type="float" office:value="0.0167001958645176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0.644977903914196">
            <text:p>0.64</text:p>
          </table:table-cell>
          <table:table-cell table:formula="of:=[.I197]+[.L197]" office:value-type="float" office:value="303.220711054017">
            <text:p>303.22</text:p>
          </table:table-cell>
          <table:table-cell table:formula="of:=[.J197]+[.L197]" office:value-type="float" office:value="7579.93838599415">
            <text:p>7579.94</text:p>
          </table:table-cell>
          <table:table-cell table:formula="of:=(1.000001018*(1-[.K197]*[.K197]))/(1+[.K197]*COS(RADIANS([.N197])))" office:value-type="float" office:value="0.984269887080774">
            <text:p>0.98</text:p>
          </table:table-cell>
          <table:table-cell table:formula="of:=[.M197]-0.00569-0.00478*SIN(RADIANS(125.04-1934.136*[.G197]))" office:value-type="float" office:value="303.210277022321">
            <text:p>303.21</text:p>
          </table:table-cell>
          <table:table-cell table:formula="of:=23+(26+((21.448-[.G197]*(46.815+[.G197]*(0.00059-[.G197]*0.001813))))/60)/60" office:value-type="float" office:value="23.4366823445756">
            <text:p>23.44</text:p>
          </table:table-cell>
          <table:table-cell table:formula="of:=[.Q197]+0.00256*COS(RADIANS(125.04-1934.136*[.G197]))" office:value-type="float" office:value="23.4363688843346">
            <text:p>23.44</text:p>
          </table:table-cell>
          <table:table-cell table:formula="of:=DEGREES(ATAN2(COS(RADIANS([.P197]));COS(RADIANS([.R197]))*SIN(RADIANS([.P197]))))" office:value-type="float" office:value="-54.4921448956111">
            <text:p>-54.49</text:p>
          </table:table-cell>
          <table:table-cell table:formula="of:=DEGREES(ASIN(SIN(RADIANS([.R197]))*SIN(RADIANS([.P197]))))" office:value-type="float" office:value="-19.4368380900927">
            <text:p>-19.44</text:p>
          </table:table-cell>
          <table:table-cell table:formula="of:=TAN(RADIANS([.R197]/2))*TAN(RADIANS([.R197]/2))" office:value-type="float" office:value="0.0430234943742636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11.7796547498041">
            <text:p>-11.78</text:p>
          </table:table-cell>
          <table:table-cell table:formula="of:=DEGREES(ACOS(COS(RADIANS(90.833))/(COS(RADIANS([.$B$3]))*COS(RADIANS([.T197])))-TAN(RADIANS([.$B$3]))*TAN(RADIANS([.T197]))))" office:value-type="float" office:value="64.7465667500473">
            <text:p>64.75</text:p>
          </table:table-cell>
          <table:table-cell table:style-name="ce8" table:formula="of:=(720-4*[.$B$4]-[.V197]+[.$B$5]*60)/1440" office:value-type="float" office:value="0.491513649131808">
            <text:p>11:47:47</text:p>
          </table:table-cell>
          <table:table-cell table:style-name="ce8" table:formula="of:=[.X197]-[.W197]*4/1440" office:value-type="float" office:value="0.311662074826121">
            <text:p>7:28:48</text:p>
          </table:table-cell>
          <table:table-cell table:style-name="ce8" table:formula="of:=[.X197]+[.W197]*4/1440" office:value-type="float" office:value="0.671365223437495">
            <text:p>16:06:46</text:p>
          </table:table-cell>
          <table:table-cell table:style-name="ce11" table:formula="of:=8*[.W197]" office:value-type="float" office:value="517.972534000379">
            <text:p>517.97</text:p>
          </table:table-cell>
          <table:table-cell table:formula="of:=MOD([.E197]*1440+[.V197]+4*[.$B$4]-60*[.$B$5];1440)" office:value-type="float" office:value="1188.22034525019">
            <text:p>1188.22</text:p>
          </table:table-cell>
          <table:table-cell table:formula="of:=IF([.AB197]/4&lt;0;[.AB197]/4+180;[.AB197]/4-180)" office:value-type="float" office:value="117.055086312548">
            <text:p>117.06</text:p>
          </table:table-cell>
          <table:table-cell table:formula="of:=DEGREES(ACOS(SIN(RADIANS([.$B$3]))*SIN(RADIANS([.T197]))+COS(RADIANS([.$B$3]))*COS(RADIANS([.T197]))*COS(RADIANS([.AC197]))))" office:value-type="float" office:value="121.755583732466">
            <text:p>121.76</text:p>
          </table:table-cell>
          <table:table-cell table:formula="of:=90-[.AD197]" office:value-type="float" office:value="-31.7555837324661">
            <text:p>-31.76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0932218568402218">
            <text:p>0.01</text:p>
          </table:table-cell>
          <table:table-cell table:formula="of:=[.AE197]+[.AF197]" office:value-type="float" office:value="-31.7462615467821">
            <text:p>-31.75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79.007421288939">
            <text:p>27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7]+0.1/24" office:value-type="float" office:value="0.820833333333332">
            <text:p>19:42:00</text:p>
          </table:table-cell>
          <table:table-cell table:style-name="ce9" table:formula="of:=[.D198]+2415018.5+[.E198]-[.$B$5]/24" office:value-type="float" office:value="2458872.27916667">
            <text:p>2458872.28</text:p>
          </table:table-cell>
          <table:table-cell table:style-name="ce10" table:formula="of:=([.F198]-2451545)/36525" office:value-type="float" office:value="0.200609970339953">
            <text:p>0.20060997</text:p>
          </table:table-cell>
          <table:table-cell/>
          <table:table-cell table:formula="of:=MOD(280.46646+[.G198]*(36000.76983+[.G198]*0.0003032);360)" office:value-type="float" office:value="302.579840013872">
            <text:p>302.58</text:p>
          </table:table-cell>
          <table:table-cell table:formula="of:=357.52911+[.G198]*(35999.05029-0.0001537*[.G198])" office:value-type="float" office:value="7579.29751475783">
            <text:p>7579.3</text:p>
          </table:table-cell>
          <table:table-cell table:formula="of:=0.016708634-[.G198]*(0.000042037+0.0000001267*[.G198])" office:value-type="float" office:value="0.0167001958597164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0.645109629506637">
            <text:p>0.65</text:p>
          </table:table-cell>
          <table:table-cell table:formula="of:=[.I198]+[.L198]" office:value-type="float" office:value="303.224949643379">
            <text:p>303.22</text:p>
          </table:table-cell>
          <table:table-cell table:formula="of:=[.J198]+[.L198]" office:value-type="float" office:value="7579.94262438733">
            <text:p>7579.94</text:p>
          </table:table-cell>
          <table:table-cell table:formula="of:=(1.000001018*(1-[.K198]*[.K198]))/(1+[.K198]*COS(RADIANS([.N198])))" office:value-type="float" office:value="0.984270295367198">
            <text:p>0.98</text:p>
          </table:table-cell>
          <table:table-cell table:formula="of:=[.M198]-0.00569-0.00478*SIN(RADIANS(125.04-1934.136*[.G198]))" office:value-type="float" office:value="303.214515609428">
            <text:p>303.21</text:p>
          </table:table-cell>
          <table:table-cell table:formula="of:=23+(26+((21.448-[.G198]*(46.815+[.G198]*(0.00059-[.G198]*0.001813))))/60)/60" office:value-type="float" office:value="23.4366823430921">
            <text:p>23.44</text:p>
          </table:table-cell>
          <table:table-cell table:formula="of:=[.Q198]+0.00256*COS(RADIANS(125.04-1934.136*[.G198]))" office:value-type="float" office:value="23.4363688926353">
            <text:p>23.44</text:p>
          </table:table-cell>
          <table:table-cell table:formula="of:=DEGREES(ATAN2(COS(RADIANS([.P198]));COS(RADIANS([.R198]))*SIN(RADIANS([.P198]))))" office:value-type="float" office:value="-54.4877717467293">
            <text:p>-54.49</text:p>
          </table:table-cell>
          <table:table-cell table:formula="of:=DEGREES(ASIN(SIN(RADIANS([.R198]))*SIN(RADIANS([.P198]))))" office:value-type="float" office:value="-19.4358588987016">
            <text:p>-19.44</text:p>
          </table:table-cell>
          <table:table-cell table:formula="of:=TAN(RADIANS([.R198]/2))*TAN(RADIANS([.R198]/2))" office:value-type="float" office:value="0.0430234944056063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11.7807265134384">
            <text:p>-11.78</text:p>
          </table:table-cell>
          <table:table-cell table:formula="of:=DEGREES(ACOS(COS(RADIANS(90.833))/(COS(RADIANS([.$B$3]))*COS(RADIANS([.T198])))-TAN(RADIANS([.$B$3]))*TAN(RADIANS([.T198]))))" office:value-type="float" office:value="64.7481154654654">
            <text:p>64.75</text:p>
          </table:table-cell>
          <table:table-cell table:style-name="ce8" table:formula="of:=(720-4*[.$B$4]-[.V198]+[.$B$5]*60)/1440" office:value-type="float" office:value="0.49151439341211">
            <text:p>11:47:47</text:p>
          </table:table-cell>
          <table:table-cell table:style-name="ce8" table:formula="of:=[.X198]-[.W198]*4/1440" office:value-type="float" office:value="0.311658517119151">
            <text:p>7:28:47</text:p>
          </table:table-cell>
          <table:table-cell table:style-name="ce8" table:formula="of:=[.X198]+[.W198]*4/1440" office:value-type="float" office:value="0.671370269705069">
            <text:p>16:06:46</text:p>
          </table:table-cell>
          <table:table-cell table:style-name="ce11" table:formula="of:=8*[.W198]" office:value-type="float" office:value="517.984923723723">
            <text:p>517.98</text:p>
          </table:table-cell>
          <table:table-cell table:formula="of:=MOD([.E198]*1440+[.V198]+4*[.$B$4]-60*[.$B$5];1440)" office:value-type="float" office:value="1194.21927348656">
            <text:p>1194.22</text:p>
          </table:table-cell>
          <table:table-cell table:formula="of:=IF([.AB198]/4&lt;0;[.AB198]/4+180;[.AB198]/4-180)" office:value-type="float" office:value="118.55481837164">
            <text:p>118.55</text:p>
          </table:table-cell>
          <table:table-cell table:formula="of:=DEGREES(ACOS(SIN(RADIANS([.$B$3]))*SIN(RADIANS([.T198]))+COS(RADIANS([.$B$3]))*COS(RADIANS([.T198]))*COS(RADIANS([.AC198]))))" office:value-type="float" office:value="122.665088220102">
            <text:p>122.67</text:p>
          </table:table-cell>
          <table:table-cell table:formula="of:=90-[.AD198]" office:value-type="float" office:value="-32.6650882201024">
            <text:p>-32.67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0899975635026454">
            <text:p>0.01</text:p>
          </table:table-cell>
          <table:table-cell table:formula="of:=[.AE198]+[.AF198]" office:value-type="float" office:value="-32.6560884637522">
            <text:p>-32.66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80.287478572686">
            <text:p>280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8]+0.1/24" office:value-type="float" office:value="0.824999999999998">
            <text:p>19:48:00</text:p>
          </table:table-cell>
          <table:table-cell table:style-name="ce9" table:formula="of:=[.D199]+2415018.5+[.E199]-[.$B$5]/24" office:value-type="float" office:value="2458872.28333333">
            <text:p>2458872.28</text:p>
          </table:table-cell>
          <table:table-cell table:style-name="ce10" table:formula="of:=([.F199]-2451545)/36525" office:value-type="float" office:value="0.200610084417075">
            <text:p>0.20061008</text:p>
          </table:table-cell>
          <table:table-cell/>
          <table:table-cell table:formula="of:=MOD(280.46646+[.G199]*(36000.76983+[.G199]*0.0003032);360)" office:value-type="float" office:value="302.5839468781">
            <text:p>302.58</text:p>
          </table:table-cell>
          <table:table-cell table:formula="of:=357.52911+[.G199]*(35999.05029-0.0001537*[.G199])" office:value-type="float" office:value="7579.30162142587">
            <text:p>7579.3</text:p>
          </table:table-cell>
          <table:table-cell table:formula="of:=0.016708634-[.G199]*(0.000042037+0.0000001267*[.G199])" office:value-type="float" office:value="0.0167001958549151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0.645241351597536">
            <text:p>0.65</text:p>
          </table:table-cell>
          <table:table-cell table:formula="of:=[.I199]+[.L199]" office:value-type="float" office:value="303.229188229697">
            <text:p>303.23</text:p>
          </table:table-cell>
          <table:table-cell table:formula="of:=[.J199]+[.L199]" office:value-type="float" office:value="7579.94686277747">
            <text:p>7579.95</text:p>
          </table:table-cell>
          <table:table-cell table:formula="of:=(1.000001018*(1-[.K199]*[.K199]))/(1+[.K199]*COS(RADIANS([.N199])))" office:value-type="float" office:value="0.984270703736915">
            <text:p>0.98</text:p>
          </table:table-cell>
          <table:table-cell table:formula="of:=[.M199]-0.00569-0.00478*SIN(RADIANS(125.04-1934.136*[.G199]))" office:value-type="float" office:value="303.218754193493">
            <text:p>303.22</text:p>
          </table:table-cell>
          <table:table-cell table:formula="of:=23+(26+((21.448-[.G199]*(46.815+[.G199]*(0.00059-[.G199]*0.001813))))/60)/60" office:value-type="float" office:value="23.4366823416086">
            <text:p>23.44</text:p>
          </table:table-cell>
          <table:table-cell table:formula="of:=[.Q199]+0.00256*COS(RADIANS(125.04-1934.136*[.G199]))" office:value-type="float" office:value="23.4363689009359">
            <text:p>23.44</text:p>
          </table:table-cell>
          <table:table-cell table:formula="of:=DEGREES(ATAN2(COS(RADIANS([.P199]));COS(RADIANS([.R199]))*SIN(RADIANS([.P199]))))" office:value-type="float" office:value="-54.4833986537335">
            <text:p>-54.48</text:p>
          </table:table-cell>
          <table:table-cell table:formula="of:=DEGREES(ASIN(SIN(RADIANS([.R199]))*SIN(RADIANS([.P199]))))" office:value-type="float" office:value="-19.4348796032763">
            <text:p>-19.43</text:p>
          </table:table-cell>
          <table:table-cell table:formula="of:=TAN(RADIANS([.R199]/2))*TAN(RADIANS([.R199]/2))" office:value-type="float" office:value="0.0430234944369491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11.7817980520445">
            <text:p>-11.78</text:p>
          </table:table-cell>
          <table:table-cell table:formula="of:=DEGREES(ACOS(COS(RADIANS(90.833))/(COS(RADIANS([.$B$3]))*COS(RADIANS([.T199])))-TAN(RADIANS([.$B$3]))*TAN(RADIANS([.T199]))))" office:value-type="float" office:value="64.7496643074609">
            <text:p>64.75</text:p>
          </table:table-cell>
          <table:table-cell table:style-name="ce8" table:formula="of:=(720-4*[.$B$4]-[.V199]+[.$B$5]*60)/1440" office:value-type="float" office:value="0.491515137536142">
            <text:p>11:47:47</text:p>
          </table:table-cell>
          <table:table-cell table:style-name="ce8" table:formula="of:=[.X199]-[.W199]*4/1440" office:value-type="float" office:value="0.311654958904306">
            <text:p>7:28:47</text:p>
          </table:table-cell>
          <table:table-cell table:style-name="ce8" table:formula="of:=[.X199]+[.W199]*4/1440" office:value-type="float" office:value="0.671375316167978">
            <text:p>16:06:47</text:p>
          </table:table-cell>
          <table:table-cell table:style-name="ce11" table:formula="of:=8*[.W199]" office:value-type="float" office:value="517.997314459687">
            <text:p>518</text:p>
          </table:table-cell>
          <table:table-cell table:formula="of:=MOD([.E199]*1440+[.V199]+4*[.$B$4]-60*[.$B$5];1440)" office:value-type="float" office:value="1200.21820194795">
            <text:p>1200.22</text:p>
          </table:table-cell>
          <table:table-cell table:formula="of:=IF([.AB199]/4&lt;0;[.AB199]/4+180;[.AB199]/4-180)" office:value-type="float" office:value="120.054550486988">
            <text:p>120.05</text:p>
          </table:table-cell>
          <table:table-cell table:formula="of:=DEGREES(ACOS(SIN(RADIANS([.$B$3]))*SIN(RADIANS([.T199]))+COS(RADIANS([.$B$3]))*COS(RADIANS([.T199]))*COS(RADIANS([.AC199]))))" office:value-type="float" office:value="123.570881325513">
            <text:p>123.57</text:p>
          </table:table-cell>
          <table:table-cell table:formula="of:=90-[.AD199]" office:value-type="float" office:value="-33.5708813255132">
            <text:p>-33.57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0869413094962714">
            <text:p>0.01</text:p>
          </table:table-cell>
          <table:table-cell table:formula="of:=[.AE199]+[.AF199]" office:value-type="float" office:value="-33.5621871945636">
            <text:p>-33.56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81.584326164075">
            <text:p>281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199]+0.1/24" office:value-type="float" office:value="0.829166666666665">
            <text:p>19:54:00</text:p>
          </table:table-cell>
          <table:table-cell table:style-name="ce9" table:formula="of:=[.D200]+2415018.5+[.E200]-[.$B$5]/24" office:value-type="float" office:value="2458872.2875">
            <text:p>2458872.29</text:p>
          </table:table-cell>
          <table:table-cell table:style-name="ce10" table:formula="of:=([.F200]-2451545)/36525" office:value-type="float" office:value="0.200610198494185">
            <text:p>0.20061020</text:p>
          </table:table-cell>
          <table:table-cell/>
          <table:table-cell table:formula="of:=MOD(280.46646+[.G200]*(36000.76983+[.G200]*0.0003032);360)" office:value-type="float" office:value="302.588053741871">
            <text:p>302.59</text:p>
          </table:table-cell>
          <table:table-cell table:formula="of:=357.52911+[.G200]*(35999.05029-0.0001537*[.G200])" office:value-type="float" office:value="7579.30572809346">
            <text:p>7579.31</text:p>
          </table:table-cell>
          <table:table-cell table:formula="of:=0.016708634-[.G200]*(0.000042037+0.0000001267*[.G200])" office:value-type="float" office:value="0.0167001958501139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0.645373070156773">
            <text:p>0.65</text:p>
          </table:table-cell>
          <table:table-cell table:formula="of:=[.I200]+[.L200]" office:value-type="float" office:value="303.233426812027">
            <text:p>303.23</text:p>
          </table:table-cell>
          <table:table-cell table:formula="of:=[.J200]+[.L200]" office:value-type="float" office:value="7579.95110116362">
            <text:p>7579.95</text:p>
          </table:table-cell>
          <table:table-cell table:formula="of:=(1.000001018*(1-[.K200]*[.K200]))/(1+[.K200]*COS(RADIANS([.N200])))" office:value-type="float" office:value="0.984271112189831">
            <text:p>0.98</text:p>
          </table:table-cell>
          <table:table-cell table:formula="of:=[.M200]-0.00569-0.00478*SIN(RADIANS(125.04-1934.136*[.G200]))" office:value-type="float" office:value="303.22299277357">
            <text:p>303.22</text:p>
          </table:table-cell>
          <table:table-cell table:formula="of:=23+(26+((21.448-[.G200]*(46.815+[.G200]*(0.00059-[.G200]*0.001813))))/60)/60" office:value-type="float" office:value="23.4366823401251">
            <text:p>23.44</text:p>
          </table:table-cell>
          <table:table-cell table:formula="of:=[.Q200]+0.00256*COS(RADIANS(125.04-1934.136*[.G200]))" office:value-type="float" office:value="23.4363689092366">
            <text:p>23.44</text:p>
          </table:table-cell>
          <table:table-cell table:formula="of:=DEGREES(ATAN2(COS(RADIANS([.P200]));COS(RADIANS([.R200]))*SIN(RADIANS([.P200]))))" office:value-type="float" office:value="-54.4790256176008">
            <text:p>-54.48</text:p>
          </table:table-cell>
          <table:table-cell table:formula="of:=DEGREES(ASIN(SIN(RADIANS([.R200]))*SIN(RADIANS([.P200]))))" office:value-type="float" office:value="-19.4339002040423">
            <text:p>-19.43</text:p>
          </table:table-cell>
          <table:table-cell table:formula="of:=TAN(RADIANS([.R200]/2))*TAN(RADIANS([.R200]/2))" office:value-type="float" office:value="0.0430234944682918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11.7828693653713">
            <text:p>-11.78</text:p>
          </table:table-cell>
          <table:table-cell table:formula="of:=DEGREES(ACOS(COS(RADIANS(90.833))/(COS(RADIANS([.$B$3]))*COS(RADIANS([.T200])))-TAN(RADIANS([.$B$3]))*TAN(RADIANS([.T200]))))" office:value-type="float" office:value="64.7512132756688">
            <text:p>64.75</text:p>
          </table:table-cell>
          <table:table-cell table:style-name="ce8" table:formula="of:=(720-4*[.$B$4]-[.V200]+[.$B$5]*60)/1440" office:value-type="float" office:value="0.49151588150373">
            <text:p>11:47:47</text:p>
          </table:table-cell>
          <table:table-cell table:style-name="ce8" table:formula="of:=[.X200]-[.W200]*4/1440" office:value-type="float" office:value="0.311651400182428">
            <text:p>7:28:47</text:p>
          </table:table-cell>
          <table:table-cell table:style-name="ce8" table:formula="of:=[.X200]+[.W200]*4/1440" office:value-type="float" office:value="0.671380362825032">
            <text:p>16:06:47</text:p>
          </table:table-cell>
          <table:table-cell table:style-name="ce11" table:formula="of:=8*[.W200]" office:value-type="float" office:value="518.00970620535">
            <text:p>518.01</text:p>
          </table:table-cell>
          <table:table-cell table:formula="of:=MOD([.E200]*1440+[.V200]+4*[.$B$4]-60*[.$B$5];1440)" office:value-type="float" office:value="1206.21713063463">
            <text:p>1206.22</text:p>
          </table:table-cell>
          <table:table-cell table:formula="of:=IF([.AB200]/4&lt;0;[.AB200]/4+180;[.AB200]/4-180)" office:value-type="float" office:value="121.554282658657">
            <text:p>121.55</text:p>
          </table:table-cell>
          <table:table-cell table:formula="of:=DEGREES(ACOS(SIN(RADIANS([.$B$3]))*SIN(RADIANS([.T200]))+COS(RADIANS([.$B$3]))*COS(RADIANS([.T200]))*COS(RADIANS([.AC200]))))" office:value-type="float" office:value="124.472445169675">
            <text:p>124.47</text:p>
          </table:table-cell>
          <table:table-cell table:formula="of:=90-[.AD200]" office:value-type="float" office:value="-34.4724451696749">
            <text:p>-34.47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0840405772983547">
            <text:p>0.01</text:p>
          </table:table-cell>
          <table:table-cell table:formula="of:=[.AE200]+[.AF200]" office:value-type="float" office:value="-34.464041111945">
            <text:p>-34.46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82.899073411677">
            <text:p>282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0]+0.1/24" office:value-type="float" office:value="0.833333333333332">
            <text:p>20:00:00</text:p>
          </table:table-cell>
          <table:table-cell table:style-name="ce9" table:formula="of:=[.D201]+2415018.5+[.E201]-[.$B$5]/24" office:value-type="float" office:value="2458872.29166667">
            <text:p>2458872.29</text:p>
          </table:table-cell>
          <table:table-cell table:style-name="ce10" table:formula="of:=([.F201]-2451545)/36525" office:value-type="float" office:value="0.200610312571307">
            <text:p>0.20061031</text:p>
          </table:table-cell>
          <table:table-cell/>
          <table:table-cell table:formula="of:=MOD(280.46646+[.G201]*(36000.76983+[.G201]*0.0003032);360)" office:value-type="float" office:value="302.592160606099">
            <text:p>302.59</text:p>
          </table:table-cell>
          <table:table-cell table:formula="of:=357.52911+[.G201]*(35999.05029-0.0001537*[.G201])" office:value-type="float" office:value="7579.30983476151">
            <text:p>7579.31</text:p>
          </table:table-cell>
          <table:table-cell table:formula="of:=0.016708634-[.G201]*(0.000042037+0.0000001267*[.G201])" office:value-type="float" office:value="0.0167001958453126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0.645504785212991">
            <text:p>0.65</text:p>
          </table:table-cell>
          <table:table-cell table:formula="of:=[.I201]+[.L201]" office:value-type="float" office:value="303.237665391312">
            <text:p>303.24</text:p>
          </table:table-cell>
          <table:table-cell table:formula="of:=[.J201]+[.L201]" office:value-type="float" office:value="7579.95533954672">
            <text:p>7579.96</text:p>
          </table:table-cell>
          <table:table-cell table:formula="of:=(1.000001018*(1-[.K201]*[.K201]))/(1+[.K201]*COS(RADIANS([.N201])))" office:value-type="float" office:value="0.984271520726035">
            <text:p>0.98</text:p>
          </table:table-cell>
          <table:table-cell table:formula="of:=[.M201]-0.00569-0.00478*SIN(RADIANS(125.04-1934.136*[.G201]))" office:value-type="float" office:value="303.227231350601">
            <text:p>303.23</text:p>
          </table:table-cell>
          <table:table-cell table:formula="of:=23+(26+((21.448-[.G201]*(46.815+[.G201]*(0.00059-[.G201]*0.001813))))/60)/60" office:value-type="float" office:value="23.4366823386416">
            <text:p>23.44</text:p>
          </table:table-cell>
          <table:table-cell table:formula="of:=[.Q201]+0.00256*COS(RADIANS(125.04-1934.136*[.G201]))" office:value-type="float" office:value="23.4363689175373">
            <text:p>23.44</text:p>
          </table:table-cell>
          <table:table-cell table:formula="of:=DEGREES(ATAN2(COS(RADIANS([.P201]));COS(RADIANS([.R201]))*SIN(RADIANS([.P201]))))" office:value-type="float" office:value="-54.4746526373605">
            <text:p>-54.47</text:p>
          </table:table-cell>
          <table:table-cell table:formula="of:=DEGREES(ASIN(SIN(RADIANS([.R201]))*SIN(RADIANS([.P201]))))" office:value-type="float" office:value="-19.4329207007891">
            <text:p>-19.43</text:p>
          </table:table-cell>
          <table:table-cell table:formula="of:=TAN(RADIANS([.R201]/2))*TAN(RADIANS([.R201]/2))" office:value-type="float" office:value="0.0430234944996346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11.7839404536454">
            <text:p>-11.78</text:p>
          </table:table-cell>
          <table:table-cell table:formula="of:=DEGREES(ACOS(COS(RADIANS(90.833))/(COS(RADIANS([.$B$3]))*COS(RADIANS([.T201])))-TAN(RADIANS([.$B$3]))*TAN(RADIANS([.T201]))))" office:value-type="float" office:value="64.7527623704139">
            <text:p>64.75</text:p>
          </table:table-cell>
          <table:table-cell table:style-name="ce8" table:formula="of:=(720-4*[.$B$4]-[.V201]+[.$B$5]*60)/1440" office:value-type="float" office:value="0.491516625315032">
            <text:p>11:47:47</text:p>
          </table:table-cell>
          <table:table-cell table:style-name="ce8" table:formula="of:=[.X201]-[.W201]*4/1440" office:value-type="float" office:value="0.311647840952771">
            <text:p>7:28:46</text:p>
          </table:table-cell>
          <table:table-cell table:style-name="ce8" table:formula="of:=[.X201]+[.W201]*4/1440" office:value-type="float" office:value="0.671385409677292">
            <text:p>16:06:48</text:p>
          </table:table-cell>
          <table:table-cell table:style-name="ce11" table:formula="of:=8*[.W201]" office:value-type="float" office:value="518.022098963311">
            <text:p>518.02</text:p>
          </table:table-cell>
          <table:table-cell table:formula="of:=MOD([.E201]*1440+[.V201]+4*[.$B$4]-60*[.$B$5];1440)" office:value-type="float" office:value="1212.21605954635">
            <text:p>1212.22</text:p>
          </table:table-cell>
          <table:table-cell table:formula="of:=IF([.AB201]/4&lt;0;[.AB201]/4+180;[.AB201]/4-180)" office:value-type="float" office:value="123.054014886588">
            <text:p>123.05</text:p>
          </table:table-cell>
          <table:table-cell table:formula="of:=DEGREES(ACOS(SIN(RADIANS([.$B$3]))*SIN(RADIANS([.T201]))+COS(RADIANS([.$B$3]))*COS(RADIANS([.T201]))*COS(RADIANS([.AC201]))))" office:value-type="float" office:value="125.36924108418">
            <text:p>125.37</text:p>
          </table:table-cell>
          <table:table-cell table:formula="of:=90-[.AD201]" office:value-type="float" office:value="-35.3692410841803">
            <text:p>-35.37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0812841665174331">
            <text:p>0.01</text:p>
          </table:table-cell>
          <table:table-cell table:formula="of:=[.AE201]+[.AF201]" office:value-type="float" office:value="-35.3611126675285">
            <text:p>-35.36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84.232868394994">
            <text:p>284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1]+0.1/24" office:value-type="float" office:value="0.837499999999998">
            <text:p>20:06:00</text:p>
          </table:table-cell>
          <table:table-cell table:style-name="ce9" table:formula="of:=[.D202]+2415018.5+[.E202]-[.$B$5]/24" office:value-type="float" office:value="2458872.29583333">
            <text:p>2458872.30</text:p>
          </table:table-cell>
          <table:table-cell table:style-name="ce10" table:formula="of:=([.F202]-2451545)/36525" office:value-type="float" office:value="0.200610426648416">
            <text:p>0.20061043</text:p>
          </table:table-cell>
          <table:table-cell/>
          <table:table-cell table:formula="of:=MOD(280.46646+[.G202]*(36000.76983+[.G202]*0.0003032);360)" office:value-type="float" office:value="302.596267469869">
            <text:p>302.6</text:p>
          </table:table-cell>
          <table:table-cell table:formula="of:=357.52911+[.G202]*(35999.05029-0.0001537*[.G202])" office:value-type="float" office:value="7579.3139414291">
            <text:p>7579.31</text:p>
          </table:table-cell>
          <table:table-cell table:formula="of:=0.016708634-[.G202]*(0.000042037+0.0000001267*[.G202])" office:value-type="float" office:value="0.0167001958405113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0.64563649673607">
            <text:p>0.65</text:p>
          </table:table-cell>
          <table:table-cell table:formula="of:=[.I202]+[.L202]" office:value-type="float" office:value="303.241903966605">
            <text:p>303.24</text:p>
          </table:table-cell>
          <table:table-cell table:formula="of:=[.J202]+[.L202]" office:value-type="float" office:value="7579.95957792584">
            <text:p>7579.96</text:p>
          </table:table-cell>
          <table:table-cell table:formula="of:=(1.000001018*(1-[.K202]*[.K202]))/(1+[.K202]*COS(RADIANS([.N202])))" office:value-type="float" office:value="0.984271929345434">
            <text:p>0.98</text:p>
          </table:table-cell>
          <table:table-cell table:formula="of:=[.M202]-0.00569-0.00478*SIN(RADIANS(125.04-1934.136*[.G202]))" office:value-type="float" office:value="303.23146992364">
            <text:p>303.23</text:p>
          </table:table-cell>
          <table:table-cell table:formula="of:=23+(26+((21.448-[.G202]*(46.815+[.G202]*(0.00059-[.G202]*0.001813))))/60)/60" office:value-type="float" office:value="23.4366823371582">
            <text:p>23.44</text:p>
          </table:table-cell>
          <table:table-cell table:formula="of:=[.Q202]+0.00256*COS(RADIANS(125.04-1934.136*[.G202]))" office:value-type="float" office:value="23.436368925838">
            <text:p>23.44</text:p>
          </table:table-cell>
          <table:table-cell table:formula="of:=DEGREES(ATAN2(COS(RADIANS([.P202]));COS(RADIANS([.R202]))*SIN(RADIANS([.P202]))))" office:value-type="float" office:value="-54.4702797139918">
            <text:p>-54.47</text:p>
          </table:table-cell>
          <table:table-cell table:formula="of:=DEGREES(ASIN(SIN(RADIANS([.R202]))*SIN(RADIANS([.P202]))))" office:value-type="float" office:value="-19.4319410937427">
            <text:p>-19.43</text:p>
          </table:table-cell>
          <table:table-cell table:formula="of:=TAN(RADIANS([.R202]/2))*TAN(RADIANS([.R202]/2))" office:value-type="float" office:value="0.0430234945309774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11.7850113166156">
            <text:p>-11.79</text:p>
          </table:table-cell>
          <table:table-cell table:formula="of:=DEGREES(ACOS(COS(RADIANS(90.833))/(COS(RADIANS([.$B$3]))*COS(RADIANS([.T202])))-TAN(RADIANS([.$B$3]))*TAN(RADIANS([.T202]))))" office:value-type="float" office:value="64.7543115913305">
            <text:p>64.75</text:p>
          </table:table-cell>
          <table:table-cell table:style-name="ce8" table:formula="of:=(720-4*[.$B$4]-[.V202]+[.$B$5]*60)/1440" office:value-type="float" office:value="0.491517368969872">
            <text:p>11:47:47</text:p>
          </table:table-cell>
          <table:table-cell table:style-name="ce8" table:formula="of:=[.X202]-[.W202]*4/1440" office:value-type="float" office:value="0.311644281216176">
            <text:p>7:28:46</text:p>
          </table:table-cell>
          <table:table-cell table:style-name="ce8" table:formula="of:=[.X202]+[.W202]*4/1440" office:value-type="float" office:value="0.671390456723568">
            <text:p>16:06:48</text:p>
          </table:table-cell>
          <table:table-cell table:style-name="ce11" table:formula="of:=8*[.W202]" office:value-type="float" office:value="518.034492730644">
            <text:p>518.03</text:p>
          </table:table-cell>
          <table:table-cell table:formula="of:=MOD([.E202]*1440+[.V202]+4*[.$B$4]-60*[.$B$5];1440)" office:value-type="float" office:value="1218.21498868338">
            <text:p>1218.21</text:p>
          </table:table-cell>
          <table:table-cell table:formula="of:=IF([.AB202]/4&lt;0;[.AB202]/4+180;[.AB202]/4-180)" office:value-type="float" office:value="124.553747170845">
            <text:p>124.55</text:p>
          </table:table-cell>
          <table:table-cell table:formula="of:=DEGREES(ACOS(SIN(RADIANS([.$B$3]))*SIN(RADIANS([.T202]))+COS(RADIANS([.$B$3]))*COS(RADIANS([.T202]))*COS(RADIANS([.AC202]))))" office:value-type="float" office:value="126.260707988123">
            <text:p>126.26</text:p>
          </table:table-cell>
          <table:table-cell table:formula="of:=90-[.AD202]" office:value-type="float" office:value="-36.2607079881232">
            <text:p>-36.26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0786620373072709">
            <text:p>0.01</text:p>
          </table:table-cell>
          <table:table-cell table:formula="of:=[.AE202]+[.AF202]" office:value-type="float" office:value="-36.2528417843925">
            <text:p>-36.25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85.586898455114">
            <text:p>285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2]+0.1/24" office:value-type="float" office:value="0.841666666666665">
            <text:p>20:12:00</text:p>
          </table:table-cell>
          <table:table-cell table:style-name="ce9" table:formula="of:=[.D203]+2415018.5+[.E203]-[.$B$5]/24" office:value-type="float" office:value="2458872.3">
            <text:p>2458872.30</text:p>
          </table:table-cell>
          <table:table-cell table:style-name="ce10" table:formula="of:=([.F203]-2451545)/36525" office:value-type="float" office:value="0.200610540725538">
            <text:p>0.20061054</text:p>
          </table:table-cell>
          <table:table-cell/>
          <table:table-cell table:formula="of:=MOD(280.46646+[.G203]*(36000.76983+[.G203]*0.0003032);360)" office:value-type="float" office:value="302.600374334097">
            <text:p>302.6</text:p>
          </table:table-cell>
          <table:table-cell table:formula="of:=357.52911+[.G203]*(35999.05029-0.0001537*[.G203])" office:value-type="float" office:value="7579.31804809715">
            <text:p>7579.32</text:p>
          </table:table-cell>
          <table:table-cell table:formula="of:=0.016708634-[.G203]*(0.000042037+0.0000001267*[.G203])" office:value-type="float" office:value="0.0167001958357101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0.645768204754757">
            <text:p>0.65</text:p>
          </table:table-cell>
          <table:table-cell table:formula="of:=[.I203]+[.L203]" office:value-type="float" office:value="303.246142538852">
            <text:p>303.25</text:p>
          </table:table-cell>
          <table:table-cell table:formula="of:=[.J203]+[.L203]" office:value-type="float" office:value="7579.9638163019">
            <text:p>7579.96</text:p>
          </table:table-cell>
          <table:table-cell table:formula="of:=(1.000001018*(1-[.K203]*[.K203]))/(1+[.K203]*COS(RADIANS([.N203])))" office:value-type="float" office:value="0.984272338048118">
            <text:p>0.98</text:p>
          </table:table-cell>
          <table:table-cell table:formula="of:=[.M203]-0.00569-0.00478*SIN(RADIANS(125.04-1934.136*[.G203]))" office:value-type="float" office:value="303.235708493633">
            <text:p>303.24</text:p>
          </table:table-cell>
          <table:table-cell table:formula="of:=23+(26+((21.448-[.G203]*(46.815+[.G203]*(0.00059-[.G203]*0.001813))))/60)/60" office:value-type="float" office:value="23.4366823356747">
            <text:p>23.44</text:p>
          </table:table-cell>
          <table:table-cell table:formula="of:=[.Q203]+0.00256*COS(RADIANS(125.04-1934.136*[.G203]))" office:value-type="float" office:value="23.4363689341386">
            <text:p>23.44</text:p>
          </table:table-cell>
          <table:table-cell table:formula="of:=DEGREES(ATAN2(COS(RADIANS([.P203]));COS(RADIANS([.R203]))*SIN(RADIANS([.P203]))))" office:value-type="float" office:value="-54.465906846519">
            <text:p>-54.47</text:p>
          </table:table-cell>
          <table:table-cell table:formula="of:=DEGREES(ASIN(SIN(RADIANS([.R203]))*SIN(RADIANS([.P203]))))" office:value-type="float" office:value="-19.4309613826913">
            <text:p>-19.43</text:p>
          </table:table-cell>
          <table:table-cell table:formula="of:=TAN(RADIANS([.R203]/2))*TAN(RADIANS([.R203]/2))" office:value-type="float" office:value="0.0430234945623203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11.7860819545095">
            <text:p>-11.79</text:p>
          </table:table-cell>
          <table:table-cell table:formula="of:=DEGREES(ACOS(COS(RADIANS(90.833))/(COS(RADIANS([.$B$3]))*COS(RADIANS([.T203])))-TAN(RADIANS([.$B$3]))*TAN(RADIANS([.T203]))))" office:value-type="float" office:value="64.755860938745">
            <text:p>64.76</text:p>
          </table:table-cell>
          <table:table-cell table:style-name="ce8" table:formula="of:=(720-4*[.$B$4]-[.V203]+[.$B$5]*60)/1440" office:value-type="float" office:value="0.491518112468409">
            <text:p>11:47:47</text:p>
          </table:table-cell>
          <table:table-cell table:style-name="ce8" table:formula="of:=[.X203]-[.W203]*4/1440" office:value-type="float" office:value="0.311640720971895">
            <text:p>7:28:46</text:p>
          </table:table-cell>
          <table:table-cell table:style-name="ce8" table:formula="of:=[.X203]+[.W203]*4/1440" office:value-type="float" office:value="0.671395503964923">
            <text:p>16:06:49</text:p>
          </table:table-cell>
          <table:table-cell table:style-name="ce11" table:formula="of:=8*[.W203]" office:value-type="float" office:value="518.04688750996">
            <text:p>518.05</text:p>
          </table:table-cell>
          <table:table-cell table:formula="of:=MOD([.E203]*1440+[.V203]+4*[.$B$4]-60*[.$B$5];1440)" office:value-type="float" office:value="1224.21391804549">
            <text:p>1224.21</text:p>
          </table:table-cell>
          <table:table-cell table:formula="of:=IF([.AB203]/4&lt;0;[.AB203]/4+180;[.AB203]/4-180)" office:value-type="float" office:value="126.053479511372">
            <text:p>126.05</text:p>
          </table:table-cell>
          <table:table-cell table:formula="of:=DEGREES(ACOS(SIN(RADIANS([.$B$3]))*SIN(RADIANS([.T203]))+COS(RADIANS([.$B$3]))*COS(RADIANS([.T203]))*COS(RADIANS([.AC203]))))" office:value-type="float" office:value="127.146260695993">
            <text:p>127.15</text:p>
          </table:table-cell>
          <table:table-cell table:formula="of:=90-[.AD203]" office:value-type="float" office:value="-37.1462606959928">
            <text:p>-37.15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761651765216163">
            <text:p>0.01</text:p>
          </table:table-cell>
          <table:table-cell table:formula="of:=[.AE203]+[.AF203]" office:value-type="float" office:value="-37.1386441783407">
            <text:p>-37.14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86.962390421372">
            <text:p>286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3]+0.1/24" office:value-type="float" office:value="0.845833333333331">
            <text:p>20:18:00</text:p>
          </table:table-cell>
          <table:table-cell table:style-name="ce9" table:formula="of:=[.D204]+2415018.5+[.E204]-[.$B$5]/24" office:value-type="float" office:value="2458872.30416667">
            <text:p>2458872.30</text:p>
          </table:table-cell>
          <table:table-cell table:style-name="ce10" table:formula="of:=([.F204]-2451545)/36525" office:value-type="float" office:value="0.200610654802647">
            <text:p>0.20061065</text:p>
          </table:table-cell>
          <table:table-cell/>
          <table:table-cell table:formula="of:=MOD(280.46646+[.G204]*(36000.76983+[.G204]*0.0003032);360)" office:value-type="float" office:value="302.604481197867">
            <text:p>302.6</text:p>
          </table:table-cell>
          <table:table-cell table:formula="of:=357.52911+[.G204]*(35999.05029-0.0001537*[.G204])" office:value-type="float" office:value="7579.32215476474">
            <text:p>7579.32</text:p>
          </table:table-cell>
          <table:table-cell table:formula="of:=0.016708634-[.G204]*(0.000042037+0.0000001267*[.G204])" office:value-type="float" office:value="0.0167001958309088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0.645899909238935">
            <text:p>0.65</text:p>
          </table:table-cell>
          <table:table-cell table:formula="of:=[.I204]+[.L204]" office:value-type="float" office:value="303.250381107106">
            <text:p>303.25</text:p>
          </table:table-cell>
          <table:table-cell table:formula="of:=[.J204]+[.L204]" office:value-type="float" office:value="7579.96805467398">
            <text:p>7579.97</text:p>
          </table:table-cell>
          <table:table-cell table:formula="of:=(1.000001018*(1-[.K204]*[.K204]))/(1+[.K204]*COS(RADIANS([.N204])))" office:value-type="float" office:value="0.984272746833991">
            <text:p>0.98</text:p>
          </table:table-cell>
          <table:table-cell table:formula="of:=[.M204]-0.00569-0.00478*SIN(RADIANS(125.04-1934.136*[.G204]))" office:value-type="float" office:value="303.239947059634">
            <text:p>303.24</text:p>
          </table:table-cell>
          <table:table-cell table:formula="of:=23+(26+((21.448-[.G204]*(46.815+[.G204]*(0.00059-[.G204]*0.001813))))/60)/60" office:value-type="float" office:value="23.4366823341912">
            <text:p>23.44</text:p>
          </table:table-cell>
          <table:table-cell table:formula="of:=[.Q204]+0.00256*COS(RADIANS(125.04-1934.136*[.G204]))" office:value-type="float" office:value="23.4363689424393">
            <text:p>23.44</text:p>
          </table:table-cell>
          <table:table-cell table:formula="of:=DEGREES(ATAN2(COS(RADIANS([.P204]));COS(RADIANS([.R204]))*SIN(RADIANS([.P204]))))" office:value-type="float" office:value="-54.461534035922">
            <text:p>-54.46</text:p>
          </table:table-cell>
          <table:table-cell table:formula="of:=DEGREES(ASIN(SIN(RADIANS([.R204]))*SIN(RADIANS([.P204]))))" office:value-type="float" office:value="-19.4299815678614">
            <text:p>-19.43</text:p>
          </table:table-cell>
          <table:table-cell table:formula="of:=TAN(RADIANS([.R204]/2))*TAN(RADIANS([.R204]/2))" office:value-type="float" office:value="0.0430234945936631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11.7871523670758">
            <text:p>-11.79</text:p>
          </table:table-cell>
          <table:table-cell table:formula="of:=DEGREES(ACOS(COS(RADIANS(90.833))/(COS(RADIANS([.$B$3]))*COS(RADIANS([.T204])))-TAN(RADIANS([.$B$3]))*TAN(RADIANS([.T204]))))" office:value-type="float" office:value="64.7574104122914">
            <text:p>64.76</text:p>
          </table:table-cell>
          <table:table-cell table:style-name="ce8" table:formula="of:=(720-4*[.$B$4]-[.V204]+[.$B$5]*60)/1440" office:value-type="float" office:value="0.491518855810469">
            <text:p>11:47:47</text:p>
          </table:table-cell>
          <table:table-cell table:style-name="ce8" table:formula="of:=[.X204]-[.W204]*4/1440" office:value-type="float" office:value="0.311637160220771">
            <text:p>7:28:45</text:p>
          </table:table-cell>
          <table:table-cell table:style-name="ce8" table:formula="of:=[.X204]+[.W204]*4/1440" office:value-type="float" office:value="0.671400551400168">
            <text:p>16:06:49</text:p>
          </table:table-cell>
          <table:table-cell table:style-name="ce11" table:formula="of:=8*[.W204]" office:value-type="float" office:value="518.059283298332">
            <text:p>518.06</text:p>
          </table:table-cell>
          <table:table-cell table:formula="of:=MOD([.E204]*1440+[.V204]+4*[.$B$4]-60*[.$B$5];1440)" office:value-type="float" office:value="1230.21284763292">
            <text:p>1230.21</text:p>
          </table:table-cell>
          <table:table-cell table:formula="of:=IF([.AB204]/4&lt;0;[.AB204]/4+180;[.AB204]/4-180)" office:value-type="float" office:value="127.55321190823">
            <text:p>127.55</text:p>
          </table:table-cell>
          <table:table-cell table:formula="of:=DEGREES(ACOS(SIN(RADIANS([.$B$3]))*SIN(RADIANS([.T204]))+COS(RADIANS([.$B$3]))*COS(RADIANS([.T204]))*COS(RADIANS([.AC204]))))" office:value-type="float" office:value="128.02528816399">
            <text:p>128.03</text:p>
          </table:table-cell>
          <table:table-cell table:formula="of:=90-[.AD204]" office:value-type="float" office:value="-38.0252881639901">
            <text:p>-38.03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737854829100389">
            <text:p>0.01</text:p>
          </table:table-cell>
          <table:table-cell table:formula="of:=[.AE204]+[.AF204]" office:value-type="float" office:value="-38.0179096156991">
            <text:p>-38.02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288.360610458538">
            <text:p>288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4]+0.1/24" office:value-type="float" office:value="0.849999999999998">
            <text:p>20:24:00</text:p>
          </table:table-cell>
          <table:table-cell table:style-name="ce9" table:formula="of:=[.D205]+2415018.5+[.E205]-[.$B$5]/24" office:value-type="float" office:value="2458872.30833333">
            <text:p>2458872.31</text:p>
          </table:table-cell>
          <table:table-cell table:style-name="ce10" table:formula="of:=([.F205]-2451545)/36525" office:value-type="float" office:value="0.200610768879769">
            <text:p>0.20061077</text:p>
          </table:table-cell>
          <table:table-cell/>
          <table:table-cell table:formula="of:=MOD(280.46646+[.G205]*(36000.76983+[.G205]*0.0003032);360)" office:value-type="float" office:value="302.608588062097">
            <text:p>302.61</text:p>
          </table:table-cell>
          <table:table-cell table:formula="of:=357.52911+[.G205]*(35999.05029-0.0001537*[.G205])" office:value-type="float" office:value="7579.32626143278">
            <text:p>7579.33</text:p>
          </table:table-cell>
          <table:table-cell table:formula="of:=0.016708634-[.G205]*(0.000042037+0.0000001267*[.G205])" office:value-type="float" office:value="0.0167001958261076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0.646031610217241">
            <text:p>0.65</text:p>
          </table:table-cell>
          <table:table-cell table:formula="of:=[.I205]+[.L205]" office:value-type="float" office:value="303.254619672314">
            <text:p>303.25</text:p>
          </table:table-cell>
          <table:table-cell table:formula="of:=[.J205]+[.L205]" office:value-type="float" office:value="7579.972293043">
            <text:p>7579.97</text:p>
          </table:table-cell>
          <table:table-cell table:formula="of:=(1.000001018*(1-[.K205]*[.K205]))/(1+[.K205]*COS(RADIANS([.N205])))" office:value-type="float" office:value="0.984273155703144">
            <text:p>0.98</text:p>
          </table:table-cell>
          <table:table-cell table:formula="of:=[.M205]-0.00569-0.00478*SIN(RADIANS(125.04-1934.136*[.G205]))" office:value-type="float" office:value="303.244185622589">
            <text:p>303.24</text:p>
          </table:table-cell>
          <table:table-cell table:formula="of:=23+(26+((21.448-[.G205]*(46.815+[.G205]*(0.00059-[.G205]*0.001813))))/60)/60" office:value-type="float" office:value="23.4366823327077">
            <text:p>23.44</text:p>
          </table:table-cell>
          <table:table-cell table:formula="of:=[.Q205]+0.00256*COS(RADIANS(125.04-1934.136*[.G205]))" office:value-type="float" office:value="23.43636895074">
            <text:p>23.44</text:p>
          </table:table-cell>
          <table:table-cell table:formula="of:=DEGREES(ATAN2(COS(RADIANS([.P205]));COS(RADIANS([.R205]))*SIN(RADIANS([.P205]))))" office:value-type="float" office:value="-54.4571612812267">
            <text:p>-54.46</text:p>
          </table:table-cell>
          <table:table-cell table:formula="of:=DEGREES(ASIN(SIN(RADIANS([.R205]))*SIN(RADIANS([.P205]))))" office:value-type="float" office:value="-19.4290016490413">
            <text:p>-19.43</text:p>
          </table:table-cell>
          <table:table-cell table:formula="of:=TAN(RADIANS([.R205]/2))*TAN(RADIANS([.R205]/2))" office:value-type="float" office:value="0.043023494625006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11.7882225545415">
            <text:p>-11.79</text:p>
          </table:table-cell>
          <table:table-cell table:formula="of:=DEGREES(ACOS(COS(RADIANS(90.833))/(COS(RADIANS([.$B$3]))*COS(RADIANS([.T205])))-TAN(RADIANS([.$B$3]))*TAN(RADIANS([.T205]))))" office:value-type="float" office:value="64.758960012296">
            <text:p>64.76</text:p>
          </table:table-cell>
          <table:table-cell table:style-name="ce8" table:formula="of:=(720-4*[.$B$4]-[.V205]+[.$B$5]*60)/1440" office:value-type="float" office:value="0.491519598996209">
            <text:p>11:47:47</text:p>
          </table:table-cell>
          <table:table-cell table:style-name="ce8" table:formula="of:=[.X205]-[.W205]*4/1440" office:value-type="float" office:value="0.311633598962054">
            <text:p>7:28:45</text:p>
          </table:table-cell>
          <table:table-cell table:style-name="ce8" table:formula="of:=[.X205]+[.W205]*4/1440" office:value-type="float" office:value="0.671405599030365">
            <text:p>16:06:49</text:p>
          </table:table-cell>
          <table:table-cell table:style-name="ce11" table:formula="of:=8*[.W205]" office:value-type="float" office:value="518.071680098368">
            <text:p>518.07</text:p>
          </table:table-cell>
          <table:table-cell table:formula="of:=MOD([.E205]*1440+[.V205]+4*[.$B$4]-60*[.$B$5];1440)" office:value-type="float" office:value="1236.21177744546">
            <text:p>1236.21</text:p>
          </table:table-cell>
          <table:table-cell table:formula="of:=IF([.AB205]/4&lt;0;[.AB205]/4+180;[.AB205]/4-180)" office:value-type="float" office:value="129.052944361364">
            <text:p>129.05</text:p>
          </table:table-cell>
          <table:table-cell table:formula="of:=DEGREES(ACOS(SIN(RADIANS([.$B$3]))*SIN(RADIANS([.T205]))+COS(RADIANS([.$B$3]))*COS(RADIANS([.T205]))*COS(RADIANS([.AC205]))))" office:value-type="float" office:value="128.89715167783">
            <text:p>128.9</text:p>
          </table:table-cell>
          <table:table-cell table:formula="of:=90-[.AD205]" office:value-type="float" office:value="-38.8971516778297">
            <text:p>-38.9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715156683439848">
            <text:p>0.01</text:p>
          </table:table-cell>
          <table:table-cell table:formula="of:=[.AE205]+[.AF205]" office:value-type="float" office:value="-38.8900001109953">
            <text:p>-38.89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289.782863451085">
            <text:p>289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5]+0.1/24" office:value-type="float" office:value="0.854166666666665">
            <text:p>20:30:00</text:p>
          </table:table-cell>
          <table:table-cell table:style-name="ce9" table:formula="of:=[.D206]+2415018.5+[.E206]-[.$B$5]/24" office:value-type="float" office:value="2458872.3125">
            <text:p>2458872.31</text:p>
          </table:table-cell>
          <table:table-cell table:style-name="ce10" table:formula="of:=([.F206]-2451545)/36525" office:value-type="float" office:value="0.200610882956879">
            <text:p>0.20061088</text:p>
          </table:table-cell>
          <table:table-cell/>
          <table:table-cell table:formula="of:=MOD(280.46646+[.G206]*(36000.76983+[.G206]*0.0003032);360)" office:value-type="float" office:value="302.612694925866">
            <text:p>302.61</text:p>
          </table:table-cell>
          <table:table-cell table:formula="of:=357.52911+[.G206]*(35999.05029-0.0001537*[.G206])" office:value-type="float" office:value="7579.33036810037">
            <text:p>7579.33</text:p>
          </table:table-cell>
          <table:table-cell table:formula="of:=0.016708634-[.G206]*(0.000042037+0.0000001267*[.G206])" office:value-type="float" office:value="0.0167001958213063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0.646163307659561">
            <text:p>0.65</text:p>
          </table:table-cell>
          <table:table-cell table:formula="of:=[.I206]+[.L206]" office:value-type="float" office:value="303.258858233526">
            <text:p>303.26</text:p>
          </table:table-cell>
          <table:table-cell table:formula="of:=[.J206]+[.L206]" office:value-type="float" office:value="7579.97653140803">
            <text:p>7579.98</text:p>
          </table:table-cell>
          <table:table-cell table:formula="of:=(1.000001018*(1-[.K206]*[.K206]))/(1+[.K206]*COS(RADIANS([.N206])))" office:value-type="float" office:value="0.984273564655482">
            <text:p>0.98</text:p>
          </table:table-cell>
          <table:table-cell table:formula="of:=[.M206]-0.00569-0.00478*SIN(RADIANS(125.04-1934.136*[.G206]))" office:value-type="float" office:value="303.248424181547">
            <text:p>303.25</text:p>
          </table:table-cell>
          <table:table-cell table:formula="of:=23+(26+((21.448-[.G206]*(46.815+[.G206]*(0.00059-[.G206]*0.001813))))/60)/60" office:value-type="float" office:value="23.4366823312242">
            <text:p>23.44</text:p>
          </table:table-cell>
          <table:table-cell table:formula="of:=[.Q206]+0.00256*COS(RADIANS(125.04-1934.136*[.G206]))" office:value-type="float" office:value="23.4363689590407">
            <text:p>23.44</text:p>
          </table:table-cell>
          <table:table-cell table:formula="of:=DEGREES(ATAN2(COS(RADIANS([.P206]));COS(RADIANS([.R206]))*SIN(RADIANS([.P206]))))" office:value-type="float" office:value="-54.4527885834146">
            <text:p>-54.45</text:p>
          </table:table-cell>
          <table:table-cell table:formula="of:=DEGREES(ASIN(SIN(RADIANS([.R206]))*SIN(RADIANS([.P206]))))" office:value-type="float" office:value="-19.4280216264579">
            <text:p>-19.43</text:p>
          </table:table-cell>
          <table:table-cell table:formula="of:=TAN(RADIANS([.R206]/2))*TAN(RADIANS([.R206]/2))" office:value-type="float" office:value="0.0430234946563489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11.7892925166552">
            <text:p>-11.79</text:p>
          </table:table-cell>
          <table:table-cell table:formula="of:=DEGREES(ACOS(COS(RADIANS(90.833))/(COS(RADIANS([.$B$3]))*COS(RADIANS([.T206])))-TAN(RADIANS([.$B$3]))*TAN(RADIANS([.T206]))))" office:value-type="float" office:value="64.7605097383917">
            <text:p>64.76</text:p>
          </table:table-cell>
          <table:table-cell table:style-name="ce8" table:formula="of:=(720-4*[.$B$4]-[.V206]+[.$B$5]*60)/1440" office:value-type="float" office:value="0.491520342025455">
            <text:p>11:47:47</text:p>
          </table:table-cell>
          <table:table-cell table:style-name="ce8" table:formula="of:=[.X206]-[.W206]*4/1440" office:value-type="float" office:value="0.311630037196589">
            <text:p>7:28:45</text:p>
          </table:table-cell>
          <table:table-cell table:style-name="ce8" table:formula="of:=[.X206]+[.W206]*4/1440" office:value-type="float" office:value="0.671410646854321">
            <text:p>16:06:50</text:p>
          </table:table-cell>
          <table:table-cell table:style-name="ce11" table:formula="of:=8*[.W206]" office:value-type="float" office:value="518.084077907134">
            <text:p>518.08</text:p>
          </table:table-cell>
          <table:table-cell table:formula="of:=MOD([.E206]*1440+[.V206]+4*[.$B$4]-60*[.$B$5];1440)" office:value-type="float" office:value="1242.21070748334">
            <text:p>1242.21</text:p>
          </table:table-cell>
          <table:table-cell table:formula="of:=IF([.AB206]/4&lt;0;[.AB206]/4+180;[.AB206]/4-180)" office:value-type="float" office:value="130.552676870836">
            <text:p>130.55</text:p>
          </table:table-cell>
          <table:table-cell table:formula="of:=DEGREES(ACOS(SIN(RADIANS([.$B$3]))*SIN(RADIANS([.T206]))+COS(RADIANS([.$B$3]))*COS(RADIANS([.T206]))*COS(RADIANS([.AC206]))))" office:value-type="float" office:value="129.761182994389">
            <text:p>129.76</text:p>
          </table:table-cell>
          <table:table-cell table:formula="of:=90-[.AD206]" office:value-type="float" office:value="-39.7611829943891">
            <text:p>-39.76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69349172577527">
            <text:p>0.01</text:p>
          </table:table-cell>
          <table:table-cell table:formula="of:=[.AE206]+[.AF206]" office:value-type="float" office:value="-39.7542480771314">
            <text:p>-39.75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291.230491824364">
            <text:p>291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6]+0.1/24" office:value-type="float" office:value="0.858333333333331">
            <text:p>20:36:00</text:p>
          </table:table-cell>
          <table:table-cell table:style-name="ce9" table:formula="of:=[.D207]+2415018.5+[.E207]-[.$B$5]/24" office:value-type="float" office:value="2458872.31666667">
            <text:p>2458872.32</text:p>
          </table:table-cell>
          <table:table-cell table:style-name="ce10" table:formula="of:=([.F207]-2451545)/36525" office:value-type="float" office:value="0.200610997034001">
            <text:p>0.20061100</text:p>
          </table:table-cell>
          <table:table-cell/>
          <table:table-cell table:formula="of:=MOD(280.46646+[.G207]*(36000.76983+[.G207]*0.0003032);360)" office:value-type="float" office:value="302.616801790094">
            <text:p>302.62</text:p>
          </table:table-cell>
          <table:table-cell table:formula="of:=357.52911+[.G207]*(35999.05029-0.0001537*[.G207])" office:value-type="float" office:value="7579.33447476842">
            <text:p>7579.33</text:p>
          </table:table-cell>
          <table:table-cell table:formula="of:=0.016708634-[.G207]*(0.000042037+0.0000001267*[.G207])" office:value-type="float" office:value="0.0167001958165051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0.646295001594689">
            <text:p>0.65</text:p>
          </table:table-cell>
          <table:table-cell table:formula="of:=[.I207]+[.L207]" office:value-type="float" office:value="303.263096791688">
            <text:p>303.26</text:p>
          </table:table-cell>
          <table:table-cell table:formula="of:=[.J207]+[.L207]" office:value-type="float" office:value="7579.98076977002">
            <text:p>7579.98</text:p>
          </table:table-cell>
          <table:table-cell table:formula="of:=(1.000001018*(1-[.K207]*[.K207]))/(1+[.K207]*COS(RADIANS([.N207])))" office:value-type="float" office:value="0.984273973691095">
            <text:p>0.98</text:p>
          </table:table-cell>
          <table:table-cell table:formula="of:=[.M207]-0.00569-0.00478*SIN(RADIANS(125.04-1934.136*[.G207]))" office:value-type="float" office:value="303.252662737457">
            <text:p>303.25</text:p>
          </table:table-cell>
          <table:table-cell table:formula="of:=23+(26+((21.448-[.G207]*(46.815+[.G207]*(0.00059-[.G207]*0.001813))))/60)/60" office:value-type="float" office:value="23.4366823297408">
            <text:p>23.44</text:p>
          </table:table-cell>
          <table:table-cell table:formula="of:=[.Q207]+0.00256*COS(RADIANS(125.04-1934.136*[.G207]))" office:value-type="float" office:value="23.4363689673414">
            <text:p>23.44</text:p>
          </table:table-cell>
          <table:table-cell table:formula="of:=DEGREES(ATAN2(COS(RADIANS([.P207]));COS(RADIANS([.R207]))*SIN(RADIANS([.P207]))))" office:value-type="float" office:value="-54.4484159415103">
            <text:p>-54.45</text:p>
          </table:table-cell>
          <table:table-cell table:formula="of:=DEGREES(ASIN(SIN(RADIANS([.R207]))*SIN(RADIANS([.P207]))))" office:value-type="float" office:value="-19.4270414998992">
            <text:p>-19.43</text:p>
          </table:table-cell>
          <table:table-cell table:formula="of:=TAN(RADIANS([.R207]/2))*TAN(RADIANS([.R207]/2))" office:value-type="float" office:value="0.0430234946876918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11.7903622536445">
            <text:p>-11.79</text:p>
          </table:table-cell>
          <table:table-cell table:formula="of:=DEGREES(ACOS(COS(RADIANS(90.833))/(COS(RADIANS([.$B$3]))*COS(RADIANS([.T207])))-TAN(RADIANS([.$B$3]))*TAN(RADIANS([.T207]))))" office:value-type="float" office:value="64.7620595909054">
            <text:p>64.76</text:p>
          </table:table-cell>
          <table:table-cell table:style-name="ce8" table:formula="of:=(720-4*[.$B$4]-[.V207]+[.$B$5]*60)/1440" office:value-type="float" office:value="0.491521084898364">
            <text:p>11:47:47</text:p>
          </table:table-cell>
          <table:table-cell table:style-name="ce8" table:formula="of:=[.X207]-[.W207]*4/1440" office:value-type="float" office:value="0.311626474923627">
            <text:p>7:28:45</text:p>
          </table:table-cell>
          <table:table-cell table:style-name="ce8" table:formula="of:=[.X207]+[.W207]*4/1440" office:value-type="float" office:value="0.671415694873101">
            <text:p>16:06:50</text:p>
          </table:table-cell>
          <table:table-cell table:style-name="ce11" table:formula="of:=8*[.W207]" office:value-type="float" office:value="518.096476727243">
            <text:p>518.1</text:p>
          </table:table-cell>
          <table:table-cell table:formula="of:=MOD([.E207]*1440+[.V207]+4*[.$B$4]-60*[.$B$5];1440)" office:value-type="float" office:value="1248.20963774635">
            <text:p>1248.21</text:p>
          </table:table-cell>
          <table:table-cell table:formula="of:=IF([.AB207]/4&lt;0;[.AB207]/4+180;[.AB207]/4-180)" office:value-type="float" office:value="132.052409436588">
            <text:p>132.05</text:p>
          </table:table-cell>
          <table:table-cell table:formula="of:=DEGREES(ACOS(SIN(RADIANS([.$B$3]))*SIN(RADIANS([.T207]))+COS(RADIANS([.$B$3]))*COS(RADIANS([.T207]))*COS(RADIANS([.AC207]))))" office:value-type="float" office:value="130.616682446259">
            <text:p>130.62</text:p>
          </table:table-cell>
          <table:table-cell table:formula="of:=90-[.AD207]" office:value-type="float" office:value="-40.6166824462593">
            <text:p>-40.62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672800894943094">
            <text:p>0.01</text:p>
          </table:table-cell>
          <table:table-cell table:formula="of:=[.AE207]+[.AF207]" office:value-type="float" office:value="-40.6099544373099">
            <text:p>-40.61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292.70487369221">
            <text:p>292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7]+0.1/24" office:value-type="float" office:value="0.862499999999998">
            <text:p>20:42:00</text:p>
          </table:table-cell>
          <table:table-cell table:style-name="ce9" table:formula="of:=[.D208]+2415018.5+[.E208]-[.$B$5]/24" office:value-type="float" office:value="2458872.32083333">
            <text:p>2458872.32</text:p>
          </table:table-cell>
          <table:table-cell table:style-name="ce10" table:formula="of:=([.F208]-2451545)/36525" office:value-type="float" office:value="0.20061111111111">
            <text:p>0.20061111</text:p>
          </table:table-cell>
          <table:table-cell/>
          <table:table-cell table:formula="of:=MOD(280.46646+[.G208]*(36000.76983+[.G208]*0.0003032);360)" office:value-type="float" office:value="302.620908653864">
            <text:p>302.62</text:p>
          </table:table-cell>
          <table:table-cell table:formula="of:=357.52911+[.G208]*(35999.05029-0.0001537*[.G208])" office:value-type="float" office:value="7579.33858143601">
            <text:p>7579.34</text:p>
          </table:table-cell>
          <table:table-cell table:formula="of:=0.016708634-[.G208]*(0.000042037+0.0000001267*[.G208])" office:value-type="float" office:value="0.0167001958117038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0.646426691992355">
            <text:p>0.65</text:p>
          </table:table-cell>
          <table:table-cell table:formula="of:=[.I208]+[.L208]" office:value-type="float" office:value="303.267335345856">
            <text:p>303.27</text:p>
          </table:table-cell>
          <table:table-cell table:formula="of:=[.J208]+[.L208]" office:value-type="float" office:value="7579.985008128">
            <text:p>7579.99</text:p>
          </table:table-cell>
          <table:table-cell table:formula="of:=(1.000001018*(1-[.K208]*[.K208]))/(1+[.K208]*COS(RADIANS([.N208])))" office:value-type="float" office:value="0.984274382809888">
            <text:p>0.98</text:p>
          </table:table-cell>
          <table:table-cell table:formula="of:=[.M208]-0.00569-0.00478*SIN(RADIANS(125.04-1934.136*[.G208]))" office:value-type="float" office:value="303.256901289371">
            <text:p>303.26</text:p>
          </table:table-cell>
          <table:table-cell table:formula="of:=23+(26+((21.448-[.G208]*(46.815+[.G208]*(0.00059-[.G208]*0.001813))))/60)/60" office:value-type="float" office:value="23.4366823282573">
            <text:p>23.44</text:p>
          </table:table-cell>
          <table:table-cell table:formula="of:=[.Q208]+0.00256*COS(RADIANS(125.04-1934.136*[.G208]))" office:value-type="float" office:value="23.4363689756421">
            <text:p>23.44</text:p>
          </table:table-cell>
          <table:table-cell table:formula="of:=DEGREES(ATAN2(COS(RADIANS([.P208]));COS(RADIANS([.R208]))*SIN(RADIANS([.P208]))))" office:value-type="float" office:value="-54.4440433564919">
            <text:p>-54.44</text:p>
          </table:table-cell>
          <table:table-cell table:formula="of:=DEGREES(ASIN(SIN(RADIANS([.R208]))*SIN(RADIANS([.P208]))))" office:value-type="float" office:value="-19.4260612695915">
            <text:p>-19.43</text:p>
          </table:table-cell>
          <table:table-cell table:formula="of:=TAN(RADIANS([.R208]/2))*TAN(RADIANS([.R208]/2))" office:value-type="float" office:value="0.0430234947190347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11.7914317652581">
            <text:p>-11.79</text:p>
          </table:table-cell>
          <table:table-cell table:formula="of:=DEGREES(ACOS(COS(RADIANS(90.833))/(COS(RADIANS([.$B$3]))*COS(RADIANS([.T208])))-TAN(RADIANS([.$B$3]))*TAN(RADIANS([.T208]))))" office:value-type="float" office:value="64.7636095694713">
            <text:p>64.76</text:p>
          </table:table-cell>
          <table:table-cell table:style-name="ce8" table:formula="of:=(720-4*[.$B$4]-[.V208]+[.$B$5]*60)/1440" office:value-type="float" office:value="0.491521827614763">
            <text:p>11:47:47</text:p>
          </table:table-cell>
          <table:table-cell table:style-name="ce8" table:formula="of:=[.X208]-[.W208]*4/1440" office:value-type="float" office:value="0.311622912144009">
            <text:p>7:28:44</text:p>
          </table:table-cell>
          <table:table-cell table:style-name="ce8" table:formula="of:=[.X208]+[.W208]*4/1440" office:value-type="float" office:value="0.671420743085516">
            <text:p>16:06:51</text:p>
          </table:table-cell>
          <table:table-cell table:style-name="ce11" table:formula="of:=8*[.W208]" office:value-type="float" office:value="518.108876555771">
            <text:p>518.11</text:p>
          </table:table-cell>
          <table:table-cell table:formula="of:=MOD([.E208]*1440+[.V208]+4*[.$B$4]-60*[.$B$5];1440)" office:value-type="float" office:value="1254.20856823474">
            <text:p>1254.21</text:p>
          </table:table-cell>
          <table:table-cell table:formula="of:=IF([.AB208]/4&lt;0;[.AB208]/4+180;[.AB208]/4-180)" office:value-type="float" office:value="133.552142058685">
            <text:p>133.55</text:p>
          </table:table-cell>
          <table:table-cell table:formula="of:=DEGREES(ACOS(SIN(RADIANS([.$B$3]))*SIN(RADIANS([.T208]))+COS(RADIANS([.$B$3]))*COS(RADIANS([.T208]))*COS(RADIANS([.AC208]))))" office:value-type="float" office:value="131.462917028826">
            <text:p>131.46</text:p>
          </table:table-cell>
          <table:table-cell table:formula="of:=90-[.AD208]" office:value-type="float" office:value="-41.4629170288264">
            <text:p>-41.46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653031031199674">
            <text:p>0.01</text:p>
          </table:table-cell>
          <table:table-cell table:formula="of:=[.AE208]+[.AF208]" office:value-type="float" office:value="-41.4563867185144">
            <text:p>-41.46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294.207420201618">
            <text:p>294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8]+0.1/24" office:value-type="float" office:value="0.866666666666665">
            <text:p>20:48:00</text:p>
          </table:table-cell>
          <table:table-cell table:style-name="ce9" table:formula="of:=[.D209]+2415018.5+[.E209]-[.$B$5]/24" office:value-type="float" office:value="2458872.325">
            <text:p>2458872.33</text:p>
          </table:table-cell>
          <table:table-cell table:style-name="ce10" table:formula="of:=([.F209]-2451545)/36525" office:value-type="float" office:value="0.200611225188232">
            <text:p>0.20061123</text:p>
          </table:table-cell>
          <table:table-cell/>
          <table:table-cell table:formula="of:=MOD(280.46646+[.G209]*(36000.76983+[.G209]*0.0003032);360)" office:value-type="float" office:value="302.625015518093">
            <text:p>302.63</text:p>
          </table:table-cell>
          <table:table-cell table:formula="of:=357.52911+[.G209]*(35999.05029-0.0001537*[.G209])" office:value-type="float" office:value="7579.34268810406">
            <text:p>7579.34</text:p>
          </table:table-cell>
          <table:table-cell table:formula="of:=0.016708634-[.G209]*(0.000042037+0.0000001267*[.G209])" office:value-type="float" office:value="0.0167001958069025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0.646558378881403">
            <text:p>0.65</text:p>
          </table:table-cell>
          <table:table-cell table:formula="of:=[.I209]+[.L209]" office:value-type="float" office:value="303.271573896975">
            <text:p>303.27</text:p>
          </table:table-cell>
          <table:table-cell table:formula="of:=[.J209]+[.L209]" office:value-type="float" office:value="7579.98924648294">
            <text:p>7579.99</text:p>
          </table:table-cell>
          <table:table-cell table:formula="of:=(1.000001018*(1-[.K209]*[.K209]))/(1+[.K209]*COS(RADIANS([.N209])))" office:value-type="float" office:value="0.984274792011953">
            <text:p>0.98</text:p>
          </table:table-cell>
          <table:table-cell table:formula="of:=[.M209]-0.00569-0.00478*SIN(RADIANS(125.04-1934.136*[.G209]))" office:value-type="float" office:value="303.261139838237">
            <text:p>303.26</text:p>
          </table:table-cell>
          <table:table-cell table:formula="of:=23+(26+((21.448-[.G209]*(46.815+[.G209]*(0.00059-[.G209]*0.001813))))/60)/60" office:value-type="float" office:value="23.4366823267738">
            <text:p>23.44</text:p>
          </table:table-cell>
          <table:table-cell table:formula="of:=[.Q209]+0.00256*COS(RADIANS(125.04-1934.136*[.G209]))" office:value-type="float" office:value="23.4363689839428">
            <text:p>23.44</text:p>
          </table:table-cell>
          <table:table-cell table:formula="of:=DEGREES(ATAN2(COS(RADIANS([.P209]));COS(RADIANS([.R209]))*SIN(RADIANS([.P209]))))" office:value-type="float" office:value="-54.4396708273859">
            <text:p>-54.44</text:p>
          </table:table-cell>
          <table:table-cell table:formula="of:=DEGREES(ASIN(SIN(RADIANS([.R209]))*SIN(RADIANS([.P209]))))" office:value-type="float" office:value="-19.425080935323">
            <text:p>-19.43</text:p>
          </table:table-cell>
          <table:table-cell table:formula="of:=TAN(RADIANS([.R209]/2))*TAN(RADIANS([.R209]/2))" office:value-type="float" office:value="0.0430234947503776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11.7925010517233">
            <text:p>-11.79</text:p>
          </table:table-cell>
          <table:table-cell table:formula="of:=DEGREES(ACOS(COS(RADIANS(90.833))/(COS(RADIANS([.$B$3]))*COS(RADIANS([.T209])))-TAN(RADIANS([.$B$3]))*TAN(RADIANS([.T209]))))" office:value-type="float" office:value="64.7651596744157">
            <text:p>64.77</text:p>
          </table:table-cell>
          <table:table-cell table:style-name="ce8" table:formula="of:=(720-4*[.$B$4]-[.V209]+[.$B$5]*60)/1440" office:value-type="float" office:value="0.491522570174808">
            <text:p>11:47:48</text:p>
          </table:table-cell>
          <table:table-cell table:style-name="ce8" table:formula="of:=[.X209]-[.W209]*4/1440" office:value-type="float" office:value="0.311619348856986">
            <text:p>7:28:44</text:p>
          </table:table-cell>
          <table:table-cell table:style-name="ce8" table:formula="of:=[.X209]+[.W209]*4/1440" office:value-type="float" office:value="0.671425791492629">
            <text:p>16:06:51</text:p>
          </table:table-cell>
          <table:table-cell table:style-name="ce11" table:formula="of:=8*[.W209]" office:value-type="float" office:value="518.121277395326">
            <text:p>518.12</text:p>
          </table:table-cell>
          <table:table-cell table:formula="of:=MOD([.E209]*1440+[.V209]+4*[.$B$4]-60*[.$B$5];1440)" office:value-type="float" office:value="1260.20749894827">
            <text:p>1260.21</text:p>
          </table:table-cell>
          <table:table-cell table:formula="of:=IF([.AB209]/4&lt;0;[.AB209]/4+180;[.AB209]/4-180)" office:value-type="float" office:value="135.051874737068">
            <text:p>135.05</text:p>
          </table:table-cell>
          <table:table-cell table:formula="of:=DEGREES(ACOS(SIN(RADIANS([.$B$3]))*SIN(RADIANS([.T209]))+COS(RADIANS([.$B$3]))*COS(RADIANS([.T209]))*COS(RADIANS([.AC209]))))" office:value-type="float" office:value="132.299118487569">
            <text:p>132.3</text:p>
          </table:table-cell>
          <table:table-cell table:formula="of:=90-[.AD209]" office:value-type="float" office:value="-42.2991184875686">
            <text:p>-42.3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634134319755398">
            <text:p>0.01</text:p>
          </table:table-cell>
          <table:table-cell table:formula="of:=[.AE209]+[.AF209]" office:value-type="float" office:value="-42.292777144371">
            <text:p>-42.29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295.739571933102">
            <text:p>295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09]+0.1/24" office:value-type="float" office:value="0.870833333333331">
            <text:p>20:54:00</text:p>
          </table:table-cell>
          <table:table-cell table:style-name="ce9" table:formula="of:=[.D210]+2415018.5+[.E210]-[.$B$5]/24" office:value-type="float" office:value="2458872.32916667">
            <text:p>2458872.33</text:p>
          </table:table-cell>
          <table:table-cell table:style-name="ce10" table:formula="of:=([.F210]-2451545)/36525" office:value-type="float" office:value="0.200611339265342">
            <text:p>0.20061134</text:p>
          </table:table-cell>
          <table:table-cell/>
          <table:table-cell table:formula="of:=MOD(280.46646+[.G210]*(36000.76983+[.G210]*0.0003032);360)" office:value-type="float" office:value="302.629122381863">
            <text:p>302.63</text:p>
          </table:table-cell>
          <table:table-cell table:formula="of:=357.52911+[.G210]*(35999.05029-0.0001537*[.G210])" office:value-type="float" office:value="7579.34679477164">
            <text:p>7579.35</text:p>
          </table:table-cell>
          <table:table-cell table:formula="of:=0.016708634-[.G210]*(0.000042037+0.0000001267*[.G210])" office:value-type="float" office:value="0.0167001958021013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0.646690062231513">
            <text:p>0.65</text:p>
          </table:table-cell>
          <table:table-cell table:formula="of:=[.I210]+[.L210]" office:value-type="float" office:value="303.275812444094">
            <text:p>303.28</text:p>
          </table:table-cell>
          <table:table-cell table:formula="of:=[.J210]+[.L210]" office:value-type="float" office:value="7579.99348483388">
            <text:p>7579.99</text:p>
          </table:table-cell>
          <table:table-cell table:formula="of:=(1.000001018*(1-[.K210]*[.K210]))/(1+[.K210]*COS(RADIANS([.N210])))" office:value-type="float" office:value="0.984275201297193">
            <text:p>0.98</text:p>
          </table:table-cell>
          <table:table-cell table:formula="of:=[.M210]-0.00569-0.00478*SIN(RADIANS(125.04-1934.136*[.G210]))" office:value-type="float" office:value="303.265378383103">
            <text:p>303.27</text:p>
          </table:table-cell>
          <table:table-cell table:formula="of:=23+(26+((21.448-[.G210]*(46.815+[.G210]*(0.00059-[.G210]*0.001813))))/60)/60" office:value-type="float" office:value="23.4366823252903">
            <text:p>23.44</text:p>
          </table:table-cell>
          <table:table-cell table:formula="of:=[.Q210]+0.00256*COS(RADIANS(125.04-1934.136*[.G210]))" office:value-type="float" office:value="23.4363689922436">
            <text:p>23.44</text:p>
          </table:table-cell>
          <table:table-cell table:formula="of:=DEGREES(ATAN2(COS(RADIANS([.P210]));COS(RADIANS([.R210]))*SIN(RADIANS([.P210]))))" office:value-type="float" office:value="-54.4352983551742">
            <text:p>-54.44</text:p>
          </table:table-cell>
          <table:table-cell table:formula="of:=DEGREES(ASIN(SIN(RADIANS([.R210]))*SIN(RADIANS([.P210]))))" office:value-type="float" office:value="-19.4241004973209">
            <text:p>-19.42</text:p>
          </table:table-cell>
          <table:table-cell table:formula="of:=TAN(RADIANS([.R210]/2))*TAN(RADIANS([.R210]/2))" office:value-type="float" office:value="0.0430234947817206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11.7935701127882">
            <text:p>-11.79</text:p>
          </table:table-cell>
          <table:table-cell table:formula="of:=DEGREES(ACOS(COS(RADIANS(90.833))/(COS(RADIANS([.$B$3]))*COS(RADIANS([.T210])))-TAN(RADIANS([.$B$3]))*TAN(RADIANS([.T210]))))" office:value-type="float" office:value="64.7667099053713">
            <text:p>64.77</text:p>
          </table:table-cell>
          <table:table-cell table:style-name="ce8" table:formula="of:=(720-4*[.$B$4]-[.V210]+[.$B$5]*60)/1440" office:value-type="float" office:value="0.491523312578325">
            <text:p>11:47:48</text:p>
          </table:table-cell>
          <table:table-cell table:style-name="ce8" table:formula="of:=[.X210]-[.W210]*4/1440" office:value-type="float" office:value="0.311615785063405">
            <text:p>7:28:44</text:p>
          </table:table-cell>
          <table:table-cell table:style-name="ce8" table:formula="of:=[.X210]+[.W210]*4/1440" office:value-type="float" office:value="0.671430840093245">
            <text:p>16:06:52</text:p>
          </table:table-cell>
          <table:table-cell table:style-name="ce11" table:formula="of:=8*[.W210]" office:value-type="float" office:value="518.133679242971">
            <text:p>518.13</text:p>
          </table:table-cell>
          <table:table-cell table:formula="of:=MOD([.E210]*1440+[.V210]+4*[.$B$4]-60*[.$B$5];1440)" office:value-type="float" office:value="1266.20642988721">
            <text:p>1266.21</text:p>
          </table:table-cell>
          <table:table-cell table:formula="of:=IF([.AB210]/4&lt;0;[.AB210]/4+180;[.AB210]/4-180)" office:value-type="float" office:value="136.551607471802">
            <text:p>136.55</text:p>
          </table:table-cell>
          <table:table-cell table:formula="of:=DEGREES(ACOS(SIN(RADIANS([.$B$3]))*SIN(RADIANS([.T210]))+COS(RADIANS([.$B$3]))*COS(RADIANS([.T210]))*COS(RADIANS([.AC210]))))" office:value-type="float" office:value="133.124481435434">
            <text:p>133.12</text:p>
          </table:table-cell>
          <table:table-cell table:formula="of:=90-[.AD210]" office:value-type="float" office:value="-43.1244814354342">
            <text:p>-43.12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616067805572547">
            <text:p>0.01</text:p>
          </table:table-cell>
          <table:table-cell table:formula="of:=[.AE210]+[.AF210]" office:value-type="float" office:value="-43.1183207573785">
            <text:p>-43.12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297.302794195518">
            <text:p>297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0]+0.1/24" office:value-type="float" office:value="0.874999999999998">
            <text:p>21:00:00</text:p>
          </table:table-cell>
          <table:table-cell table:style-name="ce9" table:formula="of:=[.D211]+2415018.5+[.E211]-[.$B$5]/24" office:value-type="float" office:value="2458872.33333333">
            <text:p>2458872.33</text:p>
          </table:table-cell>
          <table:table-cell table:style-name="ce10" table:formula="of:=([.F211]-2451545)/36525" office:value-type="float" office:value="0.200611453342464">
            <text:p>0.20061145</text:p>
          </table:table-cell>
          <table:table-cell/>
          <table:table-cell table:formula="of:=MOD(280.46646+[.G211]*(36000.76983+[.G211]*0.0003032);360)" office:value-type="float" office:value="302.63322924609">
            <text:p>302.63</text:p>
          </table:table-cell>
          <table:table-cell table:formula="of:=357.52911+[.G211]*(35999.05029-0.0001537*[.G211])" office:value-type="float" office:value="7579.35090143969">
            <text:p>7579.35</text:p>
          </table:table-cell>
          <table:table-cell table:formula="of:=0.016708634-[.G211]*(0.000042037+0.0000001267*[.G211])" office:value-type="float" office:value="0.0167001957973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0.646821742071633">
            <text:p>0.65</text:p>
          </table:table-cell>
          <table:table-cell table:formula="of:=[.I211]+[.L211]" office:value-type="float" office:value="303.280050988162">
            <text:p>303.28</text:p>
          </table:table-cell>
          <table:table-cell table:formula="of:=[.J211]+[.L211]" office:value-type="float" office:value="7579.99772318176">
            <text:p>7580</text:p>
          </table:table-cell>
          <table:table-cell table:formula="of:=(1.000001018*(1-[.K211]*[.K211]))/(1+[.K211]*COS(RADIANS([.N211])))" office:value-type="float" office:value="0.984275610665699">
            <text:p>0.98</text:p>
          </table:table-cell>
          <table:table-cell table:formula="of:=[.M211]-0.00569-0.00478*SIN(RADIANS(125.04-1934.136*[.G211]))" office:value-type="float" office:value="303.269616924918">
            <text:p>303.27</text:p>
          </table:table-cell>
          <table:table-cell table:formula="of:=23+(26+((21.448-[.G211]*(46.815+[.G211]*(0.00059-[.G211]*0.001813))))/60)/60" office:value-type="float" office:value="23.4366823238069">
            <text:p>23.44</text:p>
          </table:table-cell>
          <table:table-cell table:formula="of:=[.Q211]+0.00256*COS(RADIANS(125.04-1934.136*[.G211]))" office:value-type="float" office:value="23.4363690005443">
            <text:p>23.44</text:p>
          </table:table-cell>
          <table:table-cell table:formula="of:=DEGREES(ATAN2(COS(RADIANS([.P211]));COS(RADIANS([.R211]))*SIN(RADIANS([.P211]))))" office:value-type="float" office:value="-54.4309259388811">
            <text:p>-54.43</text:p>
          </table:table-cell>
          <table:table-cell table:formula="of:=DEGREES(ASIN(SIN(RADIANS([.R211]))*SIN(RADIANS([.P211]))))" office:value-type="float" office:value="-19.4231199553732">
            <text:p>-19.42</text:p>
          </table:table-cell>
          <table:table-cell table:formula="of:=TAN(RADIANS([.R211]/2))*TAN(RADIANS([.R211]/2))" office:value-type="float" office:value="0.0430234948130636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11.7946389486809">
            <text:p>-11.79</text:p>
          </table:table-cell>
          <table:table-cell table:formula="of:=DEGREES(ACOS(COS(RADIANS(90.833))/(COS(RADIANS([.$B$3]))*COS(RADIANS([.T211])))-TAN(RADIANS([.$B$3]))*TAN(RADIANS([.T211]))))" office:value-type="float" office:value="64.7682602626652">
            <text:p>64.77</text:p>
          </table:table-cell>
          <table:table-cell table:style-name="ce8" table:formula="of:=(720-4*[.$B$4]-[.V211]+[.$B$5]*60)/1440" office:value-type="float" office:value="0.491524054825473">
            <text:p>11:47:48</text:p>
          </table:table-cell>
          <table:table-cell table:style-name="ce8" table:formula="of:=[.X211]-[.W211]*4/1440" office:value-type="float" office:value="0.311612220762514">
            <text:p>7:28:43</text:p>
          </table:table-cell>
          <table:table-cell table:style-name="ce8" table:formula="of:=[.X211]+[.W211]*4/1440" office:value-type="float" office:value="0.671435888888432">
            <text:p>16:06:52</text:p>
          </table:table-cell>
          <table:table-cell table:style-name="ce11" table:formula="of:=8*[.W211]" office:value-type="float" office:value="518.146082101321">
            <text:p>518.15</text:p>
          </table:table-cell>
          <table:table-cell table:formula="of:=MOD([.E211]*1440+[.V211]+4*[.$B$4]-60*[.$B$5];1440)" office:value-type="float" office:value="1272.20536105132">
            <text:p>1272.21</text:p>
          </table:table-cell>
          <table:table-cell table:formula="of:=IF([.AB211]/4&lt;0;[.AB211]/4+180;[.AB211]/4-180)" office:value-type="float" office:value="138.051340262829">
            <text:p>138.05</text:p>
          </table:table-cell>
          <table:table-cell table:formula="of:=DEGREES(ACOS(SIN(RADIANS([.$B$3]))*SIN(RADIANS([.T211]))+COS(RADIANS([.$B$3]))*COS(RADIANS([.T211]))*COS(RADIANS([.AC211]))))" office:value-type="float" office:value="133.938161529901">
            <text:p>133.94</text:p>
          </table:table-cell>
          <table:table-cell table:formula="of:=90-[.AD211]" office:value-type="float" office:value="-43.9381615299015">
            <text:p>-43.94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598792969277491">
            <text:p>0.01</text:p>
          </table:table-cell>
          <table:table-cell table:formula="of:=[.AE211]+[.AF211]" office:value-type="float" office:value="-43.9321736002087">
            <text:p>-43.93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298.898571042077">
            <text:p>298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1]+0.1/24" office:value-type="float" office:value="0.879166666666665">
            <text:p>21:06:00</text:p>
          </table:table-cell>
          <table:table-cell table:style-name="ce9" table:formula="of:=[.D212]+2415018.5+[.E212]-[.$B$5]/24" office:value-type="float" office:value="2458872.3375">
            <text:p>2458872.34</text:p>
          </table:table-cell>
          <table:table-cell table:style-name="ce10" table:formula="of:=([.F212]-2451545)/36525" office:value-type="float" office:value="0.200611567419586">
            <text:p>0.20061157</text:p>
          </table:table-cell>
          <table:table-cell/>
          <table:table-cell table:formula="of:=MOD(280.46646+[.G212]*(36000.76983+[.G212]*0.0003032);360)" office:value-type="float" office:value="302.63733611032">
            <text:p>302.64</text:p>
          </table:table-cell>
          <table:table-cell table:formula="of:=357.52911+[.G212]*(35999.05029-0.0001537*[.G212])" office:value-type="float" office:value="7579.35500810774">
            <text:p>7579.36</text:p>
          </table:table-cell>
          <table:table-cell table:formula="of:=0.016708634-[.G212]*(0.000042037+0.0000001267*[.G212])" office:value-type="float" office:value="0.0167001957924988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0.646953418386219">
            <text:p>0.65</text:p>
          </table:table-cell>
          <table:table-cell table:formula="of:=[.I212]+[.L212]" office:value-type="float" office:value="303.284289528706">
            <text:p>303.28</text:p>
          </table:table-cell>
          <table:table-cell table:formula="of:=[.J212]+[.L212]" office:value-type="float" office:value="7580.00196152613">
            <text:p>7580</text:p>
          </table:table-cell>
          <table:table-cell table:formula="of:=(1.000001018*(1-[.K212]*[.K212]))/(1+[.K212]*COS(RADIANS([.N212])))" office:value-type="float" office:value="0.984276020117422">
            <text:p>0.98</text:p>
          </table:table-cell>
          <table:table-cell table:formula="of:=[.M212]-0.00569-0.00478*SIN(RADIANS(125.04-1934.136*[.G212]))" office:value-type="float" office:value="303.273855463209">
            <text:p>303.27</text:p>
          </table:table-cell>
          <table:table-cell table:formula="of:=23+(26+((21.448-[.G212]*(46.815+[.G212]*(0.00059-[.G212]*0.001813))))/60)/60" office:value-type="float" office:value="23.4366823223234">
            <text:p>23.44</text:p>
          </table:table-cell>
          <table:table-cell table:formula="of:=[.Q212]+0.00256*COS(RADIANS(125.04-1934.136*[.G212]))" office:value-type="float" office:value="23.436369008845">
            <text:p>23.44</text:p>
          </table:table-cell>
          <table:table-cell table:formula="of:=DEGREES(ATAN2(COS(RADIANS([.P212]));COS(RADIANS([.R212]))*SIN(RADIANS([.P212]))))" office:value-type="float" office:value="-54.4265535789958">
            <text:p>-54.43</text:p>
          </table:table-cell>
          <table:table-cell table:formula="of:=DEGREES(ASIN(SIN(RADIANS([.R212]))*SIN(RADIANS([.P212]))))" office:value-type="float" office:value="-19.4221393095962">
            <text:p>-19.42</text:p>
          </table:table-cell>
          <table:table-cell table:formula="of:=TAN(RADIANS([.R212]/2))*TAN(RADIANS([.R212]/2))" office:value-type="float" office:value="0.0430234948444066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11.7957075592697">
            <text:p>-11.8</text:p>
          </table:table-cell>
          <table:table-cell table:formula="of:=DEGREES(ACOS(COS(RADIANS(90.833))/(COS(RADIANS([.$B$3]))*COS(RADIANS([.T212])))-TAN(RADIANS([.$B$3]))*TAN(RADIANS([.T212]))))" office:value-type="float" office:value="64.7698107461049">
            <text:p>64.77</text:p>
          </table:table-cell>
          <table:table-cell table:style-name="ce8" table:formula="of:=(720-4*[.$B$4]-[.V212]+[.$B$5]*60)/1440" office:value-type="float" office:value="0.491524796916159">
            <text:p>11:47:48</text:p>
          </table:table-cell>
          <table:table-cell table:style-name="ce8" table:formula="of:=[.X212]-[.W212]*4/1440" office:value-type="float" office:value="0.311608655954757">
            <text:p>7:28:43</text:p>
          </table:table-cell>
          <table:table-cell table:style-name="ce8" table:formula="of:=[.X212]+[.W212]*4/1440" office:value-type="float" office:value="0.671440937877562">
            <text:p>16:06:52</text:p>
          </table:table-cell>
          <table:table-cell table:style-name="ce11" table:formula="of:=8*[.W212]" office:value-type="float" office:value="518.158485968839">
            <text:p>518.16</text:p>
          </table:table-cell>
          <table:table-cell table:formula="of:=MOD([.E212]*1440+[.V212]+4*[.$B$4]-60*[.$B$5];1440)" office:value-type="float" office:value="1278.20429244073">
            <text:p>1278.2</text:p>
          </table:table-cell>
          <table:table-cell table:formula="of:=IF([.AB212]/4&lt;0;[.AB212]/4+180;[.AB212]/4-180)" office:value-type="float" office:value="139.551073110182">
            <text:p>139.55</text:p>
          </table:table-cell>
          <table:table-cell table:formula="of:=DEGREES(ACOS(SIN(RADIANS([.$B$3]))*SIN(RADIANS([.T212]))+COS(RADIANS([.$B$3]))*COS(RADIANS([.T212]))*COS(RADIANS([.AC212]))))" office:value-type="float" office:value="134.73927375329">
            <text:p>134.74</text:p>
          </table:table-cell>
          <table:table-cell table:formula="of:=90-[.AD212]" office:value-type="float" office:value="-44.7392737532898">
            <text:p>-44.74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582275355378456">
            <text:p>0.01</text:p>
          </table:table-cell>
          <table:table-cell table:formula="of:=[.AE212]+[.AF212]" office:value-type="float" office:value="-44.733450999736">
            <text:p>-44.73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300.528397816179">
            <text:p>300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2]+0.1/24" office:value-type="float" office:value="0.883333333333331">
            <text:p>21:12:00</text:p>
          </table:table-cell>
          <table:table-cell table:style-name="ce9" table:formula="of:=[.D213]+2415018.5+[.E213]-[.$B$5]/24" office:value-type="float" office:value="2458872.34166667">
            <text:p>2458872.34</text:p>
          </table:table-cell>
          <table:table-cell table:style-name="ce10" table:formula="of:=([.F213]-2451545)/36525" office:value-type="float" office:value="0.200611681496695">
            <text:p>0.20061168</text:p>
          </table:table-cell>
          <table:table-cell/>
          <table:table-cell table:formula="of:=MOD(280.46646+[.G213]*(36000.76983+[.G213]*0.0003032);360)" office:value-type="float" office:value="302.641442974091">
            <text:p>302.64</text:p>
          </table:table-cell>
          <table:table-cell table:formula="of:=357.52911+[.G213]*(35999.05029-0.0001537*[.G213])" office:value-type="float" office:value="7579.35911477533">
            <text:p>7579.36</text:p>
          </table:table-cell>
          <table:table-cell table:formula="of:=0.016708634-[.G213]*(0.000042037+0.0000001267*[.G213])" office:value-type="float" office:value="0.0167001957876975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0.647085091159784">
            <text:p>0.65</text:p>
          </table:table-cell>
          <table:table-cell table:formula="of:=[.I213]+[.L213]" office:value-type="float" office:value="303.288528065251">
            <text:p>303.29</text:p>
          </table:table-cell>
          <table:table-cell table:formula="of:=[.J213]+[.L213]" office:value-type="float" office:value="7580.00619986649">
            <text:p>7580.01</text:p>
          </table:table-cell>
          <table:table-cell table:formula="of:=(1.000001018*(1-[.K213]*[.K213]))/(1+[.K213]*COS(RADIANS([.N213])))" office:value-type="float" office:value="0.984276429652314">
            <text:p>0.98</text:p>
          </table:table-cell>
          <table:table-cell table:formula="of:=[.M213]-0.00569-0.00478*SIN(RADIANS(125.04-1934.136*[.G213]))" office:value-type="float" office:value="303.278093997501">
            <text:p>303.28</text:p>
          </table:table-cell>
          <table:table-cell table:formula="of:=23+(26+((21.448-[.G213]*(46.815+[.G213]*(0.00059-[.G213]*0.001813))))/60)/60" office:value-type="float" office:value="23.4366823208399">
            <text:p>23.44</text:p>
          </table:table-cell>
          <table:table-cell table:formula="of:=[.Q213]+0.00256*COS(RADIANS(125.04-1934.136*[.G213]))" office:value-type="float" office:value="23.4363690171457">
            <text:p>23.44</text:p>
          </table:table-cell>
          <table:table-cell table:formula="of:=DEGREES(ATAN2(COS(RADIANS([.P213]));COS(RADIANS([.R213]))*SIN(RADIANS([.P213]))))" office:value-type="float" office:value="-54.4221812760108">
            <text:p>-54.42</text:p>
          </table:table-cell>
          <table:table-cell table:formula="of:=DEGREES(ASIN(SIN(RADIANS([.R213]))*SIN(RADIANS([.P213]))))" office:value-type="float" office:value="-19.4211585601073">
            <text:p>-19.42</text:p>
          </table:table-cell>
          <table:table-cell table:formula="of:=TAN(RADIANS([.R213]/2))*TAN(RADIANS([.R213]/2))" office:value-type="float" office:value="0.0430234948757496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11.7967759444229">
            <text:p>-11.8</text:p>
          </table:table-cell>
          <table:table-cell table:formula="of:=DEGREES(ACOS(COS(RADIANS(90.833))/(COS(RADIANS([.$B$3]))*COS(RADIANS([.T213])))-TAN(RADIANS([.$B$3]))*TAN(RADIANS([.T213]))))" office:value-type="float" office:value="64.7713613554967">
            <text:p>64.77</text:p>
          </table:table-cell>
          <table:table-cell table:style-name="ce8" table:formula="of:=(720-4*[.$B$4]-[.V213]+[.$B$5]*60)/1440" office:value-type="float" office:value="0.491525538850294">
            <text:p>11:47:48</text:p>
          </table:table-cell>
          <table:table-cell table:style-name="ce8" table:formula="of:=[.X213]-[.W213]*4/1440" office:value-type="float" office:value="0.311605090640581">
            <text:p>7:28:43</text:p>
          </table:table-cell>
          <table:table-cell table:style-name="ce8" table:formula="of:=[.X213]+[.W213]*4/1440" office:value-type="float" office:value="0.671445987060007">
            <text:p>16:06:53</text:p>
          </table:table-cell>
          <table:table-cell table:style-name="ce11" table:formula="of:=8*[.W213]" office:value-type="float" office:value="518.170890843974">
            <text:p>518.17</text:p>
          </table:table-cell>
          <table:table-cell table:formula="of:=MOD([.E213]*1440+[.V213]+4*[.$B$4]-60*[.$B$5];1440)" office:value-type="float" office:value="1284.20322405557">
            <text:p>1284.2</text:p>
          </table:table-cell>
          <table:table-cell table:formula="of:=IF([.AB213]/4&lt;0;[.AB213]/4+180;[.AB213]/4-180)" office:value-type="float" office:value="141.050806013894">
            <text:p>141.05</text:p>
          </table:table-cell>
          <table:table-cell table:formula="of:=DEGREES(ACOS(SIN(RADIANS([.$B$3]))*SIN(RADIANS([.T213]))+COS(RADIANS([.$B$3]))*COS(RADIANS([.T213]))*COS(RADIANS([.AC213]))))" office:value-type="float" office:value="135.526890842347">
            <text:p>135.53</text:p>
          </table:table-cell>
          <table:table-cell table:formula="of:=90-[.AD213]" office:value-type="float" office:value="-45.5268908423471">
            <text:p>-45.53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566484245325515">
            <text:p>0.01</text:p>
          </table:table-cell>
          <table:table-cell table:formula="of:=[.AE213]+[.AF213]" office:value-type="float" office:value="-45.5212259998939">
            <text:p>-45.52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302.193772026776">
            <text:p>302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3]+0.1/24" office:value-type="float" office:value="0.887499999999998">
            <text:p>21:18:00</text:p>
          </table:table-cell>
          <table:table-cell table:style-name="ce9" table:formula="of:=[.D214]+2415018.5+[.E214]-[.$B$5]/24" office:value-type="float" office:value="2458872.34583333">
            <text:p>2458872.35</text:p>
          </table:table-cell>
          <table:table-cell table:style-name="ce10" table:formula="of:=([.F214]-2451545)/36525" office:value-type="float" office:value="0.200611795573817">
            <text:p>0.20061180</text:p>
          </table:table-cell>
          <table:table-cell/>
          <table:table-cell table:formula="of:=MOD(280.46646+[.G214]*(36000.76983+[.G214]*0.0003032);360)" office:value-type="float" office:value="302.645549838319">
            <text:p>302.65</text:p>
          </table:table-cell>
          <table:table-cell table:formula="of:=357.52911+[.G214]*(35999.05029-0.0001537*[.G214])" office:value-type="float" office:value="7579.36322144338">
            <text:p>7579.36</text:p>
          </table:table-cell>
          <table:table-cell table:formula="of:=0.016708634-[.G214]*(0.000042037+0.0000001267*[.G214])" office:value-type="float" office:value="0.0167001957828962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0.647216760421116">
            <text:p>0.65</text:p>
          </table:table-cell>
          <table:table-cell table:formula="of:=[.I214]+[.L214]" office:value-type="float" office:value="303.29276659874">
            <text:p>303.29</text:p>
          </table:table-cell>
          <table:table-cell table:formula="of:=[.J214]+[.L214]" office:value-type="float" office:value="7580.0104382038">
            <text:p>7580.01</text:p>
          </table:table-cell>
          <table:table-cell table:formula="of:=(1.000001018*(1-[.K214]*[.K214]))/(1+[.K214]*COS(RADIANS([.N214])))" office:value-type="float" office:value="0.984276839270466">
            <text:p>0.98</text:p>
          </table:table-cell>
          <table:table-cell table:formula="of:=[.M214]-0.00569-0.00478*SIN(RADIANS(125.04-1934.136*[.G214]))" office:value-type="float" office:value="303.282332528738">
            <text:p>303.28</text:p>
          </table:table-cell>
          <table:table-cell table:formula="of:=23+(26+((21.448-[.G214]*(46.815+[.G214]*(0.00059-[.G214]*0.001813))))/60)/60" office:value-type="float" office:value="23.4366823193564">
            <text:p>23.44</text:p>
          </table:table-cell>
          <table:table-cell table:formula="of:=[.Q214]+0.00256*COS(RADIANS(125.04-1934.136*[.G214]))" office:value-type="float" office:value="23.4363690254465">
            <text:p>23.44</text:p>
          </table:table-cell>
          <table:table-cell table:formula="of:=DEGREES(ATAN2(COS(RADIANS([.P214]));COS(RADIANS([.R214]))*SIN(RADIANS([.P214]))))" office:value-type="float" office:value="-54.4178090289539">
            <text:p>-54.42</text:p>
          </table:table-cell>
          <table:table-cell table:formula="of:=DEGREES(ASIN(SIN(RADIANS([.R214]))*SIN(RADIANS([.P214]))))" office:value-type="float" office:value="-19.4201777066952">
            <text:p>-19.42</text:p>
          </table:table-cell>
          <table:table-cell table:formula="of:=TAN(RADIANS([.R214]/2))*TAN(RADIANS([.R214]/2))" office:value-type="float" office:value="0.0430234949070926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11.7978441043672">
            <text:p>-11.8</text:p>
          </table:table-cell>
          <table:table-cell table:formula="of:=DEGREES(ACOS(COS(RADIANS(90.833))/(COS(RADIANS([.$B$3]))*COS(RADIANS([.T214])))-TAN(RADIANS([.$B$3]))*TAN(RADIANS([.T214]))))" office:value-type="float" office:value="64.7729120911665">
            <text:p>64.77</text:p>
          </table:table-cell>
          <table:table-cell table:style-name="ce8" table:formula="of:=(720-4*[.$B$4]-[.V214]+[.$B$5]*60)/1440" office:value-type="float" office:value="0.491526280628033">
            <text:p>11:47:48</text:p>
          </table:table-cell>
          <table:table-cell table:style-name="ce8" table:formula="of:=[.X214]-[.W214]*4/1440" office:value-type="float" office:value="0.311601524819237">
            <text:p>7:28:42</text:p>
          </table:table-cell>
          <table:table-cell table:style-name="ce8" table:formula="of:=[.X214]+[.W214]*4/1440" office:value-type="float" office:value="0.671451036436829">
            <text:p>16:06:53</text:p>
          </table:table-cell>
          <table:table-cell table:style-name="ce11" table:formula="of:=8*[.W214]" office:value-type="float" office:value="518.183296729332">
            <text:p>518.18</text:p>
          </table:table-cell>
          <table:table-cell table:formula="of:=MOD([.E214]*1440+[.V214]+4*[.$B$4]-60*[.$B$5];1440)" office:value-type="float" office:value="1290.20215589563">
            <text:p>1290.2</text:p>
          </table:table-cell>
          <table:table-cell table:formula="of:=IF([.AB214]/4&lt;0;[.AB214]/4+180;[.AB214]/4-180)" office:value-type="float" office:value="142.550538973908">
            <text:p>142.55</text:p>
          </table:table-cell>
          <table:table-cell table:formula="of:=DEGREES(ACOS(SIN(RADIANS([.$B$3]))*SIN(RADIANS([.T214]))+COS(RADIANS([.$B$3]))*COS(RADIANS([.T214]))*COS(RADIANS([.AC214]))))" office:value-type="float" office:value="136.300041926099">
            <text:p>136.3</text:p>
          </table:table-cell>
          <table:table-cell table:formula="of:=90-[.AD214]" office:value-type="float" office:value="-46.3000419260993">
            <text:p>-46.3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551392368849414">
            <text:p>0.01</text:p>
          </table:table-cell>
          <table:table-cell table:formula="of:=[.AE214]+[.AF214]" office:value-type="float" office:value="-46.2945280024108">
            <text:p>-46.29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303.896182342841">
            <text:p>303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4]+0.1/24" office:value-type="float" office:value="0.891666666666665">
            <text:p>21:24:00</text:p>
          </table:table-cell>
          <table:table-cell table:style-name="ce9" table:formula="of:=[.D215]+2415018.5+[.E215]-[.$B$5]/24" office:value-type="float" office:value="2458872.35">
            <text:p>2458872.35</text:p>
          </table:table-cell>
          <table:table-cell table:style-name="ce10" table:formula="of:=([.F215]-2451545)/36525" office:value-type="float" office:value="0.200611909650927">
            <text:p>0.20061191</text:p>
          </table:table-cell>
          <table:table-cell/>
          <table:table-cell table:formula="of:=MOD(280.46646+[.G215]*(36000.76983+[.G215]*0.0003032);360)" office:value-type="float" office:value="302.649656702088">
            <text:p>302.65</text:p>
          </table:table-cell>
          <table:table-cell table:formula="of:=357.52911+[.G215]*(35999.05029-0.0001537*[.G215])" office:value-type="float" office:value="7579.36732811096">
            <text:p>7579.37</text:p>
          </table:table-cell>
          <table:table-cell table:formula="of:=0.016708634-[.G215]*(0.000042037+0.0000001267*[.G215])" office:value-type="float" office:value="0.016700195778095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0.647348426140054">
            <text:p>0.65</text:p>
          </table:table-cell>
          <table:table-cell table:formula="of:=[.I215]+[.L215]" office:value-type="float" office:value="303.297005128228">
            <text:p>303.3</text:p>
          </table:table-cell>
          <table:table-cell table:formula="of:=[.J215]+[.L215]" office:value-type="float" office:value="7580.0146765371">
            <text:p>7580.01</text:p>
          </table:table-cell>
          <table:table-cell table:formula="of:=(1.000001018*(1-[.K215]*[.K215]))/(1+[.K215]*COS(RADIANS([.N215])))" office:value-type="float" office:value="0.984277248971781">
            <text:p>0.98</text:p>
          </table:table-cell>
          <table:table-cell table:formula="of:=[.M215]-0.00569-0.00478*SIN(RADIANS(125.04-1934.136*[.G215]))" office:value-type="float" office:value="303.286571055973">
            <text:p>303.29</text:p>
          </table:table-cell>
          <table:table-cell table:formula="of:=23+(26+((21.448-[.G215]*(46.815+[.G215]*(0.00059-[.G215]*0.001813))))/60)/60" office:value-type="float" office:value="23.4366823178729">
            <text:p>23.44</text:p>
          </table:table-cell>
          <table:table-cell table:formula="of:=[.Q215]+0.00256*COS(RADIANS(125.04-1934.136*[.G215]))" office:value-type="float" office:value="23.4363690337472">
            <text:p>23.44</text:p>
          </table:table-cell>
          <table:table-cell table:formula="of:=DEGREES(ATAN2(COS(RADIANS([.P215]));COS(RADIANS([.R215]))*SIN(RADIANS([.P215]))))" office:value-type="float" office:value="-54.4134368388045">
            <text:p>-54.41</text:p>
          </table:table-cell>
          <table:table-cell table:formula="of:=DEGREES(ASIN(SIN(RADIANS([.R215]))*SIN(RADIANS([.P215]))))" office:value-type="float" office:value="-19.4191967495864">
            <text:p>-19.42</text:p>
          </table:table-cell>
          <table:table-cell table:formula="of:=TAN(RADIANS([.R215]/2))*TAN(RADIANS([.R215]/2))" office:value-type="float" office:value="0.0430234949384356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11.7989120388521">
            <text:p>-11.8</text:p>
          </table:table-cell>
          <table:table-cell table:formula="of:=DEGREES(ACOS(COS(RADIANS(90.833))/(COS(RADIANS([.$B$3]))*COS(RADIANS([.T215])))-TAN(RADIANS([.$B$3]))*TAN(RADIANS([.T215]))))" office:value-type="float" office:value="64.774462952748">
            <text:p>64.77</text:p>
          </table:table-cell>
          <table:table-cell table:style-name="ce8" table:formula="of:=(720-4*[.$B$4]-[.V215]+[.$B$5]*60)/1440" office:value-type="float" office:value="0.491527022249203">
            <text:p>11:47:48</text:p>
          </table:table-cell>
          <table:table-cell table:style-name="ce8" table:formula="of:=[.X215]-[.W215]*4/1440" office:value-type="float" office:value="0.31159795849157">
            <text:p>7:28:42</text:p>
          </table:table-cell>
          <table:table-cell table:style-name="ce8" table:formula="of:=[.X215]+[.W215]*4/1440" office:value-type="float" office:value="0.671456086006836">
            <text:p>16:06:54</text:p>
          </table:table-cell>
          <table:table-cell table:style-name="ce11" table:formula="of:=8*[.W215]" office:value-type="float" office:value="518.195703621984">
            <text:p>518.2</text:p>
          </table:table-cell>
          <table:table-cell table:formula="of:=MOD([.E215]*1440+[.V215]+4*[.$B$4]-60*[.$B$5];1440)" office:value-type="float" office:value="1296.20108796115">
            <text:p>1296.2</text:p>
          </table:table-cell>
          <table:table-cell table:formula="of:=IF([.AB215]/4&lt;0;[.AB215]/4+180;[.AB215]/4-180)" office:value-type="float" office:value="144.050271990286">
            <text:p>144.05</text:p>
          </table:table-cell>
          <table:table-cell table:formula="of:=DEGREES(ACOS(SIN(RADIANS([.$B$3]))*SIN(RADIANS([.T215]))+COS(RADIANS([.$B$3]))*COS(RADIANS([.T215]))*COS(RADIANS([.AC215]))))" office:value-type="float" office:value="137.057711441142">
            <text:p>137.06</text:p>
          </table:table-cell>
          <table:table-cell table:formula="of:=90-[.AD215]" office:value-type="float" office:value="-47.0577114411425">
            <text:p>-47.06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536975647815535">
            <text:p>0.01</text:p>
          </table:table-cell>
          <table:table-cell table:formula="of:=[.AE215]+[.AF215]" office:value-type="float" office:value="-47.0523416846643">
            <text:p>-47.05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305.63709549443">
            <text:p>305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5]+0.1/24" office:value-type="float" office:value="0.895833333333331">
            <text:p>21:30:00</text:p>
          </table:table-cell>
          <table:table-cell table:style-name="ce9" table:formula="of:=[.D216]+2415018.5+[.E216]-[.$B$5]/24" office:value-type="float" office:value="2458872.35416667">
            <text:p>2458872.35</text:p>
          </table:table-cell>
          <table:table-cell table:style-name="ce10" table:formula="of:=([.F216]-2451545)/36525" office:value-type="float" office:value="0.200612023728049">
            <text:p>0.20061202</text:p>
          </table:table-cell>
          <table:table-cell/>
          <table:table-cell table:formula="of:=MOD(280.46646+[.G216]*(36000.76983+[.G216]*0.0003032);360)" office:value-type="float" office:value="302.653763566317">
            <text:p>302.65</text:p>
          </table:table-cell>
          <table:table-cell table:formula="of:=357.52911+[.G216]*(35999.05029-0.0001537*[.G216])" office:value-type="float" office:value="7579.37143477901">
            <text:p>7579.37</text:p>
          </table:table-cell>
          <table:table-cell table:formula="of:=0.016708634-[.G216]*(0.000042037+0.0000001267*[.G216])" office:value-type="float" office:value="0.0167001957732937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0.647480088345335">
            <text:p>0.65</text:p>
          </table:table-cell>
          <table:table-cell table:formula="of:=[.I216]+[.L216]" office:value-type="float" office:value="303.301243654662">
            <text:p>303.3</text:p>
          </table:table-cell>
          <table:table-cell table:formula="of:=[.J216]+[.L216]" office:value-type="float" office:value="7580.01891486736">
            <text:p>7580.02</text:p>
          </table:table-cell>
          <table:table-cell table:formula="of:=(1.000001018*(1-[.K216]*[.K216]))/(1+[.K216]*COS(RADIANS([.N216])))" office:value-type="float" office:value="0.984277658756351">
            <text:p>0.98</text:p>
          </table:table-cell>
          <table:table-cell table:formula="of:=[.M216]-0.00569-0.00478*SIN(RADIANS(125.04-1934.136*[.G216]))" office:value-type="float" office:value="303.290809580155">
            <text:p>303.29</text:p>
          </table:table-cell>
          <table:table-cell table:formula="of:=23+(26+((21.448-[.G216]*(46.815+[.G216]*(0.00059-[.G216]*0.001813))))/60)/60" office:value-type="float" office:value="23.4366823163895">
            <text:p>23.44</text:p>
          </table:table-cell>
          <table:table-cell table:formula="of:=[.Q216]+0.00256*COS(RADIANS(125.04-1934.136*[.G216]))" office:value-type="float" office:value="23.436369042048">
            <text:p>23.44</text:p>
          </table:table-cell>
          <table:table-cell table:formula="of:=DEGREES(ATAN2(COS(RADIANS([.P216]));COS(RADIANS([.R216]))*SIN(RADIANS([.P216]))))" office:value-type="float" office:value="-54.4090647045848">
            <text:p>-54.41</text:p>
          </table:table-cell>
          <table:table-cell table:formula="of:=DEGREES(ASIN(SIN(RADIANS([.R216]))*SIN(RADIANS([.P216]))))" office:value-type="float" office:value="-19.4182156885682">
            <text:p>-19.42</text:p>
          </table:table-cell>
          <table:table-cell table:formula="of:=TAN(RADIANS([.R216]/2))*TAN(RADIANS([.R216]/2))" office:value-type="float" office:value="0.0430234949697787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11.7999797481046">
            <text:p>-11.8</text:p>
          </table:table-cell>
          <table:table-cell table:formula="of:=DEGREES(ACOS(COS(RADIANS(90.833))/(COS(RADIANS([.$B$3]))*COS(RADIANS([.T216])))-TAN(RADIANS([.$B$3]))*TAN(RADIANS([.T216]))))" office:value-type="float" office:value="64.7760139405689">
            <text:p>64.78</text:p>
          </table:table-cell>
          <table:table-cell table:style-name="ce8" table:formula="of:=(720-4*[.$B$4]-[.V216]+[.$B$5]*60)/1440" office:value-type="float" office:value="0.491527763713962">
            <text:p>11:47:48</text:p>
          </table:table-cell>
          <table:table-cell table:style-name="ce8" table:formula="of:=[.X216]-[.W216]*4/1440" office:value-type="float" office:value="0.311594391656826">
            <text:p>7:28:42</text:p>
          </table:table-cell>
          <table:table-cell table:style-name="ce8" table:formula="of:=[.X216]+[.W216]*4/1440" office:value-type="float" office:value="0.671461135771097">
            <text:p>16:06:54</text:p>
          </table:table-cell>
          <table:table-cell table:style-name="ce11" table:formula="of:=8*[.W216]" office:value-type="float" office:value="518.208111524551">
            <text:p>518.21</text:p>
          </table:table-cell>
          <table:table-cell table:formula="of:=MOD([.E216]*1440+[.V216]+4*[.$B$4]-60*[.$B$5];1440)" office:value-type="float" office:value="1302.20002025189">
            <text:p>1302.2</text:p>
          </table:table-cell>
          <table:table-cell table:formula="of:=IF([.AB216]/4&lt;0;[.AB216]/4+180;[.AB216]/4-180)" office:value-type="float" office:value="145.550005062973">
            <text:p>145.55</text:p>
          </table:table-cell>
          <table:table-cell table:formula="of:=DEGREES(ACOS(SIN(RADIANS([.$B$3]))*SIN(RADIANS([.T216]))+COS(RADIANS([.$B$3]))*COS(RADIANS([.T216]))*COS(RADIANS([.AC216]))))" office:value-type="float" office:value="137.798838400657">
            <text:p>137.8</text:p>
          </table:table-cell>
          <table:table-cell table:formula="of:=90-[.AD216]" office:value-type="float" office:value="-47.798838400657">
            <text:p>-47.8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523212967543189">
            <text:p>0.01</text:p>
          </table:table-cell>
          <table:table-cell table:formula="of:=[.AE216]+[.AF216]" office:value-type="float" office:value="-47.7936062709815">
            <text:p>-47.79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307.417940875732">
            <text:p>307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6]+0.1/24" office:value-type="float" office:value="0.899999999999998">
            <text:p>21:36:00</text:p>
          </table:table-cell>
          <table:table-cell table:style-name="ce9" table:formula="of:=[.D217]+2415018.5+[.E217]-[.$B$5]/24" office:value-type="float" office:value="2458872.35833333">
            <text:p>2458872.36</text:p>
          </table:table-cell>
          <table:table-cell table:style-name="ce10" table:formula="of:=([.F217]-2451545)/36525" office:value-type="float" office:value="0.200612137805158">
            <text:p>0.20061214</text:p>
          </table:table-cell>
          <table:table-cell/>
          <table:table-cell table:formula="of:=MOD(280.46646+[.G217]*(36000.76983+[.G217]*0.0003032);360)" office:value-type="float" office:value="302.657870430087">
            <text:p>302.66</text:p>
          </table:table-cell>
          <table:table-cell table:formula="of:=357.52911+[.G217]*(35999.05029-0.0001537*[.G217])" office:value-type="float" office:value="7579.3755414466">
            <text:p>7579.38</text:p>
          </table:table-cell>
          <table:table-cell table:formula="of:=0.016708634-[.G217]*(0.000042037+0.0000001267*[.G217])" office:value-type="float" office:value="0.0167001957684925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0.647611747006903">
            <text:p>0.65</text:p>
          </table:table-cell>
          <table:table-cell table:formula="of:=[.I217]+[.L217]" office:value-type="float" office:value="303.305482177094">
            <text:p>303.31</text:p>
          </table:table-cell>
          <table:table-cell table:formula="of:=[.J217]+[.L217]" office:value-type="float" office:value="7580.02315319361">
            <text:p>7580.02</text:p>
          </table:table-cell>
          <table:table-cell table:formula="of:=(1.000001018*(1-[.K217]*[.K217]))/(1+[.K217]*COS(RADIANS([.N217])))" office:value-type="float" office:value="0.984278068624081">
            <text:p>0.98</text:p>
          </table:table-cell>
          <table:table-cell table:formula="of:=[.M217]-0.00569-0.00478*SIN(RADIANS(125.04-1934.136*[.G217]))" office:value-type="float" office:value="303.295048100334">
            <text:p>303.3</text:p>
          </table:table-cell>
          <table:table-cell table:formula="of:=23+(26+((21.448-[.G217]*(46.815+[.G217]*(0.00059-[.G217]*0.001813))))/60)/60" office:value-type="float" office:value="23.436682314906">
            <text:p>23.44</text:p>
          </table:table-cell>
          <table:table-cell table:formula="of:=[.Q217]+0.00256*COS(RADIANS(125.04-1934.136*[.G217]))" office:value-type="float" office:value="23.4363690503487">
            <text:p>23.44</text:p>
          </table:table-cell>
          <table:table-cell table:formula="of:=DEGREES(ATAN2(COS(RADIANS([.P217]));COS(RADIANS([.R217]))*SIN(RADIANS([.P217]))))" office:value-type="float" office:value="-54.4046926272771">
            <text:p>-54.4</text:p>
          </table:table-cell>
          <table:table-cell table:formula="of:=DEGREES(ASIN(SIN(RADIANS([.R217]))*SIN(RADIANS([.P217]))))" office:value-type="float" office:value="-19.4172345238681">
            <text:p>-19.42</text:p>
          </table:table-cell>
          <table:table-cell table:formula="of:=TAN(RADIANS([.R217]/2))*TAN(RADIANS([.R217]/2))" office:value-type="float" office:value="0.0430234950011218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11.8010472318743">
            <text:p>-11.8</text:p>
          </table:table-cell>
          <table:table-cell table:formula="of:=DEGREES(ACOS(COS(RADIANS(90.833))/(COS(RADIANS([.$B$3]))*COS(RADIANS([.T217])))-TAN(RADIANS([.$B$3]))*TAN(RADIANS([.T217]))))" office:value-type="float" office:value="64.7775650542618">
            <text:p>64.78</text:p>
          </table:table-cell>
          <table:table-cell table:style-name="ce8" table:formula="of:=(720-4*[.$B$4]-[.V217]+[.$B$5]*60)/1440" office:value-type="float" office:value="0.491528505022135">
            <text:p>11:47:48</text:p>
          </table:table-cell>
          <table:table-cell table:style-name="ce8" table:formula="of:=[.X217]-[.W217]*4/1440" office:value-type="float" office:value="0.311590824315852">
            <text:p>7:28:41</text:p>
          </table:table-cell>
          <table:table-cell table:style-name="ce8" table:formula="of:=[.X217]+[.W217]*4/1440" office:value-type="float" office:value="0.671466185728418">
            <text:p>16:06:55</text:p>
          </table:table-cell>
          <table:table-cell table:style-name="ce11" table:formula="of:=8*[.W217]" office:value-type="float" office:value="518.220520434094">
            <text:p>518.22</text:p>
          </table:table-cell>
          <table:table-cell table:formula="of:=MOD([.E217]*1440+[.V217]+4*[.$B$4]-60*[.$B$5];1440)" office:value-type="float" office:value="1308.19895276812">
            <text:p>1308.2</text:p>
          </table:table-cell>
          <table:table-cell table:formula="of:=IF([.AB217]/4&lt;0;[.AB217]/4+180;[.AB217]/4-180)" office:value-type="float" office:value="147.049738192031">
            <text:p>147.05</text:p>
          </table:table-cell>
          <table:table-cell table:formula="of:=DEGREES(ACOS(SIN(RADIANS([.$B$3]))*SIN(RADIANS([.T217]))+COS(RADIANS([.$B$3]))*COS(RADIANS([.T217]))*COS(RADIANS([.AC217]))))" office:value-type="float" office:value="138.522316110679">
            <text:p>138.52</text:p>
          </table:table-cell>
          <table:table-cell table:formula="of:=90-[.AD217]" office:value-type="float" office:value="-48.5223161106788">
            <text:p>-48.52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510085970939096">
            <text:p>0.01</text:p>
          </table:table-cell>
          <table:table-cell table:formula="of:=[.AE217]+[.AF217]" office:value-type="float" office:value="-48.5172152509694">
            <text:p>-48.52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309.240092659909">
            <text:p>309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7]+0.1/24" office:value-type="float" office:value="0.904166666666665">
            <text:p>21:42:00</text:p>
          </table:table-cell>
          <table:table-cell table:style-name="ce9" table:formula="of:=[.D218]+2415018.5+[.E218]-[.$B$5]/24" office:value-type="float" office:value="2458872.3625">
            <text:p>2458872.36</text:p>
          </table:table-cell>
          <table:table-cell table:style-name="ce10" table:formula="of:=([.F218]-2451545)/36525" office:value-type="float" office:value="0.20061225188228">
            <text:p>0.20061225</text:p>
          </table:table-cell>
          <table:table-cell/>
          <table:table-cell table:formula="of:=MOD(280.46646+[.G218]*(36000.76983+[.G218]*0.0003032);360)" office:value-type="float" office:value="302.661977294317">
            <text:p>302.66</text:p>
          </table:table-cell>
          <table:table-cell table:formula="of:=357.52911+[.G218]*(35999.05029-0.0001537*[.G218])" office:value-type="float" office:value="7579.37964811465">
            <text:p>7579.38</text:p>
          </table:table-cell>
          <table:table-cell table:formula="of:=0.016708634-[.G218]*(0.000042037+0.0000001267*[.G218])" office:value-type="float" office:value="0.0167001957636912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0.647743402153284">
            <text:p>0.65</text:p>
          </table:table-cell>
          <table:table-cell table:formula="of:=[.I218]+[.L218]" office:value-type="float" office:value="303.30972069647">
            <text:p>303.31</text:p>
          </table:table-cell>
          <table:table-cell table:formula="of:=[.J218]+[.L218]" office:value-type="float" office:value="7580.0273915168">
            <text:p>7580.03</text:p>
          </table:table-cell>
          <table:table-cell table:formula="of:=(1.000001018*(1-[.K218]*[.K218]))/(1+[.K218]*COS(RADIANS([.N218])))" office:value-type="float" office:value="0.98427847857506">
            <text:p>0.98</text:p>
          </table:table-cell>
          <table:table-cell table:formula="of:=[.M218]-0.00569-0.00478*SIN(RADIANS(125.04-1934.136*[.G218]))" office:value-type="float" office:value="303.299286617458">
            <text:p>303.3</text:p>
          </table:table-cell>
          <table:table-cell table:formula="of:=23+(26+((21.448-[.G218]*(46.815+[.G218]*(0.00059-[.G218]*0.001813))))/60)/60" office:value-type="float" office:value="23.4366823134225">
            <text:p>23.44</text:p>
          </table:table-cell>
          <table:table-cell table:formula="of:=[.Q218]+0.00256*COS(RADIANS(125.04-1934.136*[.G218]))" office:value-type="float" office:value="23.4363690586495">
            <text:p>23.44</text:p>
          </table:table-cell>
          <table:table-cell table:formula="of:=DEGREES(ATAN2(COS(RADIANS([.P218]));COS(RADIANS([.R218]))*SIN(RADIANS([.P218]))))" office:value-type="float" office:value="-54.4003206059064">
            <text:p>-54.4</text:p>
          </table:table-cell>
          <table:table-cell table:formula="of:=DEGREES(ASIN(SIN(RADIANS([.R218]))*SIN(RADIANS([.P218]))))" office:value-type="float" office:value="-19.4162532552738">
            <text:p>-19.42</text:p>
          </table:table-cell>
          <table:table-cell table:formula="of:=TAN(RADIANS([.R218]/2))*TAN(RADIANS([.R218]/2))" office:value-type="float" office:value="0.0430234950324649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11.8021144903871">
            <text:p>-11.8</text:p>
          </table:table-cell>
          <table:table-cell table:formula="of:=DEGREES(ACOS(COS(RADIANS(90.833))/(COS(RADIANS([.$B$3]))*COS(RADIANS([.T218])))-TAN(RADIANS([.$B$3]))*TAN(RADIANS([.T218]))))" office:value-type="float" office:value="64.7791162941537">
            <text:p>64.78</text:p>
          </table:table-cell>
          <table:table-cell table:style-name="ce8" table:formula="of:=(720-4*[.$B$4]-[.V218]+[.$B$5]*60)/1440" office:value-type="float" office:value="0.49152924617388">
            <text:p>11:47:48</text:p>
          </table:table-cell>
          <table:table-cell table:style-name="ce8" table:formula="of:=[.X218]-[.W218]*4/1440" office:value-type="float" office:value="0.311587256467897">
            <text:p>7:28:41</text:p>
          </table:table-cell>
          <table:table-cell table:style-name="ce8" table:formula="of:=[.X218]+[.W218]*4/1440" office:value-type="float" office:value="0.671471235879862">
            <text:p>16:06:55</text:p>
          </table:table-cell>
          <table:table-cell table:style-name="ce11" table:formula="of:=8*[.W218]" office:value-type="float" office:value="518.232930353229">
            <text:p>518.23</text:p>
          </table:table-cell>
          <table:table-cell table:formula="of:=MOD([.E218]*1440+[.V218]+4*[.$B$4]-60*[.$B$5];1440)" office:value-type="float" office:value="1314.19788550961">
            <text:p>1314.2</text:p>
          </table:table-cell>
          <table:table-cell table:formula="of:=IF([.AB218]/4&lt;0;[.AB218]/4+180;[.AB218]/4-180)" office:value-type="float" office:value="148.549471377403">
            <text:p>148.55</text:p>
          </table:table-cell>
          <table:table-cell table:formula="of:=DEGREES(ACOS(SIN(RADIANS([.$B$3]))*SIN(RADIANS([.T218]))+COS(RADIANS([.$B$3]))*COS(RADIANS([.T218]))*COS(RADIANS([.AC218]))))" office:value-type="float" office:value="139.226992431621">
            <text:p>139.23</text:p>
          </table:table-cell>
          <table:table-cell table:formula="of:=90-[.AD218]" office:value-type="float" office:value="-49.226992431621">
            <text:p>-49.23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497578871340102">
            <text:p>0</text:p>
          </table:table-cell>
          <table:table-cell table:formula="of:=[.AE218]+[.AF218]" office:value-type="float" office:value="-49.2220166429076">
            <text:p>-49.22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311.104849270473">
            <text:p>31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8]+0.1/24" office:value-type="float" office:value="0.908333333333331">
            <text:p>21:48:00</text:p>
          </table:table-cell>
          <table:table-cell table:style-name="ce9" table:formula="of:=[.D219]+2415018.5+[.E219]-[.$B$5]/24" office:value-type="float" office:value="2458872.36666667">
            <text:p>2458872.37</text:p>
          </table:table-cell>
          <table:table-cell table:style-name="ce10" table:formula="of:=([.F219]-2451545)/36525" office:value-type="float" office:value="0.200612365959389">
            <text:p>0.20061237</text:p>
          </table:table-cell>
          <table:table-cell/>
          <table:table-cell table:formula="of:=MOD(280.46646+[.G219]*(36000.76983+[.G219]*0.0003032);360)" office:value-type="float" office:value="302.666084158084">
            <text:p>302.67</text:p>
          </table:table-cell>
          <table:table-cell table:formula="of:=357.52911+[.G219]*(35999.05029-0.0001537*[.G219])" office:value-type="float" office:value="7579.38375478224">
            <text:p>7579.38</text:p>
          </table:table-cell>
          <table:table-cell table:formula="of:=0.016708634-[.G219]*(0.000042037+0.0000001267*[.G219])" office:value-type="float" office:value="0.0167001957588899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0.647875053754424">
            <text:p>0.65</text:p>
          </table:table-cell>
          <table:table-cell table:formula="of:=[.I219]+[.L219]" office:value-type="float" office:value="303.313959211839">
            <text:p>303.31</text:p>
          </table:table-cell>
          <table:table-cell table:formula="of:=[.J219]+[.L219]" office:value-type="float" office:value="7580.03162983599">
            <text:p>7580.03</text:p>
          </table:table-cell>
          <table:table-cell table:formula="of:=(1.000001018*(1-[.K219]*[.K219]))/(1+[.K219]*COS(RADIANS([.N219])))" office:value-type="float" office:value="0.984278888609195">
            <text:p>0.98</text:p>
          </table:table-cell>
          <table:table-cell table:formula="of:=[.M219]-0.00569-0.00478*SIN(RADIANS(125.04-1934.136*[.G219]))" office:value-type="float" office:value="303.303525130574">
            <text:p>303.3</text:p>
          </table:table-cell>
          <table:table-cell table:formula="of:=23+(26+((21.448-[.G219]*(46.815+[.G219]*(0.00059-[.G219]*0.001813))))/60)/60" office:value-type="float" office:value="23.436682311939">
            <text:p>23.44</text:p>
          </table:table-cell>
          <table:table-cell table:formula="of:=[.Q219]+0.00256*COS(RADIANS(125.04-1934.136*[.G219]))" office:value-type="float" office:value="23.4363690669502">
            <text:p>23.44</text:p>
          </table:table-cell>
          <table:table-cell table:formula="of:=DEGREES(ATAN2(COS(RADIANS([.P219]));COS(RADIANS([.R219]))*SIN(RADIANS([.P219]))))" office:value-type="float" office:value="-54.3959486414561">
            <text:p>-54.4</text:p>
          </table:table-cell>
          <table:table-cell table:formula="of:=DEGREES(ASIN(SIN(RADIANS([.R219]))*SIN(RADIANS([.P219]))))" office:value-type="float" office:value="-19.4152718830129">
            <text:p>-19.42</text:p>
          </table:table-cell>
          <table:table-cell table:formula="of:=TAN(RADIANS([.R219]/2))*TAN(RADIANS([.R219]/2))" office:value-type="float" office:value="0.043023495063808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11.8031815233925">
            <text:p>-11.8</text:p>
          </table:table-cell>
          <table:table-cell table:formula="of:=DEGREES(ACOS(COS(RADIANS(90.833))/(COS(RADIANS([.$B$3]))*COS(RADIANS([.T219])))-TAN(RADIANS([.$B$3]))*TAN(RADIANS([.T219]))))" office:value-type="float" office:value="64.7806676598766">
            <text:p>64.78</text:p>
          </table:table-cell>
          <table:table-cell table:style-name="ce8" table:formula="of:=(720-4*[.$B$4]-[.V219]+[.$B$5]*60)/1440" office:value-type="float" office:value="0.491529987169023">
            <text:p>11:47:48</text:p>
          </table:table-cell>
          <table:table-cell table:style-name="ce8" table:formula="of:=[.X219]-[.W219]*4/1440" office:value-type="float" office:value="0.31158368811381">
            <text:p>7:28:41</text:p>
          </table:table-cell>
          <table:table-cell table:style-name="ce8" table:formula="of:=[.X219]+[.W219]*4/1440" office:value-type="float" office:value="0.671476286224235">
            <text:p>16:06:56</text:p>
          </table:table-cell>
          <table:table-cell table:style-name="ce11" table:formula="of:=8*[.W219]" office:value-type="float" office:value="518.245341279013">
            <text:p>518.25</text:p>
          </table:table-cell>
          <table:table-cell table:formula="of:=MOD([.E219]*1440+[.V219]+4*[.$B$4]-60*[.$B$5];1440)" office:value-type="float" office:value="1320.1968184766">
            <text:p>1320.2</text:p>
          </table:table-cell>
          <table:table-cell table:formula="of:=IF([.AB219]/4&lt;0;[.AB219]/4+180;[.AB219]/4-180)" office:value-type="float" office:value="150.049204619151">
            <text:p>150.05</text:p>
          </table:table-cell>
          <table:table-cell table:formula="of:=DEGREES(ACOS(SIN(RADIANS([.$B$3]))*SIN(RADIANS([.T219]))+COS(RADIANS([.$B$3]))*COS(RADIANS([.T219]))*COS(RADIANS([.AC219]))))" office:value-type="float" office:value="139.911670700559">
            <text:p>139.91</text:p>
          </table:table-cell>
          <table:table-cell table:formula="of:=90-[.AD219]" office:value-type="float" office:value="-49.9116707005593">
            <text:p>-49.91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48567828016828">
            <text:p>0</text:p>
          </table:table-cell>
          <table:table-cell table:formula="of:=[.AE219]+[.AF219]" office:value-type="float" office:value="-49.9068139177577">
            <text:p>-49.91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313.013410100481">
            <text:p>313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19]+0.1/24" office:value-type="float" office:value="0.912499999999998">
            <text:p>21:54:00</text:p>
          </table:table-cell>
          <table:table-cell table:style-name="ce9" table:formula="of:=[.D220]+2415018.5+[.E220]-[.$B$5]/24" office:value-type="float" office:value="2458872.37083333">
            <text:p>2458872.37</text:p>
          </table:table-cell>
          <table:table-cell table:style-name="ce10" table:formula="of:=([.F220]-2451545)/36525" office:value-type="float" office:value="0.200612480036511">
            <text:p>0.20061248</text:p>
          </table:table-cell>
          <table:table-cell/>
          <table:table-cell table:formula="of:=MOD(280.46646+[.G220]*(36000.76983+[.G220]*0.0003032);360)" office:value-type="float" office:value="302.670191022314">
            <text:p>302.67</text:p>
          </table:table-cell>
          <table:table-cell table:formula="of:=357.52911+[.G220]*(35999.05029-0.0001537*[.G220])" office:value-type="float" office:value="7579.38786145029">
            <text:p>7579.39</text:p>
          </table:table-cell>
          <table:table-cell table:formula="of:=0.016708634-[.G220]*(0.000042037+0.0000001267*[.G220])" office:value-type="float" office:value="0.0167001957540887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0.648006701839056">
            <text:p>0.65</text:p>
          </table:table-cell>
          <table:table-cell table:formula="of:=[.I220]+[.L220]" office:value-type="float" office:value="303.318197724153">
            <text:p>303.32</text:p>
          </table:table-cell>
          <table:table-cell table:formula="of:=[.J220]+[.L220]" office:value-type="float" office:value="7580.03586815212">
            <text:p>7580.04</text:p>
          </table:table-cell>
          <table:table-cell table:formula="of:=(1.000001018*(1-[.K220]*[.K220]))/(1+[.K220]*COS(RADIANS([.N220])))" office:value-type="float" office:value="0.984279298726575">
            <text:p>0.98</text:p>
          </table:table-cell>
          <table:table-cell table:formula="of:=[.M220]-0.00569-0.00478*SIN(RADIANS(125.04-1934.136*[.G220]))" office:value-type="float" office:value="303.307763640636">
            <text:p>303.31</text:p>
          </table:table-cell>
          <table:table-cell table:formula="of:=23+(26+((21.448-[.G220]*(46.815+[.G220]*(0.00059-[.G220]*0.001813))))/60)/60" office:value-type="float" office:value="23.4366823104556">
            <text:p>23.44</text:p>
          </table:table-cell>
          <table:table-cell table:formula="of:=[.Q220]+0.00256*COS(RADIANS(125.04-1934.136*[.G220]))" office:value-type="float" office:value="23.436369075251">
            <text:p>23.44</text:p>
          </table:table-cell>
          <table:table-cell table:formula="of:=DEGREES(ATAN2(COS(RADIANS([.P220]));COS(RADIANS([.R220]))*SIN(RADIANS([.P220]))))" office:value-type="float" office:value="-54.3915767329453">
            <text:p>-54.39</text:p>
          </table:table-cell>
          <table:table-cell table:formula="of:=DEGREES(ASIN(SIN(RADIANS([.R220]))*SIN(RADIANS([.P220]))))" office:value-type="float" office:value="-19.4142904068721">
            <text:p>-19.41</text:p>
          </table:table-cell>
          <table:table-cell table:formula="of:=TAN(RADIANS([.R220]/2))*TAN(RADIANS([.R220]/2))" office:value-type="float" office:value="0.0430234950951511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11.8042483311179">
            <text:p>-11.8</text:p>
          </table:table-cell>
          <table:table-cell table:formula="of:=DEGREES(ACOS(COS(RADIANS(90.833))/(COS(RADIANS([.$B$3]))*COS(RADIANS([.T220])))-TAN(RADIANS([.$B$3]))*TAN(RADIANS([.T220]))))" office:value-type="float" office:value="64.7822191517596">
            <text:p>64.78</text:p>
          </table:table-cell>
          <table:table-cell table:style-name="ce8" table:formula="of:=(720-4*[.$B$4]-[.V220]+[.$B$5]*60)/1440" office:value-type="float" office:value="0.491530728007721">
            <text:p>11:47:48</text:p>
          </table:table-cell>
          <table:table-cell table:style-name="ce8" table:formula="of:=[.X220]-[.W220]*4/1440" office:value-type="float" office:value="0.311580119252833">
            <text:p>7:28:41</text:p>
          </table:table-cell>
          <table:table-cell table:style-name="ce8" table:formula="of:=[.X220]+[.W220]*4/1440" office:value-type="float" office:value="0.671481336762609">
            <text:p>16:06:56</text:p>
          </table:table-cell>
          <table:table-cell table:style-name="ce11" table:formula="of:=8*[.W220]" office:value-type="float" office:value="518.257753214077">
            <text:p>518.26</text:p>
          </table:table-cell>
          <table:table-cell table:formula="of:=MOD([.E220]*1440+[.V220]+4*[.$B$4]-60*[.$B$5];1440)" office:value-type="float" office:value="1326.19575166888">
            <text:p>1326.2</text:p>
          </table:table-cell>
          <table:table-cell table:formula="of:=IF([.AB220]/4&lt;0;[.AB220]/4+180;[.AB220]/4-180)" office:value-type="float" office:value="151.54893791722">
            <text:p>151.55</text:p>
          </table:table-cell>
          <table:table-cell table:formula="of:=DEGREES(ACOS(SIN(RADIANS([.$B$3]))*SIN(RADIANS([.T220]))+COS(RADIANS([.$B$3]))*COS(RADIANS([.T220]))*COS(RADIANS([.AC220]))))" office:value-type="float" office:value="140.575111432018">
            <text:p>140.58</text:p>
          </table:table-cell>
          <table:table-cell table:formula="of:=90-[.AD220]" office:value-type="float" office:value="-50.5751114320179">
            <text:p>-50.58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474373045911601">
            <text:p>0</text:p>
          </table:table-cell>
          <table:table-cell table:formula="of:=[.AE220]+[.AF220]" office:value-type="float" office:value="-50.5703677015588">
            <text:p>-50.57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314.966849445298">
            <text:p>314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0]+0.1/24" office:value-type="float" office:value="0.916666666666665">
            <text:p>22:00:00</text:p>
          </table:table-cell>
          <table:table-cell table:style-name="ce9" table:formula="of:=[.D221]+2415018.5+[.E221]-[.$B$5]/24" office:value-type="float" office:value="2458872.375">
            <text:p>2458872.38</text:p>
          </table:table-cell>
          <table:table-cell table:style-name="ce10" table:formula="of:=([.F221]-2451545)/36525" office:value-type="float" office:value="0.200612594113621">
            <text:p>0.20061259</text:p>
          </table:table-cell>
          <table:table-cell/>
          <table:table-cell table:formula="of:=MOD(280.46646+[.G221]*(36000.76983+[.G221]*0.0003032);360)" office:value-type="float" office:value="302.674297886084">
            <text:p>302.67</text:p>
          </table:table-cell>
          <table:table-cell table:formula="of:=357.52911+[.G221]*(35999.05029-0.0001537*[.G221])" office:value-type="float" office:value="7579.39196811787">
            <text:p>7579.39</text:p>
          </table:table-cell>
          <table:table-cell table:formula="of:=0.016708634-[.G221]*(0.000042037+0.0000001267*[.G221])" office:value-type="float" office:value="0.0167001957492874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0.648138346377025">
            <text:p>0.65</text:p>
          </table:table-cell>
          <table:table-cell table:formula="of:=[.I221]+[.L221]" office:value-type="float" office:value="303.322436232461">
            <text:p>303.32</text:p>
          </table:table-cell>
          <table:table-cell table:formula="of:=[.J221]+[.L221]" office:value-type="float" office:value="7580.04010646425">
            <text:p>7580.04</text:p>
          </table:table-cell>
          <table:table-cell table:formula="of:=(1.000001018*(1-[.K221]*[.K221]))/(1+[.K221]*COS(RADIANS([.N221])))" office:value-type="float" office:value="0.984279708927105">
            <text:p>0.98</text:p>
          </table:table-cell>
          <table:table-cell table:formula="of:=[.M221]-0.00569-0.00478*SIN(RADIANS(125.04-1934.136*[.G221]))" office:value-type="float" office:value="303.312002146691">
            <text:p>303.31</text:p>
          </table:table-cell>
          <table:table-cell table:formula="of:=23+(26+((21.448-[.G221]*(46.815+[.G221]*(0.00059-[.G221]*0.001813))))/60)/60" office:value-type="float" office:value="23.4366823089721">
            <text:p>23.44</text:p>
          </table:table-cell>
          <table:table-cell table:formula="of:=[.Q221]+0.00256*COS(RADIANS(125.04-1934.136*[.G221]))" office:value-type="float" office:value="23.4363690835518">
            <text:p>23.44</text:p>
          </table:table-cell>
          <table:table-cell table:formula="of:=DEGREES(ATAN2(COS(RADIANS([.P221]));COS(RADIANS([.R221]))*SIN(RADIANS([.P221]))))" office:value-type="float" office:value="-54.3872048813575">
            <text:p>-54.39</text:p>
          </table:table-cell>
          <table:table-cell table:formula="of:=DEGREES(ASIN(SIN(RADIANS([.R221]))*SIN(RADIANS([.P221]))))" office:value-type="float" office:value="-19.4133088270788">
            <text:p>-19.41</text:p>
          </table:table-cell>
          <table:table-cell table:formula="of:=TAN(RADIANS([.R221]/2))*TAN(RADIANS([.R221]/2))" office:value-type="float" office:value="0.0430234951264943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11.8053149133124">
            <text:p>-11.81</text:p>
          </table:table-cell>
          <table:table-cell table:formula="of:=DEGREES(ACOS(COS(RADIANS(90.833))/(COS(RADIANS([.$B$3]))*COS(RADIANS([.T221])))-TAN(RADIANS([.$B$3]))*TAN(RADIANS([.T221]))))" office:value-type="float" office:value="64.7837707694348">
            <text:p>64.78</text:p>
          </table:table-cell>
          <table:table-cell table:style-name="ce8" table:formula="of:=(720-4*[.$B$4]-[.V221]+[.$B$5]*60)/1440" office:value-type="float" office:value="0.4915314686898">
            <text:p>11:47:48</text:p>
          </table:table-cell>
          <table:table-cell table:style-name="ce8" table:formula="of:=[.X221]-[.W221]*4/1440" office:value-type="float" office:value="0.311576549885815">
            <text:p>7:28:40</text:p>
          </table:table-cell>
          <table:table-cell table:style-name="ce8" table:formula="of:=[.X221]+[.W221]*4/1440" office:value-type="float" office:value="0.671486387493786">
            <text:p>16:06:56</text:p>
          </table:table-cell>
          <table:table-cell table:style-name="ce11" table:formula="of:=8*[.W221]" office:value-type="float" office:value="518.270166155479">
            <text:p>518.27</text:p>
          </table:table-cell>
          <table:table-cell table:formula="of:=MOD([.E221]*1440+[.V221]+4*[.$B$4]-60*[.$B$5];1440)" office:value-type="float" office:value="1332.19468508668">
            <text:p>1332.19</text:p>
          </table:table-cell>
          <table:table-cell table:formula="of:=IF([.AB221]/4&lt;0;[.AB221]/4+180;[.AB221]/4-180)" office:value-type="float" office:value="153.048671271671">
            <text:p>153.05</text:p>
          </table:table-cell>
          <table:table-cell table:formula="of:=DEGREES(ACOS(SIN(RADIANS([.$B$3]))*SIN(RADIANS([.T221]))+COS(RADIANS([.$B$3]))*COS(RADIANS([.T221]))*COS(RADIANS([.AC221]))))" office:value-type="float" office:value="141.216034928684">
            <text:p>141.22</text:p>
          </table:table-cell>
          <table:table-cell table:formula="of:=90-[.AD221]" office:value-type="float" office:value="-51.2160349286835">
            <text:p>-51.22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463654101065352">
            <text:p>0</text:p>
          </table:table-cell>
          <table:table-cell table:formula="of:=[.AE221]+[.AF221]" office:value-type="float" office:value="-51.2113983876729">
            <text:p>-51.21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316.966087708207">
            <text:p>316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1]+0.1/24" office:value-type="float" office:value="0.920833333333331">
            <text:p>22:06:00</text:p>
          </table:table-cell>
          <table:table-cell table:style-name="ce9" table:formula="of:=[.D222]+2415018.5+[.E222]-[.$B$5]/24" office:value-type="float" office:value="2458872.37916667">
            <text:p>2458872.38</text:p>
          </table:table-cell>
          <table:table-cell table:style-name="ce10" table:formula="of:=([.F222]-2451545)/36525" office:value-type="float" office:value="0.200612708190743">
            <text:p>0.20061271</text:p>
          </table:table-cell>
          <table:table-cell/>
          <table:table-cell table:formula="of:=MOD(280.46646+[.G222]*(36000.76983+[.G222]*0.0003032);360)" office:value-type="float" office:value="302.678404750313">
            <text:p>302.68</text:p>
          </table:table-cell>
          <table:table-cell table:formula="of:=357.52911+[.G222]*(35999.05029-0.0001537*[.G222])" office:value-type="float" office:value="7579.39607478592">
            <text:p>7579.4</text:p>
          </table:table-cell>
          <table:table-cell table:formula="of:=0.016708634-[.G222]*(0.000042037+0.0000001267*[.G222])" office:value-type="float" office:value="0.0167001957444862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0.648269987397061">
            <text:p>0.65</text:p>
          </table:table-cell>
          <table:table-cell table:formula="of:=[.I222]+[.L222]" office:value-type="float" office:value="303.32667473771">
            <text:p>303.33</text:p>
          </table:table-cell>
          <table:table-cell table:formula="of:=[.J222]+[.L222]" office:value-type="float" office:value="7580.04434477332">
            <text:p>7580.04</text:p>
          </table:table-cell>
          <table:table-cell table:formula="of:=(1.000001018*(1-[.K222]*[.K222]))/(1+[.K222]*COS(RADIANS([.N222])))" office:value-type="float" office:value="0.984280119210875">
            <text:p>0.98</text:p>
          </table:table-cell>
          <table:table-cell table:formula="of:=[.M222]-0.00569-0.00478*SIN(RADIANS(125.04-1934.136*[.G222]))" office:value-type="float" office:value="303.316240649689">
            <text:p>303.32</text:p>
          </table:table-cell>
          <table:table-cell table:formula="of:=23+(26+((21.448-[.G222]*(46.815+[.G222]*(0.00059-[.G222]*0.001813))))/60)/60" office:value-type="float" office:value="23.4366823074886">
            <text:p>23.44</text:p>
          </table:table-cell>
          <table:table-cell table:formula="of:=[.Q222]+0.00256*COS(RADIANS(125.04-1934.136*[.G222]))" office:value-type="float" office:value="23.4363690918525">
            <text:p>23.44</text:p>
          </table:table-cell>
          <table:table-cell table:formula="of:=DEGREES(ATAN2(COS(RADIANS([.P222]));COS(RADIANS([.R222]))*SIN(RADIANS([.P222]))))" office:value-type="float" office:value="-54.3828330857175">
            <text:p>-54.38</text:p>
          </table:table-cell>
          <table:table-cell table:formula="of:=DEGREES(ASIN(SIN(RADIANS([.R222]))*SIN(RADIANS([.P222]))))" office:value-type="float" office:value="-19.4123271434211">
            <text:p>-19.41</text:p>
          </table:table-cell>
          <table:table-cell table:formula="of:=TAN(RADIANS([.R222]/2))*TAN(RADIANS([.R222]/2))" office:value-type="float" office:value="0.0430234951578374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11.8063812702026">
            <text:p>-11.81</text:p>
          </table:table-cell>
          <table:table-cell table:formula="of:=DEGREES(ACOS(COS(RADIANS(90.833))/(COS(RADIANS([.$B$3]))*COS(RADIANS([.T222])))-TAN(RADIANS([.$B$3]))*TAN(RADIANS([.T222]))))" office:value-type="float" office:value="64.7853225132293">
            <text:p>64.79</text:p>
          </table:table-cell>
          <table:table-cell table:style-name="ce8" table:formula="of:=(720-4*[.$B$4]-[.V222]+[.$B$5]*60)/1440" office:value-type="float" office:value="0.491532209215418">
            <text:p>11:47:48</text:p>
          </table:table-cell>
          <table:table-cell table:style-name="ce8" table:formula="of:=[.X222]-[.W222]*4/1440" office:value-type="float" office:value="0.311572980012004">
            <text:p>7:28:40</text:p>
          </table:table-cell>
          <table:table-cell table:style-name="ce8" table:formula="of:=[.X222]+[.W222]*4/1440" office:value-type="float" office:value="0.671491438418833">
            <text:p>16:06:57</text:p>
          </table:table-cell>
          <table:table-cell table:style-name="ce11" table:formula="of:=8*[.W222]" office:value-type="float" office:value="518.282580105834">
            <text:p>518.28</text:p>
          </table:table-cell>
          <table:table-cell table:formula="of:=MOD([.E222]*1440+[.V222]+4*[.$B$4]-60*[.$B$5];1440)" office:value-type="float" office:value="1338.19361872979">
            <text:p>1338.19</text:p>
          </table:table-cell>
          <table:table-cell table:formula="of:=IF([.AB222]/4&lt;0;[.AB222]/4+180;[.AB222]/4-180)" office:value-type="float" office:value="154.548404682449">
            <text:p>154.55</text:p>
          </table:table-cell>
          <table:table-cell table:formula="of:=DEGREES(ACOS(SIN(RADIANS([.$B$3]))*SIN(RADIANS([.T222]))+COS(RADIANS([.$B$3]))*COS(RADIANS([.T222]))*COS(RADIANS([.AC222]))))" office:value-type="float" office:value="141.833124929463">
            <text:p>141.83</text:p>
          </table:table-cell>
          <table:table-cell table:formula="of:=90-[.AD222]" office:value-type="float" office:value="-51.8331249294627">
            <text:p>-51.83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453514314026987">
            <text:p>0</text:p>
          </table:table-cell>
          <table:table-cell table:formula="of:=[.AE222]+[.AF222]" office:value-type="float" office:value="-51.8285897863224">
            <text:p>-51.83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319.011860065423">
            <text:p>31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2]+0.1/24" office:value-type="float" office:value="0.924999999999998">
            <text:p>22:12:00</text:p>
          </table:table-cell>
          <table:table-cell table:style-name="ce9" table:formula="of:=[.D223]+2415018.5+[.E223]-[.$B$5]/24" office:value-type="float" office:value="2458872.38333333">
            <text:p>2458872.38</text:p>
          </table:table-cell>
          <table:table-cell table:style-name="ce10" table:formula="of:=([.F223]-2451545)/36525" office:value-type="float" office:value="0.200612822267852">
            <text:p>0.20061282</text:p>
          </table:table-cell>
          <table:table-cell/>
          <table:table-cell table:formula="of:=MOD(280.46646+[.G223]*(36000.76983+[.G223]*0.0003032);360)" office:value-type="float" office:value="302.682511614082">
            <text:p>302.68</text:p>
          </table:table-cell>
          <table:table-cell table:formula="of:=357.52911+[.G223]*(35999.05029-0.0001537*[.G223])" office:value-type="float" office:value="7579.40018145351">
            <text:p>7579.4</text:p>
          </table:table-cell>
          <table:table-cell table:formula="of:=0.016708634-[.G223]*(0.000042037+0.0000001267*[.G223])" office:value-type="float" office:value="0.0167001957396849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0.648401624869063">
            <text:p>0.65</text:p>
          </table:table-cell>
          <table:table-cell table:formula="of:=[.I223]+[.L223]" office:value-type="float" office:value="303.330913238951">
            <text:p>303.33</text:p>
          </table:table-cell>
          <table:table-cell table:formula="of:=[.J223]+[.L223]" office:value-type="float" office:value="7580.04858307838">
            <text:p>7580.05</text:p>
          </table:table-cell>
          <table:table-cell table:formula="of:=(1.000001018*(1-[.K223]*[.K223]))/(1+[.K223]*COS(RADIANS([.N223])))" office:value-type="float" office:value="0.984280529577792">
            <text:p>0.98</text:p>
          </table:table-cell>
          <table:table-cell table:formula="of:=[.M223]-0.00569-0.00478*SIN(RADIANS(125.04-1934.136*[.G223]))" office:value-type="float" office:value="303.320479148677">
            <text:p>303.32</text:p>
          </table:table-cell>
          <table:table-cell table:formula="of:=23+(26+((21.448-[.G223]*(46.815+[.G223]*(0.00059-[.G223]*0.001813))))/60)/60" office:value-type="float" office:value="23.4366823060051">
            <text:p>23.44</text:p>
          </table:table-cell>
          <table:table-cell table:formula="of:=[.Q223]+0.00256*COS(RADIANS(125.04-1934.136*[.G223]))" office:value-type="float" office:value="23.4363691001533">
            <text:p>23.44</text:p>
          </table:table-cell>
          <table:table-cell table:formula="of:=DEGREES(ATAN2(COS(RADIANS([.P223]));COS(RADIANS([.R223]))*SIN(RADIANS([.P223]))))" office:value-type="float" office:value="-54.3784613470075">
            <text:p>-54.38</text:p>
          </table:table-cell>
          <table:table-cell table:formula="of:=DEGREES(ASIN(SIN(RADIANS([.R223]))*SIN(RADIANS([.P223]))))" office:value-type="float" office:value="-19.4113453561261">
            <text:p>-19.41</text:p>
          </table:table-cell>
          <table:table-cell table:formula="of:=TAN(RADIANS([.R223]/2))*TAN(RADIANS([.R223]/2))" office:value-type="float" office:value="0.0430234951891806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11.8074474015381">
            <text:p>-11.81</text:p>
          </table:table-cell>
          <table:table-cell table:formula="of:=DEGREES(ACOS(COS(RADIANS(90.833))/(COS(RADIANS([.$B$3]))*COS(RADIANS([.T223])))-TAN(RADIANS([.$B$3]))*TAN(RADIANS([.T223]))))" office:value-type="float" office:value="64.7868743827754">
            <text:p>64.79</text:p>
          </table:table-cell>
          <table:table-cell table:style-name="ce8" table:formula="of:=(720-4*[.$B$4]-[.V223]+[.$B$5]*60)/1440" office:value-type="float" office:value="0.491532949584401">
            <text:p>11:47:48</text:p>
          </table:table-cell>
          <table:table-cell table:style-name="ce8" table:formula="of:=[.X223]-[.W223]*4/1440" office:value-type="float" office:value="0.311569409632247">
            <text:p>7:28:40</text:p>
          </table:table-cell>
          <table:table-cell table:style-name="ce8" table:formula="of:=[.X223]+[.W223]*4/1440" office:value-type="float" office:value="0.671496489536555">
            <text:p>16:06:57</text:p>
          </table:table-cell>
          <table:table-cell table:style-name="ce11" table:formula="of:=8*[.W223]" office:value-type="float" office:value="518.294995062204">
            <text:p>518.29</text:p>
          </table:table-cell>
          <table:table-cell table:formula="of:=MOD([.E223]*1440+[.V223]+4*[.$B$4]-60*[.$B$5];1440)" office:value-type="float" office:value="1344.19255259846">
            <text:p>1344.19</text:p>
          </table:table-cell>
          <table:table-cell table:formula="of:=IF([.AB223]/4&lt;0;[.AB223]/4+180;[.AB223]/4-180)" office:value-type="float" office:value="156.048138149615">
            <text:p>156.05</text:p>
          </table:table-cell>
          <table:table-cell table:formula="of:=DEGREES(ACOS(SIN(RADIANS([.$B$3]))*SIN(RADIANS([.T223]))+COS(RADIANS([.$B$3]))*COS(RADIANS([.T223]))*COS(RADIANS([.AC223]))))" office:value-type="float" office:value="142.425033427186">
            <text:p>142.43</text:p>
          </table:table-cell>
          <table:table-cell table:formula="of:=90-[.AD223]" office:value-type="float" office:value="-52.4250334271855">
            <text:p>-52.43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443948343058015">
            <text:p>0</text:p>
          </table:table-cell>
          <table:table-cell table:formula="of:=[.AE223]+[.AF223]" office:value-type="float" office:value="-52.4205939437549">
            <text:p>-52.42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321.104682928229">
            <text:p>32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3]+0.1/24" office:value-type="float" office:value="0.929166666666665">
            <text:p>22:18:00</text:p>
          </table:table-cell>
          <table:table-cell table:style-name="ce9" table:formula="of:=[.D224]+2415018.5+[.E224]-[.$B$5]/24" office:value-type="float" office:value="2458872.3875">
            <text:p>2458872.39</text:p>
          </table:table-cell>
          <table:table-cell table:style-name="ce10" table:formula="of:=([.F224]-2451545)/36525" office:value-type="float" office:value="0.200612936344974">
            <text:p>0.20061294</text:p>
          </table:table-cell>
          <table:table-cell/>
          <table:table-cell table:formula="of:=MOD(280.46646+[.G224]*(36000.76983+[.G224]*0.0003032);360)" office:value-type="float" office:value="302.686618478311">
            <text:p>302.69</text:p>
          </table:table-cell>
          <table:table-cell table:formula="of:=357.52911+[.G224]*(35999.05029-0.0001537*[.G224])" office:value-type="float" office:value="7579.40428812156">
            <text:p>7579.4</text:p>
          </table:table-cell>
          <table:table-cell table:formula="of:=0.016708634-[.G224]*(0.000042037+0.0000001267*[.G224])" office:value-type="float" office:value="0.0167001957348837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0.648533258821654">
            <text:p>0.65</text:p>
          </table:table-cell>
          <table:table-cell table:formula="of:=[.I224]+[.L224]" office:value-type="float" office:value="303.335151737133">
            <text:p>303.34</text:p>
          </table:table-cell>
          <table:table-cell table:formula="of:=[.J224]+[.L224]" office:value-type="float" office:value="7580.05282138038">
            <text:p>7580.05</text:p>
          </table:table-cell>
          <table:table-cell table:formula="of:=(1.000001018*(1-[.K224]*[.K224]))/(1+[.K224]*COS(RADIANS([.N224])))" office:value-type="float" office:value="0.984280940027944">
            <text:p>0.98</text:p>
          </table:table-cell>
          <table:table-cell table:formula="of:=[.M224]-0.00569-0.00478*SIN(RADIANS(125.04-1934.136*[.G224]))" office:value-type="float" office:value="303.324717644607">
            <text:p>303.32</text:p>
          </table:table-cell>
          <table:table-cell table:formula="of:=23+(26+((21.448-[.G224]*(46.815+[.G224]*(0.00059-[.G224]*0.001813))))/60)/60" office:value-type="float" office:value="23.4366823045216">
            <text:p>23.44</text:p>
          </table:table-cell>
          <table:table-cell table:formula="of:=[.Q224]+0.00256*COS(RADIANS(125.04-1934.136*[.G224]))" office:value-type="float" office:value="23.4363691084541">
            <text:p>23.44</text:p>
          </table:table-cell>
          <table:table-cell table:formula="of:=DEGREES(ATAN2(COS(RADIANS([.P224]));COS(RADIANS([.R224]))*SIN(RADIANS([.P224]))))" office:value-type="float" office:value="-54.374089664249">
            <text:p>-54.37</text:p>
          </table:table-cell>
          <table:table-cell table:formula="of:=DEGREES(ASIN(SIN(RADIANS([.R224]))*SIN(RADIANS([.P224]))))" office:value-type="float" office:value="-19.410363464981">
            <text:p>-19.41</text:p>
          </table:table-cell>
          <table:table-cell table:formula="of:=TAN(RADIANS([.R224]/2))*TAN(RADIANS([.R224]/2))" office:value-type="float" office:value="0.0430234952205238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11.8085133075455">
            <text:p>-11.81</text:p>
          </table:table-cell>
          <table:table-cell table:formula="of:=DEGREES(ACOS(COS(RADIANS(90.833))/(COS(RADIANS([.$B$3]))*COS(RADIANS([.T224])))-TAN(RADIANS([.$B$3]))*TAN(RADIANS([.T224]))))" office:value-type="float" office:value="64.7884263784016">
            <text:p>64.79</text:p>
          </table:table-cell>
          <table:table-cell table:style-name="ce8" table:formula="of:=(720-4*[.$B$4]-[.V224]+[.$B$5]*60)/1440" office:value-type="float" office:value="0.491533689796907">
            <text:p>11:47:49</text:p>
          </table:table-cell>
          <table:table-cell table:style-name="ce8" table:formula="of:=[.X224]-[.W224]*4/1440" office:value-type="float" office:value="0.311565838745791">
            <text:p>7:28:39</text:p>
          </table:table-cell>
          <table:table-cell table:style-name="ce8" table:formula="of:=[.X224]+[.W224]*4/1440" office:value-type="float" office:value="0.671501540848022">
            <text:p>16:06:58</text:p>
          </table:table-cell>
          <table:table-cell table:style-name="ce11" table:formula="of:=8*[.W224]" office:value-type="float" office:value="518.307411027213">
            <text:p>518.31</text:p>
          </table:table-cell>
          <table:table-cell table:formula="of:=MOD([.E224]*1440+[.V224]+4*[.$B$4]-60*[.$B$5];1440)" office:value-type="float" office:value="1350.19148669245">
            <text:p>1350.19</text:p>
          </table:table-cell>
          <table:table-cell table:formula="of:=IF([.AB224]/4&lt;0;[.AB224]/4+180;[.AB224]/4-180)" office:value-type="float" office:value="157.547871673113">
            <text:p>157.55</text:p>
          </table:table-cell>
          <table:table-cell table:formula="of:=DEGREES(ACOS(SIN(RADIANS([.$B$3]))*SIN(RADIANS([.T224]))+COS(RADIANS([.$B$3]))*COS(RADIANS([.T224]))*COS(RADIANS([.AC224]))))" office:value-type="float" office:value="142.990386772262">
            <text:p>142.99</text:p>
          </table:table-cell>
          <table:table-cell table:formula="of:=90-[.AD224]" office:value-type="float" office:value="-52.9903867722619">
            <text:p>-52.99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434952489818804">
            <text:p>0</text:p>
          </table:table-cell>
          <table:table-cell table:formula="of:=[.AE224]+[.AF224]" office:value-type="float" office:value="-52.9860372473637">
            <text:p>-52.99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323.244818725253">
            <text:p>323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4]+0.1/24" office:value-type="float" office:value="0.933333333333331">
            <text:p>22:24:00</text:p>
          </table:table-cell>
          <table:table-cell table:style-name="ce9" table:formula="of:=[.D225]+2415018.5+[.E225]-[.$B$5]/24" office:value-type="float" office:value="2458872.39166667">
            <text:p>2458872.39</text:p>
          </table:table-cell>
          <table:table-cell table:style-name="ce10" table:formula="of:=([.F225]-2451545)/36525" office:value-type="float" office:value="0.200613050422084">
            <text:p>0.20061305</text:p>
          </table:table-cell>
          <table:table-cell/>
          <table:table-cell table:formula="of:=MOD(280.46646+[.G225]*(36000.76983+[.G225]*0.0003032);360)" office:value-type="float" office:value="302.690725342081">
            <text:p>302.69</text:p>
          </table:table-cell>
          <table:table-cell table:formula="of:=357.52911+[.G225]*(35999.05029-0.0001537*[.G225])" office:value-type="float" office:value="7579.40839478915">
            <text:p>7579.41</text:p>
          </table:table-cell>
          <table:table-cell table:formula="of:=0.016708634-[.G225]*(0.000042037+0.0000001267*[.G225])" office:value-type="float" office:value="0.0167001957300824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0.648664889224735">
            <text:p>0.65</text:p>
          </table:table-cell>
          <table:table-cell table:formula="of:=[.I225]+[.L225]" office:value-type="float" office:value="303.339390231306">
            <text:p>303.34</text:p>
          </table:table-cell>
          <table:table-cell table:formula="of:=[.J225]+[.L225]" office:value-type="float" office:value="7580.05705967837">
            <text:p>7580.06</text:p>
          </table:table-cell>
          <table:table-cell table:formula="of:=(1.000001018*(1-[.K225]*[.K225]))/(1+[.K225]*COS(RADIANS([.N225])))" office:value-type="float" office:value="0.984281350561237">
            <text:p>0.98</text:p>
          </table:table-cell>
          <table:table-cell table:formula="of:=[.M225]-0.00569-0.00478*SIN(RADIANS(125.04-1934.136*[.G225]))" office:value-type="float" office:value="303.328956136528">
            <text:p>303.33</text:p>
          </table:table-cell>
          <table:table-cell table:formula="of:=23+(26+((21.448-[.G225]*(46.815+[.G225]*(0.00059-[.G225]*0.001813))))/60)/60" office:value-type="float" office:value="23.4366823030382">
            <text:p>23.44</text:p>
          </table:table-cell>
          <table:table-cell table:formula="of:=[.Q225]+0.00256*COS(RADIANS(125.04-1934.136*[.G225]))" office:value-type="float" office:value="23.4363691167549">
            <text:p>23.44</text:p>
          </table:table-cell>
          <table:table-cell table:formula="of:=DEGREES(ATAN2(COS(RADIANS([.P225]));COS(RADIANS([.R225]))*SIN(RADIANS([.P225]))))" office:value-type="float" office:value="-54.3697180384242">
            <text:p>-54.37</text:p>
          </table:table-cell>
          <table:table-cell table:formula="of:=DEGREES(ASIN(SIN(RADIANS([.R225]))*SIN(RADIANS([.P225]))))" office:value-type="float" office:value="-19.4093814702132">
            <text:p>-19.41</text:p>
          </table:table-cell>
          <table:table-cell table:formula="of:=TAN(RADIANS([.R225]/2))*TAN(RADIANS([.R225]/2))" office:value-type="float" office:value="0.043023495251867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11.8095789879744">
            <text:p>-11.81</text:p>
          </table:table-cell>
          <table:table-cell table:formula="of:=DEGREES(ACOS(COS(RADIANS(90.833))/(COS(RADIANS([.$B$3]))*COS(RADIANS([.T225])))-TAN(RADIANS([.$B$3]))*TAN(RADIANS([.T225]))))" office:value-type="float" office:value="64.7899784997402">
            <text:p>64.79</text:p>
          </table:table-cell>
          <table:table-cell table:style-name="ce8" table:formula="of:=(720-4*[.$B$4]-[.V225]+[.$B$5]*60)/1440" office:value-type="float" office:value="0.49153442985276">
            <text:p>11:47:49</text:p>
          </table:table-cell>
          <table:table-cell table:style-name="ce8" table:formula="of:=[.X225]-[.W225]*4/1440" office:value-type="float" office:value="0.311562267353482">
            <text:p>7:28:39</text:p>
          </table:table-cell>
          <table:table-cell table:style-name="ce8" table:formula="of:=[.X225]+[.W225]*4/1440" office:value-type="float" office:value="0.671506592352038">
            <text:p>16:06:58</text:p>
          </table:table-cell>
          <table:table-cell table:style-name="ce11" table:formula="of:=8*[.W225]" office:value-type="float" office:value="518.319827997921">
            <text:p>518.32</text:p>
          </table:table-cell>
          <table:table-cell table:formula="of:=MOD([.E225]*1440+[.V225]+4*[.$B$4]-60*[.$B$5];1440)" office:value-type="float" office:value="1356.19042101202">
            <text:p>1356.19</text:p>
          </table:table-cell>
          <table:table-cell table:formula="of:=IF([.AB225]/4&lt;0;[.AB225]/4+180;[.AB225]/4-180)" office:value-type="float" office:value="159.047605253006">
            <text:p>159.05</text:p>
          </table:table-cell>
          <table:table-cell table:formula="of:=DEGREES(ACOS(SIN(RADIANS([.$B$3]))*SIN(RADIANS([.T225]))+COS(RADIANS([.$B$3]))*COS(RADIANS([.T225]))*COS(RADIANS([.AC225]))))" office:value-type="float" office:value="143.527793168352">
            <text:p>143.53</text:p>
          </table:table-cell>
          <table:table-cell table:formula="of:=90-[.AD225]" office:value-type="float" office:value="-53.5277931683516">
            <text:p>-53.53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426524550189086">
            <text:p>0</text:p>
          </table:table-cell>
          <table:table-cell table:formula="of:=[.AE225]+[.AF225]" office:value-type="float" office:value="-53.5235279228497">
            <text:p>-53.52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325.432239733861">
            <text:p>325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5]+0.1/24" office:value-type="float" office:value="0.937499999999998">
            <text:p>22:30:00</text:p>
          </table:table-cell>
          <table:table-cell table:style-name="ce9" table:formula="of:=[.D226]+2415018.5+[.E226]-[.$B$5]/24" office:value-type="float" office:value="2458872.39583333">
            <text:p>2458872.40</text:p>
          </table:table-cell>
          <table:table-cell table:style-name="ce10" table:formula="of:=([.F226]-2451545)/36525" office:value-type="float" office:value="0.200613164499206">
            <text:p>0.20061316</text:p>
          </table:table-cell>
          <table:table-cell/>
          <table:table-cell table:formula="of:=MOD(280.46646+[.G226]*(36000.76983+[.G226]*0.0003032);360)" office:value-type="float" office:value="302.694832206311">
            <text:p>302.69</text:p>
          </table:table-cell>
          <table:table-cell table:formula="of:=357.52911+[.G226]*(35999.05029-0.0001537*[.G226])" office:value-type="float" office:value="7579.41250145719">
            <text:p>7579.41</text:p>
          </table:table-cell>
          <table:table-cell table:formula="of:=0.016708634-[.G226]*(0.000042037+0.0000001267*[.G226])" office:value-type="float" office:value="0.0167001957252811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0.648796516107086">
            <text:p>0.65</text:p>
          </table:table-cell>
          <table:table-cell table:formula="of:=[.I226]+[.L226]" office:value-type="float" office:value="303.343628722418">
            <text:p>303.34</text:p>
          </table:table-cell>
          <table:table-cell table:formula="of:=[.J226]+[.L226]" office:value-type="float" office:value="7580.0612979733">
            <text:p>7580.06</text:p>
          </table:table-cell>
          <table:table-cell table:formula="of:=(1.000001018*(1-[.K226]*[.K226]))/(1+[.K226]*COS(RADIANS([.N226])))" office:value-type="float" office:value="0.984281761177762">
            <text:p>0.98</text:p>
          </table:table-cell>
          <table:table-cell table:formula="of:=[.M226]-0.00569-0.00478*SIN(RADIANS(125.04-1934.136*[.G226]))" office:value-type="float" office:value="303.333194625388">
            <text:p>303.33</text:p>
          </table:table-cell>
          <table:table-cell table:formula="of:=23+(26+((21.448-[.G226]*(46.815+[.G226]*(0.00059-[.G226]*0.001813))))/60)/60" office:value-type="float" office:value="23.4366823015547">
            <text:p>23.44</text:p>
          </table:table-cell>
          <table:table-cell table:formula="of:=[.Q226]+0.00256*COS(RADIANS(125.04-1934.136*[.G226]))" office:value-type="float" office:value="23.4363691250557">
            <text:p>23.44</text:p>
          </table:table-cell>
          <table:table-cell table:formula="of:=DEGREES(ATAN2(COS(RADIANS([.P226]));COS(RADIANS([.R226]))*SIN(RADIANS([.P226]))))" office:value-type="float" office:value="-54.365346468558">
            <text:p>-54.37</text:p>
          </table:table-cell>
          <table:table-cell table:formula="of:=DEGREES(ASIN(SIN(RADIANS([.R226]))*SIN(RADIANS([.P226]))))" office:value-type="float" office:value="-19.4083993716104">
            <text:p>-19.41</text:p>
          </table:table-cell>
          <table:table-cell table:formula="of:=TAN(RADIANS([.R226]/2))*TAN(RADIANS([.R226]/2))" office:value-type="float" office:value="0.0430234952832103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11.8106444430516">
            <text:p>-11.81</text:p>
          </table:table-cell>
          <table:table-cell table:formula="of:=DEGREES(ACOS(COS(RADIANS(90.833))/(COS(RADIANS([.$B$3]))*COS(RADIANS([.T226])))-TAN(RADIANS([.$B$3]))*TAN(RADIANS([.T226]))))" office:value-type="float" office:value="64.7915307471183">
            <text:p>64.79</text:p>
          </table:table-cell>
          <table:table-cell table:style-name="ce8" table:formula="of:=(720-4*[.$B$4]-[.V226]+[.$B$5]*60)/1440" office:value-type="float" office:value="0.491535169752119">
            <text:p>11:47:49</text:p>
          </table:table-cell>
          <table:table-cell table:style-name="ce8" table:formula="of:=[.X226]-[.W226]*4/1440" office:value-type="float" office:value="0.311558695454568">
            <text:p>7:28:39</text:p>
          </table:table-cell>
          <table:table-cell table:style-name="ce8" table:formula="of:=[.X226]+[.W226]*4/1440" office:value-type="float" office:value="0.67151164404967">
            <text:p>16:06:59</text:p>
          </table:table-cell>
          <table:table-cell table:style-name="ce11" table:formula="of:=8*[.W226]" office:value-type="float" office:value="518.332245976947">
            <text:p>518.33</text:p>
          </table:table-cell>
          <table:table-cell table:formula="of:=MOD([.E226]*1440+[.V226]+4*[.$B$4]-60*[.$B$5];1440)" office:value-type="float" office:value="1362.18935555695">
            <text:p>1362.19</text:p>
          </table:table-cell>
          <table:table-cell table:formula="of:=IF([.AB226]/4&lt;0;[.AB226]/4+180;[.AB226]/4-180)" office:value-type="float" office:value="160.547338889236">
            <text:p>160.55</text:p>
          </table:table-cell>
          <table:table-cell table:formula="of:=DEGREES(ACOS(SIN(RADIANS([.$B$3]))*SIN(RADIANS([.T226]))+COS(RADIANS([.$B$3]))*COS(RADIANS([.T226]))*COS(RADIANS([.AC226]))))" office:value-type="float" office:value="144.035851631648">
            <text:p>144.04</text:p>
          </table:table-cell>
          <table:table-cell table:formula="of:=90-[.AD226]" office:value-type="float" office:value="-54.035851631648">
            <text:p>-54.04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418663660599908">
            <text:p>0</text:p>
          </table:table-cell>
          <table:table-cell table:formula="of:=[.AE226]+[.AF226]" office:value-type="float" office:value="-54.031664995042">
            <text:p>-54.03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327.666591918433">
            <text:p>327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6]+0.1/24" office:value-type="float" office:value="0.941666666666665">
            <text:p>22:36:00</text:p>
          </table:table-cell>
          <table:table-cell table:style-name="ce9" table:formula="of:=[.D227]+2415018.5+[.E227]-[.$B$5]/24" office:value-type="float" office:value="2458872.4">
            <text:p>2458872.40</text:p>
          </table:table-cell>
          <table:table-cell table:style-name="ce10" table:formula="of:=([.F227]-2451545)/36525" office:value-type="float" office:value="0.200613278576328">
            <text:p>0.20061328</text:p>
          </table:table-cell>
          <table:table-cell/>
          <table:table-cell table:formula="of:=MOD(280.46646+[.G227]*(36000.76983+[.G227]*0.0003032);360)" office:value-type="float" office:value="302.698939070538">
            <text:p>302.7</text:p>
          </table:table-cell>
          <table:table-cell table:formula="of:=357.52911+[.G227]*(35999.05029-0.0001537*[.G227])" office:value-type="float" office:value="7579.41660812524">
            <text:p>7579.42</text:p>
          </table:table-cell>
          <table:table-cell table:formula="of:=0.016708634-[.G227]*(0.000042037+0.0000001267*[.G227])" office:value-type="float" office:value="0.0167001957204799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0.64892813945317">
            <text:p>0.65</text:p>
          </table:table-cell>
          <table:table-cell table:formula="of:=[.I227]+[.L227]" office:value-type="float" office:value="303.347867209992">
            <text:p>303.35</text:p>
          </table:table-cell>
          <table:table-cell table:formula="of:=[.J227]+[.L227]" office:value-type="float" office:value="7580.0655362647">
            <text:p>7580.07</text:p>
          </table:table-cell>
          <table:table-cell table:formula="of:=(1.000001018*(1-[.K227]*[.K227]))/(1+[.K227]*COS(RADIANS([.N227])))" office:value-type="float" office:value="0.984282171877469">
            <text:p>0.98</text:p>
          </table:table-cell>
          <table:table-cell table:formula="of:=[.M227]-0.00569-0.00478*SIN(RADIANS(125.04-1934.136*[.G227]))" office:value-type="float" office:value="303.33743311071">
            <text:p>303.34</text:p>
          </table:table-cell>
          <table:table-cell table:formula="of:=23+(26+((21.448-[.G227]*(46.815+[.G227]*(0.00059-[.G227]*0.001813))))/60)/60" office:value-type="float" office:value="23.4366823000712">
            <text:p>23.44</text:p>
          </table:table-cell>
          <table:table-cell table:formula="of:=[.Q227]+0.00256*COS(RADIANS(125.04-1934.136*[.G227]))" office:value-type="float" office:value="23.4363691333565">
            <text:p>23.44</text:p>
          </table:table-cell>
          <table:table-cell table:formula="of:=DEGREES(ATAN2(COS(RADIANS([.P227]));COS(RADIANS([.R227]))*SIN(RADIANS([.P227]))))" office:value-type="float" office:value="-54.3609749551438">
            <text:p>-54.36</text:p>
          </table:table-cell>
          <table:table-cell table:formula="of:=DEGREES(ASIN(SIN(RADIANS([.R227]))*SIN(RADIANS([.P227]))))" office:value-type="float" office:value="-19.4074171692902">
            <text:p>-19.41</text:p>
          </table:table-cell>
          <table:table-cell table:formula="of:=TAN(RADIANS([.R227]/2))*TAN(RADIANS([.R227]/2))" office:value-type="float" office:value="0.0430234953145535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11.8117096726453">
            <text:p>-11.81</text:p>
          </table:table-cell>
          <table:table-cell table:formula="of:=DEGREES(ACOS(COS(RADIANS(90.833))/(COS(RADIANS([.$B$3]))*COS(RADIANS([.T227])))-TAN(RADIANS([.$B$3]))*TAN(RADIANS([.T227]))))" office:value-type="float" office:value="64.7930831203419">
            <text:p>64.79</text:p>
          </table:table-cell>
          <table:table-cell table:style-name="ce8" table:formula="of:=(720-4*[.$B$4]-[.V227]+[.$B$5]*60)/1440" office:value-type="float" office:value="0.491535909494893">
            <text:p>11:47:49</text:p>
          </table:table-cell>
          <table:table-cell table:style-name="ce8" table:formula="of:=[.X227]-[.W227]*4/1440" office:value-type="float" office:value="0.311555123049498">
            <text:p>7:28:38</text:p>
          </table:table-cell>
          <table:table-cell table:style-name="ce8" table:formula="of:=[.X227]+[.W227]*4/1440" office:value-type="float" office:value="0.671516695940287">
            <text:p>16:06:59</text:p>
          </table:table-cell>
          <table:table-cell table:style-name="ce11" table:formula="of:=8*[.W227]" office:value-type="float" office:value="518.344664962735">
            <text:p>518.34</text:p>
          </table:table-cell>
          <table:table-cell table:formula="of:=MOD([.E227]*1440+[.V227]+4*[.$B$4]-60*[.$B$5];1440)" office:value-type="float" office:value="1368.18829032735">
            <text:p>1368.19</text:p>
          </table:table-cell>
          <table:table-cell table:formula="of:=IF([.AB227]/4&lt;0;[.AB227]/4+180;[.AB227]/4-180)" office:value-type="float" office:value="162.047072581838">
            <text:p>162.05</text:p>
          </table:table-cell>
          <table:table-cell table:formula="of:=DEGREES(ACOS(SIN(RADIANS([.$B$3]))*SIN(RADIANS([.T227]))+COS(RADIANS([.$B$3]))*COS(RADIANS([.T227]))*COS(RADIANS([.AC227]))))" office:value-type="float" office:value="144.51316245386">
            <text:p>144.51</text:p>
          </table:table-cell>
          <table:table-cell table:formula="of:=90-[.AD227]" office:value-type="float" office:value="-54.5131624538602">
            <text:p>-54.51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411370138474566">
            <text:p>0</text:p>
          </table:table-cell>
          <table:table-cell table:formula="of:=[.AE227]+[.AF227]" office:value-type="float" office:value="-54.5090487524754">
            <text:p>-54.51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329.947159964521">
            <text:p>329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7]+0.1/24" office:value-type="float" office:value="0.945833333333331">
            <text:p>22:42:00</text:p>
          </table:table-cell>
          <table:table-cell table:style-name="ce9" table:formula="of:=[.D228]+2415018.5+[.E228]-[.$B$5]/24" office:value-type="float" office:value="2458872.40416667">
            <text:p>2458872.40</text:p>
          </table:table-cell>
          <table:table-cell table:style-name="ce10" table:formula="of:=([.F228]-2451545)/36525" office:value-type="float" office:value="0.200613392653437">
            <text:p>0.20061339</text:p>
          </table:table-cell>
          <table:table-cell/>
          <table:table-cell table:formula="of:=MOD(280.46646+[.G228]*(36000.76983+[.G228]*0.0003032);360)" office:value-type="float" office:value="302.703045934308">
            <text:p>302.7</text:p>
          </table:table-cell>
          <table:table-cell table:formula="of:=357.52911+[.G228]*(35999.05029-0.0001537*[.G228])" office:value-type="float" office:value="7579.42071479283">
            <text:p>7579.42</text:p>
          </table:table-cell>
          <table:table-cell table:formula="of:=0.016708634-[.G228]*(0.000042037+0.0000001267*[.G228])" office:value-type="float" office:value="0.0167001957156786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0.64905975924761">
            <text:p>0.65</text:p>
          </table:table-cell>
          <table:table-cell table:formula="of:=[.I228]+[.L228]" office:value-type="float" office:value="303.352105693555">
            <text:p>303.35</text:p>
          </table:table-cell>
          <table:table-cell table:formula="of:=[.J228]+[.L228]" office:value-type="float" office:value="7580.06977455208">
            <text:p>7580.07</text:p>
          </table:table-cell>
          <table:table-cell table:formula="of:=(1.000001018*(1-[.K228]*[.K228]))/(1+[.K228]*COS(RADIANS([.N228])))" office:value-type="float" office:value="0.984282582660311">
            <text:p>0.98</text:p>
          </table:table-cell>
          <table:table-cell table:formula="of:=[.M228]-0.00569-0.00478*SIN(RADIANS(125.04-1934.136*[.G228]))" office:value-type="float" office:value="303.341671592022">
            <text:p>303.34</text:p>
          </table:table-cell>
          <table:table-cell table:formula="of:=23+(26+((21.448-[.G228]*(46.815+[.G228]*(0.00059-[.G228]*0.001813))))/60)/60" office:value-type="float" office:value="23.4366822985877">
            <text:p>23.44</text:p>
          </table:table-cell>
          <table:table-cell table:formula="of:=[.Q228]+0.00256*COS(RADIANS(125.04-1934.136*[.G228]))" office:value-type="float" office:value="23.4363691416573">
            <text:p>23.44</text:p>
          </table:table-cell>
          <table:table-cell table:formula="of:=DEGREES(ATAN2(COS(RADIANS([.P228]));COS(RADIANS([.R228]))*SIN(RADIANS([.P228]))))" office:value-type="float" office:value="-54.3566034986705">
            <text:p>-54.36</text:p>
          </table:table-cell>
          <table:table-cell table:formula="of:=DEGREES(ASIN(SIN(RADIANS([.R228]))*SIN(RADIANS([.P228]))))" office:value-type="float" office:value="-19.4064348633694">
            <text:p>-19.41</text:p>
          </table:table-cell>
          <table:table-cell table:formula="of:=TAN(RADIANS([.R228]/2))*TAN(RADIANS([.R228]/2))" office:value-type="float" office:value="0.0430234953458968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11.8127746766251">
            <text:p>-11.81</text:p>
          </table:table-cell>
          <table:table-cell table:formula="of:=DEGREES(ACOS(COS(RADIANS(90.833))/(COS(RADIANS([.$B$3]))*COS(RADIANS([.T228])))-TAN(RADIANS([.$B$3]))*TAN(RADIANS([.T228]))))" office:value-type="float" office:value="64.7946356192183">
            <text:p>64.79</text:p>
          </table:table-cell>
          <table:table-cell table:style-name="ce8" table:formula="of:=(720-4*[.$B$4]-[.V228]+[.$B$5]*60)/1440" office:value-type="float" office:value="0.49153664908099">
            <text:p>11:47:49</text:p>
          </table:table-cell>
          <table:table-cell table:style-name="ce8" table:formula="of:=[.X228]-[.W228]*4/1440" office:value-type="float" office:value="0.311551550138716">
            <text:p>7:28:38</text:p>
          </table:table-cell>
          <table:table-cell table:style-name="ce8" table:formula="of:=[.X228]+[.W228]*4/1440" office:value-type="float" office:value="0.671521748023263">
            <text:p>16:06:59</text:p>
          </table:table-cell>
          <table:table-cell table:style-name="ce11" table:formula="of:=8*[.W228]" office:value-type="float" office:value="518.357084953747">
            <text:p>518.36</text:p>
          </table:table-cell>
          <table:table-cell table:formula="of:=MOD([.E228]*1440+[.V228]+4*[.$B$4]-60*[.$B$5];1440)" office:value-type="float" office:value="1374.18722532337">
            <text:p>1374.19</text:p>
          </table:table-cell>
          <table:table-cell table:formula="of:=IF([.AB228]/4&lt;0;[.AB228]/4+180;[.AB228]/4-180)" office:value-type="float" office:value="163.546806330843">
            <text:p>163.55</text:p>
          </table:table-cell>
          <table:table-cell table:formula="of:=DEGREES(ACOS(SIN(RADIANS([.$B$3]))*SIN(RADIANS([.T228]))+COS(RADIANS([.$B$3]))*COS(RADIANS([.T228]))*COS(RADIANS([.AC228]))))" office:value-type="float" office:value="144.958339152214">
            <text:p>144.96</text:p>
          </table:table-cell>
          <table:table-cell table:formula="of:=90-[.AD228]" office:value-type="float" office:value="-54.9583391522143">
            <text:p>-54.96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404645316059733">
            <text:p>0</text:p>
          </table:table-cell>
          <table:table-cell table:formula="of:=[.AE228]+[.AF228]" office:value-type="float" office:value="-54.9542926990537">
            <text:p>-54.95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332.272834922637">
            <text:p>33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8]+0.1/24" office:value-type="float" office:value="0.949999999999998">
            <text:p>22:48:00</text:p>
          </table:table-cell>
          <table:table-cell table:style-name="ce9" table:formula="of:=[.D229]+2415018.5+[.E229]-[.$B$5]/24" office:value-type="float" office:value="2458872.40833333">
            <text:p>2458872.41</text:p>
          </table:table-cell>
          <table:table-cell table:style-name="ce10" table:formula="of:=([.F229]-2451545)/36525" office:value-type="float" office:value="0.200613506730559">
            <text:p>0.20061351</text:p>
          </table:table-cell>
          <table:table-cell/>
          <table:table-cell table:formula="of:=MOD(280.46646+[.G229]*(36000.76983+[.G229]*0.0003032);360)" office:value-type="float" office:value="302.707152798537">
            <text:p>302.71</text:p>
          </table:table-cell>
          <table:table-cell table:formula="of:=357.52911+[.G229]*(35999.05029-0.0001537*[.G229])" office:value-type="float" office:value="7579.42482146088">
            <text:p>7579.42</text:p>
          </table:table-cell>
          <table:table-cell table:formula="of:=0.016708634-[.G229]*(0.000042037+0.0000001267*[.G229])" office:value-type="float" office:value="0.0167001957108774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0.649191375519183">
            <text:p>0.65</text:p>
          </table:table-cell>
          <table:table-cell table:formula="of:=[.I229]+[.L229]" office:value-type="float" office:value="303.356344174056">
            <text:p>303.36</text:p>
          </table:table-cell>
          <table:table-cell table:formula="of:=[.J229]+[.L229]" office:value-type="float" office:value="7580.0740128364">
            <text:p>7580.07</text:p>
          </table:table-cell>
          <table:table-cell table:formula="of:=(1.000001018*(1-[.K229]*[.K229]))/(1+[.K229]*COS(RADIANS([.N229])))" office:value-type="float" office:value="0.984282993526377">
            <text:p>0.98</text:p>
          </table:table-cell>
          <table:table-cell table:formula="of:=[.M229]-0.00569-0.00478*SIN(RADIANS(125.04-1934.136*[.G229]))" office:value-type="float" office:value="303.345910070272">
            <text:p>303.35</text:p>
          </table:table-cell>
          <table:table-cell table:formula="of:=23+(26+((21.448-[.G229]*(46.815+[.G229]*(0.00059-[.G229]*0.001813))))/60)/60" office:value-type="float" office:value="23.4366822971042">
            <text:p>23.44</text:p>
          </table:table-cell>
          <table:table-cell table:formula="of:=[.Q229]+0.00256*COS(RADIANS(125.04-1934.136*[.G229]))" office:value-type="float" office:value="23.4363691499581">
            <text:p>23.44</text:p>
          </table:table-cell>
          <table:table-cell table:formula="of:=DEGREES(ATAN2(COS(RADIANS([.P229]));COS(RADIANS([.R229]))*SIN(RADIANS([.P229]))))" office:value-type="float" office:value="-54.352232098163">
            <text:p>-54.35</text:p>
          </table:table-cell>
          <table:table-cell table:formula="of:=DEGREES(ASIN(SIN(RADIANS([.R229]))*SIN(RADIANS([.P229]))))" office:value-type="float" office:value="-19.4054524536356">
            <text:p>-19.41</text:p>
          </table:table-cell>
          <table:table-cell table:formula="of:=TAN(RADIANS([.R229]/2))*TAN(RADIANS([.R229]/2))" office:value-type="float" office:value="0.0430234953772401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11.8138394552175">
            <text:p>-11.81</text:p>
          </table:table-cell>
          <table:table-cell table:formula="of:=DEGREES(ACOS(COS(RADIANS(90.833))/(COS(RADIANS([.$B$3]))*COS(RADIANS([.T229])))-TAN(RADIANS([.$B$3]))*TAN(RADIANS([.T229]))))" office:value-type="float" office:value="64.7961882440749">
            <text:p>64.8</text:p>
          </table:table-cell>
          <table:table-cell table:style-name="ce8" table:formula="of:=(720-4*[.$B$4]-[.V229]+[.$B$5]*60)/1440" office:value-type="float" office:value="0.491537388510568">
            <text:p>11:47:49</text:p>
          </table:table-cell>
          <table:table-cell table:style-name="ce8" table:formula="of:=[.X229]-[.W229]*4/1440" office:value-type="float" office:value="0.311547976721471">
            <text:p>7:28:38</text:p>
          </table:table-cell>
          <table:table-cell table:style-name="ce8" table:formula="of:=[.X229]+[.W229]*4/1440" office:value-type="float" office:value="0.671526800299665">
            <text:p>16:07:00</text:p>
          </table:table-cell>
          <table:table-cell table:style-name="ce11" table:formula="of:=8*[.W229]" office:value-type="float" office:value="518.369505952599">
            <text:p>518.37</text:p>
          </table:table-cell>
          <table:table-cell table:formula="of:=MOD([.E229]*1440+[.V229]+4*[.$B$4]-60*[.$B$5];1440)" office:value-type="float" office:value="1380.18616054478">
            <text:p>1380.19</text:p>
          </table:table-cell>
          <table:table-cell table:formula="of:=IF([.AB229]/4&lt;0;[.AB229]/4+180;[.AB229]/4-180)" office:value-type="float" office:value="165.046540136195">
            <text:p>165.05</text:p>
          </table:table-cell>
          <table:table-cell table:formula="of:=DEGREES(ACOS(SIN(RADIANS([.$B$3]))*SIN(RADIANS([.T229]))+COS(RADIANS([.$B$3]))*COS(RADIANS([.T229]))*COS(RADIANS([.AC229]))))" office:value-type="float" office:value="145.370021831489">
            <text:p>145.37</text:p>
          </table:table-cell>
          <table:table-cell table:formula="of:=90-[.AD229]" office:value-type="float" office:value="-55.3700218314893">
            <text:p>-55.37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398491367550023">
            <text:p>0</text:p>
          </table:table-cell>
          <table:table-cell table:formula="of:=[.AE229]+[.AF229]" office:value-type="float" office:value="-55.3660369178138">
            <text:p>-55.37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334.642086065645">
            <text:p>334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29]+0.1/24" office:value-type="float" office:value="0.954166666666665">
            <text:p>22:54:00</text:p>
          </table:table-cell>
          <table:table-cell table:style-name="ce9" table:formula="of:=[.D230]+2415018.5+[.E230]-[.$B$5]/24" office:value-type="float" office:value="2458872.4125">
            <text:p>2458872.41</text:p>
          </table:table-cell>
          <table:table-cell table:style-name="ce10" table:formula="of:=([.F230]-2451545)/36525" office:value-type="float" office:value="0.200613620807669">
            <text:p>0.20061362</text:p>
          </table:table-cell>
          <table:table-cell/>
          <table:table-cell table:formula="of:=MOD(280.46646+[.G230]*(36000.76983+[.G230]*0.0003032);360)" office:value-type="float" office:value="302.711259662307">
            <text:p>302.71</text:p>
          </table:table-cell>
          <table:table-cell table:formula="of:=357.52911+[.G230]*(35999.05029-0.0001537*[.G230])" office:value-type="float" office:value="7579.42892812847">
            <text:p>7579.43</text:p>
          </table:table-cell>
          <table:table-cell table:formula="of:=0.016708634-[.G230]*(0.000042037+0.0000001267*[.G230])" office:value-type="float" office:value="0.0167001957060761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0.649322988237636">
            <text:p>0.65</text:p>
          </table:table-cell>
          <table:table-cell table:formula="of:=[.I230]+[.L230]" office:value-type="float" office:value="303.360582650545">
            <text:p>303.36</text:p>
          </table:table-cell>
          <table:table-cell table:formula="of:=[.J230]+[.L230]" office:value-type="float" office:value="7580.0782511167">
            <text:p>7580.08</text:p>
          </table:table-cell>
          <table:table-cell table:formula="of:=(1.000001018*(1-[.K230]*[.K230]))/(1+[.K230]*COS(RADIANS([.N230])))" office:value-type="float" office:value="0.984283404475572">
            <text:p>0.98</text:p>
          </table:table-cell>
          <table:table-cell table:formula="of:=[.M230]-0.00569-0.00478*SIN(RADIANS(125.04-1934.136*[.G230]))" office:value-type="float" office:value="303.350148544509">
            <text:p>303.35</text:p>
          </table:table-cell>
          <table:table-cell table:formula="of:=23+(26+((21.448-[.G230]*(46.815+[.G230]*(0.00059-[.G230]*0.001813))))/60)/60" office:value-type="float" office:value="23.4366822956208">
            <text:p>23.44</text:p>
          </table:table-cell>
          <table:table-cell table:formula="of:=[.Q230]+0.00256*COS(RADIANS(125.04-1934.136*[.G230]))" office:value-type="float" office:value="23.4363691582589">
            <text:p>23.44</text:p>
          </table:table-cell>
          <table:table-cell table:formula="of:=DEGREES(ATAN2(COS(RADIANS([.P230]));COS(RADIANS([.R230]))*SIN(RADIANS([.P230]))))" office:value-type="float" office:value="-54.3478607546027">
            <text:p>-54.35</text:p>
          </table:table-cell>
          <table:table-cell table:formula="of:=DEGREES(ASIN(SIN(RADIANS([.R230]))*SIN(RADIANS([.P230]))))" office:value-type="float" office:value="-19.4044699403162">
            <text:p>-19.4</text:p>
          </table:table-cell>
          <table:table-cell table:formula="of:=TAN(RADIANS([.R230]/2))*TAN(RADIANS([.R230]/2))" office:value-type="float" office:value="0.0430234954085834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11.814904008172">
            <text:p>-11.81</text:p>
          </table:table-cell>
          <table:table-cell table:formula="of:=DEGREES(ACOS(COS(RADIANS(90.833))/(COS(RADIANS([.$B$3]))*COS(RADIANS([.T230])))-TAN(RADIANS([.$B$3]))*TAN(RADIANS([.T230]))))" office:value-type="float" office:value="64.7977409945442">
            <text:p>64.8</text:p>
          </table:table-cell>
          <table:table-cell table:style-name="ce8" table:formula="of:=(720-4*[.$B$4]-[.V230]+[.$B$5]*60)/1440" office:value-type="float" office:value="0.491538127783453">
            <text:p>11:47:49</text:p>
          </table:table-cell>
          <table:table-cell table:style-name="ce8" table:formula="of:=[.X230]-[.W230]*4/1440" office:value-type="float" office:value="0.311544402798608">
            <text:p>7:28:37</text:p>
          </table:table-cell>
          <table:table-cell table:style-name="ce8" table:formula="of:=[.X230]+[.W230]*4/1440" office:value-type="float" office:value="0.671531852768298">
            <text:p>16:07:00</text:p>
          </table:table-cell>
          <table:table-cell table:style-name="ce11" table:formula="of:=8*[.W230]" office:value-type="float" office:value="518.381927956353">
            <text:p>518.38</text:p>
          </table:table-cell>
          <table:table-cell table:formula="of:=MOD([.E230]*1440+[.V230]+4*[.$B$4]-60*[.$B$5];1440)" office:value-type="float" office:value="1386.18509599182">
            <text:p>1386.19</text:p>
          </table:table-cell>
          <table:table-cell table:formula="of:=IF([.AB230]/4&lt;0;[.AB230]/4+180;[.AB230]/4-180)" office:value-type="float" office:value="166.546273997956">
            <text:p>166.55</text:p>
          </table:table-cell>
          <table:table-cell table:formula="of:=DEGREES(ACOS(SIN(RADIANS([.$B$3]))*SIN(RADIANS([.T230]))+COS(RADIANS([.$B$3]))*COS(RADIANS([.T230]))*COS(RADIANS([.AC230]))))" office:value-type="float" office:value="145.746891810448">
            <text:p>145.75</text:p>
          </table:table-cell>
          <table:table-cell table:formula="of:=90-[.AD230]" office:value-type="float" office:value="-55.7468918104477">
            <text:p>-55.75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392911130186381">
            <text:p>0</text:p>
          </table:table-cell>
          <table:table-cell table:formula="of:=[.AE230]+[.AF230]" office:value-type="float" office:value="-55.7429626991458">
            <text:p>-55.74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337.052938698029">
            <text:p>337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0]+0.1/24" office:value-type="float" office:value="0.958333333333331">
            <text:p>23:00:00</text:p>
          </table:table-cell>
          <table:table-cell table:style-name="ce9" table:formula="of:=[.D231]+2415018.5+[.E231]-[.$B$5]/24" office:value-type="float" office:value="2458872.41666667">
            <text:p>2458872.42</text:p>
          </table:table-cell>
          <table:table-cell table:style-name="ce10" table:formula="of:=([.F231]-2451545)/36525" office:value-type="float" office:value="0.200613734884791">
            <text:p>0.20061373</text:p>
          </table:table-cell>
          <table:table-cell/>
          <table:table-cell table:formula="of:=MOD(280.46646+[.G231]*(36000.76983+[.G231]*0.0003032);360)" office:value-type="float" office:value="302.715366526535">
            <text:p>302.72</text:p>
          </table:table-cell>
          <table:table-cell table:formula="of:=357.52911+[.G231]*(35999.05029-0.0001537*[.G231])" office:value-type="float" office:value="7579.43303479652">
            <text:p>7579.43</text:p>
          </table:table-cell>
          <table:table-cell table:formula="of:=0.016708634-[.G231]*(0.000042037+0.0000001267*[.G231])" office:value-type="float" office:value="0.0167001957012748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0.649454597431797">
            <text:p>0.65</text:p>
          </table:table-cell>
          <table:table-cell table:formula="of:=[.I231]+[.L231]" office:value-type="float" office:value="303.364821123967">
            <text:p>303.36</text:p>
          </table:table-cell>
          <table:table-cell table:formula="of:=[.J231]+[.L231]" office:value-type="float" office:value="7580.08248939395">
            <text:p>7580.08</text:p>
          </table:table-cell>
          <table:table-cell table:formula="of:=(1.000001018*(1-[.K231]*[.K231]))/(1+[.K231]*COS(RADIANS([.N231])))" office:value-type="float" office:value="0.984283815507988">
            <text:p>0.98</text:p>
          </table:table-cell>
          <table:table-cell table:formula="of:=[.M231]-0.00569-0.00478*SIN(RADIANS(125.04-1934.136*[.G231]))" office:value-type="float" office:value="303.354387015679">
            <text:p>303.35</text:p>
          </table:table-cell>
          <table:table-cell table:formula="of:=23+(26+((21.448-[.G231]*(46.815+[.G231]*(0.00059-[.G231]*0.001813))))/60)/60" office:value-type="float" office:value="23.4366822941373">
            <text:p>23.44</text:p>
          </table:table-cell>
          <table:table-cell table:formula="of:=[.Q231]+0.00256*COS(RADIANS(125.04-1934.136*[.G231]))" office:value-type="float" office:value="23.4363691665597">
            <text:p>23.44</text:p>
          </table:table-cell>
          <table:table-cell table:formula="of:=DEGREES(ATAN2(COS(RADIANS([.P231]));COS(RADIANS([.R231]))*SIN(RADIANS([.P231]))))" office:value-type="float" office:value="-54.3434894670163">
            <text:p>-54.34</text:p>
          </table:table-cell>
          <table:table-cell table:formula="of:=DEGREES(ASIN(SIN(RADIANS([.R231]))*SIN(RADIANS([.P231]))))" office:value-type="float" office:value="-19.4034873231991">
            <text:p>-19.4</text:p>
          </table:table-cell>
          <table:table-cell table:formula="of:=TAN(RADIANS([.R231]/2))*TAN(RADIANS([.R231]/2))" office:value-type="float" office:value="0.0430234954399267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11.815968335715">
            <text:p>-11.82</text:p>
          </table:table-cell>
          <table:table-cell table:formula="of:=DEGREES(ACOS(COS(RADIANS(90.833))/(COS(RADIANS([.$B$3]))*COS(RADIANS([.T231])))-TAN(RADIANS([.$B$3]))*TAN(RADIANS([.T231]))))" office:value-type="float" office:value="64.7992938709528">
            <text:p>64.8</text:p>
          </table:table-cell>
          <table:table-cell table:style-name="ce8" table:formula="of:=(720-4*[.$B$4]-[.V231]+[.$B$5]*60)/1440" office:value-type="float" office:value="0.491538866899802">
            <text:p>11:47:49</text:p>
          </table:table-cell>
          <table:table-cell table:style-name="ce8" table:formula="of:=[.X231]-[.W231]*4/1440" office:value-type="float" office:value="0.311540828369378">
            <text:p>7:28:37</text:p>
          </table:table-cell>
          <table:table-cell table:style-name="ce8" table:formula="of:=[.X231]+[.W231]*4/1440" office:value-type="float" office:value="0.671536905430227">
            <text:p>16:07:01</text:p>
          </table:table-cell>
          <table:table-cell table:style-name="ce11" table:formula="of:=8*[.W231]" office:value-type="float" office:value="518.394350967622">
            <text:p>518.39</text:p>
          </table:table-cell>
          <table:table-cell table:formula="of:=MOD([.E231]*1440+[.V231]+4*[.$B$4]-60*[.$B$5];1440)" office:value-type="float" office:value="1392.18403166428">
            <text:p>1392.18</text:p>
          </table:table-cell>
          <table:table-cell table:formula="of:=IF([.AB231]/4&lt;0;[.AB231]/4+180;[.AB231]/4-180)" office:value-type="float" office:value="168.04600791607">
            <text:p>168.05</text:p>
          </table:table-cell>
          <table:table-cell table:formula="of:=DEGREES(ACOS(SIN(RADIANS([.$B$3]))*SIN(RADIANS([.T231]))+COS(RADIANS([.$B$3]))*COS(RADIANS([.T231]))*COS(RADIANS([.AC231]))))" office:value-type="float" office:value="146.08768728071">
            <text:p>146.09</text:p>
          </table:table-cell>
          <table:table-cell table:formula="of:=90-[.AD231]" office:value-type="float" office:value="-56.0876872807097">
            <text:p>-56.09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387907920910768">
            <text:p>0</text:p>
          </table:table-cell>
          <table:table-cell table:formula="of:=[.AE231]+[.AF231]" office:value-type="float" office:value="-56.0838082015006">
            <text:p>-56.08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339.502959704537">
            <text:p>339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1]+0.1/24" office:value-type="float" office:value="0.962499999999998">
            <text:p>23:06:00</text:p>
          </table:table-cell>
          <table:table-cell table:style-name="ce9" table:formula="of:=[.D232]+2415018.5+[.E232]-[.$B$5]/24" office:value-type="float" office:value="2458872.42083333">
            <text:p>2458872.42</text:p>
          </table:table-cell>
          <table:table-cell table:style-name="ce10" table:formula="of:=([.F232]-2451545)/36525" office:value-type="float" office:value="0.2006138489619">
            <text:p>0.20061385</text:p>
          </table:table-cell>
          <table:table-cell/>
          <table:table-cell table:formula="of:=MOD(280.46646+[.G232]*(36000.76983+[.G232]*0.0003032);360)" office:value-type="float" office:value="302.719473390304">
            <text:p>302.72</text:p>
          </table:table-cell>
          <table:table-cell table:formula="of:=357.52911+[.G232]*(35999.05029-0.0001537*[.G232])" office:value-type="float" office:value="7579.4371414641">
            <text:p>7579.44</text:p>
          </table:table-cell>
          <table:table-cell table:formula="of:=0.016708634-[.G232]*(0.000042037+0.0000001267*[.G232])" office:value-type="float" office:value="0.0167001956964736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0.649586203071363">
            <text:p>0.65</text:p>
          </table:table-cell>
          <table:table-cell table:formula="of:=[.I232]+[.L232]" office:value-type="float" office:value="303.369059593376">
            <text:p>303.37</text:p>
          </table:table-cell>
          <table:table-cell table:formula="of:=[.J232]+[.L232]" office:value-type="float" office:value="7580.08672766717">
            <text:p>7580.09</text:p>
          </table:table-cell>
          <table:table-cell table:formula="of:=(1.000001018*(1-[.K232]*[.K232]))/(1+[.K232]*COS(RADIANS([.N232])))" office:value-type="float" office:value="0.984284226623528">
            <text:p>0.98</text:p>
          </table:table-cell>
          <table:table-cell table:formula="of:=[.M232]-0.00569-0.00478*SIN(RADIANS(125.04-1934.136*[.G232]))" office:value-type="float" office:value="303.358625482836">
            <text:p>303.36</text:p>
          </table:table-cell>
          <table:table-cell table:formula="of:=23+(26+((21.448-[.G232]*(46.815+[.G232]*(0.00059-[.G232]*0.001813))))/60)/60" office:value-type="float" office:value="23.4366822926538">
            <text:p>23.44</text:p>
          </table:table-cell>
          <table:table-cell table:formula="of:=[.Q232]+0.00256*COS(RADIANS(125.04-1934.136*[.G232]))" office:value-type="float" office:value="23.4363691748605">
            <text:p>23.44</text:p>
          </table:table-cell>
          <table:table-cell table:formula="of:=DEGREES(ATAN2(COS(RADIANS([.P232]));COS(RADIANS([.R232]))*SIN(RADIANS([.P232]))))" office:value-type="float" office:value="-54.3391182363816">
            <text:p>-54.34</text:p>
          </table:table-cell>
          <table:table-cell table:formula="of:=DEGREES(ASIN(SIN(RADIANS([.R232]))*SIN(RADIANS([.P232]))))" office:value-type="float" office:value="-19.4025046025111">
            <text:p>-19.4</text:p>
          </table:table-cell>
          <table:table-cell table:formula="of:=TAN(RADIANS([.R232]/2))*TAN(RADIANS([.R232]/2))" office:value-type="float" office:value="0.04302349547127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11.8170324375962">
            <text:p>-11.82</text:p>
          </table:table-cell>
          <table:table-cell table:formula="of:=DEGREES(ACOS(COS(RADIANS(90.833))/(COS(RADIANS([.$B$3]))*COS(RADIANS([.T232])))-TAN(RADIANS([.$B$3]))*TAN(RADIANS([.T232]))))" office:value-type="float" office:value="64.8008468729345">
            <text:p>64.8</text:p>
          </table:table-cell>
          <table:table-cell table:style-name="ce8" table:formula="of:=(720-4*[.$B$4]-[.V232]+[.$B$5]*60)/1440" office:value-type="float" office:value="0.491539605859442">
            <text:p>11:47:49</text:p>
          </table:table-cell>
          <table:table-cell table:style-name="ce8" table:formula="of:=[.X232]-[.W232]*4/1440" office:value-type="float" office:value="0.311537253434624">
            <text:p>7:28:37</text:p>
          </table:table-cell>
          <table:table-cell table:style-name="ce8" table:formula="of:=[.X232]+[.W232]*4/1440" office:value-type="float" office:value="0.67154195828426">
            <text:p>16:07:01</text:p>
          </table:table-cell>
          <table:table-cell table:style-name="ce11" table:formula="of:=8*[.W232]" office:value-type="float" office:value="518.406774983476">
            <text:p>518.41</text:p>
          </table:table-cell>
          <table:table-cell table:formula="of:=MOD([.E232]*1440+[.V232]+4*[.$B$4]-60*[.$B$5];1440)" office:value-type="float" office:value="1398.1829675624">
            <text:p>1398.18</text:p>
          </table:table-cell>
          <table:table-cell table:formula="of:=IF([.AB232]/4&lt;0;[.AB232]/4+180;[.AB232]/4-180)" office:value-type="float" office:value="169.5457418906">
            <text:p>169.55</text:p>
          </table:table-cell>
          <table:table-cell table:formula="of:=DEGREES(ACOS(SIN(RADIANS([.$B$3]))*SIN(RADIANS([.T232]))+COS(RADIANS([.$B$3]))*COS(RADIANS([.T232]))*COS(RADIANS([.AC232]))))" office:value-type="float" office:value="146.391219688659">
            <text:p>146.39</text:p>
          </table:table-cell>
          <table:table-cell table:formula="of:=90-[.AD232]" office:value-type="float" office:value="-56.3912196886594">
            <text:p>-56.39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383485350936457">
            <text:p>0</text:p>
          </table:table-cell>
          <table:table-cell table:formula="of:=[.AE232]+[.AF232]" office:value-type="float" office:value="-56.38738483515">
            <text:p>-56.39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341.989252562327">
            <text:p>341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2]+0.1/24" office:value-type="float" office:value="0.966666666666665">
            <text:p>23:12:00</text:p>
          </table:table-cell>
          <table:table-cell table:style-name="ce9" table:formula="of:=[.D233]+2415018.5+[.E233]-[.$B$5]/24" office:value-type="float" office:value="2458872.425">
            <text:p>2458872.43</text:p>
          </table:table-cell>
          <table:table-cell table:style-name="ce10" table:formula="of:=([.F233]-2451545)/36525" office:value-type="float" office:value="0.200613963039022">
            <text:p>0.20061396</text:p>
          </table:table-cell>
          <table:table-cell/>
          <table:table-cell table:formula="of:=MOD(280.46646+[.G233]*(36000.76983+[.G233]*0.0003032);360)" office:value-type="float" office:value="302.723580254534">
            <text:p>302.72</text:p>
          </table:table-cell>
          <table:table-cell table:formula="of:=357.52911+[.G233]*(35999.05029-0.0001537*[.G233])" office:value-type="float" office:value="7579.44124813215">
            <text:p>7579.44</text:p>
          </table:table-cell>
          <table:table-cell table:formula="of:=0.016708634-[.G233]*(0.000042037+0.0000001267*[.G233])" office:value-type="float" office:value="0.0167001956916723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0.649717805185266">
            <text:p>0.65</text:p>
          </table:table-cell>
          <table:table-cell table:formula="of:=[.I233]+[.L233]" office:value-type="float" office:value="303.373298059719">
            <text:p>303.37</text:p>
          </table:table-cell>
          <table:table-cell table:formula="of:=[.J233]+[.L233]" office:value-type="float" office:value="7580.09096593734">
            <text:p>7580.09</text:p>
          </table:table-cell>
          <table:table-cell table:formula="of:=(1.000001018*(1-[.K233]*[.K233]))/(1+[.K233]*COS(RADIANS([.N233])))" office:value-type="float" office:value="0.984284637822283">
            <text:p>0.98</text:p>
          </table:table-cell>
          <table:table-cell table:formula="of:=[.M233]-0.00569-0.00478*SIN(RADIANS(125.04-1934.136*[.G233]))" office:value-type="float" office:value="303.362863946928">
            <text:p>303.36</text:p>
          </table:table-cell>
          <table:table-cell table:formula="of:=23+(26+((21.448-[.G233]*(46.815+[.G233]*(0.00059-[.G233]*0.001813))))/60)/60" office:value-type="float" office:value="23.4366822911703">
            <text:p>23.44</text:p>
          </table:table-cell>
          <table:table-cell table:formula="of:=[.Q233]+0.00256*COS(RADIANS(125.04-1934.136*[.G233]))" office:value-type="float" office:value="23.4363691831613">
            <text:p>23.44</text:p>
          </table:table-cell>
          <table:table-cell table:formula="of:=DEGREES(ATAN2(COS(RADIANS([.P233]));COS(RADIANS([.R233]))*SIN(RADIANS([.P233]))))" office:value-type="float" office:value="-54.3347470617234">
            <text:p>-54.33</text:p>
          </table:table-cell>
          <table:table-cell table:formula="of:=DEGREES(ASIN(SIN(RADIANS([.R233]))*SIN(RADIANS([.P233]))))" office:value-type="float" office:value="-19.4015217780397">
            <text:p>-19.4</text:p>
          </table:table-cell>
          <table:table-cell table:formula="of:=TAN(RADIANS([.R233]/2))*TAN(RADIANS([.R233]/2))" office:value-type="float" office:value="0.0430234955026134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11.8180963140427">
            <text:p>-11.82</text:p>
          </table:table-cell>
          <table:table-cell table:formula="of:=DEGREES(ACOS(COS(RADIANS(90.833))/(COS(RADIANS([.$B$3]))*COS(RADIANS([.T233])))-TAN(RADIANS([.$B$3]))*TAN(RADIANS([.T233]))))" office:value-type="float" office:value="64.8024000008167">
            <text:p>64.8</text:p>
          </table:table-cell>
          <table:table-cell table:style-name="ce8" table:formula="of:=(720-4*[.$B$4]-[.V233]+[.$B$5]*60)/1440" office:value-type="float" office:value="0.49154034466253">
            <text:p>11:47:49</text:p>
          </table:table-cell>
          <table:table-cell table:style-name="ce8" table:formula="of:=[.X233]-[.W233]*4/1440" office:value-type="float" office:value="0.311533677993594">
            <text:p>7:28:37</text:p>
          </table:table-cell>
          <table:table-cell table:style-name="ce8" table:formula="of:=[.X233]+[.W233]*4/1440" office:value-type="float" office:value="0.671547011331465">
            <text:p>16:07:02</text:p>
          </table:table-cell>
          <table:table-cell table:style-name="ce11" table:formula="of:=8*[.W233]" office:value-type="float" office:value="518.419200006533">
            <text:p>518.42</text:p>
          </table:table-cell>
          <table:table-cell table:formula="of:=MOD([.E233]*1440+[.V233]+4*[.$B$4]-60*[.$B$5];1440)" office:value-type="float" office:value="1404.18190368595">
            <text:p>1404.18</text:p>
          </table:table-cell>
          <table:table-cell table:formula="of:=IF([.AB233]/4&lt;0;[.AB233]/4+180;[.AB233]/4-180)" office:value-type="float" office:value="171.045475921489">
            <text:p>171.05</text:p>
          </table:table-cell>
          <table:table-cell table:formula="of:=DEGREES(ACOS(SIN(RADIANS([.$B$3]))*SIN(RADIANS([.T233]))+COS(RADIANS([.$B$3]))*COS(RADIANS([.T233]))*COS(RADIANS([.AC233]))))" office:value-type="float" office:value="146.656390442376">
            <text:p>146.66</text:p>
          </table:table-cell>
          <table:table-cell table:formula="of:=90-[.AD233]" office:value-type="float" office:value="-56.6563904423763">
            <text:p>-56.66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379647141545984">
            <text:p>0</text:p>
          </table:table-cell>
          <table:table-cell table:formula="of:=[.AE233]+[.AF233]" office:value-type="float" office:value="-56.6525939709608">
            <text:p>-56.65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344.50846334464">
            <text:p>344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3]+0.1/24" office:value-type="float" office:value="0.970833333333331">
            <text:p>23:18:00</text:p>
          </table:table-cell>
          <table:table-cell table:style-name="ce9" table:formula="of:=[.D234]+2415018.5+[.E234]-[.$B$5]/24" office:value-type="float" office:value="2458872.42916667">
            <text:p>2458872.43</text:p>
          </table:table-cell>
          <table:table-cell table:style-name="ce10" table:formula="of:=([.F234]-2451545)/36525" office:value-type="float" office:value="0.200614077116131">
            <text:p>0.20061408</text:p>
          </table:table-cell>
          <table:table-cell/>
          <table:table-cell table:formula="of:=MOD(280.46646+[.G234]*(36000.76983+[.G234]*0.0003032);360)" office:value-type="float" office:value="302.727687118304">
            <text:p>302.73</text:p>
          </table:table-cell>
          <table:table-cell table:formula="of:=357.52911+[.G234]*(35999.05029-0.0001537*[.G234])" office:value-type="float" office:value="7579.44535479974">
            <text:p>7579.45</text:p>
          </table:table-cell>
          <table:table-cell table:formula="of:=0.016708634-[.G234]*(0.000042037+0.0000001267*[.G234])" office:value-type="float" office:value="0.0167001956868711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0.649849403743255">
            <text:p>0.65</text:p>
          </table:table-cell>
          <table:table-cell table:formula="of:=[.I234]+[.L234]" office:value-type="float" office:value="303.377536522047">
            <text:p>303.38</text:p>
          </table:table-cell>
          <table:table-cell table:formula="of:=[.J234]+[.L234]" office:value-type="float" office:value="7580.09520420348">
            <text:p>7580.1</text:p>
          </table:table-cell>
          <table:table-cell table:formula="of:=(1.000001018*(1-[.K234]*[.K234]))/(1+[.K234]*COS(RADIANS([.N234])))" office:value-type="float" office:value="0.984285049104158">
            <text:p>0.98</text:p>
          </table:table-cell>
          <table:table-cell table:formula="of:=[.M234]-0.00569-0.00478*SIN(RADIANS(125.04-1934.136*[.G234]))" office:value-type="float" office:value="303.367102407005">
            <text:p>303.37</text:p>
          </table:table-cell>
          <table:table-cell table:formula="of:=23+(26+((21.448-[.G234]*(46.815+[.G234]*(0.00059-[.G234]*0.001813))))/60)/60" office:value-type="float" office:value="23.4366822896869">
            <text:p>23.44</text:p>
          </table:table-cell>
          <table:table-cell table:formula="of:=[.Q234]+0.00256*COS(RADIANS(125.04-1934.136*[.G234]))" office:value-type="float" office:value="23.4363691914622">
            <text:p>23.44</text:p>
          </table:table-cell>
          <table:table-cell table:formula="of:=DEGREES(ATAN2(COS(RADIANS([.P234]));COS(RADIANS([.R234]))*SIN(RADIANS([.P234]))))" office:value-type="float" office:value="-54.3303759440231">
            <text:p>-54.33</text:p>
          </table:table-cell>
          <table:table-cell table:formula="of:=DEGREES(ASIN(SIN(RADIANS([.R234]))*SIN(RADIANS([.P234]))))" office:value-type="float" office:value="-19.4005388500123">
            <text:p>-19.4</text:p>
          </table:table-cell>
          <table:table-cell table:formula="of:=TAN(RADIANS([.R234]/2))*TAN(RADIANS([.R234]/2))" office:value-type="float" office:value="0.0430234955339568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11.8191599648042">
            <text:p>-11.82</text:p>
          </table:table-cell>
          <table:table-cell table:formula="of:=DEGREES(ACOS(COS(RADIANS(90.833))/(COS(RADIANS([.$B$3]))*COS(RADIANS([.T234])))-TAN(RADIANS([.$B$3]))*TAN(RADIANS([.T234]))))" office:value-type="float" office:value="64.8039532542318">
            <text:p>64.8</text:p>
          </table:table-cell>
          <table:table-cell table:style-name="ce8" table:formula="of:=(720-4*[.$B$4]-[.V234]+[.$B$5]*60)/1440" office:value-type="float" office:value="0.491541083308892">
            <text:p>11:47:49</text:p>
          </table:table-cell>
          <table:table-cell table:style-name="ce8" table:formula="of:=[.X234]-[.W234]*4/1440" office:value-type="float" office:value="0.311530102047137">
            <text:p>7:28:36</text:p>
          </table:table-cell>
          <table:table-cell table:style-name="ce8" table:formula="of:=[.X234]+[.W234]*4/1440" office:value-type="float" office:value="0.671552064570647">
            <text:p>16:07:02</text:p>
          </table:table-cell>
          <table:table-cell table:style-name="ce11" table:formula="of:=8*[.W234]" office:value-type="float" office:value="518.431626033854">
            <text:p>518.43</text:p>
          </table:table-cell>
          <table:table-cell table:formula="of:=MOD([.E234]*1440+[.V234]+4*[.$B$4]-60*[.$B$5];1440)" office:value-type="float" office:value="1410.18084003519">
            <text:p>1410.18</text:p>
          </table:table-cell>
          <table:table-cell table:formula="of:=IF([.AB234]/4&lt;0;[.AB234]/4+180;[.AB234]/4-180)" office:value-type="float" office:value="172.545210008798">
            <text:p>172.55</text:p>
          </table:table-cell>
          <table:table-cell table:formula="of:=DEGREES(ACOS(SIN(RADIANS([.$B$3]))*SIN(RADIANS([.T234]))+COS(RADIANS([.$B$3]))*COS(RADIANS([.T234]))*COS(RADIANS([.AC234]))))" office:value-type="float" office:value="146.882207480646">
            <text:p>146.88</text:p>
          </table:table-cell>
          <table:table-cell table:formula="of:=90-[.AD234]" office:value-type="float" office:value="-56.8822074806459">
            <text:p>-56.88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37639694507756">
            <text:p>0</text:p>
          </table:table-cell>
          <table:table-cell table:formula="of:=[.AE234]+[.AF234]" office:value-type="float" office:value="-56.8784435111951">
            <text:p>-56.88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347.056798901613">
            <text:p>347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4]+0.1/24" office:value-type="float" office:value="0.974999999999998">
            <text:p>23:24:00</text:p>
          </table:table-cell>
          <table:table-cell table:style-name="ce9" table:formula="of:=[.D235]+2415018.5+[.E235]-[.$B$5]/24" office:value-type="float" office:value="2458872.43333333">
            <text:p>2458872.43</text:p>
          </table:table-cell>
          <table:table-cell table:style-name="ce10" table:formula="of:=([.F235]-2451545)/36525" office:value-type="float" office:value="0.200614191193253">
            <text:p>0.20061419</text:p>
          </table:table-cell>
          <table:table-cell/>
          <table:table-cell table:formula="of:=MOD(280.46646+[.G235]*(36000.76983+[.G235]*0.0003032);360)" office:value-type="float" office:value="302.731793982533">
            <text:p>302.73</text:p>
          </table:table-cell>
          <table:table-cell table:formula="of:=357.52911+[.G235]*(35999.05029-0.0001537*[.G235])" office:value-type="float" office:value="7579.44946146779">
            <text:p>7579.45</text:p>
          </table:table-cell>
          <table:table-cell table:formula="of:=0.016708634-[.G235]*(0.000042037+0.0000001267*[.G235])" office:value-type="float" office:value="0.0167001956820698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0.649980998773947">
            <text:p>0.65</text:p>
          </table:table-cell>
          <table:table-cell table:formula="of:=[.I235]+[.L235]" office:value-type="float" office:value="303.381774981306">
            <text:p>303.38</text:p>
          </table:table-cell>
          <table:table-cell table:formula="of:=[.J235]+[.L235]" office:value-type="float" office:value="7580.09944246656">
            <text:p>7580.1</text:p>
          </table:table-cell>
          <table:table-cell table:formula="of:=(1.000001018*(1-[.K235]*[.K235]))/(1+[.K235]*COS(RADIANS([.N235])))" office:value-type="float" office:value="0.984285460469244">
            <text:p>0.98</text:p>
          </table:table-cell>
          <table:table-cell table:formula="of:=[.M235]-0.00569-0.00478*SIN(RADIANS(125.04-1934.136*[.G235]))" office:value-type="float" office:value="303.371340864013">
            <text:p>303.37</text:p>
          </table:table-cell>
          <table:table-cell table:formula="of:=23+(26+((21.448-[.G235]*(46.815+[.G235]*(0.00059-[.G235]*0.001813))))/60)/60" office:value-type="float" office:value="23.4366822882034">
            <text:p>23.44</text:p>
          </table:table-cell>
          <table:table-cell table:formula="of:=[.Q235]+0.00256*COS(RADIANS(125.04-1934.136*[.G235]))" office:value-type="float" office:value="23.436369199763">
            <text:p>23.44</text:p>
          </table:table-cell>
          <table:table-cell table:formula="of:=DEGREES(ATAN2(COS(RADIANS([.P235]));COS(RADIANS([.R235]))*SIN(RADIANS([.P235]))))" office:value-type="float" office:value="-54.3260048823067">
            <text:p>-54.33</text:p>
          </table:table-cell>
          <table:table-cell table:formula="of:=DEGREES(ASIN(SIN(RADIANS([.R235]))*SIN(RADIANS([.P235]))))" office:value-type="float" office:value="-19.3995558182167">
            <text:p>-19.4</text:p>
          </table:table-cell>
          <table:table-cell table:formula="of:=TAN(RADIANS([.R235]/2))*TAN(RADIANS([.R235]/2))" office:value-type="float" office:value="0.0430234955653002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11.8202233901061">
            <text:p>-11.82</text:p>
          </table:table-cell>
          <table:table-cell table:formula="of:=DEGREES(ACOS(COS(RADIANS(90.833))/(COS(RADIANS([.$B$3]))*COS(RADIANS([.T235])))-TAN(RADIANS([.$B$3]))*TAN(RADIANS([.T235]))))" office:value-type="float" office:value="64.8055066335069">
            <text:p>64.81</text:p>
          </table:table-cell>
          <table:table-cell table:style-name="ce8" table:formula="of:=(720-4*[.$B$4]-[.V235]+[.$B$5]*60)/1440" office:value-type="float" office:value="0.491541821798685">
            <text:p>11:47:49</text:p>
          </table:table-cell>
          <table:table-cell table:style-name="ce8" table:formula="of:=[.X235]-[.W235]*4/1440" office:value-type="float" office:value="0.311526525594499">
            <text:p>7:28:36</text:p>
          </table:table-cell>
          <table:table-cell table:style-name="ce8" table:formula="of:=[.X235]+[.W235]*4/1440" office:value-type="float" office:value="0.671557118002871">
            <text:p>16:07:03</text:p>
          </table:table-cell>
          <table:table-cell table:style-name="ce11" table:formula="of:=8*[.W235]" office:value-type="float" office:value="518.444053068055">
            <text:p>518.44</text:p>
          </table:table-cell>
          <table:table-cell table:formula="of:=MOD([.E235]*1440+[.V235]+4*[.$B$4]-60*[.$B$5];1440)" office:value-type="float" office:value="1416.17977660989">
            <text:p>1416.18</text:p>
          </table:table-cell>
          <table:table-cell table:formula="of:=IF([.AB235]/4&lt;0;[.AB235]/4+180;[.AB235]/4-180)" office:value-type="float" office:value="174.044944152473">
            <text:p>174.04</text:p>
          </table:table-cell>
          <table:table-cell table:formula="of:=DEGREES(ACOS(SIN(RADIANS([.$B$3]))*SIN(RADIANS([.T235]))+COS(RADIANS([.$B$3]))*COS(RADIANS([.T235]))*COS(RADIANS([.AC235]))))" office:value-type="float" office:value="147.067801178562">
            <text:p>147.07</text:p>
          </table:table-cell>
          <table:table-cell table:formula="of:=90-[.AD235]" office:value-type="float" office:value="-57.0678011785623">
            <text:p>-57.07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373738175759095">
            <text:p>0</text:p>
          </table:table-cell>
          <table:table-cell table:formula="of:=[.AE235]+[.AF235]" office:value-type="float" office:value="-57.0640637968047">
            <text:p>-57.06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349.630057916604">
            <text:p>349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5]+0.1/24" office:value-type="float" office:value="0.979166666666664">
            <text:p>23:30:00</text:p>
          </table:table-cell>
          <table:table-cell table:style-name="ce9" table:formula="of:=[.D236]+2415018.5+[.E236]-[.$B$5]/24" office:value-type="float" office:value="2458872.4375">
            <text:p>2458872.44</text:p>
          </table:table-cell>
          <table:table-cell table:style-name="ce10" table:formula="of:=([.F236]-2451545)/36525" office:value-type="float" office:value="0.200614305270363">
            <text:p>0.20061431</text:p>
          </table:table-cell>
          <table:table-cell/>
          <table:table-cell table:formula="of:=MOD(280.46646+[.G236]*(36000.76983+[.G236]*0.0003032);360)" office:value-type="float" office:value="302.735900846302">
            <text:p>302.74</text:p>
          </table:table-cell>
          <table:table-cell table:formula="of:=357.52911+[.G236]*(35999.05029-0.0001537*[.G236])" office:value-type="float" office:value="7579.45356813538">
            <text:p>7579.45</text:p>
          </table:table-cell>
          <table:table-cell table:formula="of:=0.016708634-[.G236]*(0.000042037+0.0000001267*[.G236])" office:value-type="float" office:value="0.0167001956772685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0.650112590247409">
            <text:p>0.65</text:p>
          </table:table-cell>
          <table:table-cell table:formula="of:=[.I236]+[.L236]" office:value-type="float" office:value="303.386013436549">
            <text:p>303.39</text:p>
          </table:table-cell>
          <table:table-cell table:formula="of:=[.J236]+[.L236]" office:value-type="float" office:value="7580.10368072562">
            <text:p>7580.1</text:p>
          </table:table-cell>
          <table:table-cell table:formula="of:=(1.000001018*(1-[.K236]*[.K236]))/(1+[.K236]*COS(RADIANS([.N236])))" office:value-type="float" office:value="0.984285871917446">
            <text:p>0.98</text:p>
          </table:table-cell>
          <table:table-cell table:formula="of:=[.M236]-0.00569-0.00478*SIN(RADIANS(125.04-1934.136*[.G236]))" office:value-type="float" office:value="303.375579317005">
            <text:p>303.38</text:p>
          </table:table-cell>
          <table:table-cell table:formula="of:=23+(26+((21.448-[.G236]*(46.815+[.G236]*(0.00059-[.G236]*0.001813))))/60)/60" office:value-type="float" office:value="23.4366822867199">
            <text:p>23.44</text:p>
          </table:table-cell>
          <table:table-cell table:formula="of:=[.Q236]+0.00256*COS(RADIANS(125.04-1934.136*[.G236]))" office:value-type="float" office:value="23.4363692080638">
            <text:p>23.44</text:p>
          </table:table-cell>
          <table:table-cell table:formula="of:=DEGREES(ATAN2(COS(RADIANS([.P236]));COS(RADIANS([.R236]))*SIN(RADIANS([.P236]))))" office:value-type="float" office:value="-54.3216338775534">
            <text:p>-54.32</text:p>
          </table:table-cell>
          <table:table-cell table:formula="of:=DEGREES(ASIN(SIN(RADIANS([.R236]))*SIN(RADIANS([.P236]))))" office:value-type="float" office:value="-19.39857268288">
            <text:p>-19.4</text:p>
          </table:table-cell>
          <table:table-cell table:formula="of:=TAN(RADIANS([.R236]/2))*TAN(RADIANS([.R236]/2))" office:value-type="float" office:value="0.0430234955966436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11.8212865896997">
            <text:p>-11.82</text:p>
          </table:table-cell>
          <table:table-cell table:formula="of:=DEGREES(ACOS(COS(RADIANS(90.833))/(COS(RADIANS([.$B$3]))*COS(RADIANS([.T236])))-TAN(RADIANS([.$B$3]))*TAN(RADIANS([.T236]))))" office:value-type="float" office:value="64.8070601382751">
            <text:p>64.81</text:p>
          </table:table-cell>
          <table:table-cell table:style-name="ce8" table:formula="of:=(720-4*[.$B$4]-[.V236]+[.$B$5]*60)/1440" office:value-type="float" office:value="0.491542560131736">
            <text:p>11:47:49</text:p>
          </table:table-cell>
          <table:table-cell table:style-name="ce8" table:formula="of:=[.X236]-[.W236]*4/1440" office:value-type="float" office:value="0.311522948636527">
            <text:p>7:28:36</text:p>
          </table:table-cell>
          <table:table-cell table:style-name="ce8" table:formula="of:=[.X236]+[.W236]*4/1440" office:value-type="float" office:value="0.671562171626945">
            <text:p>16:07:03</text:p>
          </table:table-cell>
          <table:table-cell table:style-name="ce11" table:formula="of:=8*[.W236]" office:value-type="float" office:value="518.456481106201">
            <text:p>518.46</text:p>
          </table:table-cell>
          <table:table-cell table:formula="of:=MOD([.E236]*1440+[.V236]+4*[.$B$4]-60*[.$B$5];1440)" office:value-type="float" office:value="1422.1787134103">
            <text:p>1422.18</text:p>
          </table:table-cell>
          <table:table-cell table:formula="of:=IF([.AB236]/4&lt;0;[.AB236]/4+180;[.AB236]/4-180)" office:value-type="float" office:value="175.544678352574">
            <text:p>175.54</text:p>
          </table:table-cell>
          <table:table-cell table:formula="of:=DEGREES(ACOS(SIN(RADIANS([.$B$3]))*SIN(RADIANS([.T236]))+COS(RADIANS([.$B$3]))*COS(RADIANS([.T236]))*COS(RADIANS([.AC236]))))" office:value-type="float" office:value="147.212439040522">
            <text:p>147.21</text:p>
          </table:table-cell>
          <table:table-cell table:formula="of:=90-[.AD236]" office:value-type="float" office:value="-57.2124390405218">
            <text:p>-57.21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371673855301021">
            <text:p>0</text:p>
          </table:table-cell>
          <table:table-cell table:formula="of:=[.AE236]+[.AF236]" office:value-type="float" office:value="-57.2087223019688">
            <text:p>-57.21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352.223674924423">
            <text:p>352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6]+0.1/24" office:value-type="float" office:value="0.983333333333331">
            <text:p>23:36:00</text:p>
          </table:table-cell>
          <table:table-cell table:style-name="ce9" table:formula="of:=[.D237]+2415018.5+[.E237]-[.$B$5]/24" office:value-type="float" office:value="2458872.44166667">
            <text:p>2458872.44</text:p>
          </table:table-cell>
          <table:table-cell table:style-name="ce10" table:formula="of:=([.F237]-2451545)/36525" office:value-type="float" office:value="0.200614419347485">
            <text:p>0.20061442</text:p>
          </table:table-cell>
          <table:table-cell/>
          <table:table-cell table:formula="of:=MOD(280.46646+[.G237]*(36000.76983+[.G237]*0.0003032);360)" office:value-type="float" office:value="302.740007710531">
            <text:p>302.74</text:p>
          </table:table-cell>
          <table:table-cell table:formula="of:=357.52911+[.G237]*(35999.05029-0.0001537*[.G237])" office:value-type="float" office:value="7579.45767480342">
            <text:p>7579.46</text:p>
          </table:table-cell>
          <table:table-cell table:formula="of:=0.016708634-[.G237]*(0.000042037+0.0000001267*[.G237])" office:value-type="float" office:value="0.0167001956724673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0.650244178192148">
            <text:p>0.65</text:p>
          </table:table-cell>
          <table:table-cell table:formula="of:=[.I237]+[.L237]" office:value-type="float" office:value="303.390251888723">
            <text:p>303.39</text:p>
          </table:table-cell>
          <table:table-cell table:formula="of:=[.J237]+[.L237]" office:value-type="float" office:value="7580.10791898161">
            <text:p>7580.11</text:p>
          </table:table-cell>
          <table:table-cell table:formula="of:=(1.000001018*(1-[.K237]*[.K237]))/(1+[.K237]*COS(RADIANS([.N237])))" office:value-type="float" office:value="0.984286283448853">
            <text:p>0.98</text:p>
          </table:table-cell>
          <table:table-cell table:formula="of:=[.M237]-0.00569-0.00478*SIN(RADIANS(125.04-1934.136*[.G237]))" office:value-type="float" office:value="303.379817766928">
            <text:p>303.38</text:p>
          </table:table-cell>
          <table:table-cell table:formula="of:=23+(26+((21.448-[.G237]*(46.815+[.G237]*(0.00059-[.G237]*0.001813))))/60)/60" office:value-type="float" office:value="23.4366822852364">
            <text:p>23.44</text:p>
          </table:table-cell>
          <table:table-cell table:formula="of:=[.Q237]+0.00256*COS(RADIANS(125.04-1934.136*[.G237]))" office:value-type="float" office:value="23.4363692163647">
            <text:p>23.44</text:p>
          </table:table-cell>
          <table:table-cell table:formula="of:=DEGREES(ATAN2(COS(RADIANS([.P237]));COS(RADIANS([.R237]))*SIN(RADIANS([.P237]))))" office:value-type="float" office:value="-54.3172629287876">
            <text:p>-54.32</text:p>
          </table:table-cell>
          <table:table-cell table:formula="of:=DEGREES(ASIN(SIN(RADIANS([.R237]))*SIN(RADIANS([.P237]))))" office:value-type="float" office:value="-19.3975894437895">
            <text:p>-19.4</text:p>
          </table:table-cell>
          <table:table-cell table:formula="of:=TAN(RADIANS([.R237]/2))*TAN(RADIANS([.R237]/2))" office:value-type="float" office:value="0.043023495627987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11.8223495638103">
            <text:p>-11.82</text:p>
          </table:table-cell>
          <table:table-cell table:formula="of:=DEGREES(ACOS(COS(RADIANS(90.833))/(COS(RADIANS([.$B$3]))*COS(RADIANS([.T237])))-TAN(RADIANS([.$B$3]))*TAN(RADIANS([.T237]))))" office:value-type="float" office:value="64.8086137688641">
            <text:p>64.81</text:p>
          </table:table-cell>
          <table:table-cell table:style-name="ce8" table:formula="of:=(720-4*[.$B$4]-[.V237]+[.$B$5]*60)/1440" office:value-type="float" office:value="0.491543298308202">
            <text:p>11:47:49</text:p>
          </table:table-cell>
          <table:table-cell table:style-name="ce8" table:formula="of:=[.X237]-[.W237]*4/1440" office:value-type="float" office:value="0.311519371172468">
            <text:p>7:28:35</text:p>
          </table:table-cell>
          <table:table-cell table:style-name="ce8" table:formula="of:=[.X237]+[.W237]*4/1440" office:value-type="float" office:value="0.671567225443935">
            <text:p>16:07:03</text:p>
          </table:table-cell>
          <table:table-cell table:style-name="ce11" table:formula="of:=8*[.W237]" office:value-type="float" office:value="518.468910150913">
            <text:p>518.47</text:p>
          </table:table-cell>
          <table:table-cell table:formula="of:=MOD([.E237]*1440+[.V237]+4*[.$B$4]-60*[.$B$5];1440)" office:value-type="float" office:value="1428.17765043619">
            <text:p>1428.18</text:p>
          </table:table-cell>
          <table:table-cell table:formula="of:=IF([.AB237]/4&lt;0;[.AB237]/4+180;[.AB237]/4-180)" office:value-type="float" office:value="177.044412609047">
            <text:p>177.04</text:p>
          </table:table-cell>
          <table:table-cell table:formula="of:=DEGREES(ACOS(SIN(RADIANS([.$B$3]))*SIN(RADIANS([.T237]))+COS(RADIANS([.$B$3]))*COS(RADIANS([.T237]))*COS(RADIANS([.AC237]))))" office:value-type="float" office:value="147.31553862382">
            <text:p>147.32</text:p>
          </table:table-cell>
          <table:table-cell table:formula="of:=90-[.AD237]" office:value-type="float" office:value="-57.3155386238196">
            <text:p>-57.32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370206478325675">
            <text:p>0</text:p>
          </table:table-cell>
          <table:table-cell table:formula="of:=[.AE237]+[.AF237]" office:value-type="float" office:value="-57.3118365590364">
            <text:p>-57.31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354.832776675295">
            <text:p>354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7]+0.1/24" office:value-type="float" office:value="0.987499999999998">
            <text:p>23:42:00</text:p>
          </table:table-cell>
          <table:table-cell table:style-name="ce9" table:formula="of:=[.D238]+2415018.5+[.E238]-[.$B$5]/24" office:value-type="float" office:value="2458872.44583333">
            <text:p>2458872.45</text:p>
          </table:table-cell>
          <table:table-cell table:style-name="ce10" table:formula="of:=([.F238]-2451545)/36525" office:value-type="float" office:value="0.200614533424594">
            <text:p>0.20061453</text:p>
          </table:table-cell>
          <table:table-cell/>
          <table:table-cell table:formula="of:=MOD(280.46646+[.G238]*(36000.76983+[.G238]*0.0003032);360)" office:value-type="float" office:value="302.744114574301">
            <text:p>302.74</text:p>
          </table:table-cell>
          <table:table-cell table:formula="of:=357.52911+[.G238]*(35999.05029-0.0001537*[.G238])" office:value-type="float" office:value="7579.46178147101">
            <text:p>7579.46</text:p>
          </table:table-cell>
          <table:table-cell table:formula="of:=0.016708634-[.G238]*(0.000042037+0.0000001267*[.G238])" office:value-type="float" office:value="0.016700195667666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0.650375762578286">
            <text:p>0.65</text:p>
          </table:table-cell>
          <table:table-cell table:formula="of:=[.I238]+[.L238]" office:value-type="float" office:value="303.39449033688">
            <text:p>303.39</text:p>
          </table:table-cell>
          <table:table-cell table:formula="of:=[.J238]+[.L238]" office:value-type="float" office:value="7580.11215723359">
            <text:p>7580.11</text:p>
          </table:table-cell>
          <table:table-cell table:formula="of:=(1.000001018*(1-[.K238]*[.K238]))/(1+[.K238]*COS(RADIANS([.N238])))" office:value-type="float" office:value="0.984286695063372">
            <text:p>0.98</text:p>
          </table:table-cell>
          <table:table-cell table:formula="of:=[.M238]-0.00569-0.00478*SIN(RADIANS(125.04-1934.136*[.G238]))" office:value-type="float" office:value="303.384056212833">
            <text:p>303.38</text:p>
          </table:table-cell>
          <table:table-cell table:formula="of:=23+(26+((21.448-[.G238]*(46.815+[.G238]*(0.00059-[.G238]*0.001813))))/60)/60" office:value-type="float" office:value="23.4366822837529">
            <text:p>23.44</text:p>
          </table:table-cell>
          <table:table-cell table:formula="of:=[.Q238]+0.00256*COS(RADIANS(125.04-1934.136*[.G238]))" office:value-type="float" office:value="23.4363692246655">
            <text:p>23.44</text:p>
          </table:table-cell>
          <table:table-cell table:formula="of:=DEGREES(ATAN2(COS(RADIANS([.P238]));COS(RADIANS([.R238]))*SIN(RADIANS([.P238]))))" office:value-type="float" office:value="-54.3128920369903">
            <text:p>-54.31</text:p>
          </table:table-cell>
          <table:table-cell table:formula="of:=DEGREES(ASIN(SIN(RADIANS([.R238]))*SIN(RADIANS([.P238]))))" office:value-type="float" office:value="-19.3966061011727">
            <text:p>-19.4</text:p>
          </table:table-cell>
          <table:table-cell table:formula="of:=TAN(RADIANS([.R238]/2))*TAN(RADIANS([.R238]/2))" office:value-type="float" office:value="0.0430234956593304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11.8234123121893">
            <text:p>-11.82</text:p>
          </table:table-cell>
          <table:table-cell table:formula="of:=DEGREES(ACOS(COS(RADIANS(90.833))/(COS(RADIANS([.$B$3]))*COS(RADIANS([.T238])))-TAN(RADIANS([.$B$3]))*TAN(RADIANS([.T238]))))" office:value-type="float" office:value="64.8101675249063">
            <text:p>64.81</text:p>
          </table:table-cell>
          <table:table-cell table:style-name="ce8" table:formula="of:=(720-4*[.$B$4]-[.V238]+[.$B$5]*60)/1440" office:value-type="float" office:value="0.491544036327909">
            <text:p>11:47:49</text:p>
          </table:table-cell>
          <table:table-cell table:style-name="ce8" table:formula="of:=[.X238]-[.W238]*4/1440" office:value-type="float" office:value="0.311515793203169">
            <text:p>7:28:35</text:p>
          </table:table-cell>
          <table:table-cell table:style-name="ce8" table:formula="of:=[.X238]+[.W238]*4/1440" office:value-type="float" office:value="0.671572279452649">
            <text:p>16:07:04</text:p>
          </table:table-cell>
          <table:table-cell table:style-name="ce11" table:formula="of:=8*[.W238]" office:value-type="float" office:value="518.481340199251">
            <text:p>518.48</text:p>
          </table:table-cell>
          <table:table-cell table:formula="of:=MOD([.E238]*1440+[.V238]+4*[.$B$4]-60*[.$B$5];1440)" office:value-type="float" office:value="1434.17658768781">
            <text:p>1434.18</text:p>
          </table:table-cell>
          <table:table-cell table:formula="of:=IF([.AB238]/4&lt;0;[.AB238]/4+180;[.AB238]/4-180)" office:value-type="float" office:value="178.544146921952">
            <text:p>178.54</text:p>
          </table:table-cell>
          <table:table-cell table:formula="of:=DEGREES(ACOS(SIN(RADIANS([.$B$3]))*SIN(RADIANS([.T238]))+COS(RADIANS([.$B$3]))*COS(RADIANS([.T238]))*COS(RADIANS([.AC238]))))" office:value-type="float" office:value="147.376678177612">
            <text:p>147.38</text:p>
          </table:table-cell>
          <table:table-cell table:formula="of:=90-[.AD238]" office:value-type="float" office:value="-57.3766781776123">
            <text:p>-57.38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369337902334446">
            <text:p>0</text:p>
          </table:table-cell>
          <table:table-cell table:formula="of:=[.AE238]+[.AF238]" office:value-type="float" office:value="-57.372984798589">
            <text:p>-57.37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357.45224949339">
            <text:p>357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8]+0.1/24" office:value-type="float" office:value="0.991666666666664">
            <text:p>23:48:00</text:p>
          </table:table-cell>
          <table:table-cell table:style-name="ce9" table:formula="of:=[.D239]+2415018.5+[.E239]-[.$B$5]/24" office:value-type="float" office:value="2458872.45">
            <text:p>2458872.45</text:p>
          </table:table-cell>
          <table:table-cell table:style-name="ce10" table:formula="of:=([.F239]-2451545)/36525" office:value-type="float" office:value="0.200614647501716">
            <text:p>0.20061465</text:p>
          </table:table-cell>
          <table:table-cell/>
          <table:table-cell table:formula="of:=MOD(280.46646+[.G239]*(36000.76983+[.G239]*0.0003032);360)" office:value-type="float" office:value="302.748221438529">
            <text:p>302.75</text:p>
          </table:table-cell>
          <table:table-cell table:formula="of:=357.52911+[.G239]*(35999.05029-0.0001537*[.G239])" office:value-type="float" office:value="7579.46588813906">
            <text:p>7579.47</text:p>
          </table:table-cell>
          <table:table-cell table:formula="of:=0.016708634-[.G239]*(0.000042037+0.0000001267*[.G239])" office:value-type="float" office:value="0.0167001956628648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0.650507343434279">
            <text:p>0.65</text:p>
          </table:table-cell>
          <table:table-cell table:formula="of:=[.I239]+[.L239]" office:value-type="float" office:value="303.398728781963">
            <text:p>303.4</text:p>
          </table:table-cell>
          <table:table-cell table:formula="of:=[.J239]+[.L239]" office:value-type="float" office:value="7580.1163954825">
            <text:p>7580.12</text:p>
          </table:table-cell>
          <table:table-cell table:formula="of:=(1.000001018*(1-[.K239]*[.K239]))/(1+[.K239]*COS(RADIANS([.N239])))" office:value-type="float" office:value="0.984287106761091">
            <text:p>0.98</text:p>
          </table:table-cell>
          <table:table-cell table:formula="of:=[.M239]-0.00569-0.00478*SIN(RADIANS(125.04-1934.136*[.G239]))" office:value-type="float" office:value="303.388294655666">
            <text:p>303.39</text:p>
          </table:table-cell>
          <table:table-cell table:formula="of:=23+(26+((21.448-[.G239]*(46.815+[.G239]*(0.00059-[.G239]*0.001813))))/60)/60" office:value-type="float" office:value="23.4366822822695">
            <text:p>23.44</text:p>
          </table:table-cell>
          <table:table-cell table:formula="of:=[.Q239]+0.00256*COS(RADIANS(125.04-1934.136*[.G239]))" office:value-type="float" office:value="23.4363692329664">
            <text:p>23.44</text:p>
          </table:table-cell>
          <table:table-cell table:formula="of:=DEGREES(ATAN2(COS(RADIANS([.P239]));COS(RADIANS([.R239]))*SIN(RADIANS([.P239]))))" office:value-type="float" office:value="-54.3085212011885">
            <text:p>-54.31</text:p>
          </table:table-cell>
          <table:table-cell table:formula="of:=DEGREES(ASIN(SIN(RADIANS([.R239]))*SIN(RADIANS([.P239]))))" office:value-type="float" office:value="-19.3956226548175">
            <text:p>-19.4</text:p>
          </table:table-cell>
          <table:table-cell table:formula="of:=TAN(RADIANS([.R239]/2))*TAN(RADIANS([.R239]/2))" office:value-type="float" office:value="0.0430234956906739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1.8244748350611">
            <text:p>-11.82</text:p>
          </table:table-cell>
          <table:table-cell table:formula="of:=DEGREES(ACOS(COS(RADIANS(90.833))/(COS(RADIANS([.$B$3]))*COS(RADIANS([.T239])))-TAN(RADIANS([.$B$3]))*TAN(RADIANS([.T239]))))" office:value-type="float" office:value="64.8117214067287">
            <text:p>64.81</text:p>
          </table:table-cell>
          <table:table-cell table:style-name="ce8" table:formula="of:=(720-4*[.$B$4]-[.V239]+[.$B$5]*60)/1440" office:value-type="float" office:value="0.491544774191015">
            <text:p>11:47:49</text:p>
          </table:table-cell>
          <table:table-cell table:style-name="ce8" table:formula="of:=[.X239]-[.W239]*4/1440" office:value-type="float" office:value="0.311512214727879">
            <text:p>7:28:35</text:p>
          </table:table-cell>
          <table:table-cell table:style-name="ce8" table:formula="of:=[.X239]+[.W239]*4/1440" office:value-type="float" office:value="0.67157733365415">
            <text:p>16:07:04</text:p>
          </table:table-cell>
          <table:table-cell table:style-name="ce11" table:formula="of:=8*[.W239]" office:value-type="float" office:value="518.493771253829">
            <text:p>518.49</text:p>
          </table:table-cell>
          <table:table-cell table:formula="of:=MOD([.E239]*1440+[.V239]+4*[.$B$4]-60*[.$B$5];1440)" office:value-type="float" office:value="0.17552516493538">
            <text:p>0.18</text:p>
          </table:table-cell>
          <table:table-cell table:formula="of:=IF([.AB239]/4&lt;0;[.AB239]/4+180;[.AB239]/4-180)" office:value-type="float" office:value="-179.956118708766">
            <text:p>-179.96</text:p>
          </table:table-cell>
          <table:table-cell table:formula="of:=DEGREES(ACOS(SIN(RADIANS([.$B$3]))*SIN(RADIANS([.T239]))+COS(RADIANS([.$B$3]))*COS(RADIANS([.T239]))*COS(RADIANS([.AC239]))))" office:value-type="float" office:value="147.395604544836">
            <text:p>147.4</text:p>
          </table:table-cell>
          <table:table-cell table:formula="of:=90-[.AD239]" office:value-type="float" office:value="-57.3956045448359">
            <text:p>-57.4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369069266399289">
            <text:p>0</text:p>
          </table:table-cell>
          <table:table-cell table:formula="of:=[.AE239]+[.AF239]" office:value-type="float" office:value="-57.3919138521719">
            <text:p>-57.39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0.0768155710626388">
            <text:p>0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39]+0.1/24" office:value-type="float" office:value="0.995833333333331">
            <text:p>23:54:00</text:p>
          </table:table-cell>
          <table:table-cell table:style-name="ce9" table:formula="of:=[.D240]+2415018.5+[.E240]-[.$B$5]/24" office:value-type="float" office:value="2458872.45416667">
            <text:p>2458872.45</text:p>
          </table:table-cell>
          <table:table-cell table:style-name="ce10" table:formula="of:=([.F240]-2451545)/36525" office:value-type="float" office:value="0.200614761578826">
            <text:p>0.20061476</text:p>
          </table:table-cell>
          <table:table-cell/>
          <table:table-cell table:formula="of:=MOD(280.46646+[.G240]*(36000.76983+[.G240]*0.0003032);360)" office:value-type="float" office:value="302.752328302299">
            <text:p>302.75</text:p>
          </table:table-cell>
          <table:table-cell table:formula="of:=357.52911+[.G240]*(35999.05029-0.0001537*[.G240])" office:value-type="float" office:value="7579.46999480665">
            <text:p>7579.47</text:p>
          </table:table-cell>
          <table:table-cell table:formula="of:=0.016708634-[.G240]*(0.000042037+0.0000001267*[.G240])" office:value-type="float" office:value="0.0167001956580635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0.650638920730143">
            <text:p>0.65</text:p>
          </table:table-cell>
          <table:table-cell table:formula="of:=[.I240]+[.L240]" office:value-type="float" office:value="303.402967223029">
            <text:p>303.4</text:p>
          </table:table-cell>
          <table:table-cell table:formula="of:=[.J240]+[.L240]" office:value-type="float" office:value="7580.12063372738">
            <text:p>7580.12</text:p>
          </table:table-cell>
          <table:table-cell table:formula="of:=(1.000001018*(1-[.K240]*[.K240]))/(1+[.K240]*COS(RADIANS([.N240])))" office:value-type="float" office:value="0.984287518541917">
            <text:p>0.98</text:p>
          </table:table-cell>
          <table:table-cell table:formula="of:=[.M240]-0.00569-0.00478*SIN(RADIANS(125.04-1934.136*[.G240]))" office:value-type="float" office:value="303.392533094481">
            <text:p>303.39</text:p>
          </table:table-cell>
          <table:table-cell table:formula="of:=23+(26+((21.448-[.G240]*(46.815+[.G240]*(0.00059-[.G240]*0.001813))))/60)/60" office:value-type="float" office:value="23.436682280786">
            <text:p>23.44</text:p>
          </table:table-cell>
          <table:table-cell table:formula="of:=[.Q240]+0.00256*COS(RADIANS(125.04-1934.136*[.G240]))" office:value-type="float" office:value="23.4363692412672">
            <text:p>23.44</text:p>
          </table:table-cell>
          <table:table-cell table:formula="of:=DEGREES(ATAN2(COS(RADIANS([.P240]));COS(RADIANS([.R240]))*SIN(RADIANS([.P240]))))" office:value-type="float" office:value="-54.3041504223588">
            <text:p>-54.3</text:p>
          </table:table-cell>
          <table:table-cell table:formula="of:=DEGREES(ASIN(SIN(RADIANS([.R240]))*SIN(RADIANS([.P240]))))" office:value-type="float" office:value="-19.3946391049505">
            <text:p>-19.39</text:p>
          </table:table-cell>
          <table:table-cell table:formula="of:=TAN(RADIANS([.R240]/2))*TAN(RADIANS([.R240]/2))" office:value-type="float" office:value="0.0430234957220174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1.8255371321775">
            <text:p>-11.83</text:p>
          </table:table-cell>
          <table:table-cell table:formula="of:=DEGREES(ACOS(COS(RADIANS(90.833))/(COS(RADIANS([.$B$3]))*COS(RADIANS([.T240])))-TAN(RADIANS([.$B$3]))*TAN(RADIANS([.T240]))))" office:value-type="float" office:value="64.8132754139649">
            <text:p>64.81</text:p>
          </table:table-cell>
          <table:table-cell table:style-name="ce8" table:formula="of:=(720-4*[.$B$4]-[.V240]+[.$B$5]*60)/1440" office:value-type="float" office:value="0.491545511897346">
            <text:p>11:47:50</text:p>
          </table:table-cell>
          <table:table-cell table:style-name="ce8" table:formula="of:=[.X240]-[.W240]*4/1440" office:value-type="float" office:value="0.311508635747443">
            <text:p>7:28:34</text:p>
          </table:table-cell>
          <table:table-cell table:style-name="ce8" table:formula="of:=[.X240]+[.W240]*4/1440" office:value-type="float" office:value="0.671582388047248">
            <text:p>16:07:05</text:p>
          </table:table-cell>
          <table:table-cell table:style-name="ce11" table:formula="of:=8*[.W240]" office:value-type="float" office:value="518.506203311719">
            <text:p>518.51</text:p>
          </table:table-cell>
          <table:table-cell table:formula="of:=MOD([.E240]*1440+[.V240]+4*[.$B$4]-60*[.$B$5];1440)" office:value-type="float" office:value="6.1744628678191">
            <text:p>6.17</text:p>
          </table:table-cell>
          <table:table-cell table:formula="of:=IF([.AB240]/4&lt;0;[.AB240]/4+180;[.AB240]/4-180)" office:value-type="float" office:value="-178.456384283045">
            <text:p>-178.46</text:p>
          </table:table-cell>
          <table:table-cell table:formula="of:=DEGREES(ACOS(SIN(RADIANS([.$B$3]))*SIN(RADIANS([.T240]))+COS(RADIANS([.$B$3]))*COS(RADIANS([.T240]))*COS(RADIANS([.AC240]))))" office:value-type="float" office:value="147.37223798488">
            <text:p>147.37</text:p>
          </table:table-cell>
          <table:table-cell table:formula="of:=90-[.AD240]" office:value-type="float" office:value="-57.3722379848801">
            <text:p>-57.37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369400941726209">
            <text:p>0</text:p>
          </table:table-cell>
          <table:table-cell table:formula="of:=[.AE240]+[.AF240]" office:value-type="float" office:value="-57.3685439754629">
            <text:p>-57.37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2.70111553729737">
            <text:p>2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0-01-23">
            <text:p>1/23/2020</text:p>
          </table:table-cell>
          <table:table-cell table:style-name="ce8" table:formula="of:=[.E240]+0.1/24" office:value-type="float" office:value="0.999999999999998">
            <text:p>0:00:00</text:p>
          </table:table-cell>
          <table:table-cell table:style-name="ce9" table:formula="of:=[.D241]+2415018.5+[.E241]-[.$B$5]/24" office:value-type="float" office:value="2458872.45833333">
            <text:p>2458872.46</text:p>
          </table:table-cell>
          <table:table-cell table:style-name="ce10" table:formula="of:=([.F241]-2451545)/36525" office:value-type="float" office:value="0.200614875655948">
            <text:p>0.20061488</text:p>
          </table:table-cell>
          <table:table-cell/>
          <table:table-cell table:formula="of:=MOD(280.46646+[.G241]*(36000.76983+[.G241]*0.0003032);360)" office:value-type="float" office:value="302.756435166528">
            <text:p>302.76</text:p>
          </table:table-cell>
          <table:table-cell table:formula="of:=357.52911+[.G241]*(35999.05029-0.0001537*[.G241])" office:value-type="float" office:value="7579.4741014747">
            <text:p>7579.47</text:p>
          </table:table-cell>
          <table:table-cell table:formula="of:=0.016708634-[.G241]*(0.000042037+0.0000001267*[.G241])" office:value-type="float" office:value="0.0167001956532623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0.650770494494437">
            <text:p>0.65</text:p>
          </table:table-cell>
          <table:table-cell table:formula="of:=[.I241]+[.L241]" office:value-type="float" office:value="303.407205661022">
            <text:p>303.41</text:p>
          </table:table-cell>
          <table:table-cell table:formula="of:=[.J241]+[.L241]" office:value-type="float" office:value="7580.12487196919">
            <text:p>7580.12</text:p>
          </table:table-cell>
          <table:table-cell table:formula="of:=(1.000001018*(1-[.K241]*[.K241]))/(1+[.K241]*COS(RADIANS([.N241])))" office:value-type="float" office:value="0.984287930405939">
            <text:p>0.98</text:p>
          </table:table-cell>
          <table:table-cell table:formula="of:=[.M241]-0.00569-0.00478*SIN(RADIANS(125.04-1934.136*[.G241]))" office:value-type="float" office:value="303.396771530223">
            <text:p>303.4</text:p>
          </table:table-cell>
          <table:table-cell table:formula="of:=23+(26+((21.448-[.G241]*(46.815+[.G241]*(0.00059-[.G241]*0.001813))))/60)/60" office:value-type="float" office:value="23.4366822793025">
            <text:p>23.44</text:p>
          </table:table-cell>
          <table:table-cell table:formula="of:=[.Q241]+0.00256*COS(RADIANS(125.04-1934.136*[.G241]))" office:value-type="float" office:value="23.4363692495681">
            <text:p>23.44</text:p>
          </table:table-cell>
          <table:table-cell table:formula="of:=DEGREES(ATAN2(COS(RADIANS([.P241]));COS(RADIANS([.R241]))*SIN(RADIANS([.P241]))))" office:value-type="float" office:value="-54.2997796995291">
            <text:p>-54.3</text:p>
          </table:table-cell>
          <table:table-cell table:formula="of:=DEGREES(ASIN(SIN(RADIANS([.R241]))*SIN(RADIANS([.P241]))))" office:value-type="float" office:value="-19.3936554513598">
            <text:p>-19.39</text:p>
          </table:table-cell>
          <table:table-cell table:formula="of:=TAN(RADIANS([.R241]/2))*TAN(RADIANS([.R241]/2))" office:value-type="float" office:value="0.0430234957533609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1.8265992037633">
            <text:p>-11.83</text:p>
          </table:table-cell>
          <table:table-cell table:formula="of:=DEGREES(ACOS(COS(RADIANS(90.833))/(COS(RADIANS([.$B$3]))*COS(RADIANS([.T241])))-TAN(RADIANS([.$B$3]))*TAN(RADIANS([.T241]))))" office:value-type="float" office:value="64.8148295469417">
            <text:p>64.81</text:p>
          </table:table-cell>
          <table:table-cell table:style-name="ce8" table:formula="of:=(720-4*[.$B$4]-[.V241]+[.$B$5]*60)/1440" office:value-type="float" office:value="0.491546249447058">
            <text:p>11:47:50</text:p>
          </table:table-cell>
          <table:table-cell table:style-name="ce8" table:formula="of:=[.X241]-[.W241]*4/1440" office:value-type="float" office:value="0.311505056261109">
            <text:p>7:28:34</text:p>
          </table:table-cell>
          <table:table-cell table:style-name="ce8" table:formula="of:=[.X241]+[.W241]*4/1440" office:value-type="float" office:value="0.671587442633007">
            <text:p>16:07:05</text:p>
          </table:table-cell>
          <table:table-cell table:style-name="ce11" table:formula="of:=8*[.W241]" office:value-type="float" office:value="518.518636375534">
            <text:p>518.52</text:p>
          </table:table-cell>
          <table:table-cell table:formula="of:=MOD([.E241]*1440+[.V241]+4*[.$B$4]-60*[.$B$5];1440)" office:value-type="float" office:value="12.1734007962334">
            <text:p>12.17</text:p>
          </table:table-cell>
          <table:table-cell table:formula="of:=IF([.AB241]/4&lt;0;[.AB241]/4+180;[.AB241]/4-180)" office:value-type="float" office:value="-176.956649800942">
            <text:p>-176.96</text:p>
          </table:table-cell>
          <table:table-cell table:formula="of:=DEGREES(ACOS(SIN(RADIANS([.$B$3]))*SIN(RADIANS([.T241]))+COS(RADIANS([.$B$3]))*COS(RADIANS([.T241]))*COS(RADIANS([.AC241]))))" office:value-type="float" office:value="147.306673697466">
            <text:p>147.31</text:p>
          </table:table-cell>
          <table:table-cell table:formula="of:=90-[.AD241]" office:value-type="float" office:value="-57.3066736974663">
            <text:p>-57.31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370332516144494">
            <text:p>0</text:p>
          </table:table-cell>
          <table:table-cell table:formula="of:=[.AE241]+[.AF241]" office:value-type="float" office:value="-57.3029703723048">
            <text:p>-57.3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5.31979419301433">
            <text:p>5.32</text:p>
          </table:table-cell>
          <table:table-cell table:number-columns-repeated="990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8" number:min-integer-digits="1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gt;=0" style:apply-style-name="N146P0"/>
    </number:text-style>
    <number:time-style style:name="N148P0" style:volatile="true">
      <number:hours/>
      <number:text>:</number:text>
      <number:minutes number:style="long"/>
    </number:time-style>
    <number:text-style style:name="N148">
      <number:text-content/>
      <style:map style:condition="value()&gt;=0" style:apply-style-name="N14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1/23/2020</text:date>, <text:time>15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ornwall</meta:initial-creator>
    <meta:creation-date>2010-04-20T12:52:34</meta:creation-date>
    <dc:date>2020-01-23T15:37:55.96</dc:date>
    <meta:generator>OpenOffice/4.1.1$Win32 OpenOffice.org_project/411m6$Build-9775</meta:generator>
    <meta:editing-duration>PT5H47M6S</meta:editing-duration>
    <meta:editing-cycles>7</meta:editing-cycles>
    <dc:creator>Ania Jabłonowska</dc:creator>
    <meta:document-statistic meta:table-count="1" meta:cell-count="72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gt;=0" style:apply-style-name="N146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46">
      <style:chart-properties chart:display-label="true" chart:logarithmic="false" chart:minimum="0" chart:maximum="1" chart:interval-major="0.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47cm" svg:height="6.216cm" xlink:href=".." xlink:type="simple" chart:class="chart:scatter" chart:style-name="ch1">
        <chart:title svg:x="2.399cm" svg:y="0.26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1.202cm" svg:y="1.411cm" svg:width="6.717cm" svg:height="3.673cm">
          <chartooo:coordinate-region svg:x="2.273cm" svg:y="1.597cm" svg:width="5.168cm" svg:height="3.302cm"/>
          <chart:axis chart:dimension="x" chart:name="primary-x" chart:style-name="ch4">
            <chart:title svg:x="3.656cm" svg:y="5.209cm" chart:style-name="ch5">
              <text:p>Hour of Day</text:p>
            </chart:title>
          </chart:axis>
          <chart:axis chart:dimension="y" chart:name="primary-y" chart:style-name="ch6">
            <chart:title svg:x="0.451cm" svg:y="4.548cm" chart:style-name="ch7">
              <text:p>Declination (deg)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19.6257851698637">
                <text:p>-19.6257851698637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19.6248263845033">
                <text:p>-19.6248263845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19.6238674936791">
                <text:p>-19.6238674936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19.6229084976119">
                <text:p>-19.6229084976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19.621949396095">
                <text:p>-19.621949396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19.6209901893498">
                <text:p>-19.6209901893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19.6200308771698">
                <text:p>-19.6200308771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19.6190714597757">
                <text:p>-19.6190714597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19.6181119369613">
                <text:p>-19.6181119369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19.6171523089479">
                <text:p>-19.6171523089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19.6161925755288">
                <text:p>-19.6161925755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19.6152327369251">
                <text:p>-19.6152327369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19.6142727929298">
                <text:p>-19.6142727929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19.6133127437652">
                <text:p>-19.6133127437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19.6123525892238">
                <text:p>-19.6123525892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19.6113923294197">
                <text:p>-19.6113923294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19.6104319644679">
                <text:p>-19.6104319644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19.609471494161">
                <text:p>-19.609471494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19.6085109187218">
                <text:p>-19.608510918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19.6075502379415">
                <text:p>-19.6075502379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19.6065894520426">
                <text:p>-19.6065894520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19.6056285608181">
                <text:p>-19.605628560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19.6046675644902">
                <text:p>-19.604667564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19.6037064628504">
                <text:p>-19.6037064628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19.6027452561216">
                <text:p>-19.6027452561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19.6017839440961">
                <text:p>-19.6017839440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19.6008225269967">
                <text:p>-19.6008225269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19.5998610046146">
                <text:p>-19.5998610046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19.5988993771726">
                <text:p>-19.5988993771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19.5979376444631">
                <text:p>-19.5979376444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19.5969758066012">
                <text:p>-19.5969758066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19.5960138637012">
                <text:p>-19.5960138637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19.5950518155556">
                <text:p>-19.59505181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19.5940896623864">
                <text:p>-19.594089662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19.5931274039868">
                <text:p>-19.5931274039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19.5921650405785">
                <text:p>-19.59216504057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19.5912025719534">
                <text:p>-19.5912025719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19.5902399983345">
                <text:p>-19.5902399983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19.5892773195141">
                <text:p>-19.5892773195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19.5883145357143">
                <text:p>-19.5883145357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19.587351646727">
                <text:p>-19.587351646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19.5863886527751">
                <text:p>-19.58638865277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19.5854255536508">
                <text:p>-19.5854255536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19.5844623495766">
                <text:p>-19.5844623495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19.5834990403441">
                <text:p>-19.5834990403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19.5825356260687">
                <text:p>-19.5825356260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19.5815721068655">
                <text:p>-19.5815721068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19.5806084825259">
                <text:p>-19.5806084825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19.5796447532732">
                <text:p>-19.57964475327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19.5786809188988">
                <text:p>-19.5786809188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19.5777169796263">
                <text:p>-19.5777169796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19.5767529352464">
                <text:p>-19.5767529352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19.5757887859828">
                <text:p>-19.5757887859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19.5748245316266">
                <text:p>-19.5748245316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19.5738601724014">
                <text:p>-19.5738601724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19.5728957080984">
                <text:p>-19.5728957080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19.5719311389407">
                <text:p>-19.5719311389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19.5709664647203">
                <text:p>-19.57096646472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19.57000168566">
                <text:p>-19.570001685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19.569036801551">
                <text:p>-19.5690368015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19.5680718125087">
                <text:p>-19.5680718125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19.5671067186486">
                <text:p>-19.56710671864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19.5661415197622">
                <text:p>-19.56614151976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19.5651762160727">
                <text:p>-19.5651762160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-19.564210807371">
                <text:p>-19.564210807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-19.5632452938805">
                <text:p>-19.5632452938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19.5622796753934">
                <text:p>-19.5622796753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-19.5613139521322">
                <text:p>-19.56131395213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-19.5603481238883">
                <text:p>-19.56034812388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19.5593821908851">
                <text:p>-19.5593821908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19.558416152914">
                <text:p>-19.5584161529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-19.557450010199">
                <text:p>-19.557450010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19.55648376253">
                <text:p>-19.556483762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19.5555174101313">
                <text:p>-19.5555174101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-19.5545509527938">
                <text:p>-19.5545509527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-19.5535843906336">
                <text:p>-19.5535843906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-19.5526177237653">
                <text:p>-19.5526177237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-19.5516509519801">
                <text:p>-19.5516509519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-19.5506840755016">
                <text:p>-19.5506840755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19.5497170941217">
                <text:p>-19.5497170941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-19.5487500080631">
                <text:p>-19.54875000806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-19.547782817117">
                <text:p>-19.547782817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-19.5468155215071">
                <text:p>-19.5468155215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-19.5458481210248">
                <text:p>-19.5458481210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19.5448806158934">
                <text:p>-19.5448806158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-19.5439130059036">
                <text:p>-19.5439130059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-19.5429452912795">
                <text:p>-19.5429452912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-19.5419774718122">
                <text:p>-19.5419774718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-19.5410095477252">
                <text:p>-19.5410095477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-19.5400415188093">
                <text:p>-19.5400415188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-19.5390733851803">
                <text:p>-19.5390733851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-19.5381051469538">
                <text:p>-19.53810514695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-19.5371368039202">
                <text:p>-19.5371368039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-19.536168356304">
                <text:p>-19.5361683563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-19.5351998038955">
                <text:p>-19.5351998038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-19.5342311469192">
                <text:p>-19.5342311469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-19.533262385165">
                <text:p>-19.533262385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-19.5322935188576">
                <text:p>-19.5322935188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-19.5313245477872">
                <text:p>-19.5313245477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-19.5303554721782">
                <text:p>-19.5303554721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-19.5293862918208">
                <text:p>-19.5293862918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-19.5284170069397">
                <text:p>-19.52841700693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-19.5274476173249">
                <text:p>-19.52744761732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-19.5264781232011">
                <text:p>-19.5264781232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-19.5255085243582">
                <text:p>-19.52550852435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-19.5245388209122">
                <text:p>-19.5245388209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-19.5235690129792">
                <text:p>-19.5235690129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-19.5225991003496">
                <text:p>-19.52259910034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-19.5216290832471">
                <text:p>-19.5216290832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-19.5206589614624">
                <text:p>-19.52065896146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-19.5196887352202">
                <text:p>-19.5196887352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-19.5187184043105">
                <text:p>-19.5187184043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-19.5177479689576">
                <text:p>-19.5177479689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-19.5167774289519">
                <text:p>-19.5167774289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-19.515806784518">
                <text:p>-19.515806784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-19.5148360354463">
                <text:p>-19.5148360354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-19.5138651819606">
                <text:p>-19.51386518196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-19.5128942238514">
                <text:p>-19.5128942238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-19.5119231613434">
                <text:p>-19.5119231613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-19.5109519942274">
                <text:p>-19.5109519942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-19.5099807226179">
                <text:p>-19.5099807226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-19.5090093466316">
                <text:p>-19.5090093466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-19.5080378660587">
                <text:p>-19.5080378660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-19.5070662811239">
                <text:p>-19.50706628112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-19.5060945916172">
                <text:p>-19.5060945916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-19.5051227977629">
                <text:p>-19.50512279776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-19.5041508993513">
                <text:p>-19.50415089935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19.5031788966072">
                <text:p>-19.50317889660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-19.5022067893209">
                <text:p>-19.5022067893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-19.5012345777165">
                <text:p>-19.5012345777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-19.5002622615841">
                <text:p>-19.5002622615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-19.4992898411485">
                <text:p>-19.49928984114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-19.4983173162">
                <text:p>-19.49831731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-19.4973446869632">
                <text:p>-19.49734468696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-19.4963719532276">
                <text:p>-19.49637195322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-19.4953991151098">
                <text:p>-19.49539911510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-19.4944261727258">
                <text:p>-19.49442617272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-19.4934531258652">
                <text:p>-19.49345312586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-19.4924799747534">
                <text:p>-19.49247997475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-19.4915067191795">
                <text:p>-19.49150671917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-19.4905333593694">
                <text:p>-19.4905333593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-19.4895598951118">
                <text:p>-19.4895598951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-19.4885863266325">
                <text:p>-19.4885863266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-19.4876126537207">
                <text:p>-19.48761265372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-19.4866388766018">
                <text:p>-19.4866388766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-19.4856649950651">
                <text:p>-19.4856649950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-19.4846910093363">
                <text:p>-19.48469100933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-19.4837169192042">
                <text:p>-19.48371691920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-19.482742724895">
                <text:p>-19.4827427248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-19.4817684261971">
                <text:p>-19.48176842619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-19.4807940232274">
                <text:p>-19.4807940232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-19.4798195161023">
                <text:p>-19.4798195161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-19.4788449046113">
                <text:p>-19.47884490461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-19.4778701889791">
                <text:p>-19.47787018897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-19.4768953689956">
                <text:p>-19.47689536899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-19.4759204448862">
                <text:p>-19.47592044488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-19.4749454164402">
                <text:p>-19.4749454164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-19.4739702838828">
                <text:p>-19.47397028388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-19.4729950470033">
                <text:p>-19.47299504700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-19.4720197060277">
                <text:p>-19.4720197060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-19.471044260745">
                <text:p>-19.4710442607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-19.4700687113803">
                <text:p>-19.47006871138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-19.469093057723">
                <text:p>-19.4690930577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-19.4681172999991">
                <text:p>-19.4681172999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-19.4671414379976">
                <text:p>-19.4671414379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-19.4661654718343">
                <text:p>-19.46616547183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-19.4651894016262">
                <text:p>-19.46518940162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19.4642132271628">
                <text:p>-19.4642132271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-19.4632369486696">
                <text:p>-19.4632369486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-19.4622605659351">
                <text:p>-19.46226056593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-19.4612840791854">
                <text:p>-19.46128407918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-19.4603074882096">
                <text:p>-19.46030748820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-19.4593307932339">
                <text:p>-19.45933079323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-19.4583539940462">
                <text:p>-19.4583539940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-19.4573770908729">
                <text:p>-19.45737709087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-19.4564000835028">
                <text:p>-19.4564000835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-19.4554229721623">
                <text:p>-19.4554229721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-19.4544457566397">
                <text:p>-19.45444575663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-19.4534684371606">
                <text:p>-19.45346843716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-19.4524910135145">
                <text:p>-19.45249101351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-19.4515134858183">
                <text:p>-19.4515134858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-19.450535854188">
                <text:p>-19.450535854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-19.4495581184124">
                <text:p>-19.44955811841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-19.4485802787178">
                <text:p>-19.44858027871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-19.4476023348932">
                <text:p>-19.44760233489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-19.4466242871639">
                <text:p>-19.44662428716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19.4456461353192">
                <text:p>-19.44564613531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19.4446678795849">
                <text:p>-19.44466787958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19.44368951975">
                <text:p>-19.443689519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19.4427110560401">
                <text:p>-19.44271105604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19.4417324882442">
                <text:p>-19.4417324882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19.4407538165887">
                <text:p>-19.4407538165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19.439775040862">
                <text:p>-19.439775040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19.4387961612898">
                <text:p>-19.43879616128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19.4378171776611">
                <text:p>-19.43781717766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19.4368380900927">
                <text:p>-19.436838090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19.4358588987016">
                <text:p>-19.4358588987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19.4348796032763">
                <text:p>-19.43487960327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19.4339002040423">
                <text:p>-19.4339002040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19.4329207007891">
                <text:p>-19.43292070078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19.4319410937427">
                <text:p>-19.4319410937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19.4309613826913">
                <text:p>-19.4309613826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19.4299815678614">
                <text:p>-19.42998156786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19.4290016490413">
                <text:p>-19.4290016490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19.4280216264579">
                <text:p>-19.4280216264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19.4270414998992">
                <text:p>-19.4270414998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19.4260612695915">
                <text:p>-19.42606126959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19.425080935323">
                <text:p>-19.4250809353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19.4241004973209">
                <text:p>-19.4241004973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19.4231199553732">
                <text:p>-19.42311995537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19.4221393095962">
                <text:p>-19.4221393095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19.4211585601073">
                <text:p>-19.42115856010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19.4201777066952">
                <text:p>-19.42017770669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19.4191967495864">
                <text:p>-19.41919674958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19.4182156885682">
                <text:p>-19.41821568856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19.4172345238681">
                <text:p>-19.41723452386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19.4162532552738">
                <text:p>-19.41625325527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19.4152718830129">
                <text:p>-19.41527188301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19.4142904068721">
                <text:p>-19.41429040687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19.4133088270788">
                <text:p>-19.41330882707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19.4123271434211">
                <text:p>-19.41232714342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19.4113453561261">
                <text:p>-19.4113453561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19.410363464981">
                <text:p>-19.410363464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19.4093814702132">
                <text:p>-19.40938147021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19.4083993716104">
                <text:p>-19.4083993716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19.4074171692902">
                <text:p>-19.4074171692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19.4064348633694">
                <text:p>-19.4064348633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19.4054524536356">
                <text:p>-19.4054524536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19.4044699403162">
                <text:p>-19.4044699403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19.4034873231991">
                <text:p>-19.4034873231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19.4025046025111">
                <text:p>-19.4025046025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19.4015217780397">
                <text:p>-19.40152177803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19.4005388500123">
                <text:p>-19.40053885001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19.3995558182167">
                <text:p>-19.39955581821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19.39857268288">
                <text:p>-19.398572682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19.3975894437895">
                <text:p>-19.39758944378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19.3966061011727">
                <text:p>-19.39660610117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19.3956226548175">
                <text:p>-19.39562265481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19.3946391049505">
                <text:p>-19.3946391049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19.3936554513598">
                <text:p>-19.3936554513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gt;=0" style:apply-style-name="N146P0"/>
    </number:text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46">
      <style:chart-properties chart:display-label="true" chart:logarithmic="false" chart:minimum="0" chart:maximum="1" chart:interval-major="0.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21cm" svg:height="6.74cm" xlink:href=".." xlink:type="simple" chart:class="chart:scatter" chart:style-name="ch1">
        <chart:title svg:x="1.143cm" svg:y="0.27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1.202cm" svg:y="1.451cm" svg:width="6.691cm" svg:height="4.147cm">
          <chartooo:coordinate-region svg:x="1.876cm" svg:y="1.637cm" svg:width="5.54cm" svg:height="3.776cm"/>
          <chart:axis chart:dimension="x" chart:name="primary-x" chart:style-name="ch4">
            <chart:title svg:x="3.643cm" svg:y="5.733cm" chart:style-name="ch5">
              <text:p>Hour of Day</text:p>
            </chart:title>
          </chart:axis>
          <chart:axis chart:dimension="y" chart:name="primary-y" chart:style-name="ch6">
            <chart:title svg:x="0.451cm" svg:y="4.666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57.4220412564753">
                <text:p>-57.4220412564753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57.2705370534865">
                <text:p>-57.2705370534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57.0779734718378">
                <text:p>-57.0779734718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56.8451135854">
                <text:p>-56.8451135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56.5728574802583">
                <text:p>-56.5728574802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56.2622269738356">
                <text:p>-56.262226973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55.9143491827797">
                <text:p>-55.9143491827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55.5304395114789">
                <text:p>-55.530439511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55.1117845894192">
                <text:p>-55.1117845894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54.6597256303516">
                <text:p>-54.6597256303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54.175642602496">
                <text:p>-54.175642602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53.6609395191882">
                <text:p>-53.6609395191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53.1170310664869">
                <text:p>-53.1170310664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52.5453307078041">
                <text:p>-52.5453307078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51.9472403263741">
                <text:p>-51.9472403263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51.3241414098009">
                <text:p>-51.3241414098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50.6773877263028">
                <text:p>-50.6773877263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50.0082994080245">
                <text:p>-50.008299408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49.3181583308564">
                <text:p>-49.31815833085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48.608204661624">
                <text:p>-48.608204661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47.8796344406982">
                <text:p>-47.8796344406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47.1335980623014">
                <text:p>-47.1335980623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46.3711995241294">
                <text:p>-46.3711995241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45.5934963207266">
                <text:p>-45.5934963207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44.801499869996">
                <text:p>-44.80149986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43.9961763686967">
                <text:p>-43.9961763686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43.1784479892943">
                <text:p>-43.1784479892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42.3491943374614">
                <text:p>-42.3491943374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41.5092541052639">
                <text:p>-41.5092541052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40.6594268607869">
                <text:p>-40.6594268607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39.8004749287786">
                <text:p>-39.8004749287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38.9331253213042">
                <text:p>-38.9331253213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38.0580716871967">
                <text:p>-38.0580716871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37.1759762553715">
                <text:p>-37.1759762553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36.287471750193">
                <text:p>-36.287471750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35.3931632653823">
                <text:p>-35.3931632653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34.493630082633">
                <text:p>-34.493630082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33.589427428457">
                <text:p>-33.58942742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32.6810881611964">
                <text:p>-32.6810881611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1.7691243863459">
                <text:p>-31.7691243863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30.8540289958456">
                <text:p>-30.8540289958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29.9362771323407">
                <text:p>-29.93627713234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29.0163275762526">
                <text:p>-29.0163275762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28.0946240581936">
                <text:p>-28.0946240581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27.1715964955875">
                <text:p>-27.1715964955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26.2476621564631">
                <text:p>-26.2476621564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25.3232267497708">
                <text:p>-25.3232267497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24.3986854434507">
                <text:p>-24.3986854434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23.4744238108814">
                <text:p>-23.4744238108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22.5508187032602">
                <text:p>-22.5508187032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21.6282390476942">
                <text:p>-21.6282390476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20.7070465650407">
                <text:p>-20.7070465650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19.7875964030699">
                <text:p>-19.78759640306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18.8702376729984">
                <text:p>-18.8702376729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17.9553138765398">
                <text:p>-17.9553138765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17.0431631994528">
                <text:p>-17.0431631994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16.1341186412066">
                <text:p>-16.13411864120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15.2285079307584">
                <text:p>-15.22850793075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14.3266531588211">
                <text:p>-14.3266531588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13.42887001594">
                <text:p>-13.42887001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12.5354664706972">
                <text:p>-12.53546647069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11.6467406217592">
                <text:p>-11.6467406217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10.7629772956008">
                <text:p>-10.76297729560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9.88444267432418">
                <text:p>-9.88444267432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-9.01137571253202">
                <text:p>-9.01137571253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-8.14397411063583">
                <text:p>-8.14397411063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7.28237061378171">
                <text:p>-7.28237061378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-6.42659116379484">
                <text:p>-6.42659116379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-5.57647669678514">
                <text:p>-5.57647669678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4.73152597861354">
                <text:p>-4.73152597861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3.89054824702045">
                <text:p>-3.89054824702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-3.05079016453919">
                <text:p>-3.05079016453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2.20529717707377">
                <text:p>-2.20529717707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1.33222829124773">
                <text:p>-1.33222829124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-0.31791679819768">
                <text:p>-0.31791679819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503425868652162">
                <text:p>0.503425868652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1.17920112952487">
                <text:p>1.179201129524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1.87010731126075">
                <text:p>1.870107311260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2.56797371102285">
                <text:p>2.56797371102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.26666209141191">
                <text:p>3.26666209141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3.96185223358709">
                <text:p>3.96185223358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4.65082612340408">
                <text:p>4.650826123404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5.33269523737272">
                <text:p>5.33269523737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6.00460669424019">
                <text:p>6.00460669424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6.66537320158525">
                <text:p>6.66537320158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7.31405557519367">
                <text:p>7.314055575193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7.9498420200997">
                <text:p>7.9498420200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8.57200916922313">
                <text:p>8.572009169223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9.17989972190843">
                <text:p>9.17989972190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9.77290659826802">
                <text:p>9.772906598268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10.3504613000742">
                <text:p>10.3504613000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0.9120254279736">
                <text:p>10.9120254279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11.4570845937416">
                <text:p>11.4570845937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11.9851441319588">
                <text:p>11.9851441319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12.4957261577675">
                <text:p>12.4957261577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12.9883676273231">
                <text:p>12.9883676273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13.4626191524367">
                <text:p>13.4626191524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13.9180443817224">
                <text:p>13.9180443817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14.3542198147886">
                <text:p>14.3542198147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14.7707349449104">
                <text:p>14.7707349449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5.1671926563456">
                <text:p>15.1671926563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15.5432098141253">
                <text:p>15.54320981412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15.898418002756">
                <text:p>15.898418002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6.2324643731362">
                <text:p>16.2324643731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16.5450125695695">
                <text:p>16.5450125695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16.8357437072825">
                <text:p>16.8357437072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17.1043573797195">
                <text:p>17.1043573797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17.3505726740212">
                <text:p>17.3505726740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17.5741291750008">
                <text:p>17.5741291750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17.7747879431009">
                <text:p>17.77478794310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17.952332447529">
                <text:p>17.9523324475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18.1065694434678">
                <text:p>18.1065694434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18.2373297769498">
                <text:p>18.2373297769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18.3444691088795">
                <text:p>18.3444691088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18.4278685443638">
                <text:p>18.4278685443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8.4874351616345">
                <text:p>18.4874351616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18.5231024296032">
                <text:p>18.5231024296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18.5348305114612">
                <text:p>18.5348305114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18.5226064465793">
                <text:p>18.5226064465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18.4864442115326">
                <text:p>18.4864442115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18.4263846560488">
                <text:p>18.42638465604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18.3424953174834">
                <text:p>18.34249531748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18.2348701154155">
                <text:p>18.2348701154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18.1036289296196">
                <text:p>18.10362892961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17.9489170702026">
                <text:p>17.9489170702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17.7709046441014">
                <text:p>17.7709046441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17.5697858305963">
                <text:p>17.56978583059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7.3457780728271">
                <text:p>17.34577807282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17.0991212007282">
                <text:p>17.0991212007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16.8300764949712">
                <text:p>16.83007649497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16.5389257098709">
                <text:p>16.53892570987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16.225970067369">
                <text:p>16.22597006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15.8915292427413">
                <text:p>15.8915292427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15.5359403571299">
                <text:p>15.5359403571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15.1595570011423">
                <text:p>15.15955700114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14.7627483092547">
                <text:p>14.7627483092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14.3458981144446">
                <text:p>14.3458981144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13.9094042132043">
                <text:p>13.9094042132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13.4536777775504">
                <text:p>13.4536777775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12.9791429635595">
                <text:p>12.97914296355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12.486236772313">
                <text:p>12.486236772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11.9754092439143">
                <text:p>11.9754092439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11.447124082986">
                <text:p>11.4471240829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10.9018598561144">
                <text:p>10.9018598561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10.3401119431689">
                <text:p>10.3401119431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9.76239549832273">
                <text:p>9.76239549832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9.16924975900751">
                <text:p>9.169249759007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8.56124416315689">
                <text:p>8.56124416315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7.93898686719731">
                <text:p>7.93898686719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7.30313643020808">
                <text:p>7.303136430208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6.65441771898223">
                <text:p>6.65441771898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5.99364438436644">
                <text:p>5.993644384366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5.32175826516373">
                <text:p>5.321758265163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4.63996868906025">
                <text:p>4.639968689060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3.9511062420482">
                <text:p>3.9511062420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3.25607289017686">
                <text:p>3.256072890176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2.55760744434745">
                <text:p>2.557607444347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1.8600516768868">
                <text:p>1.86005167688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1.16956544909133">
                <text:p>1.16956544909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0.494340368870419">
                <text:p>0.4943403688704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-0.334269022065398">
                <text:p>-0.3342690220653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-1.34381263991443">
                <text:p>-1.34381263991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-2.21582503057476">
                <text:p>-2.215825030574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-3.06076213693857">
                <text:p>-3.06076213693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-3.90008361177822">
                <text:p>-3.90008361177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-4.74065113781107">
                <text:p>-4.74065113781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-5.58518610929226">
                <text:p>-5.58518610929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6.4348655551843">
                <text:p>-6.43486555518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-7.29018369068455">
                <text:p>-7.29018369068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-8.1512954052133">
                <text:p>-8.15129540521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-9.01817190818761">
                <text:p>-9.01817190818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-9.8906782593302">
                <text:p>-9.89067825933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-10.7686148939008">
                <text:p>-10.7686148939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-11.6517411533582">
                <text:p>-11.65174115335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-12.539789219253">
                <text:p>-12.5397892192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-13.4324726392205">
                <text:p>-13.43247263922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-14.3294916653841">
                <text:p>-14.32949166538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-15.2305366321826">
                <text:p>-15.23053663218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-16.1352900882965">
                <text:p>-16.13529008829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-17.0434281054761">
                <text:p>-17.04342810547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-17.954621030532">
                <text:p>-17.9546210305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-18.8685338446787">
                <text:p>-18.86853384467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-19.7848262393079">
                <text:p>-19.78482623930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-20.7031524805231">
                <text:p>-20.7031524805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-21.6231611076368">
                <text:p>-21.6231611076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-22.5444945010659">
                <text:p>-22.54449450106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23.466788338297">
                <text:p>-23.466788338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24.3896709560094">
                <text:p>-24.3896709560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25.3127626250522">
                <text:p>-25.3127626250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26.2356747479823">
                <text:p>-26.23567474798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27.1580089799333">
                <text:p>-27.1580089799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28.0793562782967">
                <text:p>-28.07935627829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28.9992958789609">
                <text:p>-28.99929587896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29.9173942024796">
                <text:p>-29.91739420247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30.8332036864877">
                <text:p>-30.83320368648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31.7462615467821">
                <text:p>-31.74626154678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32.6560884637522">
                <text:p>-32.65608846375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33.5621871945636">
                <text:p>-33.5621871945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34.464041111945">
                <text:p>-34.4640411119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35.3611126675285">
                <text:p>-35.36111266752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36.2528417843925">
                <text:p>-36.25284178439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37.1386441783407">
                <text:p>-37.1386441783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38.0179096156991">
                <text:p>-38.0179096156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38.8900001109953">
                <text:p>-38.89000011099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39.7542480771314">
                <text:p>-39.75424807713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40.6099544373099">
                <text:p>-40.60995443730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41.4563867185144">
                <text:p>-41.45638671851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42.292777144371">
                <text:p>-42.292777144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43.1183207573785">
                <text:p>-43.11832075737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43.9321736002087">
                <text:p>-43.93217360020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44.733450999736">
                <text:p>-44.733450999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45.5212259998939">
                <text:p>-45.52122599989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46.2945280024108">
                <text:p>-46.29452800241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47.0523416846643">
                <text:p>-47.05234168466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47.7936062709815">
                <text:p>-47.7936062709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48.5172152509694">
                <text:p>-48.5172152509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49.2220166429076">
                <text:p>-49.22201664290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49.9068139177577">
                <text:p>-49.90681391775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50.5703677015588">
                <text:p>-50.5703677015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51.2113983876729">
                <text:p>-51.2113983876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51.8285897863224">
                <text:p>-51.8285897863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52.4205939437549">
                <text:p>-52.42059394375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52.9860372473637">
                <text:p>-52.98603724736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53.5235279228497">
                <text:p>-53.52352792284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54.031664995042">
                <text:p>-54.0316649950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54.5090487524754">
                <text:p>-54.50904875247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54.9542926990537">
                <text:p>-54.95429269905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55.3660369178138">
                <text:p>-55.3660369178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55.7429626991458">
                <text:p>-55.7429626991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56.0838082015006">
                <text:p>-56.0838082015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56.38738483515">
                <text:p>-56.38738483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56.6525939709608">
                <text:p>-56.65259397096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56.8784435111951">
                <text:p>-56.87844351119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57.0640637968047">
                <text:p>-57.06406379680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57.2087223019688">
                <text:p>-57.2087223019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57.3118365590364">
                <text:p>-57.3118365590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57.372984798589">
                <text:p>-57.3729847985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57.3919138521719">
                <text:p>-57.3919138521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57.3685439754629">
                <text:p>-57.36854397546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57.3029703723048">
                <text:p>-57.3029703723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32cm" svg:height="6.385cm" xlink:href=".." xlink:type="simple" chart:class="chart:scatter" chart:style-name="ch1">
        <chart:plot-area chart:style-name="ch2" table:cell-range-address="Calculations.AG2:Calculations.AH241 Calculations.AH1:Calculations.AH1" chart:data-source-has-labels="row" svg:x="1.204cm" svg:y="0.643cm" svg:width="6.796cm" svg:height="4.607cm">
          <chartooo:coordinate-region svg:x="1.417cm" svg:y="0.83cm" svg:width="6.422cm" svg:height="3.8cm"/>
          <chart:axis chart:dimension="x" chart:name="primary-x" chart:style-name="ch3">
            <chart:title svg:x="3.883cm" svg:y="5.378cm" chart:style-name="ch4">
              <text:p>Elevation</text:p>
            </chart:title>
          </chart:axis>
          <chart:axis chart:dimension="y" chart:name="primary-y" chart:style-name="ch3">
            <chart:title svg:x="0.451cm" svg:y="3.572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7.4220412564753">
                <text:p>-57.4220412564753</text:p>
                <draw:g>
                  <svg:desc>Calculations.AG2:Calculations.AG241</svg:desc>
                </draw:g>
              </table:table-cell>
              <table:table-cell office:value-type="float" office:value="8.08038028954184">
                <text:p>8.08038028954184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7.2705370534865">
                <text:p>-57.2705370534865</text:p>
              </table:table-cell>
              <table:table-cell office:value-type="float" office:value="10.6837625011476">
                <text:p>10.6837625011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7.0779734718378">
                <text:p>-57.0779734718378</text:p>
              </table:table-cell>
              <table:table-cell office:value-type="float" office:value="13.2657385306457">
                <text:p>13.2657385306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.8451135854">
                <text:p>-56.8451135854</text:p>
              </table:table-cell>
              <table:table-cell office:value-type="float" office:value="15.8217165477499">
                <text:p>15.8217165477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6.5728574802583">
                <text:p>-56.5728574802583</text:p>
              </table:table-cell>
              <table:table-cell office:value-type="float" office:value="18.3474862754883">
                <text:p>18.3474862754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6.2622269738356">
                <text:p>-56.2622269738356</text:p>
              </table:table-cell>
              <table:table-cell office:value-type="float" office:value="20.8392620530966">
                <text:p>20.839262053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5.9143491827797">
                <text:p>-55.9143491827797</text:p>
              </table:table-cell>
              <table:table-cell office:value-type="float" office:value="23.293712428213">
                <text:p>23.29371242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5.5304395114789">
                <text:p>-55.5304395114789</text:p>
              </table:table-cell>
              <table:table-cell office:value-type="float" office:value="25.7079764933363">
                <text:p>25.7079764933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5.1117845894192">
                <text:p>-55.1117845894192</text:p>
              </table:table-cell>
              <table:table-cell office:value-type="float" office:value="28.0796677965582">
                <text:p>28.0796677965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4.6597256303516">
                <text:p>-54.6597256303516</text:p>
              </table:table-cell>
              <table:table-cell office:value-type="float" office:value="30.4068671457859">
                <text:p>30.4068671457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4.175642602496">
                <text:p>-54.175642602496</text:p>
              </table:table-cell>
              <table:table-cell office:value-type="float" office:value="32.6881059483954">
                <text:p>32.688105948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3.6609395191882">
                <text:p>-53.6609395191882</text:p>
              </table:table-cell>
              <table:table-cell office:value-type="float" office:value="34.9223419114512">
                <text:p>34.9223419114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.1170310664869">
                <text:p>-53.1170310664869</text:p>
              </table:table-cell>
              <table:table-cell office:value-type="float" office:value="37.1089289605814">
                <text:p>37.1089289605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.5453307078041">
                <text:p>-52.5453307078041</text:p>
              </table:table-cell>
              <table:table-cell office:value-type="float" office:value="39.2475831699313">
                <text:p>39.2475831699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1.9472403263741">
                <text:p>-51.9472403263741</text:p>
              </table:table-cell>
              <table:table-cell office:value-type="float" office:value="41.3383463324888">
                <text:p>41.3383463324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1.3241414098009">
                <text:p>-51.3241414098009</text:p>
              </table:table-cell>
              <table:table-cell office:value-type="float" office:value="43.3815485968926">
                <text:p>43.3815485968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.6773877263028">
                <text:p>-50.6773877263028</text:p>
              </table:table-cell>
              <table:table-cell office:value-type="float" office:value="45.3777713521768">
                <text:p>45.3777713521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.0082994080245">
                <text:p>-50.0082994080245</text:p>
              </table:table-cell>
              <table:table-cell office:value-type="float" office:value="47.3278113015612">
                <text:p>47.3278113015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9.3181583308564">
                <text:p>-49.3181583308564</text:p>
              </table:table-cell>
              <table:table-cell office:value-type="float" office:value="49.2326464325019">
                <text:p>49.2326464325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8.608204661624">
                <text:p>-48.608204661624</text:p>
              </table:table-cell>
              <table:table-cell office:value-type="float" office:value="51.0934043736095">
                <text:p>51.0934043736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7.8796344406982">
                <text:p>-47.8796344406982</text:p>
              </table:table-cell>
              <table:table-cell office:value-type="float" office:value="52.9113334515452">
                <text:p>52.9113334515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7.1335980623014">
                <text:p>-47.1335980623014</text:p>
              </table:table-cell>
              <table:table-cell office:value-type="float" office:value="54.687776600092">
                <text:p>54.68777660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6.3711995241294">
                <text:p>-46.3711995241294</text:p>
              </table:table-cell>
              <table:table-cell office:value-type="float" office:value="56.4241481588126">
                <text:p>56.4241481588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5.5934963207266">
                <text:p>-45.5934963207266</text:p>
              </table:table-cell>
              <table:table-cell office:value-type="float" office:value="58.1219134972395">
                <text:p>58.1219134972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.801499869996">
                <text:p>-44.801499869996</text:p>
              </table:table-cell>
              <table:table-cell office:value-type="float" office:value="59.7825713400692">
                <text:p>59.7825713400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3.9961763686967">
                <text:p>-43.9961763686967</text:p>
              </table:table-cell>
              <table:table-cell office:value-type="float" office:value="61.4076386147058">
                <text:p>61.4076386147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3.1784479892943">
                <text:p>-43.1784479892943</text:p>
              </table:table-cell>
              <table:table-cell office:value-type="float" office:value="62.9986376216751">
                <text:p>62.998637621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2.3491943374614">
                <text:p>-42.3491943374614</text:p>
              </table:table-cell>
              <table:table-cell office:value-type="float" office:value="64.5570853064069">
                <text:p>64.5570853064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1.5092541052639">
                <text:p>-41.5092541052639</text:p>
              </table:table-cell>
              <table:table-cell office:value-type="float" office:value="66.0844844150336">
                <text:p>66.0844844150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0.6594268607869">
                <text:p>-40.6594268607869</text:p>
              </table:table-cell>
              <table:table-cell office:value-type="float" office:value="67.5823163136904">
                <text:p>67.5823163136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9.8004749287786">
                <text:p>-39.8004749287786</text:p>
              </table:table-cell>
              <table:table-cell office:value-type="float" office:value="69.0520352683047">
                <text:p>69.0520352683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8.9331253213042">
                <text:p>-38.9331253213042</text:p>
              </table:table-cell>
              <table:table-cell office:value-type="float" office:value="70.4950639888872">
                <text:p>70.4950639888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0580716871967">
                <text:p>-38.0580716871967</text:p>
              </table:table-cell>
              <table:table-cell office:value-type="float" office:value="71.9127902622577">
                <text:p>71.9127902622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7.1759762553715">
                <text:p>-37.1759762553715</text:p>
              </table:table-cell>
              <table:table-cell office:value-type="float" office:value="73.3065645137878">
                <text:p>73.3065645137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.287471750193">
                <text:p>-36.287471750193</text:p>
              </table:table-cell>
              <table:table-cell office:value-type="float" office:value="74.6776981516026">
                <text:p>74.6776981516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5.3931632653823">
                <text:p>-35.3931632653823</text:p>
              </table:table-cell>
              <table:table-cell office:value-type="float" office:value="76.0274625694394">
                <text:p>76.0274625694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4.493630082633">
                <text:p>-34.493630082633</text:p>
              </table:table-cell>
              <table:table-cell office:value-type="float" office:value="77.3570886926999">
                <text:p>77.3570886926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.589427428457">
                <text:p>-33.589427428457</text:p>
              </table:table-cell>
              <table:table-cell office:value-type="float" office:value="78.6677669738231">
                <text:p>78.6677669738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.6810881611964">
                <text:p>-32.6810881611964</text:p>
              </table:table-cell>
              <table:table-cell office:value-type="float" office:value="79.9606477490566">
                <text:p>79.9606477490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.7691243863459">
                <text:p>-31.7691243863459</text:p>
              </table:table-cell>
              <table:table-cell office:value-type="float" office:value="81.2368418876592">
                <text:p>81.2368418876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0.8540289958456">
                <text:p>-30.8540289958456</text:p>
              </table:table-cell>
              <table:table-cell office:value-type="float" office:value="82.4974216680425">
                <text:p>82.4974216680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9.9362771323407">
                <text:p>-29.9362771323407</text:p>
              </table:table-cell>
              <table:table-cell office:value-type="float" office:value="83.7434218316824">
                <text:p>83.7434218316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0163275762526">
                <text:p>-29.0163275762526</text:p>
              </table:table-cell>
              <table:table-cell office:value-type="float" office:value="84.9758407668397">
                <text:p>84.97584076683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8.0946240581936">
                <text:p>-28.0946240581936</text:p>
              </table:table-cell>
              <table:table-cell office:value-type="float" office:value="86.1956417881331">
                <text:p>86.1956417881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.1715964955875">
                <text:p>-27.1715964955875</text:p>
              </table:table-cell>
              <table:table-cell office:value-type="float" office:value="87.4037544772909">
                <text:p>87.4037544772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6.2476621564631">
                <text:p>-26.2476621564631</text:p>
              </table:table-cell>
              <table:table-cell office:value-type="float" office:value="88.6010760623795">
                <text:p>88.6010760623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5.3232267497708">
                <text:p>-25.3232267497708</text:p>
              </table:table-cell>
              <table:table-cell office:value-type="float" office:value="89.7884728113885">
                <text:p>89.7884728113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4.3986854434507">
                <text:p>-24.3986854434507</text:p>
              </table:table-cell>
              <table:table-cell office:value-type="float" office:value="90.9667814235942">
                <text:p>90.9667814235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3.4744238108814">
                <text:p>-23.4744238108814</text:p>
              </table:table-cell>
              <table:table-cell office:value-type="float" office:value="92.1368104052959">
                <text:p>92.1368104052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2.5508187032602">
                <text:p>-22.5508187032602</text:p>
              </table:table-cell>
              <table:table-cell office:value-type="float" office:value="93.299341415682">
                <text:p>93.299341415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1.6282390476942">
                <text:p>-21.6282390476942</text:p>
              </table:table-cell>
              <table:table-cell office:value-type="float" office:value="94.4551305765733">
                <text:p>94.4551305765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7070465650407">
                <text:p>-20.7070465650407</text:p>
              </table:table-cell>
              <table:table-cell office:value-type="float" office:value="95.6049097352819">
                <text:p>95.6049097352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.7875964030699">
                <text:p>-19.7875964030699</text:p>
              </table:table-cell>
              <table:table-cell office:value-type="float" office:value="96.749387677851">
                <text:p>96.749387677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.8702376729984">
                <text:p>-18.8702376729984</text:p>
              </table:table-cell>
              <table:table-cell office:value-type="float" office:value="97.8892512848013">
                <text:p>97.8892512848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7.9553138765398">
                <text:p>-17.9553138765398</text:p>
              </table:table-cell>
              <table:table-cell office:value-type="float" office:value="99.0251666289283">
                <text:p>99.0251666289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7.0431631994528">
                <text:p>-17.0431631994528</text:p>
              </table:table-cell>
              <table:table-cell office:value-type="float" office:value="100.157780009205">
                <text:p>100.157780009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6.1341186412066">
                <text:p>-16.1341186412066</text:p>
              </table:table-cell>
              <table:table-cell office:value-type="float" office:value="101.287718921794">
                <text:p>101.287718921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5.2285079307584">
                <text:p>-15.2285079307584</text:p>
              </table:table-cell>
              <table:table-cell office:value-type="float" office:value="102.415592963461">
                <text:p>102.4155929634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3266531588211">
                <text:p>-14.3266531588211</text:p>
              </table:table-cell>
              <table:table-cell office:value-type="float" office:value="103.541994669281">
                <text:p>103.541994669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3.42887001594">
                <text:p>-13.42887001594</text:p>
              </table:table-cell>
              <table:table-cell office:value-type="float" office:value="104.667500280683">
                <text:p>104.667500280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354664706972">
                <text:p>-12.5354664706972</text:p>
              </table:table-cell>
              <table:table-cell office:value-type="float" office:value="105.792670446113">
                <text:p>105.792670446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6467406217592">
                <text:p>-11.6467406217592</text:p>
              </table:table-cell>
              <table:table-cell office:value-type="float" office:value="106.918050851446">
                <text:p>106.918050851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.7629772956008">
                <text:p>-10.7629772956008</text:p>
              </table:table-cell>
              <table:table-cell office:value-type="float" office:value="108.044172780699">
                <text:p>108.044172780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8444267432418">
                <text:p>-9.88444267432418</text:p>
              </table:table-cell>
              <table:table-cell office:value-type="float" office:value="109.171553607629">
                <text:p>109.1715536076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01137571253202">
                <text:p>-9.01137571253202</text:p>
              </table:table-cell>
              <table:table-cell office:value-type="float" office:value="110.300697215607">
                <text:p>110.300697215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.14397411063583">
                <text:p>-8.14397411063583</text:p>
              </table:table-cell>
              <table:table-cell office:value-type="float" office:value="111.432094348357">
                <text:p>111.432094348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8237061378171">
                <text:p>-7.28237061378171</text:p>
              </table:table-cell>
              <table:table-cell office:value-type="float" office:value="112.566222888352">
                <text:p>112.566222888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42659116379484">
                <text:p>-6.42659116379484</text:p>
              </table:table-cell>
              <table:table-cell office:value-type="float" office:value="113.703548065505">
                <text:p>113.703548065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57647669678514">
                <text:p>-5.57647669678514</text:p>
              </table:table-cell>
              <table:table-cell office:value-type="float" office:value="114.844522593016">
                <text:p>114.844522593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73152597861354">
                <text:p>-4.73152597861354</text:p>
              </table:table-cell>
              <table:table-cell office:value-type="float" office:value="115.989586732991">
                <text:p>115.989586732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89054824702045">
                <text:p>-3.89054824702045</text:p>
              </table:table-cell>
              <table:table-cell office:value-type="float" office:value="117.139168288792">
                <text:p>117.139168288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05079016453919">
                <text:p>-3.05079016453919</text:p>
              </table:table-cell>
              <table:table-cell office:value-type="float" office:value="118.29368252677">
                <text:p>118.29368252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20529717707377">
                <text:p>-2.20529717707377</text:p>
              </table:table-cell>
              <table:table-cell office:value-type="float" office:value="119.453532024547">
                <text:p>119.453532024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33222829124773">
                <text:p>-1.33222829124773</text:p>
              </table:table-cell>
              <table:table-cell office:value-type="float" office:value="120.619106448674">
                <text:p>120.619106448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1791679819768">
                <text:p>-0.31791679819768</text:p>
              </table:table-cell>
              <table:table-cell office:value-type="float" office:value="121.790782259147">
                <text:p>121.790782259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3425868652162">
                <text:p>0.503425868652162</text:p>
              </table:table-cell>
              <table:table-cell office:value-type="float" office:value="122.968922343867">
                <text:p>122.968922343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920112952487">
                <text:p>1.17920112952487</text:p>
              </table:table-cell>
              <table:table-cell office:value-type="float" office:value="124.153875581636">
                <text:p>124.1538755816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7010731126075">
                <text:p>1.87010731126075</text:p>
              </table:table-cell>
              <table:table-cell office:value-type="float" office:value="125.345976335574">
                <text:p>125.3459763355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6797371102285">
                <text:p>2.56797371102285</text:p>
              </table:table-cell>
              <table:table-cell office:value-type="float" office:value="126.545543879203">
                <text:p>126.545543879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6666209141191">
                <text:p>3.26666209141191</text:p>
              </table:table-cell>
              <table:table-cell office:value-type="float" office:value="127.752881754981">
                <text:p>127.752881754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6185223358709">
                <text:p>3.96185223358709</text:p>
              </table:table-cell>
              <table:table-cell office:value-type="float" office:value="128.968277070249">
                <text:p>128.968277070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5082612340408">
                <text:p>4.65082612340408</text:p>
              </table:table-cell>
              <table:table-cell office:value-type="float" office:value="130.19199973094">
                <text:p>130.19199973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3269523737272">
                <text:p>5.33269523737272</text:p>
              </table:table-cell>
              <table:table-cell office:value-type="float" office:value="131.424301619301">
                <text:p>131.424301619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00460669424019">
                <text:p>6.00460669424019</text:p>
              </table:table-cell>
              <table:table-cell office:value-type="float" office:value="132.665415717418">
                <text:p>132.665415717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6537320158525">
                <text:p>6.66537320158525</text:p>
              </table:table-cell>
              <table:table-cell office:value-type="float" office:value="133.915555184293">
                <text:p>133.915555184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1405557519367">
                <text:p>7.31405557519367</text:p>
              </table:table-cell>
              <table:table-cell office:value-type="float" office:value="135.174912390004">
                <text:p>135.17491239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498420200997">
                <text:p>7.9498420200997</text:p>
              </table:table-cell>
              <table:table-cell office:value-type="float" office:value="136.443657916421">
                <text:p>136.443657916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57200916922313">
                <text:p>8.57200916922313</text:p>
              </table:table-cell>
              <table:table-cell office:value-type="float" office:value="137.721939529999">
                <text:p>137.72193952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17989972190843">
                <text:p>9.17989972190843</text:p>
              </table:table-cell>
              <table:table-cell office:value-type="float" office:value="139.009881138058">
                <text:p>139.009881138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7290659826802">
                <text:p>9.77290659826802</text:p>
              </table:table-cell>
              <table:table-cell office:value-type="float" office:value="140.307581736195">
                <text:p>140.307581736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3504613000742">
                <text:p>10.3504613000742</text:p>
              </table:table-cell>
              <table:table-cell office:value-type="float" office:value="141.615114360218">
                <text:p>141.6151143602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120254279736">
                <text:p>10.9120254279736</text:p>
              </table:table-cell>
              <table:table-cell office:value-type="float" office:value="142.93252505288">
                <text:p>142.93252505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570845937416">
                <text:p>11.4570845937416</text:p>
              </table:table-cell>
              <table:table-cell office:value-type="float" office:value="144.259831859301">
                <text:p>144.2598318593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851441319588">
                <text:p>11.9851441319588</text:p>
              </table:table-cell>
              <table:table-cell office:value-type="float" office:value="145.597023865828">
                <text:p>145.597023865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4957261577675">
                <text:p>12.4957261577675</text:p>
              </table:table-cell>
              <table:table-cell office:value-type="float" office:value="146.944060295485">
                <text:p>146.944060295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9883676273231">
                <text:p>12.9883676273231</text:p>
              </table:table-cell>
              <table:table-cell office:value-type="float" office:value="148.300869677796">
                <text:p>148.300869677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626191524367">
                <text:p>13.4626191524367</text:p>
              </table:table-cell>
              <table:table-cell office:value-type="float" office:value="149.667349106936">
                <text:p>149.667349106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9180443817224">
                <text:p>13.9180443817224</text:p>
              </table:table-cell>
              <table:table-cell office:value-type="float" office:value="151.04336360693">
                <text:p>151.043363606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3542198147886">
                <text:p>14.3542198147886</text:p>
              </table:table-cell>
              <table:table-cell office:value-type="float" office:value="152.428745618405">
                <text:p>152.428745618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7707349449104">
                <text:p>14.7707349449104</text:p>
              </table:table-cell>
              <table:table-cell office:value-type="float" office:value="153.823294625512">
                <text:p>153.823294625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1671926563456">
                <text:p>15.1671926563456</text:p>
              </table:table-cell>
              <table:table-cell office:value-type="float" office:value="155.22677693708">
                <text:p>155.22677693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5432098141253">
                <text:p>15.5432098141253</text:p>
              </table:table-cell>
              <table:table-cell office:value-type="float" office:value="156.638925639345">
                <text:p>156.638925639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898418002756">
                <text:p>15.898418002756</text:p>
              </table:table-cell>
              <table:table-cell office:value-type="float" office:value="158.059440732578">
                <text:p>158.0594407325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2324643731362">
                <text:p>16.2324643731362</text:p>
              </table:table-cell>
              <table:table-cell office:value-type="float" office:value="159.487989466369">
                <text:p>159.487989466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450125695695">
                <text:p>16.5450125695695</text:p>
              </table:table-cell>
              <table:table-cell office:value-type="float" office:value="160.924206882768">
                <text:p>160.9242068827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8357437072825">
                <text:p>16.8357437072825</text:p>
              </table:table-cell>
              <table:table-cell office:value-type="float" office:value="162.367696577984">
                <text:p>162.3676965779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043573797195">
                <text:p>17.1043573797195</text:p>
              </table:table-cell>
              <table:table-cell office:value-type="float" office:value="163.818031687698">
                <text:p>163.818031687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3505726740212">
                <text:p>17.3505726740212</text:p>
              </table:table-cell>
              <table:table-cell office:value-type="float" office:value="165.274756100309">
                <text:p>165.2747561003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5741291750008">
                <text:p>17.5741291750008</text:p>
              </table:table-cell>
              <table:table-cell office:value-type="float" office:value="166.737385899276">
                <text:p>166.7373858992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7747879431009">
                <text:p>17.7747879431009</text:p>
              </table:table-cell>
              <table:table-cell office:value-type="float" office:value="168.205411030755">
                <text:p>168.2054110307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952332447529">
                <text:p>17.952332447529</text:p>
              </table:table-cell>
              <table:table-cell office:value-type="float" office:value="169.678297192169">
                <text:p>169.6782971921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1065694434678">
                <text:p>18.1065694434678</text:p>
              </table:table-cell>
              <table:table-cell office:value-type="float" office:value="171.155487930798">
                <text:p>171.1554879307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2373297769498">
                <text:p>18.2373297769498</text:p>
              </table:table-cell>
              <table:table-cell office:value-type="float" office:value="172.636406941064">
                <text:p>172.6364069410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3444691088795">
                <text:p>18.3444691088795</text:p>
              </table:table-cell>
              <table:table-cell office:value-type="float" office:value="174.120460542928">
                <text:p>174.120460542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278685443638">
                <text:p>18.4278685443638</text:p>
              </table:table-cell>
              <table:table-cell office:value-type="float" office:value="175.607040323425">
                <text:p>175.6070403234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4874351616345">
                <text:p>18.4874351616345</text:p>
              </table:table-cell>
              <table:table-cell office:value-type="float" office:value="177.095525917767">
                <text:p>177.095525917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5231024296032">
                <text:p>18.5231024296032</text:p>
              </table:table-cell>
              <table:table-cell office:value-type="float" office:value="178.585287906448">
                <text:p>178.585287906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5348305114612">
                <text:p>18.5348305114612</text:p>
              </table:table-cell>
              <table:table-cell office:value-type="float" office:value="180.07569080018">
                <text:p>180.07569080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5226064465793">
                <text:p>18.5226064465793</text:p>
              </table:table-cell>
              <table:table-cell office:value-type="float" office:value="181.566096085085">
                <text:p>181.566096085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4864442115326">
                <text:p>18.4864442115326</text:p>
              </table:table-cell>
              <table:table-cell office:value-type="float" office:value="183.055865297462">
                <text:p>183.055865297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4263846560488">
                <text:p>18.4263846560488</text:p>
              </table:table-cell>
              <table:table-cell office:value-type="float" office:value="184.544363098434">
                <text:p>184.5443630984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3424953174834">
                <text:p>18.3424953174834</text:p>
              </table:table-cell>
              <table:table-cell office:value-type="float" office:value="186.030960317659">
                <text:p>186.0309603176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2348701154155">
                <text:p>18.2348701154155</text:p>
              </table:table-cell>
              <table:table-cell office:value-type="float" office:value="187.515036936489">
                <text:p>187.515036936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1036289296196">
                <text:p>18.1036289296196</text:p>
              </table:table-cell>
              <table:table-cell office:value-type="float" office:value="188.995984982212">
                <text:p>188.995984982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9489170702026">
                <text:p>17.9489170702026</text:p>
              </table:table-cell>
              <table:table-cell office:value-type="float" office:value="190.47321130589">
                <text:p>190.47321130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709046441014">
                <text:p>17.7709046441014</text:p>
              </table:table-cell>
              <table:table-cell office:value-type="float" office:value="191.946140219695">
                <text:p>191.946140219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5697858305963">
                <text:p>17.5697858305963</text:p>
              </table:table-cell>
              <table:table-cell office:value-type="float" office:value="193.414215970937">
                <text:p>193.4142159709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3457780728271">
                <text:p>17.3457780728271</text:p>
              </table:table-cell>
              <table:table-cell office:value-type="float" office:value="194.876905034077">
                <text:p>194.876905034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0991212007282">
                <text:p>17.0991212007282</text:p>
              </table:table-cell>
              <table:table-cell office:value-type="float" office:value="196.333698204179">
                <text:p>196.333698204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8300764949712">
                <text:p>16.8300764949712</text:p>
              </table:table-cell>
              <table:table-cell office:value-type="float" office:value="197.784112479494">
                <text:p>197.784112479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5389257098709">
                <text:p>16.5389257098709</text:p>
              </table:table-cell>
              <table:table-cell office:value-type="float" office:value="199.227692723557">
                <text:p>199.2276927235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225970067369">
                <text:p>16.225970067369</text:p>
              </table:table-cell>
              <table:table-cell office:value-type="float" office:value="200.664013101266">
                <text:p>200.664013101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8915292427413">
                <text:p>15.8915292427413</text:p>
              </table:table-cell>
              <table:table-cell office:value-type="float" office:value="202.09267828627">
                <text:p>202.092678286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5359403571299">
                <text:p>15.5359403571299</text:p>
              </table:table-cell>
              <table:table-cell office:value-type="float" office:value="203.513324440617">
                <text:p>203.513324440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1595570011423">
                <text:p>15.1595570011423</text:p>
              </table:table-cell>
              <table:table-cell office:value-type="float" office:value="204.925619970322">
                <text:p>204.9256199703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627483092547">
                <text:p>14.7627483092547</text:p>
              </table:table-cell>
              <table:table-cell office:value-type="float" office:value="206.329266063502">
                <text:p>206.3292660635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3458981144446">
                <text:p>14.3458981144446</text:p>
              </table:table-cell>
              <table:table-cell office:value-type="float" office:value="207.723997020003">
                <text:p>207.723997020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9094042132043">
                <text:p>13.9094042132043</text:p>
              </table:table-cell>
              <table:table-cell office:value-type="float" office:value="209.109580383704">
                <text:p>209.109580383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4536777775504">
                <text:p>13.4536777775504</text:p>
              </table:table-cell>
              <table:table-cell office:value-type="float" office:value="210.485816890291">
                <text:p>210.485816890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791429635595">
                <text:p>12.9791429635595</text:p>
              </table:table-cell>
              <table:table-cell office:value-type="float" office:value="211.852540244955">
                <text:p>211.8525402449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486236772313">
                <text:p>12.486236772313</text:p>
              </table:table-cell>
              <table:table-cell office:value-type="float" office:value="213.209616745197">
                <text:p>213.209616745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9754092439143">
                <text:p>11.9754092439143</text:p>
              </table:table-cell>
              <table:table-cell office:value-type="float" office:value="214.556944765105">
                <text:p>214.556944765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447124082986">
                <text:p>11.447124082986</text:p>
              </table:table-cell>
              <table:table-cell office:value-type="float" office:value="215.894454117321">
                <text:p>215.8944541173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9018598561144">
                <text:p>10.9018598561144</text:p>
              </table:table-cell>
              <table:table-cell office:value-type="float" office:value="217.222105309723">
                <text:p>217.2221053097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3401119431689">
                <text:p>10.3401119431689</text:p>
              </table:table-cell>
              <table:table-cell office:value-type="float" office:value="218.539888712919">
                <text:p>218.5398887129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76239549832273">
                <text:p>9.76239549832273</text:p>
              </table:table-cell>
              <table:table-cell office:value-type="float" office:value="219.84782365519">
                <text:p>219.847823655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6924975900751">
                <text:p>9.16924975900751</text:p>
              </table:table-cell>
              <table:table-cell office:value-type="float" office:value="221.145957459953">
                <text:p>221.145957459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6124416315689">
                <text:p>8.56124416315689</text:p>
              </table:table-cell>
              <table:table-cell office:value-type="float" office:value="222.434364441196">
                <text:p>222.434364441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93898686719731">
                <text:p>7.93898686719731</text:p>
              </table:table-cell>
              <table:table-cell office:value-type="float" office:value="223.713144870319">
                <text:p>223.7131448703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0313643020808">
                <text:p>7.30313643020808</text:p>
              </table:table-cell>
              <table:table-cell office:value-type="float" office:value="224.982423928134">
                <text:p>224.982423928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5441771898223">
                <text:p>6.65441771898223</text:p>
              </table:table-cell>
              <table:table-cell office:value-type="float" office:value="226.242350653442">
                <text:p>226.242350653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99364438436644">
                <text:p>5.99364438436644</text:p>
              </table:table-cell>
              <table:table-cell office:value-type="float" office:value="227.493096899821">
                <text:p>227.4930968998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2175826516373">
                <text:p>5.32175826516373</text:p>
              </table:table-cell>
              <table:table-cell office:value-type="float" office:value="228.734856310418">
                <text:p>228.734856310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63996868906025">
                <text:p>4.63996868906025</text:p>
              </table:table-cell>
              <table:table-cell office:value-type="float" office:value="229.967843319409">
                <text:p>229.967843319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511062420482">
                <text:p>3.9511062420482</text:p>
              </table:table-cell>
              <table:table-cell office:value-type="float" office:value="231.192292188757">
                <text:p>231.1922921887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5607289017686">
                <text:p>3.25607289017686</text:p>
              </table:table-cell>
              <table:table-cell office:value-type="float" office:value="232.408456086356">
                <text:p>232.4084560863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5760744434745">
                <text:p>2.55760744434745</text:p>
              </table:table-cell>
              <table:table-cell office:value-type="float" office:value="233.616606212516">
                <text:p>233.616606212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600516768868">
                <text:p>1.8600516768868</text:p>
              </table:table-cell>
              <table:table-cell office:value-type="float" office:value="234.817030978989">
                <text:p>234.817030978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6956544909133">
                <text:p>1.16956544909133</text:p>
              </table:table-cell>
              <table:table-cell office:value-type="float" office:value="236.010035245868">
                <text:p>236.0100352458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94340368870419">
                <text:p>0.494340368870419</text:p>
              </table:table-cell>
              <table:table-cell office:value-type="float" office:value="237.195939618966">
                <text:p>237.195939618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34269022065398">
                <text:p>-0.334269022065398</text:p>
              </table:table-cell>
              <table:table-cell office:value-type="float" office:value="238.375079811674">
                <text:p>238.375079811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34381263991443">
                <text:p>-1.34381263991443</text:p>
              </table:table-cell>
              <table:table-cell office:value-type="float" office:value="239.547806072578">
                <text:p>239.547806072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21582503057476">
                <text:p>-2.21582503057476</text:p>
              </table:table-cell>
              <table:table-cell office:value-type="float" office:value="240.714482681794">
                <text:p>240.7144826817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06076213693857">
                <text:p>-3.06076213693857</text:p>
              </table:table-cell>
              <table:table-cell office:value-type="float" office:value="241.875487516265">
                <text:p>241.8754875162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90008361177822">
                <text:p>-3.90008361177822</text:p>
              </table:table-cell>
              <table:table-cell office:value-type="float" office:value="243.031211686208">
                <text:p>243.0312116862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.74065113781107">
                <text:p>-4.74065113781107</text:p>
              </table:table-cell>
              <table:table-cell office:value-type="float" office:value="244.182059242219">
                <text:p>244.182059242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58518610929226">
                <text:p>-5.58518610929226</text:p>
              </table:table-cell>
              <table:table-cell office:value-type="float" office:value="245.328446954409">
                <text:p>245.3284469544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.4348655551843">
                <text:p>-6.4348655551843</text:p>
              </table:table-cell>
              <table:table-cell office:value-type="float" office:value="246.470804163409">
                <text:p>246.470804163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.29018369068455">
                <text:p>-7.29018369068455</text:p>
              </table:table-cell>
              <table:table-cell office:value-type="float" office:value="247.609572702826">
                <text:p>247.6095727028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1512954052133">
                <text:p>-8.1512954052133</text:p>
              </table:table-cell>
              <table:table-cell office:value-type="float" office:value="248.745206894119">
                <text:p>248.7452068941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.01817190818761">
                <text:p>-9.01817190818761</text:p>
              </table:table-cell>
              <table:table-cell office:value-type="float" office:value="249.878173612387">
                <text:p>249.8781736123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8906782593302">
                <text:p>-9.8906782593302</text:p>
              </table:table-cell>
              <table:table-cell office:value-type="float" office:value="251.008952424192">
                <text:p>251.0089524241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.7686148939008">
                <text:p>-10.7686148939008</text:p>
              </table:table-cell>
              <table:table-cell office:value-type="float" office:value="252.138035795723">
                <text:p>252.1380357957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.6517411533582">
                <text:p>-11.6517411533582</text:p>
              </table:table-cell>
              <table:table-cell office:value-type="float" office:value="253.265929372407">
                <text:p>253.2659293724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.539789219253">
                <text:p>-12.539789219253</text:p>
              </table:table-cell>
              <table:table-cell office:value-type="float" office:value="254.393152328188">
                <text:p>254.393152328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3.4324726392205">
                <text:p>-13.4324726392205</text:p>
              </table:table-cell>
              <table:table-cell office:value-type="float" office:value="255.52023778559">
                <text:p>255.520237785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4.3294916653841">
                <text:p>-14.3294916653841</text:p>
              </table:table-cell>
              <table:table-cell office:value-type="float" office:value="256.647733304725">
                <text:p>256.6477333047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5.2305366321826">
                <text:p>-15.2305366321826</text:p>
              </table:table-cell>
              <table:table-cell office:value-type="float" office:value="257.776201442341">
                <text:p>257.776201442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6.1352900882965">
                <text:p>-16.1352900882965</text:p>
              </table:table-cell>
              <table:table-cell office:value-type="float" office:value="258.906220378958">
                <text:p>258.906220378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7.0434281054761">
                <text:p>-17.0434281054761</text:p>
              </table:table-cell>
              <table:table-cell office:value-type="float" office:value="260.038384615094">
                <text:p>260.0383846150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7.954621030532">
                <text:p>-17.954621030532</text:p>
              </table:table-cell>
              <table:table-cell office:value-type="float" office:value="261.173305734426">
                <text:p>261.1733057344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8.8685338446787">
                <text:p>-18.8685338446787</text:p>
              </table:table-cell>
              <table:table-cell office:value-type="float" office:value="262.311613234265">
                <text:p>262.311613234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9.7848262393079">
                <text:p>-19.7848262393079</text:p>
              </table:table-cell>
              <table:table-cell office:value-type="float" office:value="263.4539554218">
                <text:p>263.4539554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.7031524805231">
                <text:p>-20.7031524805231</text:p>
              </table:table-cell>
              <table:table-cell office:value-type="float" office:value="264.601000374147">
                <text:p>264.601000374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1.6231611076368">
                <text:p>-21.6231611076368</text:p>
              </table:table-cell>
              <table:table-cell office:value-type="float" office:value="265.753436961671">
                <text:p>265.753436961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2.5444945010659">
                <text:p>-22.5444945010659</text:p>
              </table:table-cell>
              <table:table-cell office:value-type="float" office:value="266.911975930544">
                <text:p>266.9119759305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3.466788338297">
                <text:p>-23.466788338297</text:p>
              </table:table-cell>
              <table:table-cell office:value-type="float" office:value="268.077351043111">
                <text:p>268.0773510431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4.3896709560094">
                <text:p>-24.3896709560094</text:p>
              </table:table-cell>
              <table:table-cell office:value-type="float" office:value="269.250320270373">
                <text:p>269.2503202703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5.3127626250522">
                <text:p>-25.3127626250522</text:p>
              </table:table-cell>
              <table:table-cell office:value-type="float" office:value="270.43166703322">
                <text:p>270.43166703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6.2356747479823">
                <text:p>-26.2356747479823</text:p>
              </table:table-cell>
              <table:table-cell office:value-type="float" office:value="271.622201484257">
                <text:p>271.6222014842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7.1580089799333">
                <text:p>-27.1580089799333</text:p>
              </table:table-cell>
              <table:table-cell office:value-type="float" office:value="272.822761823946">
                <text:p>272.8227618239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8.0793562782967">
                <text:p>-28.0793562782967</text:p>
              </table:table-cell>
              <table:table-cell office:value-type="float" office:value="274.034215639306">
                <text:p>274.0342156393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8.9992958789609">
                <text:p>-28.9992958789609</text:p>
              </table:table-cell>
              <table:table-cell office:value-type="float" office:value="275.25746125462">
                <text:p>275.257461254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9.9173942024796">
                <text:p>-29.9173942024796</text:p>
              </table:table-cell>
              <table:table-cell office:value-type="float" office:value="276.493429077232">
                <text:p>276.493429077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0.8332036864877">
                <text:p>-30.8332036864877</text:p>
              </table:table-cell>
              <table:table-cell office:value-type="float" office:value="277.743082921803">
                <text:p>277.743082921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1.7462615467821">
                <text:p>-31.7462615467821</text:p>
              </table:table-cell>
              <table:table-cell office:value-type="float" office:value="279.007421288939">
                <text:p>279.007421288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2.6560884637522">
                <text:p>-32.6560884637522</text:p>
              </table:table-cell>
              <table:table-cell office:value-type="float" office:value="280.287478572686">
                <text:p>280.28747857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3.5621871945636">
                <text:p>-33.5621871945636</text:p>
              </table:table-cell>
              <table:table-cell office:value-type="float" office:value="281.584326164075">
                <text:p>281.5843261640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4.464041111945">
                <text:p>-34.464041111945</text:p>
              </table:table-cell>
              <table:table-cell office:value-type="float" office:value="282.899073411677">
                <text:p>282.899073411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5.3611126675285">
                <text:p>-35.3611126675285</text:p>
              </table:table-cell>
              <table:table-cell office:value-type="float" office:value="284.232868394994">
                <text:p>284.232868394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6.2528417843925">
                <text:p>-36.2528417843925</text:p>
              </table:table-cell>
              <table:table-cell office:value-type="float" office:value="285.586898455114">
                <text:p>285.586898455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7.1386441783407">
                <text:p>-37.1386441783407</text:p>
              </table:table-cell>
              <table:table-cell office:value-type="float" office:value="286.962390421372">
                <text:p>286.9623904213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8.0179096156991">
                <text:p>-38.0179096156991</text:p>
              </table:table-cell>
              <table:table-cell office:value-type="float" office:value="288.360610458538">
                <text:p>288.3606104585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8.8900001109953">
                <text:p>-38.8900001109953</text:p>
              </table:table-cell>
              <table:table-cell office:value-type="float" office:value="289.782863451085">
                <text:p>289.782863451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9.7542480771314">
                <text:p>-39.7542480771314</text:p>
              </table:table-cell>
              <table:table-cell office:value-type="float" office:value="291.230491824364">
                <text:p>291.230491824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0.6099544373099">
                <text:p>-40.6099544373099</text:p>
              </table:table-cell>
              <table:table-cell office:value-type="float" office:value="292.70487369221">
                <text:p>292.704873692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1.4563867185144">
                <text:p>-41.4563867185144</text:p>
              </table:table-cell>
              <table:table-cell office:value-type="float" office:value="294.207420201618">
                <text:p>294.207420201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2.292777144371">
                <text:p>-42.292777144371</text:p>
              </table:table-cell>
              <table:table-cell office:value-type="float" office:value="295.739571933102">
                <text:p>295.7395719331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3.1183207573785">
                <text:p>-43.1183207573785</text:p>
              </table:table-cell>
              <table:table-cell office:value-type="float" office:value="297.302794195518">
                <text:p>297.302794195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3.9321736002087">
                <text:p>-43.9321736002087</text:p>
              </table:table-cell>
              <table:table-cell office:value-type="float" office:value="298.898571042077">
                <text:p>298.8985710420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4.733450999736">
                <text:p>-44.733450999736</text:p>
              </table:table-cell>
              <table:table-cell office:value-type="float" office:value="300.528397816179">
                <text:p>300.5283978161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5.5212259998939">
                <text:p>-45.5212259998939</text:p>
              </table:table-cell>
              <table:table-cell office:value-type="float" office:value="302.193772026776">
                <text:p>302.1937720267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6.2945280024108">
                <text:p>-46.2945280024108</text:p>
              </table:table-cell>
              <table:table-cell office:value-type="float" office:value="303.896182342841">
                <text:p>303.896182342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7.0523416846643">
                <text:p>-47.0523416846643</text:p>
              </table:table-cell>
              <table:table-cell office:value-type="float" office:value="305.63709549443">
                <text:p>305.63709549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7.7936062709815">
                <text:p>-47.7936062709815</text:p>
              </table:table-cell>
              <table:table-cell office:value-type="float" office:value="307.417940875732">
                <text:p>307.4179408757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8.5172152509694">
                <text:p>-48.5172152509694</text:p>
              </table:table-cell>
              <table:table-cell office:value-type="float" office:value="309.240092659909">
                <text:p>309.2400926599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9.2220166429076">
                <text:p>-49.2220166429076</text:p>
              </table:table-cell>
              <table:table-cell office:value-type="float" office:value="311.104849270473">
                <text:p>311.1048492704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9.9068139177577">
                <text:p>-49.9068139177577</text:p>
              </table:table-cell>
              <table:table-cell office:value-type="float" office:value="313.013410100481">
                <text:p>313.0134101004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0.5703677015588">
                <text:p>-50.5703677015588</text:p>
              </table:table-cell>
              <table:table-cell office:value-type="float" office:value="314.966849445298">
                <text:p>314.9668494452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1.2113983876729">
                <text:p>-51.2113983876729</text:p>
              </table:table-cell>
              <table:table-cell office:value-type="float" office:value="316.966087708207">
                <text:p>316.9660877082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1.8285897863224">
                <text:p>-51.8285897863224</text:p>
              </table:table-cell>
              <table:table-cell office:value-type="float" office:value="319.011860065423">
                <text:p>319.0118600654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2.4205939437549">
                <text:p>-52.4205939437549</text:p>
              </table:table-cell>
              <table:table-cell office:value-type="float" office:value="321.104682928229">
                <text:p>321.1046829282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2.9860372473637">
                <text:p>-52.9860372473637</text:p>
              </table:table-cell>
              <table:table-cell office:value-type="float" office:value="323.244818725253">
                <text:p>323.244818725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3.5235279228497">
                <text:p>-53.5235279228497</text:p>
              </table:table-cell>
              <table:table-cell office:value-type="float" office:value="325.432239733861">
                <text:p>325.4322397338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4.031664995042">
                <text:p>-54.031664995042</text:p>
              </table:table-cell>
              <table:table-cell office:value-type="float" office:value="327.666591918433">
                <text:p>327.6665919184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4.5090487524754">
                <text:p>-54.5090487524754</text:p>
              </table:table-cell>
              <table:table-cell office:value-type="float" office:value="329.947159964521">
                <text:p>329.9471599645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4.9542926990537">
                <text:p>-54.9542926990537</text:p>
              </table:table-cell>
              <table:table-cell office:value-type="float" office:value="332.272834922637">
                <text:p>332.2728349226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5.3660369178138">
                <text:p>-55.3660369178138</text:p>
              </table:table-cell>
              <table:table-cell office:value-type="float" office:value="334.642086065645">
                <text:p>334.642086065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5.7429626991458">
                <text:p>-55.7429626991458</text:p>
              </table:table-cell>
              <table:table-cell office:value-type="float" office:value="337.052938698029">
                <text:p>337.0529386980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6.0838082015006">
                <text:p>-56.0838082015006</text:p>
              </table:table-cell>
              <table:table-cell office:value-type="float" office:value="339.502959704537">
                <text:p>339.5029597045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6.38738483515">
                <text:p>-56.38738483515</text:p>
              </table:table-cell>
              <table:table-cell office:value-type="float" office:value="341.989252562327">
                <text:p>341.9892525623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56.6525939709608">
                <text:p>-56.6525939709608</text:p>
              </table:table-cell>
              <table:table-cell office:value-type="float" office:value="344.50846334464">
                <text:p>344.508463344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6.8784435111951">
                <text:p>-56.8784435111951</text:p>
              </table:table-cell>
              <table:table-cell office:value-type="float" office:value="347.056798901613">
                <text:p>347.0567989016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7.0640637968047">
                <text:p>-57.0640637968047</text:p>
              </table:table-cell>
              <table:table-cell office:value-type="float" office:value="349.630057916604">
                <text:p>349.630057916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7.2087223019688">
                <text:p>-57.2087223019688</text:p>
              </table:table-cell>
              <table:table-cell office:value-type="float" office:value="352.223674924423">
                <text:p>352.2236749244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7.3118365590364">
                <text:p>-57.3118365590364</text:p>
              </table:table-cell>
              <table:table-cell office:value-type="float" office:value="354.832776675295">
                <text:p>354.8327766752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7.372984798589">
                <text:p>-57.372984798589</text:p>
              </table:table-cell>
              <table:table-cell office:value-type="float" office:value="357.45224949339">
                <text:p>357.452249493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7.3919138521719">
                <text:p>-57.3919138521719</text:p>
              </table:table-cell>
              <table:table-cell office:value-type="float" office:value="0.0768155710626388">
                <text:p>0.07681557106263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7.3685439754629">
                <text:p>-57.3685439754629</text:p>
              </table:table-cell>
              <table:table-cell office:value-type="float" office:value="2.70111553729737">
                <text:p>2.701115537297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7.3029703723048">
                <text:p>-57.3029703723048</text:p>
              </table:table-cell>
              <table:table-cell office:value-type="float" office:value="5.31979419301433">
                <text:p>5.319794193014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